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61"/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color="#3465a4"/>
    </style:style>
    <style:style style:name="ce5" style:family="table-cell" style:parent-style-name="Default" style:data-style-name="N110"/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98" table:default-cell-style-name="Default"/>
        <table:table-row table:style-name="ro1">
          <table:table-cell/>
          <table:table-cell office:value-type="float" office:value="137" calcext:value-type="float">
            <text:p>137</text:p>
          </table:table-cell>
          <table:table-cell table:style-name="ce8" office:value-type="string" calcext:value-type="string">
            <text:p>x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H/W" office:value-type="float" office:value="1.24087591240876" calcext:value-type="float">
            <text:p>1,24087591240876</text:p>
          </table:table-cell>
          <table:table-cell table:number-columns-repeated="9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style-name="ce8"/>
          <table:table-cell office:value-type="float" office:value="170" calcext:value-type="float">
            <text:p>170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92"/>
        </table:table-row>
        <table:table-row table:style-name="ro1" table:number-rows-repeated="2">
          <table:table-cell table:number-columns-repeated="98"/>
        </table:table-row>
        <table:table-row table:style-name="ro1">
          <table:table-cell office:value-type="string" calcext:value-type="string">
            <text:p>&lt;path</text:p>
          </table:table-cell>
          <table:table-cell office:value-type="string" calcext:value-type="string">
            <text:p>class="outer"</text:p>
          </table:table-cell>
          <table:table-cell office:value-type="string" calcext:value-type="string">
            <text:p>d="M</text:p>
          </table:table-cell>
          <table:table-cell office:value-type="float" office:value="68.501953" calcext:value-type="float">
            <text:p>68,501953</text:p>
          </table:table-cell>
          <table:table-cell office:value-type="float" office:value="1.4726562" calcext:value-type="float">
            <text:p>1,4726562</text:p>
          </table:table-cell>
          <table:table-cell office:value-type="string" calcext:value-type="string">
            <text:p>C</text:p>
          </table:table-cell>
          <table:table-cell office:value-type="float" office:value="46.460359" calcext:value-type="float">
            <text:p>46,460359</text:p>
          </table:table-cell>
          <table:table-cell office:value-type="float" office:value="1.4650617" calcext:value-type="float">
            <text:p>1,4650617</text:p>
          </table:table-cell>
          <table:table-cell office:value-type="float" office:value="24.419541" calcext:value-type="float">
            <text:p>24,419541</text:p>
          </table:table-cell>
          <table:table-cell office:value-type="float" office:value="3.8279824" calcext:value-type="float">
            <text:p>3,8279824</text:p>
          </table:table-cell>
          <table:table-cell office:value-type="float" office:value="4.2597656" calcext:value-type="float">
            <text:p>4,2597656</text:p>
          </table:table-cell>
          <table:table-cell office:value-type="float" office:value="8.5507812" calcext:value-type="float">
            <text:p>8,5507812</text:p>
          </table:table-cell>
          <table:table-cell office:value-type="string" calcext:value-type="string">
            <text:p>L</text:p>
          </table:table-cell>
          <table:table-cell office:value-type="float" office:value="0.95898438" calcext:value-type="float">
            <text:p>0,95898438</text:p>
          </table:table-cell>
          <table:table-cell office:value-type="float" office:value="9.3222656" calcext:value-type="float">
            <text:p>9,3222656</text:p>
          </table:table-cell>
          <table:table-cell office:value-type="float" office:value="0.90625" calcext:value-type="float">
            <text:p>0,90625</text:p>
          </table:table-cell>
          <table:table-cell office:value-type="float" office:value="12.710938" calcext:value-type="float">
            <text:p>12,710938</text:p>
          </table:table-cell>
          <table:table-cell office:value-type="string" calcext:value-type="string">
            <text:p>C</text:p>
          </table:table-cell>
          <table:table-cell office:value-type="float" office:value="0.07879755" calcext:value-type="float">
            <text:p>0,07879755</text:p>
          </table:table-cell>
          <table:table-cell office:value-type="float" office:value="64.739536" calcext:value-type="float">
            <text:p>64,739536</text:p>
          </table:table-cell>
          <table:table-cell office:value-type="float" office:value="8.5985032" calcext:value-type="float">
            <text:p>8,5985032</text:p>
          </table:table-cell>
          <table:table-cell office:value-type="float" office:value="79.754127" calcext:value-type="float">
            <text:p>79,754127</text:p>
          </table:table-cell>
          <table:table-cell office:value-type="float" office:value="13.490234" calcext:value-type="float">
            <text:p>13,490234</text:p>
          </table:table-cell>
          <table:table-cell office:value-type="float" office:value="95.507812" calcext:value-type="float">
            <text:p>95,507812</text:p>
          </table:table-cell>
          <table:table-cell office:value-type="string" calcext:value-type="string">
            <text:p>l</text:p>
          </table:table-cell>
          <table:table-cell office:value-type="float" office:value="0.03711" calcext:value-type="float">
            <text:p>0,03711</text:p>
          </table:table-cell>
          <table:table-cell office:value-type="float" office:value="0.115235" calcext:value-type="float">
            <text:p>0,115235</text:p>
          </table:table-cell>
          <table:table-cell office:value-type="float" office:value="0.04101" calcext:value-type="float">
            <text:p>0,04101</text:p>
          </table:table-cell>
          <table:table-cell office:value-type="float" office:value="0.113281" calcext:value-type="float">
            <text:p>0,113281</text:p>
          </table:table-cell>
          <table:table-cell office:value-type="string" calcext:value-type="string">
            <text:p>c</text:p>
          </table:table-cell>
          <table:table-cell office:value-type="float" office:value="10.393672" calcext:value-type="float">
            <text:p>10,393672</text:p>
          </table:table-cell>
          <table:table-cell office:value-type="float" office:value="27.923462" calcext:value-type="float">
            <text:p>27,923462</text:p>
          </table:table-cell>
          <table:table-cell office:value-type="float" office:value="22.741465" calcext:value-type="float">
            <text:p>22,741465</text:p>
          </table:table-cell>
          <table:table-cell office:value-type="float" office:value="45.509922" calcext:value-type="float">
            <text:p>45,509922</text:p>
          </table:table-cell>
          <table:table-cell office:value-type="float" office:value="33.175782" calcext:value-type="float">
            <text:p>33,175782</text:p>
          </table:table-cell>
          <table:table-cell office:value-type="float" office:value="56.609372" calcext:value-type="float">
            <text:p>56,609372</text:p>
          </table:table-cell>
          <table:table-cell office:value-type="float" office:value="5.218027" calcext:value-type="float">
            <text:p>5,218027</text:p>
          </table:table-cell>
          <table:table-cell office:value-type="float" office:value="5.55066" calcext:value-type="float">
            <text:p>5,55066</text:p>
          </table:table-cell>
          <table:table-cell office:value-type="float" office:value="9.958615" calcext:value-type="float">
            <text:p>9,958615</text:p>
          </table:table-cell>
          <table:table-cell office:value-type="float" office:value="9.47682" calcext:value-type="float">
            <text:p>9,47682</text:p>
          </table:table-cell>
          <table:table-cell office:value-type="float" office:value="13.753906" calcext:value-type="float">
            <text:p>13,753906</text:p>
          </table:table-cell>
          <table:table-cell office:value-type="float" office:value="12.26563" calcext:value-type="float">
            <text:p>12,26563</text:p>
          </table:table-cell>
          <table:table-cell office:value-type="float" office:value="2.328885" calcext:value-type="float">
            <text:p>2,328885</text:p>
          </table:table-cell>
          <table:table-cell office:value-type="float" office:value="1.7126" calcext:value-type="float">
            <text:p>1,7126</text:p>
          </table:table-cell>
          <table:table-cell office:value-type="float" office:value="4.1495" calcext:value-type="float">
            <text:p>4,1495</text:p>
          </table:table-cell>
          <table:table-cell office:value-type="float" office:value="2.89557" calcext:value-type="float">
            <text:p>2,89557</text:p>
          </table:table-cell>
          <table:table-cell office:value-type="float" office:value="5.648437" calcext:value-type="float">
            <text:p>5,648437</text:p>
          </table:table-cell>
          <table:table-cell office:value-type="float" office:value="3.86133" calcext:value-type="float">
            <text:p>3,86133</text:p>
          </table:table-cell>
          <table:table-cell office:value-type="string" calcext:value-type="string">
            <text:p>l</text:p>
          </table:table-cell>
          <table:table-cell office:value-type="float" office:value="2.353516" calcext:value-type="float">
            <text:p>2,353516</text:p>
          </table:table-cell>
          <table:table-cell office:value-type="float" office:value="1.51562" calcext:value-type="float">
            <text:p>1,51562</text:p>
          </table:table-cell>
          <table:table-cell office:value-type="float" office:value="2.353516" calcext:value-type="float">
            <text:p>2,353516</text:p>
          </table:table-cell>
          <table:table-cell office:value-type="float" office:value="-1.51562" calcext:value-type="float">
            <text:p>-1,51562</text:p>
          </table:table-cell>
          <table:table-cell office:value-type="string" calcext:value-type="string">
            <text:p>c</text:p>
          </table:table-cell>
          <table:table-cell office:value-type="float" office:value="1.499532" calcext:value-type="float">
            <text:p>1,499532</text:p>
          </table:table-cell>
          <table:table-cell office:value-type="float" office:value="-0.96615" calcext:value-type="float">
            <text:p>-0,96615</text:p>
          </table:table-cell>
          <table:table-cell office:value-type="float" office:value="3.320177" calcext:value-type="float">
            <text:p>3,320177</text:p>
          </table:table-cell>
          <table:table-cell office:value-type="float" office:value="-2.14959" calcext:value-type="float">
            <text:p>-2,14959</text:p>
          </table:table-cell>
          <table:table-cell office:value-type="float" office:value="5.65039" calcext:value-type="float">
            <text:p>5,65039</text:p>
          </table:table-cell>
          <table:table-cell office:value-type="float" office:value="-3.86328" calcext:value-type="float">
            <text:p>-3,86328</text:p>
          </table:table-cell>
          <table:table-cell office:value-type="float" office:value="3.79497" calcext:value-type="float">
            <text:p>3,79497</text:p>
          </table:table-cell>
          <table:table-cell office:value-type="float" office:value="-2.78872" calcext:value-type="float">
            <text:p>-2,78872</text:p>
          </table:table-cell>
          <table:table-cell office:value-type="float" office:value="8.534806" calcext:value-type="float">
            <text:p>8,534806</text:p>
          </table:table-cell>
          <table:table-cell office:value-type="float" office:value="-6.71395" calcext:value-type="float">
            <text:p>-6,71395</text:p>
          </table:table-cell>
          <table:table-cell office:value-type="float" office:value="13.751953" calcext:value-type="float">
            <text:p>13,751953</text:p>
          </table:table-cell>
          <table:table-cell office:value-type="float" office:value="-12.26368" calcext:value-type="float">
            <text:p>-12,26368</text:p>
          </table:table-cell>
          <table:table-cell office:value-type="float" office:value="10.434321" calcext:value-type="float">
            <text:p>10,434321</text:p>
          </table:table-cell>
          <table:table-cell office:value-type="float" office:value="-11.09945" calcext:value-type="float">
            <text:p>-11,09945</text:p>
          </table:table-cell>
          <table:table-cell office:value-type="float" office:value="22.782111" calcext:value-type="float">
            <text:p>22,782111</text:p>
          </table:table-cell>
          <table:table-cell office:value-type="float" office:value="-28.68592" calcext:value-type="float">
            <text:p>-28,68592</text:p>
          </table:table-cell>
          <table:table-cell office:value-type="float" office:value="33.175781" calcext:value-type="float">
            <text:p>33,175781</text:p>
          </table:table-cell>
          <table:table-cell office:value-type="float" office:value="-56.609372" calcext:value-type="float">
            <text:p>-56,609372</text:p>
          </table:table-cell>
          <table:table-cell office:value-type="string" calcext:value-type="string">
            <text:p>l</text:p>
          </table:table-cell>
          <table:table-cell office:value-type="float" office:value="0.041" calcext:value-type="float">
            <text:p>0,041</text:p>
          </table:table-cell>
          <table:table-cell office:value-type="float" office:value="-0.113281" calcext:value-type="float">
            <text:p>-0,113281</text:p>
          </table:table-cell>
          <table:table-cell office:value-type="float" office:value="0.0371" calcext:value-type="float">
            <text:p>0,0371</text:p>
          </table:table-cell>
          <table:table-cell office:value-type="float" office:value="-0.115235" calcext:value-type="float">
            <text:p>-0,115235</text:p>
          </table:table-cell>
          <table:table-cell office:value-type="string" calcext:value-type="string">
            <text:p>c</text:p>
          </table:table-cell>
          <table:table-cell office:value-type="float" office:value="4.89173" calcext:value-type="float">
            <text:p>4,89173</text:p>
          </table:table-cell>
          <table:table-cell office:value-type="float" office:value="-15.753684" calcext:value-type="float">
            <text:p>-15,753684</text:p>
          </table:table-cell>
          <table:table-cell office:value-type="float" office:value="13.41145" calcext:value-type="float">
            <text:p>13,41145</text:p>
          </table:table-cell>
          <table:table-cell office:value-type="float" office:value="-30.767169" calcext:value-type="float">
            <text:p>-30,767169</text:p>
          </table:table-cell>
          <table:table-cell office:value-type="float" office:value="12.58398" calcext:value-type="float">
            <text:p>12,58398</text:p>
          </table:table-cell>
          <table:table-cell office:value-type="float" office:value="-82.736328" calcext:value-type="float">
            <text:p>-82,736328</text:p>
          </table:table-cell>
          <table:table-cell office:value-type="string" calcext:value-type="string">
            <text:p>l</text:p>
          </table:table-cell>
          <table:table-cell office:value-type="float" office:value="-0.0527" calcext:value-type="float">
            <text:p>-0,0527</text:p>
          </table:table-cell>
          <table:table-cell office:value-type="float" office:value="-3.3828121" calcext:value-type="float">
            <text:p>-3,3828121</text:p>
          </table:table-cell>
          <table:table-cell office:value-type="float" office:value="-3.29493" calcext:value-type="float">
            <text:p>-3,29493</text:p>
          </table:table-cell>
          <table:table-cell office:value-type="float" office:value="-0.7773438" calcext:value-type="float">
            <text:p>-0,7773438</text:p>
          </table:table-cell>
          <table:table-cell office:value-type="string" calcext:value-type="string">
            <text:p>C</text:p>
          </table:table-cell>
          <table:table-cell office:value-type="float" office:value="112.58427" calcext:value-type="float">
            <text:p>112,58427</text:p>
          </table:table-cell>
          <table:table-cell office:value-type="float" office:value="3.8574792" calcext:value-type="float">
            <text:p>3,8574792</text:p>
          </table:table-cell>
          <table:table-cell office:value-type="float" office:value="90.543548" calcext:value-type="float">
            <text:p>90,543548</text:p>
          </table:table-cell>
          <table:table-cell office:value-type="float" office:value="1.4802508" calcext:value-type="float">
            <text:p>1,4802508</text:p>
          </table:table-cell>
          <table:table-cell office:value-type="float" office:value="68.501953" calcext:value-type="float">
            <text:p>68,501953</text:p>
          </table:table-cell>
          <table:table-cell office:value-type="float" office:value="1.4726562" calcext:value-type="float">
            <text:p>1,4726562</text:p>
          </table:table-cell>
          <table:table-cell office:value-type="string" calcext:value-type="string">
            <text:p>Z"</text:p>
          </table:table-cell>
          <table:table-cell office:value-type="string" calcext:value-type="string">
            <text:p>/&gt;</text:p>
          </table:table-cell>
        </table:table-row>
        <table:table-row table:style-name="ro1">
          <table:table-cell office:value-type="string" calcext:value-type="string">
            <text:p>&lt;path</text:p>
          </table:table-cell>
          <table:table-cell office:value-type="string" calcext:value-type="string">
            <text:p>class="inner"</text:p>
          </table:table-cell>
          <table:table-cell office:value-type="string" calcext:value-type="string">
            <text:p>d="M</text:p>
          </table:table-cell>
          <table:table-cell office:value-type="float" office:value="131.75" calcext:value-type="float">
            <text:p>131,75</text:p>
          </table:table-cell>
          <table:table-cell office:value-type="float" office:value="12.84" calcext:value-type="float">
            <text:p>12,84</text:p>
          </table:table-cell>
          <table:table-cell office:value-type="string" calcext:value-type="string">
            <text:p>c</text:p>
          </table:table-cell>
          <table:table-cell office:value-type="float" office:value="0.82" calcext:value-type="float">
            <text:p>0,82</text:p>
          </table:table-cell>
          <table:table-cell office:value-type="float" office:value="51.500003" calcext:value-type="float">
            <text:p>51,500003</text:p>
          </table:table-cell>
          <table:table-cell office:value-type="float" office:value="-7.31" calcext:value-type="float">
            <text:p>-7,31</text:p>
          </table:table-cell>
          <table:table-cell office:value-type="float" office:value="65.020003" calcext:value-type="float">
            <text:p>65,020003</text:p>
          </table:table-cell>
          <table:table-cell office:value-type="float" office:value="-12.39" calcext:value-type="float">
            <text:p>-12,39</text:p>
          </table:table-cell>
          <table:table-cell office:value-type="float" office:value="81.380003" calcext:value-type="float">
            <text:p>81,380003</text:p>
          </table:table-cell>
          <table:table-cell office:value-type="string" calcext:value-type="string">
            <text:p>C</text:p>
          </table:table-cell>
          <table:table-cell office:value-type="float" office:value="109.15" calcext:value-type="float">
            <text:p>109,15</text:p>
          </table:table-cell>
          <table:table-cell office:value-type="float" office:value="121.65" calcext:value-type="float">
            <text:p>121,65</text:p>
          </table:table-cell>
          <table:table-cell office:value-type="float" office:value="97.130002" calcext:value-type="float">
            <text:p>97,130002</text:p>
          </table:table-cell>
          <table:table-cell office:value-type="float" office:value="138.69" calcext:value-type="float">
            <text:p>138,69</text:p>
          </table:table-cell>
          <table:table-cell office:value-type="float" office:value="87.090002" calcext:value-type="float">
            <text:p>87,090002</text:p>
          </table:table-cell>
          <table:table-cell office:value-type="float" office:value="149.37" calcext:value-type="float">
            <text:p>149,37</text:p>
          </table:table-cell>
          <table:table-cell office:value-type="string" calcext:value-type="string">
            <text:p>c</text:p>
          </table:table-cell>
          <table:table-cell office:value-type="float" office:value="-5.02" calcext:value-type="float">
            <text:p>-5,02</text:p>
          </table:table-cell>
          <table:table-cell office:value-type="float" office:value="5.34" calcext:value-type="float">
            <text:p>5,34</text:p>
          </table:table-cell>
          <table:table-cell office:value-type="float" office:value="-9.54" calcext:value-type="float">
            <text:p>-9,54</text:p>
          </table:table-cell>
          <table:table-cell office:value-type="float" office:value="9.08" calcext:value-type="float">
            <text:p>9,08</text:p>
          </table:table-cell>
          <table:table-cell office:value-type="float" office:value="-13.16" calcext:value-type="float">
            <text:p>-13,16</text:p>
          </table:table-cell>
          <table:table-cell office:value-type="float" office:value="11.74" calcext:value-type="float">
            <text:p>11,74</text:p>
          </table:table-cell>
          <table:table-cell office:value-type="float" office:value="-2.23" calcext:value-type="float">
            <text:p>-2,23</text:p>
          </table:table-cell>
          <table:table-cell office:value-type="float" office:value="1.64" calcext:value-type="float">
            <text:p>1,64</text:p>
          </table:table-cell>
          <table:table-cell office:value-type="float" office:value="-3.94" calcext:value-type="float">
            <text:p>-3,94</text:p>
          </table:table-cell>
          <table:table-cell office:value-type="float" office:value="2.75" calcext:value-type="float">
            <text:p>2,75</text:p>
          </table:table-cell>
          <table:table-cell office:value-type="float" office:value="-5.43" calcext:value-type="float">
            <text:p>-5,43</text:p>
          </table:table-cell>
          <table:table-cell office:value-type="float" office:value="3.71" calcext:value-type="float">
            <text:p>3,71</text:p>
          </table:table-cell>
          <table:table-cell office:value-type="float" office:value="-1.49" calcext:value-type="float">
            <text:p>-1,49</text:p>
          </table:table-cell>
          <table:table-cell office:value-type="float" office:value="-0.96" calcext:value-type="float">
            <text:p>-0,96</text:p>
          </table:table-cell>
          <table:table-cell office:value-type="float" office:value="-3.2" calcext:value-type="float">
            <text:p>-3,2</text:p>
          </table:table-cell>
          <table:table-cell office:value-type="float" office:value="-2.07" calcext:value-type="float">
            <text:p>-2,07</text:p>
          </table:table-cell>
          <table:table-cell office:value-type="float" office:value="-5.43" calcext:value-type="float">
            <text:p>-5,43</text:p>
          </table:table-cell>
          <table:table-cell office:value-type="float" office:value="-3.71" calcext:value-type="float">
            <text:p>-3,71</text:p>
          </table:table-cell>
          <table:table-cell office:value-type="float" office:value="-3.62" calcext:value-type="float">
            <text:p>-3,62</text:p>
          </table:table-cell>
          <table:table-cell office:value-type="float" office:value="-2.66" calcext:value-type="float">
            <text:p>-2,66</text:p>
          </table:table-cell>
          <table:table-cell office:value-type="float" office:value="-8.14" calcext:value-type="float">
            <text:p>-8,14</text:p>
          </table:table-cell>
          <table:table-cell office:value-type="float" office:value="-6.4" calcext:value-type="float">
            <text:p>-6,4</text:p>
          </table:table-cell>
          <table:table-cell office:value-type="float" office:value="-13.16" calcext:value-type="float">
            <text:p>-13,16</text:p>
          </table:table-cell>
          <table:table-cell office:value-type="float" office:value="-11.74" calcext:value-type="float">
            <text:p>-11,74</text:p>
          </table:table-cell>
          <table:table-cell office:value-type="string" calcext:value-type="string">
            <text:p>C</text:p>
          </table:table-cell>
          <table:table-cell office:value-type="float" office:value="39.870002" calcext:value-type="float">
            <text:p>39,870002</text:p>
          </table:table-cell>
          <table:table-cell office:value-type="float" office:value="138.69" calcext:value-type="float">
            <text:p>138,69</text:p>
          </table:table-cell>
          <table:table-cell office:value-type="float" office:value="27.85" calcext:value-type="float">
            <text:p>27,85</text:p>
          </table:table-cell>
          <table:table-cell office:value-type="float" office:value="121.65" calcext:value-type="float">
            <text:p>121,65</text:p>
          </table:table-cell>
          <table:table-cell office:value-type="float" office:value="17.64" calcext:value-type="float">
            <text:p>17,64</text:p>
          </table:table-cell>
          <table:table-cell office:value-type="float" office:value="94.220003" calcext:value-type="float">
            <text:p>94,220003</text:p>
          </table:table-cell>
          <table:table-cell office:value-type="float" office:value="12.56" calcext:value-type="float">
            <text:p>12,56</text:p>
          </table:table-cell>
          <table:table-cell office:value-type="float" office:value="77.860003" calcext:value-type="float">
            <text:p>77,860003</text:p>
          </table:table-cell>
          <table:table-cell office:value-type="float" office:value="4.43" calcext:value-type="float">
            <text:p>4,43</text:p>
          </table:table-cell>
          <table:table-cell office:value-type="float" office:value="64.340003" calcext:value-type="float">
            <text:p>64,340003</text:p>
          </table:table-cell>
          <table:table-cell office:value-type="float" office:value="5.25" calcext:value-type="float">
            <text:p>5,25</text:p>
          </table:table-cell>
          <table:table-cell office:value-type="float" office:value="12.78" calcext:value-type="float">
            <text:p>12,78</text:p>
          </table:table-cell>
          <table:table-cell office:value-type="float" office:value="44.820002" calcext:value-type="float">
            <text:p>44,820002</text:p>
          </table:table-cell>
          <table:table-cell office:value-type="float" office:value="3.509999" calcext:value-type="float">
            <text:p>3,509999</text:p>
          </table:table-cell>
          <table:table-cell office:value-type="float" office:value="92.180002" calcext:value-type="float">
            <text:p>92,180002</text:p>
          </table:table-cell>
          <table:table-cell office:value-type="float" office:value="3.509999" calcext:value-type="float">
            <text:p>3,509999</text:p>
          </table:table-cell>
          <table:table-cell office:value-type="float" office:value="131.75" calcext:value-type="float">
            <text:p>131,75</text:p>
          </table:table-cell>
          <table:table-cell office:value-type="float" office:value="12.84" calcext:value-type="float">
            <text:p>12,84</text:p>
          </table:table-cell>
          <table:table-cell office:value-type="string" calcext:value-type="string">
            <text:p>Z"</text:p>
          </table:table-cell>
          <table:table-cell office:value-type="string" calcext:value-type="string">
            <text:p>/&gt;</text:p>
          </table:table-cell>
          <table:table-cell table:number-columns-repeated="33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&lt;path</text:p>
          </table:table-cell>
          <table:table-cell office:value-type="string" calcext:value-type="string">
            <text:p>class="bateau"</text:p>
          </table:table-cell>
          <table:table-cell office:value-type="string" calcext:value-type="string">
            <text:p>d="M</text:p>
          </table:table-cell>
          <table:table-cell office:value-type="float" office:value="30.605469" calcext:value-type="float">
            <text:p>30,605469</text:p>
          </table:table-cell>
          <table:table-cell office:value-type="float" office:value="105.09961" calcext:value-type="float">
            <text:p>105,09961</text:p>
          </table:table-cell>
          <table:table-cell office:value-type="string" calcext:value-type="string">
            <text:p>C</text:p>
          </table:table-cell>
          <table:table-cell office:value-type="float" office:value="31.067385" calcext:value-type="float">
            <text:p>31,067385</text:p>
          </table:table-cell>
          <table:table-cell office:value-type="float" office:value="106.11909" calcext:value-type="float">
            <text:p>106,11909</text:p>
          </table:table-cell>
          <table:table-cell office:value-type="float" office:value="31.532954" calcext:value-type="float">
            <text:p>31,532954</text:p>
          </table:table-cell>
          <table:table-cell office:value-type="float" office:value="107.09886" calcext:value-type="float">
            <text:p>107,09886</text:p>
          </table:table-cell>
          <table:table-cell office:value-type="float" office:value="31.998047" calcext:value-type="float">
            <text:p>31,998047</text:p>
          </table:table-cell>
          <table:table-cell office:value-type="float" office:value="108.08008" calcext:value-type="float">
            <text:p>108,08008</text:p>
          </table:table-cell>
          <table:table-cell office:value-type="string" calcext:value-type="string">
            <text:p>H</text:p>
          </table:table-cell>
          <table:table-cell office:value-type="float" office:value="45.160156" calcext:value-type="float">
            <text:p>45,16015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43.880859" calcext:value-type="float">
            <text:p>43,880859</text:p>
          </table:table-cell>
          <table:table-cell office:value-type="float" office:value="105.09961" calcext:value-type="float">
            <text:p>105,09961</text:p>
          </table:table-cell>
          <table:table-cell office:value-type="string" calcext:value-type="string">
            <text:p>H</text:p>
          </table:table-cell>
          <table:table-cell office:value-type="float" office:value="30.605469" calcext:value-type="float">
            <text:p>30,605469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/&gt;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&lt;path</text:p>
          </table:table-cell>
          <table:table-cell office:value-type="string" calcext:value-type="string">
            <text:p>class="bateau"</text:p>
          </table:table-cell>
          <table:table-cell office:value-type="string" calcext:value-type="string">
            <text:p>d="M</text:p>
          </table:table-cell>
          <table:table-cell office:value-type="float" office:value="33.289062" calcext:value-type="float">
            <text:p>33,289062</text:p>
          </table:table-cell>
          <table:table-cell office:value-type="float" office:value="110.75" calcext:value-type="float">
            <text:p>110,75</text:p>
          </table:table-cell>
          <table:table-cell office:value-type="string" calcext:value-type="string">
            <text:p>C</text:p>
          </table:table-cell>
          <table:table-cell office:value-type="float" office:value="33.787529" calcext:value-type="float">
            <text:p>33,787529</text:p>
          </table:table-cell>
          <table:table-cell office:value-type="float" office:value="111.7594" calcext:value-type="float">
            <text:p>111,7594</text:p>
          </table:table-cell>
          <table:table-cell office:value-type="float" office:value="34.286481" calcext:value-type="float">
            <text:p>34,286481</text:p>
          </table:table-cell>
          <table:table-cell office:value-type="float" office:value="112.76285" calcext:value-type="float">
            <text:p>112,76285</text:p>
          </table:table-cell>
          <table:table-cell office:value-type="float" office:value="34.787109" calcext:value-type="float">
            <text:p>34,787109</text:p>
          </table:table-cell>
          <table:table-cell office:value-type="float" office:value="113.73047" calcext:value-type="float">
            <text:p>113,73047</text:p>
          </table:table-cell>
          <table:table-cell office:value-type="string" calcext:value-type="string">
            <text:p>H</text:p>
          </table:table-cell>
          <table:table-cell office:value-type="float" office:value="47.539062" calcext:value-type="float">
            <text:p>47,539062</text:p>
          </table:table-cell>
          <table:table-cell office:value-type="string" calcext:value-type="string">
            <text:p>L</text:p>
          </table:table-cell>
          <table:table-cell office:value-type="float" office:value="46.259766" calcext:value-type="float">
            <text:p>46,259766</text:p>
          </table:table-cell>
          <table:table-cell office:value-type="float" office:value="110.75" calcext:value-type="float">
            <text:p>110,75</text:p>
          </table:table-cell>
          <table:table-cell office:value-type="string" calcext:value-type="string">
            <text:p>H</text:p>
          </table:table-cell>
          <table:table-cell office:value-type="float" office:value="33.289062" calcext:value-type="float">
            <text:p>33,28906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/&gt;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&lt;path</text:p>
          </table:table-cell>
          <table:table-cell office:value-type="string" calcext:value-type="string">
            <text:p>class="bateau"</text:p>
          </table:table-cell>
          <table:table-cell office:value-type="string" calcext:value-type="string">
            <text:p>d="M</text:p>
          </table:table-cell>
          <table:table-cell office:value-type="float" office:value="36.138672" calcext:value-type="float">
            <text:p>36,138672</text:p>
          </table:table-cell>
          <table:table-cell office:value-type="float" office:value="116.40039" calcext:value-type="float">
            <text:p>116,40039</text:p>
          </table:table-cell>
          <table:table-cell office:value-type="string" calcext:value-type="string">
            <text:p>C</text:p>
          </table:table-cell>
          <table:table-cell office:value-type="float" office:value="36.691021" calcext:value-type="float">
            <text:p>36,691021</text:p>
          </table:table-cell>
          <table:table-cell office:value-type="float" office:value="117.42092" calcext:value-type="float">
            <text:p>117,42092</text:p>
          </table:table-cell>
          <table:table-cell office:value-type="float" office:value="37.243854" calcext:value-type="float">
            <text:p>37,243854</text:p>
          </table:table-cell>
          <table:table-cell office:value-type="float" office:value="118.4086" calcext:value-type="float">
            <text:p>118,4086</text:p>
          </table:table-cell>
          <table:table-cell office:value-type="float" office:value="37.796875" calcext:value-type="float">
            <text:p>37,796875</text:p>
          </table:table-cell>
          <table:table-cell office:value-type="float" office:value="119.38086" calcext:value-type="float">
            <text:p>119,38086</text:p>
          </table:table-cell>
          <table:table-cell office:value-type="string" calcext:value-type="string">
            <text:p>H</text:p>
          </table:table-cell>
          <table:table-cell office:value-type="float" office:value="99.195312" calcext:value-type="float">
            <text:p>99,195312</text:p>
          </table:table-cell>
          <table:table-cell office:value-type="string" calcext:value-type="string">
            <text:p>C</text:p>
          </table:table-cell>
          <table:table-cell office:value-type="float" office:value="99.748531" calcext:value-type="float">
            <text:p>99,748531</text:p>
          </table:table-cell>
          <table:table-cell office:value-type="float" office:value="118.40822" calcext:value-type="float">
            <text:p>118,40822</text:p>
          </table:table-cell>
          <table:table-cell office:value-type="float" office:value="100.30292" calcext:value-type="float">
            <text:p>100,30292</text:p>
          </table:table-cell>
          <table:table-cell office:value-type="float" office:value="117.42133" calcext:value-type="float">
            <text:p>117,42133</text:p>
          </table:table-cell>
          <table:table-cell office:value-type="float" office:value="100.85547" calcext:value-type="float">
            <text:p>100,85547</text:p>
          </table:table-cell>
          <table:table-cell office:value-type="float" office:value="116.40039" calcext:value-type="float">
            <text:p>116,40039</text:p>
          </table:table-cell>
          <table:table-cell office:value-type="string" calcext:value-type="string">
            <text:p>H</text:p>
          </table:table-cell>
          <table:table-cell office:value-type="float" office:value="36.138672" calcext:value-type="float">
            <text:p>36,138672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/&gt;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&lt;path</text:p>
          </table:table-cell>
          <table:table-cell office:value-type="string" calcext:value-type="string">
            <text:p>class="bateau"</text:p>
          </table:table-cell>
          <table:table-cell office:value-type="string" calcext:value-type="string">
            <text:p>d="M</text:p>
          </table:table-cell>
          <table:table-cell office:value-type="float" office:value="39.181641" calcext:value-type="float">
            <text:p>39,181641</text:p>
          </table:table-cell>
          <table:table-cell office:value-type="float" office:value="122.05078" calcext:value-type="float">
            <text:p>122,05078</text:p>
          </table:table-cell>
          <table:table-cell office:value-type="string" calcext:value-type="string">
            <text:p>C</text:p>
          </table:table-cell>
          <table:table-cell office:value-type="float" office:value="39.78558" calcext:value-type="float">
            <text:p>39,78558</text:p>
          </table:table-cell>
          <table:table-cell office:value-type="float" office:value="123.07013" calcext:value-type="float">
            <text:p>123,07013</text:p>
          </table:table-cell>
          <table:table-cell office:value-type="float" office:value="40.389809" calcext:value-type="float">
            <text:p>40,389809</text:p>
          </table:table-cell>
          <table:table-cell office:value-type="float" office:value="124.06475" calcext:value-type="float">
            <text:p>124,06475</text:p>
          </table:table-cell>
          <table:table-cell office:value-type="float" office:value="40.992188" calcext:value-type="float">
            <text:p>40,992188</text:p>
          </table:table-cell>
          <table:table-cell office:value-type="float" office:value="125.0293" calcext:value-type="float">
            <text:p>125,0293</text:p>
          </table:table-cell>
          <table:table-cell office:value-type="string" calcext:value-type="string">
            <text:p>H</text:p>
          </table:table-cell>
          <table:table-cell office:value-type="float" office:value="96.007812" calcext:value-type="float">
            <text:p>96,007812</text:p>
          </table:table-cell>
          <table:table-cell office:value-type="string" calcext:value-type="string">
            <text:p>C</text:p>
          </table:table-cell>
          <table:table-cell office:value-type="float" office:value="96.610196" calcext:value-type="float">
            <text:p>96,610196</text:p>
          </table:table-cell>
          <table:table-cell office:value-type="float" office:value="124.06472" calcext:value-type="float">
            <text:p>124,06472</text:p>
          </table:table-cell>
          <table:table-cell office:value-type="float" office:value="97.212461" calcext:value-type="float">
            <text:p>97,212461</text:p>
          </table:table-cell>
          <table:table-cell office:value-type="float" office:value="123.07016" calcext:value-type="float">
            <text:p>123,07016</text:p>
          </table:table-cell>
          <table:table-cell office:value-type="float" office:value="97.816406" calcext:value-type="float">
            <text:p>97,816406</text:p>
          </table:table-cell>
          <table:table-cell office:value-type="float" office:value="122.05078" calcext:value-type="float">
            <text:p>122,05078</text:p>
          </table:table-cell>
          <table:table-cell office:value-type="string" calcext:value-type="string">
            <text:p>H</text:p>
          </table:table-cell>
          <table:table-cell office:value-type="float" office:value="39.181641" calcext:value-type="float">
            <text:p>39,18164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/&gt;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&lt;path</text:p>
          </table:table-cell>
          <table:table-cell office:value-type="string" calcext:value-type="string">
            <text:p>class="bateau"</text:p>
          </table:table-cell>
          <table:table-cell office:value-type="string" calcext:value-type="string">
            <text:p>d="M</text:p>
          </table:table-cell>
          <table:table-cell office:value-type="float" office:value="42.695312" calcext:value-type="float">
            <text:p>42,695312</text:p>
          </table:table-cell>
          <table:table-cell office:value-type="float" office:value="127.69922" calcext:value-type="float">
            <text:p>127,69922</text:p>
          </table:table-cell>
          <table:table-cell office:value-type="string" calcext:value-type="string">
            <text:p>C</text:p>
          </table:table-cell>
          <table:table-cell office:value-type="float" office:value="43.368647" calcext:value-type="float">
            <text:p>43,368647</text:p>
          </table:table-cell>
          <table:table-cell office:value-type="float" office:value="128.72585" calcext:value-type="float">
            <text:p>128,72585</text:p>
          </table:table-cell>
          <table:table-cell office:value-type="float" office:value="44.039138" calcext:value-type="float">
            <text:p>44,039138</text:p>
          </table:table-cell>
          <table:table-cell office:value-type="float" office:value="129.71802" calcext:value-type="float">
            <text:p>129,71802</text:p>
          </table:table-cell>
          <table:table-cell office:value-type="float" office:value="44.707031" calcext:value-type="float">
            <text:p>44,707031</text:p>
          </table:table-cell>
          <table:table-cell office:value-type="float" office:value="130.67969" calcext:value-type="float">
            <text:p>130,67969</text:p>
          </table:table-cell>
          <table:table-cell office:value-type="string" calcext:value-type="string">
            <text:p>H</text:p>
          </table:table-cell>
          <table:table-cell office:value-type="float" office:value="92.292969" calcext:value-type="float">
            <text:p>92,292969</text:p>
          </table:table-cell>
          <table:table-cell office:value-type="string" calcext:value-type="string">
            <text:p>C</text:p>
          </table:table-cell>
          <table:table-cell office:value-type="float" office:value="92.960612" calcext:value-type="float">
            <text:p>92,960612</text:p>
          </table:table-cell>
          <table:table-cell office:value-type="float" office:value="129.71834" calcext:value-type="float">
            <text:p>129,71834</text:p>
          </table:table-cell>
          <table:table-cell office:value-type="float" office:value="93.631607" calcext:value-type="float">
            <text:p>93,631607</text:p>
          </table:table-cell>
          <table:table-cell office:value-type="float" office:value="128.72548" calcext:value-type="float">
            <text:p>128,72548</text:p>
          </table:table-cell>
          <table:table-cell office:value-type="float" office:value="94.304688" calcext:value-type="float">
            <text:p>94,304688</text:p>
          </table:table-cell>
          <table:table-cell office:value-type="float" office:value="127.69922" calcext:value-type="float">
            <text:p>127,69922</text:p>
          </table:table-cell>
          <table:table-cell office:value-type="string" calcext:value-type="string">
            <text:p>H</text:p>
          </table:table-cell>
          <table:table-cell office:value-type="float" office:value="42.695312" calcext:value-type="float">
            <text:p>42,69531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/&gt;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&lt;path</text:p>
          </table:table-cell>
          <table:table-cell office:value-type="string" calcext:value-type="string">
            <text:p>class="bateau"</text:p>
          </table:table-cell>
          <table:table-cell office:value-type="string" calcext:value-type="string">
            <text:p>d="M</text:p>
          </table:table-cell>
          <table:table-cell office:value-type="float" office:value="90.660156" calcext:value-type="float">
            <text:p>90,660156</text:p>
          </table:table-cell>
          <table:table-cell office:value-type="float" office:value="110.75" calcext:value-type="float">
            <text:p>110,75</text:p>
          </table:table-cell>
          <table:table-cell office:value-type="string" calcext:value-type="string">
            <text:p>L</text:p>
          </table:table-cell>
          <table:table-cell office:value-type="float" office:value="89.429688" calcext:value-type="float">
            <text:p>89,429688</text:p>
          </table:table-cell>
          <table:table-cell office:value-type="float" office:value="113.73047" calcext:value-type="float">
            <text:p>113,73047</text:p>
          </table:table-cell>
          <table:table-cell office:value-type="string" calcext:value-type="string">
            <text:p>H</text:p>
          </table:table-cell>
          <table:table-cell office:value-type="float" office:value="102.42578" calcext:value-type="float">
            <text:p>102,42578</text:p>
          </table:table-cell>
          <table:table-cell office:value-type="string" calcext:value-type="string">
            <text:p>C</text:p>
          </table:table-cell>
          <table:table-cell office:value-type="float" office:value="102.92462" calcext:value-type="float">
            <text:p>102,92462</text:p>
          </table:table-cell>
          <table:table-cell office:value-type="float" office:value="112.7636" calcext:value-type="float">
            <text:p>112,7636</text:p>
          </table:table-cell>
          <table:table-cell office:value-type="float" office:value="103.42132" calcext:value-type="float">
            <text:p>103,42132</text:p>
          </table:table-cell>
          <table:table-cell office:value-type="float" office:value="111.75843" calcext:value-type="float">
            <text:p>111,75843</text:p>
          </table:table-cell>
          <table:table-cell office:value-type="float" office:value="103.91797" calcext:value-type="float">
            <text:p>103,91797</text:p>
          </table:table-cell>
          <table:table-cell office:value-type="float" office:value="110.75" calcext:value-type="float">
            <text:p>110,75</text:p>
          </table:table-cell>
          <table:table-cell office:value-type="string" calcext:value-type="string">
            <text:p>H</text:p>
          </table:table-cell>
          <table:table-cell office:value-type="float" office:value="90.660156" calcext:value-type="float">
            <text:p>90,66015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/&gt;</text:p>
          </table:table-cell>
          <table:table-cell table:number-columns-repeated="76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&lt;path</text:p>
          </table:table-cell>
          <table:table-cell office:value-type="string" calcext:value-type="string">
            <text:p>class="note"</text:p>
          </table:table-cell>
          <table:table-cell office:value-type="string" calcext:value-type="string">
            <text:p>d="M</text:p>
          </table:table-cell>
          <table:table-cell office:value-type="float" office:value="56.98" calcext:value-type="float">
            <text:p>56,98</text:p>
          </table:table-cell>
          <table:table-cell office:value-type="float" office:value="81.04" calcext:value-type="float">
            <text:p>81,04</text:p>
          </table:table-cell>
          <table:table-cell office:value-type="string" calcext:value-type="string">
            <text:p>v</text:p>
          </table:table-cell>
          <table:table-cell office:value-type="float" office:value="25.36" calcext:value-type="float">
            <text:p>25,36</text:p>
          </table:table-cell>
          <table:table-cell office:value-type="string" calcext:value-type="string">
            <text:p>c</text:p>
          </table:table-cell>
          <table:table-cell office:value-type="float" office:value="-2.83" calcext:value-type="float">
            <text:p>-2,83</text:p>
          </table:table-cell>
          <table:table-cell office:value-type="float" office:value="-1.58" calcext:value-type="float">
            <text:p>-1,58</text:p>
          </table:table-cell>
          <table:table-cell office:value-type="float" office:value="-6.56" calcext:value-type="float">
            <text:p>-6,56</text:p>
          </table:table-cell>
          <table:table-cell office:value-type="float" office:value="-0.57" calcext:value-type="float">
            <text:p>-0,57</text:p>
          </table:table-cell>
          <table:table-cell office:value-type="float" office:value="-8.19" calcext:value-type="float">
            <text:p>-8,19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c</text:p>
          </table:table-cell>
          <table:table-cell office:value-type="float" office:value="-0.61" calcext:value-type="float">
            <text:p>-0,61</text:p>
          </table:table-cell>
          <table:table-cell office:value-type="float" office:value="1.45" calcext:value-type="float">
            <text:p>1,45</text:p>
          </table:table-cell>
          <table:table-cell office:value-type="float" office:value="-0.76" calcext:value-type="float">
            <text:p>-0,76</text:p>
          </table:table-cell>
          <table:table-cell office:value-type="float" office:value="3.29" calcext:value-type="float">
            <text:p>3,29</text:p>
          </table:table-cell>
          <table:table-cell office:value-type="float" office:value="0.12" calcext:value-type="float">
            <text:p>0,12</text:p>
          </table:table-cell>
          <table:table-cell office:value-type="float" office:value="4.67" calcext:value-type="float">
            <text:p>4,67</text:p>
          </table:table-cell>
          <table:table-cell office:value-type="string" calcext:value-type="string">
            <text:p>c</text:p>
          </table:table-cell>
          <table:table-cell office:value-type="float" office:value="1.36" calcext:value-type="float">
            <text:p>1,36</text:p>
          </table:table-cell>
          <table:table-cell office:value-type="float" office:value="1.79" calcext:value-type="float">
            <text:p>1,79</text:p>
          </table:table-cell>
          <table:table-cell office:value-type="float" office:value="4.51" calcext:value-type="float">
            <text:p>4,51</text:p>
          </table:table-cell>
          <table:table-cell office:value-type="float" office:value="2.74" calcext:value-type="float">
            <text:p>2,74</text:p>
          </table:table-cell>
          <table:table-cell office:value-type="float" office:value="6.63" calcext:value-type="float">
            <text:p>6,63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c</text:p>
          </table:table-cell>
          <table:table-cell office:value-type="float" office:value="1.87" calcext:value-type="float">
            <text:p>1,87</text:p>
          </table:table-cell>
          <table:table-cell office:value-type="float" office:value="-0.81" calcext:value-type="float">
            <text:p>-0,81</text:p>
          </table:table-cell>
          <table:table-cell office:value-type="float" office:value="3.39" calcext:value-type="float">
            <text:p>3,39</text:p>
          </table:table-cell>
          <table:table-cell office:value-type="float" office:value="-2.22" calcext:value-type="float">
            <text:p>-2,22</text:p>
          </table:table-cell>
          <table:table-cell office:value-type="float" office:value="3.54" calcext:value-type="float">
            <text:p>3,54</text:p>
          </table:table-cell>
          <table:table-cell office:value-type="float" office:value="-4.43" calcext:value-type="float">
            <text:p>-4,43</text:p>
          </table:table-cell>
          <table:table-cell office:value-type="string" calcext:value-type="string">
            <text:p>v</text:p>
          </table:table-cell>
          <table:table-cell office:value-type="float" office:value="-21.58" calcext:value-type="float">
            <text:p>-21,58</text:p>
          </table:table-cell>
          <table:table-cell office:value-type="string" calcext:value-type="string">
            <text:p>c</text:p>
          </table:table-cell>
          <table:table-cell office:value-type="float" office:value="1.76" calcext:value-type="float">
            <text:p>1,76</text:p>
          </table:table-cell>
          <table:table-cell office:value-type="float" office:value="-0.47" calcext:value-type="float">
            <text:p>-0,47</text:p>
          </table:table-cell>
          <table:table-cell office:value-type="float" office:value="2.47" calcext:value-type="float">
            <text:p>2,47</text:p>
          </table:table-cell>
          <table:table-cell office:value-type="float" office:value="1.1" calcext:value-type="float">
            <text:p>1,1</text:p>
          </table:table-cell>
          <table:table-cell office:value-type="float" office:value="3.28" calcext:value-type="float">
            <text:p>3,28</text:p>
          </table:table-cell>
          <table:table-cell office:value-type="float" office:value="2.16" calcext:value-type="float">
            <text:p>2,16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,38</text:p>
          </table:table-cell>
          <table:table-cell office:value-type="float" office:value="0.7" calcext:value-type="float">
            <text:p>0,7</text:p>
          </table:table-cell>
          <table:table-cell office:value-type="float" office:value="1.06" calcext:value-type="float">
            <text:p>1,06</text:p>
          </table:table-cell>
          <table:table-cell office:value-type="float" office:value="1.19" calcext:value-type="float">
            <text:p>1,19</text:p>
          </table:table-cell>
          <table:table-cell office:value-type="float" office:value="1.45" calcext:value-type="float">
            <text:p>1,4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,18</text:p>
          </table:table-cell>
          <table:table-cell office:value-type="float" office:value="-1.96" calcext:value-type="float">
            <text:p>-1,96</text:p>
          </table:table-cell>
          <table:table-cell office:value-type="float" office:value="-0.36" calcext:value-type="float">
            <text:p>-0,36</text:p>
          </table:table-cell>
          <table:table-cell office:value-type="float" office:value="-3.18" calcext:value-type="float">
            <text:p>-3,18</text:p>
          </table:table-cell>
          <table:table-cell office:value-type="float" office:value="-1.52" calcext:value-type="float">
            <text:p>-1,52</text:p>
          </table:table-cell>
          <table:table-cell office:value-type="float" office:value="-4.22" calcext:value-type="float">
            <text:p>-4,22</text:p>
          </table:table-cell>
          <table:table-cell office:value-type="string" calcext:value-type="string">
            <text:p>c</text:p>
          </table:table-cell>
          <table:table-cell office:value-type="float" office:value="-1.34" calcext:value-type="float">
            <text:p>-1,34</text:p>
          </table:table-cell>
          <table:table-cell office:value-type="float" office:value="-1.56" calcext:value-type="float">
            <text:p>-1,56</text:p>
          </table:table-cell>
          <table:table-cell office:value-type="float" office:value="-3.06" calcext:value-type="float">
            <text:p>-3,06</text:p>
          </table:table-cell>
          <table:table-cell office:value-type="float" office:value="-2.88" calcext:value-type="float">
            <text:p>-2,88</text:p>
          </table:table-cell>
          <table:table-cell office:value-type="float" office:value="-3.21" calcext:value-type="float">
            <text:p>-3,21</text:p>
          </table:table-cell>
          <table:table-cell office:value-type="float" office:value="-5.84" calcext:value-type="float">
            <text:p>-5,8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/&gt;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&lt;path</text:p>
          </table:table-cell>
          <table:table-cell office:value-type="string" calcext:value-type="string">
            <text:p>class="note"</text:p>
          </table:table-cell>
          <table:table-cell office:value-type="string" calcext:value-type="string">
            <text:p>d="M</text:p>
          </table:table-cell>
          <table:table-cell office:value-type="float" office:value="86.8" calcext:value-type="float">
            <text:p>86,8</text:p>
          </table:table-cell>
          <table:table-cell office:value-type="float" office:value="80.93" calcext:value-type="float">
            <text:p>80,93</text:p>
          </table:table-cell>
          <table:table-cell office:value-type="string" calcext:value-type="string">
            <text:p>v</text:p>
          </table:table-cell>
          <table:table-cell office:value-type="float" office:value="25.36" calcext:value-type="float">
            <text:p>25,36</text:p>
          </table:table-cell>
          <table:table-cell office:value-type="string" calcext:value-type="string">
            <text:p>c</text:p>
          </table:table-cell>
          <table:table-cell office:value-type="float" office:value="-2.83" calcext:value-type="float">
            <text:p>-2,83</text:p>
          </table:table-cell>
          <table:table-cell office:value-type="float" office:value="-1.58" calcext:value-type="float">
            <text:p>-1,58</text:p>
          </table:table-cell>
          <table:table-cell office:value-type="float" office:value="-6.56" calcext:value-type="float">
            <text:p>-6,56</text:p>
          </table:table-cell>
          <table:table-cell office:value-type="float" office:value="-0.57" calcext:value-type="float">
            <text:p>-0,57</text:p>
          </table:table-cell>
          <table:table-cell office:value-type="float" office:value="-8.19" calcext:value-type="float">
            <text:p>-8,19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c</text:p>
          </table:table-cell>
          <table:table-cell office:value-type="float" office:value="-0.61" calcext:value-type="float">
            <text:p>-0,61</text:p>
          </table:table-cell>
          <table:table-cell office:value-type="float" office:value="1.45" calcext:value-type="float">
            <text:p>1,45</text:p>
          </table:table-cell>
          <table:table-cell office:value-type="float" office:value="-0.76" calcext:value-type="float">
            <text:p>-0,76</text:p>
          </table:table-cell>
          <table:table-cell office:value-type="float" office:value="3.29" calcext:value-type="float">
            <text:p>3,29</text:p>
          </table:table-cell>
          <table:table-cell office:value-type="float" office:value="0.12" calcext:value-type="float">
            <text:p>0,12</text:p>
          </table:table-cell>
          <table:table-cell office:value-type="float" office:value="4.67" calcext:value-type="float">
            <text:p>4,67</text:p>
          </table:table-cell>
          <table:table-cell office:value-type="string" calcext:value-type="string">
            <text:p>c</text:p>
          </table:table-cell>
          <table:table-cell office:value-type="float" office:value="1.36" calcext:value-type="float">
            <text:p>1,36</text:p>
          </table:table-cell>
          <table:table-cell office:value-type="float" office:value="1.79" calcext:value-type="float">
            <text:p>1,79</text:p>
          </table:table-cell>
          <table:table-cell office:value-type="float" office:value="4.51" calcext:value-type="float">
            <text:p>4,51</text:p>
          </table:table-cell>
          <table:table-cell office:value-type="float" office:value="2.74" calcext:value-type="float">
            <text:p>2,74</text:p>
          </table:table-cell>
          <table:table-cell office:value-type="float" office:value="6.63" calcext:value-type="float">
            <text:p>6,63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c</text:p>
          </table:table-cell>
          <table:table-cell office:value-type="float" office:value="1.87" calcext:value-type="float">
            <text:p>1,87</text:p>
          </table:table-cell>
          <table:table-cell office:value-type="float" office:value="-0.81" calcext:value-type="float">
            <text:p>-0,81</text:p>
          </table:table-cell>
          <table:table-cell office:value-type="float" office:value="3.39" calcext:value-type="float">
            <text:p>3,39</text:p>
          </table:table-cell>
          <table:table-cell office:value-type="float" office:value="-2.22" calcext:value-type="float">
            <text:p>-2,22</text:p>
          </table:table-cell>
          <table:table-cell office:value-type="float" office:value="3.54" calcext:value-type="float">
            <text:p>3,54</text:p>
          </table:table-cell>
          <table:table-cell office:value-type="float" office:value="-4.43" calcext:value-type="float">
            <text:p>-4,43</text:p>
          </table:table-cell>
          <table:table-cell office:value-type="string" calcext:value-type="string">
            <text:p>v</text:p>
          </table:table-cell>
          <table:table-cell office:value-type="float" office:value="-21.58" calcext:value-type="float">
            <text:p>-21,58</text:p>
          </table:table-cell>
          <table:table-cell office:value-type="string" calcext:value-type="string">
            <text:p>c</text:p>
          </table:table-cell>
          <table:table-cell office:value-type="float" office:value="1.76" calcext:value-type="float">
            <text:p>1,76</text:p>
          </table:table-cell>
          <table:table-cell office:value-type="float" office:value="-0.47" calcext:value-type="float">
            <text:p>-0,47</text:p>
          </table:table-cell>
          <table:table-cell office:value-type="float" office:value="2.47" calcext:value-type="float">
            <text:p>2,47</text:p>
          </table:table-cell>
          <table:table-cell office:value-type="float" office:value="1.1" calcext:value-type="float">
            <text:p>1,1</text:p>
          </table:table-cell>
          <table:table-cell office:value-type="float" office:value="3.28" calcext:value-type="float">
            <text:p>3,28</text:p>
          </table:table-cell>
          <table:table-cell office:value-type="float" office:value="2.16" calcext:value-type="float">
            <text:p>2,16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,38</text:p>
          </table:table-cell>
          <table:table-cell office:value-type="float" office:value="0.7" calcext:value-type="float">
            <text:p>0,7</text:p>
          </table:table-cell>
          <table:table-cell office:value-type="float" office:value="1.06" calcext:value-type="float">
            <text:p>1,06</text:p>
          </table:table-cell>
          <table:table-cell office:value-type="float" office:value="1.19" calcext:value-type="float">
            <text:p>1,19</text:p>
          </table:table-cell>
          <table:table-cell office:value-type="float" office:value="1.45" calcext:value-type="float">
            <text:p>1,4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,18</text:p>
          </table:table-cell>
          <table:table-cell office:value-type="float" office:value="-1.96" calcext:value-type="float">
            <text:p>-1,96</text:p>
          </table:table-cell>
          <table:table-cell office:value-type="float" office:value="-0.36" calcext:value-type="float">
            <text:p>-0,36</text:p>
          </table:table-cell>
          <table:table-cell office:value-type="float" office:value="-3.18" calcext:value-type="float">
            <text:p>-3,18</text:p>
          </table:table-cell>
          <table:table-cell office:value-type="float" office:value="-1.52" calcext:value-type="float">
            <text:p>-1,52</text:p>
          </table:table-cell>
          <table:table-cell office:value-type="float" office:value="-4.22" calcext:value-type="float">
            <text:p>-4,22</text:p>
          </table:table-cell>
          <table:table-cell office:value-type="string" calcext:value-type="string">
            <text:p>c</text:p>
          </table:table-cell>
          <table:table-cell office:value-type="float" office:value="-1.34" calcext:value-type="float">
            <text:p>-1,34</text:p>
          </table:table-cell>
          <table:table-cell office:value-type="float" office:value="-1.56" calcext:value-type="float">
            <text:p>-1,56</text:p>
          </table:table-cell>
          <table:table-cell office:value-type="float" office:value="-3.06" calcext:value-type="float">
            <text:p>-3,06</text:p>
          </table:table-cell>
          <table:table-cell office:value-type="float" office:value="-2.88" calcext:value-type="float">
            <text:p>-2,88</text:p>
          </table:table-cell>
          <table:table-cell office:value-type="float" office:value="-3.21" calcext:value-type="float">
            <text:p>-3,21</text:p>
          </table:table-cell>
          <table:table-cell office:value-type="float" office:value="-5.84" calcext:value-type="float">
            <text:p>-5,8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/&gt;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&lt;path</text:p>
          </table:table-cell>
          <table:table-cell office:value-type="string" calcext:value-type="string">
            <text:p>class="note"</text:p>
          </table:table-cell>
          <table:table-cell office:value-type="string" calcext:value-type="string">
            <text:p>d="M</text:p>
          </table:table-cell>
          <table:table-cell office:value-type="float" office:value="72.45" calcext:value-type="float">
            <text:p>72,45</text:p>
          </table:table-cell>
          <table:table-cell office:value-type="float" office:value="70.89" calcext:value-type="float">
            <text:p>70,89</text:p>
          </table:table-cell>
          <table:table-cell office:value-type="string" calcext:value-type="string">
            <text:p>v</text:p>
          </table:table-cell>
          <table:table-cell office:value-type="float" office:value="35.55" calcext:value-type="float">
            <text:p>35,55</text:p>
          </table:table-cell>
          <table:table-cell office:value-type="string" calcext:value-type="string">
            <text:p>c</text:p>
          </table:table-cell>
          <table:table-cell office:value-type="float" office:value="-2.83" calcext:value-type="float">
            <text:p>-2,83</text:p>
          </table:table-cell>
          <table:table-cell office:value-type="float" office:value="-1.58" calcext:value-type="float">
            <text:p>-1,58</text:p>
          </table:table-cell>
          <table:table-cell office:value-type="float" office:value="-6.56" calcext:value-type="float">
            <text:p>-6,56</text:p>
          </table:table-cell>
          <table:table-cell office:value-type="float" office:value="-0.57" calcext:value-type="float">
            <text:p>-0,57</text:p>
          </table:table-cell>
          <table:table-cell office:value-type="float" office:value="-8.19" calcext:value-type="float">
            <text:p>-8,19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c</text:p>
          </table:table-cell>
          <table:table-cell office:value-type="float" office:value="-0.61" calcext:value-type="float">
            <text:p>-0,61</text:p>
          </table:table-cell>
          <table:table-cell office:value-type="float" office:value="1.45" calcext:value-type="float">
            <text:p>1,45</text:p>
          </table:table-cell>
          <table:table-cell office:value-type="float" office:value="-0.76" calcext:value-type="float">
            <text:p>-0,76</text:p>
          </table:table-cell>
          <table:table-cell office:value-type="float" office:value="3.29" calcext:value-type="float">
            <text:p>3,29</text:p>
          </table:table-cell>
          <table:table-cell office:value-type="float" office:value="0.12" calcext:value-type="float">
            <text:p>0,12</text:p>
          </table:table-cell>
          <table:table-cell office:value-type="float" office:value="4.67" calcext:value-type="float">
            <text:p>4,67</text:p>
          </table:table-cell>
          <table:table-cell office:value-type="string" calcext:value-type="string">
            <text:p>c</text:p>
          </table:table-cell>
          <table:table-cell office:value-type="float" office:value="1.36" calcext:value-type="float">
            <text:p>1,36</text:p>
          </table:table-cell>
          <table:table-cell office:value-type="float" office:value="1.79" calcext:value-type="float">
            <text:p>1,79</text:p>
          </table:table-cell>
          <table:table-cell office:value-type="float" office:value="4.51" calcext:value-type="float">
            <text:p>4,51</text:p>
          </table:table-cell>
          <table:table-cell office:value-type="float" office:value="2.74" calcext:value-type="float">
            <text:p>2,74</text:p>
          </table:table-cell>
          <table:table-cell office:value-type="float" office:value="6.63" calcext:value-type="float">
            <text:p>6,63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c</text:p>
          </table:table-cell>
          <table:table-cell office:value-type="float" office:value="1.87" calcext:value-type="float">
            <text:p>1,87</text:p>
          </table:table-cell>
          <table:table-cell office:value-type="float" office:value="-0.81" calcext:value-type="float">
            <text:p>-0,81</text:p>
          </table:table-cell>
          <table:table-cell office:value-type="float" office:value="3.39" calcext:value-type="float">
            <text:p>3,39</text:p>
          </table:table-cell>
          <table:table-cell office:value-type="float" office:value="-2.22" calcext:value-type="float">
            <text:p>-2,22</text:p>
          </table:table-cell>
          <table:table-cell office:value-type="float" office:value="3.54" calcext:value-type="float">
            <text:p>3,54</text:p>
          </table:table-cell>
          <table:table-cell office:value-type="float" office:value="-4.43" calcext:value-type="float">
            <text:p>-4,43</text:p>
          </table:table-cell>
          <table:table-cell office:value-type="string" calcext:value-type="string">
            <text:p>v</text:p>
          </table:table-cell>
          <table:table-cell office:value-type="float" office:value="-31.77" calcext:value-type="float">
            <text:p>-31,77</text:p>
          </table:table-cell>
          <table:table-cell office:value-type="string" calcext:value-type="string">
            <text:p>c</text:p>
          </table:table-cell>
          <table:table-cell office:value-type="float" office:value="1.76" calcext:value-type="float">
            <text:p>1,76</text:p>
          </table:table-cell>
          <table:table-cell office:value-type="float" office:value="-0.47" calcext:value-type="float">
            <text:p>-0,47</text:p>
          </table:table-cell>
          <table:table-cell office:value-type="float" office:value="2.47" calcext:value-type="float">
            <text:p>2,47</text:p>
          </table:table-cell>
          <table:table-cell office:value-type="float" office:value="1.1" calcext:value-type="float">
            <text:p>1,1</text:p>
          </table:table-cell>
          <table:table-cell office:value-type="float" office:value="3.28" calcext:value-type="float">
            <text:p>3,28</text:p>
          </table:table-cell>
          <table:table-cell office:value-type="float" office:value="2.16" calcext:value-type="float">
            <text:p>2,16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,38</text:p>
          </table:table-cell>
          <table:table-cell office:value-type="float" office:value="0.7" calcext:value-type="float">
            <text:p>0,7</text:p>
          </table:table-cell>
          <table:table-cell office:value-type="float" office:value="1.06" calcext:value-type="float">
            <text:p>1,06</text:p>
          </table:table-cell>
          <table:table-cell office:value-type="float" office:value="1.19" calcext:value-type="float">
            <text:p>1,19</text:p>
          </table:table-cell>
          <table:table-cell office:value-type="float" office:value="1.45" calcext:value-type="float">
            <text:p>1,4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,18</text:p>
          </table:table-cell>
          <table:table-cell office:value-type="float" office:value="-1.96" calcext:value-type="float">
            <text:p>-1,96</text:p>
          </table:table-cell>
          <table:table-cell office:value-type="float" office:value="-0.36" calcext:value-type="float">
            <text:p>-0,36</text:p>
          </table:table-cell>
          <table:table-cell office:value-type="float" office:value="-3.18" calcext:value-type="float">
            <text:p>-3,18</text:p>
          </table:table-cell>
          <table:table-cell office:value-type="float" office:value="-1.52" calcext:value-type="float">
            <text:p>-1,52</text:p>
          </table:table-cell>
          <table:table-cell office:value-type="float" office:value="-4.22" calcext:value-type="float">
            <text:p>-4,22</text:p>
          </table:table-cell>
          <table:table-cell office:value-type="string" calcext:value-type="string">
            <text:p>c</text:p>
          </table:table-cell>
          <table:table-cell office:value-type="float" office:value="-1.34" calcext:value-type="float">
            <text:p>-1,34</text:p>
          </table:table-cell>
          <table:table-cell office:value-type="float" office:value="-1.56" calcext:value-type="float">
            <text:p>-1,56</text:p>
          </table:table-cell>
          <table:table-cell office:value-type="float" office:value="-3.06" calcext:value-type="float">
            <text:p>-3,06</text:p>
          </table:table-cell>
          <table:table-cell office:value-type="float" office:value="-2.88" calcext:value-type="float">
            <text:p>-2,88</text:p>
          </table:table-cell>
          <table:table-cell office:value-type="float" office:value="-3.21" calcext:value-type="float">
            <text:p>-3,21</text:p>
          </table:table-cell>
          <table:table-cell office:value-type="float" office:value="-5.84" calcext:value-type="float">
            <text:p>-5,8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/&gt;</text:p>
          </table:table-cell>
          <table:table-cell table:number-columns-repeated="30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&lt;path</text:p>
          </table:table-cell>
          <table:table-cell office:value-type="string" calcext:value-type="string">
            <text:p>class="rectangle"</text:p>
          </table:table-cell>
          <table:table-cell office:value-type="string" calcext:value-type="string">
            <text:p>d="M</text:p>
          </table:table-cell>
          <table:table-cell office:value-type="float" office:value="64.769531" calcext:value-type="float">
            <text:p>64,769531</text:p>
          </table:table-cell>
          <table:table-cell office:value-type="float" office:value="44.373047" calcext:value-type="float">
            <text:p>44,373047</text:p>
          </table:table-cell>
          <table:table-cell office:value-type="string" calcext:value-type="string">
            <text:p>C</text:p>
          </table:table-cell>
          <table:table-cell office:value-type="float" office:value="47.537408" calcext:value-type="float">
            <text:p>47,537408</text:p>
          </table:table-cell>
          <table:table-cell office:value-type="float" office:value="44.559172" calcext:value-type="float">
            <text:p>44,559172</text:p>
          </table:table-cell>
          <table:table-cell office:value-type="float" office:value="30.378093" calcext:value-type="float">
            <text:p>30,378093</text:p>
          </table:table-cell>
          <table:table-cell office:value-type="float" office:value="46.054486" calcext:value-type="float">
            <text:p>46,054486</text:p>
          </table:table-cell>
          <table:table-cell office:value-type="float" office:value="14.257812" calcext:value-type="float">
            <text:p>14,257812</text:p>
          </table:table-cell>
          <table:table-cell office:value-type="float" office:value="48.890625" calcext:value-type="float">
            <text:p>48,890625</text:p>
          </table:table-cell>
          <table:table-cell office:value-type="string" calcext:value-type="string">
            <text:p>C</text:p>
          </table:table-cell>
          <table:table-cell office:value-type="float" office:value="15.229314" calcext:value-type="float">
            <text:p>15,229314</text:p>
          </table:table-cell>
          <table:table-cell office:value-type="float" office:value="58.321605" calcext:value-type="float">
            <text:p>58,321605</text:p>
          </table:table-cell>
          <table:table-cell office:value-type="float" office:value="16.66452" calcext:value-type="float">
            <text:p>16,66452</text:p>
          </table:table-cell>
          <table:table-cell office:value-type="float" office:value="65.417513" calcext:value-type="float">
            <text:p>65,417513</text:p>
          </table:table-cell>
          <table:table-cell office:value-type="float" office:value="18.292969" calcext:value-type="float">
            <text:p>18,292969</text:p>
          </table:table-cell>
          <table:table-cell office:value-type="float" office:value="71.402344" calcext:value-type="float">
            <text:p>71,402344</text:p>
          </table:table-cell>
          <table:table-cell office:value-type="string" calcext:value-type="string">
            <text:p>C</text:p>
          </table:table-cell>
          <table:table-cell office:value-type="float" office:value="33.2277" calcext:value-type="float">
            <text:p>33,2277</text:p>
          </table:table-cell>
          <table:table-cell office:value-type="float" office:value="69.192171" calcext:value-type="float">
            <text:p>69,192171</text:p>
          </table:table-cell>
          <table:table-cell office:value-type="float" office:value="48.967788" calcext:value-type="float">
            <text:p>48,967788</text:p>
          </table:table-cell>
          <table:table-cell office:value-type="float" office:value="68.024422" calcext:value-type="float">
            <text:p>68,024422</text:p>
          </table:table-cell>
          <table:table-cell office:value-type="float" office:value="64.769531" calcext:value-type="float">
            <text:p>64,769531</text:p>
          </table:table-cell>
          <table:table-cell office:value-type="float" office:value="67.867188" calcext:value-type="float">
            <text:p>67,867188</text:p>
          </table:table-cell>
          <table:table-cell office:value-type="string" calcext:value-type="string">
            <text:p>V</text:p>
          </table:table-cell>
          <table:table-cell office:value-type="float" office:value="44.373047" calcext:value-type="float">
            <text:p>44,373047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/&gt;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&lt;path</text:p>
          </table:table-cell>
          <table:table-cell office:value-type="string" calcext:value-type="string">
            <text:p>class="rectangle"</text:p>
          </table:table-cell>
          <table:table-cell office:value-type="string" calcext:value-type="string">
            <text:p>d="M</text:p>
          </table:table-cell>
          <table:table-cell office:value-type="float" office:value="64.779297" calcext:value-type="float">
            <text:p>64,779297</text:p>
          </table:table-cell>
          <table:table-cell office:value-type="float" office:value="13.591797" calcext:value-type="float">
            <text:p>13,591797</text:p>
          </table:table-cell>
          <table:table-cell office:value-type="string" calcext:value-type="string">
            <text:p>c</text:p>
          </table:table-cell>
          <table:table-cell office:value-type="float" office:value="-17.785618" calcext:value-type="float">
            <text:p>-17,785618</text:p>
          </table:table-cell>
          <table:table-cell office:value-type="float" office:value="0.226643" calcext:value-type="float">
            <text:p>0,226643</text:p>
          </table:table-cell>
          <table:table-cell office:value-type="float" office:value="-35.42587" calcext:value-type="float">
            <text:p>-35,42587</text:p>
          </table:table-cell>
          <table:table-cell office:value-type="float" office:value="2.095673" calcext:value-type="float">
            <text:p>2,095673</text:p>
          </table:table-cell>
          <table:table-cell office:value-type="float" office:value="-51.826172" calcext:value-type="float">
            <text:p>-51,826172</text:p>
          </table:table-cell>
          <table:table-cell office:value-type="float" office:value="5.478515" calcext:value-type="float">
            <text:p>5,478515</text:p>
          </table:table-cell>
          <table:table-cell office:value-type="float" office:value="-0.01629" calcext:value-type="float">
            <text:p>-0,01629</text:p>
          </table:table-cell>
          <table:table-cell office:value-type="float" office:value="8.550541" calcext:value-type="float">
            <text:p>8,550541</text:p>
          </table:table-cell>
          <table:table-cell office:value-type="float" office:value="0.240493" calcext:value-type="float">
            <text:p>0,240493</text:p>
          </table:table-cell>
          <table:table-cell office:value-type="float" office:value="15.776024" calcext:value-type="float">
            <text:p>15,776024</text:p>
          </table:table-cell>
          <table:table-cell office:value-type="float" office:value="0.669922" calcext:value-type="float">
            <text:p>0,669922</text:p>
          </table:table-cell>
          <table:table-cell office:value-type="float" office:value="22.142579" calcext:value-type="float">
            <text:p>22,142579</text:p>
          </table:table-cell>
          <table:table-cell office:value-type="float" office:value="16.307313" calcext:value-type="float">
            <text:p>16,307313</text:p>
          </table:table-cell>
          <table:table-cell office:value-type="float" office:value="-2.977217" calcext:value-type="float">
            <text:p>-2,977217</text:p>
          </table:table-cell>
          <table:table-cell office:value-type="float" office:value="33.694317" calcext:value-type="float">
            <text:p>33,694317</text:p>
          </table:table-cell>
          <table:table-cell office:value-type="float" office:value="-4.567316" calcext:value-type="float">
            <text:p>-4,567316</text:p>
          </table:table-cell>
          <table:table-cell office:value-type="float" office:value="51.15625" calcext:value-type="float">
            <text:p>51,15625</text:p>
          </table:table-cell>
          <table:table-cell office:value-type="float" office:value="-4.759766" calcext:value-type="float">
            <text:p>-4,759766</text:p>
          </table:table-cell>
          <table:table-cell office:value-type="string" calcext:value-type="string">
            <text:p>z"</text:p>
          </table:table-cell>
          <table:table-cell office:value-type="string" calcext:value-type="string">
            <text:p>/&gt;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&lt;path</text:p>
          </table:table-cell>
          <table:table-cell office:value-type="string" calcext:value-type="string">
            <text:p>class="rectangle"</text:p>
          </table:table-cell>
          <table:table-cell office:value-type="string" calcext:value-type="string">
            <text:p>d="M</text:p>
          </table:table-cell>
          <table:table-cell office:value-type="float" office:value="72.221" calcext:value-type="float">
            <text:p>72,221</text:p>
          </table:table-cell>
          <table:table-cell office:value-type="float" office:value="44.373" calcext:value-type="float">
            <text:p>44,373</text:p>
          </table:table-cell>
          <table:table-cell office:value-type="string" calcext:value-type="string">
            <text:p>c</text:p>
          </table:table-cell>
          <table:table-cell office:value-type="float" office:value="17.232123" calcext:value-type="float">
            <text:p>17,232123</text:p>
          </table:table-cell>
          <table:table-cell office:value-type="float" office:value="0.186125" calcext:value-type="float">
            <text:p>0,186125</text:p>
          </table:table-cell>
          <table:table-cell office:value-type="float" office:value="34.39144" calcext:value-type="float">
            <text:p>34,39144</text:p>
          </table:table-cell>
          <table:table-cell office:value-type="float" office:value="1.681439" calcext:value-type="float">
            <text:p>1,681439</text:p>
          </table:table-cell>
          <table:table-cell office:value-type="float" office:value="50.51172" calcext:value-type="float">
            <text:p>50,51172</text:p>
          </table:table-cell>
          <table:table-cell office:value-type="float" office:value="4.517578" calcext:value-type="float">
            <text:p>4,517578</text:p>
          </table:table-cell>
          <table:table-cell office:value-type="float" office:value="-0.9715" calcext:value-type="float">
            <text:p>-0,9715</text:p>
          </table:table-cell>
          <table:table-cell office:value-type="float" office:value="9.43098" calcext:value-type="float">
            <text:p>9,43098</text:p>
          </table:table-cell>
          <table:table-cell office:value-type="float" office:value="-2.40671" calcext:value-type="float">
            <text:p>-2,40671</text:p>
          </table:table-cell>
          <table:table-cell office:value-type="float" office:value="16.526888" calcext:value-type="float">
            <text:p>16,526888</text:p>
          </table:table-cell>
          <table:table-cell office:value-type="float" office:value="-4.03516" calcext:value-type="float">
            <text:p>-4,03516</text:p>
          </table:table-cell>
          <table:table-cell office:value-type="float" office:value="22.511719" calcext:value-type="float">
            <text:p>22,511719</text:p>
          </table:table-cell>
          <table:table-cell office:value-type="string" calcext:value-type="string">
            <text:p>C</text:p>
          </table:table-cell>
          <table:table-cell office:value-type="float" office:value="103.76283" calcext:value-type="float">
            <text:p>103,76283</text:p>
          </table:table-cell>
          <table:table-cell office:value-type="float" office:value="69.192124" calcext:value-type="float">
            <text:p>69,192124</text:p>
          </table:table-cell>
          <table:table-cell office:value-type="float" office:value="88.022743" calcext:value-type="float">
            <text:p>88,022743</text:p>
          </table:table-cell>
          <table:table-cell office:value-type="float" office:value="68.024375" calcext:value-type="float">
            <text:p>68,024375</text:p>
          </table:table-cell>
          <table:table-cell office:value-type="float" office:value="72.221" calcext:value-type="float">
            <text:p>72,221</text:p>
          </table:table-cell>
          <table:table-cell office:value-type="float" office:value="67.867141" calcext:value-type="float">
            <text:p>67,867141</text:p>
          </table:table-cell>
          <table:table-cell office:value-type="string" calcext:value-type="string">
            <text:p>Z"</text:p>
          </table:table-cell>
          <table:table-cell office:value-type="string" calcext:value-type="string">
            <text:p>/&gt;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&lt;path</text:p>
          </table:table-cell>
          <table:table-cell office:value-type="string" calcext:value-type="string">
            <text:p>class="rectangle"</text:p>
          </table:table-cell>
          <table:table-cell office:value-type="string" calcext:value-type="string">
            <text:p>d="M</text:p>
          </table:table-cell>
          <table:table-cell office:value-type="float" office:value="72.220713" calcext:value-type="float">
            <text:p>72,220713</text:p>
          </table:table-cell>
          <table:table-cell office:value-type="float" office:value="13.642579" calcext:value-type="float">
            <text:p>13,642579</text:p>
          </table:table-cell>
          <table:table-cell office:value-type="string" calcext:value-type="string">
            <text:p>c</text:p>
          </table:table-cell>
          <table:table-cell office:value-type="float" office:value="17.785618" calcext:value-type="float">
            <text:p>17,785618</text:p>
          </table:table-cell>
          <table:table-cell office:value-type="float" office:value="0.226643" calcext:value-type="float">
            <text:p>0,226643</text:p>
          </table:table-cell>
          <table:table-cell office:value-type="float" office:value="35.425867" calcext:value-type="float">
            <text:p>35,425867</text:p>
          </table:table-cell>
          <table:table-cell office:value-type="float" office:value="2.095673" calcext:value-type="float">
            <text:p>2,095673</text:p>
          </table:table-cell>
          <table:table-cell office:value-type="float" office:value="51.826177" calcext:value-type="float">
            <text:p>51,826177</text:p>
          </table:table-cell>
          <table:table-cell office:value-type="float" office:value="5.478515" calcext:value-type="float">
            <text:p>5,478515</text:p>
          </table:table-cell>
          <table:table-cell office:value-type="float" office:value="0.0163" calcext:value-type="float">
            <text:p>0,0163</text:p>
          </table:table-cell>
          <table:table-cell office:value-type="float" office:value="8.550541" calcext:value-type="float">
            <text:p>8,550541</text:p>
          </table:table-cell>
          <table:table-cell office:value-type="float" office:value="-0.2405" calcext:value-type="float">
            <text:p>-0,2405</text:p>
          </table:table-cell>
          <table:table-cell office:value-type="float" office:value="15.776024" calcext:value-type="float">
            <text:p>15,776024</text:p>
          </table:table-cell>
          <table:table-cell office:value-type="float" office:value="-0.66993" calcext:value-type="float">
            <text:p>-0,66993</text:p>
          </table:table-cell>
          <table:table-cell office:value-type="float" office:value="22.142579" calcext:value-type="float">
            <text:p>22,142579</text:p>
          </table:table-cell>
          <table:table-cell office:value-type="float" office:value="-16.30731" calcext:value-type="float">
            <text:p>-16,30731</text:p>
          </table:table-cell>
          <table:table-cell office:value-type="float" office:value="-2.977217" calcext:value-type="float">
            <text:p>-2,977217</text:p>
          </table:table-cell>
          <table:table-cell office:value-type="float" office:value="-33.694314" calcext:value-type="float">
            <text:p>-33,694314</text:p>
          </table:table-cell>
          <table:table-cell office:value-type="float" office:value="-4.567316" calcext:value-type="float">
            <text:p>-4,567316</text:p>
          </table:table-cell>
          <table:table-cell office:value-type="float" office:value="-51.156247" calcext:value-type="float">
            <text:p>-51,156247</text:p>
          </table:table-cell>
          <table:table-cell office:value-type="float" office:value="-4.759766" calcext:value-type="float">
            <text:p>-4,759766</text:p>
          </table:table-cell>
          <table:table-cell office:value-type="string" calcext:value-type="string">
            <text:p>z"</text:p>
          </table:table-cell>
          <table:table-cell office:value-type="string" calcext:value-type="string">
            <text:p>/&gt;</text:p>
          </table:table-cell>
          <table:table-cell table:number-columns-repeated="72"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&lt;path</text:p>
          </table:table-cell>
          <table:table-cell office:value-type="string" calcext:value-type="string">
            <text:p>class="croix"</text:p>
          </table:table-cell>
          <table:table-cell office:value-type="string" calcext:value-type="string">
            <text:p>d="M</text:p>
          </table:table-cell>
          <table:table-cell office:value-type="float" office:value="32.6" calcext:value-type="float">
            <text:p>32,6</text:p>
          </table:table-cell>
          <table:table-cell office:value-type="float" office:value="55.59" calcext:value-type="float">
            <text:p>55,59</text:p>
          </table:table-cell>
          <table:table-cell office:value-type="string" calcext:value-type="string">
            <text:p>l</text:p>
          </table:table-cell>
          <table:table-cell office:value-type="float" office:value="0.01" calcext:value-type="float">
            <text:p>0,01</text:p>
          </table:table-cell>
          <table:table-cell office:value-type="float" office:value="4.42" calcext:value-type="float">
            <text:p>4,42</text:p>
          </table:table-cell>
          <table:table-cell office:value-type="string" calcext:value-type="string">
            <text:p>l</text:p>
          </table:table-cell>
          <table:table-cell office:value-type="float" office:value="4.07" calcext:value-type="float">
            <text:p>4,07</text:p>
          </table:table-cell>
          <table:table-cell office:value-type="float" office:value="-0.3" calcext:value-type="float">
            <text:p>-0,3</text:p>
          </table:table-cell>
          <table:table-cell office:value-type="string" calcext:value-type="string">
            <text:p>l</text:p>
          </table:table-cell>
          <table:table-cell office:value-type="float" office:value="0.03" calcext:value-type="float">
            <text:p>0,03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l</text:p>
          </table:table-cell>
          <table:table-cell office:value-type="float" office:value="4.26" calcext:value-type="float">
            <text:p>4,26</text:p>
          </table:table-cell>
          <table:table-cell office:value-type="float" office:value="-0.39" calcext:value-type="float">
            <text:p>-0,39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-4.45" calcext:value-type="float">
            <text:p>-4,45</text:p>
          </table:table-cell>
          <table:table-cell office:value-type="string" calcext:value-type="string">
            <text:p>l</text:p>
          </table:table-cell>
          <table:table-cell office:value-type="float" office:value="4.15" calcext:value-type="float">
            <text:p>4,15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l</text:p>
          </table:table-cell>
          <table:table-cell office:value-type="float" office:value="-0.05" calcext:value-type="float">
            <text:p>-0,05</text:p>
          </table:table-cell>
          <table:table-cell office:value-type="float" office:value="-4.01" calcext:value-type="float">
            <text:p>-4,01</text:p>
          </table:table-cell>
          <table:table-cell office:value-type="string" calcext:value-type="string">
            <text:p>l</text:p>
          </table:table-cell>
          <table:table-cell office:value-type="float" office:value="-4.04" calcext:value-type="float">
            <text:p>-4,04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l</text:p>
          </table:table-cell>
          <table:table-cell office:value-type="float" office:value="-0.12" calcext:value-type="float">
            <text:p>-0,12</text:p>
          </table:table-cell>
          <table:table-cell office:value-type="float" office:value="-4.44" calcext:value-type="float">
            <text:p>-4,44</text:p>
          </table:table-cell>
          <table:table-cell office:value-type="string" calcext:value-type="string">
            <text:p>l</text:p>
          </table:table-cell>
          <table:table-cell office:value-type="float" office:value="-4.28" calcext:value-type="float">
            <text:p>-4,28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l</text:p>
          </table:table-cell>
          <table:table-cell office:value-type="float" office:value="0.02" calcext:value-type="float">
            <text:p>0,02</text:p>
          </table:table-cell>
          <table:table-cell office:value-type="float" office:value="4.44" calcext:value-type="float">
            <text:p>4,4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/&gt;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&lt;path</text:p>
          </table:table-cell>
          <table:table-cell office:value-type="string" calcext:value-type="string">
            <text:p>class="croix"</text:p>
          </table:table-cell>
          <table:table-cell office:value-type="string" calcext:value-type="string">
            <text:p>d="M</text:p>
          </table:table-cell>
          <table:table-cell office:value-type="float" office:value="104.24" calcext:value-type="float">
            <text:p>104,24</text:p>
          </table:table-cell>
          <table:table-cell office:value-type="float" office:value="55.73" calcext:value-type="float">
            <text:p>55,73</text:p>
          </table:table-cell>
          <table:table-cell office:value-type="string" calcext:value-type="string">
            <text:p>l</text:p>
          </table:table-cell>
          <table:table-cell office:value-type="float" office:value="-0.01" calcext:value-type="float">
            <text:p>-0,01</text:p>
          </table:table-cell>
          <table:table-cell office:value-type="float" office:value="4.42" calcext:value-type="float">
            <text:p>4,42</text:p>
          </table:table-cell>
          <table:table-cell office:value-type="string" calcext:value-type="string">
            <text:p>l</text:p>
          </table:table-cell>
          <table:table-cell office:value-type="float" office:value="-4.07" calcext:value-type="float">
            <text:p>-4,07</text:p>
          </table:table-cell>
          <table:table-cell office:value-type="float" office:value="-0.3" calcext:value-type="float">
            <text:p>-0,3</text:p>
          </table:table-cell>
          <table:table-cell office:value-type="string" calcext:value-type="string">
            <text:p>l</text:p>
          </table:table-cell>
          <table:table-cell office:value-type="float" office:value="-0.03" calcext:value-type="float">
            <text:p>-0,03</text:p>
          </table:table-cell>
          <table:table-cell table:style-name="ce9" office:value-type="float" office:value="4.2" calcext:value-type="float">
            <text:p>4,20E+00</text:p>
          </table:table-cell>
          <table:table-cell office:value-type="string" calcext:value-type="string">
            <text:p>l</text:p>
          </table:table-cell>
          <table:table-cell office:value-type="float" office:value="-4.26" calcext:value-type="float">
            <text:p>-4,26</text:p>
          </table:table-cell>
          <table:table-cell office:value-type="float" office:value="-0.39" calcext:value-type="float">
            <text:p>-0,39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-4.45" calcext:value-type="float">
            <text:p>-4,45</text:p>
          </table:table-cell>
          <table:table-cell office:value-type="string" calcext:value-type="string">
            <text:p>l</text:p>
          </table:table-cell>
          <table:table-cell office:value-type="float" office:value="-4.15" calcext:value-type="float">
            <text:p>-4,15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l</text:p>
          </table:table-cell>
          <table:table-cell office:value-type="float" office:value="0.05" calcext:value-type="float">
            <text:p>0,05</text:p>
          </table:table-cell>
          <table:table-cell office:value-type="float" office:value="-4.01" calcext:value-type="float">
            <text:p>-4,01</text:p>
          </table:table-cell>
          <table:table-cell office:value-type="string" calcext:value-type="string">
            <text:p>l</text:p>
          </table:table-cell>
          <table:table-cell office:value-type="float" office:value="4.04" calcext:value-type="float">
            <text:p>4,04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l</text:p>
          </table:table-cell>
          <table:table-cell office:value-type="float" office:value="0.12" calcext:value-type="float">
            <text:p>0,12</text:p>
          </table:table-cell>
          <table:table-cell office:value-type="float" office:value="-4.44" calcext:value-type="float">
            <text:p>-4,44</text:p>
          </table:table-cell>
          <table:table-cell office:value-type="string" calcext:value-type="string">
            <text:p>l</text:p>
          </table:table-cell>
          <table:table-cell office:value-type="float" office:value="4.28" calcext:value-type="float">
            <text:p>4,28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l</text:p>
          </table:table-cell>
          <table:table-cell office:value-type="float" office:value="-0.02" calcext:value-type="float">
            <text:p>-0,02</text:p>
          </table:table-cell>
          <table:table-cell office:value-type="float" office:value="4.44" calcext:value-type="float">
            <text:p>4,4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/&gt;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&lt;path</text:p>
          </table:table-cell>
          <table:table-cell office:value-type="string" calcext:value-type="string">
            <text:p>class="croix"</text:p>
          </table:table-cell>
          <table:table-cell office:value-type="string" calcext:value-type="string">
            <text:p>d="M</text:p>
          </table:table-cell>
          <table:table-cell office:value-type="float" office:value="32.71" calcext:value-type="float">
            <text:p>32,71</text:p>
          </table:table-cell>
          <table:table-cell office:value-type="float" office:value="24.56" calcext:value-type="float">
            <text:p>24,56</text:p>
          </table:table-cell>
          <table:table-cell office:value-type="string" calcext:value-type="string">
            <text:p>l</text:p>
          </table:table-cell>
          <table:table-cell office:value-type="float" office:value="-0.03" calcext:value-type="float">
            <text:p>-0,03</text:p>
          </table:table-cell>
          <table:table-cell office:value-type="float" office:value="4.47" calcext:value-type="float">
            <text:p>4,47</text:p>
          </table:table-cell>
          <table:table-cell office:value-type="string" calcext:value-type="string">
            <text:p>l</text:p>
          </table:table-cell>
          <table:table-cell office:value-type="float" office:value="3.91" calcext:value-type="float">
            <text:p>3,91</text:p>
          </table:table-cell>
          <table:table-cell office:value-type="float" office:value="-0.4" calcext:value-type="float">
            <text:p>-0,4</text:p>
          </table:table-cell>
          <table:table-cell office:value-type="string" calcext:value-type="string">
            <text:p>l</text:p>
          </table:table-cell>
          <table:table-cell office:value-type="float" office:value="0.19" calcext:value-type="float">
            <text:p>0,19</text:p>
          </table:table-cell>
          <table:table-cell office:value-type="float" office:value="4.29" calcext:value-type="float">
            <text:p>4,29</text:p>
          </table:table-cell>
          <table:table-cell office:value-type="string" calcext:value-type="string">
            <text:p>l</text:p>
          </table:table-cell>
          <table:table-cell office:value-type="float" office:value="4.26" calcext:value-type="float">
            <text:p>4,26</text:p>
          </table:table-cell>
          <table:table-cell office:value-type="float" office:value="-0.39" calcext:value-type="float">
            <text:p>-0,39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-4.45" calcext:value-type="float">
            <text:p>-4,45</text:p>
          </table:table-cell>
          <table:table-cell office:value-type="string" calcext:value-type="string">
            <text:p>l</text:p>
          </table:table-cell>
          <table:table-cell office:value-type="float" office:value="4.15" calcext:value-type="float">
            <text:p>4,15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l</text:p>
          </table:table-cell>
          <table:table-cell office:value-type="float" office:value="-0.04" calcext:value-type="float">
            <text:p>-0,04</text:p>
          </table:table-cell>
          <table:table-cell office:value-type="float" office:value="-4.3" calcext:value-type="float">
            <text:p>-4,3</text:p>
          </table:table-cell>
          <table:table-cell office:value-type="string" calcext:value-type="string">
            <text:p>l</text:p>
          </table:table-cell>
          <table:table-cell office:value-type="float" office:value="-4.11" calcext:value-type="float">
            <text:p>-4,11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l</text:p>
          </table:table-cell>
          <table:table-cell office:value-type="float" office:value="-0.01" calcext:value-type="float">
            <text:p>-0,01</text:p>
          </table:table-cell>
          <table:table-cell office:value-type="float" office:value="-4.27" calcext:value-type="float">
            <text:p>-4,27</text:p>
          </table:table-cell>
          <table:table-cell office:value-type="string" calcext:value-type="string">
            <text:p>l</text:p>
          </table:table-cell>
          <table:table-cell office:value-type="float" office:value="-4.34" calcext:value-type="float">
            <text:p>-4,34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l</text:p>
          </table:table-cell>
          <table:table-cell office:value-type="float" office:value="0.06" calcext:value-type="float">
            <text:p>0,06</text:p>
          </table:table-cell>
          <table:table-cell office:value-type="float" office:value="4.29" calcext:value-type="float">
            <text:p>4,29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/&gt;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&lt;path</text:p>
          </table:table-cell>
          <table:table-cell office:value-type="string" calcext:value-type="string">
            <text:p>class="croix"</text:p>
          </table:table-cell>
          <table:table-cell office:value-type="string" calcext:value-type="string">
            <text:p>d="M</text:p>
          </table:table-cell>
          <table:table-cell office:value-type="float" office:value="104.13" calcext:value-type="float">
            <text:p>104,13</text:p>
          </table:table-cell>
          <table:table-cell office:value-type="float" office:value="24.58" calcext:value-type="float">
            <text:p>24,58</text:p>
          </table:table-cell>
          <table:table-cell office:value-type="string" calcext:value-type="string">
            <text:p>l</text:p>
          </table:table-cell>
          <table:table-cell office:value-type="float" office:value="0.03" calcext:value-type="float">
            <text:p>0,03</text:p>
          </table:table-cell>
          <table:table-cell office:value-type="float" office:value="4.47" calcext:value-type="float">
            <text:p>4,47</text:p>
          </table:table-cell>
          <table:table-cell office:value-type="string" calcext:value-type="string">
            <text:p>l</text:p>
          </table:table-cell>
          <table:table-cell office:value-type="float" office:value="-3.91" calcext:value-type="float">
            <text:p>-3,91</text:p>
          </table:table-cell>
          <table:table-cell office:value-type="float" office:value="-0.4" calcext:value-type="float">
            <text:p>-0,4</text:p>
          </table:table-cell>
          <table:table-cell office:value-type="string" calcext:value-type="string">
            <text:p>l</text:p>
          </table:table-cell>
          <table:table-cell office:value-type="float" office:value="-0.19" calcext:value-type="float">
            <text:p>-0,19</text:p>
          </table:table-cell>
          <table:table-cell table:style-name="ce9" office:value-type="float" office:value="4.29" calcext:value-type="float">
            <text:p>4,29E+00</text:p>
          </table:table-cell>
          <table:table-cell office:value-type="string" calcext:value-type="string">
            <text:p>l</text:p>
          </table:table-cell>
          <table:table-cell office:value-type="float" office:value="-4.26" calcext:value-type="float">
            <text:p>-4,26</text:p>
          </table:table-cell>
          <table:table-cell office:value-type="float" office:value="-0.39" calcext:value-type="float">
            <text:p>-0,39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-4.45" calcext:value-type="float">
            <text:p>-4,45</text:p>
          </table:table-cell>
          <table:table-cell office:value-type="string" calcext:value-type="string">
            <text:p>l</text:p>
          </table:table-cell>
          <table:table-cell office:value-type="float" office:value="-4.15" calcext:value-type="float">
            <text:p>-4,15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l</text:p>
          </table:table-cell>
          <table:table-cell office:value-type="float" office:value="0.04" calcext:value-type="float">
            <text:p>0,04</text:p>
          </table:table-cell>
          <table:table-cell office:value-type="float" office:value="-4.3" calcext:value-type="float">
            <text:p>-4,3</text:p>
          </table:table-cell>
          <table:table-cell office:value-type="string" calcext:value-type="string">
            <text:p>l</text:p>
          </table:table-cell>
          <table:table-cell office:value-type="float" office:value="4.11" calcext:value-type="float">
            <text:p>4,11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l</text:p>
          </table:table-cell>
          <table:table-cell office:value-type="float" office:value="0.01" calcext:value-type="float">
            <text:p>0,01</text:p>
          </table:table-cell>
          <table:table-cell office:value-type="float" office:value="-4.27" calcext:value-type="float">
            <text:p>-4,27</text:p>
          </table:table-cell>
          <table:table-cell office:value-type="string" calcext:value-type="string">
            <text:p>l</text:p>
          </table:table-cell>
          <table:table-cell office:value-type="float" office:value="4.34" calcext:value-type="float">
            <text:p>4,34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l</text:p>
          </table:table-cell>
          <table:table-cell office:value-type="float" office:value="-0.06" calcext:value-type="float">
            <text:p>-0,06</text:p>
          </table:table-cell>
          <table:table-cell office:value-type="float" office:value="4.29" calcext:value-type="float">
            <text:p>4,29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/&gt;</text:p>
          </table:table-cell>
          <table:table-cell table:number-columns-repeated="57"/>
        </table:table-row>
      </table:table>
      <table:table table:name="Feuille2" table:style-name="ta1">
        <table:table-column table:style-name="co1" table:number-columns-repeated="8" table:default-cell-style-name="ce8"/>
        <table:table-column table:style-name="co2" table:number-columns-repeated="5" table:default-cell-style-name="ce8"/>
        <table:table-column table:style-name="co1" table:number-columns-repeated="1011" table:default-cell-style-name="ce8"/>
        <table:table-row table:style-name="ro1">
          <table:table-cell office:value-type="string" calcext:value-type="string">
            <text:p>fact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écima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éplace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5" calcext:value-type="float">
            <text:p>5,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ille</text:p>
          </table:table-cell>
          <table:table-cell table:formula="of:=ROUND((W-2*deplacement)*Ratio;decimales)" office:value-type="float" office:value="137" calcext:value-type="float">
            <text:p>137</text:p>
          </table:table-cell>
          <table:table-cell office:value-type="string" calcext:value-type="string">
            <text:p>x</text:p>
          </table:table-cell>
          <table:table-cell table:formula="of:=(H-2*deplacement)*Ratio" office:value-type="float" office:value="170" calcext:value-type="float">
            <text:p>170</text:p>
          </table:table-cell>
          <table:table-cell office:value-type="string" calcext:value-type="string">
            <text:p>milieu</text:p>
          </table:table-cell>
          <table:table-cell table:formula="of:=[.B2]/2" office:value-type="float" office:value="68.5" calcext:value-type="float">
            <text:p>68,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IF(ISNUMBER([$Feuille1.A5]);ROUND(([$Feuille1.A5]-deplacement)*Ratio;decimales);IF([$Feuille1.A5]=&quot;&quot;;&quot;&quot;;[$Feuille1.A5]))" office:value-type="string" office:string-value="&lt;path" calcext:value-type="string">
            <text:p>&lt;path</text:p>
          </table:table-cell>
          <table:table-cell table:formula="of:=IF(ISNUMBER([$Feuille1.B5]);ROUND(([$Feuille1.B5]-deplacement)*Ratio;decimales);IF([$Feuille1.B5]=&quot;&quot;;&quot;&quot;;[$Feuille1.B5]))" office:value-type="string" office:string-value="class=&quot;outer&quot;" calcext:value-type="string">
            <text:p>class="outer"</text:p>
          </table:table-cell>
          <table:table-cell table:formula="of:=IF(ISNUMBER([$Feuille1.C5]);ROUND(([$Feuille1.C5]-deplacement)*Ratio;decimales);IF([$Feuille1.C5]=&quot;&quot;;&quot;&quot;;[$Feuille1.C5]))" office:value-type="string" office:string-value="d=&quot;M" calcext:value-type="string">
            <text:p>d="M</text:p>
          </table:table-cell>
          <table:table-cell table:formula="of:=IF(ISNUMBER([$Feuille1.D5]);ROUND(([$Feuille1.D5]-deplacement)*Ratio;decimales);IF([$Feuille1.D5]=&quot;&quot;;&quot;&quot;;[$Feuille1.D5]))" office:value-type="float" office:value="68.5" calcext:value-type="float">
            <text:p>68,5</text:p>
          </table:table-cell>
          <table:table-cell table:formula="of:=IF(ISNUMBER([$Feuille1.E5]);ROUND(([$Feuille1.E5]-deplacement)*Ratio;decimales);IF([$Feuille1.E5]=&quot;&quot;;&quot;&quot;;[$Feuille1.E5]))" office:value-type="float" office:value="1.47" calcext:value-type="float">
            <text:p>1,47</text:p>
          </table:table-cell>
          <table:table-cell table:formula="of:=IF(ISNUMBER([$Feuille1.F5]);ROUND(([$Feuille1.F5]-deplacement)*Ratio;decimales);IF([$Feuille1.F5]=&quot;&quot;;&quot;&quot;;[$Feuille1.F5]))" office:value-type="string" office:string-value="C" calcext:value-type="string">
            <text:p>C</text:p>
          </table:table-cell>
          <table:table-cell table:formula="of:=IF(ISNUMBER([$Feuille1.G5]);ROUND(([$Feuille1.G5]-deplacement)*Ratio;decimales);IF([$Feuille1.G5]=&quot;&quot;;&quot;&quot;;[$Feuille1.G5]))" office:value-type="float" office:value="46.46" calcext:value-type="float">
            <text:p>46,46</text:p>
          </table:table-cell>
          <table:table-cell table:style-name="ce3" table:formula="of:=IF(ISNUMBER([$Feuille1.H5]);ROUND(([$Feuille1.H5]-deplacement)*Ratio;decimales);IF([$Feuille1.H5]=&quot;&quot;;&quot;&quot;;[$Feuille1.H5]))" office:value-type="float" office:value="1.47" calcext:value-type="float">
            <text:p>1,47</text:p>
          </table:table-cell>
          <table:table-cell table:style-name="ce3" table:formula="of:=IF(ISNUMBER([$Feuille1.I5]);ROUND(([$Feuille1.I5]-deplacement)*Ratio;decimales);IF([$Feuille1.I5]=&quot;&quot;;&quot;&quot;;[$Feuille1.I5]))" office:value-type="float" office:value="24.42" calcext:value-type="float">
            <text:p>24,42</text:p>
          </table:table-cell>
          <table:table-cell table:style-name="ce3" table:formula="of:=IF(ISNUMBER([$Feuille1.J5]);ROUND(([$Feuille1.J5]-deplacement)*Ratio;decimales);IF([$Feuille1.J5]=&quot;&quot;;&quot;&quot;;[$Feuille1.J5]))" office:value-type="float" office:value="3.83" calcext:value-type="float">
            <text:p>3,83</text:p>
          </table:table-cell>
          <table:table-cell table:style-name="ce3" table:formula="of:=IF(ISNUMBER([$Feuille1.K5]);ROUND(([$Feuille1.K5]-deplacement)*Ratio;decimales);IF([$Feuille1.K5]=&quot;&quot;;&quot;&quot;;[$Feuille1.K5]))" office:value-type="float" office:value="4.26" calcext:value-type="float">
            <text:p>4,26</text:p>
          </table:table-cell>
          <table:table-cell table:style-name="ce3" table:formula="of:=IF(ISNUMBER([$Feuille1.L5]);ROUND(([$Feuille1.L5]-deplacement)*Ratio;decimales);IF([$Feuille1.L5]=&quot;&quot;;&quot;&quot;;[$Feuille1.L5]))" office:value-type="float" office:value="8.55" calcext:value-type="float">
            <text:p>8,55</text:p>
          </table:table-cell>
          <table:table-cell table:formula="of:=IF(ISNUMBER([$Feuille1.M5]);ROUND(([$Feuille1.M5]-deplacement)*Ratio;decimales);IF([$Feuille1.M5]=&quot;&quot;;&quot;&quot;;[$Feuille1.M5]))" office:value-type="string" office:string-value="L" calcext:value-type="string">
            <text:p>L</text:p>
          </table:table-cell>
          <table:table-cell table:style-name="ce3" table:formula="of:=IF(ISNUMBER([$Feuille1.N5]);ROUND(([$Feuille1.N5]-deplacement)*Ratio;decimales);IF([$Feuille1.N5]=&quot;&quot;;&quot;&quot;;[$Feuille1.N5]))" office:value-type="float" office:value="0.96" calcext:value-type="float">
            <text:p>0,96</text:p>
          </table:table-cell>
          <table:table-cell table:style-name="ce3" table:formula="of:=IF(ISNUMBER([$Feuille1.O5]);ROUND(([$Feuille1.O5]-deplacement)*Ratio;decimales);IF([$Feuille1.O5]=&quot;&quot;;&quot;&quot;;[$Feuille1.O5]))" office:value-type="float" office:value="9.32" calcext:value-type="float">
            <text:p>9,32</text:p>
          </table:table-cell>
          <table:table-cell table:style-name="ce3" table:formula="of:=IF(ISNUMBER([$Feuille1.P5]);ROUND(([$Feuille1.P5]-deplacement)*Ratio;decimales);IF([$Feuille1.P5]=&quot;&quot;;&quot;&quot;;[$Feuille1.P5]))" office:value-type="float" office:value="0.91" calcext:value-type="float">
            <text:p>0,91</text:p>
          </table:table-cell>
          <table:table-cell table:style-name="ce3" table:formula="of:=IF(ISNUMBER([$Feuille1.Q5]);ROUND(([$Feuille1.Q5]-deplacement)*Ratio;decimales);IF([$Feuille1.Q5]=&quot;&quot;;&quot;&quot;;[$Feuille1.Q5]))" office:value-type="float" office:value="12.71" calcext:value-type="float">
            <text:p>12,71</text:p>
          </table:table-cell>
          <table:table-cell table:formula="of:=IF(ISNUMBER([$Feuille1.R5]);ROUND(([$Feuille1.R5]-deplacement)*Ratio;decimales);IF([$Feuille1.R5]=&quot;&quot;;&quot;&quot;;[$Feuille1.R5]))" office:value-type="string" office:string-value="C" calcext:value-type="string">
            <text:p>C</text:p>
          </table:table-cell>
          <table:table-cell table:style-name="ce3" table:formula="of:=IF(ISNUMBER([$Feuille1.S5]);ROUND(([$Feuille1.S5]-deplacement)*Ratio;decimales);IF([$Feuille1.S5]=&quot;&quot;;&quot;&quot;;[$Feuille1.S5]))" office:value-type="float" office:value="0.08" calcext:value-type="float">
            <text:p>0,08</text:p>
          </table:table-cell>
          <table:table-cell table:style-name="ce3" table:formula="of:=IF(ISNUMBER([$Feuille1.T5]);ROUND(([$Feuille1.T5]-deplacement)*Ratio;decimales);IF([$Feuille1.T5]=&quot;&quot;;&quot;&quot;;[$Feuille1.T5]))" office:value-type="float" office:value="64.74" calcext:value-type="float">
            <text:p>64,74</text:p>
          </table:table-cell>
          <table:table-cell table:style-name="ce3" table:formula="of:=IF(ISNUMBER([$Feuille1.U5]);ROUND(([$Feuille1.U5]-deplacement)*Ratio;decimales);IF([$Feuille1.U5]=&quot;&quot;;&quot;&quot;;[$Feuille1.U5]))" office:value-type="float" office:value="8.6" calcext:value-type="float">
            <text:p>8,6</text:p>
          </table:table-cell>
          <table:table-cell table:style-name="ce3" table:formula="of:=IF(ISNUMBER([$Feuille1.V5]);ROUND(([$Feuille1.V5]-deplacement)*Ratio;decimales);IF([$Feuille1.V5]=&quot;&quot;;&quot;&quot;;[$Feuille1.V5]))" office:value-type="float" office:value="79.75" calcext:value-type="float">
            <text:p>79,75</text:p>
          </table:table-cell>
          <table:table-cell table:style-name="ce3" table:formula="of:=IF(ISNUMBER([$Feuille1.W5]);ROUND(([$Feuille1.W5]-deplacement)*Ratio;decimales);IF([$Feuille1.W5]=&quot;&quot;;&quot;&quot;;[$Feuille1.W5]))" office:value-type="float" office:value="13.49" calcext:value-type="float">
            <text:p>13,49</text:p>
          </table:table-cell>
          <table:table-cell table:style-name="ce3" table:formula="of:=IF(ISNUMBER([$Feuille1.X5]);ROUND(([$Feuille1.X5]-deplacement)*Ratio;decimales);IF([$Feuille1.X5]=&quot;&quot;;&quot;&quot;;[$Feuille1.X5]))" office:value-type="float" office:value="95.51" calcext:value-type="float">
            <text:p>95,51</text:p>
          </table:table-cell>
          <table:table-cell table:formula="of:=IF(ISNUMBER([$Feuille1.Y5]);ROUND(([$Feuille1.Y5]-deplacement)*Ratio;decimales);IF([$Feuille1.Y5]=&quot;&quot;;&quot;&quot;;[$Feuille1.Y5]))" office:value-type="string" office:string-value="l" calcext:value-type="string">
            <text:p>l</text:p>
          </table:table-cell>
          <table:table-cell table:style-name="ce3" table:formula="of:=IF(ISNUMBER([$Feuille1.Z5]);ROUND(([$Feuille1.Z5]-deplacement)*Ratio;decimales);IF([$Feuille1.Z5]=&quot;&quot;;&quot;&quot;;[$Feuille1.Z5]))" office:value-type="float" office:value="0.04" calcext:value-type="float">
            <text:p>0,04</text:p>
          </table:table-cell>
          <table:table-cell table:style-name="ce3" table:formula="of:=IF(ISNUMBER([$Feuille1.AA5]);ROUND(([$Feuille1.AA5]-deplacement)*Ratio;decimales);IF([$Feuille1.AA5]=&quot;&quot;;&quot;&quot;;[$Feuille1.AA5]))" office:value-type="float" office:value="0.12" calcext:value-type="float">
            <text:p>0,12</text:p>
          </table:table-cell>
          <table:table-cell table:style-name="ce3" table:formula="of:=IF(ISNUMBER([$Feuille1.AB5]);ROUND(([$Feuille1.AB5]-deplacement)*Ratio;decimales);IF([$Feuille1.AB5]=&quot;&quot;;&quot;&quot;;[$Feuille1.AB5]))" office:value-type="float" office:value="0.04" calcext:value-type="float">
            <text:p>0,04</text:p>
          </table:table-cell>
          <table:table-cell table:style-name="ce3" table:formula="of:=IF(ISNUMBER([$Feuille1.AC5]);ROUND(([$Feuille1.AC5]-deplacement)*Ratio;decimales);IF([$Feuille1.AC5]=&quot;&quot;;&quot;&quot;;[$Feuille1.AC5]))" office:value-type="float" office:value="0.11" calcext:value-type="float">
            <text:p>0,11</text:p>
          </table:table-cell>
          <table:table-cell table:formula="of:=IF(ISNUMBER([$Feuille1.AD5]);ROUND(([$Feuille1.AD5]-deplacement)*Ratio;decimales);IF([$Feuille1.AD5]=&quot;&quot;;&quot;&quot;;[$Feuille1.AD5]))" office:value-type="string" office:string-value="c" calcext:value-type="string">
            <text:p>c</text:p>
          </table:table-cell>
          <table:table-cell table:style-name="ce3" table:formula="of:=IF(ISNUMBER([$Feuille1.AE5]);ROUND(([$Feuille1.AE5]-deplacement)*Ratio;decimales);IF([$Feuille1.AE5]=&quot;&quot;;&quot;&quot;;[$Feuille1.AE5]))" office:value-type="float" office:value="10.39" calcext:value-type="float">
            <text:p>10,39</text:p>
          </table:table-cell>
          <table:table-cell table:style-name="ce3" table:formula="of:=IF(ISNUMBER([$Feuille1.AF5]);ROUND(([$Feuille1.AF5]-deplacement)*Ratio;decimales);IF([$Feuille1.AF5]=&quot;&quot;;&quot;&quot;;[$Feuille1.AF5]))" office:value-type="float" office:value="27.92" calcext:value-type="float">
            <text:p>27,92</text:p>
          </table:table-cell>
          <table:table-cell table:style-name="ce3" table:formula="of:=IF(ISNUMBER([$Feuille1.AG5]);ROUND(([$Feuille1.AG5]-deplacement)*Ratio;decimales);IF([$Feuille1.AG5]=&quot;&quot;;&quot;&quot;;[$Feuille1.AG5]))" office:value-type="float" office:value="22.74" calcext:value-type="float">
            <text:p>22,74</text:p>
          </table:table-cell>
          <table:table-cell table:style-name="ce3" table:formula="of:=IF(ISNUMBER([$Feuille1.AH5]);ROUND(([$Feuille1.AH5]-deplacement)*Ratio;decimales);IF([$Feuille1.AH5]=&quot;&quot;;&quot;&quot;;[$Feuille1.AH5]))" office:value-type="float" office:value="45.51" calcext:value-type="float">
            <text:p>45,51</text:p>
          </table:table-cell>
          <table:table-cell table:style-name="ce3" table:formula="of:=IF(ISNUMBER([$Feuille1.AI5]);ROUND(([$Feuille1.AI5]-deplacement)*Ratio;decimales);IF([$Feuille1.AI5]=&quot;&quot;;&quot;&quot;;[$Feuille1.AI5]))" office:value-type="float" office:value="33.18" calcext:value-type="float">
            <text:p>33,18</text:p>
          </table:table-cell>
          <table:table-cell table:style-name="ce3" table:formula="of:=IF(ISNUMBER([$Feuille1.AJ5]);ROUND(([$Feuille1.AJ5]-deplacement)*Ratio;decimales);IF([$Feuille1.AJ5]=&quot;&quot;;&quot;&quot;;[$Feuille1.AJ5]))" office:value-type="float" office:value="56.61" calcext:value-type="float">
            <text:p>56,61</text:p>
          </table:table-cell>
          <table:table-cell table:style-name="ce3" table:formula="of:=IF(ISNUMBER([$Feuille1.AK5]);ROUND(([$Feuille1.AK5]-deplacement)*Ratio;decimales);IF([$Feuille1.AK5]=&quot;&quot;;&quot;&quot;;[$Feuille1.AK5]))" office:value-type="float" office:value="5.22" calcext:value-type="float">
            <text:p>5,22</text:p>
          </table:table-cell>
          <table:table-cell table:style-name="ce3" table:formula="of:=IF(ISNUMBER([$Feuille1.AL5]);ROUND(([$Feuille1.AL5]-deplacement)*Ratio;decimales);IF([$Feuille1.AL5]=&quot;&quot;;&quot;&quot;;[$Feuille1.AL5]))" office:value-type="float" office:value="5.55" calcext:value-type="float">
            <text:p>5,55</text:p>
          </table:table-cell>
          <table:table-cell table:style-name="ce3" table:formula="of:=IF(ISNUMBER([$Feuille1.AM5]);ROUND(([$Feuille1.AM5]-deplacement)*Ratio;decimales);IF([$Feuille1.AM5]=&quot;&quot;;&quot;&quot;;[$Feuille1.AM5]))" office:value-type="float" office:value="9.96" calcext:value-type="float">
            <text:p>9,96</text:p>
          </table:table-cell>
          <table:table-cell table:style-name="ce3" table:formula="of:=IF(ISNUMBER([$Feuille1.AN5]);ROUND(([$Feuille1.AN5]-deplacement)*Ratio;decimales);IF([$Feuille1.AN5]=&quot;&quot;;&quot;&quot;;[$Feuille1.AN5]))" office:value-type="float" office:value="9.48" calcext:value-type="float">
            <text:p>9,48</text:p>
          </table:table-cell>
          <table:table-cell table:style-name="ce3" table:formula="of:=IF(ISNUMBER([$Feuille1.AO5]);ROUND(([$Feuille1.AO5]-deplacement)*Ratio;decimales);IF([$Feuille1.AO5]=&quot;&quot;;&quot;&quot;;[$Feuille1.AO5]))" office:value-type="float" office:value="13.75" calcext:value-type="float">
            <text:p>13,75</text:p>
          </table:table-cell>
          <table:table-cell table:style-name="ce3" table:formula="of:=IF(ISNUMBER([$Feuille1.AP5]);ROUND(([$Feuille1.AP5]-deplacement)*Ratio;decimales);IF([$Feuille1.AP5]=&quot;&quot;;&quot;&quot;;[$Feuille1.AP5]))" office:value-type="float" office:value="12.27" calcext:value-type="float">
            <text:p>12,27</text:p>
          </table:table-cell>
          <table:table-cell table:style-name="ce3" table:formula="of:=IF(ISNUMBER([$Feuille1.AQ5]);ROUND(([$Feuille1.AQ5]-deplacement)*Ratio;decimales);IF([$Feuille1.AQ5]=&quot;&quot;;&quot;&quot;;[$Feuille1.AQ5]))" office:value-type="float" office:value="2.33" calcext:value-type="float">
            <text:p>2,33</text:p>
          </table:table-cell>
          <table:table-cell table:style-name="ce3" table:formula="of:=IF(ISNUMBER([$Feuille1.AR5]);ROUND(([$Feuille1.AR5]-deplacement)*Ratio;decimales);IF([$Feuille1.AR5]=&quot;&quot;;&quot;&quot;;[$Feuille1.AR5]))" office:value-type="float" office:value="1.71" calcext:value-type="float">
            <text:p>1,71</text:p>
          </table:table-cell>
          <table:table-cell table:style-name="ce3" table:formula="of:=IF(ISNUMBER([$Feuille1.AS5]);ROUND(([$Feuille1.AS5]-deplacement)*Ratio;decimales);IF([$Feuille1.AS5]=&quot;&quot;;&quot;&quot;;[$Feuille1.AS5]))" office:value-type="float" office:value="4.15" calcext:value-type="float">
            <text:p>4,15</text:p>
          </table:table-cell>
          <table:table-cell table:style-name="ce3" table:formula="of:=IF(ISNUMBER([$Feuille1.AT5]);ROUND(([$Feuille1.AT5]-deplacement)*Ratio;decimales);IF([$Feuille1.AT5]=&quot;&quot;;&quot;&quot;;[$Feuille1.AT5]))" office:value-type="float" office:value="2.9" calcext:value-type="float">
            <text:p>2,9</text:p>
          </table:table-cell>
          <table:table-cell table:style-name="ce3" table:formula="of:=IF(ISNUMBER([$Feuille1.AU5]);ROUND(([$Feuille1.AU5]-deplacement)*Ratio;decimales);IF([$Feuille1.AU5]=&quot;&quot;;&quot;&quot;;[$Feuille1.AU5]))" office:value-type="float" office:value="5.65" calcext:value-type="float">
            <text:p>5,65</text:p>
          </table:table-cell>
          <table:table-cell table:style-name="ce3" table:formula="of:=IF(ISNUMBER([$Feuille1.AV5]);ROUND(([$Feuille1.AV5]-deplacement)*Ratio;decimales);IF([$Feuille1.AV5]=&quot;&quot;;&quot;&quot;;[$Feuille1.AV5]))" office:value-type="float" office:value="3.86" calcext:value-type="float">
            <text:p>3,86</text:p>
          </table:table-cell>
          <table:table-cell table:formula="of:=IF(ISNUMBER([$Feuille1.AW5]);ROUND(([$Feuille1.AW5]-deplacement)*Ratio;decimales);IF([$Feuille1.AW5]=&quot;&quot;;&quot;&quot;;[$Feuille1.AW5]))" office:value-type="string" office:string-value="l" calcext:value-type="string">
            <text:p>l</text:p>
          </table:table-cell>
          <table:table-cell table:style-name="ce3" table:formula="of:=IF(ISNUMBER([$Feuille1.AX5]);ROUND(([$Feuille1.AX5]-deplacement)*Ratio;decimales);IF([$Feuille1.AX5]=&quot;&quot;;&quot;&quot;;[$Feuille1.AX5]))" office:value-type="float" office:value="2.35" calcext:value-type="float">
            <text:p>2,35</text:p>
          </table:table-cell>
          <table:table-cell table:style-name="ce3" table:formula="of:=IF(ISNUMBER([$Feuille1.AY5]);ROUND(([$Feuille1.AY5]-deplacement)*Ratio;decimales);IF([$Feuille1.AY5]=&quot;&quot;;&quot;&quot;;[$Feuille1.AY5]))" office:value-type="float" office:value="1.52" calcext:value-type="float">
            <text:p>1,52</text:p>
          </table:table-cell>
          <table:table-cell table:style-name="ce3" table:formula="of:=IF(ISNUMBER([$Feuille1.AZ5]);ROUND(([$Feuille1.AZ5]-deplacement)*Ratio;decimales);IF([$Feuille1.AZ5]=&quot;&quot;;&quot;&quot;;[$Feuille1.AZ5]))" office:value-type="float" office:value="2.35" calcext:value-type="float">
            <text:p>2,35</text:p>
          </table:table-cell>
          <table:table-cell table:style-name="ce3" table:formula="of:=IF(ISNUMBER([$Feuille1.BA5]);ROUND(([$Feuille1.BA5]-deplacement)*Ratio;decimales);IF([$Feuille1.BA5]=&quot;&quot;;&quot;&quot;;[$Feuille1.BA5]))" office:value-type="float" office:value="-1.52" calcext:value-type="float">
            <text:p>-1,52</text:p>
          </table:table-cell>
          <table:table-cell table:formula="of:=IF(ISNUMBER([$Feuille1.BB5]);ROUND(([$Feuille1.BB5]-deplacement)*Ratio;decimales);IF([$Feuille1.BB5]=&quot;&quot;;&quot;&quot;;[$Feuille1.BB5]))" office:value-type="string" office:string-value="c" calcext:value-type="string">
            <text:p>c</text:p>
          </table:table-cell>
          <table:table-cell table:style-name="ce3" table:formula="of:=IF(ISNUMBER([$Feuille1.BC5]);ROUND(([$Feuille1.BC5]-deplacement)*Ratio;decimales);IF([$Feuille1.BC5]=&quot;&quot;;&quot;&quot;;[$Feuille1.BC5]))" office:value-type="float" office:value="1.5" calcext:value-type="float">
            <text:p>1,5</text:p>
          </table:table-cell>
          <table:table-cell table:style-name="ce3" table:formula="of:=IF(ISNUMBER([$Feuille1.BD5]);ROUND(([$Feuille1.BD5]-deplacement)*Ratio;decimales);IF([$Feuille1.BD5]=&quot;&quot;;&quot;&quot;;[$Feuille1.BD5]))" office:value-type="float" office:value="-0.97" calcext:value-type="float">
            <text:p>-0,97</text:p>
          </table:table-cell>
          <table:table-cell table:style-name="ce3" table:formula="of:=IF(ISNUMBER([$Feuille1.BE5]);ROUND(([$Feuille1.BE5]-deplacement)*Ratio;decimales);IF([$Feuille1.BE5]=&quot;&quot;;&quot;&quot;;[$Feuille1.BE5]))" office:value-type="float" office:value="3.32" calcext:value-type="float">
            <text:p>3,32</text:p>
          </table:table-cell>
          <table:table-cell table:style-name="ce3" table:formula="of:=IF(ISNUMBER([$Feuille1.BF5]);ROUND(([$Feuille1.BF5]-deplacement)*Ratio;decimales);IF([$Feuille1.BF5]=&quot;&quot;;&quot;&quot;;[$Feuille1.BF5]))" office:value-type="float" office:value="-2.15" calcext:value-type="float">
            <text:p>-2,15</text:p>
          </table:table-cell>
          <table:table-cell table:style-name="ce3" table:formula="of:=IF(ISNUMBER([$Feuille1.BG5]);ROUND(([$Feuille1.BG5]-deplacement)*Ratio;decimales);IF([$Feuille1.BG5]=&quot;&quot;;&quot;&quot;;[$Feuille1.BG5]))" office:value-type="float" office:value="5.65" calcext:value-type="float">
            <text:p>5,65</text:p>
          </table:table-cell>
          <table:table-cell table:style-name="ce3" table:formula="of:=IF(ISNUMBER([$Feuille1.BH5]);ROUND(([$Feuille1.BH5]-deplacement)*Ratio;decimales);IF([$Feuille1.BH5]=&quot;&quot;;&quot;&quot;;[$Feuille1.BH5]))" office:value-type="float" office:value="-3.86" calcext:value-type="float">
            <text:p>-3,86</text:p>
          </table:table-cell>
          <table:table-cell table:style-name="ce3" table:formula="of:=IF(ISNUMBER([$Feuille1.BI5]);ROUND(([$Feuille1.BI5]-deplacement)*Ratio;decimales);IF([$Feuille1.BI5]=&quot;&quot;;&quot;&quot;;[$Feuille1.BI5]))" office:value-type="float" office:value="3.79" calcext:value-type="float">
            <text:p>3,79</text:p>
          </table:table-cell>
          <table:table-cell table:style-name="ce3" table:formula="of:=IF(ISNUMBER([$Feuille1.BJ5]);ROUND(([$Feuille1.BJ5]-deplacement)*Ratio;decimales);IF([$Feuille1.BJ5]=&quot;&quot;;&quot;&quot;;[$Feuille1.BJ5]))" office:value-type="float" office:value="-2.79" calcext:value-type="float">
            <text:p>-2,79</text:p>
          </table:table-cell>
          <table:table-cell table:style-name="ce3" table:formula="of:=IF(ISNUMBER([$Feuille1.BK5]);ROUND(([$Feuille1.BK5]-deplacement)*Ratio;decimales);IF([$Feuille1.BK5]=&quot;&quot;;&quot;&quot;;[$Feuille1.BK5]))" office:value-type="float" office:value="8.53" calcext:value-type="float">
            <text:p>8,53</text:p>
          </table:table-cell>
          <table:table-cell table:style-name="ce3" table:formula="of:=IF(ISNUMBER([$Feuille1.BL5]);ROUND(([$Feuille1.BL5]-deplacement)*Ratio;decimales);IF([$Feuille1.BL5]=&quot;&quot;;&quot;&quot;;[$Feuille1.BL5]))" office:value-type="float" office:value="-6.71" calcext:value-type="float">
            <text:p>-6,71</text:p>
          </table:table-cell>
          <table:table-cell table:style-name="ce3" table:formula="of:=IF(ISNUMBER([$Feuille1.BM5]);ROUND(([$Feuille1.BM5]-deplacement)*Ratio;decimales);IF([$Feuille1.BM5]=&quot;&quot;;&quot;&quot;;[$Feuille1.BM5]))" office:value-type="float" office:value="13.75" calcext:value-type="float">
            <text:p>13,75</text:p>
          </table:table-cell>
          <table:table-cell table:style-name="ce3" table:formula="of:=IF(ISNUMBER([$Feuille1.BN5]);ROUND(([$Feuille1.BN5]-deplacement)*Ratio;decimales);IF([$Feuille1.BN5]=&quot;&quot;;&quot;&quot;;[$Feuille1.BN5]))" office:value-type="float" office:value="-12.26" calcext:value-type="float">
            <text:p>-12,26</text:p>
          </table:table-cell>
          <table:table-cell table:style-name="ce3" table:formula="of:=IF(ISNUMBER([$Feuille1.BO5]);ROUND(([$Feuille1.BO5]-deplacement)*Ratio;decimales);IF([$Feuille1.BO5]=&quot;&quot;;&quot;&quot;;[$Feuille1.BO5]))" office:value-type="float" office:value="10.43" calcext:value-type="float">
            <text:p>10,43</text:p>
          </table:table-cell>
          <table:table-cell table:style-name="ce3" table:formula="of:=IF(ISNUMBER([$Feuille1.BP5]);ROUND(([$Feuille1.BP5]-deplacement)*Ratio;decimales);IF([$Feuille1.BP5]=&quot;&quot;;&quot;&quot;;[$Feuille1.BP5]))" office:value-type="float" office:value="-11.1" calcext:value-type="float">
            <text:p>-11,1</text:p>
          </table:table-cell>
          <table:table-cell table:style-name="ce3" table:formula="of:=IF(ISNUMBER([$Feuille1.BQ5]);ROUND(([$Feuille1.BQ5]-deplacement)*Ratio;decimales);IF([$Feuille1.BQ5]=&quot;&quot;;&quot;&quot;;[$Feuille1.BQ5]))" office:value-type="float" office:value="22.78" calcext:value-type="float">
            <text:p>22,78</text:p>
          </table:table-cell>
          <table:table-cell table:style-name="ce3" table:formula="of:=IF(ISNUMBER([$Feuille1.BR5]);ROUND(([$Feuille1.BR5]-deplacement)*Ratio;decimales);IF([$Feuille1.BR5]=&quot;&quot;;&quot;&quot;;[$Feuille1.BR5]))" office:value-type="float" office:value="-28.69" calcext:value-type="float">
            <text:p>-28,69</text:p>
          </table:table-cell>
          <table:table-cell table:style-name="ce3" table:formula="of:=IF(ISNUMBER([$Feuille1.BS5]);ROUND(([$Feuille1.BS5]-deplacement)*Ratio;decimales);IF([$Feuille1.BS5]=&quot;&quot;;&quot;&quot;;[$Feuille1.BS5]))" office:value-type="float" office:value="33.18" calcext:value-type="float">
            <text:p>33,18</text:p>
          </table:table-cell>
          <table:table-cell table:style-name="ce3" table:formula="of:=IF(ISNUMBER([$Feuille1.BT5]);ROUND(([$Feuille1.BT5]-deplacement)*Ratio;decimales);IF([$Feuille1.BT5]=&quot;&quot;;&quot;&quot;;[$Feuille1.BT5]))" office:value-type="float" office:value="-56.61" calcext:value-type="float">
            <text:p>-56,61</text:p>
          </table:table-cell>
          <table:table-cell table:formula="of:=IF(ISNUMBER([$Feuille1.BU5]);ROUND(([$Feuille1.BU5]-deplacement)*Ratio;decimales);IF([$Feuille1.BU5]=&quot;&quot;;&quot;&quot;;[$Feuille1.BU5]))" office:value-type="string" office:string-value="l" calcext:value-type="string">
            <text:p>l</text:p>
          </table:table-cell>
          <table:table-cell table:style-name="ce3" table:formula="of:=IF(ISNUMBER([$Feuille1.BV5]);ROUND(([$Feuille1.BV5]-deplacement)*Ratio;decimales);IF([$Feuille1.BV5]=&quot;&quot;;&quot;&quot;;[$Feuille1.BV5]))" office:value-type="float" office:value="0.04" calcext:value-type="float">
            <text:p>0,04</text:p>
          </table:table-cell>
          <table:table-cell table:style-name="ce3" table:formula="of:=IF(ISNUMBER([$Feuille1.BW5]);ROUND(([$Feuille1.BW5]-deplacement)*Ratio;decimales);IF([$Feuille1.BW5]=&quot;&quot;;&quot;&quot;;[$Feuille1.BW5]))" office:value-type="float" office:value="-0.11" calcext:value-type="float">
            <text:p>-0,11</text:p>
          </table:table-cell>
          <table:table-cell table:style-name="ce3" table:formula="of:=IF(ISNUMBER([$Feuille1.BX5]);ROUND(([$Feuille1.BX5]-deplacement)*Ratio;decimales);IF([$Feuille1.BX5]=&quot;&quot;;&quot;&quot;;[$Feuille1.BX5]))" office:value-type="float" office:value="0.04" calcext:value-type="float">
            <text:p>0,04</text:p>
          </table:table-cell>
          <table:table-cell table:style-name="ce3" table:formula="of:=IF(ISNUMBER([$Feuille1.BY5]);ROUND(([$Feuille1.BY5]-deplacement)*Ratio;decimales);IF([$Feuille1.BY5]=&quot;&quot;;&quot;&quot;;[$Feuille1.BY5]))" office:value-type="float" office:value="-0.12" calcext:value-type="float">
            <text:p>-0,12</text:p>
          </table:table-cell>
          <table:table-cell table:formula="of:=IF(ISNUMBER([$Feuille1.BZ5]);ROUND(([$Feuille1.BZ5]-deplacement)*Ratio;decimales);IF([$Feuille1.BZ5]=&quot;&quot;;&quot;&quot;;[$Feuille1.BZ5]))" office:value-type="string" office:string-value="c" calcext:value-type="string">
            <text:p>c</text:p>
          </table:table-cell>
          <table:table-cell table:style-name="ce3" table:formula="of:=IF(ISNUMBER([$Feuille1.CA5]);ROUND(([$Feuille1.CA5]-deplacement)*Ratio;decimales);IF([$Feuille1.CA5]=&quot;&quot;;&quot;&quot;;[$Feuille1.CA5]))" office:value-type="float" office:value="4.89" calcext:value-type="float">
            <text:p>4,89</text:p>
          </table:table-cell>
          <table:table-cell table:style-name="ce3" table:formula="of:=IF(ISNUMBER([$Feuille1.CB5]);ROUND(([$Feuille1.CB5]-deplacement)*Ratio;decimales);IF([$Feuille1.CB5]=&quot;&quot;;&quot;&quot;;[$Feuille1.CB5]))" office:value-type="float" office:value="-15.75" calcext:value-type="float">
            <text:p>-15,75</text:p>
          </table:table-cell>
          <table:table-cell table:style-name="ce3" table:formula="of:=IF(ISNUMBER([$Feuille1.CC5]);ROUND(([$Feuille1.CC5]-deplacement)*Ratio;decimales);IF([$Feuille1.CC5]=&quot;&quot;;&quot;&quot;;[$Feuille1.CC5]))" office:value-type="float" office:value="13.41" calcext:value-type="float">
            <text:p>13,41</text:p>
          </table:table-cell>
          <table:table-cell table:style-name="ce3" table:formula="of:=IF(ISNUMBER([$Feuille1.CD5]);ROUND(([$Feuille1.CD5]-deplacement)*Ratio;decimales);IF([$Feuille1.CD5]=&quot;&quot;;&quot;&quot;;[$Feuille1.CD5]))" office:value-type="float" office:value="-30.77" calcext:value-type="float">
            <text:p>-30,77</text:p>
          </table:table-cell>
          <table:table-cell table:style-name="ce3" table:formula="of:=IF(ISNUMBER([$Feuille1.CE5]);ROUND(([$Feuille1.CE5]-deplacement)*Ratio;decimales);IF([$Feuille1.CE5]=&quot;&quot;;&quot;&quot;;[$Feuille1.CE5]))" office:value-type="float" office:value="12.58" calcext:value-type="float">
            <text:p>12,58</text:p>
          </table:table-cell>
          <table:table-cell table:style-name="ce3" table:formula="of:=IF(ISNUMBER([$Feuille1.CF5]);ROUND(([$Feuille1.CF5]-deplacement)*Ratio;decimales);IF([$Feuille1.CF5]=&quot;&quot;;&quot;&quot;;[$Feuille1.CF5]))" office:value-type="float" office:value="-82.74" calcext:value-type="float">
            <text:p>-82,74</text:p>
          </table:table-cell>
          <table:table-cell table:formula="of:=IF(ISNUMBER([$Feuille1.CG5]);ROUND(([$Feuille1.CG5]-deplacement)*Ratio;decimales);IF([$Feuille1.CG5]=&quot;&quot;;&quot;&quot;;[$Feuille1.CG5]))" office:value-type="string" office:string-value="l" calcext:value-type="string">
            <text:p>l</text:p>
          </table:table-cell>
          <table:table-cell table:style-name="ce3" table:formula="of:=IF(ISNUMBER([$Feuille1.CH5]);ROUND(([$Feuille1.CH5]-deplacement)*Ratio;decimales);IF([$Feuille1.CH5]=&quot;&quot;;&quot;&quot;;[$Feuille1.CH5]))" office:value-type="float" office:value="-0.05" calcext:value-type="float">
            <text:p>-0,05</text:p>
          </table:table-cell>
          <table:table-cell table:style-name="ce3" table:formula="of:=IF(ISNUMBER([$Feuille1.CI5]);ROUND(([$Feuille1.CI5]-deplacement)*Ratio;decimales);IF([$Feuille1.CI5]=&quot;&quot;;&quot;&quot;;[$Feuille1.CI5]))" office:value-type="float" office:value="-3.38" calcext:value-type="float">
            <text:p>-3,38</text:p>
          </table:table-cell>
          <table:table-cell table:style-name="ce3" table:formula="of:=IF(ISNUMBER([$Feuille1.CJ5]);ROUND(([$Feuille1.CJ5]-deplacement)*Ratio;decimales);IF([$Feuille1.CJ5]=&quot;&quot;;&quot;&quot;;[$Feuille1.CJ5]))" office:value-type="float" office:value="-3.29" calcext:value-type="float">
            <text:p>-3,29</text:p>
          </table:table-cell>
          <table:table-cell table:style-name="ce3" table:formula="of:=IF(ISNUMBER([$Feuille1.CK5]);ROUND(([$Feuille1.CK5]-deplacement)*Ratio;decimales);IF([$Feuille1.CK5]=&quot;&quot;;&quot;&quot;;[$Feuille1.CK5]))" office:value-type="float" office:value="-0.78" calcext:value-type="float">
            <text:p>-0,78</text:p>
          </table:table-cell>
          <table:table-cell table:formula="of:=IF(ISNUMBER([$Feuille1.CL5]);ROUND(([$Feuille1.CL5]-deplacement)*Ratio;decimales);IF([$Feuille1.CL5]=&quot;&quot;;&quot;&quot;;[$Feuille1.CL5]))" office:value-type="string" office:string-value="C" calcext:value-type="string">
            <text:p>C</text:p>
          </table:table-cell>
          <table:table-cell table:style-name="ce3" table:formula="of:=IF(ISNUMBER([$Feuille1.CM5]);ROUND(([$Feuille1.CM5]-deplacement)*Ratio;decimales);IF([$Feuille1.CM5]=&quot;&quot;;&quot;&quot;;[$Feuille1.CM5]))" office:value-type="float" office:value="112.58" calcext:value-type="float">
            <text:p>112,58</text:p>
          </table:table-cell>
          <table:table-cell table:style-name="ce3" table:formula="of:=IF(ISNUMBER([$Feuille1.CN5]);ROUND(([$Feuille1.CN5]-deplacement)*Ratio;decimales);IF([$Feuille1.CN5]=&quot;&quot;;&quot;&quot;;[$Feuille1.CN5]))" office:value-type="float" office:value="3.86" calcext:value-type="float">
            <text:p>3,86</text:p>
          </table:table-cell>
          <table:table-cell table:style-name="ce3" table:formula="of:=IF(ISNUMBER([$Feuille1.CO5]);ROUND(([$Feuille1.CO5]-deplacement)*Ratio;decimales);IF([$Feuille1.CO5]=&quot;&quot;;&quot;&quot;;[$Feuille1.CO5]))" office:value-type="float" office:value="90.54" calcext:value-type="float">
            <text:p>90,54</text:p>
          </table:table-cell>
          <table:table-cell table:style-name="ce3" table:formula="of:=IF(ISNUMBER([$Feuille1.CP5]);ROUND(([$Feuille1.CP5]-deplacement)*Ratio;decimales);IF([$Feuille1.CP5]=&quot;&quot;;&quot;&quot;;[$Feuille1.CP5]))" office:value-type="float" office:value="1.48" calcext:value-type="float">
            <text:p>1,48</text:p>
          </table:table-cell>
          <table:table-cell table:style-name="ce3" table:formula="of:=IF(ISNUMBER([$Feuille1.CQ5]);ROUND(([$Feuille1.CQ5]-deplacement)*Ratio;decimales);IF([$Feuille1.CQ5]=&quot;&quot;;&quot;&quot;;[$Feuille1.CQ5]))" office:value-type="float" office:value="68.5" calcext:value-type="float">
            <text:p>68,5</text:p>
          </table:table-cell>
          <table:table-cell table:style-name="ce3" table:formula="of:=IF(ISNUMBER([$Feuille1.CR5]);ROUND(([$Feuille1.CR5]-deplacement)*Ratio;decimales);IF([$Feuille1.CR5]=&quot;&quot;;&quot;&quot;;[$Feuille1.CR5]))" office:value-type="float" office:value="1.47" calcext:value-type="float">
            <text:p>1,47</text:p>
          </table:table-cell>
          <table:table-cell table:formula="of:=IF(ISNUMBER([$Feuille1.CS5]);ROUND(([$Feuille1.CS5]-deplacement)*Ratio;decimales);IF([$Feuille1.CS5]=&quot;&quot;;&quot;&quot;;[$Feuille1.CS5]))" office:value-type="string" office:string-value="Z&quot;" calcext:value-type="string">
            <text:p>Z"</text:p>
          </table:table-cell>
          <table:table-cell table:formula="of:=IF(ISNUMBER([$Feuille1.CT5]);ROUND(([$Feuille1.CT5]-deplacement)*Ratio;decimales);IF([$Feuille1.CT5]=&quot;&quot;;&quot;&quot;;[$Feuille1.CT5]))" office:value-type="string" office:string-value="/&gt;" calcext:value-type="string">
            <text:p>/&gt;</text:p>
          </table:table-cell>
          <table:table-cell table:formula="of:=IF(ISNUMBER([$Feuille1.CU5]);ROUND(([$Feuille1.CU5]-deplacement)*Ratio;decimales);IF([$Feuille1.CU5]=&quot;&quot;;&quot;&quot;;[$Feuille1.CU5]))">
            <text:p/>
          </table:table-cell>
          <table:table-cell table:formula="of:=IF(ISNUMBER([$Feuille1.CV5]);ROUND(([$Feuille1.CV5]-deplacement)*Ratio;decimales);IF([$Feuille1.CV5]=&quot;&quot;;&quot;&quot;;[$Feuille1.CV5]))">
            <text:p/>
          </table:table-cell>
          <table:table-cell table:formula="of:=IF(ISNUMBER([$Feuille1.CW5]);ROUND(([$Feuille1.CW5]-deplacement)*Ratio;decimales);IF([$Feuille1.CW5]=&quot;&quot;;&quot;&quot;;[$Feuille1.CW5]))">
            <text:p/>
          </table:table-cell>
          <table:table-cell table:formula="of:=IF(ISNUMBER([$Feuille1.CX5]);ROUND(([$Feuille1.CX5]-deplacement)*Ratio;decimales);IF([$Feuille1.CX5]=&quot;&quot;;&quot;&quot;;[$Feuille1.CX5]))">
            <text:p/>
          </table:table-cell>
          <table:table-cell table:formula="of:=IF(ISNUMBER([$Feuille1.CY5]);ROUND(([$Feuille1.CY5]-deplacement)*Ratio;decimales);IF([$Feuille1.CY5]=&quot;&quot;;&quot;&quot;;[$Feuille1.CY5]))">
            <text:p/>
          </table:table-cell>
          <table:table-cell table:formula="of:=IF(ISNUMBER([$Feuille1.CZ5]);ROUND(([$Feuille1.CZ5]-deplacement)*Ratio;decimales);IF([$Feuille1.CZ5]=&quot;&quot;;&quot;&quot;;[$Feuille1.CZ5]))">
            <text:p/>
          </table:table-cell>
          <table:table-cell table:formula="of:=IF(ISNUMBER([$Feuille1.DA5]);ROUND(([$Feuille1.DA5]-deplacement)*Ratio;decimales);IF([$Feuille1.DA5]=&quot;&quot;;&quot;&quot;;[$Feuille1.DA5]))">
            <text:p/>
          </table:table-cell>
          <table:table-cell table:formula="of:=IF(ISNUMBER([$Feuille1.DB5]);ROUND(([$Feuille1.DB5]-deplacement)*Ratio;decimales);IF([$Feuille1.DB5]=&quot;&quot;;&quot;&quot;;[$Feuille1.DB5]))">
            <text:p/>
          </table:table-cell>
          <table:table-cell table:formula="of:=IF(ISNUMBER([$Feuille1.DC5]);ROUND(([$Feuille1.DC5]-deplacement)*Ratio;decimales);IF([$Feuille1.DC5]=&quot;&quot;;&quot;&quot;;[$Feuille1.DC5]))">
            <text:p/>
          </table:table-cell>
          <table:table-cell table:formula="of:=IF(ISNUMBER([$Feuille1.DD5]);ROUND(([$Feuille1.DD5]-deplacement)*Ratio;decimales);IF([$Feuille1.DD5]=&quot;&quot;;&quot;&quot;;[$Feuille1.DD5]))">
            <text:p/>
          </table:table-cell>
          <table:table-cell table:formula="of:=IF(ISNUMBER([$Feuille1.DE5]);ROUND(([$Feuille1.DE5]-deplacement)*Ratio;decimales);IF([$Feuille1.DE5]=&quot;&quot;;&quot;&quot;;[$Feuille1.DE5]))">
            <text:p/>
          </table:table-cell>
          <table:table-cell table:formula="of:=IF(ISNUMBER([$Feuille1.DF5]);ROUND(([$Feuille1.DF5]-deplacement)*Ratio;decimales);IF([$Feuille1.DF5]=&quot;&quot;;&quot;&quot;;[$Feuille1.DF5]))">
            <text:p/>
          </table:table-cell>
          <table:table-cell table:formula="of:=IF(ISNUMBER([$Feuille1.DG5]);ROUND(([$Feuille1.DG5]-deplacement)*Ratio;decimales);IF([$Feuille1.DG5]=&quot;&quot;;&quot;&quot;;[$Feuille1.DG5]))">
            <text:p/>
          </table:table-cell>
          <table:table-cell table:formula="of:=IF(ISNUMBER([$Feuille1.DH5]);ROUND(([$Feuille1.DH5]-deplacement)*Ratio;decimales);IF([$Feuille1.DH5]=&quot;&quot;;&quot;&quot;;[$Feuille1.DH5]))">
            <text:p/>
          </table:table-cell>
          <table:table-cell table:formula="of:=IF(ISNUMBER([$Feuille1.DI5]);ROUND(([$Feuille1.DI5]-deplacement)*Ratio;decimales);IF([$Feuille1.DI5]=&quot;&quot;;&quot;&quot;;[$Feuille1.DI5]))">
            <text:p/>
          </table:table-cell>
          <table:table-cell table:formula="of:=IF(ISNUMBER([$Feuille1.DJ5]);ROUND(([$Feuille1.DJ5]-deplacement)*Ratio;decimales);IF([$Feuille1.DJ5]=&quot;&quot;;&quot;&quot;;[$Feuille1.DJ5]))">
            <text:p/>
          </table:table-cell>
          <table:table-cell table:formula="of:=IF(ISNUMBER([$Feuille1.DK5]);ROUND(([$Feuille1.DK5]-deplacement)*Ratio;decimales);IF([$Feuille1.DK5]=&quot;&quot;;&quot;&quot;;[$Feuille1.DK5]))">
            <text:p/>
          </table:table-cell>
          <table:table-cell table:formula="of:=IF(ISNUMBER([$Feuille1.DL5]);ROUND(([$Feuille1.DL5]-deplacement)*Ratio;decimales);IF([$Feuille1.DL5]=&quot;&quot;;&quot;&quot;;[$Feuille1.DL5]))">
            <text:p/>
          </table:table-cell>
          <table:table-cell table:formula="of:=IF(ISNUMBER([$Feuille1.DM5]);ROUND(([$Feuille1.DM5]-deplacement)*Ratio;decimales);IF([$Feuille1.DM5]=&quot;&quot;;&quot;&quot;;[$Feuille1.DM5]))">
            <text:p/>
          </table:table-cell>
          <table:table-cell table:formula="of:=IF(ISNUMBER([$Feuille1.DN5]);ROUND(([$Feuille1.DN5]-deplacement)*Ratio;decimales);IF([$Feuille1.DN5]=&quot;&quot;;&quot;&quot;;[$Feuille1.DN5]))">
            <text:p/>
          </table:table-cell>
          <table:table-cell table:formula="of:=IF(ISNUMBER([$Feuille1.DO5]);ROUND(([$Feuille1.DO5]-deplacement)*Ratio;decimales);IF([$Feuille1.DO5]=&quot;&quot;;&quot;&quot;;[$Feuille1.DO5]))">
            <text:p/>
          </table:table-cell>
          <table:table-cell table:formula="of:=IF(ISNUMBER([$Feuille1.DP5]);ROUND(([$Feuille1.DP5]-deplacement)*Ratio;decimales);IF([$Feuille1.DP5]=&quot;&quot;;&quot;&quot;;[$Feuille1.DP5]))">
            <text:p/>
          </table:table-cell>
          <table:table-cell table:formula="of:=IF(ISNUMBER([$Feuille1.DQ5]);ROUND(([$Feuille1.DQ5]-deplacement)*Ratio;decimales);IF([$Feuille1.DQ5]=&quot;&quot;;&quot;&quot;;[$Feuille1.DQ5]))">
            <text:p/>
          </table:table-cell>
          <table:table-cell table:formula="of:=IF(ISNUMBER([$Feuille1.DR5]);ROUND(([$Feuille1.DR5]-deplacement)*Ratio;decimales);IF([$Feuille1.DR5]=&quot;&quot;;&quot;&quot;;[$Feuille1.DR5]))">
            <text:p/>
          </table:table-cell>
          <table:table-cell table:formula="of:=IF(ISNUMBER([$Feuille1.DS5]);ROUND(([$Feuille1.DS5]-deplacement)*Ratio;decimales);IF([$Feuille1.DS5]=&quot;&quot;;&quot;&quot;;[$Feuille1.DS5]))">
            <text:p/>
          </table:table-cell>
          <table:table-cell table:formula="of:=IF(ISNUMBER([$Feuille1.DT5]);ROUND(([$Feuille1.DT5]-deplacement)*Ratio;decimales);IF([$Feuille1.DT5]=&quot;&quot;;&quot;&quot;;[$Feuille1.DT5]))">
            <text:p/>
          </table:table-cell>
          <table:table-cell table:formula="of:=IF(ISNUMBER([$Feuille1.DU5]);ROUND(([$Feuille1.DU5]-deplacement)*Ratio;decimales);IF([$Feuille1.DU5]=&quot;&quot;;&quot;&quot;;[$Feuille1.DU5]))">
            <text:p/>
          </table:table-cell>
          <table:table-cell table:formula="of:=IF(ISNUMBER([$Feuille1.DV5]);ROUND(([$Feuille1.DV5]-deplacement)*Ratio;decimales);IF([$Feuille1.DV5]=&quot;&quot;;&quot;&quot;;[$Feuille1.DV5]))">
            <text:p/>
          </table:table-cell>
          <table:table-cell table:formula="of:=IF(ISNUMBER([$Feuille1.DW5]);ROUND(([$Feuille1.DW5]-deplacement)*Ratio;decimales);IF([$Feuille1.DW5]=&quot;&quot;;&quot;&quot;;[$Feuille1.DW5]))">
            <text:p/>
          </table:table-cell>
          <table:table-cell table:formula="of:=IF(ISNUMBER([$Feuille1.DX5]);ROUND(([$Feuille1.DX5]-deplacement)*Ratio;decimales);IF([$Feuille1.DX5]=&quot;&quot;;&quot;&quot;;[$Feuille1.DX5]))">
            <text:p/>
          </table:table-cell>
          <table:table-cell table:formula="of:=IF(ISNUMBER([$Feuille1.DY5]);ROUND(([$Feuille1.DY5]-deplacement)*Ratio;decimales);IF([$Feuille1.DY5]=&quot;&quot;;&quot;&quot;;[$Feuille1.DY5]))">
            <text:p/>
          </table:table-cell>
          <table:table-cell table:formula="of:=IF(ISNUMBER([$Feuille1.DZ5]);ROUND(([$Feuille1.DZ5]-deplacement)*Ratio;decimales);IF([$Feuille1.DZ5]=&quot;&quot;;&quot;&quot;;[$Feuille1.DZ5]))">
            <text:p/>
          </table:table-cell>
          <table:table-cell table:formula="of:=IF(ISNUMBER([$Feuille1.EA5]);ROUND(([$Feuille1.EA5]-deplacement)*Ratio;decimales);IF([$Feuille1.EA5]=&quot;&quot;;&quot;&quot;;[$Feuille1.EA5]))">
            <text:p/>
          </table:table-cell>
          <table:table-cell table:formula="of:=IF(ISNUMBER([$Feuille1.EB5]);ROUND(([$Feuille1.EB5]-deplacement)*Ratio;decimales);IF([$Feuille1.EB5]=&quot;&quot;;&quot;&quot;;[$Feuille1.EB5]))">
            <text:p/>
          </table:table-cell>
          <table:table-cell table:formula="of:=IF(ISNUMBER([$Feuille1.EC5]);ROUND(([$Feuille1.EC5]-deplacement)*Ratio;decimales);IF([$Feuille1.EC5]=&quot;&quot;;&quot;&quot;;[$Feuille1.EC5]))">
            <text:p/>
          </table:table-cell>
          <table:table-cell table:formula="of:=IF(ISNUMBER([$Feuille1.ED5]);ROUND(([$Feuille1.ED5]-deplacement)*Ratio;decimales);IF([$Feuille1.ED5]=&quot;&quot;;&quot;&quot;;[$Feuille1.ED5]))">
            <text:p/>
          </table:table-cell>
          <table:table-cell table:formula="of:=IF(ISNUMBER([$Feuille1.EE5]);ROUND(([$Feuille1.EE5]-deplacement)*Ratio;decimales);IF([$Feuille1.EE5]=&quot;&quot;;&quot;&quot;;[$Feuille1.EE5]))">
            <text:p/>
          </table:table-cell>
          <table:table-cell table:formula="of:=IF(ISNUMBER([$Feuille1.EF5]);ROUND(([$Feuille1.EF5]-deplacement)*Ratio;decimales);IF([$Feuille1.EF5]=&quot;&quot;;&quot;&quot;;[$Feuille1.EF5]))">
            <text:p/>
          </table:table-cell>
          <table:table-cell table:formula="of:=IF(ISNUMBER([$Feuille1.EG5]);ROUND(([$Feuille1.EG5]-deplacement)*Ratio;decimales);IF([$Feuille1.EG5]=&quot;&quot;;&quot;&quot;;[$Feuille1.EG5]))">
            <text:p/>
          </table:table-cell>
          <table:table-cell table:formula="of:=IF(ISNUMBER([$Feuille1.EH5]);ROUND(([$Feuille1.EH5]-deplacement)*Ratio;decimales);IF([$Feuille1.EH5]=&quot;&quot;;&quot;&quot;;[$Feuille1.EH5]))">
            <text:p/>
          </table:table-cell>
          <table:table-cell table:formula="of:=IF(ISNUMBER([$Feuille1.EI5]);ROUND(([$Feuille1.EI5]-deplacement)*Ratio;decimales);IF([$Feuille1.EI5]=&quot;&quot;;&quot;&quot;;[$Feuille1.EI5]))">
            <text:p/>
          </table:table-cell>
          <table:table-cell table:formula="of:=IF(ISNUMBER([$Feuille1.EJ5]);ROUND(([$Feuille1.EJ5]-deplacement)*Ratio;decimales);IF([$Feuille1.EJ5]=&quot;&quot;;&quot;&quot;;[$Feuille1.EJ5]))">
            <text:p/>
          </table:table-cell>
          <table:table-cell table:formula="of:=IF(ISNUMBER([$Feuille1.EK5]);[$Feuille1.EK5]*Ratio;IF([$Feuille1.EK5]=&quot;&quot;;&quot;&quot;;[$Feuille1.EK5]))">
            <text:p/>
          </table:table-cell>
          <table:table-cell table:formula="of:=IF(ISNUMBER([$Feuille1.EL5]);[$Feuille1.EL5]*Ratio;IF([$Feuille1.EL5]=&quot;&quot;;&quot;&quot;;[$Feuille1.EL5]))">
            <text:p/>
          </table:table-cell>
          <table:table-cell table:number-columns-repeated="882"/>
        </table:table-row>
        <table:table-row table:style-name="ro1">
          <table:table-cell table:formula="of:=IF(ISNUMBER([$Feuille1.A6]);ROUND(([$Feuille1.A6]-deplacement)*Ratio;decimales);IF([$Feuille1.A6]=&quot;&quot;;&quot;&quot;;[$Feuille1.A6]))" office:value-type="string" office:string-value="&lt;path" calcext:value-type="string">
            <text:p>&lt;path</text:p>
          </table:table-cell>
          <table:table-cell table:formula="of:=IF(ISNUMBER([$Feuille1.B6]);ROUND(([$Feuille1.B6]-deplacement)*Ratio;decimales);IF([$Feuille1.B6]=&quot;&quot;;&quot;&quot;;[$Feuille1.B6]))" office:value-type="string" office:string-value="class=&quot;inner&quot;" calcext:value-type="string">
            <text:p>class="inner"</text:p>
          </table:table-cell>
          <table:table-cell table:formula="of:=IF(ISNUMBER([$Feuille1.C6]);ROUND(([$Feuille1.C6]-deplacement)*Ratio;decimales);IF([$Feuille1.C6]=&quot;&quot;;&quot;&quot;;[$Feuille1.C6]))" office:value-type="string" office:string-value="d=&quot;M" calcext:value-type="string">
            <text:p>d="M</text:p>
          </table:table-cell>
          <table:table-cell table:formula="of:=IF(ISNUMBER([$Feuille1.D6]);ROUND(([$Feuille1.D6]-deplacement)*Ratio;decimales);IF([$Feuille1.D6]=&quot;&quot;;&quot;&quot;;[$Feuille1.D6]))" office:value-type="float" office:value="131.75" calcext:value-type="float">
            <text:p>131,75</text:p>
          </table:table-cell>
          <table:table-cell table:style-name="ce3" table:formula="of:=IF(ISNUMBER([$Feuille1.E6]);ROUND(([$Feuille1.E6]-deplacement)*Ratio;decimales);IF([$Feuille1.E6]=&quot;&quot;;&quot;&quot;;[$Feuille1.E6]))" office:value-type="float" office:value="12.84" calcext:value-type="float">
            <text:p>12,84</text:p>
          </table:table-cell>
          <table:table-cell table:formula="of:=IF(ISNUMBER([$Feuille1.F6]);ROUND(([$Feuille1.F6]-deplacement)*Ratio;decimales);IF([$Feuille1.F6]=&quot;&quot;;&quot;&quot;;[$Feuille1.F6]))" office:value-type="string" office:string-value="c" calcext:value-type="string">
            <text:p>c</text:p>
          </table:table-cell>
          <table:table-cell table:style-name="ce3" table:formula="of:=IF(ISNUMBER([$Feuille1.G6]);ROUND(([$Feuille1.G6]-deplacement)*Ratio;decimales);IF([$Feuille1.G6]=&quot;&quot;;&quot;&quot;;[$Feuille1.G6]))" office:value-type="float" office:value="0.82" calcext:value-type="float">
            <text:p>0,82</text:p>
          </table:table-cell>
          <table:table-cell table:style-name="ce3" table:formula="of:=IF(ISNUMBER([$Feuille1.H6]);ROUND(([$Feuille1.H6]-deplacement)*Ratio;decimales);IF([$Feuille1.H6]=&quot;&quot;;&quot;&quot;;[$Feuille1.H6]))" office:value-type="float" office:value="51.5" calcext:value-type="float">
            <text:p>51,5</text:p>
          </table:table-cell>
          <table:table-cell table:style-name="ce3" table:formula="of:=IF(ISNUMBER([$Feuille1.I6]);ROUND(([$Feuille1.I6]-deplacement)*Ratio;decimales);IF([$Feuille1.I6]=&quot;&quot;;&quot;&quot;;[$Feuille1.I6]))" office:value-type="float" office:value="-7.31" calcext:value-type="float">
            <text:p>-7,31</text:p>
          </table:table-cell>
          <table:table-cell table:style-name="ce3" table:formula="of:=IF(ISNUMBER([$Feuille1.J6]);ROUND(([$Feuille1.J6]-deplacement)*Ratio;decimales);IF([$Feuille1.J6]=&quot;&quot;;&quot;&quot;;[$Feuille1.J6]))" office:value-type="float" office:value="65.02" calcext:value-type="float">
            <text:p>65,02</text:p>
          </table:table-cell>
          <table:table-cell table:style-name="ce3" table:formula="of:=IF(ISNUMBER([$Feuille1.K6]);ROUND(([$Feuille1.K6]-deplacement)*Ratio;decimales);IF([$Feuille1.K6]=&quot;&quot;;&quot;&quot;;[$Feuille1.K6]))" office:value-type="float" office:value="-12.39" calcext:value-type="float">
            <text:p>-12,39</text:p>
          </table:table-cell>
          <table:table-cell table:style-name="ce3" table:formula="of:=IF(ISNUMBER([$Feuille1.L6]);ROUND(([$Feuille1.L6]-deplacement)*Ratio;decimales);IF([$Feuille1.L6]=&quot;&quot;;&quot;&quot;;[$Feuille1.L6]))" office:value-type="float" office:value="81.38" calcext:value-type="float">
            <text:p>81,38</text:p>
          </table:table-cell>
          <table:table-cell table:formula="of:=IF(ISNUMBER([$Feuille1.M6]);ROUND(([$Feuille1.M6]-deplacement)*Ratio;decimales);IF([$Feuille1.M6]=&quot;&quot;;&quot;&quot;;[$Feuille1.M6]))" office:value-type="string" office:string-value="C" calcext:value-type="string">
            <text:p>C</text:p>
          </table:table-cell>
          <table:table-cell table:style-name="ce3" table:formula="of:=IF(ISNUMBER([$Feuille1.N6]);ROUND(([$Feuille1.N6]-deplacement)*Ratio;decimales);IF([$Feuille1.N6]=&quot;&quot;;&quot;&quot;;[$Feuille1.N6]))" office:value-type="float" office:value="109.15" calcext:value-type="float">
            <text:p>109,15</text:p>
          </table:table-cell>
          <table:table-cell table:style-name="ce3" table:formula="of:=IF(ISNUMBER([$Feuille1.O6]);ROUND(([$Feuille1.O6]-deplacement)*Ratio;decimales);IF([$Feuille1.O6]=&quot;&quot;;&quot;&quot;;[$Feuille1.O6]))" office:value-type="float" office:value="121.65" calcext:value-type="float">
            <text:p>121,65</text:p>
          </table:table-cell>
          <table:table-cell table:style-name="ce3" table:formula="of:=IF(ISNUMBER([$Feuille1.P6]);ROUND(([$Feuille1.P6]-deplacement)*Ratio;decimales);IF([$Feuille1.P6]=&quot;&quot;;&quot;&quot;;[$Feuille1.P6]))" office:value-type="float" office:value="97.13" calcext:value-type="float">
            <text:p>97,13</text:p>
          </table:table-cell>
          <table:table-cell table:style-name="ce3" table:formula="of:=IF(ISNUMBER([$Feuille1.Q6]);ROUND(([$Feuille1.Q6]-deplacement)*Ratio;decimales);IF([$Feuille1.Q6]=&quot;&quot;;&quot;&quot;;[$Feuille1.Q6]))" office:value-type="float" office:value="138.69" calcext:value-type="float">
            <text:p>138,69</text:p>
          </table:table-cell>
          <table:table-cell table:style-name="ce3" table:formula="of:=IF(ISNUMBER([$Feuille1.R6]);ROUND(([$Feuille1.R6]-deplacement)*Ratio;decimales);IF([$Feuille1.R6]=&quot;&quot;;&quot;&quot;;[$Feuille1.R6]))" office:value-type="float" office:value="87.09" calcext:value-type="float">
            <text:p>87,09</text:p>
          </table:table-cell>
          <table:table-cell table:style-name="ce3" table:formula="of:=IF(ISNUMBER([$Feuille1.S6]);ROUND(([$Feuille1.S6]-deplacement)*Ratio;decimales);IF([$Feuille1.S6]=&quot;&quot;;&quot;&quot;;[$Feuille1.S6]))" office:value-type="float" office:value="149.37" calcext:value-type="float">
            <text:p>149,37</text:p>
          </table:table-cell>
          <table:table-cell table:formula="of:=IF(ISNUMBER([$Feuille1.T6]);ROUND(([$Feuille1.T6]-deplacement)*Ratio;decimales);IF([$Feuille1.T6]=&quot;&quot;;&quot;&quot;;[$Feuille1.T6]))" office:value-type="string" office:string-value="c" calcext:value-type="string">
            <text:p>c</text:p>
          </table:table-cell>
          <table:table-cell table:style-name="ce3" table:formula="of:=IF(ISNUMBER([$Feuille1.U6]);ROUND(([$Feuille1.U6]-deplacement)*Ratio;decimales);IF([$Feuille1.U6]=&quot;&quot;;&quot;&quot;;[$Feuille1.U6]))" office:value-type="float" office:value="-5.02" calcext:value-type="float">
            <text:p>-5,02</text:p>
          </table:table-cell>
          <table:table-cell table:style-name="ce3" table:formula="of:=IF(ISNUMBER([$Feuille1.V6]);ROUND(([$Feuille1.V6]-deplacement)*Ratio;decimales);IF([$Feuille1.V6]=&quot;&quot;;&quot;&quot;;[$Feuille1.V6]))" office:value-type="float" office:value="5.34" calcext:value-type="float">
            <text:p>5,34</text:p>
          </table:table-cell>
          <table:table-cell table:style-name="ce3" table:formula="of:=IF(ISNUMBER([$Feuille1.W6]);ROUND(([$Feuille1.W6]-deplacement)*Ratio;decimales);IF([$Feuille1.W6]=&quot;&quot;;&quot;&quot;;[$Feuille1.W6]))" office:value-type="float" office:value="-9.54" calcext:value-type="float">
            <text:p>-9,54</text:p>
          </table:table-cell>
          <table:table-cell table:style-name="ce3" table:formula="of:=IF(ISNUMBER([$Feuille1.X6]);ROUND(([$Feuille1.X6]-deplacement)*Ratio;decimales);IF([$Feuille1.X6]=&quot;&quot;;&quot;&quot;;[$Feuille1.X6]))" office:value-type="float" office:value="9.08" calcext:value-type="float">
            <text:p>9,08</text:p>
          </table:table-cell>
          <table:table-cell table:style-name="ce3" table:formula="of:=IF(ISNUMBER([$Feuille1.Y6]);ROUND(([$Feuille1.Y6]-deplacement)*Ratio;decimales);IF([$Feuille1.Y6]=&quot;&quot;;&quot;&quot;;[$Feuille1.Y6]))" office:value-type="float" office:value="-13.16" calcext:value-type="float">
            <text:p>-13,16</text:p>
          </table:table-cell>
          <table:table-cell table:style-name="ce3" table:formula="of:=IF(ISNUMBER([$Feuille1.Z6]);ROUND(([$Feuille1.Z6]-deplacement)*Ratio;decimales);IF([$Feuille1.Z6]=&quot;&quot;;&quot;&quot;;[$Feuille1.Z6]))" office:value-type="float" office:value="11.74" calcext:value-type="float">
            <text:p>11,74</text:p>
          </table:table-cell>
          <table:table-cell table:style-name="ce3" table:formula="of:=IF(ISNUMBER([$Feuille1.AA6]);ROUND(([$Feuille1.AA6]-deplacement)*Ratio;decimales);IF([$Feuille1.AA6]=&quot;&quot;;&quot;&quot;;[$Feuille1.AA6]))" office:value-type="float" office:value="-2.23" calcext:value-type="float">
            <text:p>-2,23</text:p>
          </table:table-cell>
          <table:table-cell table:style-name="ce3" table:formula="of:=IF(ISNUMBER([$Feuille1.AB6]);ROUND(([$Feuille1.AB6]-deplacement)*Ratio;decimales);IF([$Feuille1.AB6]=&quot;&quot;;&quot;&quot;;[$Feuille1.AB6]))" office:value-type="float" office:value="1.64" calcext:value-type="float">
            <text:p>1,64</text:p>
          </table:table-cell>
          <table:table-cell table:style-name="ce3" table:formula="of:=IF(ISNUMBER([$Feuille1.AC6]);ROUND(([$Feuille1.AC6]-deplacement)*Ratio;decimales);IF([$Feuille1.AC6]=&quot;&quot;;&quot;&quot;;[$Feuille1.AC6]))" office:value-type="float" office:value="-3.94" calcext:value-type="float">
            <text:p>-3,94</text:p>
          </table:table-cell>
          <table:table-cell table:style-name="ce3" table:formula="of:=IF(ISNUMBER([$Feuille1.AD6]);ROUND(([$Feuille1.AD6]-deplacement)*Ratio;decimales);IF([$Feuille1.AD6]=&quot;&quot;;&quot;&quot;;[$Feuille1.AD6]))" office:value-type="float" office:value="2.75" calcext:value-type="float">
            <text:p>2,75</text:p>
          </table:table-cell>
          <table:table-cell table:style-name="ce3" table:formula="of:=IF(ISNUMBER([$Feuille1.AE6]);ROUND(([$Feuille1.AE6]-deplacement)*Ratio;decimales);IF([$Feuille1.AE6]=&quot;&quot;;&quot;&quot;;[$Feuille1.AE6]))" office:value-type="float" office:value="-5.43" calcext:value-type="float">
            <text:p>-5,43</text:p>
          </table:table-cell>
          <table:table-cell table:style-name="ce3" table:formula="of:=IF(ISNUMBER([$Feuille1.AF6]);ROUND(([$Feuille1.AF6]-deplacement)*Ratio;decimales);IF([$Feuille1.AF6]=&quot;&quot;;&quot;&quot;;[$Feuille1.AF6]))" office:value-type="float" office:value="3.71" calcext:value-type="float">
            <text:p>3,71</text:p>
          </table:table-cell>
          <table:table-cell table:style-name="ce3" table:formula="of:=IF(ISNUMBER([$Feuille1.AG6]);ROUND(([$Feuille1.AG6]-deplacement)*Ratio;decimales);IF([$Feuille1.AG6]=&quot;&quot;;&quot;&quot;;[$Feuille1.AG6]))" office:value-type="float" office:value="-1.49" calcext:value-type="float">
            <text:p>-1,49</text:p>
          </table:table-cell>
          <table:table-cell table:style-name="ce3" table:formula="of:=IF(ISNUMBER([$Feuille1.AH6]);ROUND(([$Feuille1.AH6]-deplacement)*Ratio;decimales);IF([$Feuille1.AH6]=&quot;&quot;;&quot;&quot;;[$Feuille1.AH6]))" office:value-type="float" office:value="-0.96" calcext:value-type="float">
            <text:p>-0,96</text:p>
          </table:table-cell>
          <table:table-cell table:style-name="ce3" table:formula="of:=IF(ISNUMBER([$Feuille1.AI6]);ROUND(([$Feuille1.AI6]-deplacement)*Ratio;decimales);IF([$Feuille1.AI6]=&quot;&quot;;&quot;&quot;;[$Feuille1.AI6]))" office:value-type="float" office:value="-3.2" calcext:value-type="float">
            <text:p>-3,2</text:p>
          </table:table-cell>
          <table:table-cell table:style-name="ce3" table:formula="of:=IF(ISNUMBER([$Feuille1.AJ6]);ROUND(([$Feuille1.AJ6]-deplacement)*Ratio;decimales);IF([$Feuille1.AJ6]=&quot;&quot;;&quot;&quot;;[$Feuille1.AJ6]))" office:value-type="float" office:value="-2.07" calcext:value-type="float">
            <text:p>-2,07</text:p>
          </table:table-cell>
          <table:table-cell table:style-name="ce3" table:formula="of:=IF(ISNUMBER([$Feuille1.AK6]);ROUND(([$Feuille1.AK6]-deplacement)*Ratio;decimales);IF([$Feuille1.AK6]=&quot;&quot;;&quot;&quot;;[$Feuille1.AK6]))" office:value-type="float" office:value="-5.43" calcext:value-type="float">
            <text:p>-5,43</text:p>
          </table:table-cell>
          <table:table-cell table:style-name="ce3" table:formula="of:=IF(ISNUMBER([$Feuille1.AL6]);ROUND(([$Feuille1.AL6]-deplacement)*Ratio;decimales);IF([$Feuille1.AL6]=&quot;&quot;;&quot;&quot;;[$Feuille1.AL6]))" office:value-type="float" office:value="-3.71" calcext:value-type="float">
            <text:p>-3,71</text:p>
          </table:table-cell>
          <table:table-cell table:style-name="ce3" table:formula="of:=IF(ISNUMBER([$Feuille1.AM6]);ROUND(([$Feuille1.AM6]-deplacement)*Ratio;decimales);IF([$Feuille1.AM6]=&quot;&quot;;&quot;&quot;;[$Feuille1.AM6]))" office:value-type="float" office:value="-3.62" calcext:value-type="float">
            <text:p>-3,62</text:p>
          </table:table-cell>
          <table:table-cell table:style-name="ce3" table:formula="of:=IF(ISNUMBER([$Feuille1.AN6]);ROUND(([$Feuille1.AN6]-deplacement)*Ratio;decimales);IF([$Feuille1.AN6]=&quot;&quot;;&quot;&quot;;[$Feuille1.AN6]))" office:value-type="float" office:value="-2.66" calcext:value-type="float">
            <text:p>-2,66</text:p>
          </table:table-cell>
          <table:table-cell table:style-name="ce3" table:formula="of:=IF(ISNUMBER([$Feuille1.AO6]);ROUND(([$Feuille1.AO6]-deplacement)*Ratio;decimales);IF([$Feuille1.AO6]=&quot;&quot;;&quot;&quot;;[$Feuille1.AO6]))" office:value-type="float" office:value="-8.14" calcext:value-type="float">
            <text:p>-8,14</text:p>
          </table:table-cell>
          <table:table-cell table:style-name="ce3" table:formula="of:=IF(ISNUMBER([$Feuille1.AP6]);ROUND(([$Feuille1.AP6]-deplacement)*Ratio;decimales);IF([$Feuille1.AP6]=&quot;&quot;;&quot;&quot;;[$Feuille1.AP6]))" office:value-type="float" office:value="-6.4" calcext:value-type="float">
            <text:p>-6,4</text:p>
          </table:table-cell>
          <table:table-cell table:style-name="ce3" table:formula="of:=IF(ISNUMBER([$Feuille1.AQ6]);ROUND(([$Feuille1.AQ6]-deplacement)*Ratio;decimales);IF([$Feuille1.AQ6]=&quot;&quot;;&quot;&quot;;[$Feuille1.AQ6]))" office:value-type="float" office:value="-13.16" calcext:value-type="float">
            <text:p>-13,16</text:p>
          </table:table-cell>
          <table:table-cell table:style-name="ce3" table:formula="of:=IF(ISNUMBER([$Feuille1.AR6]);ROUND(([$Feuille1.AR6]-deplacement)*Ratio;decimales);IF([$Feuille1.AR6]=&quot;&quot;;&quot;&quot;;[$Feuille1.AR6]))" office:value-type="float" office:value="-11.74" calcext:value-type="float">
            <text:p>-11,74</text:p>
          </table:table-cell>
          <table:table-cell table:formula="of:=IF(ISNUMBER([$Feuille1.AS6]);ROUND(([$Feuille1.AS6]-deplacement)*Ratio;decimales);IF([$Feuille1.AS6]=&quot;&quot;;&quot;&quot;;[$Feuille1.AS6]))" office:value-type="string" office:string-value="C" calcext:value-type="string">
            <text:p>C</text:p>
          </table:table-cell>
          <table:table-cell table:style-name="ce3" table:formula="of:=IF(ISNUMBER([$Feuille1.AT6]);ROUND(([$Feuille1.AT6]-deplacement)*Ratio;decimales);IF([$Feuille1.AT6]=&quot;&quot;;&quot;&quot;;[$Feuille1.AT6]))" office:value-type="float" office:value="39.87" calcext:value-type="float">
            <text:p>39,87</text:p>
          </table:table-cell>
          <table:table-cell table:style-name="ce3" table:formula="of:=IF(ISNUMBER([$Feuille1.AU6]);ROUND(([$Feuille1.AU6]-deplacement)*Ratio;decimales);IF([$Feuille1.AU6]=&quot;&quot;;&quot;&quot;;[$Feuille1.AU6]))" office:value-type="float" office:value="138.69" calcext:value-type="float">
            <text:p>138,69</text:p>
          </table:table-cell>
          <table:table-cell table:style-name="ce3" table:formula="of:=IF(ISNUMBER([$Feuille1.AV6]);ROUND(([$Feuille1.AV6]-deplacement)*Ratio;decimales);IF([$Feuille1.AV6]=&quot;&quot;;&quot;&quot;;[$Feuille1.AV6]))" office:value-type="float" office:value="27.85" calcext:value-type="float">
            <text:p>27,85</text:p>
          </table:table-cell>
          <table:table-cell table:style-name="ce3" table:formula="of:=IF(ISNUMBER([$Feuille1.AW6]);ROUND(([$Feuille1.AW6]-deplacement)*Ratio;decimales);IF([$Feuille1.AW6]=&quot;&quot;;&quot;&quot;;[$Feuille1.AW6]))" office:value-type="float" office:value="121.65" calcext:value-type="float">
            <text:p>121,65</text:p>
          </table:table-cell>
          <table:table-cell table:style-name="ce3" table:formula="of:=IF(ISNUMBER([$Feuille1.AX6]);ROUND(([$Feuille1.AX6]-deplacement)*Ratio;decimales);IF([$Feuille1.AX6]=&quot;&quot;;&quot;&quot;;[$Feuille1.AX6]))" office:value-type="float" office:value="17.64" calcext:value-type="float">
            <text:p>17,64</text:p>
          </table:table-cell>
          <table:table-cell table:style-name="ce3" table:formula="of:=IF(ISNUMBER([$Feuille1.AY6]);ROUND(([$Feuille1.AY6]-deplacement)*Ratio;decimales);IF([$Feuille1.AY6]=&quot;&quot;;&quot;&quot;;[$Feuille1.AY6]))" office:value-type="float" office:value="94.22" calcext:value-type="float">
            <text:p>94,22</text:p>
          </table:table-cell>
          <table:table-cell table:style-name="ce3" table:formula="of:=IF(ISNUMBER([$Feuille1.AZ6]);ROUND(([$Feuille1.AZ6]-deplacement)*Ratio;decimales);IF([$Feuille1.AZ6]=&quot;&quot;;&quot;&quot;;[$Feuille1.AZ6]))" office:value-type="float" office:value="12.56" calcext:value-type="float">
            <text:p>12,56</text:p>
          </table:table-cell>
          <table:table-cell table:style-name="ce3" table:formula="of:=IF(ISNUMBER([$Feuille1.BA6]);ROUND(([$Feuille1.BA6]-deplacement)*Ratio;decimales);IF([$Feuille1.BA6]=&quot;&quot;;&quot;&quot;;[$Feuille1.BA6]))" office:value-type="float" office:value="77.86" calcext:value-type="float">
            <text:p>77,86</text:p>
          </table:table-cell>
          <table:table-cell table:style-name="ce3" table:formula="of:=IF(ISNUMBER([$Feuille1.BB6]);ROUND(([$Feuille1.BB6]-deplacement)*Ratio;decimales);IF([$Feuille1.BB6]=&quot;&quot;;&quot;&quot;;[$Feuille1.BB6]))" office:value-type="float" office:value="4.43" calcext:value-type="float">
            <text:p>4,43</text:p>
          </table:table-cell>
          <table:table-cell table:style-name="ce3" table:formula="of:=IF(ISNUMBER([$Feuille1.BC6]);ROUND(([$Feuille1.BC6]-deplacement)*Ratio;decimales);IF([$Feuille1.BC6]=&quot;&quot;;&quot;&quot;;[$Feuille1.BC6]))" office:value-type="float" office:value="64.34" calcext:value-type="float">
            <text:p>64,34</text:p>
          </table:table-cell>
          <table:table-cell table:style-name="ce3" table:formula="of:=IF(ISNUMBER([$Feuille1.BD6]);ROUND(([$Feuille1.BD6]-deplacement)*Ratio;decimales);IF([$Feuille1.BD6]=&quot;&quot;;&quot;&quot;;[$Feuille1.BD6]))" office:value-type="float" office:value="5.25" calcext:value-type="float">
            <text:p>5,25</text:p>
          </table:table-cell>
          <table:table-cell table:style-name="ce3" table:formula="of:=IF(ISNUMBER([$Feuille1.BE6]);ROUND(([$Feuille1.BE6]-deplacement)*Ratio;decimales);IF([$Feuille1.BE6]=&quot;&quot;;&quot;&quot;;[$Feuille1.BE6]))" office:value-type="float" office:value="12.78" calcext:value-type="float">
            <text:p>12,78</text:p>
          </table:table-cell>
          <table:table-cell table:style-name="ce3" table:formula="of:=IF(ISNUMBER([$Feuille1.BF6]);ROUND(([$Feuille1.BF6]-deplacement)*Ratio;decimales);IF([$Feuille1.BF6]=&quot;&quot;;&quot;&quot;;[$Feuille1.BF6]))" office:value-type="float" office:value="44.82" calcext:value-type="float">
            <text:p>44,82</text:p>
          </table:table-cell>
          <table:table-cell table:style-name="ce3" table:formula="of:=IF(ISNUMBER([$Feuille1.BG6]);ROUND(([$Feuille1.BG6]-deplacement)*Ratio;decimales);IF([$Feuille1.BG6]=&quot;&quot;;&quot;&quot;;[$Feuille1.BG6]))" office:value-type="float" office:value="3.51" calcext:value-type="float">
            <text:p>3,51</text:p>
          </table:table-cell>
          <table:table-cell table:style-name="ce3" table:formula="of:=IF(ISNUMBER([$Feuille1.BH6]);ROUND(([$Feuille1.BH6]-deplacement)*Ratio;decimales);IF([$Feuille1.BH6]=&quot;&quot;;&quot;&quot;;[$Feuille1.BH6]))" office:value-type="float" office:value="92.18" calcext:value-type="float">
            <text:p>92,18</text:p>
          </table:table-cell>
          <table:table-cell table:style-name="ce3" table:formula="of:=IF(ISNUMBER([$Feuille1.BI6]);ROUND(([$Feuille1.BI6]-deplacement)*Ratio;decimales);IF([$Feuille1.BI6]=&quot;&quot;;&quot;&quot;;[$Feuille1.BI6]))" office:value-type="float" office:value="3.51" calcext:value-type="float">
            <text:p>3,51</text:p>
          </table:table-cell>
          <table:table-cell table:style-name="ce3" table:formula="of:=IF(ISNUMBER([$Feuille1.BJ6]);ROUND(([$Feuille1.BJ6]-deplacement)*Ratio;decimales);IF([$Feuille1.BJ6]=&quot;&quot;;&quot;&quot;;[$Feuille1.BJ6]))" office:value-type="float" office:value="131.75" calcext:value-type="float">
            <text:p>131,75</text:p>
          </table:table-cell>
          <table:table-cell table:style-name="ce3" table:formula="of:=IF(ISNUMBER([$Feuille1.BK6]);ROUND(([$Feuille1.BK6]-deplacement)*Ratio;decimales);IF([$Feuille1.BK6]=&quot;&quot;;&quot;&quot;;[$Feuille1.BK6]))" office:value-type="float" office:value="12.84" calcext:value-type="float">
            <text:p>12,84</text:p>
          </table:table-cell>
          <table:table-cell table:formula="of:=IF(ISNUMBER([$Feuille1.BL6]);ROUND(([$Feuille1.BL6]-deplacement)*Ratio;decimales);IF([$Feuille1.BL6]=&quot;&quot;;&quot;&quot;;[$Feuille1.BL6]))" office:value-type="string" office:string-value="Z&quot;" calcext:value-type="string">
            <text:p>Z"</text:p>
          </table:table-cell>
          <table:table-cell table:formula="of:=IF(ISNUMBER([$Feuille1.BM6]);ROUND(([$Feuille1.BM6]-deplacement)*Ratio;decimales);IF([$Feuille1.BM6]=&quot;&quot;;&quot;&quot;;[$Feuille1.BM6]))" office:value-type="string" office:string-value="/&gt;" calcext:value-type="string">
            <text:p>/&gt;</text:p>
          </table:table-cell>
          <table:table-cell table:formula="of:=IF(ISNUMBER([$Feuille1.BN6]);ROUND(([$Feuille1.BN6]-deplacement)*Ratio;decimales);IF([$Feuille1.BN6]=&quot;&quot;;&quot;&quot;;[$Feuille1.BN6]))">
            <text:p/>
          </table:table-cell>
          <table:table-cell table:formula="of:=IF(ISNUMBER([$Feuille1.BO6]);ROUND(([$Feuille1.BO6]-deplacement)*Ratio;decimales);IF([$Feuille1.BO6]=&quot;&quot;;&quot;&quot;;[$Feuille1.BO6]))">
            <text:p/>
          </table:table-cell>
          <table:table-cell table:formula="of:=IF(ISNUMBER([$Feuille1.BP6]);ROUND(([$Feuille1.BP6]-deplacement)*Ratio;decimales);IF([$Feuille1.BP6]=&quot;&quot;;&quot;&quot;;[$Feuille1.BP6]))">
            <text:p/>
          </table:table-cell>
          <table:table-cell table:formula="of:=IF(ISNUMBER([$Feuille1.BQ6]);ROUND(([$Feuille1.BQ6]-deplacement)*Ratio;decimales);IF([$Feuille1.BQ6]=&quot;&quot;;&quot;&quot;;[$Feuille1.BQ6]))">
            <text:p/>
          </table:table-cell>
          <table:table-cell table:formula="of:=IF(ISNUMBER([$Feuille1.BR6]);ROUND(([$Feuille1.BR6]-deplacement)*Ratio;decimales);IF([$Feuille1.BR6]=&quot;&quot;;&quot;&quot;;[$Feuille1.BR6]))">
            <text:p/>
          </table:table-cell>
          <table:table-cell table:formula="of:=IF(ISNUMBER([$Feuille1.BS6]);ROUND(([$Feuille1.BS6]-deplacement)*Ratio;decimales);IF([$Feuille1.BS6]=&quot;&quot;;&quot;&quot;;[$Feuille1.BS6]))">
            <text:p/>
          </table:table-cell>
          <table:table-cell table:formula="of:=IF(ISNUMBER([$Feuille1.BT6]);ROUND(([$Feuille1.BT6]-deplacement)*Ratio;decimales);IF([$Feuille1.BT6]=&quot;&quot;;&quot;&quot;;[$Feuille1.BT6]))">
            <text:p/>
          </table:table-cell>
          <table:table-cell table:formula="of:=IF(ISNUMBER([$Feuille1.BU6]);ROUND(([$Feuille1.BU6]-deplacement)*Ratio;decimales);IF([$Feuille1.BU6]=&quot;&quot;;&quot;&quot;;[$Feuille1.BU6]))">
            <text:p/>
          </table:table-cell>
          <table:table-cell table:formula="of:=IF(ISNUMBER([$Feuille1.BV6]);ROUND(([$Feuille1.BV6]-deplacement)*Ratio;decimales);IF([$Feuille1.BV6]=&quot;&quot;;&quot;&quot;;[$Feuille1.BV6]))">
            <text:p/>
          </table:table-cell>
          <table:table-cell table:formula="of:=IF(ISNUMBER([$Feuille1.BW6]);ROUND(([$Feuille1.BW6]-deplacement)*Ratio;decimales);IF([$Feuille1.BW6]=&quot;&quot;;&quot;&quot;;[$Feuille1.BW6]))">
            <text:p/>
          </table:table-cell>
          <table:table-cell table:formula="of:=IF(ISNUMBER([$Feuille1.BX6]);ROUND(([$Feuille1.BX6]-deplacement)*Ratio;decimales);IF([$Feuille1.BX6]=&quot;&quot;;&quot;&quot;;[$Feuille1.BX6]))">
            <text:p/>
          </table:table-cell>
          <table:table-cell table:formula="of:=IF(ISNUMBER([$Feuille1.BY6]);ROUND(([$Feuille1.BY6]-deplacement)*Ratio;decimales);IF([$Feuille1.BY6]=&quot;&quot;;&quot;&quot;;[$Feuille1.BY6]))">
            <text:p/>
          </table:table-cell>
          <table:table-cell table:formula="of:=IF(ISNUMBER([$Feuille1.BZ6]);ROUND(([$Feuille1.BZ6]-deplacement)*Ratio;decimales);IF([$Feuille1.BZ6]=&quot;&quot;;&quot;&quot;;[$Feuille1.BZ6]))">
            <text:p/>
          </table:table-cell>
          <table:table-cell table:formula="of:=IF(ISNUMBER([$Feuille1.CA6]);ROUND(([$Feuille1.CA6]-deplacement)*Ratio;decimales);IF([$Feuille1.CA6]=&quot;&quot;;&quot;&quot;;[$Feuille1.CA6]))">
            <text:p/>
          </table:table-cell>
          <table:table-cell table:formula="of:=IF(ISNUMBER([$Feuille1.CB6]);ROUND(([$Feuille1.CB6]-deplacement)*Ratio;decimales);IF([$Feuille1.CB6]=&quot;&quot;;&quot;&quot;;[$Feuille1.CB6]))">
            <text:p/>
          </table:table-cell>
          <table:table-cell table:formula="of:=IF(ISNUMBER([$Feuille1.CC6]);ROUND(([$Feuille1.CC6]-deplacement)*Ratio;decimales);IF([$Feuille1.CC6]=&quot;&quot;;&quot;&quot;;[$Feuille1.CC6]))">
            <text:p/>
          </table:table-cell>
          <table:table-cell table:formula="of:=IF(ISNUMBER([$Feuille1.CD6]);ROUND(([$Feuille1.CD6]-deplacement)*Ratio;decimales);IF([$Feuille1.CD6]=&quot;&quot;;&quot;&quot;;[$Feuille1.CD6]))">
            <text:p/>
          </table:table-cell>
          <table:table-cell table:formula="of:=IF(ISNUMBER([$Feuille1.CE6]);ROUND(([$Feuille1.CE6]-deplacement)*Ratio;decimales);IF([$Feuille1.CE6]=&quot;&quot;;&quot;&quot;;[$Feuille1.CE6]))">
            <text:p/>
          </table:table-cell>
          <table:table-cell table:formula="of:=IF(ISNUMBER([$Feuille1.CF6]);ROUND(([$Feuille1.CF6]-deplacement)*Ratio;decimales);IF([$Feuille1.CF6]=&quot;&quot;;&quot;&quot;;[$Feuille1.CF6]))">
            <text:p/>
          </table:table-cell>
          <table:table-cell table:formula="of:=IF(ISNUMBER([$Feuille1.CG6]);ROUND(([$Feuille1.CG6]-deplacement)*Ratio;decimales);IF([$Feuille1.CG6]=&quot;&quot;;&quot;&quot;;[$Feuille1.CG6]))">
            <text:p/>
          </table:table-cell>
          <table:table-cell table:formula="of:=IF(ISNUMBER([$Feuille1.CH6]);ROUND(([$Feuille1.CH6]-deplacement)*Ratio;decimales);IF([$Feuille1.CH6]=&quot;&quot;;&quot;&quot;;[$Feuille1.CH6]))">
            <text:p/>
          </table:table-cell>
          <table:table-cell table:formula="of:=IF(ISNUMBER([$Feuille1.CI6]);ROUND(([$Feuille1.CI6]-deplacement)*Ratio;decimales);IF([$Feuille1.CI6]=&quot;&quot;;&quot;&quot;;[$Feuille1.CI6]))">
            <text:p/>
          </table:table-cell>
          <table:table-cell table:formula="of:=IF(ISNUMBER([$Feuille1.CJ6]);ROUND(([$Feuille1.CJ6]-deplacement)*Ratio;decimales);IF([$Feuille1.CJ6]=&quot;&quot;;&quot;&quot;;[$Feuille1.CJ6]))">
            <text:p/>
          </table:table-cell>
          <table:table-cell table:formula="of:=IF(ISNUMBER([$Feuille1.CK6]);ROUND(([$Feuille1.CK6]-deplacement)*Ratio;decimales);IF([$Feuille1.CK6]=&quot;&quot;;&quot;&quot;;[$Feuille1.CK6]))">
            <text:p/>
          </table:table-cell>
          <table:table-cell table:formula="of:=IF(ISNUMBER([$Feuille1.CL6]);ROUND(([$Feuille1.CL6]-deplacement)*Ratio;decimales);IF([$Feuille1.CL6]=&quot;&quot;;&quot;&quot;;[$Feuille1.CL6]))">
            <text:p/>
          </table:table-cell>
          <table:table-cell table:formula="of:=IF(ISNUMBER([$Feuille1.CM6]);ROUND(([$Feuille1.CM6]-deplacement)*Ratio;decimales);IF([$Feuille1.CM6]=&quot;&quot;;&quot;&quot;;[$Feuille1.CM6]))">
            <text:p/>
          </table:table-cell>
          <table:table-cell table:formula="of:=IF(ISNUMBER([$Feuille1.CN6]);ROUND(([$Feuille1.CN6]-deplacement)*Ratio;decimales);IF([$Feuille1.CN6]=&quot;&quot;;&quot;&quot;;[$Feuille1.CN6]))">
            <text:p/>
          </table:table-cell>
          <table:table-cell table:formula="of:=IF(ISNUMBER([$Feuille1.CO6]);ROUND(([$Feuille1.CO6]-deplacement)*Ratio;decimales);IF([$Feuille1.CO6]=&quot;&quot;;&quot;&quot;;[$Feuille1.CO6]))">
            <text:p/>
          </table:table-cell>
          <table:table-cell table:formula="of:=IF(ISNUMBER([$Feuille1.CP6]);ROUND(([$Feuille1.CP6]-deplacement)*Ratio;decimales);IF([$Feuille1.CP6]=&quot;&quot;;&quot;&quot;;[$Feuille1.CP6]))">
            <text:p/>
          </table:table-cell>
          <table:table-cell table:formula="of:=IF(ISNUMBER([$Feuille1.CQ6]);ROUND(([$Feuille1.CQ6]-deplacement)*Ratio;decimales);IF([$Feuille1.CQ6]=&quot;&quot;;&quot;&quot;;[$Feuille1.CQ6]))">
            <text:p/>
          </table:table-cell>
          <table:table-cell table:formula="of:=IF(ISNUMBER([$Feuille1.CR6]);ROUND(([$Feuille1.CR6]-deplacement)*Ratio;decimales);IF([$Feuille1.CR6]=&quot;&quot;;&quot;&quot;;[$Feuille1.CR6]))">
            <text:p/>
          </table:table-cell>
          <table:table-cell table:formula="of:=IF(ISNUMBER([$Feuille1.CS6]);ROUND(([$Feuille1.CS6]-deplacement)*Ratio;decimales);IF([$Feuille1.CS6]=&quot;&quot;;&quot;&quot;;[$Feuille1.CS6]))">
            <text:p/>
          </table:table-cell>
          <table:table-cell table:formula="of:=IF(ISNUMBER([$Feuille1.CT6]);ROUND(([$Feuille1.CT6]-deplacement)*Ratio;decimales);IF([$Feuille1.CT6]=&quot;&quot;;&quot;&quot;;[$Feuille1.CT6]))">
            <text:p/>
          </table:table-cell>
          <table:table-cell table:formula="of:=IF(ISNUMBER([$Feuille1.CU6]);ROUND(([$Feuille1.CU6]-deplacement)*Ratio;decimales);IF([$Feuille1.CU6]=&quot;&quot;;&quot;&quot;;[$Feuille1.CU6]))">
            <text:p/>
          </table:table-cell>
          <table:table-cell table:formula="of:=IF(ISNUMBER([$Feuille1.CV6]);ROUND(([$Feuille1.CV6]-deplacement)*Ratio;decimales);IF([$Feuille1.CV6]=&quot;&quot;;&quot;&quot;;[$Feuille1.CV6]))">
            <text:p/>
          </table:table-cell>
          <table:table-cell table:formula="of:=IF(ISNUMBER([$Feuille1.CW6]);ROUND(([$Feuille1.CW6]-deplacement)*Ratio;decimales);IF([$Feuille1.CW6]=&quot;&quot;;&quot;&quot;;[$Feuille1.CW6]))">
            <text:p/>
          </table:table-cell>
          <table:table-cell table:formula="of:=IF(ISNUMBER([$Feuille1.CX6]);ROUND(([$Feuille1.CX6]-deplacement)*Ratio;decimales);IF([$Feuille1.CX6]=&quot;&quot;;&quot;&quot;;[$Feuille1.CX6]))">
            <text:p/>
          </table:table-cell>
          <table:table-cell table:formula="of:=IF(ISNUMBER([$Feuille1.CY6]);ROUND(([$Feuille1.CY6]-deplacement)*Ratio;decimales);IF([$Feuille1.CY6]=&quot;&quot;;&quot;&quot;;[$Feuille1.CY6]))">
            <text:p/>
          </table:table-cell>
          <table:table-cell table:formula="of:=IF(ISNUMBER([$Feuille1.CZ6]);ROUND(([$Feuille1.CZ6]-deplacement)*Ratio;decimales);IF([$Feuille1.CZ6]=&quot;&quot;;&quot;&quot;;[$Feuille1.CZ6]))">
            <text:p/>
          </table:table-cell>
          <table:table-cell table:formula="of:=IF(ISNUMBER([$Feuille1.DA6]);ROUND(([$Feuille1.DA6]-deplacement)*Ratio;decimales);IF([$Feuille1.DA6]=&quot;&quot;;&quot;&quot;;[$Feuille1.DA6]))">
            <text:p/>
          </table:table-cell>
          <table:table-cell table:formula="of:=IF(ISNUMBER([$Feuille1.DB6]);ROUND(([$Feuille1.DB6]-deplacement)*Ratio;decimales);IF([$Feuille1.DB6]=&quot;&quot;;&quot;&quot;;[$Feuille1.DB6]))">
            <text:p/>
          </table:table-cell>
          <table:table-cell table:formula="of:=IF(ISNUMBER([$Feuille1.DC6]);ROUND(([$Feuille1.DC6]-deplacement)*Ratio;decimales);IF([$Feuille1.DC6]=&quot;&quot;;&quot;&quot;;[$Feuille1.DC6]))">
            <text:p/>
          </table:table-cell>
          <table:table-cell table:formula="of:=IF(ISNUMBER([$Feuille1.DD6]);ROUND(([$Feuille1.DD6]-deplacement)*Ratio;decimales);IF([$Feuille1.DD6]=&quot;&quot;;&quot;&quot;;[$Feuille1.DD6]))">
            <text:p/>
          </table:table-cell>
          <table:table-cell table:formula="of:=IF(ISNUMBER([$Feuille1.DE6]);ROUND(([$Feuille1.DE6]-deplacement)*Ratio;decimales);IF([$Feuille1.DE6]=&quot;&quot;;&quot;&quot;;[$Feuille1.DE6]))">
            <text:p/>
          </table:table-cell>
          <table:table-cell table:formula="of:=IF(ISNUMBER([$Feuille1.DF6]);ROUND(([$Feuille1.DF6]-deplacement)*Ratio;decimales);IF([$Feuille1.DF6]=&quot;&quot;;&quot;&quot;;[$Feuille1.DF6]))">
            <text:p/>
          </table:table-cell>
          <table:table-cell table:formula="of:=IF(ISNUMBER([$Feuille1.DG6]);ROUND(([$Feuille1.DG6]-deplacement)*Ratio;decimales);IF([$Feuille1.DG6]=&quot;&quot;;&quot;&quot;;[$Feuille1.DG6]))">
            <text:p/>
          </table:table-cell>
          <table:table-cell table:formula="of:=IF(ISNUMBER([$Feuille1.DH6]);ROUND(([$Feuille1.DH6]-deplacement)*Ratio;decimales);IF([$Feuille1.DH6]=&quot;&quot;;&quot;&quot;;[$Feuille1.DH6]))">
            <text:p/>
          </table:table-cell>
          <table:table-cell table:formula="of:=IF(ISNUMBER([$Feuille1.DI6]);ROUND(([$Feuille1.DI6]-deplacement)*Ratio;decimales);IF([$Feuille1.DI6]=&quot;&quot;;&quot;&quot;;[$Feuille1.DI6]))">
            <text:p/>
          </table:table-cell>
          <table:table-cell table:formula="of:=IF(ISNUMBER([$Feuille1.DJ6]);ROUND(([$Feuille1.DJ6]-deplacement)*Ratio;decimales);IF([$Feuille1.DJ6]=&quot;&quot;;&quot;&quot;;[$Feuille1.DJ6]))">
            <text:p/>
          </table:table-cell>
          <table:table-cell table:formula="of:=IF(ISNUMBER([$Feuille1.DK6]);ROUND(([$Feuille1.DK6]-deplacement)*Ratio;decimales);IF([$Feuille1.DK6]=&quot;&quot;;&quot;&quot;;[$Feuille1.DK6]))">
            <text:p/>
          </table:table-cell>
          <table:table-cell table:formula="of:=IF(ISNUMBER([$Feuille1.DL6]);ROUND(([$Feuille1.DL6]-deplacement)*Ratio;decimales);IF([$Feuille1.DL6]=&quot;&quot;;&quot;&quot;;[$Feuille1.DL6]))">
            <text:p/>
          </table:table-cell>
          <table:table-cell table:formula="of:=IF(ISNUMBER([$Feuille1.DM6]);ROUND(([$Feuille1.DM6]-deplacement)*Ratio;decimales);IF([$Feuille1.DM6]=&quot;&quot;;&quot;&quot;;[$Feuille1.DM6]))">
            <text:p/>
          </table:table-cell>
          <table:table-cell table:formula="of:=IF(ISNUMBER([$Feuille1.DN6]);ROUND(([$Feuille1.DN6]-deplacement)*Ratio;decimales);IF([$Feuille1.DN6]=&quot;&quot;;&quot;&quot;;[$Feuille1.DN6]))">
            <text:p/>
          </table:table-cell>
          <table:table-cell table:formula="of:=IF(ISNUMBER([$Feuille1.DO6]);ROUND(([$Feuille1.DO6]-deplacement)*Ratio;decimales);IF([$Feuille1.DO6]=&quot;&quot;;&quot;&quot;;[$Feuille1.DO6]))">
            <text:p/>
          </table:table-cell>
          <table:table-cell table:formula="of:=IF(ISNUMBER([$Feuille1.DP6]);ROUND(([$Feuille1.DP6]-deplacement)*Ratio;decimales);IF([$Feuille1.DP6]=&quot;&quot;;&quot;&quot;;[$Feuille1.DP6]))">
            <text:p/>
          </table:table-cell>
          <table:table-cell table:formula="of:=IF(ISNUMBER([$Feuille1.DQ6]);ROUND(([$Feuille1.DQ6]-deplacement)*Ratio;decimales);IF([$Feuille1.DQ6]=&quot;&quot;;&quot;&quot;;[$Feuille1.DQ6]))">
            <text:p/>
          </table:table-cell>
          <table:table-cell table:formula="of:=IF(ISNUMBER([$Feuille1.DR6]);ROUND(([$Feuille1.DR6]-deplacement)*Ratio;decimales);IF([$Feuille1.DR6]=&quot;&quot;;&quot;&quot;;[$Feuille1.DR6]))">
            <text:p/>
          </table:table-cell>
          <table:table-cell table:formula="of:=IF(ISNUMBER([$Feuille1.DS6]);ROUND(([$Feuille1.DS6]-deplacement)*Ratio;decimales);IF([$Feuille1.DS6]=&quot;&quot;;&quot;&quot;;[$Feuille1.DS6]))">
            <text:p/>
          </table:table-cell>
          <table:table-cell table:formula="of:=IF(ISNUMBER([$Feuille1.DT6]);ROUND(([$Feuille1.DT6]-deplacement)*Ratio;decimales);IF([$Feuille1.DT6]=&quot;&quot;;&quot;&quot;;[$Feuille1.DT6]))">
            <text:p/>
          </table:table-cell>
          <table:table-cell table:formula="of:=IF(ISNUMBER([$Feuille1.DU6]);ROUND(([$Feuille1.DU6]-deplacement)*Ratio;decimales);IF([$Feuille1.DU6]=&quot;&quot;;&quot;&quot;;[$Feuille1.DU6]))">
            <text:p/>
          </table:table-cell>
          <table:table-cell table:formula="of:=IF(ISNUMBER([$Feuille1.DV6]);ROUND(([$Feuille1.DV6]-deplacement)*Ratio;decimales);IF([$Feuille1.DV6]=&quot;&quot;;&quot;&quot;;[$Feuille1.DV6]))">
            <text:p/>
          </table:table-cell>
          <table:table-cell table:formula="of:=IF(ISNUMBER([$Feuille1.DW6]);ROUND(([$Feuille1.DW6]-deplacement)*Ratio;decimales);IF([$Feuille1.DW6]=&quot;&quot;;&quot;&quot;;[$Feuille1.DW6]))">
            <text:p/>
          </table:table-cell>
          <table:table-cell table:formula="of:=IF(ISNUMBER([$Feuille1.DX6]);ROUND(([$Feuille1.DX6]-deplacement)*Ratio;decimales);IF([$Feuille1.DX6]=&quot;&quot;;&quot;&quot;;[$Feuille1.DX6]))">
            <text:p/>
          </table:table-cell>
          <table:table-cell table:formula="of:=IF(ISNUMBER([$Feuille1.DY6]);ROUND(([$Feuille1.DY6]-deplacement)*Ratio;decimales);IF([$Feuille1.DY6]=&quot;&quot;;&quot;&quot;;[$Feuille1.DY6]))">
            <text:p/>
          </table:table-cell>
          <table:table-cell table:formula="of:=IF(ISNUMBER([$Feuille1.DZ6]);ROUND(([$Feuille1.DZ6]-deplacement)*Ratio;decimales);IF([$Feuille1.DZ6]=&quot;&quot;;&quot;&quot;;[$Feuille1.DZ6]))">
            <text:p/>
          </table:table-cell>
          <table:table-cell table:formula="of:=IF(ISNUMBER([$Feuille1.EA6]);ROUND(([$Feuille1.EA6]-deplacement)*Ratio;decimales);IF([$Feuille1.EA6]=&quot;&quot;;&quot;&quot;;[$Feuille1.EA6]))">
            <text:p/>
          </table:table-cell>
          <table:table-cell table:formula="of:=IF(ISNUMBER([$Feuille1.EB6]);ROUND(([$Feuille1.EB6]-deplacement)*Ratio;decimales);IF([$Feuille1.EB6]=&quot;&quot;;&quot;&quot;;[$Feuille1.EB6]))">
            <text:p/>
          </table:table-cell>
          <table:table-cell table:formula="of:=IF(ISNUMBER([$Feuille1.EC6]);ROUND(([$Feuille1.EC6]-deplacement)*Ratio;decimales);IF([$Feuille1.EC6]=&quot;&quot;;&quot;&quot;;[$Feuille1.EC6]))">
            <text:p/>
          </table:table-cell>
          <table:table-cell table:formula="of:=IF(ISNUMBER([$Feuille1.ED6]);ROUND(([$Feuille1.ED6]-deplacement)*Ratio;decimales);IF([$Feuille1.ED6]=&quot;&quot;;&quot;&quot;;[$Feuille1.ED6]))">
            <text:p/>
          </table:table-cell>
          <table:table-cell table:formula="of:=IF(ISNUMBER([$Feuille1.EE6]);ROUND(([$Feuille1.EE6]-deplacement)*Ratio;decimales);IF([$Feuille1.EE6]=&quot;&quot;;&quot;&quot;;[$Feuille1.EE6]))">
            <text:p/>
          </table:table-cell>
          <table:table-cell table:formula="of:=IF(ISNUMBER([$Feuille1.EF6]);ROUND(([$Feuille1.EF6]-deplacement)*Ratio;decimales);IF([$Feuille1.EF6]=&quot;&quot;;&quot;&quot;;[$Feuille1.EF6]))">
            <text:p/>
          </table:table-cell>
          <table:table-cell table:formula="of:=IF(ISNUMBER([$Feuille1.EG6]);ROUND(([$Feuille1.EG6]-deplacement)*Ratio;decimales);IF([$Feuille1.EG6]=&quot;&quot;;&quot;&quot;;[$Feuille1.EG6]))">
            <text:p/>
          </table:table-cell>
          <table:table-cell table:formula="of:=IF(ISNUMBER([$Feuille1.EH6]);ROUND(([$Feuille1.EH6]-deplacement)*Ratio;decimales);IF([$Feuille1.EH6]=&quot;&quot;;&quot;&quot;;[$Feuille1.EH6]))">
            <text:p/>
          </table:table-cell>
          <table:table-cell table:formula="of:=IF(ISNUMBER([$Feuille1.EI6]);ROUND(([$Feuille1.EI6]-deplacement)*Ratio;decimales);IF([$Feuille1.EI6]=&quot;&quot;;&quot;&quot;;[$Feuille1.EI6]))">
            <text:p/>
          </table:table-cell>
          <table:table-cell table:formula="of:=IF(ISNUMBER([$Feuille1.EJ6]);ROUND(([$Feuille1.EJ6]-deplacement)*Ratio;decimales);IF([$Feuille1.EJ6]=&quot;&quot;;&quot;&quot;;[$Feuille1.EJ6]))">
            <text:p/>
          </table:table-cell>
          <table:table-cell table:formula="of:=IF(ISNUMBER([$Feuille1.EK6]);[$Feuille1.EK6]*Ratio;IF([$Feuille1.EK6]=&quot;&quot;;&quot;&quot;;[$Feuille1.EK6]))">
            <text:p/>
          </table:table-cell>
          <table:table-cell table:formula="of:=IF(ISNUMBER([$Feuille1.EL6]);[$Feuille1.EL6]*Ratio;IF([$Feuille1.EL6]=&quot;&quot;;&quot;&quot;;[$Feuille1.EL6]))">
            <text:p/>
          </table:table-cell>
          <table:table-cell table:number-columns-repeated="882"/>
        </table:table-row>
        <table:table-row table:style-name="ro1">
          <table:table-cell table:formula="of:=IF(ISNUMBER([$Feuille1.A7]);ROUND(([$Feuille1.A7]-deplacement)*Ratio;decimales);IF([$Feuille1.A7]=&quot;&quot;;&quot;&quot;;[$Feuille1.A7]))">
            <text:p/>
          </table:table-cell>
          <table:table-cell table:formula="of:=IF(ISNUMBER([$Feuille1.B7]);ROUND(([$Feuille1.B7]-deplacement)*Ratio;decimales);IF([$Feuille1.B7]=&quot;&quot;;&quot;&quot;;[$Feuille1.B7]))">
            <text:p/>
          </table:table-cell>
          <table:table-cell table:formula="of:=IF(ISNUMBER([$Feuille1.C7]);ROUND(([$Feuille1.C7]-deplacement)*Ratio;decimales);IF([$Feuille1.C7]=&quot;&quot;;&quot;&quot;;[$Feuille1.C7]))">
            <text:p/>
          </table:table-cell>
          <table:table-cell table:formula="of:=IF(ISNUMBER([$Feuille1.D7]);ROUND(([$Feuille1.D7]-deplacement)*Ratio;decimales);IF([$Feuille1.D7]=&quot;&quot;;&quot;&quot;;[$Feuille1.D7]))">
            <text:p/>
          </table:table-cell>
          <table:table-cell table:formula="of:=IF(ISNUMBER([$Feuille1.E7]);ROUND(([$Feuille1.E7]-deplacement)*Ratio;decimales);IF([$Feuille1.E7]=&quot;&quot;;&quot;&quot;;[$Feuille1.E7]))">
            <text:p/>
          </table:table-cell>
          <table:table-cell table:formula="of:=IF(ISNUMBER([$Feuille1.F7]);ROUND(([$Feuille1.F7]-deplacement)*Ratio;decimales);IF([$Feuille1.F7]=&quot;&quot;;&quot;&quot;;[$Feuille1.F7]))">
            <text:p/>
          </table:table-cell>
          <table:table-cell table:formula="of:=IF(ISNUMBER([$Feuille1.G7]);ROUND(([$Feuille1.G7]-deplacement)*Ratio;decimales);IF([$Feuille1.G7]=&quot;&quot;;&quot;&quot;;[$Feuille1.G7]))">
            <text:p/>
          </table:table-cell>
          <table:table-cell table:formula="of:=IF(ISNUMBER([$Feuille1.H7]);ROUND(([$Feuille1.H7]-deplacement)*Ratio;decimales);IF([$Feuille1.H7]=&quot;&quot;;&quot;&quot;;[$Feuille1.H7]))">
            <text:p/>
          </table:table-cell>
          <table:table-cell table:formula="of:=IF(ISNUMBER([$Feuille1.I7]);ROUND(([$Feuille1.I7]-deplacement)*Ratio;decimales);IF([$Feuille1.I7]=&quot;&quot;;&quot;&quot;;[$Feuille1.I7]))">
            <text:p/>
          </table:table-cell>
          <table:table-cell table:formula="of:=IF(ISNUMBER([$Feuille1.J7]);ROUND(([$Feuille1.J7]-deplacement)*Ratio;decimales);IF([$Feuille1.J7]=&quot;&quot;;&quot;&quot;;[$Feuille1.J7]))">
            <text:p/>
          </table:table-cell>
          <table:table-cell table:formula="of:=IF(ISNUMBER([$Feuille1.K7]);ROUND(([$Feuille1.K7]-deplacement)*Ratio;decimales);IF([$Feuille1.K7]=&quot;&quot;;&quot;&quot;;[$Feuille1.K7]))">
            <text:p/>
          </table:table-cell>
          <table:table-cell table:formula="of:=IF(ISNUMBER([$Feuille1.L7]);ROUND(([$Feuille1.L7]-deplacement)*Ratio;decimales);IF([$Feuille1.L7]=&quot;&quot;;&quot;&quot;;[$Feuille1.L7]))">
            <text:p/>
          </table:table-cell>
          <table:table-cell table:formula="of:=IF(ISNUMBER([$Feuille1.M7]);ROUND(([$Feuille1.M7]-deplacement)*Ratio;decimales);IF([$Feuille1.M7]=&quot;&quot;;&quot;&quot;;[$Feuille1.M7]))">
            <text:p/>
          </table:table-cell>
          <table:table-cell table:formula="of:=IF(ISNUMBER([$Feuille1.N7]);ROUND(([$Feuille1.N7]-deplacement)*Ratio;decimales);IF([$Feuille1.N7]=&quot;&quot;;&quot;&quot;;[$Feuille1.N7]))">
            <text:p/>
          </table:table-cell>
          <table:table-cell table:formula="of:=IF(ISNUMBER([$Feuille1.O7]);ROUND(([$Feuille1.O7]-deplacement)*Ratio;decimales);IF([$Feuille1.O7]=&quot;&quot;;&quot;&quot;;[$Feuille1.O7]))">
            <text:p/>
          </table:table-cell>
          <table:table-cell table:formula="of:=IF(ISNUMBER([$Feuille1.P7]);ROUND(([$Feuille1.P7]-deplacement)*Ratio;decimales);IF([$Feuille1.P7]=&quot;&quot;;&quot;&quot;;[$Feuille1.P7]))">
            <text:p/>
          </table:table-cell>
          <table:table-cell table:formula="of:=IF(ISNUMBER([$Feuille1.Q7]);ROUND(([$Feuille1.Q7]-deplacement)*Ratio;decimales);IF([$Feuille1.Q7]=&quot;&quot;;&quot;&quot;;[$Feuille1.Q7]))">
            <text:p/>
          </table:table-cell>
          <table:table-cell table:formula="of:=IF(ISNUMBER([$Feuille1.R7]);ROUND(([$Feuille1.R7]-deplacement)*Ratio;decimales);IF([$Feuille1.R7]=&quot;&quot;;&quot;&quot;;[$Feuille1.R7]))">
            <text:p/>
          </table:table-cell>
          <table:table-cell table:formula="of:=IF(ISNUMBER([$Feuille1.S7]);ROUND(([$Feuille1.S7]-deplacement)*Ratio;decimales);IF([$Feuille1.S7]=&quot;&quot;;&quot;&quot;;[$Feuille1.S7]))">
            <text:p/>
          </table:table-cell>
          <table:table-cell table:formula="of:=IF(ISNUMBER([$Feuille1.T7]);ROUND(([$Feuille1.T7]-deplacement)*Ratio;decimales);IF([$Feuille1.T7]=&quot;&quot;;&quot;&quot;;[$Feuille1.T7]))">
            <text:p/>
          </table:table-cell>
          <table:table-cell table:formula="of:=IF(ISNUMBER([$Feuille1.U7]);ROUND(([$Feuille1.U7]-deplacement)*Ratio;decimales);IF([$Feuille1.U7]=&quot;&quot;;&quot;&quot;;[$Feuille1.U7]))">
            <text:p/>
          </table:table-cell>
          <table:table-cell table:formula="of:=IF(ISNUMBER([$Feuille1.V7]);ROUND(([$Feuille1.V7]-deplacement)*Ratio;decimales);IF([$Feuille1.V7]=&quot;&quot;;&quot;&quot;;[$Feuille1.V7]))">
            <text:p/>
          </table:table-cell>
          <table:table-cell table:formula="of:=IF(ISNUMBER([$Feuille1.W7]);ROUND(([$Feuille1.W7]-deplacement)*Ratio;decimales);IF([$Feuille1.W7]=&quot;&quot;;&quot;&quot;;[$Feuille1.W7]))">
            <text:p/>
          </table:table-cell>
          <table:table-cell table:formula="of:=IF(ISNUMBER([$Feuille1.X7]);ROUND(([$Feuille1.X7]-deplacement)*Ratio;decimales);IF([$Feuille1.X7]=&quot;&quot;;&quot;&quot;;[$Feuille1.X7]))">
            <text:p/>
          </table:table-cell>
          <table:table-cell table:formula="of:=IF(ISNUMBER([$Feuille1.Y7]);ROUND(([$Feuille1.Y7]-deplacement)*Ratio;decimales);IF([$Feuille1.Y7]=&quot;&quot;;&quot;&quot;;[$Feuille1.Y7]))">
            <text:p/>
          </table:table-cell>
          <table:table-cell table:formula="of:=IF(ISNUMBER([$Feuille1.Z7]);ROUND(([$Feuille1.Z7]-deplacement)*Ratio;decimales);IF([$Feuille1.Z7]=&quot;&quot;;&quot;&quot;;[$Feuille1.Z7]))">
            <text:p/>
          </table:table-cell>
          <table:table-cell table:formula="of:=IF(ISNUMBER([$Feuille1.AA7]);ROUND(([$Feuille1.AA7]-deplacement)*Ratio;decimales);IF([$Feuille1.AA7]=&quot;&quot;;&quot;&quot;;[$Feuille1.AA7]))">
            <text:p/>
          </table:table-cell>
          <table:table-cell table:formula="of:=IF(ISNUMBER([$Feuille1.AB7]);ROUND(([$Feuille1.AB7]-deplacement)*Ratio;decimales);IF([$Feuille1.AB7]=&quot;&quot;;&quot;&quot;;[$Feuille1.AB7]))">
            <text:p/>
          </table:table-cell>
          <table:table-cell table:formula="of:=IF(ISNUMBER([$Feuille1.AC7]);ROUND(([$Feuille1.AC7]-deplacement)*Ratio;decimales);IF([$Feuille1.AC7]=&quot;&quot;;&quot;&quot;;[$Feuille1.AC7]))">
            <text:p/>
          </table:table-cell>
          <table:table-cell table:formula="of:=IF(ISNUMBER([$Feuille1.AD7]);ROUND(([$Feuille1.AD7]-deplacement)*Ratio;decimales);IF([$Feuille1.AD7]=&quot;&quot;;&quot;&quot;;[$Feuille1.AD7]))">
            <text:p/>
          </table:table-cell>
          <table:table-cell table:formula="of:=IF(ISNUMBER([$Feuille1.AE7]);ROUND(([$Feuille1.AE7]-deplacement)*Ratio;decimales);IF([$Feuille1.AE7]=&quot;&quot;;&quot;&quot;;[$Feuille1.AE7]))">
            <text:p/>
          </table:table-cell>
          <table:table-cell table:formula="of:=IF(ISNUMBER([$Feuille1.AF7]);ROUND(([$Feuille1.AF7]-deplacement)*Ratio;decimales);IF([$Feuille1.AF7]=&quot;&quot;;&quot;&quot;;[$Feuille1.AF7]))">
            <text:p/>
          </table:table-cell>
          <table:table-cell table:formula="of:=IF(ISNUMBER([$Feuille1.AG7]);ROUND(([$Feuille1.AG7]-deplacement)*Ratio;decimales);IF([$Feuille1.AG7]=&quot;&quot;;&quot;&quot;;[$Feuille1.AG7]))">
            <text:p/>
          </table:table-cell>
          <table:table-cell table:formula="of:=IF(ISNUMBER([$Feuille1.AH7]);ROUND(([$Feuille1.AH7]-deplacement)*Ratio;decimales);IF([$Feuille1.AH7]=&quot;&quot;;&quot;&quot;;[$Feuille1.AH7]))">
            <text:p/>
          </table:table-cell>
          <table:table-cell table:formula="of:=IF(ISNUMBER([$Feuille1.AI7]);ROUND(([$Feuille1.AI7]-deplacement)*Ratio;decimales);IF([$Feuille1.AI7]=&quot;&quot;;&quot;&quot;;[$Feuille1.AI7]))">
            <text:p/>
          </table:table-cell>
          <table:table-cell table:formula="of:=IF(ISNUMBER([$Feuille1.AJ7]);ROUND(([$Feuille1.AJ7]-deplacement)*Ratio;decimales);IF([$Feuille1.AJ7]=&quot;&quot;;&quot;&quot;;[$Feuille1.AJ7]))">
            <text:p/>
          </table:table-cell>
          <table:table-cell table:formula="of:=IF(ISNUMBER([$Feuille1.AK7]);ROUND(([$Feuille1.AK7]-deplacement)*Ratio;decimales);IF([$Feuille1.AK7]=&quot;&quot;;&quot;&quot;;[$Feuille1.AK7]))">
            <text:p/>
          </table:table-cell>
          <table:table-cell table:formula="of:=IF(ISNUMBER([$Feuille1.AL7]);ROUND(([$Feuille1.AL7]-deplacement)*Ratio;decimales);IF([$Feuille1.AL7]=&quot;&quot;;&quot;&quot;;[$Feuille1.AL7]))">
            <text:p/>
          </table:table-cell>
          <table:table-cell table:formula="of:=IF(ISNUMBER([$Feuille1.AM7]);ROUND(([$Feuille1.AM7]-deplacement)*Ratio;decimales);IF([$Feuille1.AM7]=&quot;&quot;;&quot;&quot;;[$Feuille1.AM7]))">
            <text:p/>
          </table:table-cell>
          <table:table-cell table:formula="of:=IF(ISNUMBER([$Feuille1.AN7]);ROUND(([$Feuille1.AN7]-deplacement)*Ratio;decimales);IF([$Feuille1.AN7]=&quot;&quot;;&quot;&quot;;[$Feuille1.AN7]))">
            <text:p/>
          </table:table-cell>
          <table:table-cell table:formula="of:=IF(ISNUMBER([$Feuille1.AO7]);ROUND(([$Feuille1.AO7]-deplacement)*Ratio;decimales);IF([$Feuille1.AO7]=&quot;&quot;;&quot;&quot;;[$Feuille1.AO7]))">
            <text:p/>
          </table:table-cell>
          <table:table-cell table:formula="of:=IF(ISNUMBER([$Feuille1.AP7]);ROUND(([$Feuille1.AP7]-deplacement)*Ratio;decimales);IF([$Feuille1.AP7]=&quot;&quot;;&quot;&quot;;[$Feuille1.AP7]))">
            <text:p/>
          </table:table-cell>
          <table:table-cell table:formula="of:=IF(ISNUMBER([$Feuille1.AQ7]);ROUND(([$Feuille1.AQ7]-deplacement)*Ratio;decimales);IF([$Feuille1.AQ7]=&quot;&quot;;&quot;&quot;;[$Feuille1.AQ7]))">
            <text:p/>
          </table:table-cell>
          <table:table-cell table:formula="of:=IF(ISNUMBER([$Feuille1.AR7]);ROUND(([$Feuille1.AR7]-deplacement)*Ratio;decimales);IF([$Feuille1.AR7]=&quot;&quot;;&quot;&quot;;[$Feuille1.AR7]))">
            <text:p/>
          </table:table-cell>
          <table:table-cell table:formula="of:=IF(ISNUMBER([$Feuille1.AS7]);ROUND(([$Feuille1.AS7]-deplacement)*Ratio;decimales);IF([$Feuille1.AS7]=&quot;&quot;;&quot;&quot;;[$Feuille1.AS7]))">
            <text:p/>
          </table:table-cell>
          <table:table-cell table:formula="of:=IF(ISNUMBER([$Feuille1.AT7]);ROUND(([$Feuille1.AT7]-deplacement)*Ratio;decimales);IF([$Feuille1.AT7]=&quot;&quot;;&quot;&quot;;[$Feuille1.AT7]))">
            <text:p/>
          </table:table-cell>
          <table:table-cell table:formula="of:=IF(ISNUMBER([$Feuille1.AU7]);ROUND(([$Feuille1.AU7]-deplacement)*Ratio;decimales);IF([$Feuille1.AU7]=&quot;&quot;;&quot;&quot;;[$Feuille1.AU7]))">
            <text:p/>
          </table:table-cell>
          <table:table-cell table:formula="of:=IF(ISNUMBER([$Feuille1.AV7]);ROUND(([$Feuille1.AV7]-deplacement)*Ratio;decimales);IF([$Feuille1.AV7]=&quot;&quot;;&quot;&quot;;[$Feuille1.AV7]))">
            <text:p/>
          </table:table-cell>
          <table:table-cell table:formula="of:=IF(ISNUMBER([$Feuille1.AW7]);ROUND(([$Feuille1.AW7]-deplacement)*Ratio;decimales);IF([$Feuille1.AW7]=&quot;&quot;;&quot;&quot;;[$Feuille1.AW7]))">
            <text:p/>
          </table:table-cell>
          <table:table-cell table:formula="of:=IF(ISNUMBER([$Feuille1.AX7]);ROUND(([$Feuille1.AX7]-deplacement)*Ratio;decimales);IF([$Feuille1.AX7]=&quot;&quot;;&quot;&quot;;[$Feuille1.AX7]))">
            <text:p/>
          </table:table-cell>
          <table:table-cell table:formula="of:=IF(ISNUMBER([$Feuille1.AY7]);ROUND(([$Feuille1.AY7]-deplacement)*Ratio;decimales);IF([$Feuille1.AY7]=&quot;&quot;;&quot;&quot;;[$Feuille1.AY7]))">
            <text:p/>
          </table:table-cell>
          <table:table-cell table:formula="of:=IF(ISNUMBER([$Feuille1.AZ7]);ROUND(([$Feuille1.AZ7]-deplacement)*Ratio;decimales);IF([$Feuille1.AZ7]=&quot;&quot;;&quot;&quot;;[$Feuille1.AZ7]))">
            <text:p/>
          </table:table-cell>
          <table:table-cell table:formula="of:=IF(ISNUMBER([$Feuille1.BA7]);ROUND(([$Feuille1.BA7]-deplacement)*Ratio;decimales);IF([$Feuille1.BA7]=&quot;&quot;;&quot;&quot;;[$Feuille1.BA7]))">
            <text:p/>
          </table:table-cell>
          <table:table-cell table:formula="of:=IF(ISNUMBER([$Feuille1.BB7]);ROUND(([$Feuille1.BB7]-deplacement)*Ratio;decimales);IF([$Feuille1.BB7]=&quot;&quot;;&quot;&quot;;[$Feuille1.BB7]))">
            <text:p/>
          </table:table-cell>
          <table:table-cell table:formula="of:=IF(ISNUMBER([$Feuille1.BC7]);ROUND(([$Feuille1.BC7]-deplacement)*Ratio;decimales);IF([$Feuille1.BC7]=&quot;&quot;;&quot;&quot;;[$Feuille1.BC7]))">
            <text:p/>
          </table:table-cell>
          <table:table-cell table:formula="of:=IF(ISNUMBER([$Feuille1.BD7]);ROUND(([$Feuille1.BD7]-deplacement)*Ratio;decimales);IF([$Feuille1.BD7]=&quot;&quot;;&quot;&quot;;[$Feuille1.BD7]))">
            <text:p/>
          </table:table-cell>
          <table:table-cell table:formula="of:=IF(ISNUMBER([$Feuille1.BE7]);ROUND(([$Feuille1.BE7]-deplacement)*Ratio;decimales);IF([$Feuille1.BE7]=&quot;&quot;;&quot;&quot;;[$Feuille1.BE7]))">
            <text:p/>
          </table:table-cell>
          <table:table-cell table:formula="of:=IF(ISNUMBER([$Feuille1.BF7]);ROUND(([$Feuille1.BF7]-deplacement)*Ratio;decimales);IF([$Feuille1.BF7]=&quot;&quot;;&quot;&quot;;[$Feuille1.BF7]))">
            <text:p/>
          </table:table-cell>
          <table:table-cell table:formula="of:=IF(ISNUMBER([$Feuille1.BG7]);ROUND(([$Feuille1.BG7]-deplacement)*Ratio;decimales);IF([$Feuille1.BG7]=&quot;&quot;;&quot;&quot;;[$Feuille1.BG7]))">
            <text:p/>
          </table:table-cell>
          <table:table-cell table:formula="of:=IF(ISNUMBER([$Feuille1.BH7]);ROUND(([$Feuille1.BH7]-deplacement)*Ratio;decimales);IF([$Feuille1.BH7]=&quot;&quot;;&quot;&quot;;[$Feuille1.BH7]))">
            <text:p/>
          </table:table-cell>
          <table:table-cell table:formula="of:=IF(ISNUMBER([$Feuille1.BI7]);ROUND(([$Feuille1.BI7]-deplacement)*Ratio;decimales);IF([$Feuille1.BI7]=&quot;&quot;;&quot;&quot;;[$Feuille1.BI7]))">
            <text:p/>
          </table:table-cell>
          <table:table-cell table:formula="of:=IF(ISNUMBER([$Feuille1.BJ7]);ROUND(([$Feuille1.BJ7]-deplacement)*Ratio;decimales);IF([$Feuille1.BJ7]=&quot;&quot;;&quot;&quot;;[$Feuille1.BJ7]))">
            <text:p/>
          </table:table-cell>
          <table:table-cell table:formula="of:=IF(ISNUMBER([$Feuille1.BK7]);ROUND(([$Feuille1.BK7]-deplacement)*Ratio;decimales);IF([$Feuille1.BK7]=&quot;&quot;;&quot;&quot;;[$Feuille1.BK7]))">
            <text:p/>
          </table:table-cell>
          <table:table-cell table:formula="of:=IF(ISNUMBER([$Feuille1.BL7]);ROUND(([$Feuille1.BL7]-deplacement)*Ratio;decimales);IF([$Feuille1.BL7]=&quot;&quot;;&quot;&quot;;[$Feuille1.BL7]))">
            <text:p/>
          </table:table-cell>
          <table:table-cell table:formula="of:=IF(ISNUMBER([$Feuille1.BM7]);ROUND(([$Feuille1.BM7]-deplacement)*Ratio;decimales);IF([$Feuille1.BM7]=&quot;&quot;;&quot;&quot;;[$Feuille1.BM7]))">
            <text:p/>
          </table:table-cell>
          <table:table-cell table:formula="of:=IF(ISNUMBER([$Feuille1.BN7]);ROUND(([$Feuille1.BN7]-deplacement)*Ratio;decimales);IF([$Feuille1.BN7]=&quot;&quot;;&quot;&quot;;[$Feuille1.BN7]))">
            <text:p/>
          </table:table-cell>
          <table:table-cell table:formula="of:=IF(ISNUMBER([$Feuille1.BO7]);ROUND(([$Feuille1.BO7]-deplacement)*Ratio;decimales);IF([$Feuille1.BO7]=&quot;&quot;;&quot;&quot;;[$Feuille1.BO7]))">
            <text:p/>
          </table:table-cell>
          <table:table-cell table:formula="of:=IF(ISNUMBER([$Feuille1.BP7]);ROUND(([$Feuille1.BP7]-deplacement)*Ratio;decimales);IF([$Feuille1.BP7]=&quot;&quot;;&quot;&quot;;[$Feuille1.BP7]))">
            <text:p/>
          </table:table-cell>
          <table:table-cell table:formula="of:=IF(ISNUMBER([$Feuille1.BQ7]);ROUND(([$Feuille1.BQ7]-deplacement)*Ratio;decimales);IF([$Feuille1.BQ7]=&quot;&quot;;&quot;&quot;;[$Feuille1.BQ7]))">
            <text:p/>
          </table:table-cell>
          <table:table-cell table:formula="of:=IF(ISNUMBER([$Feuille1.BR7]);ROUND(([$Feuille1.BR7]-deplacement)*Ratio;decimales);IF([$Feuille1.BR7]=&quot;&quot;;&quot;&quot;;[$Feuille1.BR7]))">
            <text:p/>
          </table:table-cell>
          <table:table-cell table:formula="of:=IF(ISNUMBER([$Feuille1.BS7]);ROUND(([$Feuille1.BS7]-deplacement)*Ratio;decimales);IF([$Feuille1.BS7]=&quot;&quot;;&quot;&quot;;[$Feuille1.BS7]))">
            <text:p/>
          </table:table-cell>
          <table:table-cell table:formula="of:=IF(ISNUMBER([$Feuille1.BT7]);ROUND(([$Feuille1.BT7]-deplacement)*Ratio;decimales);IF([$Feuille1.BT7]=&quot;&quot;;&quot;&quot;;[$Feuille1.BT7]))">
            <text:p/>
          </table:table-cell>
          <table:table-cell table:formula="of:=IF(ISNUMBER([$Feuille1.BU7]);ROUND(([$Feuille1.BU7]-deplacement)*Ratio;decimales);IF([$Feuille1.BU7]=&quot;&quot;;&quot;&quot;;[$Feuille1.BU7]))">
            <text:p/>
          </table:table-cell>
          <table:table-cell table:formula="of:=IF(ISNUMBER([$Feuille1.BV7]);ROUND(([$Feuille1.BV7]-deplacement)*Ratio;decimales);IF([$Feuille1.BV7]=&quot;&quot;;&quot;&quot;;[$Feuille1.BV7]))">
            <text:p/>
          </table:table-cell>
          <table:table-cell table:formula="of:=IF(ISNUMBER([$Feuille1.BW7]);ROUND(([$Feuille1.BW7]-deplacement)*Ratio;decimales);IF([$Feuille1.BW7]=&quot;&quot;;&quot;&quot;;[$Feuille1.BW7]))">
            <text:p/>
          </table:table-cell>
          <table:table-cell table:formula="of:=IF(ISNUMBER([$Feuille1.BX7]);ROUND(([$Feuille1.BX7]-deplacement)*Ratio;decimales);IF([$Feuille1.BX7]=&quot;&quot;;&quot;&quot;;[$Feuille1.BX7]))">
            <text:p/>
          </table:table-cell>
          <table:table-cell table:formula="of:=IF(ISNUMBER([$Feuille1.BY7]);ROUND(([$Feuille1.BY7]-deplacement)*Ratio;decimales);IF([$Feuille1.BY7]=&quot;&quot;;&quot;&quot;;[$Feuille1.BY7]))">
            <text:p/>
          </table:table-cell>
          <table:table-cell table:formula="of:=IF(ISNUMBER([$Feuille1.BZ7]);ROUND(([$Feuille1.BZ7]-deplacement)*Ratio;decimales);IF([$Feuille1.BZ7]=&quot;&quot;;&quot;&quot;;[$Feuille1.BZ7]))">
            <text:p/>
          </table:table-cell>
          <table:table-cell table:formula="of:=IF(ISNUMBER([$Feuille1.CA7]);ROUND(([$Feuille1.CA7]-deplacement)*Ratio;decimales);IF([$Feuille1.CA7]=&quot;&quot;;&quot;&quot;;[$Feuille1.CA7]))">
            <text:p/>
          </table:table-cell>
          <table:table-cell table:formula="of:=IF(ISNUMBER([$Feuille1.CB7]);ROUND(([$Feuille1.CB7]-deplacement)*Ratio;decimales);IF([$Feuille1.CB7]=&quot;&quot;;&quot;&quot;;[$Feuille1.CB7]))">
            <text:p/>
          </table:table-cell>
          <table:table-cell table:formula="of:=IF(ISNUMBER([$Feuille1.CC7]);ROUND(([$Feuille1.CC7]-deplacement)*Ratio;decimales);IF([$Feuille1.CC7]=&quot;&quot;;&quot;&quot;;[$Feuille1.CC7]))">
            <text:p/>
          </table:table-cell>
          <table:table-cell table:formula="of:=IF(ISNUMBER([$Feuille1.CD7]);ROUND(([$Feuille1.CD7]-deplacement)*Ratio;decimales);IF([$Feuille1.CD7]=&quot;&quot;;&quot;&quot;;[$Feuille1.CD7]))">
            <text:p/>
          </table:table-cell>
          <table:table-cell table:formula="of:=IF(ISNUMBER([$Feuille1.CE7]);ROUND(([$Feuille1.CE7]-deplacement)*Ratio;decimales);IF([$Feuille1.CE7]=&quot;&quot;;&quot;&quot;;[$Feuille1.CE7]))">
            <text:p/>
          </table:table-cell>
          <table:table-cell table:formula="of:=IF(ISNUMBER([$Feuille1.CF7]);ROUND(([$Feuille1.CF7]-deplacement)*Ratio;decimales);IF([$Feuille1.CF7]=&quot;&quot;;&quot;&quot;;[$Feuille1.CF7]))">
            <text:p/>
          </table:table-cell>
          <table:table-cell table:formula="of:=IF(ISNUMBER([$Feuille1.CG7]);ROUND(([$Feuille1.CG7]-deplacement)*Ratio;decimales);IF([$Feuille1.CG7]=&quot;&quot;;&quot;&quot;;[$Feuille1.CG7]))">
            <text:p/>
          </table:table-cell>
          <table:table-cell table:formula="of:=IF(ISNUMBER([$Feuille1.CH7]);ROUND(([$Feuille1.CH7]-deplacement)*Ratio;decimales);IF([$Feuille1.CH7]=&quot;&quot;;&quot;&quot;;[$Feuille1.CH7]))">
            <text:p/>
          </table:table-cell>
          <table:table-cell table:formula="of:=IF(ISNUMBER([$Feuille1.CI7]);ROUND(([$Feuille1.CI7]-deplacement)*Ratio;decimales);IF([$Feuille1.CI7]=&quot;&quot;;&quot;&quot;;[$Feuille1.CI7]))">
            <text:p/>
          </table:table-cell>
          <table:table-cell table:formula="of:=IF(ISNUMBER([$Feuille1.CJ7]);ROUND(([$Feuille1.CJ7]-deplacement)*Ratio;decimales);IF([$Feuille1.CJ7]=&quot;&quot;;&quot;&quot;;[$Feuille1.CJ7]))">
            <text:p/>
          </table:table-cell>
          <table:table-cell table:formula="of:=IF(ISNUMBER([$Feuille1.CK7]);ROUND(([$Feuille1.CK7]-deplacement)*Ratio;decimales);IF([$Feuille1.CK7]=&quot;&quot;;&quot;&quot;;[$Feuille1.CK7]))">
            <text:p/>
          </table:table-cell>
          <table:table-cell table:formula="of:=IF(ISNUMBER([$Feuille1.CL7]);ROUND(([$Feuille1.CL7]-deplacement)*Ratio;decimales);IF([$Feuille1.CL7]=&quot;&quot;;&quot;&quot;;[$Feuille1.CL7]))">
            <text:p/>
          </table:table-cell>
          <table:table-cell table:formula="of:=IF(ISNUMBER([$Feuille1.CM7]);ROUND(([$Feuille1.CM7]-deplacement)*Ratio;decimales);IF([$Feuille1.CM7]=&quot;&quot;;&quot;&quot;;[$Feuille1.CM7]))">
            <text:p/>
          </table:table-cell>
          <table:table-cell table:formula="of:=IF(ISNUMBER([$Feuille1.CN7]);ROUND(([$Feuille1.CN7]-deplacement)*Ratio;decimales);IF([$Feuille1.CN7]=&quot;&quot;;&quot;&quot;;[$Feuille1.CN7]))">
            <text:p/>
          </table:table-cell>
          <table:table-cell table:formula="of:=IF(ISNUMBER([$Feuille1.CO7]);ROUND(([$Feuille1.CO7]-deplacement)*Ratio;decimales);IF([$Feuille1.CO7]=&quot;&quot;;&quot;&quot;;[$Feuille1.CO7]))">
            <text:p/>
          </table:table-cell>
          <table:table-cell table:formula="of:=IF(ISNUMBER([$Feuille1.CP7]);ROUND(([$Feuille1.CP7]-deplacement)*Ratio;decimales);IF([$Feuille1.CP7]=&quot;&quot;;&quot;&quot;;[$Feuille1.CP7]))">
            <text:p/>
          </table:table-cell>
          <table:table-cell table:formula="of:=IF(ISNUMBER([$Feuille1.CQ7]);ROUND(([$Feuille1.CQ7]-deplacement)*Ratio;decimales);IF([$Feuille1.CQ7]=&quot;&quot;;&quot;&quot;;[$Feuille1.CQ7]))">
            <text:p/>
          </table:table-cell>
          <table:table-cell table:formula="of:=IF(ISNUMBER([$Feuille1.CR7]);ROUND(([$Feuille1.CR7]-deplacement)*Ratio;decimales);IF([$Feuille1.CR7]=&quot;&quot;;&quot;&quot;;[$Feuille1.CR7]))">
            <text:p/>
          </table:table-cell>
          <table:table-cell table:formula="of:=IF(ISNUMBER([$Feuille1.CS7]);ROUND(([$Feuille1.CS7]-deplacement)*Ratio;decimales);IF([$Feuille1.CS7]=&quot;&quot;;&quot;&quot;;[$Feuille1.CS7]))">
            <text:p/>
          </table:table-cell>
          <table:table-cell table:formula="of:=IF(ISNUMBER([$Feuille1.CT7]);ROUND(([$Feuille1.CT7]-deplacement)*Ratio;decimales);IF([$Feuille1.CT7]=&quot;&quot;;&quot;&quot;;[$Feuille1.CT7]))">
            <text:p/>
          </table:table-cell>
          <table:table-cell table:formula="of:=IF(ISNUMBER([$Feuille1.CU7]);ROUND(([$Feuille1.CU7]-deplacement)*Ratio;decimales);IF([$Feuille1.CU7]=&quot;&quot;;&quot;&quot;;[$Feuille1.CU7]))">
            <text:p/>
          </table:table-cell>
          <table:table-cell table:formula="of:=IF(ISNUMBER([$Feuille1.CV7]);ROUND(([$Feuille1.CV7]-deplacement)*Ratio;decimales);IF([$Feuille1.CV7]=&quot;&quot;;&quot;&quot;;[$Feuille1.CV7]))">
            <text:p/>
          </table:table-cell>
          <table:table-cell table:formula="of:=IF(ISNUMBER([$Feuille1.CW7]);ROUND(([$Feuille1.CW7]-deplacement)*Ratio;decimales);IF([$Feuille1.CW7]=&quot;&quot;;&quot;&quot;;[$Feuille1.CW7]))">
            <text:p/>
          </table:table-cell>
          <table:table-cell table:formula="of:=IF(ISNUMBER([$Feuille1.CX7]);ROUND(([$Feuille1.CX7]-deplacement)*Ratio;decimales);IF([$Feuille1.CX7]=&quot;&quot;;&quot;&quot;;[$Feuille1.CX7]))">
            <text:p/>
          </table:table-cell>
          <table:table-cell table:formula="of:=IF(ISNUMBER([$Feuille1.CY7]);ROUND(([$Feuille1.CY7]-deplacement)*Ratio;decimales);IF([$Feuille1.CY7]=&quot;&quot;;&quot;&quot;;[$Feuille1.CY7]))">
            <text:p/>
          </table:table-cell>
          <table:table-cell table:formula="of:=IF(ISNUMBER([$Feuille1.CZ7]);ROUND(([$Feuille1.CZ7]-deplacement)*Ratio;decimales);IF([$Feuille1.CZ7]=&quot;&quot;;&quot;&quot;;[$Feuille1.CZ7]))">
            <text:p/>
          </table:table-cell>
          <table:table-cell table:formula="of:=IF(ISNUMBER([$Feuille1.DA7]);ROUND(([$Feuille1.DA7]-deplacement)*Ratio;decimales);IF([$Feuille1.DA7]=&quot;&quot;;&quot;&quot;;[$Feuille1.DA7]))">
            <text:p/>
          </table:table-cell>
          <table:table-cell table:formula="of:=IF(ISNUMBER([$Feuille1.DB7]);ROUND(([$Feuille1.DB7]-deplacement)*Ratio;decimales);IF([$Feuille1.DB7]=&quot;&quot;;&quot;&quot;;[$Feuille1.DB7]))">
            <text:p/>
          </table:table-cell>
          <table:table-cell table:formula="of:=IF(ISNUMBER([$Feuille1.DC7]);ROUND(([$Feuille1.DC7]-deplacement)*Ratio;decimales);IF([$Feuille1.DC7]=&quot;&quot;;&quot;&quot;;[$Feuille1.DC7]))">
            <text:p/>
          </table:table-cell>
          <table:table-cell table:formula="of:=IF(ISNUMBER([$Feuille1.DD7]);ROUND(([$Feuille1.DD7]-deplacement)*Ratio;decimales);IF([$Feuille1.DD7]=&quot;&quot;;&quot;&quot;;[$Feuille1.DD7]))">
            <text:p/>
          </table:table-cell>
          <table:table-cell table:formula="of:=IF(ISNUMBER([$Feuille1.DE7]);ROUND(([$Feuille1.DE7]-deplacement)*Ratio;decimales);IF([$Feuille1.DE7]=&quot;&quot;;&quot;&quot;;[$Feuille1.DE7]))">
            <text:p/>
          </table:table-cell>
          <table:table-cell table:formula="of:=IF(ISNUMBER([$Feuille1.DF7]);ROUND(([$Feuille1.DF7]-deplacement)*Ratio;decimales);IF([$Feuille1.DF7]=&quot;&quot;;&quot;&quot;;[$Feuille1.DF7]))">
            <text:p/>
          </table:table-cell>
          <table:table-cell table:formula="of:=IF(ISNUMBER([$Feuille1.DG7]);ROUND(([$Feuille1.DG7]-deplacement)*Ratio;decimales);IF([$Feuille1.DG7]=&quot;&quot;;&quot;&quot;;[$Feuille1.DG7]))">
            <text:p/>
          </table:table-cell>
          <table:table-cell table:formula="of:=IF(ISNUMBER([$Feuille1.DH7]);ROUND(([$Feuille1.DH7]-deplacement)*Ratio;decimales);IF([$Feuille1.DH7]=&quot;&quot;;&quot;&quot;;[$Feuille1.DH7]))">
            <text:p/>
          </table:table-cell>
          <table:table-cell table:formula="of:=IF(ISNUMBER([$Feuille1.DI7]);ROUND(([$Feuille1.DI7]-deplacement)*Ratio;decimales);IF([$Feuille1.DI7]=&quot;&quot;;&quot;&quot;;[$Feuille1.DI7]))">
            <text:p/>
          </table:table-cell>
          <table:table-cell table:formula="of:=IF(ISNUMBER([$Feuille1.DJ7]);ROUND(([$Feuille1.DJ7]-deplacement)*Ratio;decimales);IF([$Feuille1.DJ7]=&quot;&quot;;&quot;&quot;;[$Feuille1.DJ7]))">
            <text:p/>
          </table:table-cell>
          <table:table-cell table:formula="of:=IF(ISNUMBER([$Feuille1.DK7]);ROUND(([$Feuille1.DK7]-deplacement)*Ratio;decimales);IF([$Feuille1.DK7]=&quot;&quot;;&quot;&quot;;[$Feuille1.DK7]))">
            <text:p/>
          </table:table-cell>
          <table:table-cell table:formula="of:=IF(ISNUMBER([$Feuille1.DL7]);ROUND(([$Feuille1.DL7]-deplacement)*Ratio;decimales);IF([$Feuille1.DL7]=&quot;&quot;;&quot;&quot;;[$Feuille1.DL7]))">
            <text:p/>
          </table:table-cell>
          <table:table-cell table:formula="of:=IF(ISNUMBER([$Feuille1.DM7]);ROUND(([$Feuille1.DM7]-deplacement)*Ratio;decimales);IF([$Feuille1.DM7]=&quot;&quot;;&quot;&quot;;[$Feuille1.DM7]))">
            <text:p/>
          </table:table-cell>
          <table:table-cell table:formula="of:=IF(ISNUMBER([$Feuille1.DN7]);ROUND(([$Feuille1.DN7]-deplacement)*Ratio;decimales);IF([$Feuille1.DN7]=&quot;&quot;;&quot;&quot;;[$Feuille1.DN7]))">
            <text:p/>
          </table:table-cell>
          <table:table-cell table:formula="of:=IF(ISNUMBER([$Feuille1.DO7]);ROUND(([$Feuille1.DO7]-deplacement)*Ratio;decimales);IF([$Feuille1.DO7]=&quot;&quot;;&quot;&quot;;[$Feuille1.DO7]))">
            <text:p/>
          </table:table-cell>
          <table:table-cell table:formula="of:=IF(ISNUMBER([$Feuille1.DP7]);ROUND(([$Feuille1.DP7]-deplacement)*Ratio;decimales);IF([$Feuille1.DP7]=&quot;&quot;;&quot;&quot;;[$Feuille1.DP7]))">
            <text:p/>
          </table:table-cell>
          <table:table-cell table:formula="of:=IF(ISNUMBER([$Feuille1.DQ7]);ROUND(([$Feuille1.DQ7]-deplacement)*Ratio;decimales);IF([$Feuille1.DQ7]=&quot;&quot;;&quot;&quot;;[$Feuille1.DQ7]))">
            <text:p/>
          </table:table-cell>
          <table:table-cell table:formula="of:=IF(ISNUMBER([$Feuille1.DR7]);ROUND(([$Feuille1.DR7]-deplacement)*Ratio;decimales);IF([$Feuille1.DR7]=&quot;&quot;;&quot;&quot;;[$Feuille1.DR7]))">
            <text:p/>
          </table:table-cell>
          <table:table-cell table:formula="of:=IF(ISNUMBER([$Feuille1.DS7]);ROUND(([$Feuille1.DS7]-deplacement)*Ratio;decimales);IF([$Feuille1.DS7]=&quot;&quot;;&quot;&quot;;[$Feuille1.DS7]))">
            <text:p/>
          </table:table-cell>
          <table:table-cell table:formula="of:=IF(ISNUMBER([$Feuille1.DT7]);ROUND(([$Feuille1.DT7]-deplacement)*Ratio;decimales);IF([$Feuille1.DT7]=&quot;&quot;;&quot;&quot;;[$Feuille1.DT7]))">
            <text:p/>
          </table:table-cell>
          <table:table-cell table:formula="of:=IF(ISNUMBER([$Feuille1.DU7]);ROUND(([$Feuille1.DU7]-deplacement)*Ratio;decimales);IF([$Feuille1.DU7]=&quot;&quot;;&quot;&quot;;[$Feuille1.DU7]))">
            <text:p/>
          </table:table-cell>
          <table:table-cell table:formula="of:=IF(ISNUMBER([$Feuille1.DV7]);ROUND(([$Feuille1.DV7]-deplacement)*Ratio;decimales);IF([$Feuille1.DV7]=&quot;&quot;;&quot;&quot;;[$Feuille1.DV7]))">
            <text:p/>
          </table:table-cell>
          <table:table-cell table:formula="of:=IF(ISNUMBER([$Feuille1.DW7]);ROUND(([$Feuille1.DW7]-deplacement)*Ratio;decimales);IF([$Feuille1.DW7]=&quot;&quot;;&quot;&quot;;[$Feuille1.DW7]))">
            <text:p/>
          </table:table-cell>
          <table:table-cell table:formula="of:=IF(ISNUMBER([$Feuille1.DX7]);ROUND(([$Feuille1.DX7]-deplacement)*Ratio;decimales);IF([$Feuille1.DX7]=&quot;&quot;;&quot;&quot;;[$Feuille1.DX7]))">
            <text:p/>
          </table:table-cell>
          <table:table-cell table:formula="of:=IF(ISNUMBER([$Feuille1.DY7]);ROUND(([$Feuille1.DY7]-deplacement)*Ratio;decimales);IF([$Feuille1.DY7]=&quot;&quot;;&quot;&quot;;[$Feuille1.DY7]))">
            <text:p/>
          </table:table-cell>
          <table:table-cell table:formula="of:=IF(ISNUMBER([$Feuille1.DZ7]);ROUND(([$Feuille1.DZ7]-deplacement)*Ratio;decimales);IF([$Feuille1.DZ7]=&quot;&quot;;&quot;&quot;;[$Feuille1.DZ7]))">
            <text:p/>
          </table:table-cell>
          <table:table-cell table:formula="of:=IF(ISNUMBER([$Feuille1.EA7]);ROUND(([$Feuille1.EA7]-deplacement)*Ratio;decimales);IF([$Feuille1.EA7]=&quot;&quot;;&quot;&quot;;[$Feuille1.EA7]))">
            <text:p/>
          </table:table-cell>
          <table:table-cell table:formula="of:=IF(ISNUMBER([$Feuille1.EB7]);ROUND(([$Feuille1.EB7]-deplacement)*Ratio;decimales);IF([$Feuille1.EB7]=&quot;&quot;;&quot;&quot;;[$Feuille1.EB7]))">
            <text:p/>
          </table:table-cell>
          <table:table-cell table:formula="of:=IF(ISNUMBER([$Feuille1.EC7]);ROUND(([$Feuille1.EC7]-deplacement)*Ratio;decimales);IF([$Feuille1.EC7]=&quot;&quot;;&quot;&quot;;[$Feuille1.EC7]))">
            <text:p/>
          </table:table-cell>
          <table:table-cell table:formula="of:=IF(ISNUMBER([$Feuille1.ED7]);ROUND(([$Feuille1.ED7]-deplacement)*Ratio;decimales);IF([$Feuille1.ED7]=&quot;&quot;;&quot;&quot;;[$Feuille1.ED7]))">
            <text:p/>
          </table:table-cell>
          <table:table-cell table:formula="of:=IF(ISNUMBER([$Feuille1.EE7]);ROUND(([$Feuille1.EE7]-deplacement)*Ratio;decimales);IF([$Feuille1.EE7]=&quot;&quot;;&quot;&quot;;[$Feuille1.EE7]))">
            <text:p/>
          </table:table-cell>
          <table:table-cell table:formula="of:=IF(ISNUMBER([$Feuille1.EF7]);ROUND(([$Feuille1.EF7]-deplacement)*Ratio;decimales);IF([$Feuille1.EF7]=&quot;&quot;;&quot;&quot;;[$Feuille1.EF7]))">
            <text:p/>
          </table:table-cell>
          <table:table-cell table:formula="of:=IF(ISNUMBER([$Feuille1.EG7]);ROUND(([$Feuille1.EG7]-deplacement)*Ratio;decimales);IF([$Feuille1.EG7]=&quot;&quot;;&quot;&quot;;[$Feuille1.EG7]))">
            <text:p/>
          </table:table-cell>
          <table:table-cell table:formula="of:=IF(ISNUMBER([$Feuille1.EH7]);ROUND(([$Feuille1.EH7]-deplacement)*Ratio;decimales);IF([$Feuille1.EH7]=&quot;&quot;;&quot;&quot;;[$Feuille1.EH7]))">
            <text:p/>
          </table:table-cell>
          <table:table-cell table:formula="of:=IF(ISNUMBER([$Feuille1.EI7]);ROUND(([$Feuille1.EI7]-deplacement)*Ratio;decimales);IF([$Feuille1.EI7]=&quot;&quot;;&quot;&quot;;[$Feuille1.EI7]))">
            <text:p/>
          </table:table-cell>
          <table:table-cell table:formula="of:=IF(ISNUMBER([$Feuille1.EJ7]);ROUND(([$Feuille1.EJ7]-deplacement)*Ratio;decimales);IF([$Feuille1.EJ7]=&quot;&quot;;&quot;&quot;;[$Feuille1.EJ7]))">
            <text:p/>
          </table:table-cell>
          <table:table-cell table:formula="of:=IF(ISNUMBER([$Feuille1.EK7]);[$Feuille1.EK7]*Ratio;IF([$Feuille1.EK7]=&quot;&quot;;&quot;&quot;;[$Feuille1.EK7]))">
            <text:p/>
          </table:table-cell>
          <table:table-cell table:formula="of:=IF(ISNUMBER([$Feuille1.EL7]);[$Feuille1.EL7]*Ratio;IF([$Feuille1.EL7]=&quot;&quot;;&quot;&quot;;[$Feuille1.EL7]))">
            <text:p/>
          </table:table-cell>
          <table:table-cell table:number-columns-repeated="882"/>
        </table:table-row>
        <table:table-row table:style-name="ro1">
          <table:table-cell table:formula="of:=IF(ISNUMBER([$Feuille1.A8]);ROUND(([$Feuille1.A8]-deplacement)*Ratio;decimales);IF([$Feuille1.A8]=&quot;&quot;;&quot;&quot;;[$Feuille1.A8]))" office:value-type="string" office:string-value="&lt;path" calcext:value-type="string">
            <text:p>&lt;path</text:p>
          </table:table-cell>
          <table:table-cell table:formula="of:=IF(ISNUMBER([$Feuille1.B8]);ROUND(([$Feuille1.B8]-deplacement)*Ratio;decimales);IF([$Feuille1.B8]=&quot;&quot;;&quot;&quot;;[$Feuille1.B8]))" office:value-type="string" office:string-value="class=&quot;bateau&quot;" calcext:value-type="string">
            <text:p>class="bateau"</text:p>
          </table:table-cell>
          <table:table-cell table:formula="of:=IF(ISNUMBER([$Feuille1.C8]);ROUND(([$Feuille1.C8]-deplacement)*Ratio;decimales);IF([$Feuille1.C8]=&quot;&quot;;&quot;&quot;;[$Feuille1.C8]))" office:value-type="string" office:string-value="d=&quot;M" calcext:value-type="string">
            <text:p>d="M</text:p>
          </table:table-cell>
          <table:table-cell table:formula="of:=IF(ISNUMBER([$Feuille1.D8]);ROUND(([$Feuille1.D8]-deplacement)*Ratio;decimales);IF([$Feuille1.D8]=&quot;&quot;;&quot;&quot;;[$Feuille1.D8]))" office:value-type="float" office:value="30.61" calcext:value-type="float">
            <text:p>30,61</text:p>
          </table:table-cell>
          <table:table-cell table:style-name="ce3" table:formula="of:=IF(ISNUMBER([$Feuille1.E8]);ROUND(([$Feuille1.E8]-deplacement)*Ratio;decimales);IF([$Feuille1.E8]=&quot;&quot;;&quot;&quot;;[$Feuille1.E8]))" office:value-type="float" office:value="105.1" calcext:value-type="float">
            <text:p>105,1</text:p>
          </table:table-cell>
          <table:table-cell table:formula="of:=IF(ISNUMBER([$Feuille1.F8]);ROUND(([$Feuille1.F8]-deplacement)*Ratio;decimales);IF([$Feuille1.F8]=&quot;&quot;;&quot;&quot;;[$Feuille1.F8]))" office:value-type="string" office:string-value="C" calcext:value-type="string">
            <text:p>C</text:p>
          </table:table-cell>
          <table:table-cell table:style-name="ce3" table:formula="of:=IF(ISNUMBER([$Feuille1.G8]);ROUND(([$Feuille1.G8]-deplacement)*Ratio;decimales);IF([$Feuille1.G8]=&quot;&quot;;&quot;&quot;;[$Feuille1.G8]))" office:value-type="float" office:value="31.07" calcext:value-type="float">
            <text:p>31,07</text:p>
          </table:table-cell>
          <table:table-cell table:style-name="ce3" table:formula="of:=IF(ISNUMBER([$Feuille1.H8]);ROUND(([$Feuille1.H8]-deplacement)*Ratio;decimales);IF([$Feuille1.H8]=&quot;&quot;;&quot;&quot;;[$Feuille1.H8]))" office:value-type="float" office:value="106.12" calcext:value-type="float">
            <text:p>106,12</text:p>
          </table:table-cell>
          <table:table-cell table:style-name="ce3" table:formula="of:=IF(ISNUMBER([$Feuille1.I8]);ROUND(([$Feuille1.I8]-deplacement)*Ratio;decimales);IF([$Feuille1.I8]=&quot;&quot;;&quot;&quot;;[$Feuille1.I8]))" office:value-type="float" office:value="31.53" calcext:value-type="float">
            <text:p>31,53</text:p>
          </table:table-cell>
          <table:table-cell table:style-name="ce3" table:formula="of:=IF(ISNUMBER([$Feuille1.J8]);ROUND(([$Feuille1.J8]-deplacement)*Ratio;decimales);IF([$Feuille1.J8]=&quot;&quot;;&quot;&quot;;[$Feuille1.J8]))" office:value-type="float" office:value="107.1" calcext:value-type="float">
            <text:p>107,1</text:p>
          </table:table-cell>
          <table:table-cell table:style-name="ce3" table:formula="of:=IF(ISNUMBER([$Feuille1.K8]);ROUND(([$Feuille1.K8]-deplacement)*Ratio;decimales);IF([$Feuille1.K8]=&quot;&quot;;&quot;&quot;;[$Feuille1.K8]))" office:value-type="float" office:value="32" calcext:value-type="float">
            <text:p>32</text:p>
          </table:table-cell>
          <table:table-cell table:style-name="ce3" table:formula="of:=IF(ISNUMBER([$Feuille1.L8]);ROUND(([$Feuille1.L8]-deplacement)*Ratio;decimales);IF([$Feuille1.L8]=&quot;&quot;;&quot;&quot;;[$Feuille1.L8]))" office:value-type="float" office:value="108.08" calcext:value-type="float">
            <text:p>108,08</text:p>
          </table:table-cell>
          <table:table-cell table:formula="of:=IF(ISNUMBER([$Feuille1.M8]);ROUND(([$Feuille1.M8]-deplacement)*Ratio;decimales);IF([$Feuille1.M8]=&quot;&quot;;&quot;&quot;;[$Feuille1.M8]))" office:value-type="string" office:string-value="H" calcext:value-type="string">
            <text:p>H</text:p>
          </table:table-cell>
          <table:table-cell table:style-name="ce3" table:formula="of:=IF(ISNUMBER([$Feuille1.N8]);ROUND(([$Feuille1.N8]-deplacement)*Ratio;decimales);IF([$Feuille1.N8]=&quot;&quot;;&quot;&quot;;[$Feuille1.N8]))" office:value-type="float" office:value="45.16" calcext:value-type="float">
            <text:p>45,16</text:p>
          </table:table-cell>
          <table:table-cell table:formula="of:=IF(ISNUMBER([$Feuille1.O8]);ROUND(([$Feuille1.O8]-deplacement)*Ratio;decimales);IF([$Feuille1.O8]=&quot;&quot;;&quot;&quot;;[$Feuille1.O8]))">
            <text:p/>
          </table:table-cell>
          <table:table-cell table:formula="of:=IF(ISNUMBER([$Feuille1.P8]);ROUND(([$Feuille1.P8]-deplacement)*Ratio;decimales);IF([$Feuille1.P8]=&quot;&quot;;&quot;&quot;;[$Feuille1.P8]))" office:value-type="string" office:string-value="L" calcext:value-type="string">
            <text:p>L</text:p>
          </table:table-cell>
          <table:table-cell table:style-name="ce3" table:formula="of:=IF(ISNUMBER([$Feuille1.Q8]);ROUND(([$Feuille1.Q8]-deplacement)*Ratio;decimales);IF([$Feuille1.Q8]=&quot;&quot;;&quot;&quot;;[$Feuille1.Q8]))" office:value-type="float" office:value="43.88" calcext:value-type="float">
            <text:p>43,88</text:p>
          </table:table-cell>
          <table:table-cell table:style-name="ce3" table:formula="of:=IF(ISNUMBER([$Feuille1.R8]);ROUND(([$Feuille1.R8]-deplacement)*Ratio;decimales);IF([$Feuille1.R8]=&quot;&quot;;&quot;&quot;;[$Feuille1.R8]))" office:value-type="float" office:value="105.1" calcext:value-type="float">
            <text:p>105,1</text:p>
          </table:table-cell>
          <table:table-cell table:formula="of:=IF(ISNUMBER([$Feuille1.S8]);ROUND(([$Feuille1.S8]-deplacement)*Ratio;decimales);IF([$Feuille1.S8]=&quot;&quot;;&quot;&quot;;[$Feuille1.S8]))" office:value-type="string" office:string-value="H" calcext:value-type="string">
            <text:p>H</text:p>
          </table:table-cell>
          <table:table-cell table:style-name="ce3" table:formula="of:=IF(ISNUMBER([$Feuille1.T8]);ROUND(([$Feuille1.T8]-deplacement)*Ratio;decimales);IF([$Feuille1.T8]=&quot;&quot;;&quot;&quot;;[$Feuille1.T8]))" office:value-type="float" office:value="30.61" calcext:value-type="float">
            <text:p>30,61</text:p>
          </table:table-cell>
          <table:table-cell table:formula="of:=IF(ISNUMBER([$Feuille1.U8]);ROUND(([$Feuille1.U8]-deplacement)*Ratio;decimales);IF([$Feuille1.U8]=&quot;&quot;;&quot;&quot;;[$Feuille1.U8]))" office:value-type="string" office:string-value="z" calcext:value-type="string">
            <text:p>z</text:p>
          </table:table-cell>
          <table:table-cell table:formula="of:=IF(ISNUMBER([$Feuille1.V8]);ROUND(([$Feuille1.V8]-deplacement)*Ratio;decimales);IF([$Feuille1.V8]=&quot;&quot;;&quot;&quot;;[$Feuille1.V8]))" office:value-type="string" office:string-value="&quot;" calcext:value-type="string">
            <text:p>"</text:p>
          </table:table-cell>
          <table:table-cell table:formula="of:=IF(ISNUMBER([$Feuille1.W8]);ROUND(([$Feuille1.W8]-deplacement)*Ratio;decimales);IF([$Feuille1.W8]=&quot;&quot;;&quot;&quot;;[$Feuille1.W8]))" office:value-type="string" office:string-value="/&gt;" calcext:value-type="string">
            <text:p>/&gt;</text:p>
          </table:table-cell>
          <table:table-cell table:formula="of:=IF(ISNUMBER([$Feuille1.X8]);ROUND(([$Feuille1.X8]-deplacement)*Ratio;decimales);IF([$Feuille1.X8]=&quot;&quot;;&quot;&quot;;[$Feuille1.X8]))">
            <text:p/>
          </table:table-cell>
          <table:table-cell table:formula="of:=IF(ISNUMBER([$Feuille1.Y8]);ROUND(([$Feuille1.Y8]-deplacement)*Ratio;decimales);IF([$Feuille1.Y8]=&quot;&quot;;&quot;&quot;;[$Feuille1.Y8]))">
            <text:p/>
          </table:table-cell>
          <table:table-cell table:formula="of:=IF(ISNUMBER([$Feuille1.Z8]);ROUND(([$Feuille1.Z8]-deplacement)*Ratio;decimales);IF([$Feuille1.Z8]=&quot;&quot;;&quot;&quot;;[$Feuille1.Z8]))">
            <text:p/>
          </table:table-cell>
          <table:table-cell table:formula="of:=IF(ISNUMBER([$Feuille1.AA8]);ROUND(([$Feuille1.AA8]-deplacement)*Ratio;decimales);IF([$Feuille1.AA8]=&quot;&quot;;&quot;&quot;;[$Feuille1.AA8]))">
            <text:p/>
          </table:table-cell>
          <table:table-cell table:formula="of:=IF(ISNUMBER([$Feuille1.AB8]);ROUND(([$Feuille1.AB8]-deplacement)*Ratio;decimales);IF([$Feuille1.AB8]=&quot;&quot;;&quot;&quot;;[$Feuille1.AB8]))">
            <text:p/>
          </table:table-cell>
          <table:table-cell table:formula="of:=IF(ISNUMBER([$Feuille1.AC8]);ROUND(([$Feuille1.AC8]-deplacement)*Ratio;decimales);IF([$Feuille1.AC8]=&quot;&quot;;&quot;&quot;;[$Feuille1.AC8]))">
            <text:p/>
          </table:table-cell>
          <table:table-cell table:formula="of:=IF(ISNUMBER([$Feuille1.AD8]);ROUND(([$Feuille1.AD8]-deplacement)*Ratio;decimales);IF([$Feuille1.AD8]=&quot;&quot;;&quot;&quot;;[$Feuille1.AD8]))">
            <text:p/>
          </table:table-cell>
          <table:table-cell table:formula="of:=IF(ISNUMBER([$Feuille1.AE8]);ROUND(([$Feuille1.AE8]-deplacement)*Ratio;decimales);IF([$Feuille1.AE8]=&quot;&quot;;&quot;&quot;;[$Feuille1.AE8]))">
            <text:p/>
          </table:table-cell>
          <table:table-cell table:formula="of:=IF(ISNUMBER([$Feuille1.AF8]);ROUND(([$Feuille1.AF8]-deplacement)*Ratio;decimales);IF([$Feuille1.AF8]=&quot;&quot;;&quot;&quot;;[$Feuille1.AF8]))">
            <text:p/>
          </table:table-cell>
          <table:table-cell table:formula="of:=IF(ISNUMBER([$Feuille1.AG8]);ROUND(([$Feuille1.AG8]-deplacement)*Ratio;decimales);IF([$Feuille1.AG8]=&quot;&quot;;&quot;&quot;;[$Feuille1.AG8]))">
            <text:p/>
          </table:table-cell>
          <table:table-cell table:formula="of:=IF(ISNUMBER([$Feuille1.AH8]);ROUND(([$Feuille1.AH8]-deplacement)*Ratio;decimales);IF([$Feuille1.AH8]=&quot;&quot;;&quot;&quot;;[$Feuille1.AH8]))">
            <text:p/>
          </table:table-cell>
          <table:table-cell table:formula="of:=IF(ISNUMBER([$Feuille1.AI8]);ROUND(([$Feuille1.AI8]-deplacement)*Ratio;decimales);IF([$Feuille1.AI8]=&quot;&quot;;&quot;&quot;;[$Feuille1.AI8]))">
            <text:p/>
          </table:table-cell>
          <table:table-cell table:formula="of:=IF(ISNUMBER([$Feuille1.AJ8]);ROUND(([$Feuille1.AJ8]-deplacement)*Ratio;decimales);IF([$Feuille1.AJ8]=&quot;&quot;;&quot;&quot;;[$Feuille1.AJ8]))">
            <text:p/>
          </table:table-cell>
          <table:table-cell table:formula="of:=IF(ISNUMBER([$Feuille1.AK8]);ROUND(([$Feuille1.AK8]-deplacement)*Ratio;decimales);IF([$Feuille1.AK8]=&quot;&quot;;&quot;&quot;;[$Feuille1.AK8]))">
            <text:p/>
          </table:table-cell>
          <table:table-cell table:formula="of:=IF(ISNUMBER([$Feuille1.AL8]);ROUND(([$Feuille1.AL8]-deplacement)*Ratio;decimales);IF([$Feuille1.AL8]=&quot;&quot;;&quot;&quot;;[$Feuille1.AL8]))">
            <text:p/>
          </table:table-cell>
          <table:table-cell table:formula="of:=IF(ISNUMBER([$Feuille1.AM8]);ROUND(([$Feuille1.AM8]-deplacement)*Ratio;decimales);IF([$Feuille1.AM8]=&quot;&quot;;&quot;&quot;;[$Feuille1.AM8]))">
            <text:p/>
          </table:table-cell>
          <table:table-cell table:formula="of:=IF(ISNUMBER([$Feuille1.AN8]);ROUND(([$Feuille1.AN8]-deplacement)*Ratio;decimales);IF([$Feuille1.AN8]=&quot;&quot;;&quot;&quot;;[$Feuille1.AN8]))">
            <text:p/>
          </table:table-cell>
          <table:table-cell table:formula="of:=IF(ISNUMBER([$Feuille1.AO8]);ROUND(([$Feuille1.AO8]-deplacement)*Ratio;decimales);IF([$Feuille1.AO8]=&quot;&quot;;&quot;&quot;;[$Feuille1.AO8]))">
            <text:p/>
          </table:table-cell>
          <table:table-cell table:formula="of:=IF(ISNUMBER([$Feuille1.AP8]);ROUND(([$Feuille1.AP8]-deplacement)*Ratio;decimales);IF([$Feuille1.AP8]=&quot;&quot;;&quot;&quot;;[$Feuille1.AP8]))">
            <text:p/>
          </table:table-cell>
          <table:table-cell table:formula="of:=IF(ISNUMBER([$Feuille1.AQ8]);ROUND(([$Feuille1.AQ8]-deplacement)*Ratio;decimales);IF([$Feuille1.AQ8]=&quot;&quot;;&quot;&quot;;[$Feuille1.AQ8]))">
            <text:p/>
          </table:table-cell>
          <table:table-cell table:formula="of:=IF(ISNUMBER([$Feuille1.AR8]);ROUND(([$Feuille1.AR8]-deplacement)*Ratio;decimales);IF([$Feuille1.AR8]=&quot;&quot;;&quot;&quot;;[$Feuille1.AR8]))">
            <text:p/>
          </table:table-cell>
          <table:table-cell table:formula="of:=IF(ISNUMBER([$Feuille1.AS8]);ROUND(([$Feuille1.AS8]-deplacement)*Ratio;decimales);IF([$Feuille1.AS8]=&quot;&quot;;&quot;&quot;;[$Feuille1.AS8]))">
            <text:p/>
          </table:table-cell>
          <table:table-cell table:formula="of:=IF(ISNUMBER([$Feuille1.AT8]);ROUND(([$Feuille1.AT8]-deplacement)*Ratio;decimales);IF([$Feuille1.AT8]=&quot;&quot;;&quot;&quot;;[$Feuille1.AT8]))">
            <text:p/>
          </table:table-cell>
          <table:table-cell table:formula="of:=IF(ISNUMBER([$Feuille1.AU8]);ROUND(([$Feuille1.AU8]-deplacement)*Ratio;decimales);IF([$Feuille1.AU8]=&quot;&quot;;&quot;&quot;;[$Feuille1.AU8]))">
            <text:p/>
          </table:table-cell>
          <table:table-cell table:formula="of:=IF(ISNUMBER([$Feuille1.AV8]);ROUND(([$Feuille1.AV8]-deplacement)*Ratio;decimales);IF([$Feuille1.AV8]=&quot;&quot;;&quot;&quot;;[$Feuille1.AV8]))">
            <text:p/>
          </table:table-cell>
          <table:table-cell table:formula="of:=IF(ISNUMBER([$Feuille1.AW8]);ROUND(([$Feuille1.AW8]-deplacement)*Ratio;decimales);IF([$Feuille1.AW8]=&quot;&quot;;&quot;&quot;;[$Feuille1.AW8]))">
            <text:p/>
          </table:table-cell>
          <table:table-cell table:formula="of:=IF(ISNUMBER([$Feuille1.AX8]);ROUND(([$Feuille1.AX8]-deplacement)*Ratio;decimales);IF([$Feuille1.AX8]=&quot;&quot;;&quot;&quot;;[$Feuille1.AX8]))">
            <text:p/>
          </table:table-cell>
          <table:table-cell table:formula="of:=IF(ISNUMBER([$Feuille1.AY8]);ROUND(([$Feuille1.AY8]-deplacement)*Ratio;decimales);IF([$Feuille1.AY8]=&quot;&quot;;&quot;&quot;;[$Feuille1.AY8]))">
            <text:p/>
          </table:table-cell>
          <table:table-cell table:formula="of:=IF(ISNUMBER([$Feuille1.AZ8]);ROUND(([$Feuille1.AZ8]-deplacement)*Ratio;decimales);IF([$Feuille1.AZ8]=&quot;&quot;;&quot;&quot;;[$Feuille1.AZ8]))">
            <text:p/>
          </table:table-cell>
          <table:table-cell table:formula="of:=IF(ISNUMBER([$Feuille1.BA8]);ROUND(([$Feuille1.BA8]-deplacement)*Ratio;decimales);IF([$Feuille1.BA8]=&quot;&quot;;&quot;&quot;;[$Feuille1.BA8]))">
            <text:p/>
          </table:table-cell>
          <table:table-cell table:formula="of:=IF(ISNUMBER([$Feuille1.BB8]);ROUND(([$Feuille1.BB8]-deplacement)*Ratio;decimales);IF([$Feuille1.BB8]=&quot;&quot;;&quot;&quot;;[$Feuille1.BB8]))">
            <text:p/>
          </table:table-cell>
          <table:table-cell table:formula="of:=IF(ISNUMBER([$Feuille1.BC8]);ROUND(([$Feuille1.BC8]-deplacement)*Ratio;decimales);IF([$Feuille1.BC8]=&quot;&quot;;&quot;&quot;;[$Feuille1.BC8]))">
            <text:p/>
          </table:table-cell>
          <table:table-cell table:formula="of:=IF(ISNUMBER([$Feuille1.BD8]);ROUND(([$Feuille1.BD8]-deplacement)*Ratio;decimales);IF([$Feuille1.BD8]=&quot;&quot;;&quot;&quot;;[$Feuille1.BD8]))">
            <text:p/>
          </table:table-cell>
          <table:table-cell table:formula="of:=IF(ISNUMBER([$Feuille1.BE8]);ROUND(([$Feuille1.BE8]-deplacement)*Ratio;decimales);IF([$Feuille1.BE8]=&quot;&quot;;&quot;&quot;;[$Feuille1.BE8]))">
            <text:p/>
          </table:table-cell>
          <table:table-cell table:formula="of:=IF(ISNUMBER([$Feuille1.BF8]);ROUND(([$Feuille1.BF8]-deplacement)*Ratio;decimales);IF([$Feuille1.BF8]=&quot;&quot;;&quot;&quot;;[$Feuille1.BF8]))">
            <text:p/>
          </table:table-cell>
          <table:table-cell table:formula="of:=IF(ISNUMBER([$Feuille1.BG8]);ROUND(([$Feuille1.BG8]-deplacement)*Ratio;decimales);IF([$Feuille1.BG8]=&quot;&quot;;&quot;&quot;;[$Feuille1.BG8]))">
            <text:p/>
          </table:table-cell>
          <table:table-cell table:formula="of:=IF(ISNUMBER([$Feuille1.BH8]);ROUND(([$Feuille1.BH8]-deplacement)*Ratio;decimales);IF([$Feuille1.BH8]=&quot;&quot;;&quot;&quot;;[$Feuille1.BH8]))">
            <text:p/>
          </table:table-cell>
          <table:table-cell table:formula="of:=IF(ISNUMBER([$Feuille1.BI8]);ROUND(([$Feuille1.BI8]-deplacement)*Ratio;decimales);IF([$Feuille1.BI8]=&quot;&quot;;&quot;&quot;;[$Feuille1.BI8]))">
            <text:p/>
          </table:table-cell>
          <table:table-cell table:formula="of:=IF(ISNUMBER([$Feuille1.BJ8]);ROUND(([$Feuille1.BJ8]-deplacement)*Ratio;decimales);IF([$Feuille1.BJ8]=&quot;&quot;;&quot;&quot;;[$Feuille1.BJ8]))">
            <text:p/>
          </table:table-cell>
          <table:table-cell table:formula="of:=IF(ISNUMBER([$Feuille1.BK8]);ROUND(([$Feuille1.BK8]-deplacement)*Ratio;decimales);IF([$Feuille1.BK8]=&quot;&quot;;&quot;&quot;;[$Feuille1.BK8]))">
            <text:p/>
          </table:table-cell>
          <table:table-cell table:formula="of:=IF(ISNUMBER([$Feuille1.BL8]);ROUND(([$Feuille1.BL8]-deplacement)*Ratio;decimales);IF([$Feuille1.BL8]=&quot;&quot;;&quot;&quot;;[$Feuille1.BL8]))">
            <text:p/>
          </table:table-cell>
          <table:table-cell table:formula="of:=IF(ISNUMBER([$Feuille1.BM8]);ROUND(([$Feuille1.BM8]-deplacement)*Ratio;decimales);IF([$Feuille1.BM8]=&quot;&quot;;&quot;&quot;;[$Feuille1.BM8]))">
            <text:p/>
          </table:table-cell>
          <table:table-cell table:formula="of:=IF(ISNUMBER([$Feuille1.BN8]);ROUND(([$Feuille1.BN8]-deplacement)*Ratio;decimales);IF([$Feuille1.BN8]=&quot;&quot;;&quot;&quot;;[$Feuille1.BN8]))">
            <text:p/>
          </table:table-cell>
          <table:table-cell table:formula="of:=IF(ISNUMBER([$Feuille1.BO8]);ROUND(([$Feuille1.BO8]-deplacement)*Ratio;decimales);IF([$Feuille1.BO8]=&quot;&quot;;&quot;&quot;;[$Feuille1.BO8]))">
            <text:p/>
          </table:table-cell>
          <table:table-cell table:formula="of:=IF(ISNUMBER([$Feuille1.BP8]);ROUND(([$Feuille1.BP8]-deplacement)*Ratio;decimales);IF([$Feuille1.BP8]=&quot;&quot;;&quot;&quot;;[$Feuille1.BP8]))">
            <text:p/>
          </table:table-cell>
          <table:table-cell table:formula="of:=IF(ISNUMBER([$Feuille1.BQ8]);ROUND(([$Feuille1.BQ8]-deplacement)*Ratio;decimales);IF([$Feuille1.BQ8]=&quot;&quot;;&quot;&quot;;[$Feuille1.BQ8]))">
            <text:p/>
          </table:table-cell>
          <table:table-cell table:formula="of:=IF(ISNUMBER([$Feuille1.BR8]);ROUND(([$Feuille1.BR8]-deplacement)*Ratio;decimales);IF([$Feuille1.BR8]=&quot;&quot;;&quot;&quot;;[$Feuille1.BR8]))">
            <text:p/>
          </table:table-cell>
          <table:table-cell table:formula="of:=IF(ISNUMBER([$Feuille1.BS8]);ROUND(([$Feuille1.BS8]-deplacement)*Ratio;decimales);IF([$Feuille1.BS8]=&quot;&quot;;&quot;&quot;;[$Feuille1.BS8]))">
            <text:p/>
          </table:table-cell>
          <table:table-cell table:formula="of:=IF(ISNUMBER([$Feuille1.BT8]);ROUND(([$Feuille1.BT8]-deplacement)*Ratio;decimales);IF([$Feuille1.BT8]=&quot;&quot;;&quot;&quot;;[$Feuille1.BT8]))">
            <text:p/>
          </table:table-cell>
          <table:table-cell table:formula="of:=IF(ISNUMBER([$Feuille1.BU8]);ROUND(([$Feuille1.BU8]-deplacement)*Ratio;decimales);IF([$Feuille1.BU8]=&quot;&quot;;&quot;&quot;;[$Feuille1.BU8]))">
            <text:p/>
          </table:table-cell>
          <table:table-cell table:formula="of:=IF(ISNUMBER([$Feuille1.BV8]);ROUND(([$Feuille1.BV8]-deplacement)*Ratio;decimales);IF([$Feuille1.BV8]=&quot;&quot;;&quot;&quot;;[$Feuille1.BV8]))">
            <text:p/>
          </table:table-cell>
          <table:table-cell table:formula="of:=IF(ISNUMBER([$Feuille1.BW8]);ROUND(([$Feuille1.BW8]-deplacement)*Ratio;decimales);IF([$Feuille1.BW8]=&quot;&quot;;&quot;&quot;;[$Feuille1.BW8]))">
            <text:p/>
          </table:table-cell>
          <table:table-cell table:formula="of:=IF(ISNUMBER([$Feuille1.BX8]);ROUND(([$Feuille1.BX8]-deplacement)*Ratio;decimales);IF([$Feuille1.BX8]=&quot;&quot;;&quot;&quot;;[$Feuille1.BX8]))">
            <text:p/>
          </table:table-cell>
          <table:table-cell table:formula="of:=IF(ISNUMBER([$Feuille1.BY8]);ROUND(([$Feuille1.BY8]-deplacement)*Ratio;decimales);IF([$Feuille1.BY8]=&quot;&quot;;&quot;&quot;;[$Feuille1.BY8]))">
            <text:p/>
          </table:table-cell>
          <table:table-cell table:formula="of:=IF(ISNUMBER([$Feuille1.BZ8]);ROUND(([$Feuille1.BZ8]-deplacement)*Ratio;decimales);IF([$Feuille1.BZ8]=&quot;&quot;;&quot;&quot;;[$Feuille1.BZ8]))">
            <text:p/>
          </table:table-cell>
          <table:table-cell table:formula="of:=IF(ISNUMBER([$Feuille1.CA8]);ROUND(([$Feuille1.CA8]-deplacement)*Ratio;decimales);IF([$Feuille1.CA8]=&quot;&quot;;&quot;&quot;;[$Feuille1.CA8]))">
            <text:p/>
          </table:table-cell>
          <table:table-cell table:formula="of:=IF(ISNUMBER([$Feuille1.CB8]);ROUND(([$Feuille1.CB8]-deplacement)*Ratio;decimales);IF([$Feuille1.CB8]=&quot;&quot;;&quot;&quot;;[$Feuille1.CB8]))">
            <text:p/>
          </table:table-cell>
          <table:table-cell table:formula="of:=IF(ISNUMBER([$Feuille1.CC8]);ROUND(([$Feuille1.CC8]-deplacement)*Ratio;decimales);IF([$Feuille1.CC8]=&quot;&quot;;&quot;&quot;;[$Feuille1.CC8]))">
            <text:p/>
          </table:table-cell>
          <table:table-cell table:formula="of:=IF(ISNUMBER([$Feuille1.CD8]);ROUND(([$Feuille1.CD8]-deplacement)*Ratio;decimales);IF([$Feuille1.CD8]=&quot;&quot;;&quot;&quot;;[$Feuille1.CD8]))">
            <text:p/>
          </table:table-cell>
          <table:table-cell table:formula="of:=IF(ISNUMBER([$Feuille1.CE8]);ROUND(([$Feuille1.CE8]-deplacement)*Ratio;decimales);IF([$Feuille1.CE8]=&quot;&quot;;&quot;&quot;;[$Feuille1.CE8]))">
            <text:p/>
          </table:table-cell>
          <table:table-cell table:formula="of:=IF(ISNUMBER([$Feuille1.CF8]);ROUND(([$Feuille1.CF8]-deplacement)*Ratio;decimales);IF([$Feuille1.CF8]=&quot;&quot;;&quot;&quot;;[$Feuille1.CF8]))">
            <text:p/>
          </table:table-cell>
          <table:table-cell table:formula="of:=IF(ISNUMBER([$Feuille1.CG8]);ROUND(([$Feuille1.CG8]-deplacement)*Ratio;decimales);IF([$Feuille1.CG8]=&quot;&quot;;&quot;&quot;;[$Feuille1.CG8]))">
            <text:p/>
          </table:table-cell>
          <table:table-cell table:formula="of:=IF(ISNUMBER([$Feuille1.CH8]);ROUND(([$Feuille1.CH8]-deplacement)*Ratio;decimales);IF([$Feuille1.CH8]=&quot;&quot;;&quot;&quot;;[$Feuille1.CH8]))">
            <text:p/>
          </table:table-cell>
          <table:table-cell table:formula="of:=IF(ISNUMBER([$Feuille1.CI8]);ROUND(([$Feuille1.CI8]-deplacement)*Ratio;decimales);IF([$Feuille1.CI8]=&quot;&quot;;&quot;&quot;;[$Feuille1.CI8]))">
            <text:p/>
          </table:table-cell>
          <table:table-cell table:formula="of:=IF(ISNUMBER([$Feuille1.CJ8]);ROUND(([$Feuille1.CJ8]-deplacement)*Ratio;decimales);IF([$Feuille1.CJ8]=&quot;&quot;;&quot;&quot;;[$Feuille1.CJ8]))">
            <text:p/>
          </table:table-cell>
          <table:table-cell table:formula="of:=IF(ISNUMBER([$Feuille1.CK8]);ROUND(([$Feuille1.CK8]-deplacement)*Ratio;decimales);IF([$Feuille1.CK8]=&quot;&quot;;&quot;&quot;;[$Feuille1.CK8]))">
            <text:p/>
          </table:table-cell>
          <table:table-cell table:formula="of:=IF(ISNUMBER([$Feuille1.CL8]);ROUND(([$Feuille1.CL8]-deplacement)*Ratio;decimales);IF([$Feuille1.CL8]=&quot;&quot;;&quot;&quot;;[$Feuille1.CL8]))">
            <text:p/>
          </table:table-cell>
          <table:table-cell table:formula="of:=IF(ISNUMBER([$Feuille1.CM8]);ROUND(([$Feuille1.CM8]-deplacement)*Ratio;decimales);IF([$Feuille1.CM8]=&quot;&quot;;&quot;&quot;;[$Feuille1.CM8]))">
            <text:p/>
          </table:table-cell>
          <table:table-cell table:formula="of:=IF(ISNUMBER([$Feuille1.CN8]);ROUND(([$Feuille1.CN8]-deplacement)*Ratio;decimales);IF([$Feuille1.CN8]=&quot;&quot;;&quot;&quot;;[$Feuille1.CN8]))">
            <text:p/>
          </table:table-cell>
          <table:table-cell table:formula="of:=IF(ISNUMBER([$Feuille1.CO8]);ROUND(([$Feuille1.CO8]-deplacement)*Ratio;decimales);IF([$Feuille1.CO8]=&quot;&quot;;&quot;&quot;;[$Feuille1.CO8]))">
            <text:p/>
          </table:table-cell>
          <table:table-cell table:formula="of:=IF(ISNUMBER([$Feuille1.CP8]);ROUND(([$Feuille1.CP8]-deplacement)*Ratio;decimales);IF([$Feuille1.CP8]=&quot;&quot;;&quot;&quot;;[$Feuille1.CP8]))">
            <text:p/>
          </table:table-cell>
          <table:table-cell table:formula="of:=IF(ISNUMBER([$Feuille1.CQ8]);ROUND(([$Feuille1.CQ8]-deplacement)*Ratio;decimales);IF([$Feuille1.CQ8]=&quot;&quot;;&quot;&quot;;[$Feuille1.CQ8]))">
            <text:p/>
          </table:table-cell>
          <table:table-cell table:formula="of:=IF(ISNUMBER([$Feuille1.CR8]);ROUND(([$Feuille1.CR8]-deplacement)*Ratio;decimales);IF([$Feuille1.CR8]=&quot;&quot;;&quot;&quot;;[$Feuille1.CR8]))">
            <text:p/>
          </table:table-cell>
          <table:table-cell table:formula="of:=IF(ISNUMBER([$Feuille1.CS8]);ROUND(([$Feuille1.CS8]-deplacement)*Ratio;decimales);IF([$Feuille1.CS8]=&quot;&quot;;&quot;&quot;;[$Feuille1.CS8]))">
            <text:p/>
          </table:table-cell>
          <table:table-cell table:formula="of:=IF(ISNUMBER([$Feuille1.CT8]);ROUND(([$Feuille1.CT8]-deplacement)*Ratio;decimales);IF([$Feuille1.CT8]=&quot;&quot;;&quot;&quot;;[$Feuille1.CT8]))">
            <text:p/>
          </table:table-cell>
          <table:table-cell table:formula="of:=IF(ISNUMBER([$Feuille1.CU8]);ROUND(([$Feuille1.CU8]-deplacement)*Ratio;decimales);IF([$Feuille1.CU8]=&quot;&quot;;&quot;&quot;;[$Feuille1.CU8]))">
            <text:p/>
          </table:table-cell>
          <table:table-cell table:formula="of:=IF(ISNUMBER([$Feuille1.CV8]);ROUND(([$Feuille1.CV8]-deplacement)*Ratio;decimales);IF([$Feuille1.CV8]=&quot;&quot;;&quot;&quot;;[$Feuille1.CV8]))">
            <text:p/>
          </table:table-cell>
          <table:table-cell table:formula="of:=IF(ISNUMBER([$Feuille1.CW8]);ROUND(([$Feuille1.CW8]-deplacement)*Ratio;decimales);IF([$Feuille1.CW8]=&quot;&quot;;&quot;&quot;;[$Feuille1.CW8]))">
            <text:p/>
          </table:table-cell>
          <table:table-cell table:formula="of:=IF(ISNUMBER([$Feuille1.CX8]);ROUND(([$Feuille1.CX8]-deplacement)*Ratio;decimales);IF([$Feuille1.CX8]=&quot;&quot;;&quot;&quot;;[$Feuille1.CX8]))">
            <text:p/>
          </table:table-cell>
          <table:table-cell table:formula="of:=IF(ISNUMBER([$Feuille1.CY8]);ROUND(([$Feuille1.CY8]-deplacement)*Ratio;decimales);IF([$Feuille1.CY8]=&quot;&quot;;&quot;&quot;;[$Feuille1.CY8]))">
            <text:p/>
          </table:table-cell>
          <table:table-cell table:formula="of:=IF(ISNUMBER([$Feuille1.CZ8]);ROUND(([$Feuille1.CZ8]-deplacement)*Ratio;decimales);IF([$Feuille1.CZ8]=&quot;&quot;;&quot;&quot;;[$Feuille1.CZ8]))">
            <text:p/>
          </table:table-cell>
          <table:table-cell table:formula="of:=IF(ISNUMBER([$Feuille1.DA8]);ROUND(([$Feuille1.DA8]-deplacement)*Ratio;decimales);IF([$Feuille1.DA8]=&quot;&quot;;&quot;&quot;;[$Feuille1.DA8]))">
            <text:p/>
          </table:table-cell>
          <table:table-cell table:formula="of:=IF(ISNUMBER([$Feuille1.DB8]);ROUND(([$Feuille1.DB8]-deplacement)*Ratio;decimales);IF([$Feuille1.DB8]=&quot;&quot;;&quot;&quot;;[$Feuille1.DB8]))">
            <text:p/>
          </table:table-cell>
          <table:table-cell table:formula="of:=IF(ISNUMBER([$Feuille1.DC8]);ROUND(([$Feuille1.DC8]-deplacement)*Ratio;decimales);IF([$Feuille1.DC8]=&quot;&quot;;&quot;&quot;;[$Feuille1.DC8]))">
            <text:p/>
          </table:table-cell>
          <table:table-cell table:formula="of:=IF(ISNUMBER([$Feuille1.DD8]);ROUND(([$Feuille1.DD8]-deplacement)*Ratio;decimales);IF([$Feuille1.DD8]=&quot;&quot;;&quot;&quot;;[$Feuille1.DD8]))">
            <text:p/>
          </table:table-cell>
          <table:table-cell table:formula="of:=IF(ISNUMBER([$Feuille1.DE8]);ROUND(([$Feuille1.DE8]-deplacement)*Ratio;decimales);IF([$Feuille1.DE8]=&quot;&quot;;&quot;&quot;;[$Feuille1.DE8]))">
            <text:p/>
          </table:table-cell>
          <table:table-cell table:formula="of:=IF(ISNUMBER([$Feuille1.DF8]);ROUND(([$Feuille1.DF8]-deplacement)*Ratio;decimales);IF([$Feuille1.DF8]=&quot;&quot;;&quot;&quot;;[$Feuille1.DF8]))">
            <text:p/>
          </table:table-cell>
          <table:table-cell table:formula="of:=IF(ISNUMBER([$Feuille1.DG8]);ROUND(([$Feuille1.DG8]-deplacement)*Ratio;decimales);IF([$Feuille1.DG8]=&quot;&quot;;&quot;&quot;;[$Feuille1.DG8]))">
            <text:p/>
          </table:table-cell>
          <table:table-cell table:formula="of:=IF(ISNUMBER([$Feuille1.DH8]);ROUND(([$Feuille1.DH8]-deplacement)*Ratio;decimales);IF([$Feuille1.DH8]=&quot;&quot;;&quot;&quot;;[$Feuille1.DH8]))">
            <text:p/>
          </table:table-cell>
          <table:table-cell table:formula="of:=IF(ISNUMBER([$Feuille1.DI8]);ROUND(([$Feuille1.DI8]-deplacement)*Ratio;decimales);IF([$Feuille1.DI8]=&quot;&quot;;&quot;&quot;;[$Feuille1.DI8]))">
            <text:p/>
          </table:table-cell>
          <table:table-cell table:formula="of:=IF(ISNUMBER([$Feuille1.DJ8]);ROUND(([$Feuille1.DJ8]-deplacement)*Ratio;decimales);IF([$Feuille1.DJ8]=&quot;&quot;;&quot;&quot;;[$Feuille1.DJ8]))">
            <text:p/>
          </table:table-cell>
          <table:table-cell table:formula="of:=IF(ISNUMBER([$Feuille1.DK8]);ROUND(([$Feuille1.DK8]-deplacement)*Ratio;decimales);IF([$Feuille1.DK8]=&quot;&quot;;&quot;&quot;;[$Feuille1.DK8]))">
            <text:p/>
          </table:table-cell>
          <table:table-cell table:formula="of:=IF(ISNUMBER([$Feuille1.DL8]);ROUND(([$Feuille1.DL8]-deplacement)*Ratio;decimales);IF([$Feuille1.DL8]=&quot;&quot;;&quot;&quot;;[$Feuille1.DL8]))">
            <text:p/>
          </table:table-cell>
          <table:table-cell table:formula="of:=IF(ISNUMBER([$Feuille1.DM8]);ROUND(([$Feuille1.DM8]-deplacement)*Ratio;decimales);IF([$Feuille1.DM8]=&quot;&quot;;&quot;&quot;;[$Feuille1.DM8]))">
            <text:p/>
          </table:table-cell>
          <table:table-cell table:formula="of:=IF(ISNUMBER([$Feuille1.DN8]);ROUND(([$Feuille1.DN8]-deplacement)*Ratio;decimales);IF([$Feuille1.DN8]=&quot;&quot;;&quot;&quot;;[$Feuille1.DN8]))">
            <text:p/>
          </table:table-cell>
          <table:table-cell table:formula="of:=IF(ISNUMBER([$Feuille1.DO8]);ROUND(([$Feuille1.DO8]-deplacement)*Ratio;decimales);IF([$Feuille1.DO8]=&quot;&quot;;&quot;&quot;;[$Feuille1.DO8]))">
            <text:p/>
          </table:table-cell>
          <table:table-cell table:formula="of:=IF(ISNUMBER([$Feuille1.DP8]);ROUND(([$Feuille1.DP8]-deplacement)*Ratio;decimales);IF([$Feuille1.DP8]=&quot;&quot;;&quot;&quot;;[$Feuille1.DP8]))">
            <text:p/>
          </table:table-cell>
          <table:table-cell table:formula="of:=IF(ISNUMBER([$Feuille1.DQ8]);ROUND(([$Feuille1.DQ8]-deplacement)*Ratio;decimales);IF([$Feuille1.DQ8]=&quot;&quot;;&quot;&quot;;[$Feuille1.DQ8]))">
            <text:p/>
          </table:table-cell>
          <table:table-cell table:formula="of:=IF(ISNUMBER([$Feuille1.DR8]);ROUND(([$Feuille1.DR8]-deplacement)*Ratio;decimales);IF([$Feuille1.DR8]=&quot;&quot;;&quot;&quot;;[$Feuille1.DR8]))">
            <text:p/>
          </table:table-cell>
          <table:table-cell table:formula="of:=IF(ISNUMBER([$Feuille1.DS8]);ROUND(([$Feuille1.DS8]-deplacement)*Ratio;decimales);IF([$Feuille1.DS8]=&quot;&quot;;&quot;&quot;;[$Feuille1.DS8]))">
            <text:p/>
          </table:table-cell>
          <table:table-cell table:formula="of:=IF(ISNUMBER([$Feuille1.DT8]);ROUND(([$Feuille1.DT8]-deplacement)*Ratio;decimales);IF([$Feuille1.DT8]=&quot;&quot;;&quot;&quot;;[$Feuille1.DT8]))">
            <text:p/>
          </table:table-cell>
          <table:table-cell table:formula="of:=IF(ISNUMBER([$Feuille1.DU8]);ROUND(([$Feuille1.DU8]-deplacement)*Ratio;decimales);IF([$Feuille1.DU8]=&quot;&quot;;&quot;&quot;;[$Feuille1.DU8]))">
            <text:p/>
          </table:table-cell>
          <table:table-cell table:formula="of:=IF(ISNUMBER([$Feuille1.DV8]);ROUND(([$Feuille1.DV8]-deplacement)*Ratio;decimales);IF([$Feuille1.DV8]=&quot;&quot;;&quot;&quot;;[$Feuille1.DV8]))">
            <text:p/>
          </table:table-cell>
          <table:table-cell table:formula="of:=IF(ISNUMBER([$Feuille1.DW8]);ROUND(([$Feuille1.DW8]-deplacement)*Ratio;decimales);IF([$Feuille1.DW8]=&quot;&quot;;&quot;&quot;;[$Feuille1.DW8]))">
            <text:p/>
          </table:table-cell>
          <table:table-cell table:formula="of:=IF(ISNUMBER([$Feuille1.DX8]);ROUND(([$Feuille1.DX8]-deplacement)*Ratio;decimales);IF([$Feuille1.DX8]=&quot;&quot;;&quot;&quot;;[$Feuille1.DX8]))">
            <text:p/>
          </table:table-cell>
          <table:table-cell table:formula="of:=IF(ISNUMBER([$Feuille1.DY8]);ROUND(([$Feuille1.DY8]-deplacement)*Ratio;decimales);IF([$Feuille1.DY8]=&quot;&quot;;&quot;&quot;;[$Feuille1.DY8]))">
            <text:p/>
          </table:table-cell>
          <table:table-cell table:formula="of:=IF(ISNUMBER([$Feuille1.DZ8]);ROUND(([$Feuille1.DZ8]-deplacement)*Ratio;decimales);IF([$Feuille1.DZ8]=&quot;&quot;;&quot;&quot;;[$Feuille1.DZ8]))">
            <text:p/>
          </table:table-cell>
          <table:table-cell table:formula="of:=IF(ISNUMBER([$Feuille1.EA8]);ROUND(([$Feuille1.EA8]-deplacement)*Ratio;decimales);IF([$Feuille1.EA8]=&quot;&quot;;&quot;&quot;;[$Feuille1.EA8]))">
            <text:p/>
          </table:table-cell>
          <table:table-cell table:formula="of:=IF(ISNUMBER([$Feuille1.EB8]);ROUND(([$Feuille1.EB8]-deplacement)*Ratio;decimales);IF([$Feuille1.EB8]=&quot;&quot;;&quot;&quot;;[$Feuille1.EB8]))">
            <text:p/>
          </table:table-cell>
          <table:table-cell table:formula="of:=IF(ISNUMBER([$Feuille1.EC8]);ROUND(([$Feuille1.EC8]-deplacement)*Ratio;decimales);IF([$Feuille1.EC8]=&quot;&quot;;&quot;&quot;;[$Feuille1.EC8]))">
            <text:p/>
          </table:table-cell>
          <table:table-cell table:formula="of:=IF(ISNUMBER([$Feuille1.ED8]);ROUND(([$Feuille1.ED8]-deplacement)*Ratio;decimales);IF([$Feuille1.ED8]=&quot;&quot;;&quot;&quot;;[$Feuille1.ED8]))">
            <text:p/>
          </table:table-cell>
          <table:table-cell table:formula="of:=IF(ISNUMBER([$Feuille1.EE8]);ROUND(([$Feuille1.EE8]-deplacement)*Ratio;decimales);IF([$Feuille1.EE8]=&quot;&quot;;&quot;&quot;;[$Feuille1.EE8]))">
            <text:p/>
          </table:table-cell>
          <table:table-cell table:formula="of:=IF(ISNUMBER([$Feuille1.EF8]);ROUND(([$Feuille1.EF8]-deplacement)*Ratio;decimales);IF([$Feuille1.EF8]=&quot;&quot;;&quot;&quot;;[$Feuille1.EF8]))">
            <text:p/>
          </table:table-cell>
          <table:table-cell table:formula="of:=IF(ISNUMBER([$Feuille1.EG8]);ROUND(([$Feuille1.EG8]-deplacement)*Ratio;decimales);IF([$Feuille1.EG8]=&quot;&quot;;&quot;&quot;;[$Feuille1.EG8]))">
            <text:p/>
          </table:table-cell>
          <table:table-cell table:formula="of:=IF(ISNUMBER([$Feuille1.EH8]);ROUND(([$Feuille1.EH8]-deplacement)*Ratio;decimales);IF([$Feuille1.EH8]=&quot;&quot;;&quot;&quot;;[$Feuille1.EH8]))">
            <text:p/>
          </table:table-cell>
          <table:table-cell table:formula="of:=IF(ISNUMBER([$Feuille1.EI8]);ROUND(([$Feuille1.EI8]-deplacement)*Ratio;decimales);IF([$Feuille1.EI8]=&quot;&quot;;&quot;&quot;;[$Feuille1.EI8]))">
            <text:p/>
          </table:table-cell>
          <table:table-cell table:formula="of:=IF(ISNUMBER([$Feuille1.EJ8]);ROUND(([$Feuille1.EJ8]-deplacement)*Ratio;decimales);IF([$Feuille1.EJ8]=&quot;&quot;;&quot;&quot;;[$Feuille1.EJ8]))">
            <text:p/>
          </table:table-cell>
          <table:table-cell table:formula="of:=IF(ISNUMBER([$Feuille1.EK8]);[$Feuille1.EK8]*Ratio;IF([$Feuille1.EK8]=&quot;&quot;;&quot;&quot;;[$Feuille1.EK8]))">
            <text:p/>
          </table:table-cell>
          <table:table-cell table:formula="of:=IF(ISNUMBER([$Feuille1.EL8]);[$Feuille1.EL8]*Ratio;IF([$Feuille1.EL8]=&quot;&quot;;&quot;&quot;;[$Feuille1.EL8]))">
            <text:p/>
          </table:table-cell>
          <table:table-cell table:number-columns-repeated="882"/>
        </table:table-row>
        <table:table-row table:style-name="ro1">
          <table:table-cell table:formula="of:=IF(ISNUMBER([$Feuille1.A9]);ROUND(([$Feuille1.A9]-deplacement)*Ratio;decimales);IF([$Feuille1.A9]=&quot;&quot;;&quot;&quot;;[$Feuille1.A9]))" office:value-type="string" office:string-value="&lt;path" calcext:value-type="string">
            <text:p>&lt;path</text:p>
          </table:table-cell>
          <table:table-cell table:formula="of:=IF(ISNUMBER([$Feuille1.B9]);ROUND(([$Feuille1.B9]-deplacement)*Ratio;decimales);IF([$Feuille1.B9]=&quot;&quot;;&quot;&quot;;[$Feuille1.B9]))" office:value-type="string" office:string-value="class=&quot;bateau&quot;" calcext:value-type="string">
            <text:p>class="bateau"</text:p>
          </table:table-cell>
          <table:table-cell table:formula="of:=IF(ISNUMBER([$Feuille1.C9]);ROUND(([$Feuille1.C9]-deplacement)*Ratio;decimales);IF([$Feuille1.C9]=&quot;&quot;;&quot;&quot;;[$Feuille1.C9]))" office:value-type="string" office:string-value="d=&quot;M" calcext:value-type="string">
            <text:p>d="M</text:p>
          </table:table-cell>
          <table:table-cell table:formula="of:=IF(ISNUMBER([$Feuille1.D9]);ROUND(([$Feuille1.D9]-deplacement)*Ratio;decimales);IF([$Feuille1.D9]=&quot;&quot;;&quot;&quot;;[$Feuille1.D9]))" office:value-type="float" office:value="33.29" calcext:value-type="float">
            <text:p>33,29</text:p>
          </table:table-cell>
          <table:table-cell table:style-name="ce3" table:formula="of:=IF(ISNUMBER([$Feuille1.E9]);ROUND(([$Feuille1.E9]-deplacement)*Ratio;decimales);IF([$Feuille1.E9]=&quot;&quot;;&quot;&quot;;[$Feuille1.E9]))" office:value-type="float" office:value="110.75" calcext:value-type="float">
            <text:p>110,75</text:p>
          </table:table-cell>
          <table:table-cell table:formula="of:=IF(ISNUMBER([$Feuille1.F9]);ROUND(([$Feuille1.F9]-deplacement)*Ratio;decimales);IF([$Feuille1.F9]=&quot;&quot;;&quot;&quot;;[$Feuille1.F9]))" office:value-type="string" office:string-value="C" calcext:value-type="string">
            <text:p>C</text:p>
          </table:table-cell>
          <table:table-cell table:style-name="ce3" table:formula="of:=IF(ISNUMBER([$Feuille1.G9]);ROUND(([$Feuille1.G9]-deplacement)*Ratio;decimales);IF([$Feuille1.G9]=&quot;&quot;;&quot;&quot;;[$Feuille1.G9]))" office:value-type="float" office:value="33.79" calcext:value-type="float">
            <text:p>33,79</text:p>
          </table:table-cell>
          <table:table-cell table:style-name="ce3" table:formula="of:=IF(ISNUMBER([$Feuille1.H9]);ROUND(([$Feuille1.H9]-deplacement)*Ratio;decimales);IF([$Feuille1.H9]=&quot;&quot;;&quot;&quot;;[$Feuille1.H9]))" office:value-type="float" office:value="111.76" calcext:value-type="float">
            <text:p>111,76</text:p>
          </table:table-cell>
          <table:table-cell table:style-name="ce3" table:formula="of:=IF(ISNUMBER([$Feuille1.I9]);ROUND(([$Feuille1.I9]-deplacement)*Ratio;decimales);IF([$Feuille1.I9]=&quot;&quot;;&quot;&quot;;[$Feuille1.I9]))" office:value-type="float" office:value="34.29" calcext:value-type="float">
            <text:p>34,29</text:p>
          </table:table-cell>
          <table:table-cell table:style-name="ce3" table:formula="of:=IF(ISNUMBER([$Feuille1.J9]);ROUND(([$Feuille1.J9]-deplacement)*Ratio;decimales);IF([$Feuille1.J9]=&quot;&quot;;&quot;&quot;;[$Feuille1.J9]))" office:value-type="float" office:value="112.76" calcext:value-type="float">
            <text:p>112,76</text:p>
          </table:table-cell>
          <table:table-cell table:style-name="ce3" table:formula="of:=IF(ISNUMBER([$Feuille1.K9]);ROUND(([$Feuille1.K9]-deplacement)*Ratio;decimales);IF([$Feuille1.K9]=&quot;&quot;;&quot;&quot;;[$Feuille1.K9]))" office:value-type="float" office:value="34.79" calcext:value-type="float">
            <text:p>34,79</text:p>
          </table:table-cell>
          <table:table-cell table:style-name="ce3" table:formula="of:=IF(ISNUMBER([$Feuille1.L9]);ROUND(([$Feuille1.L9]-deplacement)*Ratio;decimales);IF([$Feuille1.L9]=&quot;&quot;;&quot;&quot;;[$Feuille1.L9]))" office:value-type="float" office:value="113.73" calcext:value-type="float">
            <text:p>113,73</text:p>
          </table:table-cell>
          <table:table-cell table:formula="of:=IF(ISNUMBER([$Feuille1.M9]);ROUND(([$Feuille1.M9]-deplacement)*Ratio;decimales);IF([$Feuille1.M9]=&quot;&quot;;&quot;&quot;;[$Feuille1.M9]))" office:value-type="string" office:string-value="H" calcext:value-type="string">
            <text:p>H</text:p>
          </table:table-cell>
          <table:table-cell table:style-name="ce3" table:formula="of:=IF(ISNUMBER([$Feuille1.N9]);ROUND(([$Feuille1.N9]-deplacement)*Ratio;decimales);IF([$Feuille1.N9]=&quot;&quot;;&quot;&quot;;[$Feuille1.N9]))" office:value-type="float" office:value="47.54" calcext:value-type="float">
            <text:p>47,54</text:p>
          </table:table-cell>
          <table:table-cell table:formula="of:=IF(ISNUMBER([$Feuille1.O9]);ROUND(([$Feuille1.O9]-deplacement)*Ratio;decimales);IF([$Feuille1.O9]=&quot;&quot;;&quot;&quot;;[$Feuille1.O9]))" office:value-type="string" office:string-value="L" calcext:value-type="string">
            <text:p>L</text:p>
          </table:table-cell>
          <table:table-cell table:style-name="ce3" table:formula="of:=IF(ISNUMBER([$Feuille1.P9]);ROUND(([$Feuille1.P9]-deplacement)*Ratio;decimales);IF([$Feuille1.P9]=&quot;&quot;;&quot;&quot;;[$Feuille1.P9]))" office:value-type="float" office:value="46.26" calcext:value-type="float">
            <text:p>46,26</text:p>
          </table:table-cell>
          <table:table-cell table:style-name="ce3" table:formula="of:=IF(ISNUMBER([$Feuille1.Q9]);ROUND(([$Feuille1.Q9]-deplacement)*Ratio;decimales);IF([$Feuille1.Q9]=&quot;&quot;;&quot;&quot;;[$Feuille1.Q9]))" office:value-type="float" office:value="110.75" calcext:value-type="float">
            <text:p>110,75</text:p>
          </table:table-cell>
          <table:table-cell table:formula="of:=IF(ISNUMBER([$Feuille1.R9]);ROUND(([$Feuille1.R9]-deplacement)*Ratio;decimales);IF([$Feuille1.R9]=&quot;&quot;;&quot;&quot;;[$Feuille1.R9]))" office:value-type="string" office:string-value="H" calcext:value-type="string">
            <text:p>H</text:p>
          </table:table-cell>
          <table:table-cell table:style-name="ce3" table:formula="of:=IF(ISNUMBER([$Feuille1.S9]);ROUND(([$Feuille1.S9]-deplacement)*Ratio;decimales);IF([$Feuille1.S9]=&quot;&quot;;&quot;&quot;;[$Feuille1.S9]))" office:value-type="float" office:value="33.29" calcext:value-type="float">
            <text:p>33,29</text:p>
          </table:table-cell>
          <table:table-cell table:formula="of:=IF(ISNUMBER([$Feuille1.T9]);ROUND(([$Feuille1.T9]-deplacement)*Ratio;decimales);IF([$Feuille1.T9]=&quot;&quot;;&quot;&quot;;[$Feuille1.T9]))" office:value-type="string" office:string-value="z" calcext:value-type="string">
            <text:p>z</text:p>
          </table:table-cell>
          <table:table-cell table:formula="of:=IF(ISNUMBER([$Feuille1.U9]);ROUND(([$Feuille1.U9]-deplacement)*Ratio;decimales);IF([$Feuille1.U9]=&quot;&quot;;&quot;&quot;;[$Feuille1.U9]))" office:value-type="string" office:string-value="&quot;" calcext:value-type="string">
            <text:p>"</text:p>
          </table:table-cell>
          <table:table-cell table:formula="of:=IF(ISNUMBER([$Feuille1.V9]);ROUND(([$Feuille1.V9]-deplacement)*Ratio;decimales);IF([$Feuille1.V9]=&quot;&quot;;&quot;&quot;;[$Feuille1.V9]))" office:value-type="string" office:string-value="/&gt;" calcext:value-type="string">
            <text:p>/&gt;</text:p>
          </table:table-cell>
          <table:table-cell table:formula="of:=IF(ISNUMBER([$Feuille1.W9]);ROUND(([$Feuille1.W9]-deplacement)*Ratio;decimales);IF([$Feuille1.W9]=&quot;&quot;;&quot;&quot;;[$Feuille1.W9]))">
            <text:p/>
          </table:table-cell>
          <table:table-cell table:formula="of:=IF(ISNUMBER([$Feuille1.X9]);ROUND(([$Feuille1.X9]-deplacement)*Ratio;decimales);IF([$Feuille1.X9]=&quot;&quot;;&quot;&quot;;[$Feuille1.X9]))">
            <text:p/>
          </table:table-cell>
          <table:table-cell table:formula="of:=IF(ISNUMBER([$Feuille1.Y9]);ROUND(([$Feuille1.Y9]-deplacement)*Ratio;decimales);IF([$Feuille1.Y9]=&quot;&quot;;&quot;&quot;;[$Feuille1.Y9]))">
            <text:p/>
          </table:table-cell>
          <table:table-cell table:formula="of:=IF(ISNUMBER([$Feuille1.Z9]);ROUND(([$Feuille1.Z9]-deplacement)*Ratio;decimales);IF([$Feuille1.Z9]=&quot;&quot;;&quot;&quot;;[$Feuille1.Z9]))">
            <text:p/>
          </table:table-cell>
          <table:table-cell table:formula="of:=IF(ISNUMBER([$Feuille1.AA9]);ROUND(([$Feuille1.AA9]-deplacement)*Ratio;decimales);IF([$Feuille1.AA9]=&quot;&quot;;&quot;&quot;;[$Feuille1.AA9]))">
            <text:p/>
          </table:table-cell>
          <table:table-cell table:formula="of:=IF(ISNUMBER([$Feuille1.AB9]);ROUND(([$Feuille1.AB9]-deplacement)*Ratio;decimales);IF([$Feuille1.AB9]=&quot;&quot;;&quot;&quot;;[$Feuille1.AB9]))">
            <text:p/>
          </table:table-cell>
          <table:table-cell table:formula="of:=IF(ISNUMBER([$Feuille1.AC9]);ROUND(([$Feuille1.AC9]-deplacement)*Ratio;decimales);IF([$Feuille1.AC9]=&quot;&quot;;&quot;&quot;;[$Feuille1.AC9]))">
            <text:p/>
          </table:table-cell>
          <table:table-cell table:formula="of:=IF(ISNUMBER([$Feuille1.AD9]);ROUND(([$Feuille1.AD9]-deplacement)*Ratio;decimales);IF([$Feuille1.AD9]=&quot;&quot;;&quot;&quot;;[$Feuille1.AD9]))">
            <text:p/>
          </table:table-cell>
          <table:table-cell table:formula="of:=IF(ISNUMBER([$Feuille1.AE9]);ROUND(([$Feuille1.AE9]-deplacement)*Ratio;decimales);IF([$Feuille1.AE9]=&quot;&quot;;&quot;&quot;;[$Feuille1.AE9]))">
            <text:p/>
          </table:table-cell>
          <table:table-cell table:formula="of:=IF(ISNUMBER([$Feuille1.AF9]);ROUND(([$Feuille1.AF9]-deplacement)*Ratio;decimales);IF([$Feuille1.AF9]=&quot;&quot;;&quot;&quot;;[$Feuille1.AF9]))">
            <text:p/>
          </table:table-cell>
          <table:table-cell table:formula="of:=IF(ISNUMBER([$Feuille1.AG9]);ROUND(([$Feuille1.AG9]-deplacement)*Ratio;decimales);IF([$Feuille1.AG9]=&quot;&quot;;&quot;&quot;;[$Feuille1.AG9]))">
            <text:p/>
          </table:table-cell>
          <table:table-cell table:formula="of:=IF(ISNUMBER([$Feuille1.AH9]);ROUND(([$Feuille1.AH9]-deplacement)*Ratio;decimales);IF([$Feuille1.AH9]=&quot;&quot;;&quot;&quot;;[$Feuille1.AH9]))">
            <text:p/>
          </table:table-cell>
          <table:table-cell table:formula="of:=IF(ISNUMBER([$Feuille1.AI9]);ROUND(([$Feuille1.AI9]-deplacement)*Ratio;decimales);IF([$Feuille1.AI9]=&quot;&quot;;&quot;&quot;;[$Feuille1.AI9]))">
            <text:p/>
          </table:table-cell>
          <table:table-cell table:formula="of:=IF(ISNUMBER([$Feuille1.AJ9]);ROUND(([$Feuille1.AJ9]-deplacement)*Ratio;decimales);IF([$Feuille1.AJ9]=&quot;&quot;;&quot;&quot;;[$Feuille1.AJ9]))">
            <text:p/>
          </table:table-cell>
          <table:table-cell table:formula="of:=IF(ISNUMBER([$Feuille1.AK9]);ROUND(([$Feuille1.AK9]-deplacement)*Ratio;decimales);IF([$Feuille1.AK9]=&quot;&quot;;&quot;&quot;;[$Feuille1.AK9]))">
            <text:p/>
          </table:table-cell>
          <table:table-cell table:formula="of:=IF(ISNUMBER([$Feuille1.AL9]);ROUND(([$Feuille1.AL9]-deplacement)*Ratio;decimales);IF([$Feuille1.AL9]=&quot;&quot;;&quot;&quot;;[$Feuille1.AL9]))">
            <text:p/>
          </table:table-cell>
          <table:table-cell table:formula="of:=IF(ISNUMBER([$Feuille1.AM9]);ROUND(([$Feuille1.AM9]-deplacement)*Ratio;decimales);IF([$Feuille1.AM9]=&quot;&quot;;&quot;&quot;;[$Feuille1.AM9]))">
            <text:p/>
          </table:table-cell>
          <table:table-cell table:formula="of:=IF(ISNUMBER([$Feuille1.AN9]);ROUND(([$Feuille1.AN9]-deplacement)*Ratio;decimales);IF([$Feuille1.AN9]=&quot;&quot;;&quot;&quot;;[$Feuille1.AN9]))">
            <text:p/>
          </table:table-cell>
          <table:table-cell table:formula="of:=IF(ISNUMBER([$Feuille1.AO9]);ROUND(([$Feuille1.AO9]-deplacement)*Ratio;decimales);IF([$Feuille1.AO9]=&quot;&quot;;&quot;&quot;;[$Feuille1.AO9]))">
            <text:p/>
          </table:table-cell>
          <table:table-cell table:formula="of:=IF(ISNUMBER([$Feuille1.AP9]);ROUND(([$Feuille1.AP9]-deplacement)*Ratio;decimales);IF([$Feuille1.AP9]=&quot;&quot;;&quot;&quot;;[$Feuille1.AP9]))">
            <text:p/>
          </table:table-cell>
          <table:table-cell table:formula="of:=IF(ISNUMBER([$Feuille1.AQ9]);ROUND(([$Feuille1.AQ9]-deplacement)*Ratio;decimales);IF([$Feuille1.AQ9]=&quot;&quot;;&quot;&quot;;[$Feuille1.AQ9]))">
            <text:p/>
          </table:table-cell>
          <table:table-cell table:formula="of:=IF(ISNUMBER([$Feuille1.AR9]);ROUND(([$Feuille1.AR9]-deplacement)*Ratio;decimales);IF([$Feuille1.AR9]=&quot;&quot;;&quot;&quot;;[$Feuille1.AR9]))">
            <text:p/>
          </table:table-cell>
          <table:table-cell table:formula="of:=IF(ISNUMBER([$Feuille1.AS9]);ROUND(([$Feuille1.AS9]-deplacement)*Ratio;decimales);IF([$Feuille1.AS9]=&quot;&quot;;&quot;&quot;;[$Feuille1.AS9]))">
            <text:p/>
          </table:table-cell>
          <table:table-cell table:formula="of:=IF(ISNUMBER([$Feuille1.AT9]);ROUND(([$Feuille1.AT9]-deplacement)*Ratio;decimales);IF([$Feuille1.AT9]=&quot;&quot;;&quot;&quot;;[$Feuille1.AT9]))">
            <text:p/>
          </table:table-cell>
          <table:table-cell table:formula="of:=IF(ISNUMBER([$Feuille1.AU9]);ROUND(([$Feuille1.AU9]-deplacement)*Ratio;decimales);IF([$Feuille1.AU9]=&quot;&quot;;&quot;&quot;;[$Feuille1.AU9]))">
            <text:p/>
          </table:table-cell>
          <table:table-cell table:formula="of:=IF(ISNUMBER([$Feuille1.AV9]);ROUND(([$Feuille1.AV9]-deplacement)*Ratio;decimales);IF([$Feuille1.AV9]=&quot;&quot;;&quot;&quot;;[$Feuille1.AV9]))">
            <text:p/>
          </table:table-cell>
          <table:table-cell table:formula="of:=IF(ISNUMBER([$Feuille1.AW9]);ROUND(([$Feuille1.AW9]-deplacement)*Ratio;decimales);IF([$Feuille1.AW9]=&quot;&quot;;&quot;&quot;;[$Feuille1.AW9]))">
            <text:p/>
          </table:table-cell>
          <table:table-cell table:formula="of:=IF(ISNUMBER([$Feuille1.AX9]);ROUND(([$Feuille1.AX9]-deplacement)*Ratio;decimales);IF([$Feuille1.AX9]=&quot;&quot;;&quot;&quot;;[$Feuille1.AX9]))">
            <text:p/>
          </table:table-cell>
          <table:table-cell table:formula="of:=IF(ISNUMBER([$Feuille1.AY9]);ROUND(([$Feuille1.AY9]-deplacement)*Ratio;decimales);IF([$Feuille1.AY9]=&quot;&quot;;&quot;&quot;;[$Feuille1.AY9]))">
            <text:p/>
          </table:table-cell>
          <table:table-cell table:formula="of:=IF(ISNUMBER([$Feuille1.AZ9]);ROUND(([$Feuille1.AZ9]-deplacement)*Ratio;decimales);IF([$Feuille1.AZ9]=&quot;&quot;;&quot;&quot;;[$Feuille1.AZ9]))">
            <text:p/>
          </table:table-cell>
          <table:table-cell table:formula="of:=IF(ISNUMBER([$Feuille1.BA9]);ROUND(([$Feuille1.BA9]-deplacement)*Ratio;decimales);IF([$Feuille1.BA9]=&quot;&quot;;&quot;&quot;;[$Feuille1.BA9]))">
            <text:p/>
          </table:table-cell>
          <table:table-cell table:formula="of:=IF(ISNUMBER([$Feuille1.BB9]);ROUND(([$Feuille1.BB9]-deplacement)*Ratio;decimales);IF([$Feuille1.BB9]=&quot;&quot;;&quot;&quot;;[$Feuille1.BB9]))">
            <text:p/>
          </table:table-cell>
          <table:table-cell table:formula="of:=IF(ISNUMBER([$Feuille1.BC9]);ROUND(([$Feuille1.BC9]-deplacement)*Ratio;decimales);IF([$Feuille1.BC9]=&quot;&quot;;&quot;&quot;;[$Feuille1.BC9]))">
            <text:p/>
          </table:table-cell>
          <table:table-cell table:formula="of:=IF(ISNUMBER([$Feuille1.BD9]);ROUND(([$Feuille1.BD9]-deplacement)*Ratio;decimales);IF([$Feuille1.BD9]=&quot;&quot;;&quot;&quot;;[$Feuille1.BD9]))">
            <text:p/>
          </table:table-cell>
          <table:table-cell table:formula="of:=IF(ISNUMBER([$Feuille1.BE9]);ROUND(([$Feuille1.BE9]-deplacement)*Ratio;decimales);IF([$Feuille1.BE9]=&quot;&quot;;&quot;&quot;;[$Feuille1.BE9]))">
            <text:p/>
          </table:table-cell>
          <table:table-cell table:formula="of:=IF(ISNUMBER([$Feuille1.BF9]);ROUND(([$Feuille1.BF9]-deplacement)*Ratio;decimales);IF([$Feuille1.BF9]=&quot;&quot;;&quot;&quot;;[$Feuille1.BF9]))">
            <text:p/>
          </table:table-cell>
          <table:table-cell table:formula="of:=IF(ISNUMBER([$Feuille1.BG9]);ROUND(([$Feuille1.BG9]-deplacement)*Ratio;decimales);IF([$Feuille1.BG9]=&quot;&quot;;&quot;&quot;;[$Feuille1.BG9]))">
            <text:p/>
          </table:table-cell>
          <table:table-cell table:formula="of:=IF(ISNUMBER([$Feuille1.BH9]);ROUND(([$Feuille1.BH9]-deplacement)*Ratio;decimales);IF([$Feuille1.BH9]=&quot;&quot;;&quot;&quot;;[$Feuille1.BH9]))">
            <text:p/>
          </table:table-cell>
          <table:table-cell table:formula="of:=IF(ISNUMBER([$Feuille1.BI9]);ROUND(([$Feuille1.BI9]-deplacement)*Ratio;decimales);IF([$Feuille1.BI9]=&quot;&quot;;&quot;&quot;;[$Feuille1.BI9]))">
            <text:p/>
          </table:table-cell>
          <table:table-cell table:formula="of:=IF(ISNUMBER([$Feuille1.BJ9]);ROUND(([$Feuille1.BJ9]-deplacement)*Ratio;decimales);IF([$Feuille1.BJ9]=&quot;&quot;;&quot;&quot;;[$Feuille1.BJ9]))">
            <text:p/>
          </table:table-cell>
          <table:table-cell table:formula="of:=IF(ISNUMBER([$Feuille1.BK9]);ROUND(([$Feuille1.BK9]-deplacement)*Ratio;decimales);IF([$Feuille1.BK9]=&quot;&quot;;&quot;&quot;;[$Feuille1.BK9]))">
            <text:p/>
          </table:table-cell>
          <table:table-cell table:formula="of:=IF(ISNUMBER([$Feuille1.BL9]);ROUND(([$Feuille1.BL9]-deplacement)*Ratio;decimales);IF([$Feuille1.BL9]=&quot;&quot;;&quot;&quot;;[$Feuille1.BL9]))">
            <text:p/>
          </table:table-cell>
          <table:table-cell table:formula="of:=IF(ISNUMBER([$Feuille1.BM9]);ROUND(([$Feuille1.BM9]-deplacement)*Ratio;decimales);IF([$Feuille1.BM9]=&quot;&quot;;&quot;&quot;;[$Feuille1.BM9]))">
            <text:p/>
          </table:table-cell>
          <table:table-cell table:formula="of:=IF(ISNUMBER([$Feuille1.BN9]);ROUND(([$Feuille1.BN9]-deplacement)*Ratio;decimales);IF([$Feuille1.BN9]=&quot;&quot;;&quot;&quot;;[$Feuille1.BN9]))">
            <text:p/>
          </table:table-cell>
          <table:table-cell table:formula="of:=IF(ISNUMBER([$Feuille1.BO9]);ROUND(([$Feuille1.BO9]-deplacement)*Ratio;decimales);IF([$Feuille1.BO9]=&quot;&quot;;&quot;&quot;;[$Feuille1.BO9]))">
            <text:p/>
          </table:table-cell>
          <table:table-cell table:formula="of:=IF(ISNUMBER([$Feuille1.BP9]);ROUND(([$Feuille1.BP9]-deplacement)*Ratio;decimales);IF([$Feuille1.BP9]=&quot;&quot;;&quot;&quot;;[$Feuille1.BP9]))">
            <text:p/>
          </table:table-cell>
          <table:table-cell table:formula="of:=IF(ISNUMBER([$Feuille1.BQ9]);ROUND(([$Feuille1.BQ9]-deplacement)*Ratio;decimales);IF([$Feuille1.BQ9]=&quot;&quot;;&quot;&quot;;[$Feuille1.BQ9]))">
            <text:p/>
          </table:table-cell>
          <table:table-cell table:formula="of:=IF(ISNUMBER([$Feuille1.BR9]);ROUND(([$Feuille1.BR9]-deplacement)*Ratio;decimales);IF([$Feuille1.BR9]=&quot;&quot;;&quot;&quot;;[$Feuille1.BR9]))">
            <text:p/>
          </table:table-cell>
          <table:table-cell table:formula="of:=IF(ISNUMBER([$Feuille1.BS9]);ROUND(([$Feuille1.BS9]-deplacement)*Ratio;decimales);IF([$Feuille1.BS9]=&quot;&quot;;&quot;&quot;;[$Feuille1.BS9]))">
            <text:p/>
          </table:table-cell>
          <table:table-cell table:formula="of:=IF(ISNUMBER([$Feuille1.BT9]);ROUND(([$Feuille1.BT9]-deplacement)*Ratio;decimales);IF([$Feuille1.BT9]=&quot;&quot;;&quot;&quot;;[$Feuille1.BT9]))">
            <text:p/>
          </table:table-cell>
          <table:table-cell table:formula="of:=IF(ISNUMBER([$Feuille1.BU9]);ROUND(([$Feuille1.BU9]-deplacement)*Ratio;decimales);IF([$Feuille1.BU9]=&quot;&quot;;&quot;&quot;;[$Feuille1.BU9]))">
            <text:p/>
          </table:table-cell>
          <table:table-cell table:formula="of:=IF(ISNUMBER([$Feuille1.BV9]);ROUND(([$Feuille1.BV9]-deplacement)*Ratio;decimales);IF([$Feuille1.BV9]=&quot;&quot;;&quot;&quot;;[$Feuille1.BV9]))">
            <text:p/>
          </table:table-cell>
          <table:table-cell table:formula="of:=IF(ISNUMBER([$Feuille1.BW9]);ROUND(([$Feuille1.BW9]-deplacement)*Ratio;decimales);IF([$Feuille1.BW9]=&quot;&quot;;&quot;&quot;;[$Feuille1.BW9]))">
            <text:p/>
          </table:table-cell>
          <table:table-cell table:formula="of:=IF(ISNUMBER([$Feuille1.BX9]);ROUND(([$Feuille1.BX9]-deplacement)*Ratio;decimales);IF([$Feuille1.BX9]=&quot;&quot;;&quot;&quot;;[$Feuille1.BX9]))">
            <text:p/>
          </table:table-cell>
          <table:table-cell table:formula="of:=IF(ISNUMBER([$Feuille1.BY9]);ROUND(([$Feuille1.BY9]-deplacement)*Ratio;decimales);IF([$Feuille1.BY9]=&quot;&quot;;&quot;&quot;;[$Feuille1.BY9]))">
            <text:p/>
          </table:table-cell>
          <table:table-cell table:formula="of:=IF(ISNUMBER([$Feuille1.BZ9]);ROUND(([$Feuille1.BZ9]-deplacement)*Ratio;decimales);IF([$Feuille1.BZ9]=&quot;&quot;;&quot;&quot;;[$Feuille1.BZ9]))">
            <text:p/>
          </table:table-cell>
          <table:table-cell table:formula="of:=IF(ISNUMBER([$Feuille1.CA9]);ROUND(([$Feuille1.CA9]-deplacement)*Ratio;decimales);IF([$Feuille1.CA9]=&quot;&quot;;&quot;&quot;;[$Feuille1.CA9]))">
            <text:p/>
          </table:table-cell>
          <table:table-cell table:formula="of:=IF(ISNUMBER([$Feuille1.CB9]);ROUND(([$Feuille1.CB9]-deplacement)*Ratio;decimales);IF([$Feuille1.CB9]=&quot;&quot;;&quot;&quot;;[$Feuille1.CB9]))">
            <text:p/>
          </table:table-cell>
          <table:table-cell table:formula="of:=IF(ISNUMBER([$Feuille1.CC9]);ROUND(([$Feuille1.CC9]-deplacement)*Ratio;decimales);IF([$Feuille1.CC9]=&quot;&quot;;&quot;&quot;;[$Feuille1.CC9]))">
            <text:p/>
          </table:table-cell>
          <table:table-cell table:formula="of:=IF(ISNUMBER([$Feuille1.CD9]);ROUND(([$Feuille1.CD9]-deplacement)*Ratio;decimales);IF([$Feuille1.CD9]=&quot;&quot;;&quot;&quot;;[$Feuille1.CD9]))">
            <text:p/>
          </table:table-cell>
          <table:table-cell table:formula="of:=IF(ISNUMBER([$Feuille1.CE9]);ROUND(([$Feuille1.CE9]-deplacement)*Ratio;decimales);IF([$Feuille1.CE9]=&quot;&quot;;&quot;&quot;;[$Feuille1.CE9]))">
            <text:p/>
          </table:table-cell>
          <table:table-cell table:formula="of:=IF(ISNUMBER([$Feuille1.CF9]);ROUND(([$Feuille1.CF9]-deplacement)*Ratio;decimales);IF([$Feuille1.CF9]=&quot;&quot;;&quot;&quot;;[$Feuille1.CF9]))">
            <text:p/>
          </table:table-cell>
          <table:table-cell table:formula="of:=IF(ISNUMBER([$Feuille1.CG9]);ROUND(([$Feuille1.CG9]-deplacement)*Ratio;decimales);IF([$Feuille1.CG9]=&quot;&quot;;&quot;&quot;;[$Feuille1.CG9]))">
            <text:p/>
          </table:table-cell>
          <table:table-cell table:formula="of:=IF(ISNUMBER([$Feuille1.CH9]);ROUND(([$Feuille1.CH9]-deplacement)*Ratio;decimales);IF([$Feuille1.CH9]=&quot;&quot;;&quot;&quot;;[$Feuille1.CH9]))">
            <text:p/>
          </table:table-cell>
          <table:table-cell table:formula="of:=IF(ISNUMBER([$Feuille1.CI9]);ROUND(([$Feuille1.CI9]-deplacement)*Ratio;decimales);IF([$Feuille1.CI9]=&quot;&quot;;&quot;&quot;;[$Feuille1.CI9]))">
            <text:p/>
          </table:table-cell>
          <table:table-cell table:formula="of:=IF(ISNUMBER([$Feuille1.CJ9]);ROUND(([$Feuille1.CJ9]-deplacement)*Ratio;decimales);IF([$Feuille1.CJ9]=&quot;&quot;;&quot;&quot;;[$Feuille1.CJ9]))">
            <text:p/>
          </table:table-cell>
          <table:table-cell table:formula="of:=IF(ISNUMBER([$Feuille1.CK9]);ROUND(([$Feuille1.CK9]-deplacement)*Ratio;decimales);IF([$Feuille1.CK9]=&quot;&quot;;&quot;&quot;;[$Feuille1.CK9]))">
            <text:p/>
          </table:table-cell>
          <table:table-cell table:formula="of:=IF(ISNUMBER([$Feuille1.CL9]);ROUND(([$Feuille1.CL9]-deplacement)*Ratio;decimales);IF([$Feuille1.CL9]=&quot;&quot;;&quot;&quot;;[$Feuille1.CL9]))">
            <text:p/>
          </table:table-cell>
          <table:table-cell table:formula="of:=IF(ISNUMBER([$Feuille1.CM9]);ROUND(([$Feuille1.CM9]-deplacement)*Ratio;decimales);IF([$Feuille1.CM9]=&quot;&quot;;&quot;&quot;;[$Feuille1.CM9]))">
            <text:p/>
          </table:table-cell>
          <table:table-cell table:formula="of:=IF(ISNUMBER([$Feuille1.CN9]);ROUND(([$Feuille1.CN9]-deplacement)*Ratio;decimales);IF([$Feuille1.CN9]=&quot;&quot;;&quot;&quot;;[$Feuille1.CN9]))">
            <text:p/>
          </table:table-cell>
          <table:table-cell table:formula="of:=IF(ISNUMBER([$Feuille1.CO9]);ROUND(([$Feuille1.CO9]-deplacement)*Ratio;decimales);IF([$Feuille1.CO9]=&quot;&quot;;&quot;&quot;;[$Feuille1.CO9]))">
            <text:p/>
          </table:table-cell>
          <table:table-cell table:formula="of:=IF(ISNUMBER([$Feuille1.CP9]);ROUND(([$Feuille1.CP9]-deplacement)*Ratio;decimales);IF([$Feuille1.CP9]=&quot;&quot;;&quot;&quot;;[$Feuille1.CP9]))">
            <text:p/>
          </table:table-cell>
          <table:table-cell table:formula="of:=IF(ISNUMBER([$Feuille1.CQ9]);ROUND(([$Feuille1.CQ9]-deplacement)*Ratio;decimales);IF([$Feuille1.CQ9]=&quot;&quot;;&quot;&quot;;[$Feuille1.CQ9]))">
            <text:p/>
          </table:table-cell>
          <table:table-cell table:formula="of:=IF(ISNUMBER([$Feuille1.CR9]);ROUND(([$Feuille1.CR9]-deplacement)*Ratio;decimales);IF([$Feuille1.CR9]=&quot;&quot;;&quot;&quot;;[$Feuille1.CR9]))">
            <text:p/>
          </table:table-cell>
          <table:table-cell table:formula="of:=IF(ISNUMBER([$Feuille1.CS9]);ROUND(([$Feuille1.CS9]-deplacement)*Ratio;decimales);IF([$Feuille1.CS9]=&quot;&quot;;&quot;&quot;;[$Feuille1.CS9]))">
            <text:p/>
          </table:table-cell>
          <table:table-cell table:formula="of:=IF(ISNUMBER([$Feuille1.CT9]);ROUND(([$Feuille1.CT9]-deplacement)*Ratio;decimales);IF([$Feuille1.CT9]=&quot;&quot;;&quot;&quot;;[$Feuille1.CT9]))">
            <text:p/>
          </table:table-cell>
          <table:table-cell table:formula="of:=IF(ISNUMBER([$Feuille1.CU9]);ROUND(([$Feuille1.CU9]-deplacement)*Ratio;decimales);IF([$Feuille1.CU9]=&quot;&quot;;&quot;&quot;;[$Feuille1.CU9]))">
            <text:p/>
          </table:table-cell>
          <table:table-cell table:formula="of:=IF(ISNUMBER([$Feuille1.CV9]);ROUND(([$Feuille1.CV9]-deplacement)*Ratio;decimales);IF([$Feuille1.CV9]=&quot;&quot;;&quot;&quot;;[$Feuille1.CV9]))">
            <text:p/>
          </table:table-cell>
          <table:table-cell table:formula="of:=IF(ISNUMBER([$Feuille1.CW9]);ROUND(([$Feuille1.CW9]-deplacement)*Ratio;decimales);IF([$Feuille1.CW9]=&quot;&quot;;&quot;&quot;;[$Feuille1.CW9]))">
            <text:p/>
          </table:table-cell>
          <table:table-cell table:formula="of:=IF(ISNUMBER([$Feuille1.CX9]);ROUND(([$Feuille1.CX9]-deplacement)*Ratio;decimales);IF([$Feuille1.CX9]=&quot;&quot;;&quot;&quot;;[$Feuille1.CX9]))">
            <text:p/>
          </table:table-cell>
          <table:table-cell table:formula="of:=IF(ISNUMBER([$Feuille1.CY9]);ROUND(([$Feuille1.CY9]-deplacement)*Ratio;decimales);IF([$Feuille1.CY9]=&quot;&quot;;&quot;&quot;;[$Feuille1.CY9]))">
            <text:p/>
          </table:table-cell>
          <table:table-cell table:formula="of:=IF(ISNUMBER([$Feuille1.CZ9]);ROUND(([$Feuille1.CZ9]-deplacement)*Ratio;decimales);IF([$Feuille1.CZ9]=&quot;&quot;;&quot;&quot;;[$Feuille1.CZ9]))">
            <text:p/>
          </table:table-cell>
          <table:table-cell table:formula="of:=IF(ISNUMBER([$Feuille1.DA9]);ROUND(([$Feuille1.DA9]-deplacement)*Ratio;decimales);IF([$Feuille1.DA9]=&quot;&quot;;&quot;&quot;;[$Feuille1.DA9]))">
            <text:p/>
          </table:table-cell>
          <table:table-cell table:formula="of:=IF(ISNUMBER([$Feuille1.DB9]);ROUND(([$Feuille1.DB9]-deplacement)*Ratio;decimales);IF([$Feuille1.DB9]=&quot;&quot;;&quot;&quot;;[$Feuille1.DB9]))">
            <text:p/>
          </table:table-cell>
          <table:table-cell table:formula="of:=IF(ISNUMBER([$Feuille1.DC9]);ROUND(([$Feuille1.DC9]-deplacement)*Ratio;decimales);IF([$Feuille1.DC9]=&quot;&quot;;&quot;&quot;;[$Feuille1.DC9]))">
            <text:p/>
          </table:table-cell>
          <table:table-cell table:formula="of:=IF(ISNUMBER([$Feuille1.DD9]);ROUND(([$Feuille1.DD9]-deplacement)*Ratio;decimales);IF([$Feuille1.DD9]=&quot;&quot;;&quot;&quot;;[$Feuille1.DD9]))">
            <text:p/>
          </table:table-cell>
          <table:table-cell table:formula="of:=IF(ISNUMBER([$Feuille1.DE9]);ROUND(([$Feuille1.DE9]-deplacement)*Ratio;decimales);IF([$Feuille1.DE9]=&quot;&quot;;&quot;&quot;;[$Feuille1.DE9]))">
            <text:p/>
          </table:table-cell>
          <table:table-cell table:formula="of:=IF(ISNUMBER([$Feuille1.DF9]);ROUND(([$Feuille1.DF9]-deplacement)*Ratio;decimales);IF([$Feuille1.DF9]=&quot;&quot;;&quot;&quot;;[$Feuille1.DF9]))">
            <text:p/>
          </table:table-cell>
          <table:table-cell table:formula="of:=IF(ISNUMBER([$Feuille1.DG9]);ROUND(([$Feuille1.DG9]-deplacement)*Ratio;decimales);IF([$Feuille1.DG9]=&quot;&quot;;&quot;&quot;;[$Feuille1.DG9]))">
            <text:p/>
          </table:table-cell>
          <table:table-cell table:formula="of:=IF(ISNUMBER([$Feuille1.DH9]);ROUND(([$Feuille1.DH9]-deplacement)*Ratio;decimales);IF([$Feuille1.DH9]=&quot;&quot;;&quot;&quot;;[$Feuille1.DH9]))">
            <text:p/>
          </table:table-cell>
          <table:table-cell table:formula="of:=IF(ISNUMBER([$Feuille1.DI9]);ROUND(([$Feuille1.DI9]-deplacement)*Ratio;decimales);IF([$Feuille1.DI9]=&quot;&quot;;&quot;&quot;;[$Feuille1.DI9]))">
            <text:p/>
          </table:table-cell>
          <table:table-cell table:formula="of:=IF(ISNUMBER([$Feuille1.DJ9]);ROUND(([$Feuille1.DJ9]-deplacement)*Ratio;decimales);IF([$Feuille1.DJ9]=&quot;&quot;;&quot;&quot;;[$Feuille1.DJ9]))">
            <text:p/>
          </table:table-cell>
          <table:table-cell table:formula="of:=IF(ISNUMBER([$Feuille1.DK9]);ROUND(([$Feuille1.DK9]-deplacement)*Ratio;decimales);IF([$Feuille1.DK9]=&quot;&quot;;&quot;&quot;;[$Feuille1.DK9]))">
            <text:p/>
          </table:table-cell>
          <table:table-cell table:formula="of:=IF(ISNUMBER([$Feuille1.DL9]);ROUND(([$Feuille1.DL9]-deplacement)*Ratio;decimales);IF([$Feuille1.DL9]=&quot;&quot;;&quot;&quot;;[$Feuille1.DL9]))">
            <text:p/>
          </table:table-cell>
          <table:table-cell table:formula="of:=IF(ISNUMBER([$Feuille1.DM9]);ROUND(([$Feuille1.DM9]-deplacement)*Ratio;decimales);IF([$Feuille1.DM9]=&quot;&quot;;&quot;&quot;;[$Feuille1.DM9]))">
            <text:p/>
          </table:table-cell>
          <table:table-cell table:formula="of:=IF(ISNUMBER([$Feuille1.DN9]);ROUND(([$Feuille1.DN9]-deplacement)*Ratio;decimales);IF([$Feuille1.DN9]=&quot;&quot;;&quot;&quot;;[$Feuille1.DN9]))">
            <text:p/>
          </table:table-cell>
          <table:table-cell table:formula="of:=IF(ISNUMBER([$Feuille1.DO9]);ROUND(([$Feuille1.DO9]-deplacement)*Ratio;decimales);IF([$Feuille1.DO9]=&quot;&quot;;&quot;&quot;;[$Feuille1.DO9]))">
            <text:p/>
          </table:table-cell>
          <table:table-cell table:formula="of:=IF(ISNUMBER([$Feuille1.DP9]);ROUND(([$Feuille1.DP9]-deplacement)*Ratio;decimales);IF([$Feuille1.DP9]=&quot;&quot;;&quot;&quot;;[$Feuille1.DP9]))">
            <text:p/>
          </table:table-cell>
          <table:table-cell table:formula="of:=IF(ISNUMBER([$Feuille1.DQ9]);ROUND(([$Feuille1.DQ9]-deplacement)*Ratio;decimales);IF([$Feuille1.DQ9]=&quot;&quot;;&quot;&quot;;[$Feuille1.DQ9]))">
            <text:p/>
          </table:table-cell>
          <table:table-cell table:formula="of:=IF(ISNUMBER([$Feuille1.DR9]);ROUND(([$Feuille1.DR9]-deplacement)*Ratio;decimales);IF([$Feuille1.DR9]=&quot;&quot;;&quot;&quot;;[$Feuille1.DR9]))">
            <text:p/>
          </table:table-cell>
          <table:table-cell table:formula="of:=IF(ISNUMBER([$Feuille1.DS9]);ROUND(([$Feuille1.DS9]-deplacement)*Ratio;decimales);IF([$Feuille1.DS9]=&quot;&quot;;&quot;&quot;;[$Feuille1.DS9]))">
            <text:p/>
          </table:table-cell>
          <table:table-cell table:formula="of:=IF(ISNUMBER([$Feuille1.DT9]);ROUND(([$Feuille1.DT9]-deplacement)*Ratio;decimales);IF([$Feuille1.DT9]=&quot;&quot;;&quot;&quot;;[$Feuille1.DT9]))">
            <text:p/>
          </table:table-cell>
          <table:table-cell table:formula="of:=IF(ISNUMBER([$Feuille1.DU9]);ROUND(([$Feuille1.DU9]-deplacement)*Ratio;decimales);IF([$Feuille1.DU9]=&quot;&quot;;&quot;&quot;;[$Feuille1.DU9]))">
            <text:p/>
          </table:table-cell>
          <table:table-cell table:formula="of:=IF(ISNUMBER([$Feuille1.DV9]);ROUND(([$Feuille1.DV9]-deplacement)*Ratio;decimales);IF([$Feuille1.DV9]=&quot;&quot;;&quot;&quot;;[$Feuille1.DV9]))">
            <text:p/>
          </table:table-cell>
          <table:table-cell table:formula="of:=IF(ISNUMBER([$Feuille1.DW9]);ROUND(([$Feuille1.DW9]-deplacement)*Ratio;decimales);IF([$Feuille1.DW9]=&quot;&quot;;&quot;&quot;;[$Feuille1.DW9]))">
            <text:p/>
          </table:table-cell>
          <table:table-cell table:formula="of:=IF(ISNUMBER([$Feuille1.DX9]);ROUND(([$Feuille1.DX9]-deplacement)*Ratio;decimales);IF([$Feuille1.DX9]=&quot;&quot;;&quot;&quot;;[$Feuille1.DX9]))">
            <text:p/>
          </table:table-cell>
          <table:table-cell table:formula="of:=IF(ISNUMBER([$Feuille1.DY9]);ROUND(([$Feuille1.DY9]-deplacement)*Ratio;decimales);IF([$Feuille1.DY9]=&quot;&quot;;&quot;&quot;;[$Feuille1.DY9]))">
            <text:p/>
          </table:table-cell>
          <table:table-cell table:formula="of:=IF(ISNUMBER([$Feuille1.DZ9]);ROUND(([$Feuille1.DZ9]-deplacement)*Ratio;decimales);IF([$Feuille1.DZ9]=&quot;&quot;;&quot;&quot;;[$Feuille1.DZ9]))">
            <text:p/>
          </table:table-cell>
          <table:table-cell table:formula="of:=IF(ISNUMBER([$Feuille1.EA9]);ROUND(([$Feuille1.EA9]-deplacement)*Ratio;decimales);IF([$Feuille1.EA9]=&quot;&quot;;&quot;&quot;;[$Feuille1.EA9]))">
            <text:p/>
          </table:table-cell>
          <table:table-cell table:formula="of:=IF(ISNUMBER([$Feuille1.EB9]);ROUND(([$Feuille1.EB9]-deplacement)*Ratio;decimales);IF([$Feuille1.EB9]=&quot;&quot;;&quot;&quot;;[$Feuille1.EB9]))">
            <text:p/>
          </table:table-cell>
          <table:table-cell table:formula="of:=IF(ISNUMBER([$Feuille1.EC9]);ROUND(([$Feuille1.EC9]-deplacement)*Ratio;decimales);IF([$Feuille1.EC9]=&quot;&quot;;&quot;&quot;;[$Feuille1.EC9]))">
            <text:p/>
          </table:table-cell>
          <table:table-cell table:formula="of:=IF(ISNUMBER([$Feuille1.ED9]);ROUND(([$Feuille1.ED9]-deplacement)*Ratio;decimales);IF([$Feuille1.ED9]=&quot;&quot;;&quot;&quot;;[$Feuille1.ED9]))">
            <text:p/>
          </table:table-cell>
          <table:table-cell table:formula="of:=IF(ISNUMBER([$Feuille1.EE9]);ROUND(([$Feuille1.EE9]-deplacement)*Ratio;decimales);IF([$Feuille1.EE9]=&quot;&quot;;&quot;&quot;;[$Feuille1.EE9]))">
            <text:p/>
          </table:table-cell>
          <table:table-cell table:formula="of:=IF(ISNUMBER([$Feuille1.EF9]);ROUND(([$Feuille1.EF9]-deplacement)*Ratio;decimales);IF([$Feuille1.EF9]=&quot;&quot;;&quot;&quot;;[$Feuille1.EF9]))">
            <text:p/>
          </table:table-cell>
          <table:table-cell table:formula="of:=IF(ISNUMBER([$Feuille1.EG9]);ROUND(([$Feuille1.EG9]-deplacement)*Ratio;decimales);IF([$Feuille1.EG9]=&quot;&quot;;&quot;&quot;;[$Feuille1.EG9]))">
            <text:p/>
          </table:table-cell>
          <table:table-cell table:formula="of:=IF(ISNUMBER([$Feuille1.EH9]);ROUND(([$Feuille1.EH9]-deplacement)*Ratio;decimales);IF([$Feuille1.EH9]=&quot;&quot;;&quot;&quot;;[$Feuille1.EH9]))">
            <text:p/>
          </table:table-cell>
          <table:table-cell table:formula="of:=IF(ISNUMBER([$Feuille1.EI9]);ROUND(([$Feuille1.EI9]-deplacement)*Ratio;decimales);IF([$Feuille1.EI9]=&quot;&quot;;&quot;&quot;;[$Feuille1.EI9]))">
            <text:p/>
          </table:table-cell>
          <table:table-cell table:formula="of:=IF(ISNUMBER([$Feuille1.EJ9]);ROUND(([$Feuille1.EJ9]-deplacement)*Ratio;decimales);IF([$Feuille1.EJ9]=&quot;&quot;;&quot;&quot;;[$Feuille1.EJ9]))">
            <text:p/>
          </table:table-cell>
          <table:table-cell table:formula="of:=IF(ISNUMBER([$Feuille1.EK9]);[$Feuille1.EK9]*Ratio;IF([$Feuille1.EK9]=&quot;&quot;;&quot;&quot;;[$Feuille1.EK9]))">
            <text:p/>
          </table:table-cell>
          <table:table-cell table:formula="of:=IF(ISNUMBER([$Feuille1.EL9]);[$Feuille1.EL9]*Ratio;IF([$Feuille1.EL9]=&quot;&quot;;&quot;&quot;;[$Feuille1.EL9]))">
            <text:p/>
          </table:table-cell>
          <table:table-cell table:number-columns-repeated="882"/>
        </table:table-row>
        <table:table-row table:style-name="ro1">
          <table:table-cell table:formula="of:=IF(ISNUMBER([$Feuille1.A10]);ROUND(([$Feuille1.A10]-deplacement)*Ratio;decimales);IF([$Feuille1.A10]=&quot;&quot;;&quot;&quot;;[$Feuille1.A10]))" office:value-type="string" office:string-value="&lt;path" calcext:value-type="string">
            <text:p>&lt;path</text:p>
          </table:table-cell>
          <table:table-cell table:formula="of:=IF(ISNUMBER([$Feuille1.B10]);ROUND(([$Feuille1.B10]-deplacement)*Ratio;decimales);IF([$Feuille1.B10]=&quot;&quot;;&quot;&quot;;[$Feuille1.B10]))" office:value-type="string" office:string-value="class=&quot;bateau&quot;" calcext:value-type="string">
            <text:p>class="bateau"</text:p>
          </table:table-cell>
          <table:table-cell table:formula="of:=IF(ISNUMBER([$Feuille1.C10]);ROUND(([$Feuille1.C10]-deplacement)*Ratio;decimales);IF([$Feuille1.C10]=&quot;&quot;;&quot;&quot;;[$Feuille1.C10]))" office:value-type="string" office:string-value="d=&quot;M" calcext:value-type="string">
            <text:p>d="M</text:p>
          </table:table-cell>
          <table:table-cell table:formula="of:=IF(ISNUMBER([$Feuille1.D10]);ROUND(([$Feuille1.D10]-deplacement)*Ratio;decimales);IF([$Feuille1.D10]=&quot;&quot;;&quot;&quot;;[$Feuille1.D10]))" office:value-type="float" office:value="36.14" calcext:value-type="float">
            <text:p>36,14</text:p>
          </table:table-cell>
          <table:table-cell table:style-name="ce3" table:formula="of:=IF(ISNUMBER([$Feuille1.E10]);ROUND(([$Feuille1.E10]-deplacement)*Ratio;decimales);IF([$Feuille1.E10]=&quot;&quot;;&quot;&quot;;[$Feuille1.E10]))" office:value-type="float" office:value="116.4" calcext:value-type="float">
            <text:p>116,4</text:p>
          </table:table-cell>
          <table:table-cell table:formula="of:=IF(ISNUMBER([$Feuille1.F10]);ROUND(([$Feuille1.F10]-deplacement)*Ratio;decimales);IF([$Feuille1.F10]=&quot;&quot;;&quot;&quot;;[$Feuille1.F10]))" office:value-type="string" office:string-value="C" calcext:value-type="string">
            <text:p>C</text:p>
          </table:table-cell>
          <table:table-cell table:style-name="ce3" table:formula="of:=IF(ISNUMBER([$Feuille1.G10]);ROUND(([$Feuille1.G10]-deplacement)*Ratio;decimales);IF([$Feuille1.G10]=&quot;&quot;;&quot;&quot;;[$Feuille1.G10]))" office:value-type="float" office:value="36.69" calcext:value-type="float">
            <text:p>36,69</text:p>
          </table:table-cell>
          <table:table-cell table:style-name="ce3" table:formula="of:=IF(ISNUMBER([$Feuille1.H10]);ROUND(([$Feuille1.H10]-deplacement)*Ratio;decimales);IF([$Feuille1.H10]=&quot;&quot;;&quot;&quot;;[$Feuille1.H10]))" office:value-type="float" office:value="117.42" calcext:value-type="float">
            <text:p>117,42</text:p>
          </table:table-cell>
          <table:table-cell table:style-name="ce3" table:formula="of:=IF(ISNUMBER([$Feuille1.I10]);ROUND(([$Feuille1.I10]-deplacement)*Ratio;decimales);IF([$Feuille1.I10]=&quot;&quot;;&quot;&quot;;[$Feuille1.I10]))" office:value-type="float" office:value="37.24" calcext:value-type="float">
            <text:p>37,24</text:p>
          </table:table-cell>
          <table:table-cell table:style-name="ce3" table:formula="of:=IF(ISNUMBER([$Feuille1.J10]);ROUND(([$Feuille1.J10]-deplacement)*Ratio;decimales);IF([$Feuille1.J10]=&quot;&quot;;&quot;&quot;;[$Feuille1.J10]))" office:value-type="float" office:value="118.41" calcext:value-type="float">
            <text:p>118,41</text:p>
          </table:table-cell>
          <table:table-cell table:style-name="ce3" table:formula="of:=IF(ISNUMBER([$Feuille1.K10]);ROUND(([$Feuille1.K10]-deplacement)*Ratio;decimales);IF([$Feuille1.K10]=&quot;&quot;;&quot;&quot;;[$Feuille1.K10]))" office:value-type="float" office:value="37.8" calcext:value-type="float">
            <text:p>37,8</text:p>
          </table:table-cell>
          <table:table-cell table:style-name="ce3" table:formula="of:=IF(ISNUMBER([$Feuille1.L10]);ROUND(([$Feuille1.L10]-deplacement)*Ratio;decimales);IF([$Feuille1.L10]=&quot;&quot;;&quot;&quot;;[$Feuille1.L10]))" office:value-type="float" office:value="119.38" calcext:value-type="float">
            <text:p>119,38</text:p>
          </table:table-cell>
          <table:table-cell table:formula="of:=IF(ISNUMBER([$Feuille1.M10]);ROUND(([$Feuille1.M10]-deplacement)*Ratio;decimales);IF([$Feuille1.M10]=&quot;&quot;;&quot;&quot;;[$Feuille1.M10]))" office:value-type="string" office:string-value="H" calcext:value-type="string">
            <text:p>H</text:p>
          </table:table-cell>
          <table:table-cell table:style-name="ce3" table:formula="of:=IF(ISNUMBER([$Feuille1.N10]);ROUND(([$Feuille1.N10]-deplacement)*Ratio;decimales);IF([$Feuille1.N10]=&quot;&quot;;&quot;&quot;;[$Feuille1.N10]))" office:value-type="float" office:value="99.2" calcext:value-type="float">
            <text:p>99,2</text:p>
          </table:table-cell>
          <table:table-cell table:formula="of:=IF(ISNUMBER([$Feuille1.O10]);ROUND(([$Feuille1.O10]-deplacement)*Ratio;decimales);IF([$Feuille1.O10]=&quot;&quot;;&quot;&quot;;[$Feuille1.O10]))" office:value-type="string" office:string-value="C" calcext:value-type="string">
            <text:p>C</text:p>
          </table:table-cell>
          <table:table-cell table:style-name="ce3" table:formula="of:=IF(ISNUMBER([$Feuille1.P10]);ROUND(([$Feuille1.P10]-deplacement)*Ratio;decimales);IF([$Feuille1.P10]=&quot;&quot;;&quot;&quot;;[$Feuille1.P10]))" office:value-type="float" office:value="99.75" calcext:value-type="float">
            <text:p>99,75</text:p>
          </table:table-cell>
          <table:table-cell table:style-name="ce3" table:formula="of:=IF(ISNUMBER([$Feuille1.Q10]);ROUND(([$Feuille1.Q10]-deplacement)*Ratio;decimales);IF([$Feuille1.Q10]=&quot;&quot;;&quot;&quot;;[$Feuille1.Q10]))" office:value-type="float" office:value="118.41" calcext:value-type="float">
            <text:p>118,41</text:p>
          </table:table-cell>
          <table:table-cell table:style-name="ce3" table:formula="of:=IF(ISNUMBER([$Feuille1.R10]);ROUND(([$Feuille1.R10]-deplacement)*Ratio;decimales);IF([$Feuille1.R10]=&quot;&quot;;&quot;&quot;;[$Feuille1.R10]))" office:value-type="float" office:value="100.3" calcext:value-type="float">
            <text:p>100,3</text:p>
          </table:table-cell>
          <table:table-cell table:style-name="ce3" table:formula="of:=IF(ISNUMBER([$Feuille1.S10]);ROUND(([$Feuille1.S10]-deplacement)*Ratio;decimales);IF([$Feuille1.S10]=&quot;&quot;;&quot;&quot;;[$Feuille1.S10]))" office:value-type="float" office:value="117.42" calcext:value-type="float">
            <text:p>117,42</text:p>
          </table:table-cell>
          <table:table-cell table:style-name="ce3" table:formula="of:=IF(ISNUMBER([$Feuille1.T10]);ROUND(([$Feuille1.T10]-deplacement)*Ratio;decimales);IF([$Feuille1.T10]=&quot;&quot;;&quot;&quot;;[$Feuille1.T10]))" office:value-type="float" office:value="100.86" calcext:value-type="float">
            <text:p>100,86</text:p>
          </table:table-cell>
          <table:table-cell table:style-name="ce3" table:formula="of:=IF(ISNUMBER([$Feuille1.U10]);ROUND(([$Feuille1.U10]-deplacement)*Ratio;decimales);IF([$Feuille1.U10]=&quot;&quot;;&quot;&quot;;[$Feuille1.U10]))" office:value-type="float" office:value="116.4" calcext:value-type="float">
            <text:p>116,4</text:p>
          </table:table-cell>
          <table:table-cell table:formula="of:=IF(ISNUMBER([$Feuille1.V10]);ROUND(([$Feuille1.V10]-deplacement)*Ratio;decimales);IF([$Feuille1.V10]=&quot;&quot;;&quot;&quot;;[$Feuille1.V10]))" office:value-type="string" office:string-value="H" calcext:value-type="string">
            <text:p>H</text:p>
          </table:table-cell>
          <table:table-cell table:style-name="ce3" table:formula="of:=IF(ISNUMBER([$Feuille1.W10]);ROUND(([$Feuille1.W10]-deplacement)*Ratio;decimales);IF([$Feuille1.W10]=&quot;&quot;;&quot;&quot;;[$Feuille1.W10]))" office:value-type="float" office:value="36.14" calcext:value-type="float">
            <text:p>36,14</text:p>
          </table:table-cell>
          <table:table-cell table:formula="of:=IF(ISNUMBER([$Feuille1.X10]);ROUND(([$Feuille1.X10]-deplacement)*Ratio;decimales);IF([$Feuille1.X10]=&quot;&quot;;&quot;&quot;;[$Feuille1.X10]))">
            <text:p/>
          </table:table-cell>
          <table:table-cell table:formula="of:=IF(ISNUMBER([$Feuille1.Y10]);ROUND(([$Feuille1.Y10]-deplacement)*Ratio;decimales);IF([$Feuille1.Y10]=&quot;&quot;;&quot;&quot;;[$Feuille1.Y10]))" office:value-type="string" office:string-value="z" calcext:value-type="string">
            <text:p>z</text:p>
          </table:table-cell>
          <table:table-cell table:formula="of:=IF(ISNUMBER([$Feuille1.Z10]);ROUND(([$Feuille1.Z10]-deplacement)*Ratio;decimales);IF([$Feuille1.Z10]=&quot;&quot;;&quot;&quot;;[$Feuille1.Z10]))" office:value-type="string" office:string-value="&quot;" calcext:value-type="string">
            <text:p>"</text:p>
          </table:table-cell>
          <table:table-cell table:formula="of:=IF(ISNUMBER([$Feuille1.AA10]);ROUND(([$Feuille1.AA10]-deplacement)*Ratio;decimales);IF([$Feuille1.AA10]=&quot;&quot;;&quot;&quot;;[$Feuille1.AA10]))" office:value-type="string" office:string-value="/&gt;" calcext:value-type="string">
            <text:p>/&gt;</text:p>
          </table:table-cell>
          <table:table-cell table:formula="of:=IF(ISNUMBER([$Feuille1.AB10]);ROUND(([$Feuille1.AB10]-deplacement)*Ratio;decimales);IF([$Feuille1.AB10]=&quot;&quot;;&quot;&quot;;[$Feuille1.AB10]))">
            <text:p/>
          </table:table-cell>
          <table:table-cell table:formula="of:=IF(ISNUMBER([$Feuille1.AC10]);ROUND(([$Feuille1.AC10]-deplacement)*Ratio;decimales);IF([$Feuille1.AC10]=&quot;&quot;;&quot;&quot;;[$Feuille1.AC10]))">
            <text:p/>
          </table:table-cell>
          <table:table-cell table:formula="of:=IF(ISNUMBER([$Feuille1.AD10]);ROUND(([$Feuille1.AD10]-deplacement)*Ratio;decimales);IF([$Feuille1.AD10]=&quot;&quot;;&quot;&quot;;[$Feuille1.AD10]))">
            <text:p/>
          </table:table-cell>
          <table:table-cell table:formula="of:=IF(ISNUMBER([$Feuille1.AE10]);ROUND(([$Feuille1.AE10]-deplacement)*Ratio;decimales);IF([$Feuille1.AE10]=&quot;&quot;;&quot;&quot;;[$Feuille1.AE10]))">
            <text:p/>
          </table:table-cell>
          <table:table-cell table:formula="of:=IF(ISNUMBER([$Feuille1.AF10]);ROUND(([$Feuille1.AF10]-deplacement)*Ratio;decimales);IF([$Feuille1.AF10]=&quot;&quot;;&quot;&quot;;[$Feuille1.AF10]))">
            <text:p/>
          </table:table-cell>
          <table:table-cell table:formula="of:=IF(ISNUMBER([$Feuille1.AG10]);ROUND(([$Feuille1.AG10]-deplacement)*Ratio;decimales);IF([$Feuille1.AG10]=&quot;&quot;;&quot;&quot;;[$Feuille1.AG10]))">
            <text:p/>
          </table:table-cell>
          <table:table-cell table:formula="of:=IF(ISNUMBER([$Feuille1.AH10]);ROUND(([$Feuille1.AH10]-deplacement)*Ratio;decimales);IF([$Feuille1.AH10]=&quot;&quot;;&quot;&quot;;[$Feuille1.AH10]))">
            <text:p/>
          </table:table-cell>
          <table:table-cell table:formula="of:=IF(ISNUMBER([$Feuille1.AI10]);ROUND(([$Feuille1.AI10]-deplacement)*Ratio;decimales);IF([$Feuille1.AI10]=&quot;&quot;;&quot;&quot;;[$Feuille1.AI10]))">
            <text:p/>
          </table:table-cell>
          <table:table-cell table:formula="of:=IF(ISNUMBER([$Feuille1.AJ10]);ROUND(([$Feuille1.AJ10]-deplacement)*Ratio;decimales);IF([$Feuille1.AJ10]=&quot;&quot;;&quot;&quot;;[$Feuille1.AJ10]))">
            <text:p/>
          </table:table-cell>
          <table:table-cell table:formula="of:=IF(ISNUMBER([$Feuille1.AK10]);ROUND(([$Feuille1.AK10]-deplacement)*Ratio;decimales);IF([$Feuille1.AK10]=&quot;&quot;;&quot;&quot;;[$Feuille1.AK10]))">
            <text:p/>
          </table:table-cell>
          <table:table-cell table:formula="of:=IF(ISNUMBER([$Feuille1.AL10]);ROUND(([$Feuille1.AL10]-deplacement)*Ratio;decimales);IF([$Feuille1.AL10]=&quot;&quot;;&quot;&quot;;[$Feuille1.AL10]))">
            <text:p/>
          </table:table-cell>
          <table:table-cell table:formula="of:=IF(ISNUMBER([$Feuille1.AM10]);ROUND(([$Feuille1.AM10]-deplacement)*Ratio;decimales);IF([$Feuille1.AM10]=&quot;&quot;;&quot;&quot;;[$Feuille1.AM10]))">
            <text:p/>
          </table:table-cell>
          <table:table-cell table:formula="of:=IF(ISNUMBER([$Feuille1.AN10]);ROUND(([$Feuille1.AN10]-deplacement)*Ratio;decimales);IF([$Feuille1.AN10]=&quot;&quot;;&quot;&quot;;[$Feuille1.AN10]))">
            <text:p/>
          </table:table-cell>
          <table:table-cell table:formula="of:=IF(ISNUMBER([$Feuille1.AO10]);ROUND(([$Feuille1.AO10]-deplacement)*Ratio;decimales);IF([$Feuille1.AO10]=&quot;&quot;;&quot;&quot;;[$Feuille1.AO10]))">
            <text:p/>
          </table:table-cell>
          <table:table-cell table:formula="of:=IF(ISNUMBER([$Feuille1.AP10]);ROUND(([$Feuille1.AP10]-deplacement)*Ratio;decimales);IF([$Feuille1.AP10]=&quot;&quot;;&quot;&quot;;[$Feuille1.AP10]))">
            <text:p/>
          </table:table-cell>
          <table:table-cell table:formula="of:=IF(ISNUMBER([$Feuille1.AQ10]);ROUND(([$Feuille1.AQ10]-deplacement)*Ratio;decimales);IF([$Feuille1.AQ10]=&quot;&quot;;&quot;&quot;;[$Feuille1.AQ10]))">
            <text:p/>
          </table:table-cell>
          <table:table-cell table:formula="of:=IF(ISNUMBER([$Feuille1.AR10]);ROUND(([$Feuille1.AR10]-deplacement)*Ratio;decimales);IF([$Feuille1.AR10]=&quot;&quot;;&quot;&quot;;[$Feuille1.AR10]))">
            <text:p/>
          </table:table-cell>
          <table:table-cell table:formula="of:=IF(ISNUMBER([$Feuille1.AS10]);ROUND(([$Feuille1.AS10]-deplacement)*Ratio;decimales);IF([$Feuille1.AS10]=&quot;&quot;;&quot;&quot;;[$Feuille1.AS10]))">
            <text:p/>
          </table:table-cell>
          <table:table-cell table:formula="of:=IF(ISNUMBER([$Feuille1.AT10]);ROUND(([$Feuille1.AT10]-deplacement)*Ratio;decimales);IF([$Feuille1.AT10]=&quot;&quot;;&quot;&quot;;[$Feuille1.AT10]))">
            <text:p/>
          </table:table-cell>
          <table:table-cell table:formula="of:=IF(ISNUMBER([$Feuille1.AU10]);ROUND(([$Feuille1.AU10]-deplacement)*Ratio;decimales);IF([$Feuille1.AU10]=&quot;&quot;;&quot;&quot;;[$Feuille1.AU10]))">
            <text:p/>
          </table:table-cell>
          <table:table-cell table:formula="of:=IF(ISNUMBER([$Feuille1.AV10]);ROUND(([$Feuille1.AV10]-deplacement)*Ratio;decimales);IF([$Feuille1.AV10]=&quot;&quot;;&quot;&quot;;[$Feuille1.AV10]))">
            <text:p/>
          </table:table-cell>
          <table:table-cell table:formula="of:=IF(ISNUMBER([$Feuille1.AW10]);ROUND(([$Feuille1.AW10]-deplacement)*Ratio;decimales);IF([$Feuille1.AW10]=&quot;&quot;;&quot;&quot;;[$Feuille1.AW10]))">
            <text:p/>
          </table:table-cell>
          <table:table-cell table:formula="of:=IF(ISNUMBER([$Feuille1.AX10]);ROUND(([$Feuille1.AX10]-deplacement)*Ratio;decimales);IF([$Feuille1.AX10]=&quot;&quot;;&quot;&quot;;[$Feuille1.AX10]))">
            <text:p/>
          </table:table-cell>
          <table:table-cell table:formula="of:=IF(ISNUMBER([$Feuille1.AY10]);ROUND(([$Feuille1.AY10]-deplacement)*Ratio;decimales);IF([$Feuille1.AY10]=&quot;&quot;;&quot;&quot;;[$Feuille1.AY10]))">
            <text:p/>
          </table:table-cell>
          <table:table-cell table:formula="of:=IF(ISNUMBER([$Feuille1.AZ10]);ROUND(([$Feuille1.AZ10]-deplacement)*Ratio;decimales);IF([$Feuille1.AZ10]=&quot;&quot;;&quot;&quot;;[$Feuille1.AZ10]))">
            <text:p/>
          </table:table-cell>
          <table:table-cell table:formula="of:=IF(ISNUMBER([$Feuille1.BA10]);ROUND(([$Feuille1.BA10]-deplacement)*Ratio;decimales);IF([$Feuille1.BA10]=&quot;&quot;;&quot;&quot;;[$Feuille1.BA10]))">
            <text:p/>
          </table:table-cell>
          <table:table-cell table:formula="of:=IF(ISNUMBER([$Feuille1.BB10]);ROUND(([$Feuille1.BB10]-deplacement)*Ratio;decimales);IF([$Feuille1.BB10]=&quot;&quot;;&quot;&quot;;[$Feuille1.BB10]))">
            <text:p/>
          </table:table-cell>
          <table:table-cell table:formula="of:=IF(ISNUMBER([$Feuille1.BC10]);ROUND(([$Feuille1.BC10]-deplacement)*Ratio;decimales);IF([$Feuille1.BC10]=&quot;&quot;;&quot;&quot;;[$Feuille1.BC10]))">
            <text:p/>
          </table:table-cell>
          <table:table-cell table:formula="of:=IF(ISNUMBER([$Feuille1.BD10]);ROUND(([$Feuille1.BD10]-deplacement)*Ratio;decimales);IF([$Feuille1.BD10]=&quot;&quot;;&quot;&quot;;[$Feuille1.BD10]))">
            <text:p/>
          </table:table-cell>
          <table:table-cell table:formula="of:=IF(ISNUMBER([$Feuille1.BE10]);ROUND(([$Feuille1.BE10]-deplacement)*Ratio;decimales);IF([$Feuille1.BE10]=&quot;&quot;;&quot;&quot;;[$Feuille1.BE10]))">
            <text:p/>
          </table:table-cell>
          <table:table-cell table:formula="of:=IF(ISNUMBER([$Feuille1.BF10]);ROUND(([$Feuille1.BF10]-deplacement)*Ratio;decimales);IF([$Feuille1.BF10]=&quot;&quot;;&quot;&quot;;[$Feuille1.BF10]))">
            <text:p/>
          </table:table-cell>
          <table:table-cell table:formula="of:=IF(ISNUMBER([$Feuille1.BG10]);ROUND(([$Feuille1.BG10]-deplacement)*Ratio;decimales);IF([$Feuille1.BG10]=&quot;&quot;;&quot;&quot;;[$Feuille1.BG10]))">
            <text:p/>
          </table:table-cell>
          <table:table-cell table:formula="of:=IF(ISNUMBER([$Feuille1.BH10]);ROUND(([$Feuille1.BH10]-deplacement)*Ratio;decimales);IF([$Feuille1.BH10]=&quot;&quot;;&quot;&quot;;[$Feuille1.BH10]))">
            <text:p/>
          </table:table-cell>
          <table:table-cell table:formula="of:=IF(ISNUMBER([$Feuille1.BI10]);ROUND(([$Feuille1.BI10]-deplacement)*Ratio;decimales);IF([$Feuille1.BI10]=&quot;&quot;;&quot;&quot;;[$Feuille1.BI10]))">
            <text:p/>
          </table:table-cell>
          <table:table-cell table:formula="of:=IF(ISNUMBER([$Feuille1.BJ10]);ROUND(([$Feuille1.BJ10]-deplacement)*Ratio;decimales);IF([$Feuille1.BJ10]=&quot;&quot;;&quot;&quot;;[$Feuille1.BJ10]))">
            <text:p/>
          </table:table-cell>
          <table:table-cell table:formula="of:=IF(ISNUMBER([$Feuille1.BK10]);ROUND(([$Feuille1.BK10]-deplacement)*Ratio;decimales);IF([$Feuille1.BK10]=&quot;&quot;;&quot;&quot;;[$Feuille1.BK10]))">
            <text:p/>
          </table:table-cell>
          <table:table-cell table:formula="of:=IF(ISNUMBER([$Feuille1.BL10]);ROUND(([$Feuille1.BL10]-deplacement)*Ratio;decimales);IF([$Feuille1.BL10]=&quot;&quot;;&quot;&quot;;[$Feuille1.BL10]))">
            <text:p/>
          </table:table-cell>
          <table:table-cell table:formula="of:=IF(ISNUMBER([$Feuille1.BM10]);ROUND(([$Feuille1.BM10]-deplacement)*Ratio;decimales);IF([$Feuille1.BM10]=&quot;&quot;;&quot;&quot;;[$Feuille1.BM10]))">
            <text:p/>
          </table:table-cell>
          <table:table-cell table:formula="of:=IF(ISNUMBER([$Feuille1.BN10]);ROUND(([$Feuille1.BN10]-deplacement)*Ratio;decimales);IF([$Feuille1.BN10]=&quot;&quot;;&quot;&quot;;[$Feuille1.BN10]))">
            <text:p/>
          </table:table-cell>
          <table:table-cell table:formula="of:=IF(ISNUMBER([$Feuille1.BO10]);ROUND(([$Feuille1.BO10]-deplacement)*Ratio;decimales);IF([$Feuille1.BO10]=&quot;&quot;;&quot;&quot;;[$Feuille1.BO10]))">
            <text:p/>
          </table:table-cell>
          <table:table-cell table:formula="of:=IF(ISNUMBER([$Feuille1.BP10]);ROUND(([$Feuille1.BP10]-deplacement)*Ratio;decimales);IF([$Feuille1.BP10]=&quot;&quot;;&quot;&quot;;[$Feuille1.BP10]))">
            <text:p/>
          </table:table-cell>
          <table:table-cell table:formula="of:=IF(ISNUMBER([$Feuille1.BQ10]);ROUND(([$Feuille1.BQ10]-deplacement)*Ratio;decimales);IF([$Feuille1.BQ10]=&quot;&quot;;&quot;&quot;;[$Feuille1.BQ10]))">
            <text:p/>
          </table:table-cell>
          <table:table-cell table:formula="of:=IF(ISNUMBER([$Feuille1.BR10]);ROUND(([$Feuille1.BR10]-deplacement)*Ratio;decimales);IF([$Feuille1.BR10]=&quot;&quot;;&quot;&quot;;[$Feuille1.BR10]))">
            <text:p/>
          </table:table-cell>
          <table:table-cell table:formula="of:=IF(ISNUMBER([$Feuille1.BS10]);ROUND(([$Feuille1.BS10]-deplacement)*Ratio;decimales);IF([$Feuille1.BS10]=&quot;&quot;;&quot;&quot;;[$Feuille1.BS10]))">
            <text:p/>
          </table:table-cell>
          <table:table-cell table:formula="of:=IF(ISNUMBER([$Feuille1.BT10]);ROUND(([$Feuille1.BT10]-deplacement)*Ratio;decimales);IF([$Feuille1.BT10]=&quot;&quot;;&quot;&quot;;[$Feuille1.BT10]))">
            <text:p/>
          </table:table-cell>
          <table:table-cell table:formula="of:=IF(ISNUMBER([$Feuille1.BU10]);ROUND(([$Feuille1.BU10]-deplacement)*Ratio;decimales);IF([$Feuille1.BU10]=&quot;&quot;;&quot;&quot;;[$Feuille1.BU10]))">
            <text:p/>
          </table:table-cell>
          <table:table-cell table:formula="of:=IF(ISNUMBER([$Feuille1.BV10]);ROUND(([$Feuille1.BV10]-deplacement)*Ratio;decimales);IF([$Feuille1.BV10]=&quot;&quot;;&quot;&quot;;[$Feuille1.BV10]))">
            <text:p/>
          </table:table-cell>
          <table:table-cell table:formula="of:=IF(ISNUMBER([$Feuille1.BW10]);ROUND(([$Feuille1.BW10]-deplacement)*Ratio;decimales);IF([$Feuille1.BW10]=&quot;&quot;;&quot;&quot;;[$Feuille1.BW10]))">
            <text:p/>
          </table:table-cell>
          <table:table-cell table:formula="of:=IF(ISNUMBER([$Feuille1.BX10]);ROUND(([$Feuille1.BX10]-deplacement)*Ratio;decimales);IF([$Feuille1.BX10]=&quot;&quot;;&quot;&quot;;[$Feuille1.BX10]))">
            <text:p/>
          </table:table-cell>
          <table:table-cell table:formula="of:=IF(ISNUMBER([$Feuille1.BY10]);ROUND(([$Feuille1.BY10]-deplacement)*Ratio;decimales);IF([$Feuille1.BY10]=&quot;&quot;;&quot;&quot;;[$Feuille1.BY10]))">
            <text:p/>
          </table:table-cell>
          <table:table-cell table:formula="of:=IF(ISNUMBER([$Feuille1.BZ10]);ROUND(([$Feuille1.BZ10]-deplacement)*Ratio;decimales);IF([$Feuille1.BZ10]=&quot;&quot;;&quot;&quot;;[$Feuille1.BZ10]))">
            <text:p/>
          </table:table-cell>
          <table:table-cell table:formula="of:=IF(ISNUMBER([$Feuille1.CA10]);ROUND(([$Feuille1.CA10]-deplacement)*Ratio;decimales);IF([$Feuille1.CA10]=&quot;&quot;;&quot;&quot;;[$Feuille1.CA10]))">
            <text:p/>
          </table:table-cell>
          <table:table-cell table:formula="of:=IF(ISNUMBER([$Feuille1.CB10]);ROUND(([$Feuille1.CB10]-deplacement)*Ratio;decimales);IF([$Feuille1.CB10]=&quot;&quot;;&quot;&quot;;[$Feuille1.CB10]))">
            <text:p/>
          </table:table-cell>
          <table:table-cell table:formula="of:=IF(ISNUMBER([$Feuille1.CC10]);ROUND(([$Feuille1.CC10]-deplacement)*Ratio;decimales);IF([$Feuille1.CC10]=&quot;&quot;;&quot;&quot;;[$Feuille1.CC10]))">
            <text:p/>
          </table:table-cell>
          <table:table-cell table:formula="of:=IF(ISNUMBER([$Feuille1.CD10]);ROUND(([$Feuille1.CD10]-deplacement)*Ratio;decimales);IF([$Feuille1.CD10]=&quot;&quot;;&quot;&quot;;[$Feuille1.CD10]))">
            <text:p/>
          </table:table-cell>
          <table:table-cell table:formula="of:=IF(ISNUMBER([$Feuille1.CE10]);ROUND(([$Feuille1.CE10]-deplacement)*Ratio;decimales);IF([$Feuille1.CE10]=&quot;&quot;;&quot;&quot;;[$Feuille1.CE10]))">
            <text:p/>
          </table:table-cell>
          <table:table-cell table:formula="of:=IF(ISNUMBER([$Feuille1.CF10]);ROUND(([$Feuille1.CF10]-deplacement)*Ratio;decimales);IF([$Feuille1.CF10]=&quot;&quot;;&quot;&quot;;[$Feuille1.CF10]))">
            <text:p/>
          </table:table-cell>
          <table:table-cell table:formula="of:=IF(ISNUMBER([$Feuille1.CG10]);ROUND(([$Feuille1.CG10]-deplacement)*Ratio;decimales);IF([$Feuille1.CG10]=&quot;&quot;;&quot;&quot;;[$Feuille1.CG10]))">
            <text:p/>
          </table:table-cell>
          <table:table-cell table:formula="of:=IF(ISNUMBER([$Feuille1.CH10]);ROUND(([$Feuille1.CH10]-deplacement)*Ratio;decimales);IF([$Feuille1.CH10]=&quot;&quot;;&quot;&quot;;[$Feuille1.CH10]))">
            <text:p/>
          </table:table-cell>
          <table:table-cell table:formula="of:=IF(ISNUMBER([$Feuille1.CI10]);ROUND(([$Feuille1.CI10]-deplacement)*Ratio;decimales);IF([$Feuille1.CI10]=&quot;&quot;;&quot;&quot;;[$Feuille1.CI10]))">
            <text:p/>
          </table:table-cell>
          <table:table-cell table:formula="of:=IF(ISNUMBER([$Feuille1.CJ10]);ROUND(([$Feuille1.CJ10]-deplacement)*Ratio;decimales);IF([$Feuille1.CJ10]=&quot;&quot;;&quot;&quot;;[$Feuille1.CJ10]))">
            <text:p/>
          </table:table-cell>
          <table:table-cell table:formula="of:=IF(ISNUMBER([$Feuille1.CK10]);ROUND(([$Feuille1.CK10]-deplacement)*Ratio;decimales);IF([$Feuille1.CK10]=&quot;&quot;;&quot;&quot;;[$Feuille1.CK10]))">
            <text:p/>
          </table:table-cell>
          <table:table-cell table:formula="of:=IF(ISNUMBER([$Feuille1.CL10]);ROUND(([$Feuille1.CL10]-deplacement)*Ratio;decimales);IF([$Feuille1.CL10]=&quot;&quot;;&quot;&quot;;[$Feuille1.CL10]))">
            <text:p/>
          </table:table-cell>
          <table:table-cell table:formula="of:=IF(ISNUMBER([$Feuille1.CM10]);ROUND(([$Feuille1.CM10]-deplacement)*Ratio;decimales);IF([$Feuille1.CM10]=&quot;&quot;;&quot;&quot;;[$Feuille1.CM10]))">
            <text:p/>
          </table:table-cell>
          <table:table-cell table:formula="of:=IF(ISNUMBER([$Feuille1.CN10]);ROUND(([$Feuille1.CN10]-deplacement)*Ratio;decimales);IF([$Feuille1.CN10]=&quot;&quot;;&quot;&quot;;[$Feuille1.CN10]))">
            <text:p/>
          </table:table-cell>
          <table:table-cell table:formula="of:=IF(ISNUMBER([$Feuille1.CO10]);ROUND(([$Feuille1.CO10]-deplacement)*Ratio;decimales);IF([$Feuille1.CO10]=&quot;&quot;;&quot;&quot;;[$Feuille1.CO10]))">
            <text:p/>
          </table:table-cell>
          <table:table-cell table:formula="of:=IF(ISNUMBER([$Feuille1.CP10]);ROUND(([$Feuille1.CP10]-deplacement)*Ratio;decimales);IF([$Feuille1.CP10]=&quot;&quot;;&quot;&quot;;[$Feuille1.CP10]))">
            <text:p/>
          </table:table-cell>
          <table:table-cell table:formula="of:=IF(ISNUMBER([$Feuille1.CQ10]);ROUND(([$Feuille1.CQ10]-deplacement)*Ratio;decimales);IF([$Feuille1.CQ10]=&quot;&quot;;&quot;&quot;;[$Feuille1.CQ10]))">
            <text:p/>
          </table:table-cell>
          <table:table-cell table:formula="of:=IF(ISNUMBER([$Feuille1.CR10]);ROUND(([$Feuille1.CR10]-deplacement)*Ratio;decimales);IF([$Feuille1.CR10]=&quot;&quot;;&quot;&quot;;[$Feuille1.CR10]))">
            <text:p/>
          </table:table-cell>
          <table:table-cell table:formula="of:=IF(ISNUMBER([$Feuille1.CS10]);ROUND(([$Feuille1.CS10]-deplacement)*Ratio;decimales);IF([$Feuille1.CS10]=&quot;&quot;;&quot;&quot;;[$Feuille1.CS10]))">
            <text:p/>
          </table:table-cell>
          <table:table-cell table:formula="of:=IF(ISNUMBER([$Feuille1.CT10]);ROUND(([$Feuille1.CT10]-deplacement)*Ratio;decimales);IF([$Feuille1.CT10]=&quot;&quot;;&quot;&quot;;[$Feuille1.CT10]))">
            <text:p/>
          </table:table-cell>
          <table:table-cell table:formula="of:=IF(ISNUMBER([$Feuille1.CU10]);ROUND(([$Feuille1.CU10]-deplacement)*Ratio;decimales);IF([$Feuille1.CU10]=&quot;&quot;;&quot;&quot;;[$Feuille1.CU10]))">
            <text:p/>
          </table:table-cell>
          <table:table-cell table:formula="of:=IF(ISNUMBER([$Feuille1.CV10]);ROUND(([$Feuille1.CV10]-deplacement)*Ratio;decimales);IF([$Feuille1.CV10]=&quot;&quot;;&quot;&quot;;[$Feuille1.CV10]))">
            <text:p/>
          </table:table-cell>
          <table:table-cell table:formula="of:=IF(ISNUMBER([$Feuille1.CW10]);ROUND(([$Feuille1.CW10]-deplacement)*Ratio;decimales);IF([$Feuille1.CW10]=&quot;&quot;;&quot;&quot;;[$Feuille1.CW10]))">
            <text:p/>
          </table:table-cell>
          <table:table-cell table:formula="of:=IF(ISNUMBER([$Feuille1.CX10]);ROUND(([$Feuille1.CX10]-deplacement)*Ratio;decimales);IF([$Feuille1.CX10]=&quot;&quot;;&quot;&quot;;[$Feuille1.CX10]))">
            <text:p/>
          </table:table-cell>
          <table:table-cell table:formula="of:=IF(ISNUMBER([$Feuille1.CY10]);ROUND(([$Feuille1.CY10]-deplacement)*Ratio;decimales);IF([$Feuille1.CY10]=&quot;&quot;;&quot;&quot;;[$Feuille1.CY10]))">
            <text:p/>
          </table:table-cell>
          <table:table-cell table:formula="of:=IF(ISNUMBER([$Feuille1.CZ10]);ROUND(([$Feuille1.CZ10]-deplacement)*Ratio;decimales);IF([$Feuille1.CZ10]=&quot;&quot;;&quot;&quot;;[$Feuille1.CZ10]))">
            <text:p/>
          </table:table-cell>
          <table:table-cell table:formula="of:=IF(ISNUMBER([$Feuille1.DA10]);ROUND(([$Feuille1.DA10]-deplacement)*Ratio;decimales);IF([$Feuille1.DA10]=&quot;&quot;;&quot;&quot;;[$Feuille1.DA10]))">
            <text:p/>
          </table:table-cell>
          <table:table-cell table:formula="of:=IF(ISNUMBER([$Feuille1.DB10]);ROUND(([$Feuille1.DB10]-deplacement)*Ratio;decimales);IF([$Feuille1.DB10]=&quot;&quot;;&quot;&quot;;[$Feuille1.DB10]))">
            <text:p/>
          </table:table-cell>
          <table:table-cell table:formula="of:=IF(ISNUMBER([$Feuille1.DC10]);ROUND(([$Feuille1.DC10]-deplacement)*Ratio;decimales);IF([$Feuille1.DC10]=&quot;&quot;;&quot;&quot;;[$Feuille1.DC10]))">
            <text:p/>
          </table:table-cell>
          <table:table-cell table:formula="of:=IF(ISNUMBER([$Feuille1.DD10]);ROUND(([$Feuille1.DD10]-deplacement)*Ratio;decimales);IF([$Feuille1.DD10]=&quot;&quot;;&quot;&quot;;[$Feuille1.DD10]))">
            <text:p/>
          </table:table-cell>
          <table:table-cell table:formula="of:=IF(ISNUMBER([$Feuille1.DE10]);ROUND(([$Feuille1.DE10]-deplacement)*Ratio;decimales);IF([$Feuille1.DE10]=&quot;&quot;;&quot;&quot;;[$Feuille1.DE10]))">
            <text:p/>
          </table:table-cell>
          <table:table-cell table:formula="of:=IF(ISNUMBER([$Feuille1.DF10]);ROUND(([$Feuille1.DF10]-deplacement)*Ratio;decimales);IF([$Feuille1.DF10]=&quot;&quot;;&quot;&quot;;[$Feuille1.DF10]))">
            <text:p/>
          </table:table-cell>
          <table:table-cell table:formula="of:=IF(ISNUMBER([$Feuille1.DG10]);ROUND(([$Feuille1.DG10]-deplacement)*Ratio;decimales);IF([$Feuille1.DG10]=&quot;&quot;;&quot;&quot;;[$Feuille1.DG10]))">
            <text:p/>
          </table:table-cell>
          <table:table-cell table:formula="of:=IF(ISNUMBER([$Feuille1.DH10]);ROUND(([$Feuille1.DH10]-deplacement)*Ratio;decimales);IF([$Feuille1.DH10]=&quot;&quot;;&quot;&quot;;[$Feuille1.DH10]))">
            <text:p/>
          </table:table-cell>
          <table:table-cell table:formula="of:=IF(ISNUMBER([$Feuille1.DI10]);ROUND(([$Feuille1.DI10]-deplacement)*Ratio;decimales);IF([$Feuille1.DI10]=&quot;&quot;;&quot;&quot;;[$Feuille1.DI10]))">
            <text:p/>
          </table:table-cell>
          <table:table-cell table:formula="of:=IF(ISNUMBER([$Feuille1.DJ10]);ROUND(([$Feuille1.DJ10]-deplacement)*Ratio;decimales);IF([$Feuille1.DJ10]=&quot;&quot;;&quot;&quot;;[$Feuille1.DJ10]))">
            <text:p/>
          </table:table-cell>
          <table:table-cell table:formula="of:=IF(ISNUMBER([$Feuille1.DK10]);ROUND(([$Feuille1.DK10]-deplacement)*Ratio;decimales);IF([$Feuille1.DK10]=&quot;&quot;;&quot;&quot;;[$Feuille1.DK10]))">
            <text:p/>
          </table:table-cell>
          <table:table-cell table:formula="of:=IF(ISNUMBER([$Feuille1.DL10]);ROUND(([$Feuille1.DL10]-deplacement)*Ratio;decimales);IF([$Feuille1.DL10]=&quot;&quot;;&quot;&quot;;[$Feuille1.DL10]))">
            <text:p/>
          </table:table-cell>
          <table:table-cell table:formula="of:=IF(ISNUMBER([$Feuille1.DM10]);ROUND(([$Feuille1.DM10]-deplacement)*Ratio;decimales);IF([$Feuille1.DM10]=&quot;&quot;;&quot;&quot;;[$Feuille1.DM10]))">
            <text:p/>
          </table:table-cell>
          <table:table-cell table:formula="of:=IF(ISNUMBER([$Feuille1.DN10]);ROUND(([$Feuille1.DN10]-deplacement)*Ratio;decimales);IF([$Feuille1.DN10]=&quot;&quot;;&quot;&quot;;[$Feuille1.DN10]))">
            <text:p/>
          </table:table-cell>
          <table:table-cell table:formula="of:=IF(ISNUMBER([$Feuille1.DO10]);ROUND(([$Feuille1.DO10]-deplacement)*Ratio;decimales);IF([$Feuille1.DO10]=&quot;&quot;;&quot;&quot;;[$Feuille1.DO10]))">
            <text:p/>
          </table:table-cell>
          <table:table-cell table:formula="of:=IF(ISNUMBER([$Feuille1.DP10]);ROUND(([$Feuille1.DP10]-deplacement)*Ratio;decimales);IF([$Feuille1.DP10]=&quot;&quot;;&quot;&quot;;[$Feuille1.DP10]))">
            <text:p/>
          </table:table-cell>
          <table:table-cell table:formula="of:=IF(ISNUMBER([$Feuille1.DQ10]);ROUND(([$Feuille1.DQ10]-deplacement)*Ratio;decimales);IF([$Feuille1.DQ10]=&quot;&quot;;&quot;&quot;;[$Feuille1.DQ10]))">
            <text:p/>
          </table:table-cell>
          <table:table-cell table:formula="of:=IF(ISNUMBER([$Feuille1.DR10]);ROUND(([$Feuille1.DR10]-deplacement)*Ratio;decimales);IF([$Feuille1.DR10]=&quot;&quot;;&quot;&quot;;[$Feuille1.DR10]))">
            <text:p/>
          </table:table-cell>
          <table:table-cell table:formula="of:=IF(ISNUMBER([$Feuille1.DS10]);ROUND(([$Feuille1.DS10]-deplacement)*Ratio;decimales);IF([$Feuille1.DS10]=&quot;&quot;;&quot;&quot;;[$Feuille1.DS10]))">
            <text:p/>
          </table:table-cell>
          <table:table-cell table:formula="of:=IF(ISNUMBER([$Feuille1.DT10]);ROUND(([$Feuille1.DT10]-deplacement)*Ratio;decimales);IF([$Feuille1.DT10]=&quot;&quot;;&quot;&quot;;[$Feuille1.DT10]))">
            <text:p/>
          </table:table-cell>
          <table:table-cell table:formula="of:=IF(ISNUMBER([$Feuille1.DU10]);ROUND(([$Feuille1.DU10]-deplacement)*Ratio;decimales);IF([$Feuille1.DU10]=&quot;&quot;;&quot;&quot;;[$Feuille1.DU10]))">
            <text:p/>
          </table:table-cell>
          <table:table-cell table:formula="of:=IF(ISNUMBER([$Feuille1.DV10]);ROUND(([$Feuille1.DV10]-deplacement)*Ratio;decimales);IF([$Feuille1.DV10]=&quot;&quot;;&quot;&quot;;[$Feuille1.DV10]))">
            <text:p/>
          </table:table-cell>
          <table:table-cell table:formula="of:=IF(ISNUMBER([$Feuille1.DW10]);ROUND(([$Feuille1.DW10]-deplacement)*Ratio;decimales);IF([$Feuille1.DW10]=&quot;&quot;;&quot;&quot;;[$Feuille1.DW10]))">
            <text:p/>
          </table:table-cell>
          <table:table-cell table:formula="of:=IF(ISNUMBER([$Feuille1.DX10]);ROUND(([$Feuille1.DX10]-deplacement)*Ratio;decimales);IF([$Feuille1.DX10]=&quot;&quot;;&quot;&quot;;[$Feuille1.DX10]))">
            <text:p/>
          </table:table-cell>
          <table:table-cell table:formula="of:=IF(ISNUMBER([$Feuille1.DY10]);ROUND(([$Feuille1.DY10]-deplacement)*Ratio;decimales);IF([$Feuille1.DY10]=&quot;&quot;;&quot;&quot;;[$Feuille1.DY10]))">
            <text:p/>
          </table:table-cell>
          <table:table-cell table:formula="of:=IF(ISNUMBER([$Feuille1.DZ10]);ROUND(([$Feuille1.DZ10]-deplacement)*Ratio;decimales);IF([$Feuille1.DZ10]=&quot;&quot;;&quot;&quot;;[$Feuille1.DZ10]))">
            <text:p/>
          </table:table-cell>
          <table:table-cell table:formula="of:=IF(ISNUMBER([$Feuille1.EA10]);ROUND(([$Feuille1.EA10]-deplacement)*Ratio;decimales);IF([$Feuille1.EA10]=&quot;&quot;;&quot;&quot;;[$Feuille1.EA10]))">
            <text:p/>
          </table:table-cell>
          <table:table-cell table:formula="of:=IF(ISNUMBER([$Feuille1.EB10]);ROUND(([$Feuille1.EB10]-deplacement)*Ratio;decimales);IF([$Feuille1.EB10]=&quot;&quot;;&quot;&quot;;[$Feuille1.EB10]))">
            <text:p/>
          </table:table-cell>
          <table:table-cell table:formula="of:=IF(ISNUMBER([$Feuille1.EC10]);ROUND(([$Feuille1.EC10]-deplacement)*Ratio;decimales);IF([$Feuille1.EC10]=&quot;&quot;;&quot;&quot;;[$Feuille1.EC10]))">
            <text:p/>
          </table:table-cell>
          <table:table-cell table:formula="of:=IF(ISNUMBER([$Feuille1.ED10]);ROUND(([$Feuille1.ED10]-deplacement)*Ratio;decimales);IF([$Feuille1.ED10]=&quot;&quot;;&quot;&quot;;[$Feuille1.ED10]))">
            <text:p/>
          </table:table-cell>
          <table:table-cell table:formula="of:=IF(ISNUMBER([$Feuille1.EE10]);ROUND(([$Feuille1.EE10]-deplacement)*Ratio;decimales);IF([$Feuille1.EE10]=&quot;&quot;;&quot;&quot;;[$Feuille1.EE10]))">
            <text:p/>
          </table:table-cell>
          <table:table-cell table:formula="of:=IF(ISNUMBER([$Feuille1.EF10]);ROUND(([$Feuille1.EF10]-deplacement)*Ratio;decimales);IF([$Feuille1.EF10]=&quot;&quot;;&quot;&quot;;[$Feuille1.EF10]))">
            <text:p/>
          </table:table-cell>
          <table:table-cell table:formula="of:=IF(ISNUMBER([$Feuille1.EG10]);ROUND(([$Feuille1.EG10]-deplacement)*Ratio;decimales);IF([$Feuille1.EG10]=&quot;&quot;;&quot;&quot;;[$Feuille1.EG10]))">
            <text:p/>
          </table:table-cell>
          <table:table-cell table:formula="of:=IF(ISNUMBER([$Feuille1.EH10]);ROUND(([$Feuille1.EH10]-deplacement)*Ratio;decimales);IF([$Feuille1.EH10]=&quot;&quot;;&quot;&quot;;[$Feuille1.EH10]))">
            <text:p/>
          </table:table-cell>
          <table:table-cell table:formula="of:=IF(ISNUMBER([$Feuille1.EI10]);ROUND(([$Feuille1.EI10]-deplacement)*Ratio;decimales);IF([$Feuille1.EI10]=&quot;&quot;;&quot;&quot;;[$Feuille1.EI10]))">
            <text:p/>
          </table:table-cell>
          <table:table-cell table:formula="of:=IF(ISNUMBER([$Feuille1.EJ10]);ROUND(([$Feuille1.EJ10]-deplacement)*Ratio;decimales);IF([$Feuille1.EJ10]=&quot;&quot;;&quot;&quot;;[$Feuille1.EJ10]))">
            <text:p/>
          </table:table-cell>
          <table:table-cell table:formula="of:=IF(ISNUMBER([$Feuille1.EK10]);[$Feuille1.EK10]*Ratio;IF([$Feuille1.EK10]=&quot;&quot;;&quot;&quot;;[$Feuille1.EK10]))">
            <text:p/>
          </table:table-cell>
          <table:table-cell table:formula="of:=IF(ISNUMBER([$Feuille1.EL10]);[$Feuille1.EL10]*Ratio;IF([$Feuille1.EL10]=&quot;&quot;;&quot;&quot;;[$Feuille1.EL10]))">
            <text:p/>
          </table:table-cell>
          <table:table-cell table:number-columns-repeated="882"/>
        </table:table-row>
        <table:table-row table:style-name="ro1">
          <table:table-cell table:formula="of:=IF(ISNUMBER([$Feuille1.A11]);ROUND(([$Feuille1.A11]-deplacement)*Ratio;decimales);IF([$Feuille1.A11]=&quot;&quot;;&quot;&quot;;[$Feuille1.A11]))" office:value-type="string" office:string-value="&lt;path" calcext:value-type="string">
            <text:p>&lt;path</text:p>
          </table:table-cell>
          <table:table-cell table:formula="of:=IF(ISNUMBER([$Feuille1.B11]);ROUND(([$Feuille1.B11]-deplacement)*Ratio;decimales);IF([$Feuille1.B11]=&quot;&quot;;&quot;&quot;;[$Feuille1.B11]))" office:value-type="string" office:string-value="class=&quot;bateau&quot;" calcext:value-type="string">
            <text:p>class="bateau"</text:p>
          </table:table-cell>
          <table:table-cell table:formula="of:=IF(ISNUMBER([$Feuille1.C11]);ROUND(([$Feuille1.C11]-deplacement)*Ratio;decimales);IF([$Feuille1.C11]=&quot;&quot;;&quot;&quot;;[$Feuille1.C11]))" office:value-type="string" office:string-value="d=&quot;M" calcext:value-type="string">
            <text:p>d="M</text:p>
          </table:table-cell>
          <table:table-cell table:formula="of:=IF(ISNUMBER([$Feuille1.D11]);ROUND(([$Feuille1.D11]-deplacement)*Ratio;decimales);IF([$Feuille1.D11]=&quot;&quot;;&quot;&quot;;[$Feuille1.D11]))" office:value-type="float" office:value="39.18" calcext:value-type="float">
            <text:p>39,18</text:p>
          </table:table-cell>
          <table:table-cell table:style-name="ce3" table:formula="of:=IF(ISNUMBER([$Feuille1.E11]);ROUND(([$Feuille1.E11]-deplacement)*Ratio;decimales);IF([$Feuille1.E11]=&quot;&quot;;&quot;&quot;;[$Feuille1.E11]))" office:value-type="float" office:value="122.05" calcext:value-type="float">
            <text:p>122,05</text:p>
          </table:table-cell>
          <table:table-cell table:formula="of:=IF(ISNUMBER([$Feuille1.F11]);ROUND(([$Feuille1.F11]-deplacement)*Ratio;decimales);IF([$Feuille1.F11]=&quot;&quot;;&quot;&quot;;[$Feuille1.F11]))" office:value-type="string" office:string-value="C" calcext:value-type="string">
            <text:p>C</text:p>
          </table:table-cell>
          <table:table-cell table:style-name="ce3" table:formula="of:=IF(ISNUMBER([$Feuille1.G11]);ROUND(([$Feuille1.G11]-deplacement)*Ratio;decimales);IF([$Feuille1.G11]=&quot;&quot;;&quot;&quot;;[$Feuille1.G11]))" office:value-type="float" office:value="39.79" calcext:value-type="float">
            <text:p>39,79</text:p>
          </table:table-cell>
          <table:table-cell table:style-name="ce3" table:formula="of:=IF(ISNUMBER([$Feuille1.H11]);ROUND(([$Feuille1.H11]-deplacement)*Ratio;decimales);IF([$Feuille1.H11]=&quot;&quot;;&quot;&quot;;[$Feuille1.H11]))" office:value-type="float" office:value="123.07" calcext:value-type="float">
            <text:p>123,07</text:p>
          </table:table-cell>
          <table:table-cell table:style-name="ce3" table:formula="of:=IF(ISNUMBER([$Feuille1.I11]);ROUND(([$Feuille1.I11]-deplacement)*Ratio;decimales);IF([$Feuille1.I11]=&quot;&quot;;&quot;&quot;;[$Feuille1.I11]))" office:value-type="float" office:value="40.39" calcext:value-type="float">
            <text:p>40,39</text:p>
          </table:table-cell>
          <table:table-cell table:style-name="ce3" table:formula="of:=IF(ISNUMBER([$Feuille1.J11]);ROUND(([$Feuille1.J11]-deplacement)*Ratio;decimales);IF([$Feuille1.J11]=&quot;&quot;;&quot;&quot;;[$Feuille1.J11]))" office:value-type="float" office:value="124.06" calcext:value-type="float">
            <text:p>124,06</text:p>
          </table:table-cell>
          <table:table-cell table:style-name="ce3" table:formula="of:=IF(ISNUMBER([$Feuille1.K11]);ROUND(([$Feuille1.K11]-deplacement)*Ratio;decimales);IF([$Feuille1.K11]=&quot;&quot;;&quot;&quot;;[$Feuille1.K11]))" office:value-type="float" office:value="40.99" calcext:value-type="float">
            <text:p>40,99</text:p>
          </table:table-cell>
          <table:table-cell table:style-name="ce3" table:formula="of:=IF(ISNUMBER([$Feuille1.L11]);ROUND(([$Feuille1.L11]-deplacement)*Ratio;decimales);IF([$Feuille1.L11]=&quot;&quot;;&quot;&quot;;[$Feuille1.L11]))" office:value-type="float" office:value="125.03" calcext:value-type="float">
            <text:p>125,03</text:p>
          </table:table-cell>
          <table:table-cell table:formula="of:=IF(ISNUMBER([$Feuille1.M11]);ROUND(([$Feuille1.M11]-deplacement)*Ratio;decimales);IF([$Feuille1.M11]=&quot;&quot;;&quot;&quot;;[$Feuille1.M11]))" office:value-type="string" office:string-value="H" calcext:value-type="string">
            <text:p>H</text:p>
          </table:table-cell>
          <table:table-cell table:style-name="ce3" table:formula="of:=IF(ISNUMBER([$Feuille1.N11]);ROUND(([$Feuille1.N11]-deplacement)*Ratio;decimales);IF([$Feuille1.N11]=&quot;&quot;;&quot;&quot;;[$Feuille1.N11]))" office:value-type="float" office:value="96.01" calcext:value-type="float">
            <text:p>96,01</text:p>
          </table:table-cell>
          <table:table-cell table:formula="of:=IF(ISNUMBER([$Feuille1.O11]);ROUND(([$Feuille1.O11]-deplacement)*Ratio;decimales);IF([$Feuille1.O11]=&quot;&quot;;&quot;&quot;;[$Feuille1.O11]))" office:value-type="string" office:string-value="C" calcext:value-type="string">
            <text:p>C</text:p>
          </table:table-cell>
          <table:table-cell table:style-name="ce3" table:formula="of:=IF(ISNUMBER([$Feuille1.P11]);ROUND(([$Feuille1.P11]-deplacement)*Ratio;decimales);IF([$Feuille1.P11]=&quot;&quot;;&quot;&quot;;[$Feuille1.P11]))" office:value-type="float" office:value="96.61" calcext:value-type="float">
            <text:p>96,61</text:p>
          </table:table-cell>
          <table:table-cell table:style-name="ce3" table:formula="of:=IF(ISNUMBER([$Feuille1.Q11]);ROUND(([$Feuille1.Q11]-deplacement)*Ratio;decimales);IF([$Feuille1.Q11]=&quot;&quot;;&quot;&quot;;[$Feuille1.Q11]))" office:value-type="float" office:value="124.06" calcext:value-type="float">
            <text:p>124,06</text:p>
          </table:table-cell>
          <table:table-cell table:style-name="ce3" table:formula="of:=IF(ISNUMBER([$Feuille1.R11]);ROUND(([$Feuille1.R11]-deplacement)*Ratio;decimales);IF([$Feuille1.R11]=&quot;&quot;;&quot;&quot;;[$Feuille1.R11]))" office:value-type="float" office:value="97.21" calcext:value-type="float">
            <text:p>97,21</text:p>
          </table:table-cell>
          <table:table-cell table:style-name="ce3" table:formula="of:=IF(ISNUMBER([$Feuille1.S11]);ROUND(([$Feuille1.S11]-deplacement)*Ratio;decimales);IF([$Feuille1.S11]=&quot;&quot;;&quot;&quot;;[$Feuille1.S11]))" office:value-type="float" office:value="123.07" calcext:value-type="float">
            <text:p>123,07</text:p>
          </table:table-cell>
          <table:table-cell table:style-name="ce3" table:formula="of:=IF(ISNUMBER([$Feuille1.T11]);ROUND(([$Feuille1.T11]-deplacement)*Ratio;decimales);IF([$Feuille1.T11]=&quot;&quot;;&quot;&quot;;[$Feuille1.T11]))" office:value-type="float" office:value="97.82" calcext:value-type="float">
            <text:p>97,82</text:p>
          </table:table-cell>
          <table:table-cell table:style-name="ce3" table:formula="of:=IF(ISNUMBER([$Feuille1.U11]);ROUND(([$Feuille1.U11]-deplacement)*Ratio;decimales);IF([$Feuille1.U11]=&quot;&quot;;&quot;&quot;;[$Feuille1.U11]))" office:value-type="float" office:value="122.05" calcext:value-type="float">
            <text:p>122,05</text:p>
          </table:table-cell>
          <table:table-cell table:formula="of:=IF(ISNUMBER([$Feuille1.V11]);ROUND(([$Feuille1.V11]-deplacement)*Ratio;decimales);IF([$Feuille1.V11]=&quot;&quot;;&quot;&quot;;[$Feuille1.V11]))" office:value-type="string" office:string-value="H" calcext:value-type="string">
            <text:p>H</text:p>
          </table:table-cell>
          <table:table-cell table:style-name="ce3" table:formula="of:=IF(ISNUMBER([$Feuille1.W11]);ROUND(([$Feuille1.W11]-deplacement)*Ratio;decimales);IF([$Feuille1.W11]=&quot;&quot;;&quot;&quot;;[$Feuille1.W11]))" office:value-type="float" office:value="39.18" calcext:value-type="float">
            <text:p>39,18</text:p>
          </table:table-cell>
          <table:table-cell table:formula="of:=IF(ISNUMBER([$Feuille1.X11]);ROUND(([$Feuille1.X11]-deplacement)*Ratio;decimales);IF([$Feuille1.X11]=&quot;&quot;;&quot;&quot;;[$Feuille1.X11]))" office:value-type="string" office:string-value="z" calcext:value-type="string">
            <text:p>z</text:p>
          </table:table-cell>
          <table:table-cell table:formula="of:=IF(ISNUMBER([$Feuille1.Y11]);ROUND(([$Feuille1.Y11]-deplacement)*Ratio;decimales);IF([$Feuille1.Y11]=&quot;&quot;;&quot;&quot;;[$Feuille1.Y11]))" office:value-type="string" office:string-value="&quot;" calcext:value-type="string">
            <text:p>"</text:p>
          </table:table-cell>
          <table:table-cell table:formula="of:=IF(ISNUMBER([$Feuille1.Z11]);ROUND(([$Feuille1.Z11]-deplacement)*Ratio;decimales);IF([$Feuille1.Z11]=&quot;&quot;;&quot;&quot;;[$Feuille1.Z11]))" office:value-type="string" office:string-value="/&gt;" calcext:value-type="string">
            <text:p>/&gt;</text:p>
          </table:table-cell>
          <table:table-cell table:formula="of:=IF(ISNUMBER([$Feuille1.AA11]);ROUND(([$Feuille1.AA11]-deplacement)*Ratio;decimales);IF([$Feuille1.AA11]=&quot;&quot;;&quot;&quot;;[$Feuille1.AA11]))">
            <text:p/>
          </table:table-cell>
          <table:table-cell table:formula="of:=IF(ISNUMBER([$Feuille1.AB11]);ROUND(([$Feuille1.AB11]-deplacement)*Ratio;decimales);IF([$Feuille1.AB11]=&quot;&quot;;&quot;&quot;;[$Feuille1.AB11]))">
            <text:p/>
          </table:table-cell>
          <table:table-cell table:formula="of:=IF(ISNUMBER([$Feuille1.AC11]);ROUND(([$Feuille1.AC11]-deplacement)*Ratio;decimales);IF([$Feuille1.AC11]=&quot;&quot;;&quot;&quot;;[$Feuille1.AC11]))">
            <text:p/>
          </table:table-cell>
          <table:table-cell table:formula="of:=IF(ISNUMBER([$Feuille1.AD11]);ROUND(([$Feuille1.AD11]-deplacement)*Ratio;decimales);IF([$Feuille1.AD11]=&quot;&quot;;&quot;&quot;;[$Feuille1.AD11]))">
            <text:p/>
          </table:table-cell>
          <table:table-cell table:formula="of:=IF(ISNUMBER([$Feuille1.AE11]);ROUND(([$Feuille1.AE11]-deplacement)*Ratio;decimales);IF([$Feuille1.AE11]=&quot;&quot;;&quot;&quot;;[$Feuille1.AE11]))">
            <text:p/>
          </table:table-cell>
          <table:table-cell table:formula="of:=IF(ISNUMBER([$Feuille1.AF11]);ROUND(([$Feuille1.AF11]-deplacement)*Ratio;decimales);IF([$Feuille1.AF11]=&quot;&quot;;&quot;&quot;;[$Feuille1.AF11]))">
            <text:p/>
          </table:table-cell>
          <table:table-cell table:formula="of:=IF(ISNUMBER([$Feuille1.AG11]);ROUND(([$Feuille1.AG11]-deplacement)*Ratio;decimales);IF([$Feuille1.AG11]=&quot;&quot;;&quot;&quot;;[$Feuille1.AG11]))">
            <text:p/>
          </table:table-cell>
          <table:table-cell table:formula="of:=IF(ISNUMBER([$Feuille1.AH11]);ROUND(([$Feuille1.AH11]-deplacement)*Ratio;decimales);IF([$Feuille1.AH11]=&quot;&quot;;&quot;&quot;;[$Feuille1.AH11]))">
            <text:p/>
          </table:table-cell>
          <table:table-cell table:formula="of:=IF(ISNUMBER([$Feuille1.AI11]);ROUND(([$Feuille1.AI11]-deplacement)*Ratio;decimales);IF([$Feuille1.AI11]=&quot;&quot;;&quot;&quot;;[$Feuille1.AI11]))">
            <text:p/>
          </table:table-cell>
          <table:table-cell table:formula="of:=IF(ISNUMBER([$Feuille1.AJ11]);ROUND(([$Feuille1.AJ11]-deplacement)*Ratio;decimales);IF([$Feuille1.AJ11]=&quot;&quot;;&quot;&quot;;[$Feuille1.AJ11]))">
            <text:p/>
          </table:table-cell>
          <table:table-cell table:formula="of:=IF(ISNUMBER([$Feuille1.AK11]);ROUND(([$Feuille1.AK11]-deplacement)*Ratio;decimales);IF([$Feuille1.AK11]=&quot;&quot;;&quot;&quot;;[$Feuille1.AK11]))">
            <text:p/>
          </table:table-cell>
          <table:table-cell table:formula="of:=IF(ISNUMBER([$Feuille1.AL11]);ROUND(([$Feuille1.AL11]-deplacement)*Ratio;decimales);IF([$Feuille1.AL11]=&quot;&quot;;&quot;&quot;;[$Feuille1.AL11]))">
            <text:p/>
          </table:table-cell>
          <table:table-cell table:formula="of:=IF(ISNUMBER([$Feuille1.AM11]);ROUND(([$Feuille1.AM11]-deplacement)*Ratio;decimales);IF([$Feuille1.AM11]=&quot;&quot;;&quot;&quot;;[$Feuille1.AM11]))">
            <text:p/>
          </table:table-cell>
          <table:table-cell table:formula="of:=IF(ISNUMBER([$Feuille1.AN11]);ROUND(([$Feuille1.AN11]-deplacement)*Ratio;decimales);IF([$Feuille1.AN11]=&quot;&quot;;&quot;&quot;;[$Feuille1.AN11]))">
            <text:p/>
          </table:table-cell>
          <table:table-cell table:formula="of:=IF(ISNUMBER([$Feuille1.AO11]);ROUND(([$Feuille1.AO11]-deplacement)*Ratio;decimales);IF([$Feuille1.AO11]=&quot;&quot;;&quot;&quot;;[$Feuille1.AO11]))">
            <text:p/>
          </table:table-cell>
          <table:table-cell table:formula="of:=IF(ISNUMBER([$Feuille1.AP11]);ROUND(([$Feuille1.AP11]-deplacement)*Ratio;decimales);IF([$Feuille1.AP11]=&quot;&quot;;&quot;&quot;;[$Feuille1.AP11]))">
            <text:p/>
          </table:table-cell>
          <table:table-cell table:formula="of:=IF(ISNUMBER([$Feuille1.AQ11]);ROUND(([$Feuille1.AQ11]-deplacement)*Ratio;decimales);IF([$Feuille1.AQ11]=&quot;&quot;;&quot;&quot;;[$Feuille1.AQ11]))">
            <text:p/>
          </table:table-cell>
          <table:table-cell table:formula="of:=IF(ISNUMBER([$Feuille1.AR11]);ROUND(([$Feuille1.AR11]-deplacement)*Ratio;decimales);IF([$Feuille1.AR11]=&quot;&quot;;&quot;&quot;;[$Feuille1.AR11]))">
            <text:p/>
          </table:table-cell>
          <table:table-cell table:formula="of:=IF(ISNUMBER([$Feuille1.AS11]);ROUND(([$Feuille1.AS11]-deplacement)*Ratio;decimales);IF([$Feuille1.AS11]=&quot;&quot;;&quot;&quot;;[$Feuille1.AS11]))">
            <text:p/>
          </table:table-cell>
          <table:table-cell table:formula="of:=IF(ISNUMBER([$Feuille1.AT11]);ROUND(([$Feuille1.AT11]-deplacement)*Ratio;decimales);IF([$Feuille1.AT11]=&quot;&quot;;&quot;&quot;;[$Feuille1.AT11]))">
            <text:p/>
          </table:table-cell>
          <table:table-cell table:formula="of:=IF(ISNUMBER([$Feuille1.AU11]);ROUND(([$Feuille1.AU11]-deplacement)*Ratio;decimales);IF([$Feuille1.AU11]=&quot;&quot;;&quot;&quot;;[$Feuille1.AU11]))">
            <text:p/>
          </table:table-cell>
          <table:table-cell table:formula="of:=IF(ISNUMBER([$Feuille1.AV11]);ROUND(([$Feuille1.AV11]-deplacement)*Ratio;decimales);IF([$Feuille1.AV11]=&quot;&quot;;&quot;&quot;;[$Feuille1.AV11]))">
            <text:p/>
          </table:table-cell>
          <table:table-cell table:formula="of:=IF(ISNUMBER([$Feuille1.AW11]);ROUND(([$Feuille1.AW11]-deplacement)*Ratio;decimales);IF([$Feuille1.AW11]=&quot;&quot;;&quot;&quot;;[$Feuille1.AW11]))">
            <text:p/>
          </table:table-cell>
          <table:table-cell table:formula="of:=IF(ISNUMBER([$Feuille1.AX11]);ROUND(([$Feuille1.AX11]-deplacement)*Ratio;decimales);IF([$Feuille1.AX11]=&quot;&quot;;&quot;&quot;;[$Feuille1.AX11]))">
            <text:p/>
          </table:table-cell>
          <table:table-cell table:formula="of:=IF(ISNUMBER([$Feuille1.AY11]);ROUND(([$Feuille1.AY11]-deplacement)*Ratio;decimales);IF([$Feuille1.AY11]=&quot;&quot;;&quot;&quot;;[$Feuille1.AY11]))">
            <text:p/>
          </table:table-cell>
          <table:table-cell table:formula="of:=IF(ISNUMBER([$Feuille1.AZ11]);ROUND(([$Feuille1.AZ11]-deplacement)*Ratio;decimales);IF([$Feuille1.AZ11]=&quot;&quot;;&quot;&quot;;[$Feuille1.AZ11]))">
            <text:p/>
          </table:table-cell>
          <table:table-cell table:formula="of:=IF(ISNUMBER([$Feuille1.BA11]);ROUND(([$Feuille1.BA11]-deplacement)*Ratio;decimales);IF([$Feuille1.BA11]=&quot;&quot;;&quot;&quot;;[$Feuille1.BA11]))">
            <text:p/>
          </table:table-cell>
          <table:table-cell table:formula="of:=IF(ISNUMBER([$Feuille1.BB11]);ROUND(([$Feuille1.BB11]-deplacement)*Ratio;decimales);IF([$Feuille1.BB11]=&quot;&quot;;&quot;&quot;;[$Feuille1.BB11]))">
            <text:p/>
          </table:table-cell>
          <table:table-cell table:formula="of:=IF(ISNUMBER([$Feuille1.BC11]);ROUND(([$Feuille1.BC11]-deplacement)*Ratio;decimales);IF([$Feuille1.BC11]=&quot;&quot;;&quot;&quot;;[$Feuille1.BC11]))">
            <text:p/>
          </table:table-cell>
          <table:table-cell table:formula="of:=IF(ISNUMBER([$Feuille1.BD11]);ROUND(([$Feuille1.BD11]-deplacement)*Ratio;decimales);IF([$Feuille1.BD11]=&quot;&quot;;&quot;&quot;;[$Feuille1.BD11]))">
            <text:p/>
          </table:table-cell>
          <table:table-cell table:formula="of:=IF(ISNUMBER([$Feuille1.BE11]);ROUND(([$Feuille1.BE11]-deplacement)*Ratio;decimales);IF([$Feuille1.BE11]=&quot;&quot;;&quot;&quot;;[$Feuille1.BE11]))">
            <text:p/>
          </table:table-cell>
          <table:table-cell table:formula="of:=IF(ISNUMBER([$Feuille1.BF11]);ROUND(([$Feuille1.BF11]-deplacement)*Ratio;decimales);IF([$Feuille1.BF11]=&quot;&quot;;&quot;&quot;;[$Feuille1.BF11]))">
            <text:p/>
          </table:table-cell>
          <table:table-cell table:formula="of:=IF(ISNUMBER([$Feuille1.BG11]);ROUND(([$Feuille1.BG11]-deplacement)*Ratio;decimales);IF([$Feuille1.BG11]=&quot;&quot;;&quot;&quot;;[$Feuille1.BG11]))">
            <text:p/>
          </table:table-cell>
          <table:table-cell table:formula="of:=IF(ISNUMBER([$Feuille1.BH11]);ROUND(([$Feuille1.BH11]-deplacement)*Ratio;decimales);IF([$Feuille1.BH11]=&quot;&quot;;&quot;&quot;;[$Feuille1.BH11]))">
            <text:p/>
          </table:table-cell>
          <table:table-cell table:formula="of:=IF(ISNUMBER([$Feuille1.BI11]);ROUND(([$Feuille1.BI11]-deplacement)*Ratio;decimales);IF([$Feuille1.BI11]=&quot;&quot;;&quot;&quot;;[$Feuille1.BI11]))">
            <text:p/>
          </table:table-cell>
          <table:table-cell table:formula="of:=IF(ISNUMBER([$Feuille1.BJ11]);ROUND(([$Feuille1.BJ11]-deplacement)*Ratio;decimales);IF([$Feuille1.BJ11]=&quot;&quot;;&quot;&quot;;[$Feuille1.BJ11]))">
            <text:p/>
          </table:table-cell>
          <table:table-cell table:formula="of:=IF(ISNUMBER([$Feuille1.BK11]);ROUND(([$Feuille1.BK11]-deplacement)*Ratio;decimales);IF([$Feuille1.BK11]=&quot;&quot;;&quot;&quot;;[$Feuille1.BK11]))">
            <text:p/>
          </table:table-cell>
          <table:table-cell table:formula="of:=IF(ISNUMBER([$Feuille1.BL11]);ROUND(([$Feuille1.BL11]-deplacement)*Ratio;decimales);IF([$Feuille1.BL11]=&quot;&quot;;&quot;&quot;;[$Feuille1.BL11]))">
            <text:p/>
          </table:table-cell>
          <table:table-cell table:formula="of:=IF(ISNUMBER([$Feuille1.BM11]);ROUND(([$Feuille1.BM11]-deplacement)*Ratio;decimales);IF([$Feuille1.BM11]=&quot;&quot;;&quot;&quot;;[$Feuille1.BM11]))">
            <text:p/>
          </table:table-cell>
          <table:table-cell table:formula="of:=IF(ISNUMBER([$Feuille1.BN11]);ROUND(([$Feuille1.BN11]-deplacement)*Ratio;decimales);IF([$Feuille1.BN11]=&quot;&quot;;&quot;&quot;;[$Feuille1.BN11]))">
            <text:p/>
          </table:table-cell>
          <table:table-cell table:formula="of:=IF(ISNUMBER([$Feuille1.BO11]);ROUND(([$Feuille1.BO11]-deplacement)*Ratio;decimales);IF([$Feuille1.BO11]=&quot;&quot;;&quot;&quot;;[$Feuille1.BO11]))">
            <text:p/>
          </table:table-cell>
          <table:table-cell table:formula="of:=IF(ISNUMBER([$Feuille1.BP11]);ROUND(([$Feuille1.BP11]-deplacement)*Ratio;decimales);IF([$Feuille1.BP11]=&quot;&quot;;&quot;&quot;;[$Feuille1.BP11]))">
            <text:p/>
          </table:table-cell>
          <table:table-cell table:formula="of:=IF(ISNUMBER([$Feuille1.BQ11]);ROUND(([$Feuille1.BQ11]-deplacement)*Ratio;decimales);IF([$Feuille1.BQ11]=&quot;&quot;;&quot;&quot;;[$Feuille1.BQ11]))">
            <text:p/>
          </table:table-cell>
          <table:table-cell table:formula="of:=IF(ISNUMBER([$Feuille1.BR11]);ROUND(([$Feuille1.BR11]-deplacement)*Ratio;decimales);IF([$Feuille1.BR11]=&quot;&quot;;&quot;&quot;;[$Feuille1.BR11]))">
            <text:p/>
          </table:table-cell>
          <table:table-cell table:formula="of:=IF(ISNUMBER([$Feuille1.BS11]);ROUND(([$Feuille1.BS11]-deplacement)*Ratio;decimales);IF([$Feuille1.BS11]=&quot;&quot;;&quot;&quot;;[$Feuille1.BS11]))">
            <text:p/>
          </table:table-cell>
          <table:table-cell table:formula="of:=IF(ISNUMBER([$Feuille1.BT11]);ROUND(([$Feuille1.BT11]-deplacement)*Ratio;decimales);IF([$Feuille1.BT11]=&quot;&quot;;&quot;&quot;;[$Feuille1.BT11]))">
            <text:p/>
          </table:table-cell>
          <table:table-cell table:formula="of:=IF(ISNUMBER([$Feuille1.BU11]);ROUND(([$Feuille1.BU11]-deplacement)*Ratio;decimales);IF([$Feuille1.BU11]=&quot;&quot;;&quot;&quot;;[$Feuille1.BU11]))">
            <text:p/>
          </table:table-cell>
          <table:table-cell table:formula="of:=IF(ISNUMBER([$Feuille1.BV11]);ROUND(([$Feuille1.BV11]-deplacement)*Ratio;decimales);IF([$Feuille1.BV11]=&quot;&quot;;&quot;&quot;;[$Feuille1.BV11]))">
            <text:p/>
          </table:table-cell>
          <table:table-cell table:formula="of:=IF(ISNUMBER([$Feuille1.BW11]);ROUND(([$Feuille1.BW11]-deplacement)*Ratio;decimales);IF([$Feuille1.BW11]=&quot;&quot;;&quot;&quot;;[$Feuille1.BW11]))">
            <text:p/>
          </table:table-cell>
          <table:table-cell table:formula="of:=IF(ISNUMBER([$Feuille1.BX11]);ROUND(([$Feuille1.BX11]-deplacement)*Ratio;decimales);IF([$Feuille1.BX11]=&quot;&quot;;&quot;&quot;;[$Feuille1.BX11]))">
            <text:p/>
          </table:table-cell>
          <table:table-cell table:formula="of:=IF(ISNUMBER([$Feuille1.BY11]);ROUND(([$Feuille1.BY11]-deplacement)*Ratio;decimales);IF([$Feuille1.BY11]=&quot;&quot;;&quot;&quot;;[$Feuille1.BY11]))">
            <text:p/>
          </table:table-cell>
          <table:table-cell table:formula="of:=IF(ISNUMBER([$Feuille1.BZ11]);ROUND(([$Feuille1.BZ11]-deplacement)*Ratio;decimales);IF([$Feuille1.BZ11]=&quot;&quot;;&quot;&quot;;[$Feuille1.BZ11]))">
            <text:p/>
          </table:table-cell>
          <table:table-cell table:formula="of:=IF(ISNUMBER([$Feuille1.CA11]);ROUND(([$Feuille1.CA11]-deplacement)*Ratio;decimales);IF([$Feuille1.CA11]=&quot;&quot;;&quot;&quot;;[$Feuille1.CA11]))">
            <text:p/>
          </table:table-cell>
          <table:table-cell table:formula="of:=IF(ISNUMBER([$Feuille1.CB11]);ROUND(([$Feuille1.CB11]-deplacement)*Ratio;decimales);IF([$Feuille1.CB11]=&quot;&quot;;&quot;&quot;;[$Feuille1.CB11]))">
            <text:p/>
          </table:table-cell>
          <table:table-cell table:formula="of:=IF(ISNUMBER([$Feuille1.CC11]);ROUND(([$Feuille1.CC11]-deplacement)*Ratio;decimales);IF([$Feuille1.CC11]=&quot;&quot;;&quot;&quot;;[$Feuille1.CC11]))">
            <text:p/>
          </table:table-cell>
          <table:table-cell table:formula="of:=IF(ISNUMBER([$Feuille1.CD11]);ROUND(([$Feuille1.CD11]-deplacement)*Ratio;decimales);IF([$Feuille1.CD11]=&quot;&quot;;&quot;&quot;;[$Feuille1.CD11]))">
            <text:p/>
          </table:table-cell>
          <table:table-cell table:formula="of:=IF(ISNUMBER([$Feuille1.CE11]);ROUND(([$Feuille1.CE11]-deplacement)*Ratio;decimales);IF([$Feuille1.CE11]=&quot;&quot;;&quot;&quot;;[$Feuille1.CE11]))">
            <text:p/>
          </table:table-cell>
          <table:table-cell table:formula="of:=IF(ISNUMBER([$Feuille1.CF11]);ROUND(([$Feuille1.CF11]-deplacement)*Ratio;decimales);IF([$Feuille1.CF11]=&quot;&quot;;&quot;&quot;;[$Feuille1.CF11]))">
            <text:p/>
          </table:table-cell>
          <table:table-cell table:formula="of:=IF(ISNUMBER([$Feuille1.CG11]);ROUND(([$Feuille1.CG11]-deplacement)*Ratio;decimales);IF([$Feuille1.CG11]=&quot;&quot;;&quot;&quot;;[$Feuille1.CG11]))">
            <text:p/>
          </table:table-cell>
          <table:table-cell table:formula="of:=IF(ISNUMBER([$Feuille1.CH11]);ROUND(([$Feuille1.CH11]-deplacement)*Ratio;decimales);IF([$Feuille1.CH11]=&quot;&quot;;&quot;&quot;;[$Feuille1.CH11]))">
            <text:p/>
          </table:table-cell>
          <table:table-cell table:formula="of:=IF(ISNUMBER([$Feuille1.CI11]);ROUND(([$Feuille1.CI11]-deplacement)*Ratio;decimales);IF([$Feuille1.CI11]=&quot;&quot;;&quot;&quot;;[$Feuille1.CI11]))">
            <text:p/>
          </table:table-cell>
          <table:table-cell table:formula="of:=IF(ISNUMBER([$Feuille1.CJ11]);ROUND(([$Feuille1.CJ11]-deplacement)*Ratio;decimales);IF([$Feuille1.CJ11]=&quot;&quot;;&quot;&quot;;[$Feuille1.CJ11]))">
            <text:p/>
          </table:table-cell>
          <table:table-cell table:formula="of:=IF(ISNUMBER([$Feuille1.CK11]);ROUND(([$Feuille1.CK11]-deplacement)*Ratio;decimales);IF([$Feuille1.CK11]=&quot;&quot;;&quot;&quot;;[$Feuille1.CK11]))">
            <text:p/>
          </table:table-cell>
          <table:table-cell table:formula="of:=IF(ISNUMBER([$Feuille1.CL11]);ROUND(([$Feuille1.CL11]-deplacement)*Ratio;decimales);IF([$Feuille1.CL11]=&quot;&quot;;&quot;&quot;;[$Feuille1.CL11]))">
            <text:p/>
          </table:table-cell>
          <table:table-cell table:formula="of:=IF(ISNUMBER([$Feuille1.CM11]);ROUND(([$Feuille1.CM11]-deplacement)*Ratio;decimales);IF([$Feuille1.CM11]=&quot;&quot;;&quot;&quot;;[$Feuille1.CM11]))">
            <text:p/>
          </table:table-cell>
          <table:table-cell table:formula="of:=IF(ISNUMBER([$Feuille1.CN11]);ROUND(([$Feuille1.CN11]-deplacement)*Ratio;decimales);IF([$Feuille1.CN11]=&quot;&quot;;&quot;&quot;;[$Feuille1.CN11]))">
            <text:p/>
          </table:table-cell>
          <table:table-cell table:formula="of:=IF(ISNUMBER([$Feuille1.CO11]);ROUND(([$Feuille1.CO11]-deplacement)*Ratio;decimales);IF([$Feuille1.CO11]=&quot;&quot;;&quot;&quot;;[$Feuille1.CO11]))">
            <text:p/>
          </table:table-cell>
          <table:table-cell table:formula="of:=IF(ISNUMBER([$Feuille1.CP11]);ROUND(([$Feuille1.CP11]-deplacement)*Ratio;decimales);IF([$Feuille1.CP11]=&quot;&quot;;&quot;&quot;;[$Feuille1.CP11]))">
            <text:p/>
          </table:table-cell>
          <table:table-cell table:formula="of:=IF(ISNUMBER([$Feuille1.CQ11]);ROUND(([$Feuille1.CQ11]-deplacement)*Ratio;decimales);IF([$Feuille1.CQ11]=&quot;&quot;;&quot;&quot;;[$Feuille1.CQ11]))">
            <text:p/>
          </table:table-cell>
          <table:table-cell table:formula="of:=IF(ISNUMBER([$Feuille1.CR11]);ROUND(([$Feuille1.CR11]-deplacement)*Ratio;decimales);IF([$Feuille1.CR11]=&quot;&quot;;&quot;&quot;;[$Feuille1.CR11]))">
            <text:p/>
          </table:table-cell>
          <table:table-cell table:formula="of:=IF(ISNUMBER([$Feuille1.CS11]);ROUND(([$Feuille1.CS11]-deplacement)*Ratio;decimales);IF([$Feuille1.CS11]=&quot;&quot;;&quot;&quot;;[$Feuille1.CS11]))">
            <text:p/>
          </table:table-cell>
          <table:table-cell table:formula="of:=IF(ISNUMBER([$Feuille1.CT11]);ROUND(([$Feuille1.CT11]-deplacement)*Ratio;decimales);IF([$Feuille1.CT11]=&quot;&quot;;&quot;&quot;;[$Feuille1.CT11]))">
            <text:p/>
          </table:table-cell>
          <table:table-cell table:formula="of:=IF(ISNUMBER([$Feuille1.CU11]);ROUND(([$Feuille1.CU11]-deplacement)*Ratio;decimales);IF([$Feuille1.CU11]=&quot;&quot;;&quot;&quot;;[$Feuille1.CU11]))">
            <text:p/>
          </table:table-cell>
          <table:table-cell table:formula="of:=IF(ISNUMBER([$Feuille1.CV11]);ROUND(([$Feuille1.CV11]-deplacement)*Ratio;decimales);IF([$Feuille1.CV11]=&quot;&quot;;&quot;&quot;;[$Feuille1.CV11]))">
            <text:p/>
          </table:table-cell>
          <table:table-cell table:formula="of:=IF(ISNUMBER([$Feuille1.CW11]);ROUND(([$Feuille1.CW11]-deplacement)*Ratio;decimales);IF([$Feuille1.CW11]=&quot;&quot;;&quot;&quot;;[$Feuille1.CW11]))">
            <text:p/>
          </table:table-cell>
          <table:table-cell table:formula="of:=IF(ISNUMBER([$Feuille1.CX11]);ROUND(([$Feuille1.CX11]-deplacement)*Ratio;decimales);IF([$Feuille1.CX11]=&quot;&quot;;&quot;&quot;;[$Feuille1.CX11]))">
            <text:p/>
          </table:table-cell>
          <table:table-cell table:formula="of:=IF(ISNUMBER([$Feuille1.CY11]);ROUND(([$Feuille1.CY11]-deplacement)*Ratio;decimales);IF([$Feuille1.CY11]=&quot;&quot;;&quot;&quot;;[$Feuille1.CY11]))">
            <text:p/>
          </table:table-cell>
          <table:table-cell table:formula="of:=IF(ISNUMBER([$Feuille1.CZ11]);ROUND(([$Feuille1.CZ11]-deplacement)*Ratio;decimales);IF([$Feuille1.CZ11]=&quot;&quot;;&quot;&quot;;[$Feuille1.CZ11]))">
            <text:p/>
          </table:table-cell>
          <table:table-cell table:formula="of:=IF(ISNUMBER([$Feuille1.DA11]);ROUND(([$Feuille1.DA11]-deplacement)*Ratio;decimales);IF([$Feuille1.DA11]=&quot;&quot;;&quot;&quot;;[$Feuille1.DA11]))">
            <text:p/>
          </table:table-cell>
          <table:table-cell table:formula="of:=IF(ISNUMBER([$Feuille1.DB11]);ROUND(([$Feuille1.DB11]-deplacement)*Ratio;decimales);IF([$Feuille1.DB11]=&quot;&quot;;&quot;&quot;;[$Feuille1.DB11]))">
            <text:p/>
          </table:table-cell>
          <table:table-cell table:formula="of:=IF(ISNUMBER([$Feuille1.DC11]);ROUND(([$Feuille1.DC11]-deplacement)*Ratio;decimales);IF([$Feuille1.DC11]=&quot;&quot;;&quot;&quot;;[$Feuille1.DC11]))">
            <text:p/>
          </table:table-cell>
          <table:table-cell table:formula="of:=IF(ISNUMBER([$Feuille1.DD11]);ROUND(([$Feuille1.DD11]-deplacement)*Ratio;decimales);IF([$Feuille1.DD11]=&quot;&quot;;&quot;&quot;;[$Feuille1.DD11]))">
            <text:p/>
          </table:table-cell>
          <table:table-cell table:formula="of:=IF(ISNUMBER([$Feuille1.DE11]);ROUND(([$Feuille1.DE11]-deplacement)*Ratio;decimales);IF([$Feuille1.DE11]=&quot;&quot;;&quot;&quot;;[$Feuille1.DE11]))">
            <text:p/>
          </table:table-cell>
          <table:table-cell table:formula="of:=IF(ISNUMBER([$Feuille1.DF11]);ROUND(([$Feuille1.DF11]-deplacement)*Ratio;decimales);IF([$Feuille1.DF11]=&quot;&quot;;&quot;&quot;;[$Feuille1.DF11]))">
            <text:p/>
          </table:table-cell>
          <table:table-cell table:formula="of:=IF(ISNUMBER([$Feuille1.DG11]);ROUND(([$Feuille1.DG11]-deplacement)*Ratio;decimales);IF([$Feuille1.DG11]=&quot;&quot;;&quot;&quot;;[$Feuille1.DG11]))">
            <text:p/>
          </table:table-cell>
          <table:table-cell table:formula="of:=IF(ISNUMBER([$Feuille1.DH11]);ROUND(([$Feuille1.DH11]-deplacement)*Ratio;decimales);IF([$Feuille1.DH11]=&quot;&quot;;&quot;&quot;;[$Feuille1.DH11]))">
            <text:p/>
          </table:table-cell>
          <table:table-cell table:formula="of:=IF(ISNUMBER([$Feuille1.DI11]);ROUND(([$Feuille1.DI11]-deplacement)*Ratio;decimales);IF([$Feuille1.DI11]=&quot;&quot;;&quot;&quot;;[$Feuille1.DI11]))">
            <text:p/>
          </table:table-cell>
          <table:table-cell table:formula="of:=IF(ISNUMBER([$Feuille1.DJ11]);ROUND(([$Feuille1.DJ11]-deplacement)*Ratio;decimales);IF([$Feuille1.DJ11]=&quot;&quot;;&quot;&quot;;[$Feuille1.DJ11]))">
            <text:p/>
          </table:table-cell>
          <table:table-cell table:formula="of:=IF(ISNUMBER([$Feuille1.DK11]);ROUND(([$Feuille1.DK11]-deplacement)*Ratio;decimales);IF([$Feuille1.DK11]=&quot;&quot;;&quot;&quot;;[$Feuille1.DK11]))">
            <text:p/>
          </table:table-cell>
          <table:table-cell table:formula="of:=IF(ISNUMBER([$Feuille1.DL11]);ROUND(([$Feuille1.DL11]-deplacement)*Ratio;decimales);IF([$Feuille1.DL11]=&quot;&quot;;&quot;&quot;;[$Feuille1.DL11]))">
            <text:p/>
          </table:table-cell>
          <table:table-cell table:formula="of:=IF(ISNUMBER([$Feuille1.DM11]);ROUND(([$Feuille1.DM11]-deplacement)*Ratio;decimales);IF([$Feuille1.DM11]=&quot;&quot;;&quot;&quot;;[$Feuille1.DM11]))">
            <text:p/>
          </table:table-cell>
          <table:table-cell table:formula="of:=IF(ISNUMBER([$Feuille1.DN11]);ROUND(([$Feuille1.DN11]-deplacement)*Ratio;decimales);IF([$Feuille1.DN11]=&quot;&quot;;&quot;&quot;;[$Feuille1.DN11]))">
            <text:p/>
          </table:table-cell>
          <table:table-cell table:formula="of:=IF(ISNUMBER([$Feuille1.DO11]);ROUND(([$Feuille1.DO11]-deplacement)*Ratio;decimales);IF([$Feuille1.DO11]=&quot;&quot;;&quot;&quot;;[$Feuille1.DO11]))">
            <text:p/>
          </table:table-cell>
          <table:table-cell table:formula="of:=IF(ISNUMBER([$Feuille1.DP11]);ROUND(([$Feuille1.DP11]-deplacement)*Ratio;decimales);IF([$Feuille1.DP11]=&quot;&quot;;&quot;&quot;;[$Feuille1.DP11]))">
            <text:p/>
          </table:table-cell>
          <table:table-cell table:formula="of:=IF(ISNUMBER([$Feuille1.DQ11]);ROUND(([$Feuille1.DQ11]-deplacement)*Ratio;decimales);IF([$Feuille1.DQ11]=&quot;&quot;;&quot;&quot;;[$Feuille1.DQ11]))">
            <text:p/>
          </table:table-cell>
          <table:table-cell table:formula="of:=IF(ISNUMBER([$Feuille1.DR11]);ROUND(([$Feuille1.DR11]-deplacement)*Ratio;decimales);IF([$Feuille1.DR11]=&quot;&quot;;&quot;&quot;;[$Feuille1.DR11]))">
            <text:p/>
          </table:table-cell>
          <table:table-cell table:formula="of:=IF(ISNUMBER([$Feuille1.DS11]);ROUND(([$Feuille1.DS11]-deplacement)*Ratio;decimales);IF([$Feuille1.DS11]=&quot;&quot;;&quot;&quot;;[$Feuille1.DS11]))">
            <text:p/>
          </table:table-cell>
          <table:table-cell table:formula="of:=IF(ISNUMBER([$Feuille1.DT11]);ROUND(([$Feuille1.DT11]-deplacement)*Ratio;decimales);IF([$Feuille1.DT11]=&quot;&quot;;&quot;&quot;;[$Feuille1.DT11]))">
            <text:p/>
          </table:table-cell>
          <table:table-cell table:formula="of:=IF(ISNUMBER([$Feuille1.DU11]);ROUND(([$Feuille1.DU11]-deplacement)*Ratio;decimales);IF([$Feuille1.DU11]=&quot;&quot;;&quot;&quot;;[$Feuille1.DU11]))">
            <text:p/>
          </table:table-cell>
          <table:table-cell table:formula="of:=IF(ISNUMBER([$Feuille1.DV11]);ROUND(([$Feuille1.DV11]-deplacement)*Ratio;decimales);IF([$Feuille1.DV11]=&quot;&quot;;&quot;&quot;;[$Feuille1.DV11]))">
            <text:p/>
          </table:table-cell>
          <table:table-cell table:formula="of:=IF(ISNUMBER([$Feuille1.DW11]);ROUND(([$Feuille1.DW11]-deplacement)*Ratio;decimales);IF([$Feuille1.DW11]=&quot;&quot;;&quot;&quot;;[$Feuille1.DW11]))">
            <text:p/>
          </table:table-cell>
          <table:table-cell table:formula="of:=IF(ISNUMBER([$Feuille1.DX11]);ROUND(([$Feuille1.DX11]-deplacement)*Ratio;decimales);IF([$Feuille1.DX11]=&quot;&quot;;&quot;&quot;;[$Feuille1.DX11]))">
            <text:p/>
          </table:table-cell>
          <table:table-cell table:formula="of:=IF(ISNUMBER([$Feuille1.DY11]);ROUND(([$Feuille1.DY11]-deplacement)*Ratio;decimales);IF([$Feuille1.DY11]=&quot;&quot;;&quot;&quot;;[$Feuille1.DY11]))">
            <text:p/>
          </table:table-cell>
          <table:table-cell table:formula="of:=IF(ISNUMBER([$Feuille1.DZ11]);ROUND(([$Feuille1.DZ11]-deplacement)*Ratio;decimales);IF([$Feuille1.DZ11]=&quot;&quot;;&quot;&quot;;[$Feuille1.DZ11]))">
            <text:p/>
          </table:table-cell>
          <table:table-cell table:formula="of:=IF(ISNUMBER([$Feuille1.EA11]);ROUND(([$Feuille1.EA11]-deplacement)*Ratio;decimales);IF([$Feuille1.EA11]=&quot;&quot;;&quot;&quot;;[$Feuille1.EA11]))">
            <text:p/>
          </table:table-cell>
          <table:table-cell table:formula="of:=IF(ISNUMBER([$Feuille1.EB11]);ROUND(([$Feuille1.EB11]-deplacement)*Ratio;decimales);IF([$Feuille1.EB11]=&quot;&quot;;&quot;&quot;;[$Feuille1.EB11]))">
            <text:p/>
          </table:table-cell>
          <table:table-cell table:formula="of:=IF(ISNUMBER([$Feuille1.EC11]);ROUND(([$Feuille1.EC11]-deplacement)*Ratio;decimales);IF([$Feuille1.EC11]=&quot;&quot;;&quot;&quot;;[$Feuille1.EC11]))">
            <text:p/>
          </table:table-cell>
          <table:table-cell table:formula="of:=IF(ISNUMBER([$Feuille1.ED11]);ROUND(([$Feuille1.ED11]-deplacement)*Ratio;decimales);IF([$Feuille1.ED11]=&quot;&quot;;&quot;&quot;;[$Feuille1.ED11]))">
            <text:p/>
          </table:table-cell>
          <table:table-cell table:formula="of:=IF(ISNUMBER([$Feuille1.EE11]);ROUND(([$Feuille1.EE11]-deplacement)*Ratio;decimales);IF([$Feuille1.EE11]=&quot;&quot;;&quot;&quot;;[$Feuille1.EE11]))">
            <text:p/>
          </table:table-cell>
          <table:table-cell table:formula="of:=IF(ISNUMBER([$Feuille1.EF11]);ROUND(([$Feuille1.EF11]-deplacement)*Ratio;decimales);IF([$Feuille1.EF11]=&quot;&quot;;&quot;&quot;;[$Feuille1.EF11]))">
            <text:p/>
          </table:table-cell>
          <table:table-cell table:formula="of:=IF(ISNUMBER([$Feuille1.EG11]);ROUND(([$Feuille1.EG11]-deplacement)*Ratio;decimales);IF([$Feuille1.EG11]=&quot;&quot;;&quot;&quot;;[$Feuille1.EG11]))">
            <text:p/>
          </table:table-cell>
          <table:table-cell table:formula="of:=IF(ISNUMBER([$Feuille1.EH11]);ROUND(([$Feuille1.EH11]-deplacement)*Ratio;decimales);IF([$Feuille1.EH11]=&quot;&quot;;&quot;&quot;;[$Feuille1.EH11]))">
            <text:p/>
          </table:table-cell>
          <table:table-cell table:formula="of:=IF(ISNUMBER([$Feuille1.EI11]);ROUND(([$Feuille1.EI11]-deplacement)*Ratio;decimales);IF([$Feuille1.EI11]=&quot;&quot;;&quot;&quot;;[$Feuille1.EI11]))">
            <text:p/>
          </table:table-cell>
          <table:table-cell table:formula="of:=IF(ISNUMBER([$Feuille1.EJ11]);ROUND(([$Feuille1.EJ11]-deplacement)*Ratio;decimales);IF([$Feuille1.EJ11]=&quot;&quot;;&quot;&quot;;[$Feuille1.EJ11]))">
            <text:p/>
          </table:table-cell>
          <table:table-cell table:formula="of:=IF(ISNUMBER([$Feuille1.EK11]);[$Feuille1.EK11]*Ratio;IF([$Feuille1.EK11]=&quot;&quot;;&quot;&quot;;[$Feuille1.EK11]))">
            <text:p/>
          </table:table-cell>
          <table:table-cell table:formula="of:=IF(ISNUMBER([$Feuille1.EL11]);[$Feuille1.EL11]*Ratio;IF([$Feuille1.EL11]=&quot;&quot;;&quot;&quot;;[$Feuille1.EL11]))">
            <text:p/>
          </table:table-cell>
          <table:table-cell table:number-columns-repeated="882"/>
        </table:table-row>
        <table:table-row table:style-name="ro1">
          <table:table-cell table:formula="of:=IF(ISNUMBER([$Feuille1.A12]);ROUND(([$Feuille1.A12]-deplacement)*Ratio;decimales);IF([$Feuille1.A12]=&quot;&quot;;&quot;&quot;;[$Feuille1.A12]))" office:value-type="string" office:string-value="&lt;path" calcext:value-type="string">
            <text:p>&lt;path</text:p>
          </table:table-cell>
          <table:table-cell table:formula="of:=IF(ISNUMBER([$Feuille1.B12]);ROUND(([$Feuille1.B12]-deplacement)*Ratio;decimales);IF([$Feuille1.B12]=&quot;&quot;;&quot;&quot;;[$Feuille1.B12]))" office:value-type="string" office:string-value="class=&quot;bateau&quot;" calcext:value-type="string">
            <text:p>class="bateau"</text:p>
          </table:table-cell>
          <table:table-cell table:formula="of:=IF(ISNUMBER([$Feuille1.C12]);ROUND(([$Feuille1.C12]-deplacement)*Ratio;decimales);IF([$Feuille1.C12]=&quot;&quot;;&quot;&quot;;[$Feuille1.C12]))" office:value-type="string" office:string-value="d=&quot;M" calcext:value-type="string">
            <text:p>d="M</text:p>
          </table:table-cell>
          <table:table-cell table:formula="of:=IF(ISNUMBER([$Feuille1.D12]);ROUND(([$Feuille1.D12]-deplacement)*Ratio;decimales);IF([$Feuille1.D12]=&quot;&quot;;&quot;&quot;;[$Feuille1.D12]))" office:value-type="float" office:value="42.7" calcext:value-type="float">
            <text:p>42,7</text:p>
          </table:table-cell>
          <table:table-cell table:style-name="ce3" table:formula="of:=IF(ISNUMBER([$Feuille1.E12]);ROUND(([$Feuille1.E12]-deplacement)*Ratio;decimales);IF([$Feuille1.E12]=&quot;&quot;;&quot;&quot;;[$Feuille1.E12]))" office:value-type="float" office:value="127.7" calcext:value-type="float">
            <text:p>127,7</text:p>
          </table:table-cell>
          <table:table-cell table:formula="of:=IF(ISNUMBER([$Feuille1.F12]);ROUND(([$Feuille1.F12]-deplacement)*Ratio;decimales);IF([$Feuille1.F12]=&quot;&quot;;&quot;&quot;;[$Feuille1.F12]))" office:value-type="string" office:string-value="C" calcext:value-type="string">
            <text:p>C</text:p>
          </table:table-cell>
          <table:table-cell table:style-name="ce3" table:formula="of:=IF(ISNUMBER([$Feuille1.G12]);ROUND(([$Feuille1.G12]-deplacement)*Ratio;decimales);IF([$Feuille1.G12]=&quot;&quot;;&quot;&quot;;[$Feuille1.G12]))" office:value-type="float" office:value="43.37" calcext:value-type="float">
            <text:p>43,37</text:p>
          </table:table-cell>
          <table:table-cell table:style-name="ce3" table:formula="of:=IF(ISNUMBER([$Feuille1.H12]);ROUND(([$Feuille1.H12]-deplacement)*Ratio;decimales);IF([$Feuille1.H12]=&quot;&quot;;&quot;&quot;;[$Feuille1.H12]))" office:value-type="float" office:value="128.73" calcext:value-type="float">
            <text:p>128,73</text:p>
          </table:table-cell>
          <table:table-cell table:style-name="ce3" table:formula="of:=IF(ISNUMBER([$Feuille1.I12]);ROUND(([$Feuille1.I12]-deplacement)*Ratio;decimales);IF([$Feuille1.I12]=&quot;&quot;;&quot;&quot;;[$Feuille1.I12]))" office:value-type="float" office:value="44.04" calcext:value-type="float">
            <text:p>44,04</text:p>
          </table:table-cell>
          <table:table-cell table:style-name="ce3" table:formula="of:=IF(ISNUMBER([$Feuille1.J12]);ROUND(([$Feuille1.J12]-deplacement)*Ratio;decimales);IF([$Feuille1.J12]=&quot;&quot;;&quot;&quot;;[$Feuille1.J12]))" office:value-type="float" office:value="129.72" calcext:value-type="float">
            <text:p>129,72</text:p>
          </table:table-cell>
          <table:table-cell table:style-name="ce3" table:formula="of:=IF(ISNUMBER([$Feuille1.K12]);ROUND(([$Feuille1.K12]-deplacement)*Ratio;decimales);IF([$Feuille1.K12]=&quot;&quot;;&quot;&quot;;[$Feuille1.K12]))" office:value-type="float" office:value="44.71" calcext:value-type="float">
            <text:p>44,71</text:p>
          </table:table-cell>
          <table:table-cell table:style-name="ce3" table:formula="of:=IF(ISNUMBER([$Feuille1.L12]);ROUND(([$Feuille1.L12]-deplacement)*Ratio;decimales);IF([$Feuille1.L12]=&quot;&quot;;&quot;&quot;;[$Feuille1.L12]))" office:value-type="float" office:value="130.68" calcext:value-type="float">
            <text:p>130,68</text:p>
          </table:table-cell>
          <table:table-cell table:formula="of:=IF(ISNUMBER([$Feuille1.M12]);ROUND(([$Feuille1.M12]-deplacement)*Ratio;decimales);IF([$Feuille1.M12]=&quot;&quot;;&quot;&quot;;[$Feuille1.M12]))" office:value-type="string" office:string-value="H" calcext:value-type="string">
            <text:p>H</text:p>
          </table:table-cell>
          <table:table-cell table:style-name="ce3" table:formula="of:=IF(ISNUMBER([$Feuille1.N12]);ROUND(([$Feuille1.N12]-deplacement)*Ratio;decimales);IF([$Feuille1.N12]=&quot;&quot;;&quot;&quot;;[$Feuille1.N12]))" office:value-type="float" office:value="92.29" calcext:value-type="float">
            <text:p>92,29</text:p>
          </table:table-cell>
          <table:table-cell table:formula="of:=IF(ISNUMBER([$Feuille1.O12]);ROUND(([$Feuille1.O12]-deplacement)*Ratio;decimales);IF([$Feuille1.O12]=&quot;&quot;;&quot;&quot;;[$Feuille1.O12]))" office:value-type="string" office:string-value="C" calcext:value-type="string">
            <text:p>C</text:p>
          </table:table-cell>
          <table:table-cell table:style-name="ce3" table:formula="of:=IF(ISNUMBER([$Feuille1.P12]);ROUND(([$Feuille1.P12]-deplacement)*Ratio;decimales);IF([$Feuille1.P12]=&quot;&quot;;&quot;&quot;;[$Feuille1.P12]))" office:value-type="float" office:value="92.96" calcext:value-type="float">
            <text:p>92,96</text:p>
          </table:table-cell>
          <table:table-cell table:style-name="ce3" table:formula="of:=IF(ISNUMBER([$Feuille1.Q12]);ROUND(([$Feuille1.Q12]-deplacement)*Ratio;decimales);IF([$Feuille1.Q12]=&quot;&quot;;&quot;&quot;;[$Feuille1.Q12]))" office:value-type="float" office:value="129.72" calcext:value-type="float">
            <text:p>129,72</text:p>
          </table:table-cell>
          <table:table-cell table:style-name="ce3" table:formula="of:=IF(ISNUMBER([$Feuille1.R12]);ROUND(([$Feuille1.R12]-deplacement)*Ratio;decimales);IF([$Feuille1.R12]=&quot;&quot;;&quot;&quot;;[$Feuille1.R12]))" office:value-type="float" office:value="93.63" calcext:value-type="float">
            <text:p>93,63</text:p>
          </table:table-cell>
          <table:table-cell table:style-name="ce3" table:formula="of:=IF(ISNUMBER([$Feuille1.S12]);ROUND(([$Feuille1.S12]-deplacement)*Ratio;decimales);IF([$Feuille1.S12]=&quot;&quot;;&quot;&quot;;[$Feuille1.S12]))" office:value-type="float" office:value="128.73" calcext:value-type="float">
            <text:p>128,73</text:p>
          </table:table-cell>
          <table:table-cell table:style-name="ce3" table:formula="of:=IF(ISNUMBER([$Feuille1.T12]);ROUND(([$Feuille1.T12]-deplacement)*Ratio;decimales);IF([$Feuille1.T12]=&quot;&quot;;&quot;&quot;;[$Feuille1.T12]))" office:value-type="float" office:value="94.3" calcext:value-type="float">
            <text:p>94,3</text:p>
          </table:table-cell>
          <table:table-cell table:style-name="ce3" table:formula="of:=IF(ISNUMBER([$Feuille1.U12]);ROUND(([$Feuille1.U12]-deplacement)*Ratio;decimales);IF([$Feuille1.U12]=&quot;&quot;;&quot;&quot;;[$Feuille1.U12]))" office:value-type="float" office:value="127.7" calcext:value-type="float">
            <text:p>127,7</text:p>
          </table:table-cell>
          <table:table-cell table:formula="of:=IF(ISNUMBER([$Feuille1.V12]);ROUND(([$Feuille1.V12]-deplacement)*Ratio;decimales);IF([$Feuille1.V12]=&quot;&quot;;&quot;&quot;;[$Feuille1.V12]))" office:value-type="string" office:string-value="H" calcext:value-type="string">
            <text:p>H</text:p>
          </table:table-cell>
          <table:table-cell table:style-name="ce3" table:formula="of:=IF(ISNUMBER([$Feuille1.W12]);ROUND(([$Feuille1.W12]-deplacement)*Ratio;decimales);IF([$Feuille1.W12]=&quot;&quot;;&quot;&quot;;[$Feuille1.W12]))" office:value-type="float" office:value="42.7" calcext:value-type="float">
            <text:p>42,7</text:p>
          </table:table-cell>
          <table:table-cell table:formula="of:=IF(ISNUMBER([$Feuille1.X12]);ROUND(([$Feuille1.X12]-deplacement)*Ratio;decimales);IF([$Feuille1.X12]=&quot;&quot;;&quot;&quot;;[$Feuille1.X12]))" office:value-type="string" office:string-value="z" calcext:value-type="string">
            <text:p>z</text:p>
          </table:table-cell>
          <table:table-cell table:formula="of:=IF(ISNUMBER([$Feuille1.Y12]);ROUND(([$Feuille1.Y12]-deplacement)*Ratio;decimales);IF([$Feuille1.Y12]=&quot;&quot;;&quot;&quot;;[$Feuille1.Y12]))" office:value-type="string" office:string-value="&quot;" calcext:value-type="string">
            <text:p>"</text:p>
          </table:table-cell>
          <table:table-cell table:formula="of:=IF(ISNUMBER([$Feuille1.Z12]);ROUND(([$Feuille1.Z12]-deplacement)*Ratio;decimales);IF([$Feuille1.Z12]=&quot;&quot;;&quot;&quot;;[$Feuille1.Z12]))" office:value-type="string" office:string-value="/&gt;" calcext:value-type="string">
            <text:p>/&gt;</text:p>
          </table:table-cell>
          <table:table-cell table:formula="of:=IF(ISNUMBER([$Feuille1.AA12]);ROUND(([$Feuille1.AA12]-deplacement)*Ratio;decimales);IF([$Feuille1.AA12]=&quot;&quot;;&quot;&quot;;[$Feuille1.AA12]))">
            <text:p/>
          </table:table-cell>
          <table:table-cell table:formula="of:=IF(ISNUMBER([$Feuille1.AB12]);ROUND(([$Feuille1.AB12]-deplacement)*Ratio;decimales);IF([$Feuille1.AB12]=&quot;&quot;;&quot;&quot;;[$Feuille1.AB12]))">
            <text:p/>
          </table:table-cell>
          <table:table-cell table:formula="of:=IF(ISNUMBER([$Feuille1.AC12]);ROUND(([$Feuille1.AC12]-deplacement)*Ratio;decimales);IF([$Feuille1.AC12]=&quot;&quot;;&quot;&quot;;[$Feuille1.AC12]))">
            <text:p/>
          </table:table-cell>
          <table:table-cell table:formula="of:=IF(ISNUMBER([$Feuille1.AD12]);ROUND(([$Feuille1.AD12]-deplacement)*Ratio;decimales);IF([$Feuille1.AD12]=&quot;&quot;;&quot;&quot;;[$Feuille1.AD12]))">
            <text:p/>
          </table:table-cell>
          <table:table-cell table:formula="of:=IF(ISNUMBER([$Feuille1.AE12]);ROUND(([$Feuille1.AE12]-deplacement)*Ratio;decimales);IF([$Feuille1.AE12]=&quot;&quot;;&quot;&quot;;[$Feuille1.AE12]))">
            <text:p/>
          </table:table-cell>
          <table:table-cell table:formula="of:=IF(ISNUMBER([$Feuille1.AF12]);ROUND(([$Feuille1.AF12]-deplacement)*Ratio;decimales);IF([$Feuille1.AF12]=&quot;&quot;;&quot;&quot;;[$Feuille1.AF12]))">
            <text:p/>
          </table:table-cell>
          <table:table-cell table:formula="of:=IF(ISNUMBER([$Feuille1.AG12]);ROUND(([$Feuille1.AG12]-deplacement)*Ratio;decimales);IF([$Feuille1.AG12]=&quot;&quot;;&quot;&quot;;[$Feuille1.AG12]))">
            <text:p/>
          </table:table-cell>
          <table:table-cell table:formula="of:=IF(ISNUMBER([$Feuille1.AH12]);ROUND(([$Feuille1.AH12]-deplacement)*Ratio;decimales);IF([$Feuille1.AH12]=&quot;&quot;;&quot;&quot;;[$Feuille1.AH12]))">
            <text:p/>
          </table:table-cell>
          <table:table-cell table:formula="of:=IF(ISNUMBER([$Feuille1.AI12]);ROUND(([$Feuille1.AI12]-deplacement)*Ratio;decimales);IF([$Feuille1.AI12]=&quot;&quot;;&quot;&quot;;[$Feuille1.AI12]))">
            <text:p/>
          </table:table-cell>
          <table:table-cell table:formula="of:=IF(ISNUMBER([$Feuille1.AJ12]);ROUND(([$Feuille1.AJ12]-deplacement)*Ratio;decimales);IF([$Feuille1.AJ12]=&quot;&quot;;&quot;&quot;;[$Feuille1.AJ12]))">
            <text:p/>
          </table:table-cell>
          <table:table-cell table:formula="of:=IF(ISNUMBER([$Feuille1.AK12]);ROUND(([$Feuille1.AK12]-deplacement)*Ratio;decimales);IF([$Feuille1.AK12]=&quot;&quot;;&quot;&quot;;[$Feuille1.AK12]))">
            <text:p/>
          </table:table-cell>
          <table:table-cell table:formula="of:=IF(ISNUMBER([$Feuille1.AL12]);ROUND(([$Feuille1.AL12]-deplacement)*Ratio;decimales);IF([$Feuille1.AL12]=&quot;&quot;;&quot;&quot;;[$Feuille1.AL12]))">
            <text:p/>
          </table:table-cell>
          <table:table-cell table:formula="of:=IF(ISNUMBER([$Feuille1.AM12]);ROUND(([$Feuille1.AM12]-deplacement)*Ratio;decimales);IF([$Feuille1.AM12]=&quot;&quot;;&quot;&quot;;[$Feuille1.AM12]))">
            <text:p/>
          </table:table-cell>
          <table:table-cell table:formula="of:=IF(ISNUMBER([$Feuille1.AN12]);ROUND(([$Feuille1.AN12]-deplacement)*Ratio;decimales);IF([$Feuille1.AN12]=&quot;&quot;;&quot;&quot;;[$Feuille1.AN12]))">
            <text:p/>
          </table:table-cell>
          <table:table-cell table:formula="of:=IF(ISNUMBER([$Feuille1.AO12]);ROUND(([$Feuille1.AO12]-deplacement)*Ratio;decimales);IF([$Feuille1.AO12]=&quot;&quot;;&quot;&quot;;[$Feuille1.AO12]))">
            <text:p/>
          </table:table-cell>
          <table:table-cell table:formula="of:=IF(ISNUMBER([$Feuille1.AP12]);ROUND(([$Feuille1.AP12]-deplacement)*Ratio;decimales);IF([$Feuille1.AP12]=&quot;&quot;;&quot;&quot;;[$Feuille1.AP12]))">
            <text:p/>
          </table:table-cell>
          <table:table-cell table:formula="of:=IF(ISNUMBER([$Feuille1.AQ12]);ROUND(([$Feuille1.AQ12]-deplacement)*Ratio;decimales);IF([$Feuille1.AQ12]=&quot;&quot;;&quot;&quot;;[$Feuille1.AQ12]))">
            <text:p/>
          </table:table-cell>
          <table:table-cell table:formula="of:=IF(ISNUMBER([$Feuille1.AR12]);ROUND(([$Feuille1.AR12]-deplacement)*Ratio;decimales);IF([$Feuille1.AR12]=&quot;&quot;;&quot;&quot;;[$Feuille1.AR12]))">
            <text:p/>
          </table:table-cell>
          <table:table-cell table:formula="of:=IF(ISNUMBER([$Feuille1.AS12]);ROUND(([$Feuille1.AS12]-deplacement)*Ratio;decimales);IF([$Feuille1.AS12]=&quot;&quot;;&quot;&quot;;[$Feuille1.AS12]))">
            <text:p/>
          </table:table-cell>
          <table:table-cell table:formula="of:=IF(ISNUMBER([$Feuille1.AT12]);ROUND(([$Feuille1.AT12]-deplacement)*Ratio;decimales);IF([$Feuille1.AT12]=&quot;&quot;;&quot;&quot;;[$Feuille1.AT12]))">
            <text:p/>
          </table:table-cell>
          <table:table-cell table:formula="of:=IF(ISNUMBER([$Feuille1.AU12]);ROUND(([$Feuille1.AU12]-deplacement)*Ratio;decimales);IF([$Feuille1.AU12]=&quot;&quot;;&quot;&quot;;[$Feuille1.AU12]))">
            <text:p/>
          </table:table-cell>
          <table:table-cell table:formula="of:=IF(ISNUMBER([$Feuille1.AV12]);ROUND(([$Feuille1.AV12]-deplacement)*Ratio;decimales);IF([$Feuille1.AV12]=&quot;&quot;;&quot;&quot;;[$Feuille1.AV12]))">
            <text:p/>
          </table:table-cell>
          <table:table-cell table:formula="of:=IF(ISNUMBER([$Feuille1.AW12]);ROUND(([$Feuille1.AW12]-deplacement)*Ratio;decimales);IF([$Feuille1.AW12]=&quot;&quot;;&quot;&quot;;[$Feuille1.AW12]))">
            <text:p/>
          </table:table-cell>
          <table:table-cell table:formula="of:=IF(ISNUMBER([$Feuille1.AX12]);ROUND(([$Feuille1.AX12]-deplacement)*Ratio;decimales);IF([$Feuille1.AX12]=&quot;&quot;;&quot;&quot;;[$Feuille1.AX12]))">
            <text:p/>
          </table:table-cell>
          <table:table-cell table:formula="of:=IF(ISNUMBER([$Feuille1.AY12]);ROUND(([$Feuille1.AY12]-deplacement)*Ratio;decimales);IF([$Feuille1.AY12]=&quot;&quot;;&quot;&quot;;[$Feuille1.AY12]))">
            <text:p/>
          </table:table-cell>
          <table:table-cell table:formula="of:=IF(ISNUMBER([$Feuille1.AZ12]);ROUND(([$Feuille1.AZ12]-deplacement)*Ratio;decimales);IF([$Feuille1.AZ12]=&quot;&quot;;&quot;&quot;;[$Feuille1.AZ12]))">
            <text:p/>
          </table:table-cell>
          <table:table-cell table:formula="of:=IF(ISNUMBER([$Feuille1.BA12]);ROUND(([$Feuille1.BA12]-deplacement)*Ratio;decimales);IF([$Feuille1.BA12]=&quot;&quot;;&quot;&quot;;[$Feuille1.BA12]))">
            <text:p/>
          </table:table-cell>
          <table:table-cell table:formula="of:=IF(ISNUMBER([$Feuille1.BB12]);ROUND(([$Feuille1.BB12]-deplacement)*Ratio;decimales);IF([$Feuille1.BB12]=&quot;&quot;;&quot;&quot;;[$Feuille1.BB12]))">
            <text:p/>
          </table:table-cell>
          <table:table-cell table:formula="of:=IF(ISNUMBER([$Feuille1.BC12]);ROUND(([$Feuille1.BC12]-deplacement)*Ratio;decimales);IF([$Feuille1.BC12]=&quot;&quot;;&quot;&quot;;[$Feuille1.BC12]))">
            <text:p/>
          </table:table-cell>
          <table:table-cell table:formula="of:=IF(ISNUMBER([$Feuille1.BD12]);ROUND(([$Feuille1.BD12]-deplacement)*Ratio;decimales);IF([$Feuille1.BD12]=&quot;&quot;;&quot;&quot;;[$Feuille1.BD12]))">
            <text:p/>
          </table:table-cell>
          <table:table-cell table:formula="of:=IF(ISNUMBER([$Feuille1.BE12]);ROUND(([$Feuille1.BE12]-deplacement)*Ratio;decimales);IF([$Feuille1.BE12]=&quot;&quot;;&quot;&quot;;[$Feuille1.BE12]))">
            <text:p/>
          </table:table-cell>
          <table:table-cell table:formula="of:=IF(ISNUMBER([$Feuille1.BF12]);ROUND(([$Feuille1.BF12]-deplacement)*Ratio;decimales);IF([$Feuille1.BF12]=&quot;&quot;;&quot;&quot;;[$Feuille1.BF12]))">
            <text:p/>
          </table:table-cell>
          <table:table-cell table:formula="of:=IF(ISNUMBER([$Feuille1.BG12]);ROUND(([$Feuille1.BG12]-deplacement)*Ratio;decimales);IF([$Feuille1.BG12]=&quot;&quot;;&quot;&quot;;[$Feuille1.BG12]))">
            <text:p/>
          </table:table-cell>
          <table:table-cell table:formula="of:=IF(ISNUMBER([$Feuille1.BH12]);ROUND(([$Feuille1.BH12]-deplacement)*Ratio;decimales);IF([$Feuille1.BH12]=&quot;&quot;;&quot;&quot;;[$Feuille1.BH12]))">
            <text:p/>
          </table:table-cell>
          <table:table-cell table:formula="of:=IF(ISNUMBER([$Feuille1.BI12]);ROUND(([$Feuille1.BI12]-deplacement)*Ratio;decimales);IF([$Feuille1.BI12]=&quot;&quot;;&quot;&quot;;[$Feuille1.BI12]))">
            <text:p/>
          </table:table-cell>
          <table:table-cell table:formula="of:=IF(ISNUMBER([$Feuille1.BJ12]);ROUND(([$Feuille1.BJ12]-deplacement)*Ratio;decimales);IF([$Feuille1.BJ12]=&quot;&quot;;&quot;&quot;;[$Feuille1.BJ12]))">
            <text:p/>
          </table:table-cell>
          <table:table-cell table:formula="of:=IF(ISNUMBER([$Feuille1.BK12]);ROUND(([$Feuille1.BK12]-deplacement)*Ratio;decimales);IF([$Feuille1.BK12]=&quot;&quot;;&quot;&quot;;[$Feuille1.BK12]))">
            <text:p/>
          </table:table-cell>
          <table:table-cell table:formula="of:=IF(ISNUMBER([$Feuille1.BL12]);ROUND(([$Feuille1.BL12]-deplacement)*Ratio;decimales);IF([$Feuille1.BL12]=&quot;&quot;;&quot;&quot;;[$Feuille1.BL12]))">
            <text:p/>
          </table:table-cell>
          <table:table-cell table:formula="of:=IF(ISNUMBER([$Feuille1.BM12]);ROUND(([$Feuille1.BM12]-deplacement)*Ratio;decimales);IF([$Feuille1.BM12]=&quot;&quot;;&quot;&quot;;[$Feuille1.BM12]))">
            <text:p/>
          </table:table-cell>
          <table:table-cell table:formula="of:=IF(ISNUMBER([$Feuille1.BN12]);ROUND(([$Feuille1.BN12]-deplacement)*Ratio;decimales);IF([$Feuille1.BN12]=&quot;&quot;;&quot;&quot;;[$Feuille1.BN12]))">
            <text:p/>
          </table:table-cell>
          <table:table-cell table:formula="of:=IF(ISNUMBER([$Feuille1.BO12]);ROUND(([$Feuille1.BO12]-deplacement)*Ratio;decimales);IF([$Feuille1.BO12]=&quot;&quot;;&quot;&quot;;[$Feuille1.BO12]))">
            <text:p/>
          </table:table-cell>
          <table:table-cell table:formula="of:=IF(ISNUMBER([$Feuille1.BP12]);ROUND(([$Feuille1.BP12]-deplacement)*Ratio;decimales);IF([$Feuille1.BP12]=&quot;&quot;;&quot;&quot;;[$Feuille1.BP12]))">
            <text:p/>
          </table:table-cell>
          <table:table-cell table:formula="of:=IF(ISNUMBER([$Feuille1.BQ12]);ROUND(([$Feuille1.BQ12]-deplacement)*Ratio;decimales);IF([$Feuille1.BQ12]=&quot;&quot;;&quot;&quot;;[$Feuille1.BQ12]))">
            <text:p/>
          </table:table-cell>
          <table:table-cell table:formula="of:=IF(ISNUMBER([$Feuille1.BR12]);ROUND(([$Feuille1.BR12]-deplacement)*Ratio;decimales);IF([$Feuille1.BR12]=&quot;&quot;;&quot;&quot;;[$Feuille1.BR12]))">
            <text:p/>
          </table:table-cell>
          <table:table-cell table:formula="of:=IF(ISNUMBER([$Feuille1.BS12]);ROUND(([$Feuille1.BS12]-deplacement)*Ratio;decimales);IF([$Feuille1.BS12]=&quot;&quot;;&quot;&quot;;[$Feuille1.BS12]))">
            <text:p/>
          </table:table-cell>
          <table:table-cell table:formula="of:=IF(ISNUMBER([$Feuille1.BT12]);ROUND(([$Feuille1.BT12]-deplacement)*Ratio;decimales);IF([$Feuille1.BT12]=&quot;&quot;;&quot;&quot;;[$Feuille1.BT12]))">
            <text:p/>
          </table:table-cell>
          <table:table-cell table:formula="of:=IF(ISNUMBER([$Feuille1.BU12]);ROUND(([$Feuille1.BU12]-deplacement)*Ratio;decimales);IF([$Feuille1.BU12]=&quot;&quot;;&quot;&quot;;[$Feuille1.BU12]))">
            <text:p/>
          </table:table-cell>
          <table:table-cell table:formula="of:=IF(ISNUMBER([$Feuille1.BV12]);ROUND(([$Feuille1.BV12]-deplacement)*Ratio;decimales);IF([$Feuille1.BV12]=&quot;&quot;;&quot;&quot;;[$Feuille1.BV12]))">
            <text:p/>
          </table:table-cell>
          <table:table-cell table:formula="of:=IF(ISNUMBER([$Feuille1.BW12]);ROUND(([$Feuille1.BW12]-deplacement)*Ratio;decimales);IF([$Feuille1.BW12]=&quot;&quot;;&quot;&quot;;[$Feuille1.BW12]))">
            <text:p/>
          </table:table-cell>
          <table:table-cell table:formula="of:=IF(ISNUMBER([$Feuille1.BX12]);ROUND(([$Feuille1.BX12]-deplacement)*Ratio;decimales);IF([$Feuille1.BX12]=&quot;&quot;;&quot;&quot;;[$Feuille1.BX12]))">
            <text:p/>
          </table:table-cell>
          <table:table-cell table:formula="of:=IF(ISNUMBER([$Feuille1.BY12]);ROUND(([$Feuille1.BY12]-deplacement)*Ratio;decimales);IF([$Feuille1.BY12]=&quot;&quot;;&quot;&quot;;[$Feuille1.BY12]))">
            <text:p/>
          </table:table-cell>
          <table:table-cell table:formula="of:=IF(ISNUMBER([$Feuille1.BZ12]);ROUND(([$Feuille1.BZ12]-deplacement)*Ratio;decimales);IF([$Feuille1.BZ12]=&quot;&quot;;&quot;&quot;;[$Feuille1.BZ12]))">
            <text:p/>
          </table:table-cell>
          <table:table-cell table:formula="of:=IF(ISNUMBER([$Feuille1.CA12]);ROUND(([$Feuille1.CA12]-deplacement)*Ratio;decimales);IF([$Feuille1.CA12]=&quot;&quot;;&quot;&quot;;[$Feuille1.CA12]))">
            <text:p/>
          </table:table-cell>
          <table:table-cell table:formula="of:=IF(ISNUMBER([$Feuille1.CB12]);ROUND(([$Feuille1.CB12]-deplacement)*Ratio;decimales);IF([$Feuille1.CB12]=&quot;&quot;;&quot;&quot;;[$Feuille1.CB12]))">
            <text:p/>
          </table:table-cell>
          <table:table-cell table:formula="of:=IF(ISNUMBER([$Feuille1.CC12]);ROUND(([$Feuille1.CC12]-deplacement)*Ratio;decimales);IF([$Feuille1.CC12]=&quot;&quot;;&quot;&quot;;[$Feuille1.CC12]))">
            <text:p/>
          </table:table-cell>
          <table:table-cell table:formula="of:=IF(ISNUMBER([$Feuille1.CD12]);ROUND(([$Feuille1.CD12]-deplacement)*Ratio;decimales);IF([$Feuille1.CD12]=&quot;&quot;;&quot;&quot;;[$Feuille1.CD12]))">
            <text:p/>
          </table:table-cell>
          <table:table-cell table:formula="of:=IF(ISNUMBER([$Feuille1.CE12]);ROUND(([$Feuille1.CE12]-deplacement)*Ratio;decimales);IF([$Feuille1.CE12]=&quot;&quot;;&quot;&quot;;[$Feuille1.CE12]))">
            <text:p/>
          </table:table-cell>
          <table:table-cell table:formula="of:=IF(ISNUMBER([$Feuille1.CF12]);ROUND(([$Feuille1.CF12]-deplacement)*Ratio;decimales);IF([$Feuille1.CF12]=&quot;&quot;;&quot;&quot;;[$Feuille1.CF12]))">
            <text:p/>
          </table:table-cell>
          <table:table-cell table:formula="of:=IF(ISNUMBER([$Feuille1.CG12]);ROUND(([$Feuille1.CG12]-deplacement)*Ratio;decimales);IF([$Feuille1.CG12]=&quot;&quot;;&quot;&quot;;[$Feuille1.CG12]))">
            <text:p/>
          </table:table-cell>
          <table:table-cell table:formula="of:=IF(ISNUMBER([$Feuille1.CH12]);ROUND(([$Feuille1.CH12]-deplacement)*Ratio;decimales);IF([$Feuille1.CH12]=&quot;&quot;;&quot;&quot;;[$Feuille1.CH12]))">
            <text:p/>
          </table:table-cell>
          <table:table-cell table:formula="of:=IF(ISNUMBER([$Feuille1.CI12]);ROUND(([$Feuille1.CI12]-deplacement)*Ratio;decimales);IF([$Feuille1.CI12]=&quot;&quot;;&quot;&quot;;[$Feuille1.CI12]))">
            <text:p/>
          </table:table-cell>
          <table:table-cell table:formula="of:=IF(ISNUMBER([$Feuille1.CJ12]);ROUND(([$Feuille1.CJ12]-deplacement)*Ratio;decimales);IF([$Feuille1.CJ12]=&quot;&quot;;&quot;&quot;;[$Feuille1.CJ12]))">
            <text:p/>
          </table:table-cell>
          <table:table-cell table:formula="of:=IF(ISNUMBER([$Feuille1.CK12]);ROUND(([$Feuille1.CK12]-deplacement)*Ratio;decimales);IF([$Feuille1.CK12]=&quot;&quot;;&quot;&quot;;[$Feuille1.CK12]))">
            <text:p/>
          </table:table-cell>
          <table:table-cell table:formula="of:=IF(ISNUMBER([$Feuille1.CL12]);ROUND(([$Feuille1.CL12]-deplacement)*Ratio;decimales);IF([$Feuille1.CL12]=&quot;&quot;;&quot;&quot;;[$Feuille1.CL12]))">
            <text:p/>
          </table:table-cell>
          <table:table-cell table:formula="of:=IF(ISNUMBER([$Feuille1.CM12]);ROUND(([$Feuille1.CM12]-deplacement)*Ratio;decimales);IF([$Feuille1.CM12]=&quot;&quot;;&quot;&quot;;[$Feuille1.CM12]))">
            <text:p/>
          </table:table-cell>
          <table:table-cell table:formula="of:=IF(ISNUMBER([$Feuille1.CN12]);ROUND(([$Feuille1.CN12]-deplacement)*Ratio;decimales);IF([$Feuille1.CN12]=&quot;&quot;;&quot;&quot;;[$Feuille1.CN12]))">
            <text:p/>
          </table:table-cell>
          <table:table-cell table:formula="of:=IF(ISNUMBER([$Feuille1.CO12]);ROUND(([$Feuille1.CO12]-deplacement)*Ratio;decimales);IF([$Feuille1.CO12]=&quot;&quot;;&quot;&quot;;[$Feuille1.CO12]))">
            <text:p/>
          </table:table-cell>
          <table:table-cell table:formula="of:=IF(ISNUMBER([$Feuille1.CP12]);ROUND(([$Feuille1.CP12]-deplacement)*Ratio;decimales);IF([$Feuille1.CP12]=&quot;&quot;;&quot;&quot;;[$Feuille1.CP12]))">
            <text:p/>
          </table:table-cell>
          <table:table-cell table:formula="of:=IF(ISNUMBER([$Feuille1.CQ12]);ROUND(([$Feuille1.CQ12]-deplacement)*Ratio;decimales);IF([$Feuille1.CQ12]=&quot;&quot;;&quot;&quot;;[$Feuille1.CQ12]))">
            <text:p/>
          </table:table-cell>
          <table:table-cell table:formula="of:=IF(ISNUMBER([$Feuille1.CR12]);ROUND(([$Feuille1.CR12]-deplacement)*Ratio;decimales);IF([$Feuille1.CR12]=&quot;&quot;;&quot;&quot;;[$Feuille1.CR12]))">
            <text:p/>
          </table:table-cell>
          <table:table-cell table:formula="of:=IF(ISNUMBER([$Feuille1.CS12]);ROUND(([$Feuille1.CS12]-deplacement)*Ratio;decimales);IF([$Feuille1.CS12]=&quot;&quot;;&quot;&quot;;[$Feuille1.CS12]))">
            <text:p/>
          </table:table-cell>
          <table:table-cell table:formula="of:=IF(ISNUMBER([$Feuille1.CT12]);ROUND(([$Feuille1.CT12]-deplacement)*Ratio;decimales);IF([$Feuille1.CT12]=&quot;&quot;;&quot;&quot;;[$Feuille1.CT12]))">
            <text:p/>
          </table:table-cell>
          <table:table-cell table:formula="of:=IF(ISNUMBER([$Feuille1.CU12]);ROUND(([$Feuille1.CU12]-deplacement)*Ratio;decimales);IF([$Feuille1.CU12]=&quot;&quot;;&quot;&quot;;[$Feuille1.CU12]))">
            <text:p/>
          </table:table-cell>
          <table:table-cell table:formula="of:=IF(ISNUMBER([$Feuille1.CV12]);ROUND(([$Feuille1.CV12]-deplacement)*Ratio;decimales);IF([$Feuille1.CV12]=&quot;&quot;;&quot;&quot;;[$Feuille1.CV12]))">
            <text:p/>
          </table:table-cell>
          <table:table-cell table:formula="of:=IF(ISNUMBER([$Feuille1.CW12]);ROUND(([$Feuille1.CW12]-deplacement)*Ratio;decimales);IF([$Feuille1.CW12]=&quot;&quot;;&quot;&quot;;[$Feuille1.CW12]))">
            <text:p/>
          </table:table-cell>
          <table:table-cell table:formula="of:=IF(ISNUMBER([$Feuille1.CX12]);ROUND(([$Feuille1.CX12]-deplacement)*Ratio;decimales);IF([$Feuille1.CX12]=&quot;&quot;;&quot;&quot;;[$Feuille1.CX12]))">
            <text:p/>
          </table:table-cell>
          <table:table-cell table:formula="of:=IF(ISNUMBER([$Feuille1.CY12]);ROUND(([$Feuille1.CY12]-deplacement)*Ratio;decimales);IF([$Feuille1.CY12]=&quot;&quot;;&quot;&quot;;[$Feuille1.CY12]))">
            <text:p/>
          </table:table-cell>
          <table:table-cell table:formula="of:=IF(ISNUMBER([$Feuille1.CZ12]);ROUND(([$Feuille1.CZ12]-deplacement)*Ratio;decimales);IF([$Feuille1.CZ12]=&quot;&quot;;&quot;&quot;;[$Feuille1.CZ12]))">
            <text:p/>
          </table:table-cell>
          <table:table-cell table:formula="of:=IF(ISNUMBER([$Feuille1.DA12]);ROUND(([$Feuille1.DA12]-deplacement)*Ratio;decimales);IF([$Feuille1.DA12]=&quot;&quot;;&quot;&quot;;[$Feuille1.DA12]))">
            <text:p/>
          </table:table-cell>
          <table:table-cell table:formula="of:=IF(ISNUMBER([$Feuille1.DB12]);ROUND(([$Feuille1.DB12]-deplacement)*Ratio;decimales);IF([$Feuille1.DB12]=&quot;&quot;;&quot;&quot;;[$Feuille1.DB12]))">
            <text:p/>
          </table:table-cell>
          <table:table-cell table:formula="of:=IF(ISNUMBER([$Feuille1.DC12]);ROUND(([$Feuille1.DC12]-deplacement)*Ratio;decimales);IF([$Feuille1.DC12]=&quot;&quot;;&quot;&quot;;[$Feuille1.DC12]))">
            <text:p/>
          </table:table-cell>
          <table:table-cell table:formula="of:=IF(ISNUMBER([$Feuille1.DD12]);ROUND(([$Feuille1.DD12]-deplacement)*Ratio;decimales);IF([$Feuille1.DD12]=&quot;&quot;;&quot;&quot;;[$Feuille1.DD12]))">
            <text:p/>
          </table:table-cell>
          <table:table-cell table:formula="of:=IF(ISNUMBER([$Feuille1.DE12]);ROUND(([$Feuille1.DE12]-deplacement)*Ratio;decimales);IF([$Feuille1.DE12]=&quot;&quot;;&quot;&quot;;[$Feuille1.DE12]))">
            <text:p/>
          </table:table-cell>
          <table:table-cell table:formula="of:=IF(ISNUMBER([$Feuille1.DF12]);ROUND(([$Feuille1.DF12]-deplacement)*Ratio;decimales);IF([$Feuille1.DF12]=&quot;&quot;;&quot;&quot;;[$Feuille1.DF12]))">
            <text:p/>
          </table:table-cell>
          <table:table-cell table:formula="of:=IF(ISNUMBER([$Feuille1.DG12]);ROUND(([$Feuille1.DG12]-deplacement)*Ratio;decimales);IF([$Feuille1.DG12]=&quot;&quot;;&quot;&quot;;[$Feuille1.DG12]))">
            <text:p/>
          </table:table-cell>
          <table:table-cell table:formula="of:=IF(ISNUMBER([$Feuille1.DH12]);ROUND(([$Feuille1.DH12]-deplacement)*Ratio;decimales);IF([$Feuille1.DH12]=&quot;&quot;;&quot;&quot;;[$Feuille1.DH12]))">
            <text:p/>
          </table:table-cell>
          <table:table-cell table:formula="of:=IF(ISNUMBER([$Feuille1.DI12]);ROUND(([$Feuille1.DI12]-deplacement)*Ratio;decimales);IF([$Feuille1.DI12]=&quot;&quot;;&quot;&quot;;[$Feuille1.DI12]))">
            <text:p/>
          </table:table-cell>
          <table:table-cell table:formula="of:=IF(ISNUMBER([$Feuille1.DJ12]);ROUND(([$Feuille1.DJ12]-deplacement)*Ratio;decimales);IF([$Feuille1.DJ12]=&quot;&quot;;&quot;&quot;;[$Feuille1.DJ12]))">
            <text:p/>
          </table:table-cell>
          <table:table-cell table:formula="of:=IF(ISNUMBER([$Feuille1.DK12]);ROUND(([$Feuille1.DK12]-deplacement)*Ratio;decimales);IF([$Feuille1.DK12]=&quot;&quot;;&quot;&quot;;[$Feuille1.DK12]))">
            <text:p/>
          </table:table-cell>
          <table:table-cell table:formula="of:=IF(ISNUMBER([$Feuille1.DL12]);ROUND(([$Feuille1.DL12]-deplacement)*Ratio;decimales);IF([$Feuille1.DL12]=&quot;&quot;;&quot;&quot;;[$Feuille1.DL12]))">
            <text:p/>
          </table:table-cell>
          <table:table-cell table:formula="of:=IF(ISNUMBER([$Feuille1.DM12]);ROUND(([$Feuille1.DM12]-deplacement)*Ratio;decimales);IF([$Feuille1.DM12]=&quot;&quot;;&quot;&quot;;[$Feuille1.DM12]))">
            <text:p/>
          </table:table-cell>
          <table:table-cell table:formula="of:=IF(ISNUMBER([$Feuille1.DN12]);ROUND(([$Feuille1.DN12]-deplacement)*Ratio;decimales);IF([$Feuille1.DN12]=&quot;&quot;;&quot;&quot;;[$Feuille1.DN12]))">
            <text:p/>
          </table:table-cell>
          <table:table-cell table:formula="of:=IF(ISNUMBER([$Feuille1.DO12]);ROUND(([$Feuille1.DO12]-deplacement)*Ratio;decimales);IF([$Feuille1.DO12]=&quot;&quot;;&quot;&quot;;[$Feuille1.DO12]))">
            <text:p/>
          </table:table-cell>
          <table:table-cell table:formula="of:=IF(ISNUMBER([$Feuille1.DP12]);ROUND(([$Feuille1.DP12]-deplacement)*Ratio;decimales);IF([$Feuille1.DP12]=&quot;&quot;;&quot;&quot;;[$Feuille1.DP12]))">
            <text:p/>
          </table:table-cell>
          <table:table-cell table:formula="of:=IF(ISNUMBER([$Feuille1.DQ12]);ROUND(([$Feuille1.DQ12]-deplacement)*Ratio;decimales);IF([$Feuille1.DQ12]=&quot;&quot;;&quot;&quot;;[$Feuille1.DQ12]))">
            <text:p/>
          </table:table-cell>
          <table:table-cell table:formula="of:=IF(ISNUMBER([$Feuille1.DR12]);ROUND(([$Feuille1.DR12]-deplacement)*Ratio;decimales);IF([$Feuille1.DR12]=&quot;&quot;;&quot;&quot;;[$Feuille1.DR12]))">
            <text:p/>
          </table:table-cell>
          <table:table-cell table:formula="of:=IF(ISNUMBER([$Feuille1.DS12]);ROUND(([$Feuille1.DS12]-deplacement)*Ratio;decimales);IF([$Feuille1.DS12]=&quot;&quot;;&quot;&quot;;[$Feuille1.DS12]))">
            <text:p/>
          </table:table-cell>
          <table:table-cell table:formula="of:=IF(ISNUMBER([$Feuille1.DT12]);ROUND(([$Feuille1.DT12]-deplacement)*Ratio;decimales);IF([$Feuille1.DT12]=&quot;&quot;;&quot;&quot;;[$Feuille1.DT12]))">
            <text:p/>
          </table:table-cell>
          <table:table-cell table:formula="of:=IF(ISNUMBER([$Feuille1.DU12]);ROUND(([$Feuille1.DU12]-deplacement)*Ratio;decimales);IF([$Feuille1.DU12]=&quot;&quot;;&quot;&quot;;[$Feuille1.DU12]))">
            <text:p/>
          </table:table-cell>
          <table:table-cell table:formula="of:=IF(ISNUMBER([$Feuille1.DV12]);ROUND(([$Feuille1.DV12]-deplacement)*Ratio;decimales);IF([$Feuille1.DV12]=&quot;&quot;;&quot;&quot;;[$Feuille1.DV12]))">
            <text:p/>
          </table:table-cell>
          <table:table-cell table:formula="of:=IF(ISNUMBER([$Feuille1.DW12]);ROUND(([$Feuille1.DW12]-deplacement)*Ratio;decimales);IF([$Feuille1.DW12]=&quot;&quot;;&quot;&quot;;[$Feuille1.DW12]))">
            <text:p/>
          </table:table-cell>
          <table:table-cell table:formula="of:=IF(ISNUMBER([$Feuille1.DX12]);ROUND(([$Feuille1.DX12]-deplacement)*Ratio;decimales);IF([$Feuille1.DX12]=&quot;&quot;;&quot;&quot;;[$Feuille1.DX12]))">
            <text:p/>
          </table:table-cell>
          <table:table-cell table:formula="of:=IF(ISNUMBER([$Feuille1.DY12]);ROUND(([$Feuille1.DY12]-deplacement)*Ratio;decimales);IF([$Feuille1.DY12]=&quot;&quot;;&quot;&quot;;[$Feuille1.DY12]))">
            <text:p/>
          </table:table-cell>
          <table:table-cell table:formula="of:=IF(ISNUMBER([$Feuille1.DZ12]);ROUND(([$Feuille1.DZ12]-deplacement)*Ratio;decimales);IF([$Feuille1.DZ12]=&quot;&quot;;&quot;&quot;;[$Feuille1.DZ12]))">
            <text:p/>
          </table:table-cell>
          <table:table-cell table:formula="of:=IF(ISNUMBER([$Feuille1.EA12]);ROUND(([$Feuille1.EA12]-deplacement)*Ratio;decimales);IF([$Feuille1.EA12]=&quot;&quot;;&quot;&quot;;[$Feuille1.EA12]))">
            <text:p/>
          </table:table-cell>
          <table:table-cell table:formula="of:=IF(ISNUMBER([$Feuille1.EB12]);ROUND(([$Feuille1.EB12]-deplacement)*Ratio;decimales);IF([$Feuille1.EB12]=&quot;&quot;;&quot;&quot;;[$Feuille1.EB12]))">
            <text:p/>
          </table:table-cell>
          <table:table-cell table:formula="of:=IF(ISNUMBER([$Feuille1.EC12]);ROUND(([$Feuille1.EC12]-deplacement)*Ratio;decimales);IF([$Feuille1.EC12]=&quot;&quot;;&quot;&quot;;[$Feuille1.EC12]))">
            <text:p/>
          </table:table-cell>
          <table:table-cell table:formula="of:=IF(ISNUMBER([$Feuille1.ED12]);ROUND(([$Feuille1.ED12]-deplacement)*Ratio;decimales);IF([$Feuille1.ED12]=&quot;&quot;;&quot;&quot;;[$Feuille1.ED12]))">
            <text:p/>
          </table:table-cell>
          <table:table-cell table:formula="of:=IF(ISNUMBER([$Feuille1.EE12]);ROUND(([$Feuille1.EE12]-deplacement)*Ratio;decimales);IF([$Feuille1.EE12]=&quot;&quot;;&quot;&quot;;[$Feuille1.EE12]))">
            <text:p/>
          </table:table-cell>
          <table:table-cell table:formula="of:=IF(ISNUMBER([$Feuille1.EF12]);ROUND(([$Feuille1.EF12]-deplacement)*Ratio;decimales);IF([$Feuille1.EF12]=&quot;&quot;;&quot;&quot;;[$Feuille1.EF12]))">
            <text:p/>
          </table:table-cell>
          <table:table-cell table:formula="of:=IF(ISNUMBER([$Feuille1.EG12]);ROUND(([$Feuille1.EG12]-deplacement)*Ratio;decimales);IF([$Feuille1.EG12]=&quot;&quot;;&quot;&quot;;[$Feuille1.EG12]))">
            <text:p/>
          </table:table-cell>
          <table:table-cell table:formula="of:=IF(ISNUMBER([$Feuille1.EH12]);ROUND(([$Feuille1.EH12]-deplacement)*Ratio;decimales);IF([$Feuille1.EH12]=&quot;&quot;;&quot;&quot;;[$Feuille1.EH12]))">
            <text:p/>
          </table:table-cell>
          <table:table-cell table:formula="of:=IF(ISNUMBER([$Feuille1.EI12]);ROUND(([$Feuille1.EI12]-deplacement)*Ratio;decimales);IF([$Feuille1.EI12]=&quot;&quot;;&quot;&quot;;[$Feuille1.EI12]))">
            <text:p/>
          </table:table-cell>
          <table:table-cell table:formula="of:=IF(ISNUMBER([$Feuille1.EJ12]);ROUND(([$Feuille1.EJ12]-deplacement)*Ratio;decimales);IF([$Feuille1.EJ12]=&quot;&quot;;&quot;&quot;;[$Feuille1.EJ12]))">
            <text:p/>
          </table:table-cell>
          <table:table-cell table:formula="of:=IF(ISNUMBER([$Feuille1.EK12]);[$Feuille1.EK12]*Ratio;IF([$Feuille1.EK12]=&quot;&quot;;&quot;&quot;;[$Feuille1.EK12]))">
            <text:p/>
          </table:table-cell>
          <table:table-cell table:formula="of:=IF(ISNUMBER([$Feuille1.EL12]);[$Feuille1.EL12]*Ratio;IF([$Feuille1.EL12]=&quot;&quot;;&quot;&quot;;[$Feuille1.EL12]))">
            <text:p/>
          </table:table-cell>
          <table:table-cell table:number-columns-repeated="882"/>
        </table:table-row>
        <table:table-row table:style-name="ro1">
          <table:table-cell table:formula="of:=IF(ISNUMBER([$Feuille1.A13]);ROUND(([$Feuille1.A13]-deplacement)*Ratio;decimales);IF([$Feuille1.A13]=&quot;&quot;;&quot;&quot;;[$Feuille1.A13]))" office:value-type="string" office:string-value="&lt;path" calcext:value-type="string">
            <text:p>&lt;path</text:p>
          </table:table-cell>
          <table:table-cell table:formula="of:=IF(ISNUMBER([$Feuille1.B13]);ROUND(([$Feuille1.B13]-deplacement)*Ratio;decimales);IF([$Feuille1.B13]=&quot;&quot;;&quot;&quot;;[$Feuille1.B13]))" office:value-type="string" office:string-value="class=&quot;bateau&quot;" calcext:value-type="string">
            <text:p>class="bateau"</text:p>
          </table:table-cell>
          <table:table-cell table:formula="of:=IF(ISNUMBER([$Feuille1.C13]);ROUND(([$Feuille1.C13]-deplacement)*Ratio;decimales);IF([$Feuille1.C13]=&quot;&quot;;&quot;&quot;;[$Feuille1.C13]))" office:value-type="string" office:string-value="d=&quot;M" calcext:value-type="string">
            <text:p>d="M</text:p>
          </table:table-cell>
          <table:table-cell table:formula="of:=IF(ISNUMBER([$Feuille1.D13]);ROUND(([$Feuille1.D13]-deplacement)*Ratio;decimales);IF([$Feuille1.D13]=&quot;&quot;;&quot;&quot;;[$Feuille1.D13]))" office:value-type="float" office:value="90.66" calcext:value-type="float">
            <text:p>90,66</text:p>
          </table:table-cell>
          <table:table-cell table:style-name="ce3" table:formula="of:=IF(ISNUMBER([$Feuille1.E13]);ROUND(([$Feuille1.E13]-deplacement)*Ratio;decimales);IF([$Feuille1.E13]=&quot;&quot;;&quot;&quot;;[$Feuille1.E13]))" office:value-type="float" office:value="110.75" calcext:value-type="float">
            <text:p>110,75</text:p>
          </table:table-cell>
          <table:table-cell table:formula="of:=IF(ISNUMBER([$Feuille1.F13]);ROUND(([$Feuille1.F13]-deplacement)*Ratio;decimales);IF([$Feuille1.F13]=&quot;&quot;;&quot;&quot;;[$Feuille1.F13]))" office:value-type="string" office:string-value="L" calcext:value-type="string">
            <text:p>L</text:p>
          </table:table-cell>
          <table:table-cell table:style-name="ce3" table:formula="of:=IF(ISNUMBER([$Feuille1.G13]);ROUND(([$Feuille1.G13]-deplacement)*Ratio;decimales);IF([$Feuille1.G13]=&quot;&quot;;&quot;&quot;;[$Feuille1.G13]))" office:value-type="float" office:value="89.43" calcext:value-type="float">
            <text:p>89,43</text:p>
          </table:table-cell>
          <table:table-cell table:style-name="ce3" table:formula="of:=IF(ISNUMBER([$Feuille1.H13]);ROUND(([$Feuille1.H13]-deplacement)*Ratio;decimales);IF([$Feuille1.H13]=&quot;&quot;;&quot;&quot;;[$Feuille1.H13]))" office:value-type="float" office:value="113.73" calcext:value-type="float">
            <text:p>113,73</text:p>
          </table:table-cell>
          <table:table-cell table:formula="of:=IF(ISNUMBER([$Feuille1.I13]);ROUND(([$Feuille1.I13]-deplacement)*Ratio;decimales);IF([$Feuille1.I13]=&quot;&quot;;&quot;&quot;;[$Feuille1.I13]))" office:value-type="string" office:string-value="H" calcext:value-type="string">
            <text:p>H</text:p>
          </table:table-cell>
          <table:table-cell table:style-name="ce3" table:formula="of:=IF(ISNUMBER([$Feuille1.J13]);ROUND(([$Feuille1.J13]-deplacement)*Ratio;decimales);IF([$Feuille1.J13]=&quot;&quot;;&quot;&quot;;[$Feuille1.J13]))" office:value-type="float" office:value="102.43" calcext:value-type="float">
            <text:p>102,43</text:p>
          </table:table-cell>
          <table:table-cell table:formula="of:=IF(ISNUMBER([$Feuille1.K13]);ROUND(([$Feuille1.K13]-deplacement)*Ratio;decimales);IF([$Feuille1.K13]=&quot;&quot;;&quot;&quot;;[$Feuille1.K13]))" office:value-type="string" office:string-value="C" calcext:value-type="string">
            <text:p>C</text:p>
          </table:table-cell>
          <table:table-cell table:style-name="ce3" table:formula="of:=IF(ISNUMBER([$Feuille1.L13]);ROUND(([$Feuille1.L13]-deplacement)*Ratio;decimales);IF([$Feuille1.L13]=&quot;&quot;;&quot;&quot;;[$Feuille1.L13]))" office:value-type="float" office:value="102.92" calcext:value-type="float">
            <text:p>102,92</text:p>
          </table:table-cell>
          <table:table-cell table:style-name="ce3" table:formula="of:=IF(ISNUMBER([$Feuille1.M13]);ROUND(([$Feuille1.M13]-deplacement)*Ratio;decimales);IF([$Feuille1.M13]=&quot;&quot;;&quot;&quot;;[$Feuille1.M13]))" office:value-type="float" office:value="112.76" calcext:value-type="float">
            <text:p>112,76</text:p>
          </table:table-cell>
          <table:table-cell table:style-name="ce3" table:formula="of:=IF(ISNUMBER([$Feuille1.N13]);ROUND(([$Feuille1.N13]-deplacement)*Ratio;decimales);IF([$Feuille1.N13]=&quot;&quot;;&quot;&quot;;[$Feuille1.N13]))" office:value-type="float" office:value="103.42" calcext:value-type="float">
            <text:p>103,42</text:p>
          </table:table-cell>
          <table:table-cell table:style-name="ce3" table:formula="of:=IF(ISNUMBER([$Feuille1.O13]);ROUND(([$Feuille1.O13]-deplacement)*Ratio;decimales);IF([$Feuille1.O13]=&quot;&quot;;&quot;&quot;;[$Feuille1.O13]))" office:value-type="float" office:value="111.76" calcext:value-type="float">
            <text:p>111,76</text:p>
          </table:table-cell>
          <table:table-cell table:style-name="ce3" table:formula="of:=IF(ISNUMBER([$Feuille1.P13]);ROUND(([$Feuille1.P13]-deplacement)*Ratio;decimales);IF([$Feuille1.P13]=&quot;&quot;;&quot;&quot;;[$Feuille1.P13]))" office:value-type="float" office:value="103.92" calcext:value-type="float">
            <text:p>103,92</text:p>
          </table:table-cell>
          <table:table-cell table:style-name="ce3" table:formula="of:=IF(ISNUMBER([$Feuille1.Q13]);ROUND(([$Feuille1.Q13]-deplacement)*Ratio;decimales);IF([$Feuille1.Q13]=&quot;&quot;;&quot;&quot;;[$Feuille1.Q13]))" office:value-type="float" office:value="110.75" calcext:value-type="float">
            <text:p>110,75</text:p>
          </table:table-cell>
          <table:table-cell table:formula="of:=IF(ISNUMBER([$Feuille1.R13]);ROUND(([$Feuille1.R13]-deplacement)*Ratio;decimales);IF([$Feuille1.R13]=&quot;&quot;;&quot;&quot;;[$Feuille1.R13]))" office:value-type="string" office:string-value="H" calcext:value-type="string">
            <text:p>H</text:p>
          </table:table-cell>
          <table:table-cell table:style-name="ce3" table:formula="of:=IF(ISNUMBER([$Feuille1.S13]);ROUND(([$Feuille1.S13]-deplacement)*Ratio;decimales);IF([$Feuille1.S13]=&quot;&quot;;&quot;&quot;;[$Feuille1.S13]))" office:value-type="float" office:value="90.66" calcext:value-type="float">
            <text:p>90,66</text:p>
          </table:table-cell>
          <table:table-cell table:formula="of:=IF(ISNUMBER([$Feuille1.T13]);ROUND(([$Feuille1.T13]-deplacement)*Ratio;decimales);IF([$Feuille1.T13]=&quot;&quot;;&quot;&quot;;[$Feuille1.T13]))" office:value-type="string" office:string-value="z" calcext:value-type="string">
            <text:p>z</text:p>
          </table:table-cell>
          <table:table-cell table:formula="of:=IF(ISNUMBER([$Feuille1.U13]);ROUND(([$Feuille1.U13]-deplacement)*Ratio;decimales);IF([$Feuille1.U13]=&quot;&quot;;&quot;&quot;;[$Feuille1.U13]))" office:value-type="string" office:string-value="&quot;" calcext:value-type="string">
            <text:p>"</text:p>
          </table:table-cell>
          <table:table-cell table:formula="of:=IF(ISNUMBER([$Feuille1.V13]);ROUND(([$Feuille1.V13]-deplacement)*Ratio;decimales);IF([$Feuille1.V13]=&quot;&quot;;&quot;&quot;;[$Feuille1.V13]))" office:value-type="string" office:string-value="/&gt;" calcext:value-type="string">
            <text:p>/&gt;</text:p>
          </table:table-cell>
          <table:table-cell table:formula="of:=IF(ISNUMBER([$Feuille1.W13]);ROUND(([$Feuille1.W13]-deplacement)*Ratio;decimales);IF([$Feuille1.W13]=&quot;&quot;;&quot;&quot;;[$Feuille1.W13]))">
            <text:p/>
          </table:table-cell>
          <table:table-cell table:formula="of:=IF(ISNUMBER([$Feuille1.X13]);ROUND(([$Feuille1.X13]-deplacement)*Ratio;decimales);IF([$Feuille1.X13]=&quot;&quot;;&quot;&quot;;[$Feuille1.X13]))">
            <text:p/>
          </table:table-cell>
          <table:table-cell table:formula="of:=IF(ISNUMBER([$Feuille1.Y13]);ROUND(([$Feuille1.Y13]-deplacement)*Ratio;decimales);IF([$Feuille1.Y13]=&quot;&quot;;&quot;&quot;;[$Feuille1.Y13]))">
            <text:p/>
          </table:table-cell>
          <table:table-cell table:formula="of:=IF(ISNUMBER([$Feuille1.Z13]);ROUND(([$Feuille1.Z13]-deplacement)*Ratio;decimales);IF([$Feuille1.Z13]=&quot;&quot;;&quot;&quot;;[$Feuille1.Z13]))">
            <text:p/>
          </table:table-cell>
          <table:table-cell table:formula="of:=IF(ISNUMBER([$Feuille1.AA13]);ROUND(([$Feuille1.AA13]-deplacement)*Ratio;decimales);IF([$Feuille1.AA13]=&quot;&quot;;&quot;&quot;;[$Feuille1.AA13]))">
            <text:p/>
          </table:table-cell>
          <table:table-cell table:formula="of:=IF(ISNUMBER([$Feuille1.AB13]);ROUND(([$Feuille1.AB13]-deplacement)*Ratio;decimales);IF([$Feuille1.AB13]=&quot;&quot;;&quot;&quot;;[$Feuille1.AB13]))">
            <text:p/>
          </table:table-cell>
          <table:table-cell table:formula="of:=IF(ISNUMBER([$Feuille1.AC13]);ROUND(([$Feuille1.AC13]-deplacement)*Ratio;decimales);IF([$Feuille1.AC13]=&quot;&quot;;&quot;&quot;;[$Feuille1.AC13]))">
            <text:p/>
          </table:table-cell>
          <table:table-cell table:formula="of:=IF(ISNUMBER([$Feuille1.AD13]);ROUND(([$Feuille1.AD13]-deplacement)*Ratio;decimales);IF([$Feuille1.AD13]=&quot;&quot;;&quot;&quot;;[$Feuille1.AD13]))">
            <text:p/>
          </table:table-cell>
          <table:table-cell table:formula="of:=IF(ISNUMBER([$Feuille1.AE13]);ROUND(([$Feuille1.AE13]-deplacement)*Ratio;decimales);IF([$Feuille1.AE13]=&quot;&quot;;&quot;&quot;;[$Feuille1.AE13]))">
            <text:p/>
          </table:table-cell>
          <table:table-cell table:formula="of:=IF(ISNUMBER([$Feuille1.AF13]);ROUND(([$Feuille1.AF13]-deplacement)*Ratio;decimales);IF([$Feuille1.AF13]=&quot;&quot;;&quot;&quot;;[$Feuille1.AF13]))">
            <text:p/>
          </table:table-cell>
          <table:table-cell table:formula="of:=IF(ISNUMBER([$Feuille1.AG13]);ROUND(([$Feuille1.AG13]-deplacement)*Ratio;decimales);IF([$Feuille1.AG13]=&quot;&quot;;&quot;&quot;;[$Feuille1.AG13]))">
            <text:p/>
          </table:table-cell>
          <table:table-cell table:formula="of:=IF(ISNUMBER([$Feuille1.AH13]);ROUND(([$Feuille1.AH13]-deplacement)*Ratio;decimales);IF([$Feuille1.AH13]=&quot;&quot;;&quot;&quot;;[$Feuille1.AH13]))">
            <text:p/>
          </table:table-cell>
          <table:table-cell table:formula="of:=IF(ISNUMBER([$Feuille1.AI13]);ROUND(([$Feuille1.AI13]-deplacement)*Ratio;decimales);IF([$Feuille1.AI13]=&quot;&quot;;&quot;&quot;;[$Feuille1.AI13]))">
            <text:p/>
          </table:table-cell>
          <table:table-cell table:formula="of:=IF(ISNUMBER([$Feuille1.AJ13]);ROUND(([$Feuille1.AJ13]-deplacement)*Ratio;decimales);IF([$Feuille1.AJ13]=&quot;&quot;;&quot;&quot;;[$Feuille1.AJ13]))">
            <text:p/>
          </table:table-cell>
          <table:table-cell table:formula="of:=IF(ISNUMBER([$Feuille1.AK13]);ROUND(([$Feuille1.AK13]-deplacement)*Ratio;decimales);IF([$Feuille1.AK13]=&quot;&quot;;&quot;&quot;;[$Feuille1.AK13]))">
            <text:p/>
          </table:table-cell>
          <table:table-cell table:formula="of:=IF(ISNUMBER([$Feuille1.AL13]);ROUND(([$Feuille1.AL13]-deplacement)*Ratio;decimales);IF([$Feuille1.AL13]=&quot;&quot;;&quot;&quot;;[$Feuille1.AL13]))">
            <text:p/>
          </table:table-cell>
          <table:table-cell table:formula="of:=IF(ISNUMBER([$Feuille1.AM13]);ROUND(([$Feuille1.AM13]-deplacement)*Ratio;decimales);IF([$Feuille1.AM13]=&quot;&quot;;&quot;&quot;;[$Feuille1.AM13]))">
            <text:p/>
          </table:table-cell>
          <table:table-cell table:formula="of:=IF(ISNUMBER([$Feuille1.AN13]);ROUND(([$Feuille1.AN13]-deplacement)*Ratio;decimales);IF([$Feuille1.AN13]=&quot;&quot;;&quot;&quot;;[$Feuille1.AN13]))">
            <text:p/>
          </table:table-cell>
          <table:table-cell table:formula="of:=IF(ISNUMBER([$Feuille1.AO13]);ROUND(([$Feuille1.AO13]-deplacement)*Ratio;decimales);IF([$Feuille1.AO13]=&quot;&quot;;&quot;&quot;;[$Feuille1.AO13]))">
            <text:p/>
          </table:table-cell>
          <table:table-cell table:formula="of:=IF(ISNUMBER([$Feuille1.AP13]);ROUND(([$Feuille1.AP13]-deplacement)*Ratio;decimales);IF([$Feuille1.AP13]=&quot;&quot;;&quot;&quot;;[$Feuille1.AP13]))">
            <text:p/>
          </table:table-cell>
          <table:table-cell table:formula="of:=IF(ISNUMBER([$Feuille1.AQ13]);ROUND(([$Feuille1.AQ13]-deplacement)*Ratio;decimales);IF([$Feuille1.AQ13]=&quot;&quot;;&quot;&quot;;[$Feuille1.AQ13]))">
            <text:p/>
          </table:table-cell>
          <table:table-cell table:formula="of:=IF(ISNUMBER([$Feuille1.AR13]);ROUND(([$Feuille1.AR13]-deplacement)*Ratio;decimales);IF([$Feuille1.AR13]=&quot;&quot;;&quot;&quot;;[$Feuille1.AR13]))">
            <text:p/>
          </table:table-cell>
          <table:table-cell table:formula="of:=IF(ISNUMBER([$Feuille1.AS13]);ROUND(([$Feuille1.AS13]-deplacement)*Ratio;decimales);IF([$Feuille1.AS13]=&quot;&quot;;&quot;&quot;;[$Feuille1.AS13]))">
            <text:p/>
          </table:table-cell>
          <table:table-cell table:formula="of:=IF(ISNUMBER([$Feuille1.AT13]);ROUND(([$Feuille1.AT13]-deplacement)*Ratio;decimales);IF([$Feuille1.AT13]=&quot;&quot;;&quot;&quot;;[$Feuille1.AT13]))">
            <text:p/>
          </table:table-cell>
          <table:table-cell table:formula="of:=IF(ISNUMBER([$Feuille1.AU13]);ROUND(([$Feuille1.AU13]-deplacement)*Ratio;decimales);IF([$Feuille1.AU13]=&quot;&quot;;&quot;&quot;;[$Feuille1.AU13]))">
            <text:p/>
          </table:table-cell>
          <table:table-cell table:formula="of:=IF(ISNUMBER([$Feuille1.AV13]);ROUND(([$Feuille1.AV13]-deplacement)*Ratio;decimales);IF([$Feuille1.AV13]=&quot;&quot;;&quot;&quot;;[$Feuille1.AV13]))">
            <text:p/>
          </table:table-cell>
          <table:table-cell table:formula="of:=IF(ISNUMBER([$Feuille1.AW13]);ROUND(([$Feuille1.AW13]-deplacement)*Ratio;decimales);IF([$Feuille1.AW13]=&quot;&quot;;&quot;&quot;;[$Feuille1.AW13]))">
            <text:p/>
          </table:table-cell>
          <table:table-cell table:formula="of:=IF(ISNUMBER([$Feuille1.AX13]);ROUND(([$Feuille1.AX13]-deplacement)*Ratio;decimales);IF([$Feuille1.AX13]=&quot;&quot;;&quot;&quot;;[$Feuille1.AX13]))">
            <text:p/>
          </table:table-cell>
          <table:table-cell table:formula="of:=IF(ISNUMBER([$Feuille1.AY13]);ROUND(([$Feuille1.AY13]-deplacement)*Ratio;decimales);IF([$Feuille1.AY13]=&quot;&quot;;&quot;&quot;;[$Feuille1.AY13]))">
            <text:p/>
          </table:table-cell>
          <table:table-cell table:formula="of:=IF(ISNUMBER([$Feuille1.AZ13]);ROUND(([$Feuille1.AZ13]-deplacement)*Ratio;decimales);IF([$Feuille1.AZ13]=&quot;&quot;;&quot;&quot;;[$Feuille1.AZ13]))">
            <text:p/>
          </table:table-cell>
          <table:table-cell table:formula="of:=IF(ISNUMBER([$Feuille1.BA13]);ROUND(([$Feuille1.BA13]-deplacement)*Ratio;decimales);IF([$Feuille1.BA13]=&quot;&quot;;&quot;&quot;;[$Feuille1.BA13]))">
            <text:p/>
          </table:table-cell>
          <table:table-cell table:formula="of:=IF(ISNUMBER([$Feuille1.BB13]);ROUND(([$Feuille1.BB13]-deplacement)*Ratio;decimales);IF([$Feuille1.BB13]=&quot;&quot;;&quot;&quot;;[$Feuille1.BB13]))">
            <text:p/>
          </table:table-cell>
          <table:table-cell table:formula="of:=IF(ISNUMBER([$Feuille1.BC13]);ROUND(([$Feuille1.BC13]-deplacement)*Ratio;decimales);IF([$Feuille1.BC13]=&quot;&quot;;&quot;&quot;;[$Feuille1.BC13]))">
            <text:p/>
          </table:table-cell>
          <table:table-cell table:formula="of:=IF(ISNUMBER([$Feuille1.BD13]);ROUND(([$Feuille1.BD13]-deplacement)*Ratio;decimales);IF([$Feuille1.BD13]=&quot;&quot;;&quot;&quot;;[$Feuille1.BD13]))">
            <text:p/>
          </table:table-cell>
          <table:table-cell table:formula="of:=IF(ISNUMBER([$Feuille1.BE13]);ROUND(([$Feuille1.BE13]-deplacement)*Ratio;decimales);IF([$Feuille1.BE13]=&quot;&quot;;&quot;&quot;;[$Feuille1.BE13]))">
            <text:p/>
          </table:table-cell>
          <table:table-cell table:formula="of:=IF(ISNUMBER([$Feuille1.BF13]);ROUND(([$Feuille1.BF13]-deplacement)*Ratio;decimales);IF([$Feuille1.BF13]=&quot;&quot;;&quot;&quot;;[$Feuille1.BF13]))">
            <text:p/>
          </table:table-cell>
          <table:table-cell table:formula="of:=IF(ISNUMBER([$Feuille1.BG13]);ROUND(([$Feuille1.BG13]-deplacement)*Ratio;decimales);IF([$Feuille1.BG13]=&quot;&quot;;&quot;&quot;;[$Feuille1.BG13]))">
            <text:p/>
          </table:table-cell>
          <table:table-cell table:formula="of:=IF(ISNUMBER([$Feuille1.BH13]);ROUND(([$Feuille1.BH13]-deplacement)*Ratio;decimales);IF([$Feuille1.BH13]=&quot;&quot;;&quot;&quot;;[$Feuille1.BH13]))">
            <text:p/>
          </table:table-cell>
          <table:table-cell table:formula="of:=IF(ISNUMBER([$Feuille1.BI13]);ROUND(([$Feuille1.BI13]-deplacement)*Ratio;decimales);IF([$Feuille1.BI13]=&quot;&quot;;&quot;&quot;;[$Feuille1.BI13]))">
            <text:p/>
          </table:table-cell>
          <table:table-cell table:formula="of:=IF(ISNUMBER([$Feuille1.BJ13]);ROUND(([$Feuille1.BJ13]-deplacement)*Ratio;decimales);IF([$Feuille1.BJ13]=&quot;&quot;;&quot;&quot;;[$Feuille1.BJ13]))">
            <text:p/>
          </table:table-cell>
          <table:table-cell table:formula="of:=IF(ISNUMBER([$Feuille1.BK13]);ROUND(([$Feuille1.BK13]-deplacement)*Ratio;decimales);IF([$Feuille1.BK13]=&quot;&quot;;&quot;&quot;;[$Feuille1.BK13]))">
            <text:p/>
          </table:table-cell>
          <table:table-cell table:formula="of:=IF(ISNUMBER([$Feuille1.BL13]);ROUND(([$Feuille1.BL13]-deplacement)*Ratio;decimales);IF([$Feuille1.BL13]=&quot;&quot;;&quot;&quot;;[$Feuille1.BL13]))">
            <text:p/>
          </table:table-cell>
          <table:table-cell table:formula="of:=IF(ISNUMBER([$Feuille1.BM13]);ROUND(([$Feuille1.BM13]-deplacement)*Ratio;decimales);IF([$Feuille1.BM13]=&quot;&quot;;&quot;&quot;;[$Feuille1.BM13]))">
            <text:p/>
          </table:table-cell>
          <table:table-cell table:formula="of:=IF(ISNUMBER([$Feuille1.BN13]);ROUND(([$Feuille1.BN13]-deplacement)*Ratio;decimales);IF([$Feuille1.BN13]=&quot;&quot;;&quot;&quot;;[$Feuille1.BN13]))">
            <text:p/>
          </table:table-cell>
          <table:table-cell table:formula="of:=IF(ISNUMBER([$Feuille1.BO13]);ROUND(([$Feuille1.BO13]-deplacement)*Ratio;decimales);IF([$Feuille1.BO13]=&quot;&quot;;&quot;&quot;;[$Feuille1.BO13]))">
            <text:p/>
          </table:table-cell>
          <table:table-cell table:formula="of:=IF(ISNUMBER([$Feuille1.BP13]);ROUND(([$Feuille1.BP13]-deplacement)*Ratio;decimales);IF([$Feuille1.BP13]=&quot;&quot;;&quot;&quot;;[$Feuille1.BP13]))">
            <text:p/>
          </table:table-cell>
          <table:table-cell table:formula="of:=IF(ISNUMBER([$Feuille1.BQ13]);ROUND(([$Feuille1.BQ13]-deplacement)*Ratio;decimales);IF([$Feuille1.BQ13]=&quot;&quot;;&quot;&quot;;[$Feuille1.BQ13]))">
            <text:p/>
          </table:table-cell>
          <table:table-cell table:formula="of:=IF(ISNUMBER([$Feuille1.BR13]);ROUND(([$Feuille1.BR13]-deplacement)*Ratio;decimales);IF([$Feuille1.BR13]=&quot;&quot;;&quot;&quot;;[$Feuille1.BR13]))">
            <text:p/>
          </table:table-cell>
          <table:table-cell table:formula="of:=IF(ISNUMBER([$Feuille1.BS13]);ROUND(([$Feuille1.BS13]-deplacement)*Ratio;decimales);IF([$Feuille1.BS13]=&quot;&quot;;&quot;&quot;;[$Feuille1.BS13]))">
            <text:p/>
          </table:table-cell>
          <table:table-cell table:formula="of:=IF(ISNUMBER([$Feuille1.BT13]);ROUND(([$Feuille1.BT13]-deplacement)*Ratio;decimales);IF([$Feuille1.BT13]=&quot;&quot;;&quot;&quot;;[$Feuille1.BT13]))">
            <text:p/>
          </table:table-cell>
          <table:table-cell table:formula="of:=IF(ISNUMBER([$Feuille1.BU13]);ROUND(([$Feuille1.BU13]-deplacement)*Ratio;decimales);IF([$Feuille1.BU13]=&quot;&quot;;&quot;&quot;;[$Feuille1.BU13]))">
            <text:p/>
          </table:table-cell>
          <table:table-cell table:formula="of:=IF(ISNUMBER([$Feuille1.BV13]);ROUND(([$Feuille1.BV13]-deplacement)*Ratio;decimales);IF([$Feuille1.BV13]=&quot;&quot;;&quot;&quot;;[$Feuille1.BV13]))">
            <text:p/>
          </table:table-cell>
          <table:table-cell table:formula="of:=IF(ISNUMBER([$Feuille1.BW13]);ROUND(([$Feuille1.BW13]-deplacement)*Ratio;decimales);IF([$Feuille1.BW13]=&quot;&quot;;&quot;&quot;;[$Feuille1.BW13]))">
            <text:p/>
          </table:table-cell>
          <table:table-cell table:formula="of:=IF(ISNUMBER([$Feuille1.BX13]);ROUND(([$Feuille1.BX13]-deplacement)*Ratio;decimales);IF([$Feuille1.BX13]=&quot;&quot;;&quot;&quot;;[$Feuille1.BX13]))">
            <text:p/>
          </table:table-cell>
          <table:table-cell table:formula="of:=IF(ISNUMBER([$Feuille1.BY13]);ROUND(([$Feuille1.BY13]-deplacement)*Ratio;decimales);IF([$Feuille1.BY13]=&quot;&quot;;&quot;&quot;;[$Feuille1.BY13]))">
            <text:p/>
          </table:table-cell>
          <table:table-cell table:formula="of:=IF(ISNUMBER([$Feuille1.BZ13]);ROUND(([$Feuille1.BZ13]-deplacement)*Ratio;decimales);IF([$Feuille1.BZ13]=&quot;&quot;;&quot;&quot;;[$Feuille1.BZ13]))">
            <text:p/>
          </table:table-cell>
          <table:table-cell table:formula="of:=IF(ISNUMBER([$Feuille1.CA13]);ROUND(([$Feuille1.CA13]-deplacement)*Ratio;decimales);IF([$Feuille1.CA13]=&quot;&quot;;&quot;&quot;;[$Feuille1.CA13]))">
            <text:p/>
          </table:table-cell>
          <table:table-cell table:formula="of:=IF(ISNUMBER([$Feuille1.CB13]);ROUND(([$Feuille1.CB13]-deplacement)*Ratio;decimales);IF([$Feuille1.CB13]=&quot;&quot;;&quot;&quot;;[$Feuille1.CB13]))">
            <text:p/>
          </table:table-cell>
          <table:table-cell table:formula="of:=IF(ISNUMBER([$Feuille1.CC13]);ROUND(([$Feuille1.CC13]-deplacement)*Ratio;decimales);IF([$Feuille1.CC13]=&quot;&quot;;&quot;&quot;;[$Feuille1.CC13]))">
            <text:p/>
          </table:table-cell>
          <table:table-cell table:formula="of:=IF(ISNUMBER([$Feuille1.CD13]);ROUND(([$Feuille1.CD13]-deplacement)*Ratio;decimales);IF([$Feuille1.CD13]=&quot;&quot;;&quot;&quot;;[$Feuille1.CD13]))">
            <text:p/>
          </table:table-cell>
          <table:table-cell table:formula="of:=IF(ISNUMBER([$Feuille1.CE13]);ROUND(([$Feuille1.CE13]-deplacement)*Ratio;decimales);IF([$Feuille1.CE13]=&quot;&quot;;&quot;&quot;;[$Feuille1.CE13]))">
            <text:p/>
          </table:table-cell>
          <table:table-cell table:formula="of:=IF(ISNUMBER([$Feuille1.CF13]);ROUND(([$Feuille1.CF13]-deplacement)*Ratio;decimales);IF([$Feuille1.CF13]=&quot;&quot;;&quot;&quot;;[$Feuille1.CF13]))">
            <text:p/>
          </table:table-cell>
          <table:table-cell table:formula="of:=IF(ISNUMBER([$Feuille1.CG13]);ROUND(([$Feuille1.CG13]-deplacement)*Ratio;decimales);IF([$Feuille1.CG13]=&quot;&quot;;&quot;&quot;;[$Feuille1.CG13]))">
            <text:p/>
          </table:table-cell>
          <table:table-cell table:formula="of:=IF(ISNUMBER([$Feuille1.CH13]);ROUND(([$Feuille1.CH13]-deplacement)*Ratio;decimales);IF([$Feuille1.CH13]=&quot;&quot;;&quot;&quot;;[$Feuille1.CH13]))">
            <text:p/>
          </table:table-cell>
          <table:table-cell table:formula="of:=IF(ISNUMBER([$Feuille1.CI13]);ROUND(([$Feuille1.CI13]-deplacement)*Ratio;decimales);IF([$Feuille1.CI13]=&quot;&quot;;&quot;&quot;;[$Feuille1.CI13]))">
            <text:p/>
          </table:table-cell>
          <table:table-cell table:formula="of:=IF(ISNUMBER([$Feuille1.CJ13]);ROUND(([$Feuille1.CJ13]-deplacement)*Ratio;decimales);IF([$Feuille1.CJ13]=&quot;&quot;;&quot;&quot;;[$Feuille1.CJ13]))">
            <text:p/>
          </table:table-cell>
          <table:table-cell table:formula="of:=IF(ISNUMBER([$Feuille1.CK13]);ROUND(([$Feuille1.CK13]-deplacement)*Ratio;decimales);IF([$Feuille1.CK13]=&quot;&quot;;&quot;&quot;;[$Feuille1.CK13]))">
            <text:p/>
          </table:table-cell>
          <table:table-cell table:formula="of:=IF(ISNUMBER([$Feuille1.CL13]);ROUND(([$Feuille1.CL13]-deplacement)*Ratio;decimales);IF([$Feuille1.CL13]=&quot;&quot;;&quot;&quot;;[$Feuille1.CL13]))">
            <text:p/>
          </table:table-cell>
          <table:table-cell table:formula="of:=IF(ISNUMBER([$Feuille1.CM13]);ROUND(([$Feuille1.CM13]-deplacement)*Ratio;decimales);IF([$Feuille1.CM13]=&quot;&quot;;&quot;&quot;;[$Feuille1.CM13]))">
            <text:p/>
          </table:table-cell>
          <table:table-cell table:formula="of:=IF(ISNUMBER([$Feuille1.CN13]);ROUND(([$Feuille1.CN13]-deplacement)*Ratio;decimales);IF([$Feuille1.CN13]=&quot;&quot;;&quot;&quot;;[$Feuille1.CN13]))">
            <text:p/>
          </table:table-cell>
          <table:table-cell table:formula="of:=IF(ISNUMBER([$Feuille1.CO13]);ROUND(([$Feuille1.CO13]-deplacement)*Ratio;decimales);IF([$Feuille1.CO13]=&quot;&quot;;&quot;&quot;;[$Feuille1.CO13]))">
            <text:p/>
          </table:table-cell>
          <table:table-cell table:formula="of:=IF(ISNUMBER([$Feuille1.CP13]);ROUND(([$Feuille1.CP13]-deplacement)*Ratio;decimales);IF([$Feuille1.CP13]=&quot;&quot;;&quot;&quot;;[$Feuille1.CP13]))">
            <text:p/>
          </table:table-cell>
          <table:table-cell table:formula="of:=IF(ISNUMBER([$Feuille1.CQ13]);ROUND(([$Feuille1.CQ13]-deplacement)*Ratio;decimales);IF([$Feuille1.CQ13]=&quot;&quot;;&quot;&quot;;[$Feuille1.CQ13]))">
            <text:p/>
          </table:table-cell>
          <table:table-cell table:formula="of:=IF(ISNUMBER([$Feuille1.CR13]);ROUND(([$Feuille1.CR13]-deplacement)*Ratio;decimales);IF([$Feuille1.CR13]=&quot;&quot;;&quot;&quot;;[$Feuille1.CR13]))">
            <text:p/>
          </table:table-cell>
          <table:table-cell table:formula="of:=IF(ISNUMBER([$Feuille1.CS13]);ROUND(([$Feuille1.CS13]-deplacement)*Ratio;decimales);IF([$Feuille1.CS13]=&quot;&quot;;&quot;&quot;;[$Feuille1.CS13]))">
            <text:p/>
          </table:table-cell>
          <table:table-cell table:formula="of:=IF(ISNUMBER([$Feuille1.CT13]);ROUND(([$Feuille1.CT13]-deplacement)*Ratio;decimales);IF([$Feuille1.CT13]=&quot;&quot;;&quot;&quot;;[$Feuille1.CT13]))">
            <text:p/>
          </table:table-cell>
          <table:table-cell table:formula="of:=IF(ISNUMBER([$Feuille1.CU13]);ROUND(([$Feuille1.CU13]-deplacement)*Ratio;decimales);IF([$Feuille1.CU13]=&quot;&quot;;&quot;&quot;;[$Feuille1.CU13]))">
            <text:p/>
          </table:table-cell>
          <table:table-cell table:formula="of:=IF(ISNUMBER([$Feuille1.CV13]);ROUND(([$Feuille1.CV13]-deplacement)*Ratio;decimales);IF([$Feuille1.CV13]=&quot;&quot;;&quot;&quot;;[$Feuille1.CV13]))">
            <text:p/>
          </table:table-cell>
          <table:table-cell table:formula="of:=IF(ISNUMBER([$Feuille1.CW13]);ROUND(([$Feuille1.CW13]-deplacement)*Ratio;decimales);IF([$Feuille1.CW13]=&quot;&quot;;&quot;&quot;;[$Feuille1.CW13]))">
            <text:p/>
          </table:table-cell>
          <table:table-cell table:formula="of:=IF(ISNUMBER([$Feuille1.CX13]);ROUND(([$Feuille1.CX13]-deplacement)*Ratio;decimales);IF([$Feuille1.CX13]=&quot;&quot;;&quot;&quot;;[$Feuille1.CX13]))">
            <text:p/>
          </table:table-cell>
          <table:table-cell table:formula="of:=IF(ISNUMBER([$Feuille1.CY13]);ROUND(([$Feuille1.CY13]-deplacement)*Ratio;decimales);IF([$Feuille1.CY13]=&quot;&quot;;&quot;&quot;;[$Feuille1.CY13]))">
            <text:p/>
          </table:table-cell>
          <table:table-cell table:formula="of:=IF(ISNUMBER([$Feuille1.CZ13]);ROUND(([$Feuille1.CZ13]-deplacement)*Ratio;decimales);IF([$Feuille1.CZ13]=&quot;&quot;;&quot;&quot;;[$Feuille1.CZ13]))">
            <text:p/>
          </table:table-cell>
          <table:table-cell table:formula="of:=IF(ISNUMBER([$Feuille1.DA13]);ROUND(([$Feuille1.DA13]-deplacement)*Ratio;decimales);IF([$Feuille1.DA13]=&quot;&quot;;&quot;&quot;;[$Feuille1.DA13]))">
            <text:p/>
          </table:table-cell>
          <table:table-cell table:formula="of:=IF(ISNUMBER([$Feuille1.DB13]);ROUND(([$Feuille1.DB13]-deplacement)*Ratio;decimales);IF([$Feuille1.DB13]=&quot;&quot;;&quot;&quot;;[$Feuille1.DB13]))">
            <text:p/>
          </table:table-cell>
          <table:table-cell table:formula="of:=IF(ISNUMBER([$Feuille1.DC13]);ROUND(([$Feuille1.DC13]-deplacement)*Ratio;decimales);IF([$Feuille1.DC13]=&quot;&quot;;&quot;&quot;;[$Feuille1.DC13]))">
            <text:p/>
          </table:table-cell>
          <table:table-cell table:formula="of:=IF(ISNUMBER([$Feuille1.DD13]);ROUND(([$Feuille1.DD13]-deplacement)*Ratio;decimales);IF([$Feuille1.DD13]=&quot;&quot;;&quot;&quot;;[$Feuille1.DD13]))">
            <text:p/>
          </table:table-cell>
          <table:table-cell table:formula="of:=IF(ISNUMBER([$Feuille1.DE13]);ROUND(([$Feuille1.DE13]-deplacement)*Ratio;decimales);IF([$Feuille1.DE13]=&quot;&quot;;&quot;&quot;;[$Feuille1.DE13]))">
            <text:p/>
          </table:table-cell>
          <table:table-cell table:formula="of:=IF(ISNUMBER([$Feuille1.DF13]);ROUND(([$Feuille1.DF13]-deplacement)*Ratio;decimales);IF([$Feuille1.DF13]=&quot;&quot;;&quot;&quot;;[$Feuille1.DF13]))">
            <text:p/>
          </table:table-cell>
          <table:table-cell table:formula="of:=IF(ISNUMBER([$Feuille1.DG13]);ROUND(([$Feuille1.DG13]-deplacement)*Ratio;decimales);IF([$Feuille1.DG13]=&quot;&quot;;&quot;&quot;;[$Feuille1.DG13]))">
            <text:p/>
          </table:table-cell>
          <table:table-cell table:formula="of:=IF(ISNUMBER([$Feuille1.DH13]);ROUND(([$Feuille1.DH13]-deplacement)*Ratio;decimales);IF([$Feuille1.DH13]=&quot;&quot;;&quot;&quot;;[$Feuille1.DH13]))">
            <text:p/>
          </table:table-cell>
          <table:table-cell table:formula="of:=IF(ISNUMBER([$Feuille1.DI13]);ROUND(([$Feuille1.DI13]-deplacement)*Ratio;decimales);IF([$Feuille1.DI13]=&quot;&quot;;&quot;&quot;;[$Feuille1.DI13]))">
            <text:p/>
          </table:table-cell>
          <table:table-cell table:formula="of:=IF(ISNUMBER([$Feuille1.DJ13]);ROUND(([$Feuille1.DJ13]-deplacement)*Ratio;decimales);IF([$Feuille1.DJ13]=&quot;&quot;;&quot;&quot;;[$Feuille1.DJ13]))">
            <text:p/>
          </table:table-cell>
          <table:table-cell table:formula="of:=IF(ISNUMBER([$Feuille1.DK13]);ROUND(([$Feuille1.DK13]-deplacement)*Ratio;decimales);IF([$Feuille1.DK13]=&quot;&quot;;&quot;&quot;;[$Feuille1.DK13]))">
            <text:p/>
          </table:table-cell>
          <table:table-cell table:formula="of:=IF(ISNUMBER([$Feuille1.DL13]);ROUND(([$Feuille1.DL13]-deplacement)*Ratio;decimales);IF([$Feuille1.DL13]=&quot;&quot;;&quot;&quot;;[$Feuille1.DL13]))">
            <text:p/>
          </table:table-cell>
          <table:table-cell table:formula="of:=IF(ISNUMBER([$Feuille1.DM13]);ROUND(([$Feuille1.DM13]-deplacement)*Ratio;decimales);IF([$Feuille1.DM13]=&quot;&quot;;&quot;&quot;;[$Feuille1.DM13]))">
            <text:p/>
          </table:table-cell>
          <table:table-cell table:formula="of:=IF(ISNUMBER([$Feuille1.DN13]);ROUND(([$Feuille1.DN13]-deplacement)*Ratio;decimales);IF([$Feuille1.DN13]=&quot;&quot;;&quot;&quot;;[$Feuille1.DN13]))">
            <text:p/>
          </table:table-cell>
          <table:table-cell table:formula="of:=IF(ISNUMBER([$Feuille1.DO13]);ROUND(([$Feuille1.DO13]-deplacement)*Ratio;decimales);IF([$Feuille1.DO13]=&quot;&quot;;&quot;&quot;;[$Feuille1.DO13]))">
            <text:p/>
          </table:table-cell>
          <table:table-cell table:formula="of:=IF(ISNUMBER([$Feuille1.DP13]);ROUND(([$Feuille1.DP13]-deplacement)*Ratio;decimales);IF([$Feuille1.DP13]=&quot;&quot;;&quot;&quot;;[$Feuille1.DP13]))">
            <text:p/>
          </table:table-cell>
          <table:table-cell table:formula="of:=IF(ISNUMBER([$Feuille1.DQ13]);ROUND(([$Feuille1.DQ13]-deplacement)*Ratio;decimales);IF([$Feuille1.DQ13]=&quot;&quot;;&quot;&quot;;[$Feuille1.DQ13]))">
            <text:p/>
          </table:table-cell>
          <table:table-cell table:formula="of:=IF(ISNUMBER([$Feuille1.DR13]);ROUND(([$Feuille1.DR13]-deplacement)*Ratio;decimales);IF([$Feuille1.DR13]=&quot;&quot;;&quot;&quot;;[$Feuille1.DR13]))">
            <text:p/>
          </table:table-cell>
          <table:table-cell table:formula="of:=IF(ISNUMBER([$Feuille1.DS13]);ROUND(([$Feuille1.DS13]-deplacement)*Ratio;decimales);IF([$Feuille1.DS13]=&quot;&quot;;&quot;&quot;;[$Feuille1.DS13]))">
            <text:p/>
          </table:table-cell>
          <table:table-cell table:formula="of:=IF(ISNUMBER([$Feuille1.DT13]);ROUND(([$Feuille1.DT13]-deplacement)*Ratio;decimales);IF([$Feuille1.DT13]=&quot;&quot;;&quot;&quot;;[$Feuille1.DT13]))">
            <text:p/>
          </table:table-cell>
          <table:table-cell table:formula="of:=IF(ISNUMBER([$Feuille1.DU13]);ROUND(([$Feuille1.DU13]-deplacement)*Ratio;decimales);IF([$Feuille1.DU13]=&quot;&quot;;&quot;&quot;;[$Feuille1.DU13]))">
            <text:p/>
          </table:table-cell>
          <table:table-cell table:formula="of:=IF(ISNUMBER([$Feuille1.DV13]);ROUND(([$Feuille1.DV13]-deplacement)*Ratio;decimales);IF([$Feuille1.DV13]=&quot;&quot;;&quot;&quot;;[$Feuille1.DV13]))">
            <text:p/>
          </table:table-cell>
          <table:table-cell table:formula="of:=IF(ISNUMBER([$Feuille1.DW13]);ROUND(([$Feuille1.DW13]-deplacement)*Ratio;decimales);IF([$Feuille1.DW13]=&quot;&quot;;&quot;&quot;;[$Feuille1.DW13]))">
            <text:p/>
          </table:table-cell>
          <table:table-cell table:formula="of:=IF(ISNUMBER([$Feuille1.DX13]);ROUND(([$Feuille1.DX13]-deplacement)*Ratio;decimales);IF([$Feuille1.DX13]=&quot;&quot;;&quot;&quot;;[$Feuille1.DX13]))">
            <text:p/>
          </table:table-cell>
          <table:table-cell table:formula="of:=IF(ISNUMBER([$Feuille1.DY13]);ROUND(([$Feuille1.DY13]-deplacement)*Ratio;decimales);IF([$Feuille1.DY13]=&quot;&quot;;&quot;&quot;;[$Feuille1.DY13]))">
            <text:p/>
          </table:table-cell>
          <table:table-cell table:formula="of:=IF(ISNUMBER([$Feuille1.DZ13]);ROUND(([$Feuille1.DZ13]-deplacement)*Ratio;decimales);IF([$Feuille1.DZ13]=&quot;&quot;;&quot;&quot;;[$Feuille1.DZ13]))">
            <text:p/>
          </table:table-cell>
          <table:table-cell table:formula="of:=IF(ISNUMBER([$Feuille1.EA13]);ROUND(([$Feuille1.EA13]-deplacement)*Ratio;decimales);IF([$Feuille1.EA13]=&quot;&quot;;&quot;&quot;;[$Feuille1.EA13]))">
            <text:p/>
          </table:table-cell>
          <table:table-cell table:formula="of:=IF(ISNUMBER([$Feuille1.EB13]);ROUND(([$Feuille1.EB13]-deplacement)*Ratio;decimales);IF([$Feuille1.EB13]=&quot;&quot;;&quot;&quot;;[$Feuille1.EB13]))">
            <text:p/>
          </table:table-cell>
          <table:table-cell table:formula="of:=IF(ISNUMBER([$Feuille1.EC13]);ROUND(([$Feuille1.EC13]-deplacement)*Ratio;decimales);IF([$Feuille1.EC13]=&quot;&quot;;&quot;&quot;;[$Feuille1.EC13]))">
            <text:p/>
          </table:table-cell>
          <table:table-cell table:formula="of:=IF(ISNUMBER([$Feuille1.ED13]);ROUND(([$Feuille1.ED13]-deplacement)*Ratio;decimales);IF([$Feuille1.ED13]=&quot;&quot;;&quot;&quot;;[$Feuille1.ED13]))">
            <text:p/>
          </table:table-cell>
          <table:table-cell table:formula="of:=IF(ISNUMBER([$Feuille1.EE13]);ROUND(([$Feuille1.EE13]-deplacement)*Ratio;decimales);IF([$Feuille1.EE13]=&quot;&quot;;&quot;&quot;;[$Feuille1.EE13]))">
            <text:p/>
          </table:table-cell>
          <table:table-cell table:formula="of:=IF(ISNUMBER([$Feuille1.EF13]);ROUND(([$Feuille1.EF13]-deplacement)*Ratio;decimales);IF([$Feuille1.EF13]=&quot;&quot;;&quot;&quot;;[$Feuille1.EF13]))">
            <text:p/>
          </table:table-cell>
          <table:table-cell table:formula="of:=IF(ISNUMBER([$Feuille1.EG13]);ROUND(([$Feuille1.EG13]-deplacement)*Ratio;decimales);IF([$Feuille1.EG13]=&quot;&quot;;&quot;&quot;;[$Feuille1.EG13]))">
            <text:p/>
          </table:table-cell>
          <table:table-cell table:formula="of:=IF(ISNUMBER([$Feuille1.EH13]);ROUND(([$Feuille1.EH13]-deplacement)*Ratio;decimales);IF([$Feuille1.EH13]=&quot;&quot;;&quot;&quot;;[$Feuille1.EH13]))">
            <text:p/>
          </table:table-cell>
          <table:table-cell table:formula="of:=IF(ISNUMBER([$Feuille1.EI13]);ROUND(([$Feuille1.EI13]-deplacement)*Ratio;decimales);IF([$Feuille1.EI13]=&quot;&quot;;&quot;&quot;;[$Feuille1.EI13]))">
            <text:p/>
          </table:table-cell>
          <table:table-cell table:formula="of:=IF(ISNUMBER([$Feuille1.EJ13]);ROUND(([$Feuille1.EJ13]-deplacement)*Ratio;decimales);IF([$Feuille1.EJ13]=&quot;&quot;;&quot;&quot;;[$Feuille1.EJ13]))">
            <text:p/>
          </table:table-cell>
          <table:table-cell table:formula="of:=IF(ISNUMBER([$Feuille1.EK13]);[$Feuille1.EK13]*Ratio;IF([$Feuille1.EK13]=&quot;&quot;;&quot;&quot;;[$Feuille1.EK13]))">
            <text:p/>
          </table:table-cell>
          <table:table-cell table:formula="of:=IF(ISNUMBER([$Feuille1.EL13]);[$Feuille1.EL13]*Ratio;IF([$Feuille1.EL13]=&quot;&quot;;&quot;&quot;;[$Feuille1.EL13]))">
            <text:p/>
          </table:table-cell>
          <table:table-cell table:number-columns-repeated="882"/>
        </table:table-row>
        <table:table-row table:style-name="ro1">
          <table:table-cell table:formula="of:=IF(ISNUMBER([$Feuille1.A14]);ROUND(([$Feuille1.A14]-deplacement)*Ratio;decimales);IF([$Feuille1.A14]=&quot;&quot;;&quot;&quot;;[$Feuille1.A14]))">
            <text:p/>
          </table:table-cell>
          <table:table-cell table:formula="of:=IF(ISNUMBER([$Feuille1.B14]);ROUND(([$Feuille1.B14]-deplacement)*Ratio;decimales);IF([$Feuille1.B14]=&quot;&quot;;&quot;&quot;;[$Feuille1.B14]))">
            <text:p/>
          </table:table-cell>
          <table:table-cell table:formula="of:=IF(ISNUMBER([$Feuille1.C14]);ROUND(([$Feuille1.C14]-deplacement)*Ratio;decimales);IF([$Feuille1.C14]=&quot;&quot;;&quot;&quot;;[$Feuille1.C14]))">
            <text:p/>
          </table:table-cell>
          <table:table-cell table:formula="of:=IF(ISNUMBER([$Feuille1.D14]);ROUND(([$Feuille1.D14]-deplacement)*Ratio;decimales);IF([$Feuille1.D14]=&quot;&quot;;&quot;&quot;;[$Feuille1.D14]))">
            <text:p/>
          </table:table-cell>
          <table:table-cell table:formula="of:=IF(ISNUMBER([$Feuille1.E14]);ROUND(([$Feuille1.E14]-deplacement)*Ratio;decimales);IF([$Feuille1.E14]=&quot;&quot;;&quot;&quot;;[$Feuille1.E14]))">
            <text:p/>
          </table:table-cell>
          <table:table-cell table:formula="of:=IF(ISNUMBER([$Feuille1.F14]);ROUND(([$Feuille1.F14]-deplacement)*Ratio;decimales);IF([$Feuille1.F14]=&quot;&quot;;&quot;&quot;;[$Feuille1.F14]))">
            <text:p/>
          </table:table-cell>
          <table:table-cell table:formula="of:=IF(ISNUMBER([$Feuille1.G14]);ROUND(([$Feuille1.G14]-deplacement)*Ratio;decimales);IF([$Feuille1.G14]=&quot;&quot;;&quot;&quot;;[$Feuille1.G14]))">
            <text:p/>
          </table:table-cell>
          <table:table-cell table:formula="of:=IF(ISNUMBER([$Feuille1.H14]);ROUND(([$Feuille1.H14]-deplacement)*Ratio;decimales);IF([$Feuille1.H14]=&quot;&quot;;&quot;&quot;;[$Feuille1.H14]))">
            <text:p/>
          </table:table-cell>
          <table:table-cell table:formula="of:=IF(ISNUMBER([$Feuille1.I14]);ROUND(([$Feuille1.I14]-deplacement)*Ratio;decimales);IF([$Feuille1.I14]=&quot;&quot;;&quot;&quot;;[$Feuille1.I14]))">
            <text:p/>
          </table:table-cell>
          <table:table-cell table:formula="of:=IF(ISNUMBER([$Feuille1.J14]);ROUND(([$Feuille1.J14]-deplacement)*Ratio;decimales);IF([$Feuille1.J14]=&quot;&quot;;&quot;&quot;;[$Feuille1.J14]))">
            <text:p/>
          </table:table-cell>
          <table:table-cell table:formula="of:=IF(ISNUMBER([$Feuille1.K14]);ROUND(([$Feuille1.K14]-deplacement)*Ratio;decimales);IF([$Feuille1.K14]=&quot;&quot;;&quot;&quot;;[$Feuille1.K14]))">
            <text:p/>
          </table:table-cell>
          <table:table-cell table:formula="of:=IF(ISNUMBER([$Feuille1.L14]);ROUND(([$Feuille1.L14]-deplacement)*Ratio;decimales);IF([$Feuille1.L14]=&quot;&quot;;&quot;&quot;;[$Feuille1.L14]))">
            <text:p/>
          </table:table-cell>
          <table:table-cell table:formula="of:=IF(ISNUMBER([$Feuille1.M14]);ROUND(([$Feuille1.M14]-deplacement)*Ratio;decimales);IF([$Feuille1.M14]=&quot;&quot;;&quot;&quot;;[$Feuille1.M14]))">
            <text:p/>
          </table:table-cell>
          <table:table-cell table:formula="of:=IF(ISNUMBER([$Feuille1.N14]);ROUND(([$Feuille1.N14]-deplacement)*Ratio;decimales);IF([$Feuille1.N14]=&quot;&quot;;&quot;&quot;;[$Feuille1.N14]))">
            <text:p/>
          </table:table-cell>
          <table:table-cell table:formula="of:=IF(ISNUMBER([$Feuille1.O14]);ROUND(([$Feuille1.O14]-deplacement)*Ratio;decimales);IF([$Feuille1.O14]=&quot;&quot;;&quot;&quot;;[$Feuille1.O14]))">
            <text:p/>
          </table:table-cell>
          <table:table-cell table:formula="of:=IF(ISNUMBER([$Feuille1.P14]);ROUND(([$Feuille1.P14]-deplacement)*Ratio;decimales);IF([$Feuille1.P14]=&quot;&quot;;&quot;&quot;;[$Feuille1.P14]))">
            <text:p/>
          </table:table-cell>
          <table:table-cell table:formula="of:=IF(ISNUMBER([$Feuille1.Q14]);ROUND(([$Feuille1.Q14]-deplacement)*Ratio;decimales);IF([$Feuille1.Q14]=&quot;&quot;;&quot;&quot;;[$Feuille1.Q14]))">
            <text:p/>
          </table:table-cell>
          <table:table-cell table:formula="of:=IF(ISNUMBER([$Feuille1.R14]);ROUND(([$Feuille1.R14]-deplacement)*Ratio;decimales);IF([$Feuille1.R14]=&quot;&quot;;&quot;&quot;;[$Feuille1.R14]))">
            <text:p/>
          </table:table-cell>
          <table:table-cell table:formula="of:=IF(ISNUMBER([$Feuille1.S14]);ROUND(([$Feuille1.S14]-deplacement)*Ratio;decimales);IF([$Feuille1.S14]=&quot;&quot;;&quot;&quot;;[$Feuille1.S14]))">
            <text:p/>
          </table:table-cell>
          <table:table-cell table:formula="of:=IF(ISNUMBER([$Feuille1.T14]);ROUND(([$Feuille1.T14]-deplacement)*Ratio;decimales);IF([$Feuille1.T14]=&quot;&quot;;&quot;&quot;;[$Feuille1.T14]))">
            <text:p/>
          </table:table-cell>
          <table:table-cell table:formula="of:=IF(ISNUMBER([$Feuille1.U14]);ROUND(([$Feuille1.U14]-deplacement)*Ratio;decimales);IF([$Feuille1.U14]=&quot;&quot;;&quot;&quot;;[$Feuille1.U14]))">
            <text:p/>
          </table:table-cell>
          <table:table-cell table:formula="of:=IF(ISNUMBER([$Feuille1.V14]);ROUND(([$Feuille1.V14]-deplacement)*Ratio;decimales);IF([$Feuille1.V14]=&quot;&quot;;&quot;&quot;;[$Feuille1.V14]))">
            <text:p/>
          </table:table-cell>
          <table:table-cell table:formula="of:=IF(ISNUMBER([$Feuille1.W14]);ROUND(([$Feuille1.W14]-deplacement)*Ratio;decimales);IF([$Feuille1.W14]=&quot;&quot;;&quot;&quot;;[$Feuille1.W14]))">
            <text:p/>
          </table:table-cell>
          <table:table-cell table:formula="of:=IF(ISNUMBER([$Feuille1.X14]);ROUND(([$Feuille1.X14]-deplacement)*Ratio;decimales);IF([$Feuille1.X14]=&quot;&quot;;&quot;&quot;;[$Feuille1.X14]))">
            <text:p/>
          </table:table-cell>
          <table:table-cell table:formula="of:=IF(ISNUMBER([$Feuille1.Y14]);ROUND(([$Feuille1.Y14]-deplacement)*Ratio;decimales);IF([$Feuille1.Y14]=&quot;&quot;;&quot;&quot;;[$Feuille1.Y14]))">
            <text:p/>
          </table:table-cell>
          <table:table-cell table:formula="of:=IF(ISNUMBER([$Feuille1.Z14]);ROUND(([$Feuille1.Z14]-deplacement)*Ratio;decimales);IF([$Feuille1.Z14]=&quot;&quot;;&quot;&quot;;[$Feuille1.Z14]))">
            <text:p/>
          </table:table-cell>
          <table:table-cell table:formula="of:=IF(ISNUMBER([$Feuille1.AA14]);ROUND(([$Feuille1.AA14]-deplacement)*Ratio;decimales);IF([$Feuille1.AA14]=&quot;&quot;;&quot;&quot;;[$Feuille1.AA14]))">
            <text:p/>
          </table:table-cell>
          <table:table-cell table:formula="of:=IF(ISNUMBER([$Feuille1.AB14]);ROUND(([$Feuille1.AB14]-deplacement)*Ratio;decimales);IF([$Feuille1.AB14]=&quot;&quot;;&quot;&quot;;[$Feuille1.AB14]))">
            <text:p/>
          </table:table-cell>
          <table:table-cell table:formula="of:=IF(ISNUMBER([$Feuille1.AC14]);ROUND(([$Feuille1.AC14]-deplacement)*Ratio;decimales);IF([$Feuille1.AC14]=&quot;&quot;;&quot;&quot;;[$Feuille1.AC14]))">
            <text:p/>
          </table:table-cell>
          <table:table-cell table:formula="of:=IF(ISNUMBER([$Feuille1.AD14]);ROUND(([$Feuille1.AD14]-deplacement)*Ratio;decimales);IF([$Feuille1.AD14]=&quot;&quot;;&quot;&quot;;[$Feuille1.AD14]))">
            <text:p/>
          </table:table-cell>
          <table:table-cell table:formula="of:=IF(ISNUMBER([$Feuille1.AE14]);ROUND(([$Feuille1.AE14]-deplacement)*Ratio;decimales);IF([$Feuille1.AE14]=&quot;&quot;;&quot;&quot;;[$Feuille1.AE14]))">
            <text:p/>
          </table:table-cell>
          <table:table-cell table:formula="of:=IF(ISNUMBER([$Feuille1.AF14]);ROUND(([$Feuille1.AF14]-deplacement)*Ratio;decimales);IF([$Feuille1.AF14]=&quot;&quot;;&quot;&quot;;[$Feuille1.AF14]))">
            <text:p/>
          </table:table-cell>
          <table:table-cell table:formula="of:=IF(ISNUMBER([$Feuille1.AG14]);ROUND(([$Feuille1.AG14]-deplacement)*Ratio;decimales);IF([$Feuille1.AG14]=&quot;&quot;;&quot;&quot;;[$Feuille1.AG14]))">
            <text:p/>
          </table:table-cell>
          <table:table-cell table:formula="of:=IF(ISNUMBER([$Feuille1.AH14]);ROUND(([$Feuille1.AH14]-deplacement)*Ratio;decimales);IF([$Feuille1.AH14]=&quot;&quot;;&quot;&quot;;[$Feuille1.AH14]))">
            <text:p/>
          </table:table-cell>
          <table:table-cell table:formula="of:=IF(ISNUMBER([$Feuille1.AI14]);ROUND(([$Feuille1.AI14]-deplacement)*Ratio;decimales);IF([$Feuille1.AI14]=&quot;&quot;;&quot;&quot;;[$Feuille1.AI14]))">
            <text:p/>
          </table:table-cell>
          <table:table-cell table:formula="of:=IF(ISNUMBER([$Feuille1.AJ14]);ROUND(([$Feuille1.AJ14]-deplacement)*Ratio;decimales);IF([$Feuille1.AJ14]=&quot;&quot;;&quot;&quot;;[$Feuille1.AJ14]))">
            <text:p/>
          </table:table-cell>
          <table:table-cell table:formula="of:=IF(ISNUMBER([$Feuille1.AK14]);ROUND(([$Feuille1.AK14]-deplacement)*Ratio;decimales);IF([$Feuille1.AK14]=&quot;&quot;;&quot;&quot;;[$Feuille1.AK14]))">
            <text:p/>
          </table:table-cell>
          <table:table-cell table:formula="of:=IF(ISNUMBER([$Feuille1.AL14]);ROUND(([$Feuille1.AL14]-deplacement)*Ratio;decimales);IF([$Feuille1.AL14]=&quot;&quot;;&quot;&quot;;[$Feuille1.AL14]))">
            <text:p/>
          </table:table-cell>
          <table:table-cell table:formula="of:=IF(ISNUMBER([$Feuille1.AM14]);ROUND(([$Feuille1.AM14]-deplacement)*Ratio;decimales);IF([$Feuille1.AM14]=&quot;&quot;;&quot;&quot;;[$Feuille1.AM14]))">
            <text:p/>
          </table:table-cell>
          <table:table-cell table:formula="of:=IF(ISNUMBER([$Feuille1.AN14]);ROUND(([$Feuille1.AN14]-deplacement)*Ratio;decimales);IF([$Feuille1.AN14]=&quot;&quot;;&quot;&quot;;[$Feuille1.AN14]))">
            <text:p/>
          </table:table-cell>
          <table:table-cell table:formula="of:=IF(ISNUMBER([$Feuille1.AO14]);ROUND(([$Feuille1.AO14]-deplacement)*Ratio;decimales);IF([$Feuille1.AO14]=&quot;&quot;;&quot;&quot;;[$Feuille1.AO14]))">
            <text:p/>
          </table:table-cell>
          <table:table-cell table:formula="of:=IF(ISNUMBER([$Feuille1.AP14]);ROUND(([$Feuille1.AP14]-deplacement)*Ratio;decimales);IF([$Feuille1.AP14]=&quot;&quot;;&quot;&quot;;[$Feuille1.AP14]))">
            <text:p/>
          </table:table-cell>
          <table:table-cell table:formula="of:=IF(ISNUMBER([$Feuille1.AQ14]);ROUND(([$Feuille1.AQ14]-deplacement)*Ratio;decimales);IF([$Feuille1.AQ14]=&quot;&quot;;&quot;&quot;;[$Feuille1.AQ14]))">
            <text:p/>
          </table:table-cell>
          <table:table-cell table:formula="of:=IF(ISNUMBER([$Feuille1.AR14]);ROUND(([$Feuille1.AR14]-deplacement)*Ratio;decimales);IF([$Feuille1.AR14]=&quot;&quot;;&quot;&quot;;[$Feuille1.AR14]))">
            <text:p/>
          </table:table-cell>
          <table:table-cell table:formula="of:=IF(ISNUMBER([$Feuille1.AS14]);ROUND(([$Feuille1.AS14]-deplacement)*Ratio;decimales);IF([$Feuille1.AS14]=&quot;&quot;;&quot;&quot;;[$Feuille1.AS14]))">
            <text:p/>
          </table:table-cell>
          <table:table-cell table:formula="of:=IF(ISNUMBER([$Feuille1.AT14]);ROUND(([$Feuille1.AT14]-deplacement)*Ratio;decimales);IF([$Feuille1.AT14]=&quot;&quot;;&quot;&quot;;[$Feuille1.AT14]))">
            <text:p/>
          </table:table-cell>
          <table:table-cell table:formula="of:=IF(ISNUMBER([$Feuille1.AU14]);ROUND(([$Feuille1.AU14]-deplacement)*Ratio;decimales);IF([$Feuille1.AU14]=&quot;&quot;;&quot;&quot;;[$Feuille1.AU14]))">
            <text:p/>
          </table:table-cell>
          <table:table-cell table:formula="of:=IF(ISNUMBER([$Feuille1.AV14]);ROUND(([$Feuille1.AV14]-deplacement)*Ratio;decimales);IF([$Feuille1.AV14]=&quot;&quot;;&quot;&quot;;[$Feuille1.AV14]))">
            <text:p/>
          </table:table-cell>
          <table:table-cell table:formula="of:=IF(ISNUMBER([$Feuille1.AW14]);ROUND(([$Feuille1.AW14]-deplacement)*Ratio;decimales);IF([$Feuille1.AW14]=&quot;&quot;;&quot;&quot;;[$Feuille1.AW14]))">
            <text:p/>
          </table:table-cell>
          <table:table-cell table:formula="of:=IF(ISNUMBER([$Feuille1.AX14]);ROUND(([$Feuille1.AX14]-deplacement)*Ratio;decimales);IF([$Feuille1.AX14]=&quot;&quot;;&quot;&quot;;[$Feuille1.AX14]))">
            <text:p/>
          </table:table-cell>
          <table:table-cell table:formula="of:=IF(ISNUMBER([$Feuille1.AY14]);ROUND(([$Feuille1.AY14]-deplacement)*Ratio;decimales);IF([$Feuille1.AY14]=&quot;&quot;;&quot;&quot;;[$Feuille1.AY14]))">
            <text:p/>
          </table:table-cell>
          <table:table-cell table:formula="of:=IF(ISNUMBER([$Feuille1.AZ14]);ROUND(([$Feuille1.AZ14]-deplacement)*Ratio;decimales);IF([$Feuille1.AZ14]=&quot;&quot;;&quot;&quot;;[$Feuille1.AZ14]))">
            <text:p/>
          </table:table-cell>
          <table:table-cell table:formula="of:=IF(ISNUMBER([$Feuille1.BA14]);ROUND(([$Feuille1.BA14]-deplacement)*Ratio;decimales);IF([$Feuille1.BA14]=&quot;&quot;;&quot;&quot;;[$Feuille1.BA14]))">
            <text:p/>
          </table:table-cell>
          <table:table-cell table:formula="of:=IF(ISNUMBER([$Feuille1.BB14]);ROUND(([$Feuille1.BB14]-deplacement)*Ratio;decimales);IF([$Feuille1.BB14]=&quot;&quot;;&quot;&quot;;[$Feuille1.BB14]))">
            <text:p/>
          </table:table-cell>
          <table:table-cell table:formula="of:=IF(ISNUMBER([$Feuille1.BC14]);ROUND(([$Feuille1.BC14]-deplacement)*Ratio;decimales);IF([$Feuille1.BC14]=&quot;&quot;;&quot;&quot;;[$Feuille1.BC14]))">
            <text:p/>
          </table:table-cell>
          <table:table-cell table:formula="of:=IF(ISNUMBER([$Feuille1.BD14]);ROUND(([$Feuille1.BD14]-deplacement)*Ratio;decimales);IF([$Feuille1.BD14]=&quot;&quot;;&quot;&quot;;[$Feuille1.BD14]))">
            <text:p/>
          </table:table-cell>
          <table:table-cell table:formula="of:=IF(ISNUMBER([$Feuille1.BE14]);ROUND(([$Feuille1.BE14]-deplacement)*Ratio;decimales);IF([$Feuille1.BE14]=&quot;&quot;;&quot;&quot;;[$Feuille1.BE14]))">
            <text:p/>
          </table:table-cell>
          <table:table-cell table:formula="of:=IF(ISNUMBER([$Feuille1.BF14]);ROUND(([$Feuille1.BF14]-deplacement)*Ratio;decimales);IF([$Feuille1.BF14]=&quot;&quot;;&quot;&quot;;[$Feuille1.BF14]))">
            <text:p/>
          </table:table-cell>
          <table:table-cell table:formula="of:=IF(ISNUMBER([$Feuille1.BG14]);ROUND(([$Feuille1.BG14]-deplacement)*Ratio;decimales);IF([$Feuille1.BG14]=&quot;&quot;;&quot;&quot;;[$Feuille1.BG14]))">
            <text:p/>
          </table:table-cell>
          <table:table-cell table:formula="of:=IF(ISNUMBER([$Feuille1.BH14]);ROUND(([$Feuille1.BH14]-deplacement)*Ratio;decimales);IF([$Feuille1.BH14]=&quot;&quot;;&quot;&quot;;[$Feuille1.BH14]))">
            <text:p/>
          </table:table-cell>
          <table:table-cell table:formula="of:=IF(ISNUMBER([$Feuille1.BI14]);ROUND(([$Feuille1.BI14]-deplacement)*Ratio;decimales);IF([$Feuille1.BI14]=&quot;&quot;;&quot;&quot;;[$Feuille1.BI14]))">
            <text:p/>
          </table:table-cell>
          <table:table-cell table:formula="of:=IF(ISNUMBER([$Feuille1.BJ14]);ROUND(([$Feuille1.BJ14]-deplacement)*Ratio;decimales);IF([$Feuille1.BJ14]=&quot;&quot;;&quot;&quot;;[$Feuille1.BJ14]))">
            <text:p/>
          </table:table-cell>
          <table:table-cell table:formula="of:=IF(ISNUMBER([$Feuille1.BK14]);ROUND(([$Feuille1.BK14]-deplacement)*Ratio;decimales);IF([$Feuille1.BK14]=&quot;&quot;;&quot;&quot;;[$Feuille1.BK14]))">
            <text:p/>
          </table:table-cell>
          <table:table-cell table:formula="of:=IF(ISNUMBER([$Feuille1.BL14]);ROUND(([$Feuille1.BL14]-deplacement)*Ratio;decimales);IF([$Feuille1.BL14]=&quot;&quot;;&quot;&quot;;[$Feuille1.BL14]))">
            <text:p/>
          </table:table-cell>
          <table:table-cell table:formula="of:=IF(ISNUMBER([$Feuille1.BM14]);ROUND(([$Feuille1.BM14]-deplacement)*Ratio;decimales);IF([$Feuille1.BM14]=&quot;&quot;;&quot;&quot;;[$Feuille1.BM14]))">
            <text:p/>
          </table:table-cell>
          <table:table-cell table:formula="of:=IF(ISNUMBER([$Feuille1.BN14]);ROUND(([$Feuille1.BN14]-deplacement)*Ratio;decimales);IF([$Feuille1.BN14]=&quot;&quot;;&quot;&quot;;[$Feuille1.BN14]))">
            <text:p/>
          </table:table-cell>
          <table:table-cell table:formula="of:=IF(ISNUMBER([$Feuille1.BO14]);ROUND(([$Feuille1.BO14]-deplacement)*Ratio;decimales);IF([$Feuille1.BO14]=&quot;&quot;;&quot;&quot;;[$Feuille1.BO14]))">
            <text:p/>
          </table:table-cell>
          <table:table-cell table:formula="of:=IF(ISNUMBER([$Feuille1.BP14]);ROUND(([$Feuille1.BP14]-deplacement)*Ratio;decimales);IF([$Feuille1.BP14]=&quot;&quot;;&quot;&quot;;[$Feuille1.BP14]))">
            <text:p/>
          </table:table-cell>
          <table:table-cell table:formula="of:=IF(ISNUMBER([$Feuille1.BQ14]);ROUND(([$Feuille1.BQ14]-deplacement)*Ratio;decimales);IF([$Feuille1.BQ14]=&quot;&quot;;&quot;&quot;;[$Feuille1.BQ14]))">
            <text:p/>
          </table:table-cell>
          <table:table-cell table:formula="of:=IF(ISNUMBER([$Feuille1.BR14]);ROUND(([$Feuille1.BR14]-deplacement)*Ratio;decimales);IF([$Feuille1.BR14]=&quot;&quot;;&quot;&quot;;[$Feuille1.BR14]))">
            <text:p/>
          </table:table-cell>
          <table:table-cell table:formula="of:=IF(ISNUMBER([$Feuille1.BS14]);ROUND(([$Feuille1.BS14]-deplacement)*Ratio;decimales);IF([$Feuille1.BS14]=&quot;&quot;;&quot;&quot;;[$Feuille1.BS14]))">
            <text:p/>
          </table:table-cell>
          <table:table-cell table:formula="of:=IF(ISNUMBER([$Feuille1.BT14]);ROUND(([$Feuille1.BT14]-deplacement)*Ratio;decimales);IF([$Feuille1.BT14]=&quot;&quot;;&quot;&quot;;[$Feuille1.BT14]))">
            <text:p/>
          </table:table-cell>
          <table:table-cell table:formula="of:=IF(ISNUMBER([$Feuille1.BU14]);ROUND(([$Feuille1.BU14]-deplacement)*Ratio;decimales);IF([$Feuille1.BU14]=&quot;&quot;;&quot;&quot;;[$Feuille1.BU14]))">
            <text:p/>
          </table:table-cell>
          <table:table-cell table:formula="of:=IF(ISNUMBER([$Feuille1.BV14]);ROUND(([$Feuille1.BV14]-deplacement)*Ratio;decimales);IF([$Feuille1.BV14]=&quot;&quot;;&quot;&quot;;[$Feuille1.BV14]))">
            <text:p/>
          </table:table-cell>
          <table:table-cell table:formula="of:=IF(ISNUMBER([$Feuille1.BW14]);ROUND(([$Feuille1.BW14]-deplacement)*Ratio;decimales);IF([$Feuille1.BW14]=&quot;&quot;;&quot;&quot;;[$Feuille1.BW14]))">
            <text:p/>
          </table:table-cell>
          <table:table-cell table:formula="of:=IF(ISNUMBER([$Feuille1.BX14]);ROUND(([$Feuille1.BX14]-deplacement)*Ratio;decimales);IF([$Feuille1.BX14]=&quot;&quot;;&quot;&quot;;[$Feuille1.BX14]))">
            <text:p/>
          </table:table-cell>
          <table:table-cell table:formula="of:=IF(ISNUMBER([$Feuille1.BY14]);ROUND(([$Feuille1.BY14]-deplacement)*Ratio;decimales);IF([$Feuille1.BY14]=&quot;&quot;;&quot;&quot;;[$Feuille1.BY14]))">
            <text:p/>
          </table:table-cell>
          <table:table-cell table:formula="of:=IF(ISNUMBER([$Feuille1.BZ14]);ROUND(([$Feuille1.BZ14]-deplacement)*Ratio;decimales);IF([$Feuille1.BZ14]=&quot;&quot;;&quot;&quot;;[$Feuille1.BZ14]))">
            <text:p/>
          </table:table-cell>
          <table:table-cell table:formula="of:=IF(ISNUMBER([$Feuille1.CA14]);ROUND(([$Feuille1.CA14]-deplacement)*Ratio;decimales);IF([$Feuille1.CA14]=&quot;&quot;;&quot;&quot;;[$Feuille1.CA14]))">
            <text:p/>
          </table:table-cell>
          <table:table-cell table:formula="of:=IF(ISNUMBER([$Feuille1.CB14]);ROUND(([$Feuille1.CB14]-deplacement)*Ratio;decimales);IF([$Feuille1.CB14]=&quot;&quot;;&quot;&quot;;[$Feuille1.CB14]))">
            <text:p/>
          </table:table-cell>
          <table:table-cell table:formula="of:=IF(ISNUMBER([$Feuille1.CC14]);ROUND(([$Feuille1.CC14]-deplacement)*Ratio;decimales);IF([$Feuille1.CC14]=&quot;&quot;;&quot;&quot;;[$Feuille1.CC14]))">
            <text:p/>
          </table:table-cell>
          <table:table-cell table:formula="of:=IF(ISNUMBER([$Feuille1.CD14]);ROUND(([$Feuille1.CD14]-deplacement)*Ratio;decimales);IF([$Feuille1.CD14]=&quot;&quot;;&quot;&quot;;[$Feuille1.CD14]))">
            <text:p/>
          </table:table-cell>
          <table:table-cell table:formula="of:=IF(ISNUMBER([$Feuille1.CE14]);ROUND(([$Feuille1.CE14]-deplacement)*Ratio;decimales);IF([$Feuille1.CE14]=&quot;&quot;;&quot;&quot;;[$Feuille1.CE14]))">
            <text:p/>
          </table:table-cell>
          <table:table-cell table:formula="of:=IF(ISNUMBER([$Feuille1.CF14]);ROUND(([$Feuille1.CF14]-deplacement)*Ratio;decimales);IF([$Feuille1.CF14]=&quot;&quot;;&quot;&quot;;[$Feuille1.CF14]))">
            <text:p/>
          </table:table-cell>
          <table:table-cell table:formula="of:=IF(ISNUMBER([$Feuille1.CG14]);ROUND(([$Feuille1.CG14]-deplacement)*Ratio;decimales);IF([$Feuille1.CG14]=&quot;&quot;;&quot;&quot;;[$Feuille1.CG14]))">
            <text:p/>
          </table:table-cell>
          <table:table-cell table:formula="of:=IF(ISNUMBER([$Feuille1.CH14]);ROUND(([$Feuille1.CH14]-deplacement)*Ratio;decimales);IF([$Feuille1.CH14]=&quot;&quot;;&quot;&quot;;[$Feuille1.CH14]))">
            <text:p/>
          </table:table-cell>
          <table:table-cell table:formula="of:=IF(ISNUMBER([$Feuille1.CI14]);ROUND(([$Feuille1.CI14]-deplacement)*Ratio;decimales);IF([$Feuille1.CI14]=&quot;&quot;;&quot;&quot;;[$Feuille1.CI14]))">
            <text:p/>
          </table:table-cell>
          <table:table-cell table:formula="of:=IF(ISNUMBER([$Feuille1.CJ14]);ROUND(([$Feuille1.CJ14]-deplacement)*Ratio;decimales);IF([$Feuille1.CJ14]=&quot;&quot;;&quot;&quot;;[$Feuille1.CJ14]))">
            <text:p/>
          </table:table-cell>
          <table:table-cell table:formula="of:=IF(ISNUMBER([$Feuille1.CK14]);ROUND(([$Feuille1.CK14]-deplacement)*Ratio;decimales);IF([$Feuille1.CK14]=&quot;&quot;;&quot;&quot;;[$Feuille1.CK14]))">
            <text:p/>
          </table:table-cell>
          <table:table-cell table:formula="of:=IF(ISNUMBER([$Feuille1.CL14]);ROUND(([$Feuille1.CL14]-deplacement)*Ratio;decimales);IF([$Feuille1.CL14]=&quot;&quot;;&quot;&quot;;[$Feuille1.CL14]))">
            <text:p/>
          </table:table-cell>
          <table:table-cell table:formula="of:=IF(ISNUMBER([$Feuille1.CM14]);ROUND(([$Feuille1.CM14]-deplacement)*Ratio;decimales);IF([$Feuille1.CM14]=&quot;&quot;;&quot;&quot;;[$Feuille1.CM14]))">
            <text:p/>
          </table:table-cell>
          <table:table-cell table:formula="of:=IF(ISNUMBER([$Feuille1.CN14]);ROUND(([$Feuille1.CN14]-deplacement)*Ratio;decimales);IF([$Feuille1.CN14]=&quot;&quot;;&quot;&quot;;[$Feuille1.CN14]))">
            <text:p/>
          </table:table-cell>
          <table:table-cell table:formula="of:=IF(ISNUMBER([$Feuille1.CO14]);ROUND(([$Feuille1.CO14]-deplacement)*Ratio;decimales);IF([$Feuille1.CO14]=&quot;&quot;;&quot;&quot;;[$Feuille1.CO14]))">
            <text:p/>
          </table:table-cell>
          <table:table-cell table:formula="of:=IF(ISNUMBER([$Feuille1.CP14]);ROUND(([$Feuille1.CP14]-deplacement)*Ratio;decimales);IF([$Feuille1.CP14]=&quot;&quot;;&quot;&quot;;[$Feuille1.CP14]))">
            <text:p/>
          </table:table-cell>
          <table:table-cell table:formula="of:=IF(ISNUMBER([$Feuille1.CQ14]);ROUND(([$Feuille1.CQ14]-deplacement)*Ratio;decimales);IF([$Feuille1.CQ14]=&quot;&quot;;&quot;&quot;;[$Feuille1.CQ14]))">
            <text:p/>
          </table:table-cell>
          <table:table-cell table:formula="of:=IF(ISNUMBER([$Feuille1.CR14]);ROUND(([$Feuille1.CR14]-deplacement)*Ratio;decimales);IF([$Feuille1.CR14]=&quot;&quot;;&quot;&quot;;[$Feuille1.CR14]))">
            <text:p/>
          </table:table-cell>
          <table:table-cell table:formula="of:=IF(ISNUMBER([$Feuille1.CS14]);ROUND(([$Feuille1.CS14]-deplacement)*Ratio;decimales);IF([$Feuille1.CS14]=&quot;&quot;;&quot;&quot;;[$Feuille1.CS14]))">
            <text:p/>
          </table:table-cell>
          <table:table-cell table:formula="of:=IF(ISNUMBER([$Feuille1.CT14]);ROUND(([$Feuille1.CT14]-deplacement)*Ratio;decimales);IF([$Feuille1.CT14]=&quot;&quot;;&quot;&quot;;[$Feuille1.CT14]))">
            <text:p/>
          </table:table-cell>
          <table:table-cell table:formula="of:=IF(ISNUMBER([$Feuille1.CU14]);ROUND(([$Feuille1.CU14]-deplacement)*Ratio;decimales);IF([$Feuille1.CU14]=&quot;&quot;;&quot;&quot;;[$Feuille1.CU14]))">
            <text:p/>
          </table:table-cell>
          <table:table-cell table:formula="of:=IF(ISNUMBER([$Feuille1.CV14]);ROUND(([$Feuille1.CV14]-deplacement)*Ratio;decimales);IF([$Feuille1.CV14]=&quot;&quot;;&quot;&quot;;[$Feuille1.CV14]))">
            <text:p/>
          </table:table-cell>
          <table:table-cell table:formula="of:=IF(ISNUMBER([$Feuille1.CW14]);ROUND(([$Feuille1.CW14]-deplacement)*Ratio;decimales);IF([$Feuille1.CW14]=&quot;&quot;;&quot;&quot;;[$Feuille1.CW14]))">
            <text:p/>
          </table:table-cell>
          <table:table-cell table:formula="of:=IF(ISNUMBER([$Feuille1.CX14]);ROUND(([$Feuille1.CX14]-deplacement)*Ratio;decimales);IF([$Feuille1.CX14]=&quot;&quot;;&quot;&quot;;[$Feuille1.CX14]))">
            <text:p/>
          </table:table-cell>
          <table:table-cell table:formula="of:=IF(ISNUMBER([$Feuille1.CY14]);ROUND(([$Feuille1.CY14]-deplacement)*Ratio;decimales);IF([$Feuille1.CY14]=&quot;&quot;;&quot;&quot;;[$Feuille1.CY14]))">
            <text:p/>
          </table:table-cell>
          <table:table-cell table:formula="of:=IF(ISNUMBER([$Feuille1.CZ14]);ROUND(([$Feuille1.CZ14]-deplacement)*Ratio;decimales);IF([$Feuille1.CZ14]=&quot;&quot;;&quot;&quot;;[$Feuille1.CZ14]))">
            <text:p/>
          </table:table-cell>
          <table:table-cell table:formula="of:=IF(ISNUMBER([$Feuille1.DA14]);ROUND(([$Feuille1.DA14]-deplacement)*Ratio;decimales);IF([$Feuille1.DA14]=&quot;&quot;;&quot;&quot;;[$Feuille1.DA14]))">
            <text:p/>
          </table:table-cell>
          <table:table-cell table:formula="of:=IF(ISNUMBER([$Feuille1.DB14]);ROUND(([$Feuille1.DB14]-deplacement)*Ratio;decimales);IF([$Feuille1.DB14]=&quot;&quot;;&quot;&quot;;[$Feuille1.DB14]))">
            <text:p/>
          </table:table-cell>
          <table:table-cell table:formula="of:=IF(ISNUMBER([$Feuille1.DC14]);ROUND(([$Feuille1.DC14]-deplacement)*Ratio;decimales);IF([$Feuille1.DC14]=&quot;&quot;;&quot;&quot;;[$Feuille1.DC14]))">
            <text:p/>
          </table:table-cell>
          <table:table-cell table:formula="of:=IF(ISNUMBER([$Feuille1.DD14]);ROUND(([$Feuille1.DD14]-deplacement)*Ratio;decimales);IF([$Feuille1.DD14]=&quot;&quot;;&quot;&quot;;[$Feuille1.DD14]))">
            <text:p/>
          </table:table-cell>
          <table:table-cell table:formula="of:=IF(ISNUMBER([$Feuille1.DE14]);ROUND(([$Feuille1.DE14]-deplacement)*Ratio;decimales);IF([$Feuille1.DE14]=&quot;&quot;;&quot;&quot;;[$Feuille1.DE14]))">
            <text:p/>
          </table:table-cell>
          <table:table-cell table:formula="of:=IF(ISNUMBER([$Feuille1.DF14]);ROUND(([$Feuille1.DF14]-deplacement)*Ratio;decimales);IF([$Feuille1.DF14]=&quot;&quot;;&quot;&quot;;[$Feuille1.DF14]))">
            <text:p/>
          </table:table-cell>
          <table:table-cell table:formula="of:=IF(ISNUMBER([$Feuille1.DG14]);ROUND(([$Feuille1.DG14]-deplacement)*Ratio;decimales);IF([$Feuille1.DG14]=&quot;&quot;;&quot;&quot;;[$Feuille1.DG14]))">
            <text:p/>
          </table:table-cell>
          <table:table-cell table:formula="of:=IF(ISNUMBER([$Feuille1.DH14]);ROUND(([$Feuille1.DH14]-deplacement)*Ratio;decimales);IF([$Feuille1.DH14]=&quot;&quot;;&quot;&quot;;[$Feuille1.DH14]))">
            <text:p/>
          </table:table-cell>
          <table:table-cell table:formula="of:=IF(ISNUMBER([$Feuille1.DI14]);ROUND(([$Feuille1.DI14]-deplacement)*Ratio;decimales);IF([$Feuille1.DI14]=&quot;&quot;;&quot;&quot;;[$Feuille1.DI14]))">
            <text:p/>
          </table:table-cell>
          <table:table-cell table:formula="of:=IF(ISNUMBER([$Feuille1.DJ14]);ROUND(([$Feuille1.DJ14]-deplacement)*Ratio;decimales);IF([$Feuille1.DJ14]=&quot;&quot;;&quot;&quot;;[$Feuille1.DJ14]))">
            <text:p/>
          </table:table-cell>
          <table:table-cell table:formula="of:=IF(ISNUMBER([$Feuille1.DK14]);ROUND(([$Feuille1.DK14]-deplacement)*Ratio;decimales);IF([$Feuille1.DK14]=&quot;&quot;;&quot;&quot;;[$Feuille1.DK14]))">
            <text:p/>
          </table:table-cell>
          <table:table-cell table:formula="of:=IF(ISNUMBER([$Feuille1.DL14]);ROUND(([$Feuille1.DL14]-deplacement)*Ratio;decimales);IF([$Feuille1.DL14]=&quot;&quot;;&quot;&quot;;[$Feuille1.DL14]))">
            <text:p/>
          </table:table-cell>
          <table:table-cell table:formula="of:=IF(ISNUMBER([$Feuille1.DM14]);ROUND(([$Feuille1.DM14]-deplacement)*Ratio;decimales);IF([$Feuille1.DM14]=&quot;&quot;;&quot;&quot;;[$Feuille1.DM14]))">
            <text:p/>
          </table:table-cell>
          <table:table-cell table:formula="of:=IF(ISNUMBER([$Feuille1.DN14]);ROUND(([$Feuille1.DN14]-deplacement)*Ratio;decimales);IF([$Feuille1.DN14]=&quot;&quot;;&quot;&quot;;[$Feuille1.DN14]))">
            <text:p/>
          </table:table-cell>
          <table:table-cell table:formula="of:=IF(ISNUMBER([$Feuille1.DO14]);ROUND(([$Feuille1.DO14]-deplacement)*Ratio;decimales);IF([$Feuille1.DO14]=&quot;&quot;;&quot;&quot;;[$Feuille1.DO14]))">
            <text:p/>
          </table:table-cell>
          <table:table-cell table:formula="of:=IF(ISNUMBER([$Feuille1.DP14]);ROUND(([$Feuille1.DP14]-deplacement)*Ratio;decimales);IF([$Feuille1.DP14]=&quot;&quot;;&quot;&quot;;[$Feuille1.DP14]))">
            <text:p/>
          </table:table-cell>
          <table:table-cell table:formula="of:=IF(ISNUMBER([$Feuille1.DQ14]);ROUND(([$Feuille1.DQ14]-deplacement)*Ratio;decimales);IF([$Feuille1.DQ14]=&quot;&quot;;&quot;&quot;;[$Feuille1.DQ14]))">
            <text:p/>
          </table:table-cell>
          <table:table-cell table:formula="of:=IF(ISNUMBER([$Feuille1.DR14]);ROUND(([$Feuille1.DR14]-deplacement)*Ratio;decimales);IF([$Feuille1.DR14]=&quot;&quot;;&quot;&quot;;[$Feuille1.DR14]))">
            <text:p/>
          </table:table-cell>
          <table:table-cell table:formula="of:=IF(ISNUMBER([$Feuille1.DS14]);ROUND(([$Feuille1.DS14]-deplacement)*Ratio;decimales);IF([$Feuille1.DS14]=&quot;&quot;;&quot;&quot;;[$Feuille1.DS14]))">
            <text:p/>
          </table:table-cell>
          <table:table-cell table:formula="of:=IF(ISNUMBER([$Feuille1.DT14]);ROUND(([$Feuille1.DT14]-deplacement)*Ratio;decimales);IF([$Feuille1.DT14]=&quot;&quot;;&quot;&quot;;[$Feuille1.DT14]))">
            <text:p/>
          </table:table-cell>
          <table:table-cell table:formula="of:=IF(ISNUMBER([$Feuille1.DU14]);ROUND(([$Feuille1.DU14]-deplacement)*Ratio;decimales);IF([$Feuille1.DU14]=&quot;&quot;;&quot;&quot;;[$Feuille1.DU14]))">
            <text:p/>
          </table:table-cell>
          <table:table-cell table:formula="of:=IF(ISNUMBER([$Feuille1.DV14]);ROUND(([$Feuille1.DV14]-deplacement)*Ratio;decimales);IF([$Feuille1.DV14]=&quot;&quot;;&quot;&quot;;[$Feuille1.DV14]))">
            <text:p/>
          </table:table-cell>
          <table:table-cell table:formula="of:=IF(ISNUMBER([$Feuille1.DW14]);ROUND(([$Feuille1.DW14]-deplacement)*Ratio;decimales);IF([$Feuille1.DW14]=&quot;&quot;;&quot;&quot;;[$Feuille1.DW14]))">
            <text:p/>
          </table:table-cell>
          <table:table-cell table:formula="of:=IF(ISNUMBER([$Feuille1.DX14]);ROUND(([$Feuille1.DX14]-deplacement)*Ratio;decimales);IF([$Feuille1.DX14]=&quot;&quot;;&quot;&quot;;[$Feuille1.DX14]))">
            <text:p/>
          </table:table-cell>
          <table:table-cell table:formula="of:=IF(ISNUMBER([$Feuille1.DY14]);ROUND(([$Feuille1.DY14]-deplacement)*Ratio;decimales);IF([$Feuille1.DY14]=&quot;&quot;;&quot;&quot;;[$Feuille1.DY14]))">
            <text:p/>
          </table:table-cell>
          <table:table-cell table:formula="of:=IF(ISNUMBER([$Feuille1.DZ14]);ROUND(([$Feuille1.DZ14]-deplacement)*Ratio;decimales);IF([$Feuille1.DZ14]=&quot;&quot;;&quot;&quot;;[$Feuille1.DZ14]))">
            <text:p/>
          </table:table-cell>
          <table:table-cell table:formula="of:=IF(ISNUMBER([$Feuille1.EA14]);ROUND(([$Feuille1.EA14]-deplacement)*Ratio;decimales);IF([$Feuille1.EA14]=&quot;&quot;;&quot;&quot;;[$Feuille1.EA14]))">
            <text:p/>
          </table:table-cell>
          <table:table-cell table:formula="of:=IF(ISNUMBER([$Feuille1.EB14]);ROUND(([$Feuille1.EB14]-deplacement)*Ratio;decimales);IF([$Feuille1.EB14]=&quot;&quot;;&quot;&quot;;[$Feuille1.EB14]))">
            <text:p/>
          </table:table-cell>
          <table:table-cell table:formula="of:=IF(ISNUMBER([$Feuille1.EC14]);ROUND(([$Feuille1.EC14]-deplacement)*Ratio;decimales);IF([$Feuille1.EC14]=&quot;&quot;;&quot;&quot;;[$Feuille1.EC14]))">
            <text:p/>
          </table:table-cell>
          <table:table-cell table:formula="of:=IF(ISNUMBER([$Feuille1.ED14]);ROUND(([$Feuille1.ED14]-deplacement)*Ratio;decimales);IF([$Feuille1.ED14]=&quot;&quot;;&quot;&quot;;[$Feuille1.ED14]))">
            <text:p/>
          </table:table-cell>
          <table:table-cell table:formula="of:=IF(ISNUMBER([$Feuille1.EE14]);ROUND(([$Feuille1.EE14]-deplacement)*Ratio;decimales);IF([$Feuille1.EE14]=&quot;&quot;;&quot;&quot;;[$Feuille1.EE14]))">
            <text:p/>
          </table:table-cell>
          <table:table-cell table:formula="of:=IF(ISNUMBER([$Feuille1.EF14]);ROUND(([$Feuille1.EF14]-deplacement)*Ratio;decimales);IF([$Feuille1.EF14]=&quot;&quot;;&quot;&quot;;[$Feuille1.EF14]))">
            <text:p/>
          </table:table-cell>
          <table:table-cell table:formula="of:=IF(ISNUMBER([$Feuille1.EG14]);ROUND(([$Feuille1.EG14]-deplacement)*Ratio;decimales);IF([$Feuille1.EG14]=&quot;&quot;;&quot;&quot;;[$Feuille1.EG14]))">
            <text:p/>
          </table:table-cell>
          <table:table-cell table:formula="of:=IF(ISNUMBER([$Feuille1.EH14]);ROUND(([$Feuille1.EH14]-deplacement)*Ratio;decimales);IF([$Feuille1.EH14]=&quot;&quot;;&quot;&quot;;[$Feuille1.EH14]))">
            <text:p/>
          </table:table-cell>
          <table:table-cell table:formula="of:=IF(ISNUMBER([$Feuille1.EI14]);ROUND(([$Feuille1.EI14]-deplacement)*Ratio;decimales);IF([$Feuille1.EI14]=&quot;&quot;;&quot;&quot;;[$Feuille1.EI14]))">
            <text:p/>
          </table:table-cell>
          <table:table-cell table:formula="of:=IF(ISNUMBER([$Feuille1.EJ14]);ROUND(([$Feuille1.EJ14]-deplacement)*Ratio;decimales);IF([$Feuille1.EJ14]=&quot;&quot;;&quot;&quot;;[$Feuille1.EJ14]))">
            <text:p/>
          </table:table-cell>
          <table:table-cell table:formula="of:=IF(ISNUMBER([$Feuille1.EK14]);[$Feuille1.EK14]*Ratio;IF([$Feuille1.EK14]=&quot;&quot;;&quot;&quot;;[$Feuille1.EK14]))">
            <text:p/>
          </table:table-cell>
          <table:table-cell table:formula="of:=IF(ISNUMBER([$Feuille1.EL14]);[$Feuille1.EL14]*Ratio;IF([$Feuille1.EL14]=&quot;&quot;;&quot;&quot;;[$Feuille1.EL14]))">
            <text:p/>
          </table:table-cell>
          <table:table-cell table:number-columns-repeated="882"/>
        </table:table-row>
        <table:table-row table:style-name="ro1">
          <table:table-cell table:formula="of:=IF(ISNUMBER([$Feuille1.A15]);ROUND(([$Feuille1.A15]-deplacement)*Ratio;decimales);IF([$Feuille1.A15]=&quot;&quot;;&quot;&quot;;[$Feuille1.A15]))" office:value-type="string" office:string-value="&lt;path" calcext:value-type="string">
            <text:p>&lt;path</text:p>
          </table:table-cell>
          <table:table-cell table:formula="of:=IF(ISNUMBER([$Feuille1.B15]);ROUND(([$Feuille1.B15]-deplacement)*Ratio;decimales);IF([$Feuille1.B15]=&quot;&quot;;&quot;&quot;;[$Feuille1.B15]))" office:value-type="string" office:string-value="class=&quot;note&quot;" calcext:value-type="string">
            <text:p>class="note"</text:p>
          </table:table-cell>
          <table:table-cell table:formula="of:=IF(ISNUMBER([$Feuille1.C15]);ROUND(([$Feuille1.C15]-deplacement)*Ratio;decimales);IF([$Feuille1.C15]=&quot;&quot;;&quot;&quot;;[$Feuille1.C15]))" office:value-type="string" office:string-value="d=&quot;M" calcext:value-type="string">
            <text:p>d="M</text:p>
          </table:table-cell>
          <table:table-cell table:formula="of:=IF(ISNUMBER([$Feuille1.D15]);ROUND(([$Feuille1.D15]-deplacement)*Ratio;decimales);IF([$Feuille1.D15]=&quot;&quot;;&quot;&quot;;[$Feuille1.D15]))" office:value-type="float" office:value="56.98" calcext:value-type="float">
            <text:p>56,98</text:p>
          </table:table-cell>
          <table:table-cell table:style-name="ce3" table:formula="of:=IF(ISNUMBER([$Feuille1.E15]);ROUND(([$Feuille1.E15]-deplacement)*Ratio;decimales);IF([$Feuille1.E15]=&quot;&quot;;&quot;&quot;;[$Feuille1.E15]))" office:value-type="float" office:value="81.04" calcext:value-type="float">
            <text:p>81,04</text:p>
          </table:table-cell>
          <table:table-cell table:formula="of:=IF(ISNUMBER([$Feuille1.F15]);ROUND(([$Feuille1.F15]-deplacement)*Ratio;decimales);IF([$Feuille1.F15]=&quot;&quot;;&quot;&quot;;[$Feuille1.F15]))" office:value-type="string" office:string-value="v" calcext:value-type="string">
            <text:p>v</text:p>
          </table:table-cell>
          <table:table-cell table:style-name="ce3" table:formula="of:=IF(ISNUMBER([$Feuille1.G15]);ROUND(([$Feuille1.G15]-deplacement)*Ratio;decimales);IF([$Feuille1.G15]=&quot;&quot;;&quot;&quot;;[$Feuille1.G15]))" office:value-type="float" office:value="25.36" calcext:value-type="float">
            <text:p>25,36</text:p>
          </table:table-cell>
          <table:table-cell table:formula="of:=IF(ISNUMBER([$Feuille1.H15]);ROUND(([$Feuille1.H15]-deplacement)*Ratio;decimales);IF([$Feuille1.H15]=&quot;&quot;;&quot;&quot;;[$Feuille1.H15]))" office:value-type="string" office:string-value="c" calcext:value-type="string">
            <text:p>c</text:p>
          </table:table-cell>
          <table:table-cell table:style-name="ce3" table:formula="of:=IF(ISNUMBER([$Feuille1.I15]);ROUND(([$Feuille1.I15]-deplacement)*Ratio;decimales);IF([$Feuille1.I15]=&quot;&quot;;&quot;&quot;;[$Feuille1.I15]))" office:value-type="float" office:value="-2.83" calcext:value-type="float">
            <text:p>-2,83</text:p>
          </table:table-cell>
          <table:table-cell table:style-name="ce3" table:formula="of:=IF(ISNUMBER([$Feuille1.J15]);ROUND(([$Feuille1.J15]-deplacement)*Ratio;decimales);IF([$Feuille1.J15]=&quot;&quot;;&quot;&quot;;[$Feuille1.J15]))" office:value-type="float" office:value="-1.58" calcext:value-type="float">
            <text:p>-1,58</text:p>
          </table:table-cell>
          <table:table-cell table:style-name="ce3" table:formula="of:=IF(ISNUMBER([$Feuille1.K15]);ROUND(([$Feuille1.K15]-deplacement)*Ratio;decimales);IF([$Feuille1.K15]=&quot;&quot;;&quot;&quot;;[$Feuille1.K15]))" office:value-type="float" office:value="-6.56" calcext:value-type="float">
            <text:p>-6,56</text:p>
          </table:table-cell>
          <table:table-cell table:style-name="ce3" table:formula="of:=IF(ISNUMBER([$Feuille1.L15]);ROUND(([$Feuille1.L15]-deplacement)*Ratio;decimales);IF([$Feuille1.L15]=&quot;&quot;;&quot;&quot;;[$Feuille1.L15]))" office:value-type="float" office:value="-0.57" calcext:value-type="float">
            <text:p>-0,57</text:p>
          </table:table-cell>
          <table:table-cell table:style-name="ce3" table:formula="of:=IF(ISNUMBER([$Feuille1.M15]);ROUND(([$Feuille1.M15]-deplacement)*Ratio;decimales);IF([$Feuille1.M15]=&quot;&quot;;&quot;&quot;;[$Feuille1.M15]))" office:value-type="float" office:value="-8.19" calcext:value-type="float">
            <text:p>-8,19</text:p>
          </table:table-cell>
          <table:table-cell table:style-name="ce3" table:formula="of:=IF(ISNUMBER([$Feuille1.N15]);ROUND(([$Feuille1.N15]-deplacement)*Ratio;decimales);IF([$Feuille1.N15]=&quot;&quot;;&quot;&quot;;[$Feuille1.N15]))" office:value-type="float" office:value="2.15" calcext:value-type="float">
            <text:p>2,15</text:p>
          </table:table-cell>
          <table:table-cell table:formula="of:=IF(ISNUMBER([$Feuille1.O15]);ROUND(([$Feuille1.O15]-deplacement)*Ratio;decimales);IF([$Feuille1.O15]=&quot;&quot;;&quot;&quot;;[$Feuille1.O15]))" office:value-type="string" office:string-value="c" calcext:value-type="string">
            <text:p>c</text:p>
          </table:table-cell>
          <table:table-cell table:style-name="ce3" table:formula="of:=IF(ISNUMBER([$Feuille1.P15]);ROUND(([$Feuille1.P15]-deplacement)*Ratio;decimales);IF([$Feuille1.P15]=&quot;&quot;;&quot;&quot;;[$Feuille1.P15]))" office:value-type="float" office:value="-0.61" calcext:value-type="float">
            <text:p>-0,61</text:p>
          </table:table-cell>
          <table:table-cell table:style-name="ce3" table:formula="of:=IF(ISNUMBER([$Feuille1.Q15]);ROUND(([$Feuille1.Q15]-deplacement)*Ratio;decimales);IF([$Feuille1.Q15]=&quot;&quot;;&quot;&quot;;[$Feuille1.Q15]))" office:value-type="float" office:value="1.45" calcext:value-type="float">
            <text:p>1,45</text:p>
          </table:table-cell>
          <table:table-cell table:style-name="ce3" table:formula="of:=IF(ISNUMBER([$Feuille1.R15]);ROUND(([$Feuille1.R15]-deplacement)*Ratio;decimales);IF([$Feuille1.R15]=&quot;&quot;;&quot;&quot;;[$Feuille1.R15]))" office:value-type="float" office:value="-0.76" calcext:value-type="float">
            <text:p>-0,76</text:p>
          </table:table-cell>
          <table:table-cell table:style-name="ce3" table:formula="of:=IF(ISNUMBER([$Feuille1.S15]);ROUND(([$Feuille1.S15]-deplacement)*Ratio;decimales);IF([$Feuille1.S15]=&quot;&quot;;&quot;&quot;;[$Feuille1.S15]))" office:value-type="float" office:value="3.29" calcext:value-type="float">
            <text:p>3,29</text:p>
          </table:table-cell>
          <table:table-cell table:style-name="ce3" table:formula="of:=IF(ISNUMBER([$Feuille1.T15]);ROUND(([$Feuille1.T15]-deplacement)*Ratio;decimales);IF([$Feuille1.T15]=&quot;&quot;;&quot;&quot;;[$Feuille1.T15]))" office:value-type="float" office:value="0.12" calcext:value-type="float">
            <text:p>0,12</text:p>
          </table:table-cell>
          <table:table-cell table:style-name="ce3" table:formula="of:=IF(ISNUMBER([$Feuille1.U15]);ROUND(([$Feuille1.U15]-deplacement)*Ratio;decimales);IF([$Feuille1.U15]=&quot;&quot;;&quot;&quot;;[$Feuille1.U15]))" office:value-type="float" office:value="4.67" calcext:value-type="float">
            <text:p>4,67</text:p>
          </table:table-cell>
          <table:table-cell table:formula="of:=IF(ISNUMBER([$Feuille1.V15]);ROUND(([$Feuille1.V15]-deplacement)*Ratio;decimales);IF([$Feuille1.V15]=&quot;&quot;;&quot;&quot;;[$Feuille1.V15]))" office:value-type="string" office:string-value="c" calcext:value-type="string">
            <text:p>c</text:p>
          </table:table-cell>
          <table:table-cell table:style-name="ce3" table:formula="of:=IF(ISNUMBER([$Feuille1.W15]);ROUND(([$Feuille1.W15]-deplacement)*Ratio;decimales);IF([$Feuille1.W15]=&quot;&quot;;&quot;&quot;;[$Feuille1.W15]))" office:value-type="float" office:value="1.36" calcext:value-type="float">
            <text:p>1,36</text:p>
          </table:table-cell>
          <table:table-cell table:style-name="ce3" table:formula="of:=IF(ISNUMBER([$Feuille1.X15]);ROUND(([$Feuille1.X15]-deplacement)*Ratio;decimales);IF([$Feuille1.X15]=&quot;&quot;;&quot;&quot;;[$Feuille1.X15]))" office:value-type="float" office:value="1.79" calcext:value-type="float">
            <text:p>1,79</text:p>
          </table:table-cell>
          <table:table-cell table:style-name="ce3" table:formula="of:=IF(ISNUMBER([$Feuille1.Y15]);ROUND(([$Feuille1.Y15]-deplacement)*Ratio;decimales);IF([$Feuille1.Y15]=&quot;&quot;;&quot;&quot;;[$Feuille1.Y15]))" office:value-type="float" office:value="4.51" calcext:value-type="float">
            <text:p>4,51</text:p>
          </table:table-cell>
          <table:table-cell table:style-name="ce3" table:formula="of:=IF(ISNUMBER([$Feuille1.Z15]);ROUND(([$Feuille1.Z15]-deplacement)*Ratio;decimales);IF([$Feuille1.Z15]=&quot;&quot;;&quot;&quot;;[$Feuille1.Z15]))" office:value-type="float" office:value="2.74" calcext:value-type="float">
            <text:p>2,74</text:p>
          </table:table-cell>
          <table:table-cell table:style-name="ce3" table:formula="of:=IF(ISNUMBER([$Feuille1.AA15]);ROUND(([$Feuille1.AA15]-deplacement)*Ratio;decimales);IF([$Feuille1.AA15]=&quot;&quot;;&quot;&quot;;[$Feuille1.AA15]))" office:value-type="float" office:value="6.63" calcext:value-type="float">
            <text:p>6,63</text:p>
          </table:table-cell>
          <table:table-cell table:style-name="ce3" table:formula="of:=IF(ISNUMBER([$Feuille1.AB15]);ROUND(([$Feuille1.AB15]-deplacement)*Ratio;decimales);IF([$Feuille1.AB15]=&quot;&quot;;&quot;&quot;;[$Feuille1.AB15]))" office:value-type="float" office:value="1.73" calcext:value-type="float">
            <text:p>1,73</text:p>
          </table:table-cell>
          <table:table-cell table:formula="of:=IF(ISNUMBER([$Feuille1.AC15]);ROUND(([$Feuille1.AC15]-deplacement)*Ratio;decimales);IF([$Feuille1.AC15]=&quot;&quot;;&quot;&quot;;[$Feuille1.AC15]))" office:value-type="string" office:string-value="c" calcext:value-type="string">
            <text:p>c</text:p>
          </table:table-cell>
          <table:table-cell table:style-name="ce3" table:formula="of:=IF(ISNUMBER([$Feuille1.AD15]);ROUND(([$Feuille1.AD15]-deplacement)*Ratio;decimales);IF([$Feuille1.AD15]=&quot;&quot;;&quot;&quot;;[$Feuille1.AD15]))" office:value-type="float" office:value="1.87" calcext:value-type="float">
            <text:p>1,87</text:p>
          </table:table-cell>
          <table:table-cell table:style-name="ce3" table:formula="of:=IF(ISNUMBER([$Feuille1.AE15]);ROUND(([$Feuille1.AE15]-deplacement)*Ratio;decimales);IF([$Feuille1.AE15]=&quot;&quot;;&quot;&quot;;[$Feuille1.AE15]))" office:value-type="float" office:value="-0.81" calcext:value-type="float">
            <text:p>-0,81</text:p>
          </table:table-cell>
          <table:table-cell table:style-name="ce3" table:formula="of:=IF(ISNUMBER([$Feuille1.AF15]);ROUND(([$Feuille1.AF15]-deplacement)*Ratio;decimales);IF([$Feuille1.AF15]=&quot;&quot;;&quot;&quot;;[$Feuille1.AF15]))" office:value-type="float" office:value="3.39" calcext:value-type="float">
            <text:p>3,39</text:p>
          </table:table-cell>
          <table:table-cell table:style-name="ce3" table:formula="of:=IF(ISNUMBER([$Feuille1.AG15]);ROUND(([$Feuille1.AG15]-deplacement)*Ratio;decimales);IF([$Feuille1.AG15]=&quot;&quot;;&quot;&quot;;[$Feuille1.AG15]))" office:value-type="float" office:value="-2.22" calcext:value-type="float">
            <text:p>-2,22</text:p>
          </table:table-cell>
          <table:table-cell table:style-name="ce3" table:formula="of:=IF(ISNUMBER([$Feuille1.AH15]);ROUND(([$Feuille1.AH15]-deplacement)*Ratio;decimales);IF([$Feuille1.AH15]=&quot;&quot;;&quot;&quot;;[$Feuille1.AH15]))" office:value-type="float" office:value="3.54" calcext:value-type="float">
            <text:p>3,54</text:p>
          </table:table-cell>
          <table:table-cell table:style-name="ce3" table:formula="of:=IF(ISNUMBER([$Feuille1.AI15]);ROUND(([$Feuille1.AI15]-deplacement)*Ratio;decimales);IF([$Feuille1.AI15]=&quot;&quot;;&quot;&quot;;[$Feuille1.AI15]))" office:value-type="float" office:value="-4.43" calcext:value-type="float">
            <text:p>-4,43</text:p>
          </table:table-cell>
          <table:table-cell table:formula="of:=IF(ISNUMBER([$Feuille1.AJ15]);ROUND(([$Feuille1.AJ15]-deplacement)*Ratio;decimales);IF([$Feuille1.AJ15]=&quot;&quot;;&quot;&quot;;[$Feuille1.AJ15]))" office:value-type="string" office:string-value="v" calcext:value-type="string">
            <text:p>v</text:p>
          </table:table-cell>
          <table:table-cell table:style-name="ce3" table:formula="of:=IF(ISNUMBER([$Feuille1.AK15]);ROUND(([$Feuille1.AK15]-deplacement)*Ratio;decimales);IF([$Feuille1.AK15]=&quot;&quot;;&quot;&quot;;[$Feuille1.AK15]))" office:value-type="float" office:value="-21.58" calcext:value-type="float">
            <text:p>-21,58</text:p>
          </table:table-cell>
          <table:table-cell table:formula="of:=IF(ISNUMBER([$Feuille1.AL15]);ROUND(([$Feuille1.AL15]-deplacement)*Ratio;decimales);IF([$Feuille1.AL15]=&quot;&quot;;&quot;&quot;;[$Feuille1.AL15]))" office:value-type="string" office:string-value="c" calcext:value-type="string">
            <text:p>c</text:p>
          </table:table-cell>
          <table:table-cell table:style-name="ce3" table:formula="of:=IF(ISNUMBER([$Feuille1.AM15]);ROUND(([$Feuille1.AM15]-deplacement)*Ratio;decimales);IF([$Feuille1.AM15]=&quot;&quot;;&quot;&quot;;[$Feuille1.AM15]))" office:value-type="float" office:value="1.76" calcext:value-type="float">
            <text:p>1,76</text:p>
          </table:table-cell>
          <table:table-cell table:style-name="ce3" table:formula="of:=IF(ISNUMBER([$Feuille1.AN15]);ROUND(([$Feuille1.AN15]-deplacement)*Ratio;decimales);IF([$Feuille1.AN15]=&quot;&quot;;&quot;&quot;;[$Feuille1.AN15]))" office:value-type="float" office:value="-0.47" calcext:value-type="float">
            <text:p>-0,47</text:p>
          </table:table-cell>
          <table:table-cell table:style-name="ce3" table:formula="of:=IF(ISNUMBER([$Feuille1.AO15]);ROUND(([$Feuille1.AO15]-deplacement)*Ratio;decimales);IF([$Feuille1.AO15]=&quot;&quot;;&quot;&quot;;[$Feuille1.AO15]))" office:value-type="float" office:value="2.47" calcext:value-type="float">
            <text:p>2,47</text:p>
          </table:table-cell>
          <table:table-cell table:style-name="ce3" table:formula="of:=IF(ISNUMBER([$Feuille1.AP15]);ROUND(([$Feuille1.AP15]-deplacement)*Ratio;decimales);IF([$Feuille1.AP15]=&quot;&quot;;&quot;&quot;;[$Feuille1.AP15]))" office:value-type="float" office:value="1.1" calcext:value-type="float">
            <text:p>1,1</text:p>
          </table:table-cell>
          <table:table-cell table:style-name="ce3" table:formula="of:=IF(ISNUMBER([$Feuille1.AQ15]);ROUND(([$Feuille1.AQ15]-deplacement)*Ratio;decimales);IF([$Feuille1.AQ15]=&quot;&quot;;&quot;&quot;;[$Feuille1.AQ15]))" office:value-type="float" office:value="3.28" calcext:value-type="float">
            <text:p>3,28</text:p>
          </table:table-cell>
          <table:table-cell table:style-name="ce3" table:formula="of:=IF(ISNUMBER([$Feuille1.AR15]);ROUND(([$Feuille1.AR15]-deplacement)*Ratio;decimales);IF([$Feuille1.AR15]=&quot;&quot;;&quot;&quot;;[$Feuille1.AR15]))" office:value-type="float" office:value="2.16" calcext:value-type="float">
            <text:p>2,16</text:p>
          </table:table-cell>
          <table:table-cell table:formula="of:=IF(ISNUMBER([$Feuille1.AS15]);ROUND(([$Feuille1.AS15]-deplacement)*Ratio;decimales);IF([$Feuille1.AS15]=&quot;&quot;;&quot;&quot;;[$Feuille1.AS15]))" office:value-type="string" office:string-value="c" calcext:value-type="string">
            <text:p>c</text:p>
          </table:table-cell>
          <table:table-cell table:style-name="ce3" table:formula="of:=IF(ISNUMBER([$Feuille1.AT15]);ROUND(([$Feuille1.AT15]-deplacement)*Ratio;decimales);IF([$Feuille1.AT15]=&quot;&quot;;&quot;&quot;;[$Feuille1.AT15]))" office:value-type="float" office:value="0.38" calcext:value-type="float">
            <text:p>0,38</text:p>
          </table:table-cell>
          <table:table-cell table:style-name="ce3" table:formula="of:=IF(ISNUMBER([$Feuille1.AU15]);ROUND(([$Feuille1.AU15]-deplacement)*Ratio;decimales);IF([$Feuille1.AU15]=&quot;&quot;;&quot;&quot;;[$Feuille1.AU15]))" office:value-type="float" office:value="0.7" calcext:value-type="float">
            <text:p>0,7</text:p>
          </table:table-cell>
          <table:table-cell table:style-name="ce3" table:formula="of:=IF(ISNUMBER([$Feuille1.AV15]);ROUND(([$Feuille1.AV15]-deplacement)*Ratio;decimales);IF([$Feuille1.AV15]=&quot;&quot;;&quot;&quot;;[$Feuille1.AV15]))" office:value-type="float" office:value="1.06" calcext:value-type="float">
            <text:p>1,06</text:p>
          </table:table-cell>
          <table:table-cell table:style-name="ce3" table:formula="of:=IF(ISNUMBER([$Feuille1.AW15]);ROUND(([$Feuille1.AW15]-deplacement)*Ratio;decimales);IF([$Feuille1.AW15]=&quot;&quot;;&quot;&quot;;[$Feuille1.AW15]))" office:value-type="float" office:value="1.19" calcext:value-type="float">
            <text:p>1,19</text:p>
          </table:table-cell>
          <table:table-cell table:style-name="ce3" table:formula="of:=IF(ISNUMBER([$Feuille1.AX15]);ROUND(([$Feuille1.AX15]-deplacement)*Ratio;decimales);IF([$Feuille1.AX15]=&quot;&quot;;&quot;&quot;;[$Feuille1.AX15]))" office:value-type="float" office:value="1.45" calcext:value-type="float">
            <text:p>1,45</text:p>
          </table:table-cell>
          <table:table-cell table:style-name="ce3" table:formula="of:=IF(ISNUMBER([$Feuille1.AY15]);ROUND(([$Feuille1.AY15]-deplacement)*Ratio;decimales);IF([$Feuille1.AY15]=&quot;&quot;;&quot;&quot;;[$Feuille1.AY15]))" office:value-type="float" office:value="0.01" calcext:value-type="float">
            <text:p>0,01</text:p>
          </table:table-cell>
          <table:table-cell table:formula="of:=IF(ISNUMBER([$Feuille1.AZ15]);ROUND(([$Feuille1.AZ15]-deplacement)*Ratio;decimales);IF([$Feuille1.AZ15]=&quot;&quot;;&quot;&quot;;[$Feuille1.AZ15]))" office:value-type="string" office:string-value="c" calcext:value-type="string">
            <text:p>c</text:p>
          </table:table-cell>
          <table:table-cell table:style-name="ce3" table:formula="of:=IF(ISNUMBER([$Feuille1.BA15]);ROUND(([$Feuille1.BA15]-deplacement)*Ratio;decimales);IF([$Feuille1.BA15]=&quot;&quot;;&quot;&quot;;[$Feuille1.BA15]))" office:value-type="float" office:value="0.18" calcext:value-type="float">
            <text:p>0,18</text:p>
          </table:table-cell>
          <table:table-cell table:style-name="ce3" table:formula="of:=IF(ISNUMBER([$Feuille1.BB15]);ROUND(([$Feuille1.BB15]-deplacement)*Ratio;decimales);IF([$Feuille1.BB15]=&quot;&quot;;&quot;&quot;;[$Feuille1.BB15]))" office:value-type="float" office:value="-1.96" calcext:value-type="float">
            <text:p>-1,96</text:p>
          </table:table-cell>
          <table:table-cell table:style-name="ce3" table:formula="of:=IF(ISNUMBER([$Feuille1.BC15]);ROUND(([$Feuille1.BC15]-deplacement)*Ratio;decimales);IF([$Feuille1.BC15]=&quot;&quot;;&quot;&quot;;[$Feuille1.BC15]))" office:value-type="float" office:value="-0.36" calcext:value-type="float">
            <text:p>-0,36</text:p>
          </table:table-cell>
          <table:table-cell table:style-name="ce3" table:formula="of:=IF(ISNUMBER([$Feuille1.BD15]);ROUND(([$Feuille1.BD15]-deplacement)*Ratio;decimales);IF([$Feuille1.BD15]=&quot;&quot;;&quot;&quot;;[$Feuille1.BD15]))" office:value-type="float" office:value="-3.18" calcext:value-type="float">
            <text:p>-3,18</text:p>
          </table:table-cell>
          <table:table-cell table:style-name="ce3" table:formula="of:=IF(ISNUMBER([$Feuille1.BE15]);ROUND(([$Feuille1.BE15]-deplacement)*Ratio;decimales);IF([$Feuille1.BE15]=&quot;&quot;;&quot;&quot;;[$Feuille1.BE15]))" office:value-type="float" office:value="-1.52" calcext:value-type="float">
            <text:p>-1,52</text:p>
          </table:table-cell>
          <table:table-cell table:style-name="ce3" table:formula="of:=IF(ISNUMBER([$Feuille1.BF15]);ROUND(([$Feuille1.BF15]-deplacement)*Ratio;decimales);IF([$Feuille1.BF15]=&quot;&quot;;&quot;&quot;;[$Feuille1.BF15]))" office:value-type="float" office:value="-4.22" calcext:value-type="float">
            <text:p>-4,22</text:p>
          </table:table-cell>
          <table:table-cell table:formula="of:=IF(ISNUMBER([$Feuille1.BG15]);ROUND(([$Feuille1.BG15]-deplacement)*Ratio;decimales);IF([$Feuille1.BG15]=&quot;&quot;;&quot;&quot;;[$Feuille1.BG15]))" office:value-type="string" office:string-value="c" calcext:value-type="string">
            <text:p>c</text:p>
          </table:table-cell>
          <table:table-cell table:style-name="ce3" table:formula="of:=IF(ISNUMBER([$Feuille1.BH15]);ROUND(([$Feuille1.BH15]-deplacement)*Ratio;decimales);IF([$Feuille1.BH15]=&quot;&quot;;&quot;&quot;;[$Feuille1.BH15]))" office:value-type="float" office:value="-1.34" calcext:value-type="float">
            <text:p>-1,34</text:p>
          </table:table-cell>
          <table:table-cell table:style-name="ce3" table:formula="of:=IF(ISNUMBER([$Feuille1.BI15]);ROUND(([$Feuille1.BI15]-deplacement)*Ratio;decimales);IF([$Feuille1.BI15]=&quot;&quot;;&quot;&quot;;[$Feuille1.BI15]))" office:value-type="float" office:value="-1.56" calcext:value-type="float">
            <text:p>-1,56</text:p>
          </table:table-cell>
          <table:table-cell table:style-name="ce3" table:formula="of:=IF(ISNUMBER([$Feuille1.BJ15]);ROUND(([$Feuille1.BJ15]-deplacement)*Ratio;decimales);IF([$Feuille1.BJ15]=&quot;&quot;;&quot;&quot;;[$Feuille1.BJ15]))" office:value-type="float" office:value="-3.06" calcext:value-type="float">
            <text:p>-3,06</text:p>
          </table:table-cell>
          <table:table-cell table:style-name="ce3" table:formula="of:=IF(ISNUMBER([$Feuille1.BK15]);ROUND(([$Feuille1.BK15]-deplacement)*Ratio;decimales);IF([$Feuille1.BK15]=&quot;&quot;;&quot;&quot;;[$Feuille1.BK15]))" office:value-type="float" office:value="-2.88" calcext:value-type="float">
            <text:p>-2,88</text:p>
          </table:table-cell>
          <table:table-cell table:style-name="ce3" table:formula="of:=IF(ISNUMBER([$Feuille1.BL15]);ROUND(([$Feuille1.BL15]-deplacement)*Ratio;decimales);IF([$Feuille1.BL15]=&quot;&quot;;&quot;&quot;;[$Feuille1.BL15]))" office:value-type="float" office:value="-3.21" calcext:value-type="float">
            <text:p>-3,21</text:p>
          </table:table-cell>
          <table:table-cell table:style-name="ce3" table:formula="of:=IF(ISNUMBER([$Feuille1.BM15]);ROUND(([$Feuille1.BM15]-deplacement)*Ratio;decimales);IF([$Feuille1.BM15]=&quot;&quot;;&quot;&quot;;[$Feuille1.BM15]))" office:value-type="float" office:value="-5.84" calcext:value-type="float">
            <text:p>-5,84</text:p>
          </table:table-cell>
          <table:table-cell table:formula="of:=IF(ISNUMBER([$Feuille1.BN15]);ROUND(([$Feuille1.BN15]-deplacement)*Ratio;decimales);IF([$Feuille1.BN15]=&quot;&quot;;&quot;&quot;;[$Feuille1.BN15]))" office:value-type="string" office:string-value="z" calcext:value-type="string">
            <text:p>z</text:p>
          </table:table-cell>
          <table:table-cell table:formula="of:=IF(ISNUMBER([$Feuille1.BO15]);ROUND(([$Feuille1.BO15]-deplacement)*Ratio;decimales);IF([$Feuille1.BO15]=&quot;&quot;;&quot;&quot;;[$Feuille1.BO15]))" office:value-type="string" office:string-value="&quot;" calcext:value-type="string">
            <text:p>"</text:p>
          </table:table-cell>
          <table:table-cell table:formula="of:=IF(ISNUMBER([$Feuille1.BP15]);ROUND(([$Feuille1.BP15]-deplacement)*Ratio;decimales);IF([$Feuille1.BP15]=&quot;&quot;;&quot;&quot;;[$Feuille1.BP15]))" office:value-type="string" office:string-value="/&gt;" calcext:value-type="string">
            <text:p>/&gt;</text:p>
          </table:table-cell>
          <table:table-cell table:formula="of:=IF(ISNUMBER([$Feuille1.BQ15]);ROUND(([$Feuille1.BQ15]-deplacement)*Ratio;decimales);IF([$Feuille1.BQ15]=&quot;&quot;;&quot;&quot;;[$Feuille1.BQ15]))">
            <text:p/>
          </table:table-cell>
          <table:table-cell table:formula="of:=IF(ISNUMBER([$Feuille1.BR15]);ROUND(([$Feuille1.BR15]-deplacement)*Ratio;decimales);IF([$Feuille1.BR15]=&quot;&quot;;&quot;&quot;;[$Feuille1.BR15]))">
            <text:p/>
          </table:table-cell>
          <table:table-cell table:formula="of:=IF(ISNUMBER([$Feuille1.BS15]);ROUND(([$Feuille1.BS15]-deplacement)*Ratio;decimales);IF([$Feuille1.BS15]=&quot;&quot;;&quot;&quot;;[$Feuille1.BS15]))">
            <text:p/>
          </table:table-cell>
          <table:table-cell table:formula="of:=IF(ISNUMBER([$Feuille1.BT15]);ROUND(([$Feuille1.BT15]-deplacement)*Ratio;decimales);IF([$Feuille1.BT15]=&quot;&quot;;&quot;&quot;;[$Feuille1.BT15]))">
            <text:p/>
          </table:table-cell>
          <table:table-cell table:formula="of:=IF(ISNUMBER([$Feuille1.BU15]);ROUND(([$Feuille1.BU15]-deplacement)*Ratio;decimales);IF([$Feuille1.BU15]=&quot;&quot;;&quot;&quot;;[$Feuille1.BU15]))">
            <text:p/>
          </table:table-cell>
          <table:table-cell table:formula="of:=IF(ISNUMBER([$Feuille1.BV15]);ROUND(([$Feuille1.BV15]-deplacement)*Ratio;decimales);IF([$Feuille1.BV15]=&quot;&quot;;&quot;&quot;;[$Feuille1.BV15]))">
            <text:p/>
          </table:table-cell>
          <table:table-cell table:formula="of:=IF(ISNUMBER([$Feuille1.BW15]);ROUND(([$Feuille1.BW15]-deplacement)*Ratio;decimales);IF([$Feuille1.BW15]=&quot;&quot;;&quot;&quot;;[$Feuille1.BW15]))">
            <text:p/>
          </table:table-cell>
          <table:table-cell table:formula="of:=IF(ISNUMBER([$Feuille1.BX15]);ROUND(([$Feuille1.BX15]-deplacement)*Ratio;decimales);IF([$Feuille1.BX15]=&quot;&quot;;&quot;&quot;;[$Feuille1.BX15]))">
            <text:p/>
          </table:table-cell>
          <table:table-cell table:formula="of:=IF(ISNUMBER([$Feuille1.BY15]);ROUND(([$Feuille1.BY15]-deplacement)*Ratio;decimales);IF([$Feuille1.BY15]=&quot;&quot;;&quot;&quot;;[$Feuille1.BY15]))">
            <text:p/>
          </table:table-cell>
          <table:table-cell table:formula="of:=IF(ISNUMBER([$Feuille1.BZ15]);ROUND(([$Feuille1.BZ15]-deplacement)*Ratio;decimales);IF([$Feuille1.BZ15]=&quot;&quot;;&quot;&quot;;[$Feuille1.BZ15]))">
            <text:p/>
          </table:table-cell>
          <table:table-cell table:formula="of:=IF(ISNUMBER([$Feuille1.CA15]);ROUND(([$Feuille1.CA15]-deplacement)*Ratio;decimales);IF([$Feuille1.CA15]=&quot;&quot;;&quot;&quot;;[$Feuille1.CA15]))">
            <text:p/>
          </table:table-cell>
          <table:table-cell table:formula="of:=IF(ISNUMBER([$Feuille1.CB15]);ROUND(([$Feuille1.CB15]-deplacement)*Ratio;decimales);IF([$Feuille1.CB15]=&quot;&quot;;&quot;&quot;;[$Feuille1.CB15]))">
            <text:p/>
          </table:table-cell>
          <table:table-cell table:formula="of:=IF(ISNUMBER([$Feuille1.CC15]);ROUND(([$Feuille1.CC15]-deplacement)*Ratio;decimales);IF([$Feuille1.CC15]=&quot;&quot;;&quot;&quot;;[$Feuille1.CC15]))">
            <text:p/>
          </table:table-cell>
          <table:table-cell table:formula="of:=IF(ISNUMBER([$Feuille1.CD15]);ROUND(([$Feuille1.CD15]-deplacement)*Ratio;decimales);IF([$Feuille1.CD15]=&quot;&quot;;&quot;&quot;;[$Feuille1.CD15]))">
            <text:p/>
          </table:table-cell>
          <table:table-cell table:formula="of:=IF(ISNUMBER([$Feuille1.CE15]);ROUND(([$Feuille1.CE15]-deplacement)*Ratio;decimales);IF([$Feuille1.CE15]=&quot;&quot;;&quot;&quot;;[$Feuille1.CE15]))">
            <text:p/>
          </table:table-cell>
          <table:table-cell table:formula="of:=IF(ISNUMBER([$Feuille1.CF15]);ROUND(([$Feuille1.CF15]-deplacement)*Ratio;decimales);IF([$Feuille1.CF15]=&quot;&quot;;&quot;&quot;;[$Feuille1.CF15]))">
            <text:p/>
          </table:table-cell>
          <table:table-cell table:formula="of:=IF(ISNUMBER([$Feuille1.CG15]);ROUND(([$Feuille1.CG15]-deplacement)*Ratio;decimales);IF([$Feuille1.CG15]=&quot;&quot;;&quot;&quot;;[$Feuille1.CG15]))">
            <text:p/>
          </table:table-cell>
          <table:table-cell table:formula="of:=IF(ISNUMBER([$Feuille1.CH15]);ROUND(([$Feuille1.CH15]-deplacement)*Ratio;decimales);IF([$Feuille1.CH15]=&quot;&quot;;&quot;&quot;;[$Feuille1.CH15]))">
            <text:p/>
          </table:table-cell>
          <table:table-cell table:formula="of:=IF(ISNUMBER([$Feuille1.CI15]);ROUND(([$Feuille1.CI15]-deplacement)*Ratio;decimales);IF([$Feuille1.CI15]=&quot;&quot;;&quot;&quot;;[$Feuille1.CI15]))">
            <text:p/>
          </table:table-cell>
          <table:table-cell table:formula="of:=IF(ISNUMBER([$Feuille1.CJ15]);ROUND(([$Feuille1.CJ15]-deplacement)*Ratio;decimales);IF([$Feuille1.CJ15]=&quot;&quot;;&quot;&quot;;[$Feuille1.CJ15]))">
            <text:p/>
          </table:table-cell>
          <table:table-cell table:formula="of:=IF(ISNUMBER([$Feuille1.CK15]);ROUND(([$Feuille1.CK15]-deplacement)*Ratio;decimales);IF([$Feuille1.CK15]=&quot;&quot;;&quot;&quot;;[$Feuille1.CK15]))">
            <text:p/>
          </table:table-cell>
          <table:table-cell table:formula="of:=IF(ISNUMBER([$Feuille1.CL15]);ROUND(([$Feuille1.CL15]-deplacement)*Ratio;decimales);IF([$Feuille1.CL15]=&quot;&quot;;&quot;&quot;;[$Feuille1.CL15]))">
            <text:p/>
          </table:table-cell>
          <table:table-cell table:formula="of:=IF(ISNUMBER([$Feuille1.CM15]);ROUND(([$Feuille1.CM15]-deplacement)*Ratio;decimales);IF([$Feuille1.CM15]=&quot;&quot;;&quot;&quot;;[$Feuille1.CM15]))">
            <text:p/>
          </table:table-cell>
          <table:table-cell table:formula="of:=IF(ISNUMBER([$Feuille1.CN15]);ROUND(([$Feuille1.CN15]-deplacement)*Ratio;decimales);IF([$Feuille1.CN15]=&quot;&quot;;&quot;&quot;;[$Feuille1.CN15]))">
            <text:p/>
          </table:table-cell>
          <table:table-cell table:formula="of:=IF(ISNUMBER([$Feuille1.CO15]);ROUND(([$Feuille1.CO15]-deplacement)*Ratio;decimales);IF([$Feuille1.CO15]=&quot;&quot;;&quot;&quot;;[$Feuille1.CO15]))">
            <text:p/>
          </table:table-cell>
          <table:table-cell table:formula="of:=IF(ISNUMBER([$Feuille1.CP15]);ROUND(([$Feuille1.CP15]-deplacement)*Ratio;decimales);IF([$Feuille1.CP15]=&quot;&quot;;&quot;&quot;;[$Feuille1.CP15]))">
            <text:p/>
          </table:table-cell>
          <table:table-cell table:formula="of:=IF(ISNUMBER([$Feuille1.CQ15]);ROUND(([$Feuille1.CQ15]-deplacement)*Ratio;decimales);IF([$Feuille1.CQ15]=&quot;&quot;;&quot;&quot;;[$Feuille1.CQ15]))">
            <text:p/>
          </table:table-cell>
          <table:table-cell table:formula="of:=IF(ISNUMBER([$Feuille1.CR15]);ROUND(([$Feuille1.CR15]-deplacement)*Ratio;decimales);IF([$Feuille1.CR15]=&quot;&quot;;&quot;&quot;;[$Feuille1.CR15]))">
            <text:p/>
          </table:table-cell>
          <table:table-cell table:formula="of:=IF(ISNUMBER([$Feuille1.CS15]);ROUND(([$Feuille1.CS15]-deplacement)*Ratio;decimales);IF([$Feuille1.CS15]=&quot;&quot;;&quot;&quot;;[$Feuille1.CS15]))">
            <text:p/>
          </table:table-cell>
          <table:table-cell table:formula="of:=IF(ISNUMBER([$Feuille1.CT15]);ROUND(([$Feuille1.CT15]-deplacement)*Ratio;decimales);IF([$Feuille1.CT15]=&quot;&quot;;&quot;&quot;;[$Feuille1.CT15]))">
            <text:p/>
          </table:table-cell>
          <table:table-cell table:formula="of:=IF(ISNUMBER([$Feuille1.CU15]);ROUND(([$Feuille1.CU15]-deplacement)*Ratio;decimales);IF([$Feuille1.CU15]=&quot;&quot;;&quot;&quot;;[$Feuille1.CU15]))">
            <text:p/>
          </table:table-cell>
          <table:table-cell table:formula="of:=IF(ISNUMBER([$Feuille1.CV15]);ROUND(([$Feuille1.CV15]-deplacement)*Ratio;decimales);IF([$Feuille1.CV15]=&quot;&quot;;&quot;&quot;;[$Feuille1.CV15]))">
            <text:p/>
          </table:table-cell>
          <table:table-cell table:formula="of:=IF(ISNUMBER([$Feuille1.CW15]);ROUND(([$Feuille1.CW15]-deplacement)*Ratio;decimales);IF([$Feuille1.CW15]=&quot;&quot;;&quot;&quot;;[$Feuille1.CW15]))">
            <text:p/>
          </table:table-cell>
          <table:table-cell table:formula="of:=IF(ISNUMBER([$Feuille1.CX15]);ROUND(([$Feuille1.CX15]-deplacement)*Ratio;decimales);IF([$Feuille1.CX15]=&quot;&quot;;&quot;&quot;;[$Feuille1.CX15]))">
            <text:p/>
          </table:table-cell>
          <table:table-cell table:formula="of:=IF(ISNUMBER([$Feuille1.CY15]);ROUND(([$Feuille1.CY15]-deplacement)*Ratio;decimales);IF([$Feuille1.CY15]=&quot;&quot;;&quot;&quot;;[$Feuille1.CY15]))">
            <text:p/>
          </table:table-cell>
          <table:table-cell table:formula="of:=IF(ISNUMBER([$Feuille1.CZ15]);ROUND(([$Feuille1.CZ15]-deplacement)*Ratio;decimales);IF([$Feuille1.CZ15]=&quot;&quot;;&quot;&quot;;[$Feuille1.CZ15]))">
            <text:p/>
          </table:table-cell>
          <table:table-cell table:formula="of:=IF(ISNUMBER([$Feuille1.DA15]);ROUND(([$Feuille1.DA15]-deplacement)*Ratio;decimales);IF([$Feuille1.DA15]=&quot;&quot;;&quot;&quot;;[$Feuille1.DA15]))">
            <text:p/>
          </table:table-cell>
          <table:table-cell table:formula="of:=IF(ISNUMBER([$Feuille1.DB15]);ROUND(([$Feuille1.DB15]-deplacement)*Ratio;decimales);IF([$Feuille1.DB15]=&quot;&quot;;&quot;&quot;;[$Feuille1.DB15]))">
            <text:p/>
          </table:table-cell>
          <table:table-cell table:formula="of:=IF(ISNUMBER([$Feuille1.DC15]);ROUND(([$Feuille1.DC15]-deplacement)*Ratio;decimales);IF([$Feuille1.DC15]=&quot;&quot;;&quot;&quot;;[$Feuille1.DC15]))">
            <text:p/>
          </table:table-cell>
          <table:table-cell table:formula="of:=IF(ISNUMBER([$Feuille1.DD15]);ROUND(([$Feuille1.DD15]-deplacement)*Ratio;decimales);IF([$Feuille1.DD15]=&quot;&quot;;&quot;&quot;;[$Feuille1.DD15]))">
            <text:p/>
          </table:table-cell>
          <table:table-cell table:formula="of:=IF(ISNUMBER([$Feuille1.DE15]);ROUND(([$Feuille1.DE15]-deplacement)*Ratio;decimales);IF([$Feuille1.DE15]=&quot;&quot;;&quot;&quot;;[$Feuille1.DE15]))">
            <text:p/>
          </table:table-cell>
          <table:table-cell table:formula="of:=IF(ISNUMBER([$Feuille1.DF15]);ROUND(([$Feuille1.DF15]-deplacement)*Ratio;decimales);IF([$Feuille1.DF15]=&quot;&quot;;&quot;&quot;;[$Feuille1.DF15]))">
            <text:p/>
          </table:table-cell>
          <table:table-cell table:formula="of:=IF(ISNUMBER([$Feuille1.DG15]);ROUND(([$Feuille1.DG15]-deplacement)*Ratio;decimales);IF([$Feuille1.DG15]=&quot;&quot;;&quot;&quot;;[$Feuille1.DG15]))">
            <text:p/>
          </table:table-cell>
          <table:table-cell table:formula="of:=IF(ISNUMBER([$Feuille1.DH15]);ROUND(([$Feuille1.DH15]-deplacement)*Ratio;decimales);IF([$Feuille1.DH15]=&quot;&quot;;&quot;&quot;;[$Feuille1.DH15]))">
            <text:p/>
          </table:table-cell>
          <table:table-cell table:formula="of:=IF(ISNUMBER([$Feuille1.DI15]);ROUND(([$Feuille1.DI15]-deplacement)*Ratio;decimales);IF([$Feuille1.DI15]=&quot;&quot;;&quot;&quot;;[$Feuille1.DI15]))">
            <text:p/>
          </table:table-cell>
          <table:table-cell table:formula="of:=IF(ISNUMBER([$Feuille1.DJ15]);ROUND(([$Feuille1.DJ15]-deplacement)*Ratio;decimales);IF([$Feuille1.DJ15]=&quot;&quot;;&quot;&quot;;[$Feuille1.DJ15]))">
            <text:p/>
          </table:table-cell>
          <table:table-cell table:formula="of:=IF(ISNUMBER([$Feuille1.DK15]);ROUND(([$Feuille1.DK15]-deplacement)*Ratio;decimales);IF([$Feuille1.DK15]=&quot;&quot;;&quot;&quot;;[$Feuille1.DK15]))">
            <text:p/>
          </table:table-cell>
          <table:table-cell table:formula="of:=IF(ISNUMBER([$Feuille1.DL15]);ROUND(([$Feuille1.DL15]-deplacement)*Ratio;decimales);IF([$Feuille1.DL15]=&quot;&quot;;&quot;&quot;;[$Feuille1.DL15]))">
            <text:p/>
          </table:table-cell>
          <table:table-cell table:formula="of:=IF(ISNUMBER([$Feuille1.DM15]);ROUND(([$Feuille1.DM15]-deplacement)*Ratio;decimales);IF([$Feuille1.DM15]=&quot;&quot;;&quot;&quot;;[$Feuille1.DM15]))">
            <text:p/>
          </table:table-cell>
          <table:table-cell table:formula="of:=IF(ISNUMBER([$Feuille1.DN15]);ROUND(([$Feuille1.DN15]-deplacement)*Ratio;decimales);IF([$Feuille1.DN15]=&quot;&quot;;&quot;&quot;;[$Feuille1.DN15]))">
            <text:p/>
          </table:table-cell>
          <table:table-cell table:formula="of:=IF(ISNUMBER([$Feuille1.DO15]);ROUND(([$Feuille1.DO15]-deplacement)*Ratio;decimales);IF([$Feuille1.DO15]=&quot;&quot;;&quot;&quot;;[$Feuille1.DO15]))">
            <text:p/>
          </table:table-cell>
          <table:table-cell table:formula="of:=IF(ISNUMBER([$Feuille1.DP15]);ROUND(([$Feuille1.DP15]-deplacement)*Ratio;decimales);IF([$Feuille1.DP15]=&quot;&quot;;&quot;&quot;;[$Feuille1.DP15]))">
            <text:p/>
          </table:table-cell>
          <table:table-cell table:formula="of:=IF(ISNUMBER([$Feuille1.DQ15]);ROUND(([$Feuille1.DQ15]-deplacement)*Ratio;decimales);IF([$Feuille1.DQ15]=&quot;&quot;;&quot;&quot;;[$Feuille1.DQ15]))">
            <text:p/>
          </table:table-cell>
          <table:table-cell table:formula="of:=IF(ISNUMBER([$Feuille1.DR15]);ROUND(([$Feuille1.DR15]-deplacement)*Ratio;decimales);IF([$Feuille1.DR15]=&quot;&quot;;&quot;&quot;;[$Feuille1.DR15]))">
            <text:p/>
          </table:table-cell>
          <table:table-cell table:formula="of:=IF(ISNUMBER([$Feuille1.DS15]);ROUND(([$Feuille1.DS15]-deplacement)*Ratio;decimales);IF([$Feuille1.DS15]=&quot;&quot;;&quot;&quot;;[$Feuille1.DS15]))">
            <text:p/>
          </table:table-cell>
          <table:table-cell table:formula="of:=IF(ISNUMBER([$Feuille1.DT15]);ROUND(([$Feuille1.DT15]-deplacement)*Ratio;decimales);IF([$Feuille1.DT15]=&quot;&quot;;&quot;&quot;;[$Feuille1.DT15]))">
            <text:p/>
          </table:table-cell>
          <table:table-cell table:formula="of:=IF(ISNUMBER([$Feuille1.DU15]);ROUND(([$Feuille1.DU15]-deplacement)*Ratio;decimales);IF([$Feuille1.DU15]=&quot;&quot;;&quot;&quot;;[$Feuille1.DU15]))">
            <text:p/>
          </table:table-cell>
          <table:table-cell table:formula="of:=IF(ISNUMBER([$Feuille1.DV15]);ROUND(([$Feuille1.DV15]-deplacement)*Ratio;decimales);IF([$Feuille1.DV15]=&quot;&quot;;&quot;&quot;;[$Feuille1.DV15]))">
            <text:p/>
          </table:table-cell>
          <table:table-cell table:formula="of:=IF(ISNUMBER([$Feuille1.DW15]);ROUND(([$Feuille1.DW15]-deplacement)*Ratio;decimales);IF([$Feuille1.DW15]=&quot;&quot;;&quot;&quot;;[$Feuille1.DW15]))">
            <text:p/>
          </table:table-cell>
          <table:table-cell table:formula="of:=IF(ISNUMBER([$Feuille1.DX15]);ROUND(([$Feuille1.DX15]-deplacement)*Ratio;decimales);IF([$Feuille1.DX15]=&quot;&quot;;&quot;&quot;;[$Feuille1.DX15]))">
            <text:p/>
          </table:table-cell>
          <table:table-cell table:formula="of:=IF(ISNUMBER([$Feuille1.DY15]);ROUND(([$Feuille1.DY15]-deplacement)*Ratio;decimales);IF([$Feuille1.DY15]=&quot;&quot;;&quot;&quot;;[$Feuille1.DY15]))">
            <text:p/>
          </table:table-cell>
          <table:table-cell table:formula="of:=IF(ISNUMBER([$Feuille1.DZ15]);ROUND(([$Feuille1.DZ15]-deplacement)*Ratio;decimales);IF([$Feuille1.DZ15]=&quot;&quot;;&quot;&quot;;[$Feuille1.DZ15]))">
            <text:p/>
          </table:table-cell>
          <table:table-cell table:formula="of:=IF(ISNUMBER([$Feuille1.EA15]);ROUND(([$Feuille1.EA15]-deplacement)*Ratio;decimales);IF([$Feuille1.EA15]=&quot;&quot;;&quot;&quot;;[$Feuille1.EA15]))">
            <text:p/>
          </table:table-cell>
          <table:table-cell table:formula="of:=IF(ISNUMBER([$Feuille1.EB15]);ROUND(([$Feuille1.EB15]-deplacement)*Ratio;decimales);IF([$Feuille1.EB15]=&quot;&quot;;&quot;&quot;;[$Feuille1.EB15]))">
            <text:p/>
          </table:table-cell>
          <table:table-cell table:formula="of:=IF(ISNUMBER([$Feuille1.EC15]);ROUND(([$Feuille1.EC15]-deplacement)*Ratio;decimales);IF([$Feuille1.EC15]=&quot;&quot;;&quot;&quot;;[$Feuille1.EC15]))">
            <text:p/>
          </table:table-cell>
          <table:table-cell table:formula="of:=IF(ISNUMBER([$Feuille1.ED15]);ROUND(([$Feuille1.ED15]-deplacement)*Ratio;decimales);IF([$Feuille1.ED15]=&quot;&quot;;&quot;&quot;;[$Feuille1.ED15]))">
            <text:p/>
          </table:table-cell>
          <table:table-cell table:formula="of:=IF(ISNUMBER([$Feuille1.EE15]);ROUND(([$Feuille1.EE15]-deplacement)*Ratio;decimales);IF([$Feuille1.EE15]=&quot;&quot;;&quot;&quot;;[$Feuille1.EE15]))">
            <text:p/>
          </table:table-cell>
          <table:table-cell table:formula="of:=IF(ISNUMBER([$Feuille1.EF15]);ROUND(([$Feuille1.EF15]-deplacement)*Ratio;decimales);IF([$Feuille1.EF15]=&quot;&quot;;&quot;&quot;;[$Feuille1.EF15]))">
            <text:p/>
          </table:table-cell>
          <table:table-cell table:formula="of:=IF(ISNUMBER([$Feuille1.EG15]);ROUND(([$Feuille1.EG15]-deplacement)*Ratio;decimales);IF([$Feuille1.EG15]=&quot;&quot;;&quot;&quot;;[$Feuille1.EG15]))">
            <text:p/>
          </table:table-cell>
          <table:table-cell table:formula="of:=IF(ISNUMBER([$Feuille1.EH15]);ROUND(([$Feuille1.EH15]-deplacement)*Ratio;decimales);IF([$Feuille1.EH15]=&quot;&quot;;&quot;&quot;;[$Feuille1.EH15]))">
            <text:p/>
          </table:table-cell>
          <table:table-cell table:formula="of:=IF(ISNUMBER([$Feuille1.EI15]);ROUND(([$Feuille1.EI15]-deplacement)*Ratio;decimales);IF([$Feuille1.EI15]=&quot;&quot;;&quot;&quot;;[$Feuille1.EI15]))">
            <text:p/>
          </table:table-cell>
          <table:table-cell table:formula="of:=IF(ISNUMBER([$Feuille1.EJ15]);ROUND(([$Feuille1.EJ15]-deplacement)*Ratio;decimales);IF([$Feuille1.EJ15]=&quot;&quot;;&quot;&quot;;[$Feuille1.EJ15]))">
            <text:p/>
          </table:table-cell>
          <table:table-cell table:formula="of:=IF(ISNUMBER([$Feuille1.EK15]);[$Feuille1.EK15]*Ratio;IF([$Feuille1.EK15]=&quot;&quot;;&quot;&quot;;[$Feuille1.EK15]))">
            <text:p/>
          </table:table-cell>
          <table:table-cell table:formula="of:=IF(ISNUMBER([$Feuille1.EL15]);[$Feuille1.EL15]*Ratio;IF([$Feuille1.EL15]=&quot;&quot;;&quot;&quot;;[$Feuille1.EL15]))">
            <text:p/>
          </table:table-cell>
          <table:table-cell table:number-columns-repeated="882"/>
        </table:table-row>
        <table:table-row table:style-name="ro1">
          <table:table-cell table:formula="of:=IF(ISNUMBER([$Feuille1.A16]);ROUND(([$Feuille1.A16]-deplacement)*Ratio;decimales);IF([$Feuille1.A16]=&quot;&quot;;&quot;&quot;;[$Feuille1.A16]))" office:value-type="string" office:string-value="&lt;path" calcext:value-type="string">
            <text:p>&lt;path</text:p>
          </table:table-cell>
          <table:table-cell table:formula="of:=IF(ISNUMBER([$Feuille1.B16]);ROUND(([$Feuille1.B16]-deplacement)*Ratio;decimales);IF([$Feuille1.B16]=&quot;&quot;;&quot;&quot;;[$Feuille1.B16]))" office:value-type="string" office:string-value="class=&quot;note&quot;" calcext:value-type="string">
            <text:p>class="note"</text:p>
          </table:table-cell>
          <table:table-cell table:formula="of:=IF(ISNUMBER([$Feuille1.C16]);ROUND(([$Feuille1.C16]-deplacement)*Ratio;decimales);IF([$Feuille1.C16]=&quot;&quot;;&quot;&quot;;[$Feuille1.C16]))" office:value-type="string" office:string-value="d=&quot;M" calcext:value-type="string">
            <text:p>d="M</text:p>
          </table:table-cell>
          <table:table-cell table:formula="of:=IF(ISNUMBER([$Feuille1.D16]);ROUND(([$Feuille1.D16]-deplacement)*Ratio;decimales);IF([$Feuille1.D16]=&quot;&quot;;&quot;&quot;;[$Feuille1.D16]))" office:value-type="float" office:value="86.8" calcext:value-type="float">
            <text:p>86,8</text:p>
          </table:table-cell>
          <table:table-cell table:style-name="ce3" table:formula="of:=IF(ISNUMBER([$Feuille1.E16]);ROUND(([$Feuille1.E16]-deplacement)*Ratio;decimales);IF([$Feuille1.E16]=&quot;&quot;;&quot;&quot;;[$Feuille1.E16]))" office:value-type="float" office:value="80.93" calcext:value-type="float">
            <text:p>80,93</text:p>
          </table:table-cell>
          <table:table-cell table:formula="of:=IF(ISNUMBER([$Feuille1.F16]);ROUND(([$Feuille1.F16]-deplacement)*Ratio;decimales);IF([$Feuille1.F16]=&quot;&quot;;&quot;&quot;;[$Feuille1.F16]))" office:value-type="string" office:string-value="v" calcext:value-type="string">
            <text:p>v</text:p>
          </table:table-cell>
          <table:table-cell table:style-name="ce3" table:formula="of:=IF(ISNUMBER([$Feuille1.G16]);ROUND(([$Feuille1.G16]-deplacement)*Ratio;decimales);IF([$Feuille1.G16]=&quot;&quot;;&quot;&quot;;[$Feuille1.G16]))" office:value-type="float" office:value="25.36" calcext:value-type="float">
            <text:p>25,36</text:p>
          </table:table-cell>
          <table:table-cell table:formula="of:=IF(ISNUMBER([$Feuille1.H16]);ROUND(([$Feuille1.H16]-deplacement)*Ratio;decimales);IF([$Feuille1.H16]=&quot;&quot;;&quot;&quot;;[$Feuille1.H16]))" office:value-type="string" office:string-value="c" calcext:value-type="string">
            <text:p>c</text:p>
          </table:table-cell>
          <table:table-cell table:style-name="ce3" table:formula="of:=IF(ISNUMBER([$Feuille1.I16]);ROUND(([$Feuille1.I16]-deplacement)*Ratio;decimales);IF([$Feuille1.I16]=&quot;&quot;;&quot;&quot;;[$Feuille1.I16]))" office:value-type="float" office:value="-2.83" calcext:value-type="float">
            <text:p>-2,83</text:p>
          </table:table-cell>
          <table:table-cell table:style-name="ce3" table:formula="of:=IF(ISNUMBER([$Feuille1.J16]);ROUND(([$Feuille1.J16]-deplacement)*Ratio;decimales);IF([$Feuille1.J16]=&quot;&quot;;&quot;&quot;;[$Feuille1.J16]))" office:value-type="float" office:value="-1.58" calcext:value-type="float">
            <text:p>-1,58</text:p>
          </table:table-cell>
          <table:table-cell table:style-name="ce3" table:formula="of:=IF(ISNUMBER([$Feuille1.K16]);ROUND(([$Feuille1.K16]-deplacement)*Ratio;decimales);IF([$Feuille1.K16]=&quot;&quot;;&quot;&quot;;[$Feuille1.K16]))" office:value-type="float" office:value="-6.56" calcext:value-type="float">
            <text:p>-6,56</text:p>
          </table:table-cell>
          <table:table-cell table:style-name="ce3" table:formula="of:=IF(ISNUMBER([$Feuille1.L16]);ROUND(([$Feuille1.L16]-deplacement)*Ratio;decimales);IF([$Feuille1.L16]=&quot;&quot;;&quot;&quot;;[$Feuille1.L16]))" office:value-type="float" office:value="-0.57" calcext:value-type="float">
            <text:p>-0,57</text:p>
          </table:table-cell>
          <table:table-cell table:style-name="ce3" table:formula="of:=IF(ISNUMBER([$Feuille1.M16]);ROUND(([$Feuille1.M16]-deplacement)*Ratio;decimales);IF([$Feuille1.M16]=&quot;&quot;;&quot;&quot;;[$Feuille1.M16]))" office:value-type="float" office:value="-8.19" calcext:value-type="float">
            <text:p>-8,19</text:p>
          </table:table-cell>
          <table:table-cell table:style-name="ce3" table:formula="of:=IF(ISNUMBER([$Feuille1.N16]);ROUND(([$Feuille1.N16]-deplacement)*Ratio;decimales);IF([$Feuille1.N16]=&quot;&quot;;&quot;&quot;;[$Feuille1.N16]))" office:value-type="float" office:value="2.15" calcext:value-type="float">
            <text:p>2,15</text:p>
          </table:table-cell>
          <table:table-cell table:formula="of:=IF(ISNUMBER([$Feuille1.O16]);ROUND(([$Feuille1.O16]-deplacement)*Ratio;decimales);IF([$Feuille1.O16]=&quot;&quot;;&quot;&quot;;[$Feuille1.O16]))" office:value-type="string" office:string-value="c" calcext:value-type="string">
            <text:p>c</text:p>
          </table:table-cell>
          <table:table-cell table:style-name="ce3" table:formula="of:=IF(ISNUMBER([$Feuille1.P16]);ROUND(([$Feuille1.P16]-deplacement)*Ratio;decimales);IF([$Feuille1.P16]=&quot;&quot;;&quot;&quot;;[$Feuille1.P16]))" office:value-type="float" office:value="-0.61" calcext:value-type="float">
            <text:p>-0,61</text:p>
          </table:table-cell>
          <table:table-cell table:style-name="ce3" table:formula="of:=IF(ISNUMBER([$Feuille1.Q16]);ROUND(([$Feuille1.Q16]-deplacement)*Ratio;decimales);IF([$Feuille1.Q16]=&quot;&quot;;&quot;&quot;;[$Feuille1.Q16]))" office:value-type="float" office:value="1.45" calcext:value-type="float">
            <text:p>1,45</text:p>
          </table:table-cell>
          <table:table-cell table:style-name="ce3" table:formula="of:=IF(ISNUMBER([$Feuille1.R16]);ROUND(([$Feuille1.R16]-deplacement)*Ratio;decimales);IF([$Feuille1.R16]=&quot;&quot;;&quot;&quot;;[$Feuille1.R16]))" office:value-type="float" office:value="-0.76" calcext:value-type="float">
            <text:p>-0,76</text:p>
          </table:table-cell>
          <table:table-cell table:style-name="ce3" table:formula="of:=IF(ISNUMBER([$Feuille1.S16]);ROUND(([$Feuille1.S16]-deplacement)*Ratio;decimales);IF([$Feuille1.S16]=&quot;&quot;;&quot;&quot;;[$Feuille1.S16]))" office:value-type="float" office:value="3.29" calcext:value-type="float">
            <text:p>3,29</text:p>
          </table:table-cell>
          <table:table-cell table:style-name="ce3" table:formula="of:=IF(ISNUMBER([$Feuille1.T16]);ROUND(([$Feuille1.T16]-deplacement)*Ratio;decimales);IF([$Feuille1.T16]=&quot;&quot;;&quot;&quot;;[$Feuille1.T16]))" office:value-type="float" office:value="0.12" calcext:value-type="float">
            <text:p>0,12</text:p>
          </table:table-cell>
          <table:table-cell table:style-name="ce3" table:formula="of:=IF(ISNUMBER([$Feuille1.U16]);ROUND(([$Feuille1.U16]-deplacement)*Ratio;decimales);IF([$Feuille1.U16]=&quot;&quot;;&quot;&quot;;[$Feuille1.U16]))" office:value-type="float" office:value="4.67" calcext:value-type="float">
            <text:p>4,67</text:p>
          </table:table-cell>
          <table:table-cell table:formula="of:=IF(ISNUMBER([$Feuille1.V16]);ROUND(([$Feuille1.V16]-deplacement)*Ratio;decimales);IF([$Feuille1.V16]=&quot;&quot;;&quot;&quot;;[$Feuille1.V16]))" office:value-type="string" office:string-value="c" calcext:value-type="string">
            <text:p>c</text:p>
          </table:table-cell>
          <table:table-cell table:style-name="ce3" table:formula="of:=IF(ISNUMBER([$Feuille1.W16]);ROUND(([$Feuille1.W16]-deplacement)*Ratio;decimales);IF([$Feuille1.W16]=&quot;&quot;;&quot;&quot;;[$Feuille1.W16]))" office:value-type="float" office:value="1.36" calcext:value-type="float">
            <text:p>1,36</text:p>
          </table:table-cell>
          <table:table-cell table:style-name="ce3" table:formula="of:=IF(ISNUMBER([$Feuille1.X16]);ROUND(([$Feuille1.X16]-deplacement)*Ratio;decimales);IF([$Feuille1.X16]=&quot;&quot;;&quot;&quot;;[$Feuille1.X16]))" office:value-type="float" office:value="1.79" calcext:value-type="float">
            <text:p>1,79</text:p>
          </table:table-cell>
          <table:table-cell table:style-name="ce3" table:formula="of:=IF(ISNUMBER([$Feuille1.Y16]);ROUND(([$Feuille1.Y16]-deplacement)*Ratio;decimales);IF([$Feuille1.Y16]=&quot;&quot;;&quot;&quot;;[$Feuille1.Y16]))" office:value-type="float" office:value="4.51" calcext:value-type="float">
            <text:p>4,51</text:p>
          </table:table-cell>
          <table:table-cell table:style-name="ce3" table:formula="of:=IF(ISNUMBER([$Feuille1.Z16]);ROUND(([$Feuille1.Z16]-deplacement)*Ratio;decimales);IF([$Feuille1.Z16]=&quot;&quot;;&quot;&quot;;[$Feuille1.Z16]))" office:value-type="float" office:value="2.74" calcext:value-type="float">
            <text:p>2,74</text:p>
          </table:table-cell>
          <table:table-cell table:style-name="ce3" table:formula="of:=IF(ISNUMBER([$Feuille1.AA16]);ROUND(([$Feuille1.AA16]-deplacement)*Ratio;decimales);IF([$Feuille1.AA16]=&quot;&quot;;&quot;&quot;;[$Feuille1.AA16]))" office:value-type="float" office:value="6.63" calcext:value-type="float">
            <text:p>6,63</text:p>
          </table:table-cell>
          <table:table-cell table:style-name="ce3" table:formula="of:=IF(ISNUMBER([$Feuille1.AB16]);ROUND(([$Feuille1.AB16]-deplacement)*Ratio;decimales);IF([$Feuille1.AB16]=&quot;&quot;;&quot;&quot;;[$Feuille1.AB16]))" office:value-type="float" office:value="1.73" calcext:value-type="float">
            <text:p>1,73</text:p>
          </table:table-cell>
          <table:table-cell table:formula="of:=IF(ISNUMBER([$Feuille1.AC16]);ROUND(([$Feuille1.AC16]-deplacement)*Ratio;decimales);IF([$Feuille1.AC16]=&quot;&quot;;&quot;&quot;;[$Feuille1.AC16]))" office:value-type="string" office:string-value="c" calcext:value-type="string">
            <text:p>c</text:p>
          </table:table-cell>
          <table:table-cell table:style-name="ce3" table:formula="of:=IF(ISNUMBER([$Feuille1.AD16]);ROUND(([$Feuille1.AD16]-deplacement)*Ratio;decimales);IF([$Feuille1.AD16]=&quot;&quot;;&quot;&quot;;[$Feuille1.AD16]))" office:value-type="float" office:value="1.87" calcext:value-type="float">
            <text:p>1,87</text:p>
          </table:table-cell>
          <table:table-cell table:style-name="ce3" table:formula="of:=IF(ISNUMBER([$Feuille1.AE16]);ROUND(([$Feuille1.AE16]-deplacement)*Ratio;decimales);IF([$Feuille1.AE16]=&quot;&quot;;&quot;&quot;;[$Feuille1.AE16]))" office:value-type="float" office:value="-0.81" calcext:value-type="float">
            <text:p>-0,81</text:p>
          </table:table-cell>
          <table:table-cell table:style-name="ce3" table:formula="of:=IF(ISNUMBER([$Feuille1.AF16]);ROUND(([$Feuille1.AF16]-deplacement)*Ratio;decimales);IF([$Feuille1.AF16]=&quot;&quot;;&quot;&quot;;[$Feuille1.AF16]))" office:value-type="float" office:value="3.39" calcext:value-type="float">
            <text:p>3,39</text:p>
          </table:table-cell>
          <table:table-cell table:style-name="ce3" table:formula="of:=IF(ISNUMBER([$Feuille1.AG16]);ROUND(([$Feuille1.AG16]-deplacement)*Ratio;decimales);IF([$Feuille1.AG16]=&quot;&quot;;&quot;&quot;;[$Feuille1.AG16]))" office:value-type="float" office:value="-2.22" calcext:value-type="float">
            <text:p>-2,22</text:p>
          </table:table-cell>
          <table:table-cell table:style-name="ce3" table:formula="of:=IF(ISNUMBER([$Feuille1.AH16]);ROUND(([$Feuille1.AH16]-deplacement)*Ratio;decimales);IF([$Feuille1.AH16]=&quot;&quot;;&quot;&quot;;[$Feuille1.AH16]))" office:value-type="float" office:value="3.54" calcext:value-type="float">
            <text:p>3,54</text:p>
          </table:table-cell>
          <table:table-cell table:style-name="ce3" table:formula="of:=IF(ISNUMBER([$Feuille1.AI16]);ROUND(([$Feuille1.AI16]-deplacement)*Ratio;decimales);IF([$Feuille1.AI16]=&quot;&quot;;&quot;&quot;;[$Feuille1.AI16]))" office:value-type="float" office:value="-4.43" calcext:value-type="float">
            <text:p>-4,43</text:p>
          </table:table-cell>
          <table:table-cell table:formula="of:=IF(ISNUMBER([$Feuille1.AJ16]);ROUND(([$Feuille1.AJ16]-deplacement)*Ratio;decimales);IF([$Feuille1.AJ16]=&quot;&quot;;&quot;&quot;;[$Feuille1.AJ16]))" office:value-type="string" office:string-value="v" calcext:value-type="string">
            <text:p>v</text:p>
          </table:table-cell>
          <table:table-cell table:style-name="ce3" table:formula="of:=IF(ISNUMBER([$Feuille1.AK16]);ROUND(([$Feuille1.AK16]-deplacement)*Ratio;decimales);IF([$Feuille1.AK16]=&quot;&quot;;&quot;&quot;;[$Feuille1.AK16]))" office:value-type="float" office:value="-21.58" calcext:value-type="float">
            <text:p>-21,58</text:p>
          </table:table-cell>
          <table:table-cell table:formula="of:=IF(ISNUMBER([$Feuille1.AL16]);ROUND(([$Feuille1.AL16]-deplacement)*Ratio;decimales);IF([$Feuille1.AL16]=&quot;&quot;;&quot;&quot;;[$Feuille1.AL16]))" office:value-type="string" office:string-value="c" calcext:value-type="string">
            <text:p>c</text:p>
          </table:table-cell>
          <table:table-cell table:style-name="ce3" table:formula="of:=IF(ISNUMBER([$Feuille1.AM16]);ROUND(([$Feuille1.AM16]-deplacement)*Ratio;decimales);IF([$Feuille1.AM16]=&quot;&quot;;&quot;&quot;;[$Feuille1.AM16]))" office:value-type="float" office:value="1.76" calcext:value-type="float">
            <text:p>1,76</text:p>
          </table:table-cell>
          <table:table-cell table:style-name="ce3" table:formula="of:=IF(ISNUMBER([$Feuille1.AN16]);ROUND(([$Feuille1.AN16]-deplacement)*Ratio;decimales);IF([$Feuille1.AN16]=&quot;&quot;;&quot;&quot;;[$Feuille1.AN16]))" office:value-type="float" office:value="-0.47" calcext:value-type="float">
            <text:p>-0,47</text:p>
          </table:table-cell>
          <table:table-cell table:style-name="ce3" table:formula="of:=IF(ISNUMBER([$Feuille1.AO16]);ROUND(([$Feuille1.AO16]-deplacement)*Ratio;decimales);IF([$Feuille1.AO16]=&quot;&quot;;&quot;&quot;;[$Feuille1.AO16]))" office:value-type="float" office:value="2.47" calcext:value-type="float">
            <text:p>2,47</text:p>
          </table:table-cell>
          <table:table-cell table:style-name="ce3" table:formula="of:=IF(ISNUMBER([$Feuille1.AP16]);ROUND(([$Feuille1.AP16]-deplacement)*Ratio;decimales);IF([$Feuille1.AP16]=&quot;&quot;;&quot;&quot;;[$Feuille1.AP16]))" office:value-type="float" office:value="1.1" calcext:value-type="float">
            <text:p>1,1</text:p>
          </table:table-cell>
          <table:table-cell table:style-name="ce3" table:formula="of:=IF(ISNUMBER([$Feuille1.AQ16]);ROUND(([$Feuille1.AQ16]-deplacement)*Ratio;decimales);IF([$Feuille1.AQ16]=&quot;&quot;;&quot;&quot;;[$Feuille1.AQ16]))" office:value-type="float" office:value="3.28" calcext:value-type="float">
            <text:p>3,28</text:p>
          </table:table-cell>
          <table:table-cell table:style-name="ce3" table:formula="of:=IF(ISNUMBER([$Feuille1.AR16]);ROUND(([$Feuille1.AR16]-deplacement)*Ratio;decimales);IF([$Feuille1.AR16]=&quot;&quot;;&quot;&quot;;[$Feuille1.AR16]))" office:value-type="float" office:value="2.16" calcext:value-type="float">
            <text:p>2,16</text:p>
          </table:table-cell>
          <table:table-cell table:formula="of:=IF(ISNUMBER([$Feuille1.AS16]);ROUND(([$Feuille1.AS16]-deplacement)*Ratio;decimales);IF([$Feuille1.AS16]=&quot;&quot;;&quot;&quot;;[$Feuille1.AS16]))" office:value-type="string" office:string-value="c" calcext:value-type="string">
            <text:p>c</text:p>
          </table:table-cell>
          <table:table-cell table:style-name="ce3" table:formula="of:=IF(ISNUMBER([$Feuille1.AT16]);ROUND(([$Feuille1.AT16]-deplacement)*Ratio;decimales);IF([$Feuille1.AT16]=&quot;&quot;;&quot;&quot;;[$Feuille1.AT16]))" office:value-type="float" office:value="0.38" calcext:value-type="float">
            <text:p>0,38</text:p>
          </table:table-cell>
          <table:table-cell table:style-name="ce3" table:formula="of:=IF(ISNUMBER([$Feuille1.AU16]);ROUND(([$Feuille1.AU16]-deplacement)*Ratio;decimales);IF([$Feuille1.AU16]=&quot;&quot;;&quot;&quot;;[$Feuille1.AU16]))" office:value-type="float" office:value="0.7" calcext:value-type="float">
            <text:p>0,7</text:p>
          </table:table-cell>
          <table:table-cell table:style-name="ce3" table:formula="of:=IF(ISNUMBER([$Feuille1.AV16]);ROUND(([$Feuille1.AV16]-deplacement)*Ratio;decimales);IF([$Feuille1.AV16]=&quot;&quot;;&quot;&quot;;[$Feuille1.AV16]))" office:value-type="float" office:value="1.06" calcext:value-type="float">
            <text:p>1,06</text:p>
          </table:table-cell>
          <table:table-cell table:style-name="ce3" table:formula="of:=IF(ISNUMBER([$Feuille1.AW16]);ROUND(([$Feuille1.AW16]-deplacement)*Ratio;decimales);IF([$Feuille1.AW16]=&quot;&quot;;&quot;&quot;;[$Feuille1.AW16]))" office:value-type="float" office:value="1.19" calcext:value-type="float">
            <text:p>1,19</text:p>
          </table:table-cell>
          <table:table-cell table:style-name="ce3" table:formula="of:=IF(ISNUMBER([$Feuille1.AX16]);ROUND(([$Feuille1.AX16]-deplacement)*Ratio;decimales);IF([$Feuille1.AX16]=&quot;&quot;;&quot;&quot;;[$Feuille1.AX16]))" office:value-type="float" office:value="1.45" calcext:value-type="float">
            <text:p>1,45</text:p>
          </table:table-cell>
          <table:table-cell table:style-name="ce3" table:formula="of:=IF(ISNUMBER([$Feuille1.AY16]);ROUND(([$Feuille1.AY16]-deplacement)*Ratio;decimales);IF([$Feuille1.AY16]=&quot;&quot;;&quot;&quot;;[$Feuille1.AY16]))" office:value-type="float" office:value="0.01" calcext:value-type="float">
            <text:p>0,01</text:p>
          </table:table-cell>
          <table:table-cell table:formula="of:=IF(ISNUMBER([$Feuille1.AZ16]);ROUND(([$Feuille1.AZ16]-deplacement)*Ratio;decimales);IF([$Feuille1.AZ16]=&quot;&quot;;&quot;&quot;;[$Feuille1.AZ16]))" office:value-type="string" office:string-value="c" calcext:value-type="string">
            <text:p>c</text:p>
          </table:table-cell>
          <table:table-cell table:style-name="ce3" table:formula="of:=IF(ISNUMBER([$Feuille1.BA16]);ROUND(([$Feuille1.BA16]-deplacement)*Ratio;decimales);IF([$Feuille1.BA16]=&quot;&quot;;&quot;&quot;;[$Feuille1.BA16]))" office:value-type="float" office:value="0.18" calcext:value-type="float">
            <text:p>0,18</text:p>
          </table:table-cell>
          <table:table-cell table:style-name="ce3" table:formula="of:=IF(ISNUMBER([$Feuille1.BB16]);ROUND(([$Feuille1.BB16]-deplacement)*Ratio;decimales);IF([$Feuille1.BB16]=&quot;&quot;;&quot;&quot;;[$Feuille1.BB16]))" office:value-type="float" office:value="-1.96" calcext:value-type="float">
            <text:p>-1,96</text:p>
          </table:table-cell>
          <table:table-cell table:style-name="ce3" table:formula="of:=IF(ISNUMBER([$Feuille1.BC16]);ROUND(([$Feuille1.BC16]-deplacement)*Ratio;decimales);IF([$Feuille1.BC16]=&quot;&quot;;&quot;&quot;;[$Feuille1.BC16]))" office:value-type="float" office:value="-0.36" calcext:value-type="float">
            <text:p>-0,36</text:p>
          </table:table-cell>
          <table:table-cell table:style-name="ce3" table:formula="of:=IF(ISNUMBER([$Feuille1.BD16]);ROUND(([$Feuille1.BD16]-deplacement)*Ratio;decimales);IF([$Feuille1.BD16]=&quot;&quot;;&quot;&quot;;[$Feuille1.BD16]))" office:value-type="float" office:value="-3.18" calcext:value-type="float">
            <text:p>-3,18</text:p>
          </table:table-cell>
          <table:table-cell table:style-name="ce3" table:formula="of:=IF(ISNUMBER([$Feuille1.BE16]);ROUND(([$Feuille1.BE16]-deplacement)*Ratio;decimales);IF([$Feuille1.BE16]=&quot;&quot;;&quot;&quot;;[$Feuille1.BE16]))" office:value-type="float" office:value="-1.52" calcext:value-type="float">
            <text:p>-1,52</text:p>
          </table:table-cell>
          <table:table-cell table:style-name="ce3" table:formula="of:=IF(ISNUMBER([$Feuille1.BF16]);ROUND(([$Feuille1.BF16]-deplacement)*Ratio;decimales);IF([$Feuille1.BF16]=&quot;&quot;;&quot;&quot;;[$Feuille1.BF16]))" office:value-type="float" office:value="-4.22" calcext:value-type="float">
            <text:p>-4,22</text:p>
          </table:table-cell>
          <table:table-cell table:formula="of:=IF(ISNUMBER([$Feuille1.BG16]);ROUND(([$Feuille1.BG16]-deplacement)*Ratio;decimales);IF([$Feuille1.BG16]=&quot;&quot;;&quot;&quot;;[$Feuille1.BG16]))" office:value-type="string" office:string-value="c" calcext:value-type="string">
            <text:p>c</text:p>
          </table:table-cell>
          <table:table-cell table:style-name="ce3" table:formula="of:=IF(ISNUMBER([$Feuille1.BH16]);ROUND(([$Feuille1.BH16]-deplacement)*Ratio;decimales);IF([$Feuille1.BH16]=&quot;&quot;;&quot;&quot;;[$Feuille1.BH16]))" office:value-type="float" office:value="-1.34" calcext:value-type="float">
            <text:p>-1,34</text:p>
          </table:table-cell>
          <table:table-cell table:style-name="ce3" table:formula="of:=IF(ISNUMBER([$Feuille1.BI16]);ROUND(([$Feuille1.BI16]-deplacement)*Ratio;decimales);IF([$Feuille1.BI16]=&quot;&quot;;&quot;&quot;;[$Feuille1.BI16]))" office:value-type="float" office:value="-1.56" calcext:value-type="float">
            <text:p>-1,56</text:p>
          </table:table-cell>
          <table:table-cell table:style-name="ce3" table:formula="of:=IF(ISNUMBER([$Feuille1.BJ16]);ROUND(([$Feuille1.BJ16]-deplacement)*Ratio;decimales);IF([$Feuille1.BJ16]=&quot;&quot;;&quot;&quot;;[$Feuille1.BJ16]))" office:value-type="float" office:value="-3.06" calcext:value-type="float">
            <text:p>-3,06</text:p>
          </table:table-cell>
          <table:table-cell table:style-name="ce3" table:formula="of:=IF(ISNUMBER([$Feuille1.BK16]);ROUND(([$Feuille1.BK16]-deplacement)*Ratio;decimales);IF([$Feuille1.BK16]=&quot;&quot;;&quot;&quot;;[$Feuille1.BK16]))" office:value-type="float" office:value="-2.88" calcext:value-type="float">
            <text:p>-2,88</text:p>
          </table:table-cell>
          <table:table-cell table:style-name="ce3" table:formula="of:=IF(ISNUMBER([$Feuille1.BL16]);ROUND(([$Feuille1.BL16]-deplacement)*Ratio;decimales);IF([$Feuille1.BL16]=&quot;&quot;;&quot;&quot;;[$Feuille1.BL16]))" office:value-type="float" office:value="-3.21" calcext:value-type="float">
            <text:p>-3,21</text:p>
          </table:table-cell>
          <table:table-cell table:style-name="ce3" table:formula="of:=IF(ISNUMBER([$Feuille1.BM16]);ROUND(([$Feuille1.BM16]-deplacement)*Ratio;decimales);IF([$Feuille1.BM16]=&quot;&quot;;&quot;&quot;;[$Feuille1.BM16]))" office:value-type="float" office:value="-5.84" calcext:value-type="float">
            <text:p>-5,84</text:p>
          </table:table-cell>
          <table:table-cell table:formula="of:=IF(ISNUMBER([$Feuille1.BN16]);ROUND(([$Feuille1.BN16]-deplacement)*Ratio;decimales);IF([$Feuille1.BN16]=&quot;&quot;;&quot;&quot;;[$Feuille1.BN16]))" office:value-type="string" office:string-value="z" calcext:value-type="string">
            <text:p>z</text:p>
          </table:table-cell>
          <table:table-cell table:formula="of:=IF(ISNUMBER([$Feuille1.BO16]);ROUND(([$Feuille1.BO16]-deplacement)*Ratio;decimales);IF([$Feuille1.BO16]=&quot;&quot;;&quot;&quot;;[$Feuille1.BO16]))" office:value-type="string" office:string-value="&quot;" calcext:value-type="string">
            <text:p>"</text:p>
          </table:table-cell>
          <table:table-cell table:formula="of:=IF(ISNUMBER([$Feuille1.BP16]);ROUND(([$Feuille1.BP16]-deplacement)*Ratio;decimales);IF([$Feuille1.BP16]=&quot;&quot;;&quot;&quot;;[$Feuille1.BP16]))" office:value-type="string" office:string-value="/&gt;" calcext:value-type="string">
            <text:p>/&gt;</text:p>
          </table:table-cell>
          <table:table-cell table:formula="of:=IF(ISNUMBER([$Feuille1.BQ16]);ROUND(([$Feuille1.BQ16]-deplacement)*Ratio;decimales);IF([$Feuille1.BQ16]=&quot;&quot;;&quot;&quot;;[$Feuille1.BQ16]))">
            <text:p/>
          </table:table-cell>
          <table:table-cell table:formula="of:=IF(ISNUMBER([$Feuille1.BR16]);ROUND(([$Feuille1.BR16]-deplacement)*Ratio;decimales);IF([$Feuille1.BR16]=&quot;&quot;;&quot;&quot;;[$Feuille1.BR16]))">
            <text:p/>
          </table:table-cell>
          <table:table-cell table:formula="of:=IF(ISNUMBER([$Feuille1.BS16]);ROUND(([$Feuille1.BS16]-deplacement)*Ratio;decimales);IF([$Feuille1.BS16]=&quot;&quot;;&quot;&quot;;[$Feuille1.BS16]))">
            <text:p/>
          </table:table-cell>
          <table:table-cell table:formula="of:=IF(ISNUMBER([$Feuille1.BT16]);ROUND(([$Feuille1.BT16]-deplacement)*Ratio;decimales);IF([$Feuille1.BT16]=&quot;&quot;;&quot;&quot;;[$Feuille1.BT16]))">
            <text:p/>
          </table:table-cell>
          <table:table-cell table:formula="of:=IF(ISNUMBER([$Feuille1.BU16]);ROUND(([$Feuille1.BU16]-deplacement)*Ratio;decimales);IF([$Feuille1.BU16]=&quot;&quot;;&quot;&quot;;[$Feuille1.BU16]))">
            <text:p/>
          </table:table-cell>
          <table:table-cell table:formula="of:=IF(ISNUMBER([$Feuille1.BV16]);ROUND(([$Feuille1.BV16]-deplacement)*Ratio;decimales);IF([$Feuille1.BV16]=&quot;&quot;;&quot;&quot;;[$Feuille1.BV16]))">
            <text:p/>
          </table:table-cell>
          <table:table-cell table:formula="of:=IF(ISNUMBER([$Feuille1.BW16]);ROUND(([$Feuille1.BW16]-deplacement)*Ratio;decimales);IF([$Feuille1.BW16]=&quot;&quot;;&quot;&quot;;[$Feuille1.BW16]))">
            <text:p/>
          </table:table-cell>
          <table:table-cell table:formula="of:=IF(ISNUMBER([$Feuille1.BX16]);ROUND(([$Feuille1.BX16]-deplacement)*Ratio;decimales);IF([$Feuille1.BX16]=&quot;&quot;;&quot;&quot;;[$Feuille1.BX16]))">
            <text:p/>
          </table:table-cell>
          <table:table-cell table:formula="of:=IF(ISNUMBER([$Feuille1.BY16]);ROUND(([$Feuille1.BY16]-deplacement)*Ratio;decimales);IF([$Feuille1.BY16]=&quot;&quot;;&quot;&quot;;[$Feuille1.BY16]))">
            <text:p/>
          </table:table-cell>
          <table:table-cell table:formula="of:=IF(ISNUMBER([$Feuille1.BZ16]);ROUND(([$Feuille1.BZ16]-deplacement)*Ratio;decimales);IF([$Feuille1.BZ16]=&quot;&quot;;&quot;&quot;;[$Feuille1.BZ16]))">
            <text:p/>
          </table:table-cell>
          <table:table-cell table:formula="of:=IF(ISNUMBER([$Feuille1.CA16]);ROUND(([$Feuille1.CA16]-deplacement)*Ratio;decimales);IF([$Feuille1.CA16]=&quot;&quot;;&quot;&quot;;[$Feuille1.CA16]))">
            <text:p/>
          </table:table-cell>
          <table:table-cell table:formula="of:=IF(ISNUMBER([$Feuille1.CB16]);ROUND(([$Feuille1.CB16]-deplacement)*Ratio;decimales);IF([$Feuille1.CB16]=&quot;&quot;;&quot;&quot;;[$Feuille1.CB16]))">
            <text:p/>
          </table:table-cell>
          <table:table-cell table:formula="of:=IF(ISNUMBER([$Feuille1.CC16]);ROUND(([$Feuille1.CC16]-deplacement)*Ratio;decimales);IF([$Feuille1.CC16]=&quot;&quot;;&quot;&quot;;[$Feuille1.CC16]))">
            <text:p/>
          </table:table-cell>
          <table:table-cell table:formula="of:=IF(ISNUMBER([$Feuille1.CD16]);ROUND(([$Feuille1.CD16]-deplacement)*Ratio;decimales);IF([$Feuille1.CD16]=&quot;&quot;;&quot;&quot;;[$Feuille1.CD16]))">
            <text:p/>
          </table:table-cell>
          <table:table-cell table:formula="of:=IF(ISNUMBER([$Feuille1.CE16]);ROUND(([$Feuille1.CE16]-deplacement)*Ratio;decimales);IF([$Feuille1.CE16]=&quot;&quot;;&quot;&quot;;[$Feuille1.CE16]))">
            <text:p/>
          </table:table-cell>
          <table:table-cell table:formula="of:=IF(ISNUMBER([$Feuille1.CF16]);ROUND(([$Feuille1.CF16]-deplacement)*Ratio;decimales);IF([$Feuille1.CF16]=&quot;&quot;;&quot;&quot;;[$Feuille1.CF16]))">
            <text:p/>
          </table:table-cell>
          <table:table-cell table:formula="of:=IF(ISNUMBER([$Feuille1.CG16]);ROUND(([$Feuille1.CG16]-deplacement)*Ratio;decimales);IF([$Feuille1.CG16]=&quot;&quot;;&quot;&quot;;[$Feuille1.CG16]))">
            <text:p/>
          </table:table-cell>
          <table:table-cell table:formula="of:=IF(ISNUMBER([$Feuille1.CH16]);ROUND(([$Feuille1.CH16]-deplacement)*Ratio;decimales);IF([$Feuille1.CH16]=&quot;&quot;;&quot;&quot;;[$Feuille1.CH16]))">
            <text:p/>
          </table:table-cell>
          <table:table-cell table:formula="of:=IF(ISNUMBER([$Feuille1.CI16]);ROUND(([$Feuille1.CI16]-deplacement)*Ratio;decimales);IF([$Feuille1.CI16]=&quot;&quot;;&quot;&quot;;[$Feuille1.CI16]))">
            <text:p/>
          </table:table-cell>
          <table:table-cell table:formula="of:=IF(ISNUMBER([$Feuille1.CJ16]);ROUND(([$Feuille1.CJ16]-deplacement)*Ratio;decimales);IF([$Feuille1.CJ16]=&quot;&quot;;&quot;&quot;;[$Feuille1.CJ16]))">
            <text:p/>
          </table:table-cell>
          <table:table-cell table:formula="of:=IF(ISNUMBER([$Feuille1.CK16]);ROUND(([$Feuille1.CK16]-deplacement)*Ratio;decimales);IF([$Feuille1.CK16]=&quot;&quot;;&quot;&quot;;[$Feuille1.CK16]))">
            <text:p/>
          </table:table-cell>
          <table:table-cell table:formula="of:=IF(ISNUMBER([$Feuille1.CL16]);ROUND(([$Feuille1.CL16]-deplacement)*Ratio;decimales);IF([$Feuille1.CL16]=&quot;&quot;;&quot;&quot;;[$Feuille1.CL16]))">
            <text:p/>
          </table:table-cell>
          <table:table-cell table:formula="of:=IF(ISNUMBER([$Feuille1.CM16]);ROUND(([$Feuille1.CM16]-deplacement)*Ratio;decimales);IF([$Feuille1.CM16]=&quot;&quot;;&quot;&quot;;[$Feuille1.CM16]))">
            <text:p/>
          </table:table-cell>
          <table:table-cell table:formula="of:=IF(ISNUMBER([$Feuille1.CN16]);ROUND(([$Feuille1.CN16]-deplacement)*Ratio;decimales);IF([$Feuille1.CN16]=&quot;&quot;;&quot;&quot;;[$Feuille1.CN16]))">
            <text:p/>
          </table:table-cell>
          <table:table-cell table:formula="of:=IF(ISNUMBER([$Feuille1.CO16]);ROUND(([$Feuille1.CO16]-deplacement)*Ratio;decimales);IF([$Feuille1.CO16]=&quot;&quot;;&quot;&quot;;[$Feuille1.CO16]))">
            <text:p/>
          </table:table-cell>
          <table:table-cell table:formula="of:=IF(ISNUMBER([$Feuille1.CP16]);ROUND(([$Feuille1.CP16]-deplacement)*Ratio;decimales);IF([$Feuille1.CP16]=&quot;&quot;;&quot;&quot;;[$Feuille1.CP16]))">
            <text:p/>
          </table:table-cell>
          <table:table-cell table:formula="of:=IF(ISNUMBER([$Feuille1.CQ16]);ROUND(([$Feuille1.CQ16]-deplacement)*Ratio;decimales);IF([$Feuille1.CQ16]=&quot;&quot;;&quot;&quot;;[$Feuille1.CQ16]))">
            <text:p/>
          </table:table-cell>
          <table:table-cell table:formula="of:=IF(ISNUMBER([$Feuille1.CR16]);ROUND(([$Feuille1.CR16]-deplacement)*Ratio;decimales);IF([$Feuille1.CR16]=&quot;&quot;;&quot;&quot;;[$Feuille1.CR16]))">
            <text:p/>
          </table:table-cell>
          <table:table-cell table:formula="of:=IF(ISNUMBER([$Feuille1.CS16]);ROUND(([$Feuille1.CS16]-deplacement)*Ratio;decimales);IF([$Feuille1.CS16]=&quot;&quot;;&quot;&quot;;[$Feuille1.CS16]))">
            <text:p/>
          </table:table-cell>
          <table:table-cell table:formula="of:=IF(ISNUMBER([$Feuille1.CT16]);ROUND(([$Feuille1.CT16]-deplacement)*Ratio;decimales);IF([$Feuille1.CT16]=&quot;&quot;;&quot;&quot;;[$Feuille1.CT16]))">
            <text:p/>
          </table:table-cell>
          <table:table-cell table:formula="of:=IF(ISNUMBER([$Feuille1.CU16]);ROUND(([$Feuille1.CU16]-deplacement)*Ratio;decimales);IF([$Feuille1.CU16]=&quot;&quot;;&quot;&quot;;[$Feuille1.CU16]))">
            <text:p/>
          </table:table-cell>
          <table:table-cell table:formula="of:=IF(ISNUMBER([$Feuille1.CV16]);ROUND(([$Feuille1.CV16]-deplacement)*Ratio;decimales);IF([$Feuille1.CV16]=&quot;&quot;;&quot;&quot;;[$Feuille1.CV16]))">
            <text:p/>
          </table:table-cell>
          <table:table-cell table:formula="of:=IF(ISNUMBER([$Feuille1.CW16]);ROUND(([$Feuille1.CW16]-deplacement)*Ratio;decimales);IF([$Feuille1.CW16]=&quot;&quot;;&quot;&quot;;[$Feuille1.CW16]))">
            <text:p/>
          </table:table-cell>
          <table:table-cell table:formula="of:=IF(ISNUMBER([$Feuille1.CX16]);ROUND(([$Feuille1.CX16]-deplacement)*Ratio;decimales);IF([$Feuille1.CX16]=&quot;&quot;;&quot;&quot;;[$Feuille1.CX16]))">
            <text:p/>
          </table:table-cell>
          <table:table-cell table:formula="of:=IF(ISNUMBER([$Feuille1.CY16]);ROUND(([$Feuille1.CY16]-deplacement)*Ratio;decimales);IF([$Feuille1.CY16]=&quot;&quot;;&quot;&quot;;[$Feuille1.CY16]))">
            <text:p/>
          </table:table-cell>
          <table:table-cell table:formula="of:=IF(ISNUMBER([$Feuille1.CZ16]);ROUND(([$Feuille1.CZ16]-deplacement)*Ratio;decimales);IF([$Feuille1.CZ16]=&quot;&quot;;&quot;&quot;;[$Feuille1.CZ16]))">
            <text:p/>
          </table:table-cell>
          <table:table-cell table:formula="of:=IF(ISNUMBER([$Feuille1.DA16]);ROUND(([$Feuille1.DA16]-deplacement)*Ratio;decimales);IF([$Feuille1.DA16]=&quot;&quot;;&quot;&quot;;[$Feuille1.DA16]))">
            <text:p/>
          </table:table-cell>
          <table:table-cell table:formula="of:=IF(ISNUMBER([$Feuille1.DB16]);ROUND(([$Feuille1.DB16]-deplacement)*Ratio;decimales);IF([$Feuille1.DB16]=&quot;&quot;;&quot;&quot;;[$Feuille1.DB16]))">
            <text:p/>
          </table:table-cell>
          <table:table-cell table:formula="of:=IF(ISNUMBER([$Feuille1.DC16]);ROUND(([$Feuille1.DC16]-deplacement)*Ratio;decimales);IF([$Feuille1.DC16]=&quot;&quot;;&quot;&quot;;[$Feuille1.DC16]))">
            <text:p/>
          </table:table-cell>
          <table:table-cell table:formula="of:=IF(ISNUMBER([$Feuille1.DD16]);ROUND(([$Feuille1.DD16]-deplacement)*Ratio;decimales);IF([$Feuille1.DD16]=&quot;&quot;;&quot;&quot;;[$Feuille1.DD16]))">
            <text:p/>
          </table:table-cell>
          <table:table-cell table:formula="of:=IF(ISNUMBER([$Feuille1.DE16]);ROUND(([$Feuille1.DE16]-deplacement)*Ratio;decimales);IF([$Feuille1.DE16]=&quot;&quot;;&quot;&quot;;[$Feuille1.DE16]))">
            <text:p/>
          </table:table-cell>
          <table:table-cell table:formula="of:=IF(ISNUMBER([$Feuille1.DF16]);ROUND(([$Feuille1.DF16]-deplacement)*Ratio;decimales);IF([$Feuille1.DF16]=&quot;&quot;;&quot;&quot;;[$Feuille1.DF16]))">
            <text:p/>
          </table:table-cell>
          <table:table-cell table:formula="of:=IF(ISNUMBER([$Feuille1.DG16]);ROUND(([$Feuille1.DG16]-deplacement)*Ratio;decimales);IF([$Feuille1.DG16]=&quot;&quot;;&quot;&quot;;[$Feuille1.DG16]))">
            <text:p/>
          </table:table-cell>
          <table:table-cell table:formula="of:=IF(ISNUMBER([$Feuille1.DH16]);ROUND(([$Feuille1.DH16]-deplacement)*Ratio;decimales);IF([$Feuille1.DH16]=&quot;&quot;;&quot;&quot;;[$Feuille1.DH16]))">
            <text:p/>
          </table:table-cell>
          <table:table-cell table:formula="of:=IF(ISNUMBER([$Feuille1.DI16]);ROUND(([$Feuille1.DI16]-deplacement)*Ratio;decimales);IF([$Feuille1.DI16]=&quot;&quot;;&quot;&quot;;[$Feuille1.DI16]))">
            <text:p/>
          </table:table-cell>
          <table:table-cell table:formula="of:=IF(ISNUMBER([$Feuille1.DJ16]);ROUND(([$Feuille1.DJ16]-deplacement)*Ratio;decimales);IF([$Feuille1.DJ16]=&quot;&quot;;&quot;&quot;;[$Feuille1.DJ16]))">
            <text:p/>
          </table:table-cell>
          <table:table-cell table:formula="of:=IF(ISNUMBER([$Feuille1.DK16]);ROUND(([$Feuille1.DK16]-deplacement)*Ratio;decimales);IF([$Feuille1.DK16]=&quot;&quot;;&quot;&quot;;[$Feuille1.DK16]))">
            <text:p/>
          </table:table-cell>
          <table:table-cell table:formula="of:=IF(ISNUMBER([$Feuille1.DL16]);ROUND(([$Feuille1.DL16]-deplacement)*Ratio;decimales);IF([$Feuille1.DL16]=&quot;&quot;;&quot;&quot;;[$Feuille1.DL16]))">
            <text:p/>
          </table:table-cell>
          <table:table-cell table:formula="of:=IF(ISNUMBER([$Feuille1.DM16]);ROUND(([$Feuille1.DM16]-deplacement)*Ratio;decimales);IF([$Feuille1.DM16]=&quot;&quot;;&quot;&quot;;[$Feuille1.DM16]))">
            <text:p/>
          </table:table-cell>
          <table:table-cell table:formula="of:=IF(ISNUMBER([$Feuille1.DN16]);ROUND(([$Feuille1.DN16]-deplacement)*Ratio;decimales);IF([$Feuille1.DN16]=&quot;&quot;;&quot;&quot;;[$Feuille1.DN16]))">
            <text:p/>
          </table:table-cell>
          <table:table-cell table:formula="of:=IF(ISNUMBER([$Feuille1.DO16]);ROUND(([$Feuille1.DO16]-deplacement)*Ratio;decimales);IF([$Feuille1.DO16]=&quot;&quot;;&quot;&quot;;[$Feuille1.DO16]))">
            <text:p/>
          </table:table-cell>
          <table:table-cell table:formula="of:=IF(ISNUMBER([$Feuille1.DP16]);ROUND(([$Feuille1.DP16]-deplacement)*Ratio;decimales);IF([$Feuille1.DP16]=&quot;&quot;;&quot;&quot;;[$Feuille1.DP16]))">
            <text:p/>
          </table:table-cell>
          <table:table-cell table:formula="of:=IF(ISNUMBER([$Feuille1.DQ16]);ROUND(([$Feuille1.DQ16]-deplacement)*Ratio;decimales);IF([$Feuille1.DQ16]=&quot;&quot;;&quot;&quot;;[$Feuille1.DQ16]))">
            <text:p/>
          </table:table-cell>
          <table:table-cell table:formula="of:=IF(ISNUMBER([$Feuille1.DR16]);ROUND(([$Feuille1.DR16]-deplacement)*Ratio;decimales);IF([$Feuille1.DR16]=&quot;&quot;;&quot;&quot;;[$Feuille1.DR16]))">
            <text:p/>
          </table:table-cell>
          <table:table-cell table:formula="of:=IF(ISNUMBER([$Feuille1.DS16]);ROUND(([$Feuille1.DS16]-deplacement)*Ratio;decimales);IF([$Feuille1.DS16]=&quot;&quot;;&quot;&quot;;[$Feuille1.DS16]))">
            <text:p/>
          </table:table-cell>
          <table:table-cell table:formula="of:=IF(ISNUMBER([$Feuille1.DT16]);ROUND(([$Feuille1.DT16]-deplacement)*Ratio;decimales);IF([$Feuille1.DT16]=&quot;&quot;;&quot;&quot;;[$Feuille1.DT16]))">
            <text:p/>
          </table:table-cell>
          <table:table-cell table:formula="of:=IF(ISNUMBER([$Feuille1.DU16]);ROUND(([$Feuille1.DU16]-deplacement)*Ratio;decimales);IF([$Feuille1.DU16]=&quot;&quot;;&quot;&quot;;[$Feuille1.DU16]))">
            <text:p/>
          </table:table-cell>
          <table:table-cell table:formula="of:=IF(ISNUMBER([$Feuille1.DV16]);ROUND(([$Feuille1.DV16]-deplacement)*Ratio;decimales);IF([$Feuille1.DV16]=&quot;&quot;;&quot;&quot;;[$Feuille1.DV16]))">
            <text:p/>
          </table:table-cell>
          <table:table-cell table:formula="of:=IF(ISNUMBER([$Feuille1.DW16]);ROUND(([$Feuille1.DW16]-deplacement)*Ratio;decimales);IF([$Feuille1.DW16]=&quot;&quot;;&quot;&quot;;[$Feuille1.DW16]))">
            <text:p/>
          </table:table-cell>
          <table:table-cell table:formula="of:=IF(ISNUMBER([$Feuille1.DX16]);ROUND(([$Feuille1.DX16]-deplacement)*Ratio;decimales);IF([$Feuille1.DX16]=&quot;&quot;;&quot;&quot;;[$Feuille1.DX16]))">
            <text:p/>
          </table:table-cell>
          <table:table-cell table:formula="of:=IF(ISNUMBER([$Feuille1.DY16]);ROUND(([$Feuille1.DY16]-deplacement)*Ratio;decimales);IF([$Feuille1.DY16]=&quot;&quot;;&quot;&quot;;[$Feuille1.DY16]))">
            <text:p/>
          </table:table-cell>
          <table:table-cell table:formula="of:=IF(ISNUMBER([$Feuille1.DZ16]);ROUND(([$Feuille1.DZ16]-deplacement)*Ratio;decimales);IF([$Feuille1.DZ16]=&quot;&quot;;&quot;&quot;;[$Feuille1.DZ16]))">
            <text:p/>
          </table:table-cell>
          <table:table-cell table:formula="of:=IF(ISNUMBER([$Feuille1.EA16]);ROUND(([$Feuille1.EA16]-deplacement)*Ratio;decimales);IF([$Feuille1.EA16]=&quot;&quot;;&quot;&quot;;[$Feuille1.EA16]))">
            <text:p/>
          </table:table-cell>
          <table:table-cell table:formula="of:=IF(ISNUMBER([$Feuille1.EB16]);ROUND(([$Feuille1.EB16]-deplacement)*Ratio;decimales);IF([$Feuille1.EB16]=&quot;&quot;;&quot;&quot;;[$Feuille1.EB16]))">
            <text:p/>
          </table:table-cell>
          <table:table-cell table:formula="of:=IF(ISNUMBER([$Feuille1.EC16]);ROUND(([$Feuille1.EC16]-deplacement)*Ratio;decimales);IF([$Feuille1.EC16]=&quot;&quot;;&quot;&quot;;[$Feuille1.EC16]))">
            <text:p/>
          </table:table-cell>
          <table:table-cell table:formula="of:=IF(ISNUMBER([$Feuille1.ED16]);ROUND(([$Feuille1.ED16]-deplacement)*Ratio;decimales);IF([$Feuille1.ED16]=&quot;&quot;;&quot;&quot;;[$Feuille1.ED16]))">
            <text:p/>
          </table:table-cell>
          <table:table-cell table:formula="of:=IF(ISNUMBER([$Feuille1.EE16]);ROUND(([$Feuille1.EE16]-deplacement)*Ratio;decimales);IF([$Feuille1.EE16]=&quot;&quot;;&quot;&quot;;[$Feuille1.EE16]))">
            <text:p/>
          </table:table-cell>
          <table:table-cell table:formula="of:=IF(ISNUMBER([$Feuille1.EF16]);ROUND(([$Feuille1.EF16]-deplacement)*Ratio;decimales);IF([$Feuille1.EF16]=&quot;&quot;;&quot;&quot;;[$Feuille1.EF16]))">
            <text:p/>
          </table:table-cell>
          <table:table-cell table:formula="of:=IF(ISNUMBER([$Feuille1.EG16]);ROUND(([$Feuille1.EG16]-deplacement)*Ratio;decimales);IF([$Feuille1.EG16]=&quot;&quot;;&quot;&quot;;[$Feuille1.EG16]))">
            <text:p/>
          </table:table-cell>
          <table:table-cell table:formula="of:=IF(ISNUMBER([$Feuille1.EH16]);ROUND(([$Feuille1.EH16]-deplacement)*Ratio;decimales);IF([$Feuille1.EH16]=&quot;&quot;;&quot;&quot;;[$Feuille1.EH16]))">
            <text:p/>
          </table:table-cell>
          <table:table-cell table:formula="of:=IF(ISNUMBER([$Feuille1.EI16]);ROUND(([$Feuille1.EI16]-deplacement)*Ratio;decimales);IF([$Feuille1.EI16]=&quot;&quot;;&quot;&quot;;[$Feuille1.EI16]))">
            <text:p/>
          </table:table-cell>
          <table:table-cell table:formula="of:=IF(ISNUMBER([$Feuille1.EJ16]);ROUND(([$Feuille1.EJ16]-deplacement)*Ratio;decimales);IF([$Feuille1.EJ16]=&quot;&quot;;&quot;&quot;;[$Feuille1.EJ16]))">
            <text:p/>
          </table:table-cell>
          <table:table-cell table:formula="of:=IF(ISNUMBER([$Feuille1.EK16]);[$Feuille1.EK16]*Ratio;IF([$Feuille1.EK16]=&quot;&quot;;&quot;&quot;;[$Feuille1.EK16]))">
            <text:p/>
          </table:table-cell>
          <table:table-cell table:formula="of:=IF(ISNUMBER([$Feuille1.EL16]);[$Feuille1.EL16]*Ratio;IF([$Feuille1.EL16]=&quot;&quot;;&quot;&quot;;[$Feuille1.EL16]))">
            <text:p/>
          </table:table-cell>
          <table:table-cell table:number-columns-repeated="882"/>
        </table:table-row>
        <table:table-row table:style-name="ro1">
          <table:table-cell table:formula="of:=IF(ISNUMBER([$Feuille1.A17]);ROUND(([$Feuille1.A17]-deplacement)*Ratio;decimales);IF([$Feuille1.A17]=&quot;&quot;;&quot;&quot;;[$Feuille1.A17]))" office:value-type="string" office:string-value="&lt;path" calcext:value-type="string">
            <text:p>&lt;path</text:p>
          </table:table-cell>
          <table:table-cell table:formula="of:=IF(ISNUMBER([$Feuille1.B17]);ROUND(([$Feuille1.B17]-deplacement)*Ratio;decimales);IF([$Feuille1.B17]=&quot;&quot;;&quot;&quot;;[$Feuille1.B17]))" office:value-type="string" office:string-value="class=&quot;note&quot;" calcext:value-type="string">
            <text:p>class="note"</text:p>
          </table:table-cell>
          <table:table-cell table:formula="of:=IF(ISNUMBER([$Feuille1.C17]);ROUND(([$Feuille1.C17]-deplacement)*Ratio;decimales);IF([$Feuille1.C17]=&quot;&quot;;&quot;&quot;;[$Feuille1.C17]))" office:value-type="string" office:string-value="d=&quot;M" calcext:value-type="string">
            <text:p>d="M</text:p>
          </table:table-cell>
          <table:table-cell table:formula="of:=IF(ISNUMBER([$Feuille1.D17]);ROUND(([$Feuille1.D17]-deplacement)*Ratio;decimales);IF([$Feuille1.D17]=&quot;&quot;;&quot;&quot;;[$Feuille1.D17]))" office:value-type="float" office:value="72.45" calcext:value-type="float">
            <text:p>72,45</text:p>
          </table:table-cell>
          <table:table-cell table:style-name="ce3" table:formula="of:=IF(ISNUMBER([$Feuille1.E17]);ROUND(([$Feuille1.E17]-deplacement)*Ratio;decimales);IF([$Feuille1.E17]=&quot;&quot;;&quot;&quot;;[$Feuille1.E17]))" office:value-type="float" office:value="70.89" calcext:value-type="float">
            <text:p>70,89</text:p>
          </table:table-cell>
          <table:table-cell table:formula="of:=IF(ISNUMBER([$Feuille1.F17]);ROUND(([$Feuille1.F17]-deplacement)*Ratio;decimales);IF([$Feuille1.F17]=&quot;&quot;;&quot;&quot;;[$Feuille1.F17]))" office:value-type="string" office:string-value="v" calcext:value-type="string">
            <text:p>v</text:p>
          </table:table-cell>
          <table:table-cell table:style-name="ce3" table:formula="of:=IF(ISNUMBER([$Feuille1.G17]);ROUND(([$Feuille1.G17]-deplacement)*Ratio;decimales);IF([$Feuille1.G17]=&quot;&quot;;&quot;&quot;;[$Feuille1.G17]))" office:value-type="float" office:value="35.55" calcext:value-type="float">
            <text:p>35,55</text:p>
          </table:table-cell>
          <table:table-cell table:formula="of:=IF(ISNUMBER([$Feuille1.H17]);ROUND(([$Feuille1.H17]-deplacement)*Ratio;decimales);IF([$Feuille1.H17]=&quot;&quot;;&quot;&quot;;[$Feuille1.H17]))" office:value-type="string" office:string-value="c" calcext:value-type="string">
            <text:p>c</text:p>
          </table:table-cell>
          <table:table-cell table:style-name="ce3" table:formula="of:=IF(ISNUMBER([$Feuille1.I17]);ROUND(([$Feuille1.I17]-deplacement)*Ratio;decimales);IF([$Feuille1.I17]=&quot;&quot;;&quot;&quot;;[$Feuille1.I17]))" office:value-type="float" office:value="-2.83" calcext:value-type="float">
            <text:p>-2,83</text:p>
          </table:table-cell>
          <table:table-cell table:style-name="ce3" table:formula="of:=IF(ISNUMBER([$Feuille1.J17]);ROUND(([$Feuille1.J17]-deplacement)*Ratio;decimales);IF([$Feuille1.J17]=&quot;&quot;;&quot;&quot;;[$Feuille1.J17]))" office:value-type="float" office:value="-1.58" calcext:value-type="float">
            <text:p>-1,58</text:p>
          </table:table-cell>
          <table:table-cell table:style-name="ce3" table:formula="of:=IF(ISNUMBER([$Feuille1.K17]);ROUND(([$Feuille1.K17]-deplacement)*Ratio;decimales);IF([$Feuille1.K17]=&quot;&quot;;&quot;&quot;;[$Feuille1.K17]))" office:value-type="float" office:value="-6.56" calcext:value-type="float">
            <text:p>-6,56</text:p>
          </table:table-cell>
          <table:table-cell table:style-name="ce3" table:formula="of:=IF(ISNUMBER([$Feuille1.L17]);ROUND(([$Feuille1.L17]-deplacement)*Ratio;decimales);IF([$Feuille1.L17]=&quot;&quot;;&quot;&quot;;[$Feuille1.L17]))" office:value-type="float" office:value="-0.57" calcext:value-type="float">
            <text:p>-0,57</text:p>
          </table:table-cell>
          <table:table-cell table:style-name="ce3" table:formula="of:=IF(ISNUMBER([$Feuille1.M17]);ROUND(([$Feuille1.M17]-deplacement)*Ratio;decimales);IF([$Feuille1.M17]=&quot;&quot;;&quot;&quot;;[$Feuille1.M17]))" office:value-type="float" office:value="-8.19" calcext:value-type="float">
            <text:p>-8,19</text:p>
          </table:table-cell>
          <table:table-cell table:style-name="ce3" table:formula="of:=IF(ISNUMBER([$Feuille1.N17]);ROUND(([$Feuille1.N17]-deplacement)*Ratio;decimales);IF([$Feuille1.N17]=&quot;&quot;;&quot;&quot;;[$Feuille1.N17]))" office:value-type="float" office:value="2.15" calcext:value-type="float">
            <text:p>2,15</text:p>
          </table:table-cell>
          <table:table-cell table:formula="of:=IF(ISNUMBER([$Feuille1.O17]);ROUND(([$Feuille1.O17]-deplacement)*Ratio;decimales);IF([$Feuille1.O17]=&quot;&quot;;&quot;&quot;;[$Feuille1.O17]))" office:value-type="string" office:string-value="c" calcext:value-type="string">
            <text:p>c</text:p>
          </table:table-cell>
          <table:table-cell table:style-name="ce3" table:formula="of:=IF(ISNUMBER([$Feuille1.P17]);ROUND(([$Feuille1.P17]-deplacement)*Ratio;decimales);IF([$Feuille1.P17]=&quot;&quot;;&quot;&quot;;[$Feuille1.P17]))" office:value-type="float" office:value="-0.61" calcext:value-type="float">
            <text:p>-0,61</text:p>
          </table:table-cell>
          <table:table-cell table:style-name="ce3" table:formula="of:=IF(ISNUMBER([$Feuille1.Q17]);ROUND(([$Feuille1.Q17]-deplacement)*Ratio;decimales);IF([$Feuille1.Q17]=&quot;&quot;;&quot;&quot;;[$Feuille1.Q17]))" office:value-type="float" office:value="1.45" calcext:value-type="float">
            <text:p>1,45</text:p>
          </table:table-cell>
          <table:table-cell table:style-name="ce3" table:formula="of:=IF(ISNUMBER([$Feuille1.R17]);ROUND(([$Feuille1.R17]-deplacement)*Ratio;decimales);IF([$Feuille1.R17]=&quot;&quot;;&quot;&quot;;[$Feuille1.R17]))" office:value-type="float" office:value="-0.76" calcext:value-type="float">
            <text:p>-0,76</text:p>
          </table:table-cell>
          <table:table-cell table:style-name="ce3" table:formula="of:=IF(ISNUMBER([$Feuille1.S17]);ROUND(([$Feuille1.S17]-deplacement)*Ratio;decimales);IF([$Feuille1.S17]=&quot;&quot;;&quot;&quot;;[$Feuille1.S17]))" office:value-type="float" office:value="3.29" calcext:value-type="float">
            <text:p>3,29</text:p>
          </table:table-cell>
          <table:table-cell table:style-name="ce3" table:formula="of:=IF(ISNUMBER([$Feuille1.T17]);ROUND(([$Feuille1.T17]-deplacement)*Ratio;decimales);IF([$Feuille1.T17]=&quot;&quot;;&quot;&quot;;[$Feuille1.T17]))" office:value-type="float" office:value="0.12" calcext:value-type="float">
            <text:p>0,12</text:p>
          </table:table-cell>
          <table:table-cell table:style-name="ce3" table:formula="of:=IF(ISNUMBER([$Feuille1.U17]);ROUND(([$Feuille1.U17]-deplacement)*Ratio;decimales);IF([$Feuille1.U17]=&quot;&quot;;&quot;&quot;;[$Feuille1.U17]))" office:value-type="float" office:value="4.67" calcext:value-type="float">
            <text:p>4,67</text:p>
          </table:table-cell>
          <table:table-cell table:formula="of:=IF(ISNUMBER([$Feuille1.V17]);ROUND(([$Feuille1.V17]-deplacement)*Ratio;decimales);IF([$Feuille1.V17]=&quot;&quot;;&quot;&quot;;[$Feuille1.V17]))" office:value-type="string" office:string-value="c" calcext:value-type="string">
            <text:p>c</text:p>
          </table:table-cell>
          <table:table-cell table:style-name="ce3" table:formula="of:=IF(ISNUMBER([$Feuille1.W17]);ROUND(([$Feuille1.W17]-deplacement)*Ratio;decimales);IF([$Feuille1.W17]=&quot;&quot;;&quot;&quot;;[$Feuille1.W17]))" office:value-type="float" office:value="1.36" calcext:value-type="float">
            <text:p>1,36</text:p>
          </table:table-cell>
          <table:table-cell table:style-name="ce3" table:formula="of:=IF(ISNUMBER([$Feuille1.X17]);ROUND(([$Feuille1.X17]-deplacement)*Ratio;decimales);IF([$Feuille1.X17]=&quot;&quot;;&quot;&quot;;[$Feuille1.X17]))" office:value-type="float" office:value="1.79" calcext:value-type="float">
            <text:p>1,79</text:p>
          </table:table-cell>
          <table:table-cell table:style-name="ce3" table:formula="of:=IF(ISNUMBER([$Feuille1.Y17]);ROUND(([$Feuille1.Y17]-deplacement)*Ratio;decimales);IF([$Feuille1.Y17]=&quot;&quot;;&quot;&quot;;[$Feuille1.Y17]))" office:value-type="float" office:value="4.51" calcext:value-type="float">
            <text:p>4,51</text:p>
          </table:table-cell>
          <table:table-cell table:style-name="ce3" table:formula="of:=IF(ISNUMBER([$Feuille1.Z17]);ROUND(([$Feuille1.Z17]-deplacement)*Ratio;decimales);IF([$Feuille1.Z17]=&quot;&quot;;&quot;&quot;;[$Feuille1.Z17]))" office:value-type="float" office:value="2.74" calcext:value-type="float">
            <text:p>2,74</text:p>
          </table:table-cell>
          <table:table-cell table:style-name="ce3" table:formula="of:=IF(ISNUMBER([$Feuille1.AA17]);ROUND(([$Feuille1.AA17]-deplacement)*Ratio;decimales);IF([$Feuille1.AA17]=&quot;&quot;;&quot;&quot;;[$Feuille1.AA17]))" office:value-type="float" office:value="6.63" calcext:value-type="float">
            <text:p>6,63</text:p>
          </table:table-cell>
          <table:table-cell table:style-name="ce3" table:formula="of:=IF(ISNUMBER([$Feuille1.AB17]);ROUND(([$Feuille1.AB17]-deplacement)*Ratio;decimales);IF([$Feuille1.AB17]=&quot;&quot;;&quot;&quot;;[$Feuille1.AB17]))" office:value-type="float" office:value="1.73" calcext:value-type="float">
            <text:p>1,73</text:p>
          </table:table-cell>
          <table:table-cell table:formula="of:=IF(ISNUMBER([$Feuille1.AC17]);ROUND(([$Feuille1.AC17]-deplacement)*Ratio;decimales);IF([$Feuille1.AC17]=&quot;&quot;;&quot;&quot;;[$Feuille1.AC17]))" office:value-type="string" office:string-value="c" calcext:value-type="string">
            <text:p>c</text:p>
          </table:table-cell>
          <table:table-cell table:style-name="ce3" table:formula="of:=IF(ISNUMBER([$Feuille1.AD17]);ROUND(([$Feuille1.AD17]-deplacement)*Ratio;decimales);IF([$Feuille1.AD17]=&quot;&quot;;&quot;&quot;;[$Feuille1.AD17]))" office:value-type="float" office:value="1.87" calcext:value-type="float">
            <text:p>1,87</text:p>
          </table:table-cell>
          <table:table-cell table:style-name="ce3" table:formula="of:=IF(ISNUMBER([$Feuille1.AE17]);ROUND(([$Feuille1.AE17]-deplacement)*Ratio;decimales);IF([$Feuille1.AE17]=&quot;&quot;;&quot;&quot;;[$Feuille1.AE17]))" office:value-type="float" office:value="-0.81" calcext:value-type="float">
            <text:p>-0,81</text:p>
          </table:table-cell>
          <table:table-cell table:style-name="ce3" table:formula="of:=IF(ISNUMBER([$Feuille1.AF17]);ROUND(([$Feuille1.AF17]-deplacement)*Ratio;decimales);IF([$Feuille1.AF17]=&quot;&quot;;&quot;&quot;;[$Feuille1.AF17]))" office:value-type="float" office:value="3.39" calcext:value-type="float">
            <text:p>3,39</text:p>
          </table:table-cell>
          <table:table-cell table:style-name="ce3" table:formula="of:=IF(ISNUMBER([$Feuille1.AG17]);ROUND(([$Feuille1.AG17]-deplacement)*Ratio;decimales);IF([$Feuille1.AG17]=&quot;&quot;;&quot;&quot;;[$Feuille1.AG17]))" office:value-type="float" office:value="-2.22" calcext:value-type="float">
            <text:p>-2,22</text:p>
          </table:table-cell>
          <table:table-cell table:style-name="ce3" table:formula="of:=IF(ISNUMBER([$Feuille1.AH17]);ROUND(([$Feuille1.AH17]-deplacement)*Ratio;decimales);IF([$Feuille1.AH17]=&quot;&quot;;&quot;&quot;;[$Feuille1.AH17]))" office:value-type="float" office:value="3.54" calcext:value-type="float">
            <text:p>3,54</text:p>
          </table:table-cell>
          <table:table-cell table:style-name="ce3" table:formula="of:=IF(ISNUMBER([$Feuille1.AI17]);ROUND(([$Feuille1.AI17]-deplacement)*Ratio;decimales);IF([$Feuille1.AI17]=&quot;&quot;;&quot;&quot;;[$Feuille1.AI17]))" office:value-type="float" office:value="-4.43" calcext:value-type="float">
            <text:p>-4,43</text:p>
          </table:table-cell>
          <table:table-cell table:formula="of:=IF(ISNUMBER([$Feuille1.AJ17]);ROUND(([$Feuille1.AJ17]-deplacement)*Ratio;decimales);IF([$Feuille1.AJ17]=&quot;&quot;;&quot;&quot;;[$Feuille1.AJ17]))" office:value-type="string" office:string-value="v" calcext:value-type="string">
            <text:p>v</text:p>
          </table:table-cell>
          <table:table-cell table:style-name="ce3" table:formula="of:=IF(ISNUMBER([$Feuille1.AK17]);ROUND(([$Feuille1.AK17]-deplacement)*Ratio;decimales);IF([$Feuille1.AK17]=&quot;&quot;;&quot;&quot;;[$Feuille1.AK17]))" office:value-type="float" office:value="-31.77" calcext:value-type="float">
            <text:p>-31,77</text:p>
          </table:table-cell>
          <table:table-cell table:formula="of:=IF(ISNUMBER([$Feuille1.AL17]);ROUND(([$Feuille1.AL17]-deplacement)*Ratio;decimales);IF([$Feuille1.AL17]=&quot;&quot;;&quot;&quot;;[$Feuille1.AL17]))" office:value-type="string" office:string-value="c" calcext:value-type="string">
            <text:p>c</text:p>
          </table:table-cell>
          <table:table-cell table:style-name="ce3" table:formula="of:=IF(ISNUMBER([$Feuille1.AM17]);ROUND(([$Feuille1.AM17]-deplacement)*Ratio;decimales);IF([$Feuille1.AM17]=&quot;&quot;;&quot;&quot;;[$Feuille1.AM17]))" office:value-type="float" office:value="1.76" calcext:value-type="float">
            <text:p>1,76</text:p>
          </table:table-cell>
          <table:table-cell table:style-name="ce3" table:formula="of:=IF(ISNUMBER([$Feuille1.AN17]);ROUND(([$Feuille1.AN17]-deplacement)*Ratio;decimales);IF([$Feuille1.AN17]=&quot;&quot;;&quot;&quot;;[$Feuille1.AN17]))" office:value-type="float" office:value="-0.47" calcext:value-type="float">
            <text:p>-0,47</text:p>
          </table:table-cell>
          <table:table-cell table:style-name="ce3" table:formula="of:=IF(ISNUMBER([$Feuille1.AO17]);ROUND(([$Feuille1.AO17]-deplacement)*Ratio;decimales);IF([$Feuille1.AO17]=&quot;&quot;;&quot;&quot;;[$Feuille1.AO17]))" office:value-type="float" office:value="2.47" calcext:value-type="float">
            <text:p>2,47</text:p>
          </table:table-cell>
          <table:table-cell table:style-name="ce3" table:formula="of:=IF(ISNUMBER([$Feuille1.AP17]);ROUND(([$Feuille1.AP17]-deplacement)*Ratio;decimales);IF([$Feuille1.AP17]=&quot;&quot;;&quot;&quot;;[$Feuille1.AP17]))" office:value-type="float" office:value="1.1" calcext:value-type="float">
            <text:p>1,1</text:p>
          </table:table-cell>
          <table:table-cell table:style-name="ce3" table:formula="of:=IF(ISNUMBER([$Feuille1.AQ17]);ROUND(([$Feuille1.AQ17]-deplacement)*Ratio;decimales);IF([$Feuille1.AQ17]=&quot;&quot;;&quot;&quot;;[$Feuille1.AQ17]))" office:value-type="float" office:value="3.28" calcext:value-type="float">
            <text:p>3,28</text:p>
          </table:table-cell>
          <table:table-cell table:style-name="ce3" table:formula="of:=IF(ISNUMBER([$Feuille1.AR17]);ROUND(([$Feuille1.AR17]-deplacement)*Ratio;decimales);IF([$Feuille1.AR17]=&quot;&quot;;&quot;&quot;;[$Feuille1.AR17]))" office:value-type="float" office:value="2.16" calcext:value-type="float">
            <text:p>2,16</text:p>
          </table:table-cell>
          <table:table-cell table:formula="of:=IF(ISNUMBER([$Feuille1.AS17]);ROUND(([$Feuille1.AS17]-deplacement)*Ratio;decimales);IF([$Feuille1.AS17]=&quot;&quot;;&quot;&quot;;[$Feuille1.AS17]))" office:value-type="string" office:string-value="c" calcext:value-type="string">
            <text:p>c</text:p>
          </table:table-cell>
          <table:table-cell table:style-name="ce3" table:formula="of:=IF(ISNUMBER([$Feuille1.AT17]);ROUND(([$Feuille1.AT17]-deplacement)*Ratio;decimales);IF([$Feuille1.AT17]=&quot;&quot;;&quot;&quot;;[$Feuille1.AT17]))" office:value-type="float" office:value="0.38" calcext:value-type="float">
            <text:p>0,38</text:p>
          </table:table-cell>
          <table:table-cell table:style-name="ce3" table:formula="of:=IF(ISNUMBER([$Feuille1.AU17]);ROUND(([$Feuille1.AU17]-deplacement)*Ratio;decimales);IF([$Feuille1.AU17]=&quot;&quot;;&quot;&quot;;[$Feuille1.AU17]))" office:value-type="float" office:value="0.7" calcext:value-type="float">
            <text:p>0,7</text:p>
          </table:table-cell>
          <table:table-cell table:style-name="ce3" table:formula="of:=IF(ISNUMBER([$Feuille1.AV17]);ROUND(([$Feuille1.AV17]-deplacement)*Ratio;decimales);IF([$Feuille1.AV17]=&quot;&quot;;&quot;&quot;;[$Feuille1.AV17]))" office:value-type="float" office:value="1.06" calcext:value-type="float">
            <text:p>1,06</text:p>
          </table:table-cell>
          <table:table-cell table:style-name="ce3" table:formula="of:=IF(ISNUMBER([$Feuille1.AW17]);ROUND(([$Feuille1.AW17]-deplacement)*Ratio;decimales);IF([$Feuille1.AW17]=&quot;&quot;;&quot;&quot;;[$Feuille1.AW17]))" office:value-type="float" office:value="1.19" calcext:value-type="float">
            <text:p>1,19</text:p>
          </table:table-cell>
          <table:table-cell table:style-name="ce3" table:formula="of:=IF(ISNUMBER([$Feuille1.AX17]);ROUND(([$Feuille1.AX17]-deplacement)*Ratio;decimales);IF([$Feuille1.AX17]=&quot;&quot;;&quot;&quot;;[$Feuille1.AX17]))" office:value-type="float" office:value="1.45" calcext:value-type="float">
            <text:p>1,45</text:p>
          </table:table-cell>
          <table:table-cell table:style-name="ce3" table:formula="of:=IF(ISNUMBER([$Feuille1.AY17]);ROUND(([$Feuille1.AY17]-deplacement)*Ratio;decimales);IF([$Feuille1.AY17]=&quot;&quot;;&quot;&quot;;[$Feuille1.AY17]))" office:value-type="float" office:value="0.01" calcext:value-type="float">
            <text:p>0,01</text:p>
          </table:table-cell>
          <table:table-cell table:formula="of:=IF(ISNUMBER([$Feuille1.AZ17]);ROUND(([$Feuille1.AZ17]-deplacement)*Ratio;decimales);IF([$Feuille1.AZ17]=&quot;&quot;;&quot;&quot;;[$Feuille1.AZ17]))" office:value-type="string" office:string-value="c" calcext:value-type="string">
            <text:p>c</text:p>
          </table:table-cell>
          <table:table-cell table:style-name="ce3" table:formula="of:=IF(ISNUMBER([$Feuille1.BA17]);ROUND(([$Feuille1.BA17]-deplacement)*Ratio;decimales);IF([$Feuille1.BA17]=&quot;&quot;;&quot;&quot;;[$Feuille1.BA17]))" office:value-type="float" office:value="0.18" calcext:value-type="float">
            <text:p>0,18</text:p>
          </table:table-cell>
          <table:table-cell table:style-name="ce3" table:formula="of:=IF(ISNUMBER([$Feuille1.BB17]);ROUND(([$Feuille1.BB17]-deplacement)*Ratio;decimales);IF([$Feuille1.BB17]=&quot;&quot;;&quot;&quot;;[$Feuille1.BB17]))" office:value-type="float" office:value="-1.96" calcext:value-type="float">
            <text:p>-1,96</text:p>
          </table:table-cell>
          <table:table-cell table:style-name="ce3" table:formula="of:=IF(ISNUMBER([$Feuille1.BC17]);ROUND(([$Feuille1.BC17]-deplacement)*Ratio;decimales);IF([$Feuille1.BC17]=&quot;&quot;;&quot;&quot;;[$Feuille1.BC17]))" office:value-type="float" office:value="-0.36" calcext:value-type="float">
            <text:p>-0,36</text:p>
          </table:table-cell>
          <table:table-cell table:style-name="ce3" table:formula="of:=IF(ISNUMBER([$Feuille1.BD17]);ROUND(([$Feuille1.BD17]-deplacement)*Ratio;decimales);IF([$Feuille1.BD17]=&quot;&quot;;&quot;&quot;;[$Feuille1.BD17]))" office:value-type="float" office:value="-3.18" calcext:value-type="float">
            <text:p>-3,18</text:p>
          </table:table-cell>
          <table:table-cell table:style-name="ce3" table:formula="of:=IF(ISNUMBER([$Feuille1.BE17]);ROUND(([$Feuille1.BE17]-deplacement)*Ratio;decimales);IF([$Feuille1.BE17]=&quot;&quot;;&quot;&quot;;[$Feuille1.BE17]))" office:value-type="float" office:value="-1.52" calcext:value-type="float">
            <text:p>-1,52</text:p>
          </table:table-cell>
          <table:table-cell table:style-name="ce3" table:formula="of:=IF(ISNUMBER([$Feuille1.BF17]);ROUND(([$Feuille1.BF17]-deplacement)*Ratio;decimales);IF([$Feuille1.BF17]=&quot;&quot;;&quot;&quot;;[$Feuille1.BF17]))" office:value-type="float" office:value="-4.22" calcext:value-type="float">
            <text:p>-4,22</text:p>
          </table:table-cell>
          <table:table-cell table:formula="of:=IF(ISNUMBER([$Feuille1.BG17]);ROUND(([$Feuille1.BG17]-deplacement)*Ratio;decimales);IF([$Feuille1.BG17]=&quot;&quot;;&quot;&quot;;[$Feuille1.BG17]))" office:value-type="string" office:string-value="c" calcext:value-type="string">
            <text:p>c</text:p>
          </table:table-cell>
          <table:table-cell table:style-name="ce3" table:formula="of:=IF(ISNUMBER([$Feuille1.BH17]);ROUND(([$Feuille1.BH17]-deplacement)*Ratio;decimales);IF([$Feuille1.BH17]=&quot;&quot;;&quot;&quot;;[$Feuille1.BH17]))" office:value-type="float" office:value="-1.34" calcext:value-type="float">
            <text:p>-1,34</text:p>
          </table:table-cell>
          <table:table-cell table:style-name="ce3" table:formula="of:=IF(ISNUMBER([$Feuille1.BI17]);ROUND(([$Feuille1.BI17]-deplacement)*Ratio;decimales);IF([$Feuille1.BI17]=&quot;&quot;;&quot;&quot;;[$Feuille1.BI17]))" office:value-type="float" office:value="-1.56" calcext:value-type="float">
            <text:p>-1,56</text:p>
          </table:table-cell>
          <table:table-cell table:style-name="ce3" table:formula="of:=IF(ISNUMBER([$Feuille1.BJ17]);ROUND(([$Feuille1.BJ17]-deplacement)*Ratio;decimales);IF([$Feuille1.BJ17]=&quot;&quot;;&quot;&quot;;[$Feuille1.BJ17]))" office:value-type="float" office:value="-3.06" calcext:value-type="float">
            <text:p>-3,06</text:p>
          </table:table-cell>
          <table:table-cell table:style-name="ce3" table:formula="of:=IF(ISNUMBER([$Feuille1.BK17]);ROUND(([$Feuille1.BK17]-deplacement)*Ratio;decimales);IF([$Feuille1.BK17]=&quot;&quot;;&quot;&quot;;[$Feuille1.BK17]))" office:value-type="float" office:value="-2.88" calcext:value-type="float">
            <text:p>-2,88</text:p>
          </table:table-cell>
          <table:table-cell table:style-name="ce3" table:formula="of:=IF(ISNUMBER([$Feuille1.BL17]);ROUND(([$Feuille1.BL17]-deplacement)*Ratio;decimales);IF([$Feuille1.BL17]=&quot;&quot;;&quot;&quot;;[$Feuille1.BL17]))" office:value-type="float" office:value="-3.21" calcext:value-type="float">
            <text:p>-3,21</text:p>
          </table:table-cell>
          <table:table-cell table:style-name="ce3" table:formula="of:=IF(ISNUMBER([$Feuille1.BM17]);ROUND(([$Feuille1.BM17]-deplacement)*Ratio;decimales);IF([$Feuille1.BM17]=&quot;&quot;;&quot;&quot;;[$Feuille1.BM17]))" office:value-type="float" office:value="-5.84" calcext:value-type="float">
            <text:p>-5,84</text:p>
          </table:table-cell>
          <table:table-cell table:formula="of:=IF(ISNUMBER([$Feuille1.BN17]);ROUND(([$Feuille1.BN17]-deplacement)*Ratio;decimales);IF([$Feuille1.BN17]=&quot;&quot;;&quot;&quot;;[$Feuille1.BN17]))" office:value-type="string" office:string-value="z" calcext:value-type="string">
            <text:p>z</text:p>
          </table:table-cell>
          <table:table-cell table:formula="of:=IF(ISNUMBER([$Feuille1.BO17]);ROUND(([$Feuille1.BO17]-deplacement)*Ratio;decimales);IF([$Feuille1.BO17]=&quot;&quot;;&quot;&quot;;[$Feuille1.BO17]))" office:value-type="string" office:string-value="&quot;" calcext:value-type="string">
            <text:p>"</text:p>
          </table:table-cell>
          <table:table-cell table:formula="of:=IF(ISNUMBER([$Feuille1.BP17]);ROUND(([$Feuille1.BP17]-deplacement)*Ratio;decimales);IF([$Feuille1.BP17]=&quot;&quot;;&quot;&quot;;[$Feuille1.BP17]))" office:value-type="string" office:string-value="/&gt;" calcext:value-type="string">
            <text:p>/&gt;</text:p>
          </table:table-cell>
          <table:table-cell table:formula="of:=IF(ISNUMBER([$Feuille1.BQ17]);ROUND(([$Feuille1.BQ17]-deplacement)*Ratio;decimales);IF([$Feuille1.BQ17]=&quot;&quot;;&quot;&quot;;[$Feuille1.BQ17]))">
            <text:p/>
          </table:table-cell>
          <table:table-cell table:formula="of:=IF(ISNUMBER([$Feuille1.BR17]);ROUND(([$Feuille1.BR17]-deplacement)*Ratio;decimales);IF([$Feuille1.BR17]=&quot;&quot;;&quot;&quot;;[$Feuille1.BR17]))">
            <text:p/>
          </table:table-cell>
          <table:table-cell table:formula="of:=IF(ISNUMBER([$Feuille1.BS17]);ROUND(([$Feuille1.BS17]-deplacement)*Ratio;decimales);IF([$Feuille1.BS17]=&quot;&quot;;&quot;&quot;;[$Feuille1.BS17]))">
            <text:p/>
          </table:table-cell>
          <table:table-cell table:formula="of:=IF(ISNUMBER([$Feuille1.BT17]);ROUND(([$Feuille1.BT17]-deplacement)*Ratio;decimales);IF([$Feuille1.BT17]=&quot;&quot;;&quot;&quot;;[$Feuille1.BT17]))">
            <text:p/>
          </table:table-cell>
          <table:table-cell table:formula="of:=IF(ISNUMBER([$Feuille1.BU17]);ROUND(([$Feuille1.BU17]-deplacement)*Ratio;decimales);IF([$Feuille1.BU17]=&quot;&quot;;&quot;&quot;;[$Feuille1.BU17]))">
            <text:p/>
          </table:table-cell>
          <table:table-cell table:formula="of:=IF(ISNUMBER([$Feuille1.BV17]);ROUND(([$Feuille1.BV17]-deplacement)*Ratio;decimales);IF([$Feuille1.BV17]=&quot;&quot;;&quot;&quot;;[$Feuille1.BV17]))">
            <text:p/>
          </table:table-cell>
          <table:table-cell table:formula="of:=IF(ISNUMBER([$Feuille1.BW17]);ROUND(([$Feuille1.BW17]-deplacement)*Ratio;decimales);IF([$Feuille1.BW17]=&quot;&quot;;&quot;&quot;;[$Feuille1.BW17]))">
            <text:p/>
          </table:table-cell>
          <table:table-cell table:formula="of:=IF(ISNUMBER([$Feuille1.BX17]);ROUND(([$Feuille1.BX17]-deplacement)*Ratio;decimales);IF([$Feuille1.BX17]=&quot;&quot;;&quot;&quot;;[$Feuille1.BX17]))">
            <text:p/>
          </table:table-cell>
          <table:table-cell table:formula="of:=IF(ISNUMBER([$Feuille1.BY17]);ROUND(([$Feuille1.BY17]-deplacement)*Ratio;decimales);IF([$Feuille1.BY17]=&quot;&quot;;&quot;&quot;;[$Feuille1.BY17]))">
            <text:p/>
          </table:table-cell>
          <table:table-cell table:formula="of:=IF(ISNUMBER([$Feuille1.BZ17]);ROUND(([$Feuille1.BZ17]-deplacement)*Ratio;decimales);IF([$Feuille1.BZ17]=&quot;&quot;;&quot;&quot;;[$Feuille1.BZ17]))">
            <text:p/>
          </table:table-cell>
          <table:table-cell table:formula="of:=IF(ISNUMBER([$Feuille1.CA17]);ROUND(([$Feuille1.CA17]-deplacement)*Ratio;decimales);IF([$Feuille1.CA17]=&quot;&quot;;&quot;&quot;;[$Feuille1.CA17]))">
            <text:p/>
          </table:table-cell>
          <table:table-cell table:formula="of:=IF(ISNUMBER([$Feuille1.CB17]);ROUND(([$Feuille1.CB17]-deplacement)*Ratio;decimales);IF([$Feuille1.CB17]=&quot;&quot;;&quot;&quot;;[$Feuille1.CB17]))">
            <text:p/>
          </table:table-cell>
          <table:table-cell table:formula="of:=IF(ISNUMBER([$Feuille1.CC17]);ROUND(([$Feuille1.CC17]-deplacement)*Ratio;decimales);IF([$Feuille1.CC17]=&quot;&quot;;&quot;&quot;;[$Feuille1.CC17]))">
            <text:p/>
          </table:table-cell>
          <table:table-cell table:formula="of:=IF(ISNUMBER([$Feuille1.CD17]);ROUND(([$Feuille1.CD17]-deplacement)*Ratio;decimales);IF([$Feuille1.CD17]=&quot;&quot;;&quot;&quot;;[$Feuille1.CD17]))">
            <text:p/>
          </table:table-cell>
          <table:table-cell table:formula="of:=IF(ISNUMBER([$Feuille1.CE17]);ROUND(([$Feuille1.CE17]-deplacement)*Ratio;decimales);IF([$Feuille1.CE17]=&quot;&quot;;&quot;&quot;;[$Feuille1.CE17]))">
            <text:p/>
          </table:table-cell>
          <table:table-cell table:formula="of:=IF(ISNUMBER([$Feuille1.CF17]);ROUND(([$Feuille1.CF17]-deplacement)*Ratio;decimales);IF([$Feuille1.CF17]=&quot;&quot;;&quot;&quot;;[$Feuille1.CF17]))">
            <text:p/>
          </table:table-cell>
          <table:table-cell table:formula="of:=IF(ISNUMBER([$Feuille1.CG17]);ROUND(([$Feuille1.CG17]-deplacement)*Ratio;decimales);IF([$Feuille1.CG17]=&quot;&quot;;&quot;&quot;;[$Feuille1.CG17]))">
            <text:p/>
          </table:table-cell>
          <table:table-cell table:formula="of:=IF(ISNUMBER([$Feuille1.CH17]);ROUND(([$Feuille1.CH17]-deplacement)*Ratio;decimales);IF([$Feuille1.CH17]=&quot;&quot;;&quot;&quot;;[$Feuille1.CH17]))">
            <text:p/>
          </table:table-cell>
          <table:table-cell table:formula="of:=IF(ISNUMBER([$Feuille1.CI17]);ROUND(([$Feuille1.CI17]-deplacement)*Ratio;decimales);IF([$Feuille1.CI17]=&quot;&quot;;&quot;&quot;;[$Feuille1.CI17]))">
            <text:p/>
          </table:table-cell>
          <table:table-cell table:formula="of:=IF(ISNUMBER([$Feuille1.CJ17]);ROUND(([$Feuille1.CJ17]-deplacement)*Ratio;decimales);IF([$Feuille1.CJ17]=&quot;&quot;;&quot;&quot;;[$Feuille1.CJ17]))">
            <text:p/>
          </table:table-cell>
          <table:table-cell table:formula="of:=IF(ISNUMBER([$Feuille1.CK17]);ROUND(([$Feuille1.CK17]-deplacement)*Ratio;decimales);IF([$Feuille1.CK17]=&quot;&quot;;&quot;&quot;;[$Feuille1.CK17]))">
            <text:p/>
          </table:table-cell>
          <table:table-cell table:formula="of:=IF(ISNUMBER([$Feuille1.CL17]);ROUND(([$Feuille1.CL17]-deplacement)*Ratio;decimales);IF([$Feuille1.CL17]=&quot;&quot;;&quot;&quot;;[$Feuille1.CL17]))">
            <text:p/>
          </table:table-cell>
          <table:table-cell table:formula="of:=IF(ISNUMBER([$Feuille1.CM17]);ROUND(([$Feuille1.CM17]-deplacement)*Ratio;decimales);IF([$Feuille1.CM17]=&quot;&quot;;&quot;&quot;;[$Feuille1.CM17]))">
            <text:p/>
          </table:table-cell>
          <table:table-cell table:formula="of:=IF(ISNUMBER([$Feuille1.CN17]);ROUND(([$Feuille1.CN17]-deplacement)*Ratio;decimales);IF([$Feuille1.CN17]=&quot;&quot;;&quot;&quot;;[$Feuille1.CN17]))">
            <text:p/>
          </table:table-cell>
          <table:table-cell table:formula="of:=IF(ISNUMBER([$Feuille1.CO17]);ROUND(([$Feuille1.CO17]-deplacement)*Ratio;decimales);IF([$Feuille1.CO17]=&quot;&quot;;&quot;&quot;;[$Feuille1.CO17]))">
            <text:p/>
          </table:table-cell>
          <table:table-cell table:formula="of:=IF(ISNUMBER([$Feuille1.CP17]);ROUND(([$Feuille1.CP17]-deplacement)*Ratio;decimales);IF([$Feuille1.CP17]=&quot;&quot;;&quot;&quot;;[$Feuille1.CP17]))">
            <text:p/>
          </table:table-cell>
          <table:table-cell table:formula="of:=IF(ISNUMBER([$Feuille1.CQ17]);ROUND(([$Feuille1.CQ17]-deplacement)*Ratio;decimales);IF([$Feuille1.CQ17]=&quot;&quot;;&quot;&quot;;[$Feuille1.CQ17]))">
            <text:p/>
          </table:table-cell>
          <table:table-cell table:formula="of:=IF(ISNUMBER([$Feuille1.CR17]);ROUND(([$Feuille1.CR17]-deplacement)*Ratio;decimales);IF([$Feuille1.CR17]=&quot;&quot;;&quot;&quot;;[$Feuille1.CR17]))">
            <text:p/>
          </table:table-cell>
          <table:table-cell table:formula="of:=IF(ISNUMBER([$Feuille1.CS17]);ROUND(([$Feuille1.CS17]-deplacement)*Ratio;decimales);IF([$Feuille1.CS17]=&quot;&quot;;&quot;&quot;;[$Feuille1.CS17]))">
            <text:p/>
          </table:table-cell>
          <table:table-cell table:formula="of:=IF(ISNUMBER([$Feuille1.CT17]);ROUND(([$Feuille1.CT17]-deplacement)*Ratio;decimales);IF([$Feuille1.CT17]=&quot;&quot;;&quot;&quot;;[$Feuille1.CT17]))">
            <text:p/>
          </table:table-cell>
          <table:table-cell table:formula="of:=IF(ISNUMBER([$Feuille1.CU17]);ROUND(([$Feuille1.CU17]-deplacement)*Ratio;decimales);IF([$Feuille1.CU17]=&quot;&quot;;&quot;&quot;;[$Feuille1.CU17]))">
            <text:p/>
          </table:table-cell>
          <table:table-cell table:formula="of:=IF(ISNUMBER([$Feuille1.CV17]);ROUND(([$Feuille1.CV17]-deplacement)*Ratio;decimales);IF([$Feuille1.CV17]=&quot;&quot;;&quot;&quot;;[$Feuille1.CV17]))">
            <text:p/>
          </table:table-cell>
          <table:table-cell table:formula="of:=IF(ISNUMBER([$Feuille1.CW17]);ROUND(([$Feuille1.CW17]-deplacement)*Ratio;decimales);IF([$Feuille1.CW17]=&quot;&quot;;&quot;&quot;;[$Feuille1.CW17]))">
            <text:p/>
          </table:table-cell>
          <table:table-cell table:formula="of:=IF(ISNUMBER([$Feuille1.CX17]);ROUND(([$Feuille1.CX17]-deplacement)*Ratio;decimales);IF([$Feuille1.CX17]=&quot;&quot;;&quot;&quot;;[$Feuille1.CX17]))">
            <text:p/>
          </table:table-cell>
          <table:table-cell table:formula="of:=IF(ISNUMBER([$Feuille1.CY17]);ROUND(([$Feuille1.CY17]-deplacement)*Ratio;decimales);IF([$Feuille1.CY17]=&quot;&quot;;&quot;&quot;;[$Feuille1.CY17]))">
            <text:p/>
          </table:table-cell>
          <table:table-cell table:formula="of:=IF(ISNUMBER([$Feuille1.CZ17]);ROUND(([$Feuille1.CZ17]-deplacement)*Ratio;decimales);IF([$Feuille1.CZ17]=&quot;&quot;;&quot;&quot;;[$Feuille1.CZ17]))">
            <text:p/>
          </table:table-cell>
          <table:table-cell table:formula="of:=IF(ISNUMBER([$Feuille1.DA17]);ROUND(([$Feuille1.DA17]-deplacement)*Ratio;decimales);IF([$Feuille1.DA17]=&quot;&quot;;&quot;&quot;;[$Feuille1.DA17]))">
            <text:p/>
          </table:table-cell>
          <table:table-cell table:formula="of:=IF(ISNUMBER([$Feuille1.DB17]);ROUND(([$Feuille1.DB17]-deplacement)*Ratio;decimales);IF([$Feuille1.DB17]=&quot;&quot;;&quot;&quot;;[$Feuille1.DB17]))">
            <text:p/>
          </table:table-cell>
          <table:table-cell table:formula="of:=IF(ISNUMBER([$Feuille1.DC17]);ROUND(([$Feuille1.DC17]-deplacement)*Ratio;decimales);IF([$Feuille1.DC17]=&quot;&quot;;&quot;&quot;;[$Feuille1.DC17]))">
            <text:p/>
          </table:table-cell>
          <table:table-cell table:formula="of:=IF(ISNUMBER([$Feuille1.DD17]);ROUND(([$Feuille1.DD17]-deplacement)*Ratio;decimales);IF([$Feuille1.DD17]=&quot;&quot;;&quot;&quot;;[$Feuille1.DD17]))">
            <text:p/>
          </table:table-cell>
          <table:table-cell table:formula="of:=IF(ISNUMBER([$Feuille1.DE17]);ROUND(([$Feuille1.DE17]-deplacement)*Ratio;decimales);IF([$Feuille1.DE17]=&quot;&quot;;&quot;&quot;;[$Feuille1.DE17]))">
            <text:p/>
          </table:table-cell>
          <table:table-cell table:formula="of:=IF(ISNUMBER([$Feuille1.DF17]);ROUND(([$Feuille1.DF17]-deplacement)*Ratio;decimales);IF([$Feuille1.DF17]=&quot;&quot;;&quot;&quot;;[$Feuille1.DF17]))">
            <text:p/>
          </table:table-cell>
          <table:table-cell table:formula="of:=IF(ISNUMBER([$Feuille1.DG17]);ROUND(([$Feuille1.DG17]-deplacement)*Ratio;decimales);IF([$Feuille1.DG17]=&quot;&quot;;&quot;&quot;;[$Feuille1.DG17]))">
            <text:p/>
          </table:table-cell>
          <table:table-cell table:formula="of:=IF(ISNUMBER([$Feuille1.DH17]);ROUND(([$Feuille1.DH17]-deplacement)*Ratio;decimales);IF([$Feuille1.DH17]=&quot;&quot;;&quot;&quot;;[$Feuille1.DH17]))">
            <text:p/>
          </table:table-cell>
          <table:table-cell table:formula="of:=IF(ISNUMBER([$Feuille1.DI17]);ROUND(([$Feuille1.DI17]-deplacement)*Ratio;decimales);IF([$Feuille1.DI17]=&quot;&quot;;&quot;&quot;;[$Feuille1.DI17]))">
            <text:p/>
          </table:table-cell>
          <table:table-cell table:formula="of:=IF(ISNUMBER([$Feuille1.DJ17]);ROUND(([$Feuille1.DJ17]-deplacement)*Ratio;decimales);IF([$Feuille1.DJ17]=&quot;&quot;;&quot;&quot;;[$Feuille1.DJ17]))">
            <text:p/>
          </table:table-cell>
          <table:table-cell table:formula="of:=IF(ISNUMBER([$Feuille1.DK17]);ROUND(([$Feuille1.DK17]-deplacement)*Ratio;decimales);IF([$Feuille1.DK17]=&quot;&quot;;&quot;&quot;;[$Feuille1.DK17]))">
            <text:p/>
          </table:table-cell>
          <table:table-cell table:formula="of:=IF(ISNUMBER([$Feuille1.DL17]);ROUND(([$Feuille1.DL17]-deplacement)*Ratio;decimales);IF([$Feuille1.DL17]=&quot;&quot;;&quot;&quot;;[$Feuille1.DL17]))">
            <text:p/>
          </table:table-cell>
          <table:table-cell table:formula="of:=IF(ISNUMBER([$Feuille1.DM17]);ROUND(([$Feuille1.DM17]-deplacement)*Ratio;decimales);IF([$Feuille1.DM17]=&quot;&quot;;&quot;&quot;;[$Feuille1.DM17]))">
            <text:p/>
          </table:table-cell>
          <table:table-cell table:formula="of:=IF(ISNUMBER([$Feuille1.DN17]);ROUND(([$Feuille1.DN17]-deplacement)*Ratio;decimales);IF([$Feuille1.DN17]=&quot;&quot;;&quot;&quot;;[$Feuille1.DN17]))">
            <text:p/>
          </table:table-cell>
          <table:table-cell table:formula="of:=IF(ISNUMBER([$Feuille1.DO17]);ROUND(([$Feuille1.DO17]-deplacement)*Ratio;decimales);IF([$Feuille1.DO17]=&quot;&quot;;&quot;&quot;;[$Feuille1.DO17]))">
            <text:p/>
          </table:table-cell>
          <table:table-cell table:formula="of:=IF(ISNUMBER([$Feuille1.DP17]);ROUND(([$Feuille1.DP17]-deplacement)*Ratio;decimales);IF([$Feuille1.DP17]=&quot;&quot;;&quot;&quot;;[$Feuille1.DP17]))">
            <text:p/>
          </table:table-cell>
          <table:table-cell table:formula="of:=IF(ISNUMBER([$Feuille1.DQ17]);ROUND(([$Feuille1.DQ17]-deplacement)*Ratio;decimales);IF([$Feuille1.DQ17]=&quot;&quot;;&quot;&quot;;[$Feuille1.DQ17]))">
            <text:p/>
          </table:table-cell>
          <table:table-cell table:formula="of:=IF(ISNUMBER([$Feuille1.DR17]);ROUND(([$Feuille1.DR17]-deplacement)*Ratio;decimales);IF([$Feuille1.DR17]=&quot;&quot;;&quot;&quot;;[$Feuille1.DR17]))">
            <text:p/>
          </table:table-cell>
          <table:table-cell table:formula="of:=IF(ISNUMBER([$Feuille1.DS17]);ROUND(([$Feuille1.DS17]-deplacement)*Ratio;decimales);IF([$Feuille1.DS17]=&quot;&quot;;&quot;&quot;;[$Feuille1.DS17]))">
            <text:p/>
          </table:table-cell>
          <table:table-cell table:formula="of:=IF(ISNUMBER([$Feuille1.DT17]);ROUND(([$Feuille1.DT17]-deplacement)*Ratio;decimales);IF([$Feuille1.DT17]=&quot;&quot;;&quot;&quot;;[$Feuille1.DT17]))">
            <text:p/>
          </table:table-cell>
          <table:table-cell table:formula="of:=IF(ISNUMBER([$Feuille1.DU17]);ROUND(([$Feuille1.DU17]-deplacement)*Ratio;decimales);IF([$Feuille1.DU17]=&quot;&quot;;&quot;&quot;;[$Feuille1.DU17]))">
            <text:p/>
          </table:table-cell>
          <table:table-cell table:formula="of:=IF(ISNUMBER([$Feuille1.DV17]);ROUND(([$Feuille1.DV17]-deplacement)*Ratio;decimales);IF([$Feuille1.DV17]=&quot;&quot;;&quot;&quot;;[$Feuille1.DV17]))">
            <text:p/>
          </table:table-cell>
          <table:table-cell table:formula="of:=IF(ISNUMBER([$Feuille1.DW17]);ROUND(([$Feuille1.DW17]-deplacement)*Ratio;decimales);IF([$Feuille1.DW17]=&quot;&quot;;&quot;&quot;;[$Feuille1.DW17]))">
            <text:p/>
          </table:table-cell>
          <table:table-cell table:formula="of:=IF(ISNUMBER([$Feuille1.DX17]);ROUND(([$Feuille1.DX17]-deplacement)*Ratio;decimales);IF([$Feuille1.DX17]=&quot;&quot;;&quot;&quot;;[$Feuille1.DX17]))">
            <text:p/>
          </table:table-cell>
          <table:table-cell table:formula="of:=IF(ISNUMBER([$Feuille1.DY17]);ROUND(([$Feuille1.DY17]-deplacement)*Ratio;decimales);IF([$Feuille1.DY17]=&quot;&quot;;&quot;&quot;;[$Feuille1.DY17]))">
            <text:p/>
          </table:table-cell>
          <table:table-cell table:formula="of:=IF(ISNUMBER([$Feuille1.DZ17]);ROUND(([$Feuille1.DZ17]-deplacement)*Ratio;decimales);IF([$Feuille1.DZ17]=&quot;&quot;;&quot;&quot;;[$Feuille1.DZ17]))">
            <text:p/>
          </table:table-cell>
          <table:table-cell table:formula="of:=IF(ISNUMBER([$Feuille1.EA17]);ROUND(([$Feuille1.EA17]-deplacement)*Ratio;decimales);IF([$Feuille1.EA17]=&quot;&quot;;&quot;&quot;;[$Feuille1.EA17]))">
            <text:p/>
          </table:table-cell>
          <table:table-cell table:formula="of:=IF(ISNUMBER([$Feuille1.EB17]);ROUND(([$Feuille1.EB17]-deplacement)*Ratio;decimales);IF([$Feuille1.EB17]=&quot;&quot;;&quot;&quot;;[$Feuille1.EB17]))">
            <text:p/>
          </table:table-cell>
          <table:table-cell table:formula="of:=IF(ISNUMBER([$Feuille1.EC17]);ROUND(([$Feuille1.EC17]-deplacement)*Ratio;decimales);IF([$Feuille1.EC17]=&quot;&quot;;&quot;&quot;;[$Feuille1.EC17]))">
            <text:p/>
          </table:table-cell>
          <table:table-cell table:formula="of:=IF(ISNUMBER([$Feuille1.ED17]);ROUND(([$Feuille1.ED17]-deplacement)*Ratio;decimales);IF([$Feuille1.ED17]=&quot;&quot;;&quot;&quot;;[$Feuille1.ED17]))">
            <text:p/>
          </table:table-cell>
          <table:table-cell table:formula="of:=IF(ISNUMBER([$Feuille1.EE17]);ROUND(([$Feuille1.EE17]-deplacement)*Ratio;decimales);IF([$Feuille1.EE17]=&quot;&quot;;&quot;&quot;;[$Feuille1.EE17]))">
            <text:p/>
          </table:table-cell>
          <table:table-cell table:formula="of:=IF(ISNUMBER([$Feuille1.EF17]);ROUND(([$Feuille1.EF17]-deplacement)*Ratio;decimales);IF([$Feuille1.EF17]=&quot;&quot;;&quot;&quot;;[$Feuille1.EF17]))">
            <text:p/>
          </table:table-cell>
          <table:table-cell table:formula="of:=IF(ISNUMBER([$Feuille1.EG17]);ROUND(([$Feuille1.EG17]-deplacement)*Ratio;decimales);IF([$Feuille1.EG17]=&quot;&quot;;&quot;&quot;;[$Feuille1.EG17]))">
            <text:p/>
          </table:table-cell>
          <table:table-cell table:formula="of:=IF(ISNUMBER([$Feuille1.EH17]);ROUND(([$Feuille1.EH17]-deplacement)*Ratio;decimales);IF([$Feuille1.EH17]=&quot;&quot;;&quot;&quot;;[$Feuille1.EH17]))">
            <text:p/>
          </table:table-cell>
          <table:table-cell table:formula="of:=IF(ISNUMBER([$Feuille1.EI17]);ROUND(([$Feuille1.EI17]-deplacement)*Ratio;decimales);IF([$Feuille1.EI17]=&quot;&quot;;&quot;&quot;;[$Feuille1.EI17]))">
            <text:p/>
          </table:table-cell>
          <table:table-cell table:formula="of:=IF(ISNUMBER([$Feuille1.EJ17]);ROUND(([$Feuille1.EJ17]-deplacement)*Ratio;decimales);IF([$Feuille1.EJ17]=&quot;&quot;;&quot;&quot;;[$Feuille1.EJ17]))">
            <text:p/>
          </table:table-cell>
          <table:table-cell table:formula="of:=IF(ISNUMBER([$Feuille1.EK17]);[$Feuille1.EK17]*Ratio;IF([$Feuille1.EK17]=&quot;&quot;;&quot;&quot;;[$Feuille1.EK17]))">
            <text:p/>
          </table:table-cell>
          <table:table-cell table:formula="of:=IF(ISNUMBER([$Feuille1.EL17]);[$Feuille1.EL17]*Ratio;IF([$Feuille1.EL17]=&quot;&quot;;&quot;&quot;;[$Feuille1.EL17]))">
            <text:p/>
          </table:table-cell>
          <table:table-cell table:number-columns-repeated="882"/>
        </table:table-row>
        <table:table-row table:style-name="ro1">
          <table:table-cell table:formula="of:=IF(ISNUMBER([$Feuille1.A18]);ROUND(([$Feuille1.A18]-deplacement)*Ratio;decimales);IF([$Feuille1.A18]=&quot;&quot;;&quot;&quot;;[$Feuille1.A18]))">
            <text:p/>
          </table:table-cell>
          <table:table-cell table:formula="of:=IF(ISNUMBER([$Feuille1.B18]);ROUND(([$Feuille1.B18]-deplacement)*Ratio;decimales);IF([$Feuille1.B18]=&quot;&quot;;&quot;&quot;;[$Feuille1.B18]))">
            <text:p/>
          </table:table-cell>
          <table:table-cell table:formula="of:=IF(ISNUMBER([$Feuille1.C18]);ROUND(([$Feuille1.C18]-deplacement)*Ratio;decimales);IF([$Feuille1.C18]=&quot;&quot;;&quot;&quot;;[$Feuille1.C18]))">
            <text:p/>
          </table:table-cell>
          <table:table-cell table:formula="of:=IF(ISNUMBER([$Feuille1.D18]);ROUND(([$Feuille1.D18]-deplacement)*Ratio;decimales);IF([$Feuille1.D18]=&quot;&quot;;&quot;&quot;;[$Feuille1.D18]))">
            <text:p/>
          </table:table-cell>
          <table:table-cell table:formula="of:=IF(ISNUMBER([$Feuille1.E18]);ROUND(([$Feuille1.E18]-deplacement)*Ratio;decimales);IF([$Feuille1.E18]=&quot;&quot;;&quot;&quot;;[$Feuille1.E18]))">
            <text:p/>
          </table:table-cell>
          <table:table-cell table:formula="of:=IF(ISNUMBER([$Feuille1.F18]);ROUND(([$Feuille1.F18]-deplacement)*Ratio;decimales);IF([$Feuille1.F18]=&quot;&quot;;&quot;&quot;;[$Feuille1.F18]))">
            <text:p/>
          </table:table-cell>
          <table:table-cell table:formula="of:=IF(ISNUMBER([$Feuille1.G18]);ROUND(([$Feuille1.G18]-deplacement)*Ratio;decimales);IF([$Feuille1.G18]=&quot;&quot;;&quot;&quot;;[$Feuille1.G18]))">
            <text:p/>
          </table:table-cell>
          <table:table-cell table:formula="of:=IF(ISNUMBER([$Feuille1.H18]);ROUND(([$Feuille1.H18]-deplacement)*Ratio;decimales);IF([$Feuille1.H18]=&quot;&quot;;&quot;&quot;;[$Feuille1.H18]))">
            <text:p/>
          </table:table-cell>
          <table:table-cell table:formula="of:=IF(ISNUMBER([$Feuille1.I18]);ROUND(([$Feuille1.I18]-deplacement)*Ratio;decimales);IF([$Feuille1.I18]=&quot;&quot;;&quot;&quot;;[$Feuille1.I18]))">
            <text:p/>
          </table:table-cell>
          <table:table-cell table:formula="of:=IF(ISNUMBER([$Feuille1.J18]);ROUND(([$Feuille1.J18]-deplacement)*Ratio;decimales);IF([$Feuille1.J18]=&quot;&quot;;&quot;&quot;;[$Feuille1.J18]))">
            <text:p/>
          </table:table-cell>
          <table:table-cell table:formula="of:=IF(ISNUMBER([$Feuille1.K18]);ROUND(([$Feuille1.K18]-deplacement)*Ratio;decimales);IF([$Feuille1.K18]=&quot;&quot;;&quot;&quot;;[$Feuille1.K18]))">
            <text:p/>
          </table:table-cell>
          <table:table-cell table:formula="of:=IF(ISNUMBER([$Feuille1.L18]);ROUND(([$Feuille1.L18]-deplacement)*Ratio;decimales);IF([$Feuille1.L18]=&quot;&quot;;&quot;&quot;;[$Feuille1.L18]))">
            <text:p/>
          </table:table-cell>
          <table:table-cell table:formula="of:=IF(ISNUMBER([$Feuille1.M18]);ROUND(([$Feuille1.M18]-deplacement)*Ratio;decimales);IF([$Feuille1.M18]=&quot;&quot;;&quot;&quot;;[$Feuille1.M18]))">
            <text:p/>
          </table:table-cell>
          <table:table-cell table:formula="of:=IF(ISNUMBER([$Feuille1.N18]);ROUND(([$Feuille1.N18]-deplacement)*Ratio;decimales);IF([$Feuille1.N18]=&quot;&quot;;&quot;&quot;;[$Feuille1.N18]))">
            <text:p/>
          </table:table-cell>
          <table:table-cell table:formula="of:=IF(ISNUMBER([$Feuille1.O18]);ROUND(([$Feuille1.O18]-deplacement)*Ratio;decimales);IF([$Feuille1.O18]=&quot;&quot;;&quot;&quot;;[$Feuille1.O18]))">
            <text:p/>
          </table:table-cell>
          <table:table-cell table:formula="of:=IF(ISNUMBER([$Feuille1.P18]);ROUND(([$Feuille1.P18]-deplacement)*Ratio;decimales);IF([$Feuille1.P18]=&quot;&quot;;&quot;&quot;;[$Feuille1.P18]))">
            <text:p/>
          </table:table-cell>
          <table:table-cell table:formula="of:=IF(ISNUMBER([$Feuille1.Q18]);ROUND(([$Feuille1.Q18]-deplacement)*Ratio;decimales);IF([$Feuille1.Q18]=&quot;&quot;;&quot;&quot;;[$Feuille1.Q18]))">
            <text:p/>
          </table:table-cell>
          <table:table-cell table:formula="of:=IF(ISNUMBER([$Feuille1.R18]);ROUND(([$Feuille1.R18]-deplacement)*Ratio;decimales);IF([$Feuille1.R18]=&quot;&quot;;&quot;&quot;;[$Feuille1.R18]))">
            <text:p/>
          </table:table-cell>
          <table:table-cell table:formula="of:=IF(ISNUMBER([$Feuille1.S18]);ROUND(([$Feuille1.S18]-deplacement)*Ratio;decimales);IF([$Feuille1.S18]=&quot;&quot;;&quot;&quot;;[$Feuille1.S18]))">
            <text:p/>
          </table:table-cell>
          <table:table-cell table:formula="of:=IF(ISNUMBER([$Feuille1.T18]);ROUND(([$Feuille1.T18]-deplacement)*Ratio;decimales);IF([$Feuille1.T18]=&quot;&quot;;&quot;&quot;;[$Feuille1.T18]))">
            <text:p/>
          </table:table-cell>
          <table:table-cell table:formula="of:=IF(ISNUMBER([$Feuille1.U18]);ROUND(([$Feuille1.U18]-deplacement)*Ratio;decimales);IF([$Feuille1.U18]=&quot;&quot;;&quot;&quot;;[$Feuille1.U18]))">
            <text:p/>
          </table:table-cell>
          <table:table-cell table:formula="of:=IF(ISNUMBER([$Feuille1.V18]);ROUND(([$Feuille1.V18]-deplacement)*Ratio;decimales);IF([$Feuille1.V18]=&quot;&quot;;&quot;&quot;;[$Feuille1.V18]))">
            <text:p/>
          </table:table-cell>
          <table:table-cell table:formula="of:=IF(ISNUMBER([$Feuille1.W18]);ROUND(([$Feuille1.W18]-deplacement)*Ratio;decimales);IF([$Feuille1.W18]=&quot;&quot;;&quot;&quot;;[$Feuille1.W18]))">
            <text:p/>
          </table:table-cell>
          <table:table-cell table:formula="of:=IF(ISNUMBER([$Feuille1.X18]);ROUND(([$Feuille1.X18]-deplacement)*Ratio;decimales);IF([$Feuille1.X18]=&quot;&quot;;&quot;&quot;;[$Feuille1.X18]))">
            <text:p/>
          </table:table-cell>
          <table:table-cell table:formula="of:=IF(ISNUMBER([$Feuille1.Y18]);ROUND(([$Feuille1.Y18]-deplacement)*Ratio;decimales);IF([$Feuille1.Y18]=&quot;&quot;;&quot;&quot;;[$Feuille1.Y18]))">
            <text:p/>
          </table:table-cell>
          <table:table-cell table:formula="of:=IF(ISNUMBER([$Feuille1.Z18]);ROUND(([$Feuille1.Z18]-deplacement)*Ratio;decimales);IF([$Feuille1.Z18]=&quot;&quot;;&quot;&quot;;[$Feuille1.Z18]))">
            <text:p/>
          </table:table-cell>
          <table:table-cell table:formula="of:=IF(ISNUMBER([$Feuille1.AA18]);ROUND(([$Feuille1.AA18]-deplacement)*Ratio;decimales);IF([$Feuille1.AA18]=&quot;&quot;;&quot;&quot;;[$Feuille1.AA18]))">
            <text:p/>
          </table:table-cell>
          <table:table-cell table:formula="of:=IF(ISNUMBER([$Feuille1.AB18]);ROUND(([$Feuille1.AB18]-deplacement)*Ratio;decimales);IF([$Feuille1.AB18]=&quot;&quot;;&quot;&quot;;[$Feuille1.AB18]))">
            <text:p/>
          </table:table-cell>
          <table:table-cell table:formula="of:=IF(ISNUMBER([$Feuille1.AC18]);ROUND(([$Feuille1.AC18]-deplacement)*Ratio;decimales);IF([$Feuille1.AC18]=&quot;&quot;;&quot;&quot;;[$Feuille1.AC18]))">
            <text:p/>
          </table:table-cell>
          <table:table-cell table:formula="of:=IF(ISNUMBER([$Feuille1.AD18]);ROUND(([$Feuille1.AD18]-deplacement)*Ratio;decimales);IF([$Feuille1.AD18]=&quot;&quot;;&quot;&quot;;[$Feuille1.AD18]))">
            <text:p/>
          </table:table-cell>
          <table:table-cell table:formula="of:=IF(ISNUMBER([$Feuille1.AE18]);ROUND(([$Feuille1.AE18]-deplacement)*Ratio;decimales);IF([$Feuille1.AE18]=&quot;&quot;;&quot;&quot;;[$Feuille1.AE18]))">
            <text:p/>
          </table:table-cell>
          <table:table-cell table:formula="of:=IF(ISNUMBER([$Feuille1.AF18]);ROUND(([$Feuille1.AF18]-deplacement)*Ratio;decimales);IF([$Feuille1.AF18]=&quot;&quot;;&quot;&quot;;[$Feuille1.AF18]))">
            <text:p/>
          </table:table-cell>
          <table:table-cell table:formula="of:=IF(ISNUMBER([$Feuille1.AG18]);ROUND(([$Feuille1.AG18]-deplacement)*Ratio;decimales);IF([$Feuille1.AG18]=&quot;&quot;;&quot;&quot;;[$Feuille1.AG18]))">
            <text:p/>
          </table:table-cell>
          <table:table-cell table:formula="of:=IF(ISNUMBER([$Feuille1.AH18]);ROUND(([$Feuille1.AH18]-deplacement)*Ratio;decimales);IF([$Feuille1.AH18]=&quot;&quot;;&quot;&quot;;[$Feuille1.AH18]))">
            <text:p/>
          </table:table-cell>
          <table:table-cell table:formula="of:=IF(ISNUMBER([$Feuille1.AI18]);ROUND(([$Feuille1.AI18]-deplacement)*Ratio;decimales);IF([$Feuille1.AI18]=&quot;&quot;;&quot;&quot;;[$Feuille1.AI18]))">
            <text:p/>
          </table:table-cell>
          <table:table-cell table:formula="of:=IF(ISNUMBER([$Feuille1.AJ18]);ROUND(([$Feuille1.AJ18]-deplacement)*Ratio;decimales);IF([$Feuille1.AJ18]=&quot;&quot;;&quot;&quot;;[$Feuille1.AJ18]))">
            <text:p/>
          </table:table-cell>
          <table:table-cell table:formula="of:=IF(ISNUMBER([$Feuille1.AK18]);ROUND(([$Feuille1.AK18]-deplacement)*Ratio;decimales);IF([$Feuille1.AK18]=&quot;&quot;;&quot;&quot;;[$Feuille1.AK18]))">
            <text:p/>
          </table:table-cell>
          <table:table-cell table:formula="of:=IF(ISNUMBER([$Feuille1.AL18]);ROUND(([$Feuille1.AL18]-deplacement)*Ratio;decimales);IF([$Feuille1.AL18]=&quot;&quot;;&quot;&quot;;[$Feuille1.AL18]))">
            <text:p/>
          </table:table-cell>
          <table:table-cell table:formula="of:=IF(ISNUMBER([$Feuille1.AM18]);ROUND(([$Feuille1.AM18]-deplacement)*Ratio;decimales);IF([$Feuille1.AM18]=&quot;&quot;;&quot;&quot;;[$Feuille1.AM18]))">
            <text:p/>
          </table:table-cell>
          <table:table-cell table:formula="of:=IF(ISNUMBER([$Feuille1.AN18]);ROUND(([$Feuille1.AN18]-deplacement)*Ratio;decimales);IF([$Feuille1.AN18]=&quot;&quot;;&quot;&quot;;[$Feuille1.AN18]))">
            <text:p/>
          </table:table-cell>
          <table:table-cell table:formula="of:=IF(ISNUMBER([$Feuille1.AO18]);ROUND(([$Feuille1.AO18]-deplacement)*Ratio;decimales);IF([$Feuille1.AO18]=&quot;&quot;;&quot;&quot;;[$Feuille1.AO18]))">
            <text:p/>
          </table:table-cell>
          <table:table-cell table:formula="of:=IF(ISNUMBER([$Feuille1.AP18]);ROUND(([$Feuille1.AP18]-deplacement)*Ratio;decimales);IF([$Feuille1.AP18]=&quot;&quot;;&quot;&quot;;[$Feuille1.AP18]))">
            <text:p/>
          </table:table-cell>
          <table:table-cell table:formula="of:=IF(ISNUMBER([$Feuille1.AQ18]);ROUND(([$Feuille1.AQ18]-deplacement)*Ratio;decimales);IF([$Feuille1.AQ18]=&quot;&quot;;&quot;&quot;;[$Feuille1.AQ18]))">
            <text:p/>
          </table:table-cell>
          <table:table-cell table:formula="of:=IF(ISNUMBER([$Feuille1.AR18]);ROUND(([$Feuille1.AR18]-deplacement)*Ratio;decimales);IF([$Feuille1.AR18]=&quot;&quot;;&quot;&quot;;[$Feuille1.AR18]))">
            <text:p/>
          </table:table-cell>
          <table:table-cell table:formula="of:=IF(ISNUMBER([$Feuille1.AS18]);ROUND(([$Feuille1.AS18]-deplacement)*Ratio;decimales);IF([$Feuille1.AS18]=&quot;&quot;;&quot;&quot;;[$Feuille1.AS18]))">
            <text:p/>
          </table:table-cell>
          <table:table-cell table:formula="of:=IF(ISNUMBER([$Feuille1.AT18]);ROUND(([$Feuille1.AT18]-deplacement)*Ratio;decimales);IF([$Feuille1.AT18]=&quot;&quot;;&quot;&quot;;[$Feuille1.AT18]))">
            <text:p/>
          </table:table-cell>
          <table:table-cell table:formula="of:=IF(ISNUMBER([$Feuille1.AU18]);ROUND(([$Feuille1.AU18]-deplacement)*Ratio;decimales);IF([$Feuille1.AU18]=&quot;&quot;;&quot;&quot;;[$Feuille1.AU18]))">
            <text:p/>
          </table:table-cell>
          <table:table-cell table:formula="of:=IF(ISNUMBER([$Feuille1.AV18]);ROUND(([$Feuille1.AV18]-deplacement)*Ratio;decimales);IF([$Feuille1.AV18]=&quot;&quot;;&quot;&quot;;[$Feuille1.AV18]))">
            <text:p/>
          </table:table-cell>
          <table:table-cell table:formula="of:=IF(ISNUMBER([$Feuille1.AW18]);ROUND(([$Feuille1.AW18]-deplacement)*Ratio;decimales);IF([$Feuille1.AW18]=&quot;&quot;;&quot;&quot;;[$Feuille1.AW18]))">
            <text:p/>
          </table:table-cell>
          <table:table-cell table:formula="of:=IF(ISNUMBER([$Feuille1.AX18]);ROUND(([$Feuille1.AX18]-deplacement)*Ratio;decimales);IF([$Feuille1.AX18]=&quot;&quot;;&quot;&quot;;[$Feuille1.AX18]))">
            <text:p/>
          </table:table-cell>
          <table:table-cell table:formula="of:=IF(ISNUMBER([$Feuille1.AY18]);ROUND(([$Feuille1.AY18]-deplacement)*Ratio;decimales);IF([$Feuille1.AY18]=&quot;&quot;;&quot;&quot;;[$Feuille1.AY18]))">
            <text:p/>
          </table:table-cell>
          <table:table-cell table:formula="of:=IF(ISNUMBER([$Feuille1.AZ18]);ROUND(([$Feuille1.AZ18]-deplacement)*Ratio;decimales);IF([$Feuille1.AZ18]=&quot;&quot;;&quot;&quot;;[$Feuille1.AZ18]))">
            <text:p/>
          </table:table-cell>
          <table:table-cell table:formula="of:=IF(ISNUMBER([$Feuille1.BA18]);ROUND(([$Feuille1.BA18]-deplacement)*Ratio;decimales);IF([$Feuille1.BA18]=&quot;&quot;;&quot;&quot;;[$Feuille1.BA18]))">
            <text:p/>
          </table:table-cell>
          <table:table-cell table:formula="of:=IF(ISNUMBER([$Feuille1.BB18]);ROUND(([$Feuille1.BB18]-deplacement)*Ratio;decimales);IF([$Feuille1.BB18]=&quot;&quot;;&quot;&quot;;[$Feuille1.BB18]))">
            <text:p/>
          </table:table-cell>
          <table:table-cell table:formula="of:=IF(ISNUMBER([$Feuille1.BC18]);ROUND(([$Feuille1.BC18]-deplacement)*Ratio;decimales);IF([$Feuille1.BC18]=&quot;&quot;;&quot;&quot;;[$Feuille1.BC18]))">
            <text:p/>
          </table:table-cell>
          <table:table-cell table:formula="of:=IF(ISNUMBER([$Feuille1.BD18]);ROUND(([$Feuille1.BD18]-deplacement)*Ratio;decimales);IF([$Feuille1.BD18]=&quot;&quot;;&quot;&quot;;[$Feuille1.BD18]))">
            <text:p/>
          </table:table-cell>
          <table:table-cell table:formula="of:=IF(ISNUMBER([$Feuille1.BE18]);ROUND(([$Feuille1.BE18]-deplacement)*Ratio;decimales);IF([$Feuille1.BE18]=&quot;&quot;;&quot;&quot;;[$Feuille1.BE18]))">
            <text:p/>
          </table:table-cell>
          <table:table-cell table:formula="of:=IF(ISNUMBER([$Feuille1.BF18]);ROUND(([$Feuille1.BF18]-deplacement)*Ratio;decimales);IF([$Feuille1.BF18]=&quot;&quot;;&quot;&quot;;[$Feuille1.BF18]))">
            <text:p/>
          </table:table-cell>
          <table:table-cell table:formula="of:=IF(ISNUMBER([$Feuille1.BG18]);ROUND(([$Feuille1.BG18]-deplacement)*Ratio;decimales);IF([$Feuille1.BG18]=&quot;&quot;;&quot;&quot;;[$Feuille1.BG18]))">
            <text:p/>
          </table:table-cell>
          <table:table-cell table:formula="of:=IF(ISNUMBER([$Feuille1.BH18]);ROUND(([$Feuille1.BH18]-deplacement)*Ratio;decimales);IF([$Feuille1.BH18]=&quot;&quot;;&quot;&quot;;[$Feuille1.BH18]))">
            <text:p/>
          </table:table-cell>
          <table:table-cell table:formula="of:=IF(ISNUMBER([$Feuille1.BI18]);ROUND(([$Feuille1.BI18]-deplacement)*Ratio;decimales);IF([$Feuille1.BI18]=&quot;&quot;;&quot;&quot;;[$Feuille1.BI18]))">
            <text:p/>
          </table:table-cell>
          <table:table-cell table:formula="of:=IF(ISNUMBER([$Feuille1.BJ18]);ROUND(([$Feuille1.BJ18]-deplacement)*Ratio;decimales);IF([$Feuille1.BJ18]=&quot;&quot;;&quot;&quot;;[$Feuille1.BJ18]))">
            <text:p/>
          </table:table-cell>
          <table:table-cell table:formula="of:=IF(ISNUMBER([$Feuille1.BK18]);ROUND(([$Feuille1.BK18]-deplacement)*Ratio;decimales);IF([$Feuille1.BK18]=&quot;&quot;;&quot;&quot;;[$Feuille1.BK18]))">
            <text:p/>
          </table:table-cell>
          <table:table-cell table:formula="of:=IF(ISNUMBER([$Feuille1.BL18]);ROUND(([$Feuille1.BL18]-deplacement)*Ratio;decimales);IF([$Feuille1.BL18]=&quot;&quot;;&quot;&quot;;[$Feuille1.BL18]))">
            <text:p/>
          </table:table-cell>
          <table:table-cell table:formula="of:=IF(ISNUMBER([$Feuille1.BM18]);ROUND(([$Feuille1.BM18]-deplacement)*Ratio;decimales);IF([$Feuille1.BM18]=&quot;&quot;;&quot;&quot;;[$Feuille1.BM18]))">
            <text:p/>
          </table:table-cell>
          <table:table-cell table:formula="of:=IF(ISNUMBER([$Feuille1.BN18]);ROUND(([$Feuille1.BN18]-deplacement)*Ratio;decimales);IF([$Feuille1.BN18]=&quot;&quot;;&quot;&quot;;[$Feuille1.BN18]))">
            <text:p/>
          </table:table-cell>
          <table:table-cell table:formula="of:=IF(ISNUMBER([$Feuille1.BO18]);ROUND(([$Feuille1.BO18]-deplacement)*Ratio;decimales);IF([$Feuille1.BO18]=&quot;&quot;;&quot;&quot;;[$Feuille1.BO18]))">
            <text:p/>
          </table:table-cell>
          <table:table-cell table:formula="of:=IF(ISNUMBER([$Feuille1.BP18]);ROUND(([$Feuille1.BP18]-deplacement)*Ratio;decimales);IF([$Feuille1.BP18]=&quot;&quot;;&quot;&quot;;[$Feuille1.BP18]))">
            <text:p/>
          </table:table-cell>
          <table:table-cell table:formula="of:=IF(ISNUMBER([$Feuille1.BQ18]);ROUND(([$Feuille1.BQ18]-deplacement)*Ratio;decimales);IF([$Feuille1.BQ18]=&quot;&quot;;&quot;&quot;;[$Feuille1.BQ18]))">
            <text:p/>
          </table:table-cell>
          <table:table-cell table:formula="of:=IF(ISNUMBER([$Feuille1.BR18]);ROUND(([$Feuille1.BR18]-deplacement)*Ratio;decimales);IF([$Feuille1.BR18]=&quot;&quot;;&quot;&quot;;[$Feuille1.BR18]))">
            <text:p/>
          </table:table-cell>
          <table:table-cell table:formula="of:=IF(ISNUMBER([$Feuille1.BS18]);ROUND(([$Feuille1.BS18]-deplacement)*Ratio;decimales);IF([$Feuille1.BS18]=&quot;&quot;;&quot;&quot;;[$Feuille1.BS18]))">
            <text:p/>
          </table:table-cell>
          <table:table-cell table:formula="of:=IF(ISNUMBER([$Feuille1.BT18]);ROUND(([$Feuille1.BT18]-deplacement)*Ratio;decimales);IF([$Feuille1.BT18]=&quot;&quot;;&quot;&quot;;[$Feuille1.BT18]))">
            <text:p/>
          </table:table-cell>
          <table:table-cell table:formula="of:=IF(ISNUMBER([$Feuille1.BU18]);ROUND(([$Feuille1.BU18]-deplacement)*Ratio;decimales);IF([$Feuille1.BU18]=&quot;&quot;;&quot;&quot;;[$Feuille1.BU18]))">
            <text:p/>
          </table:table-cell>
          <table:table-cell table:formula="of:=IF(ISNUMBER([$Feuille1.BV18]);ROUND(([$Feuille1.BV18]-deplacement)*Ratio;decimales);IF([$Feuille1.BV18]=&quot;&quot;;&quot;&quot;;[$Feuille1.BV18]))">
            <text:p/>
          </table:table-cell>
          <table:table-cell table:formula="of:=IF(ISNUMBER([$Feuille1.BW18]);ROUND(([$Feuille1.BW18]-deplacement)*Ratio;decimales);IF([$Feuille1.BW18]=&quot;&quot;;&quot;&quot;;[$Feuille1.BW18]))">
            <text:p/>
          </table:table-cell>
          <table:table-cell table:formula="of:=IF(ISNUMBER([$Feuille1.BX18]);ROUND(([$Feuille1.BX18]-deplacement)*Ratio;decimales);IF([$Feuille1.BX18]=&quot;&quot;;&quot;&quot;;[$Feuille1.BX18]))">
            <text:p/>
          </table:table-cell>
          <table:table-cell table:formula="of:=IF(ISNUMBER([$Feuille1.BY18]);ROUND(([$Feuille1.BY18]-deplacement)*Ratio;decimales);IF([$Feuille1.BY18]=&quot;&quot;;&quot;&quot;;[$Feuille1.BY18]))">
            <text:p/>
          </table:table-cell>
          <table:table-cell table:formula="of:=IF(ISNUMBER([$Feuille1.BZ18]);ROUND(([$Feuille1.BZ18]-deplacement)*Ratio;decimales);IF([$Feuille1.BZ18]=&quot;&quot;;&quot;&quot;;[$Feuille1.BZ18]))">
            <text:p/>
          </table:table-cell>
          <table:table-cell table:formula="of:=IF(ISNUMBER([$Feuille1.CA18]);ROUND(([$Feuille1.CA18]-deplacement)*Ratio;decimales);IF([$Feuille1.CA18]=&quot;&quot;;&quot;&quot;;[$Feuille1.CA18]))">
            <text:p/>
          </table:table-cell>
          <table:table-cell table:formula="of:=IF(ISNUMBER([$Feuille1.CB18]);ROUND(([$Feuille1.CB18]-deplacement)*Ratio;decimales);IF([$Feuille1.CB18]=&quot;&quot;;&quot;&quot;;[$Feuille1.CB18]))">
            <text:p/>
          </table:table-cell>
          <table:table-cell table:formula="of:=IF(ISNUMBER([$Feuille1.CC18]);ROUND(([$Feuille1.CC18]-deplacement)*Ratio;decimales);IF([$Feuille1.CC18]=&quot;&quot;;&quot;&quot;;[$Feuille1.CC18]))">
            <text:p/>
          </table:table-cell>
          <table:table-cell table:formula="of:=IF(ISNUMBER([$Feuille1.CD18]);ROUND(([$Feuille1.CD18]-deplacement)*Ratio;decimales);IF([$Feuille1.CD18]=&quot;&quot;;&quot;&quot;;[$Feuille1.CD18]))">
            <text:p/>
          </table:table-cell>
          <table:table-cell table:formula="of:=IF(ISNUMBER([$Feuille1.CE18]);ROUND(([$Feuille1.CE18]-deplacement)*Ratio;decimales);IF([$Feuille1.CE18]=&quot;&quot;;&quot;&quot;;[$Feuille1.CE18]))">
            <text:p/>
          </table:table-cell>
          <table:table-cell table:formula="of:=IF(ISNUMBER([$Feuille1.CF18]);ROUND(([$Feuille1.CF18]-deplacement)*Ratio;decimales);IF([$Feuille1.CF18]=&quot;&quot;;&quot;&quot;;[$Feuille1.CF18]))">
            <text:p/>
          </table:table-cell>
          <table:table-cell table:formula="of:=IF(ISNUMBER([$Feuille1.CG18]);ROUND(([$Feuille1.CG18]-deplacement)*Ratio;decimales);IF([$Feuille1.CG18]=&quot;&quot;;&quot;&quot;;[$Feuille1.CG18]))">
            <text:p/>
          </table:table-cell>
          <table:table-cell table:formula="of:=IF(ISNUMBER([$Feuille1.CH18]);ROUND(([$Feuille1.CH18]-deplacement)*Ratio;decimales);IF([$Feuille1.CH18]=&quot;&quot;;&quot;&quot;;[$Feuille1.CH18]))">
            <text:p/>
          </table:table-cell>
          <table:table-cell table:formula="of:=IF(ISNUMBER([$Feuille1.CI18]);ROUND(([$Feuille1.CI18]-deplacement)*Ratio;decimales);IF([$Feuille1.CI18]=&quot;&quot;;&quot;&quot;;[$Feuille1.CI18]))">
            <text:p/>
          </table:table-cell>
          <table:table-cell table:formula="of:=IF(ISNUMBER([$Feuille1.CJ18]);ROUND(([$Feuille1.CJ18]-deplacement)*Ratio;decimales);IF([$Feuille1.CJ18]=&quot;&quot;;&quot;&quot;;[$Feuille1.CJ18]))">
            <text:p/>
          </table:table-cell>
          <table:table-cell table:formula="of:=IF(ISNUMBER([$Feuille1.CK18]);ROUND(([$Feuille1.CK18]-deplacement)*Ratio;decimales);IF([$Feuille1.CK18]=&quot;&quot;;&quot;&quot;;[$Feuille1.CK18]))">
            <text:p/>
          </table:table-cell>
          <table:table-cell table:formula="of:=IF(ISNUMBER([$Feuille1.CL18]);ROUND(([$Feuille1.CL18]-deplacement)*Ratio;decimales);IF([$Feuille1.CL18]=&quot;&quot;;&quot;&quot;;[$Feuille1.CL18]))">
            <text:p/>
          </table:table-cell>
          <table:table-cell table:formula="of:=IF(ISNUMBER([$Feuille1.CM18]);ROUND(([$Feuille1.CM18]-deplacement)*Ratio;decimales);IF([$Feuille1.CM18]=&quot;&quot;;&quot;&quot;;[$Feuille1.CM18]))">
            <text:p/>
          </table:table-cell>
          <table:table-cell table:formula="of:=IF(ISNUMBER([$Feuille1.CN18]);ROUND(([$Feuille1.CN18]-deplacement)*Ratio;decimales);IF([$Feuille1.CN18]=&quot;&quot;;&quot;&quot;;[$Feuille1.CN18]))">
            <text:p/>
          </table:table-cell>
          <table:table-cell table:formula="of:=IF(ISNUMBER([$Feuille1.CO18]);ROUND(([$Feuille1.CO18]-deplacement)*Ratio;decimales);IF([$Feuille1.CO18]=&quot;&quot;;&quot;&quot;;[$Feuille1.CO18]))">
            <text:p/>
          </table:table-cell>
          <table:table-cell table:formula="of:=IF(ISNUMBER([$Feuille1.CP18]);ROUND(([$Feuille1.CP18]-deplacement)*Ratio;decimales);IF([$Feuille1.CP18]=&quot;&quot;;&quot;&quot;;[$Feuille1.CP18]))">
            <text:p/>
          </table:table-cell>
          <table:table-cell table:formula="of:=IF(ISNUMBER([$Feuille1.CQ18]);ROUND(([$Feuille1.CQ18]-deplacement)*Ratio;decimales);IF([$Feuille1.CQ18]=&quot;&quot;;&quot;&quot;;[$Feuille1.CQ18]))">
            <text:p/>
          </table:table-cell>
          <table:table-cell table:formula="of:=IF(ISNUMBER([$Feuille1.CR18]);ROUND(([$Feuille1.CR18]-deplacement)*Ratio;decimales);IF([$Feuille1.CR18]=&quot;&quot;;&quot;&quot;;[$Feuille1.CR18]))">
            <text:p/>
          </table:table-cell>
          <table:table-cell table:formula="of:=IF(ISNUMBER([$Feuille1.CS18]);ROUND(([$Feuille1.CS18]-deplacement)*Ratio;decimales);IF([$Feuille1.CS18]=&quot;&quot;;&quot;&quot;;[$Feuille1.CS18]))">
            <text:p/>
          </table:table-cell>
          <table:table-cell table:formula="of:=IF(ISNUMBER([$Feuille1.CT18]);ROUND(([$Feuille1.CT18]-deplacement)*Ratio;decimales);IF([$Feuille1.CT18]=&quot;&quot;;&quot;&quot;;[$Feuille1.CT18]))">
            <text:p/>
          </table:table-cell>
          <table:table-cell table:formula="of:=IF(ISNUMBER([$Feuille1.CU18]);ROUND(([$Feuille1.CU18]-deplacement)*Ratio;decimales);IF([$Feuille1.CU18]=&quot;&quot;;&quot;&quot;;[$Feuille1.CU18]))">
            <text:p/>
          </table:table-cell>
          <table:table-cell table:formula="of:=IF(ISNUMBER([$Feuille1.CV18]);ROUND(([$Feuille1.CV18]-deplacement)*Ratio;decimales);IF([$Feuille1.CV18]=&quot;&quot;;&quot;&quot;;[$Feuille1.CV18]))">
            <text:p/>
          </table:table-cell>
          <table:table-cell table:formula="of:=IF(ISNUMBER([$Feuille1.CW18]);ROUND(([$Feuille1.CW18]-deplacement)*Ratio;decimales);IF([$Feuille1.CW18]=&quot;&quot;;&quot;&quot;;[$Feuille1.CW18]))">
            <text:p/>
          </table:table-cell>
          <table:table-cell table:formula="of:=IF(ISNUMBER([$Feuille1.CX18]);ROUND(([$Feuille1.CX18]-deplacement)*Ratio;decimales);IF([$Feuille1.CX18]=&quot;&quot;;&quot;&quot;;[$Feuille1.CX18]))">
            <text:p/>
          </table:table-cell>
          <table:table-cell table:formula="of:=IF(ISNUMBER([$Feuille1.CY18]);ROUND(([$Feuille1.CY18]-deplacement)*Ratio;decimales);IF([$Feuille1.CY18]=&quot;&quot;;&quot;&quot;;[$Feuille1.CY18]))">
            <text:p/>
          </table:table-cell>
          <table:table-cell table:formula="of:=IF(ISNUMBER([$Feuille1.CZ18]);ROUND(([$Feuille1.CZ18]-deplacement)*Ratio;decimales);IF([$Feuille1.CZ18]=&quot;&quot;;&quot;&quot;;[$Feuille1.CZ18]))">
            <text:p/>
          </table:table-cell>
          <table:table-cell table:formula="of:=IF(ISNUMBER([$Feuille1.DA18]);ROUND(([$Feuille1.DA18]-deplacement)*Ratio;decimales);IF([$Feuille1.DA18]=&quot;&quot;;&quot;&quot;;[$Feuille1.DA18]))">
            <text:p/>
          </table:table-cell>
          <table:table-cell table:formula="of:=IF(ISNUMBER([$Feuille1.DB18]);ROUND(([$Feuille1.DB18]-deplacement)*Ratio;decimales);IF([$Feuille1.DB18]=&quot;&quot;;&quot;&quot;;[$Feuille1.DB18]))">
            <text:p/>
          </table:table-cell>
          <table:table-cell table:formula="of:=IF(ISNUMBER([$Feuille1.DC18]);ROUND(([$Feuille1.DC18]-deplacement)*Ratio;decimales);IF([$Feuille1.DC18]=&quot;&quot;;&quot;&quot;;[$Feuille1.DC18]))">
            <text:p/>
          </table:table-cell>
          <table:table-cell table:formula="of:=IF(ISNUMBER([$Feuille1.DD18]);ROUND(([$Feuille1.DD18]-deplacement)*Ratio;decimales);IF([$Feuille1.DD18]=&quot;&quot;;&quot;&quot;;[$Feuille1.DD18]))">
            <text:p/>
          </table:table-cell>
          <table:table-cell table:formula="of:=IF(ISNUMBER([$Feuille1.DE18]);ROUND(([$Feuille1.DE18]-deplacement)*Ratio;decimales);IF([$Feuille1.DE18]=&quot;&quot;;&quot;&quot;;[$Feuille1.DE18]))">
            <text:p/>
          </table:table-cell>
          <table:table-cell table:formula="of:=IF(ISNUMBER([$Feuille1.DF18]);ROUND(([$Feuille1.DF18]-deplacement)*Ratio;decimales);IF([$Feuille1.DF18]=&quot;&quot;;&quot;&quot;;[$Feuille1.DF18]))">
            <text:p/>
          </table:table-cell>
          <table:table-cell table:formula="of:=IF(ISNUMBER([$Feuille1.DG18]);ROUND(([$Feuille1.DG18]-deplacement)*Ratio;decimales);IF([$Feuille1.DG18]=&quot;&quot;;&quot;&quot;;[$Feuille1.DG18]))">
            <text:p/>
          </table:table-cell>
          <table:table-cell table:formula="of:=IF(ISNUMBER([$Feuille1.DH18]);ROUND(([$Feuille1.DH18]-deplacement)*Ratio;decimales);IF([$Feuille1.DH18]=&quot;&quot;;&quot;&quot;;[$Feuille1.DH18]))">
            <text:p/>
          </table:table-cell>
          <table:table-cell table:formula="of:=IF(ISNUMBER([$Feuille1.DI18]);ROUND(([$Feuille1.DI18]-deplacement)*Ratio;decimales);IF([$Feuille1.DI18]=&quot;&quot;;&quot;&quot;;[$Feuille1.DI18]))">
            <text:p/>
          </table:table-cell>
          <table:table-cell table:formula="of:=IF(ISNUMBER([$Feuille1.DJ18]);ROUND(([$Feuille1.DJ18]-deplacement)*Ratio;decimales);IF([$Feuille1.DJ18]=&quot;&quot;;&quot;&quot;;[$Feuille1.DJ18]))">
            <text:p/>
          </table:table-cell>
          <table:table-cell table:formula="of:=IF(ISNUMBER([$Feuille1.DK18]);ROUND(([$Feuille1.DK18]-deplacement)*Ratio;decimales);IF([$Feuille1.DK18]=&quot;&quot;;&quot;&quot;;[$Feuille1.DK18]))">
            <text:p/>
          </table:table-cell>
          <table:table-cell table:formula="of:=IF(ISNUMBER([$Feuille1.DL18]);ROUND(([$Feuille1.DL18]-deplacement)*Ratio;decimales);IF([$Feuille1.DL18]=&quot;&quot;;&quot;&quot;;[$Feuille1.DL18]))">
            <text:p/>
          </table:table-cell>
          <table:table-cell table:formula="of:=IF(ISNUMBER([$Feuille1.DM18]);ROUND(([$Feuille1.DM18]-deplacement)*Ratio;decimales);IF([$Feuille1.DM18]=&quot;&quot;;&quot;&quot;;[$Feuille1.DM18]))">
            <text:p/>
          </table:table-cell>
          <table:table-cell table:formula="of:=IF(ISNUMBER([$Feuille1.DN18]);ROUND(([$Feuille1.DN18]-deplacement)*Ratio;decimales);IF([$Feuille1.DN18]=&quot;&quot;;&quot;&quot;;[$Feuille1.DN18]))">
            <text:p/>
          </table:table-cell>
          <table:table-cell table:formula="of:=IF(ISNUMBER([$Feuille1.DO18]);ROUND(([$Feuille1.DO18]-deplacement)*Ratio;decimales);IF([$Feuille1.DO18]=&quot;&quot;;&quot;&quot;;[$Feuille1.DO18]))">
            <text:p/>
          </table:table-cell>
          <table:table-cell table:formula="of:=IF(ISNUMBER([$Feuille1.DP18]);ROUND(([$Feuille1.DP18]-deplacement)*Ratio;decimales);IF([$Feuille1.DP18]=&quot;&quot;;&quot;&quot;;[$Feuille1.DP18]))">
            <text:p/>
          </table:table-cell>
          <table:table-cell table:formula="of:=IF(ISNUMBER([$Feuille1.DQ18]);ROUND(([$Feuille1.DQ18]-deplacement)*Ratio;decimales);IF([$Feuille1.DQ18]=&quot;&quot;;&quot;&quot;;[$Feuille1.DQ18]))">
            <text:p/>
          </table:table-cell>
          <table:table-cell table:formula="of:=IF(ISNUMBER([$Feuille1.DR18]);ROUND(([$Feuille1.DR18]-deplacement)*Ratio;decimales);IF([$Feuille1.DR18]=&quot;&quot;;&quot;&quot;;[$Feuille1.DR18]))">
            <text:p/>
          </table:table-cell>
          <table:table-cell table:formula="of:=IF(ISNUMBER([$Feuille1.DS18]);ROUND(([$Feuille1.DS18]-deplacement)*Ratio;decimales);IF([$Feuille1.DS18]=&quot;&quot;;&quot;&quot;;[$Feuille1.DS18]))">
            <text:p/>
          </table:table-cell>
          <table:table-cell table:formula="of:=IF(ISNUMBER([$Feuille1.DT18]);ROUND(([$Feuille1.DT18]-deplacement)*Ratio;decimales);IF([$Feuille1.DT18]=&quot;&quot;;&quot;&quot;;[$Feuille1.DT18]))">
            <text:p/>
          </table:table-cell>
          <table:table-cell table:formula="of:=IF(ISNUMBER([$Feuille1.DU18]);ROUND(([$Feuille1.DU18]-deplacement)*Ratio;decimales);IF([$Feuille1.DU18]=&quot;&quot;;&quot;&quot;;[$Feuille1.DU18]))">
            <text:p/>
          </table:table-cell>
          <table:table-cell table:formula="of:=IF(ISNUMBER([$Feuille1.DV18]);ROUND(([$Feuille1.DV18]-deplacement)*Ratio;decimales);IF([$Feuille1.DV18]=&quot;&quot;;&quot;&quot;;[$Feuille1.DV18]))">
            <text:p/>
          </table:table-cell>
          <table:table-cell table:formula="of:=IF(ISNUMBER([$Feuille1.DW18]);ROUND(([$Feuille1.DW18]-deplacement)*Ratio;decimales);IF([$Feuille1.DW18]=&quot;&quot;;&quot;&quot;;[$Feuille1.DW18]))">
            <text:p/>
          </table:table-cell>
          <table:table-cell table:formula="of:=IF(ISNUMBER([$Feuille1.DX18]);ROUND(([$Feuille1.DX18]-deplacement)*Ratio;decimales);IF([$Feuille1.DX18]=&quot;&quot;;&quot;&quot;;[$Feuille1.DX18]))">
            <text:p/>
          </table:table-cell>
          <table:table-cell table:formula="of:=IF(ISNUMBER([$Feuille1.DY18]);ROUND(([$Feuille1.DY18]-deplacement)*Ratio;decimales);IF([$Feuille1.DY18]=&quot;&quot;;&quot;&quot;;[$Feuille1.DY18]))">
            <text:p/>
          </table:table-cell>
          <table:table-cell table:formula="of:=IF(ISNUMBER([$Feuille1.DZ18]);ROUND(([$Feuille1.DZ18]-deplacement)*Ratio;decimales);IF([$Feuille1.DZ18]=&quot;&quot;;&quot;&quot;;[$Feuille1.DZ18]))">
            <text:p/>
          </table:table-cell>
          <table:table-cell table:formula="of:=IF(ISNUMBER([$Feuille1.EA18]);ROUND(([$Feuille1.EA18]-deplacement)*Ratio;decimales);IF([$Feuille1.EA18]=&quot;&quot;;&quot;&quot;;[$Feuille1.EA18]))">
            <text:p/>
          </table:table-cell>
          <table:table-cell table:formula="of:=IF(ISNUMBER([$Feuille1.EB18]);ROUND(([$Feuille1.EB18]-deplacement)*Ratio;decimales);IF([$Feuille1.EB18]=&quot;&quot;;&quot;&quot;;[$Feuille1.EB18]))">
            <text:p/>
          </table:table-cell>
          <table:table-cell table:formula="of:=IF(ISNUMBER([$Feuille1.EC18]);ROUND(([$Feuille1.EC18]-deplacement)*Ratio;decimales);IF([$Feuille1.EC18]=&quot;&quot;;&quot;&quot;;[$Feuille1.EC18]))">
            <text:p/>
          </table:table-cell>
          <table:table-cell table:formula="of:=IF(ISNUMBER([$Feuille1.ED18]);ROUND(([$Feuille1.ED18]-deplacement)*Ratio;decimales);IF([$Feuille1.ED18]=&quot;&quot;;&quot;&quot;;[$Feuille1.ED18]))">
            <text:p/>
          </table:table-cell>
          <table:table-cell table:formula="of:=IF(ISNUMBER([$Feuille1.EE18]);ROUND(([$Feuille1.EE18]-deplacement)*Ratio;decimales);IF([$Feuille1.EE18]=&quot;&quot;;&quot;&quot;;[$Feuille1.EE18]))">
            <text:p/>
          </table:table-cell>
          <table:table-cell table:formula="of:=IF(ISNUMBER([$Feuille1.EF18]);ROUND(([$Feuille1.EF18]-deplacement)*Ratio;decimales);IF([$Feuille1.EF18]=&quot;&quot;;&quot;&quot;;[$Feuille1.EF18]))">
            <text:p/>
          </table:table-cell>
          <table:table-cell table:formula="of:=IF(ISNUMBER([$Feuille1.EG18]);ROUND(([$Feuille1.EG18]-deplacement)*Ratio;decimales);IF([$Feuille1.EG18]=&quot;&quot;;&quot;&quot;;[$Feuille1.EG18]))">
            <text:p/>
          </table:table-cell>
          <table:table-cell table:formula="of:=IF(ISNUMBER([$Feuille1.EH18]);ROUND(([$Feuille1.EH18]-deplacement)*Ratio;decimales);IF([$Feuille1.EH18]=&quot;&quot;;&quot;&quot;;[$Feuille1.EH18]))">
            <text:p/>
          </table:table-cell>
          <table:table-cell table:formula="of:=IF(ISNUMBER([$Feuille1.EI18]);ROUND(([$Feuille1.EI18]-deplacement)*Ratio;decimales);IF([$Feuille1.EI18]=&quot;&quot;;&quot;&quot;;[$Feuille1.EI18]))">
            <text:p/>
          </table:table-cell>
          <table:table-cell table:formula="of:=IF(ISNUMBER([$Feuille1.EJ18]);ROUND(([$Feuille1.EJ18]-deplacement)*Ratio;decimales);IF([$Feuille1.EJ18]=&quot;&quot;;&quot;&quot;;[$Feuille1.EJ18]))">
            <text:p/>
          </table:table-cell>
          <table:table-cell table:formula="of:=IF(ISNUMBER([$Feuille1.EK18]);[$Feuille1.EK18]*Ratio;IF([$Feuille1.EK18]=&quot;&quot;;&quot;&quot;;[$Feuille1.EK18]))">
            <text:p/>
          </table:table-cell>
          <table:table-cell table:formula="of:=IF(ISNUMBER([$Feuille1.EL18]);[$Feuille1.EL18]*Ratio;IF([$Feuille1.EL18]=&quot;&quot;;&quot;&quot;;[$Feuille1.EL18]))">
            <text:p/>
          </table:table-cell>
          <table:table-cell table:number-columns-repeated="882"/>
        </table:table-row>
        <table:table-row table:style-name="ro1">
          <table:table-cell table:formula="of:=IF(ISNUMBER([$Feuille1.A19]);ROUND(([$Feuille1.A19]-deplacement)*Ratio;decimales);IF([$Feuille1.A19]=&quot;&quot;;&quot;&quot;;[$Feuille1.A19]))" office:value-type="string" office:string-value="&lt;path" calcext:value-type="string">
            <text:p>&lt;path</text:p>
          </table:table-cell>
          <table:table-cell table:formula="of:=IF(ISNUMBER([$Feuille1.B19]);ROUND(([$Feuille1.B19]-deplacement)*Ratio;decimales);IF([$Feuille1.B19]=&quot;&quot;;&quot;&quot;;[$Feuille1.B19]))" office:value-type="string" office:string-value="class=&quot;rectangle&quot;" calcext:value-type="string">
            <text:p>class="rectangle"</text:p>
          </table:table-cell>
          <table:table-cell table:formula="of:=IF(ISNUMBER([$Feuille1.C19]);ROUND(([$Feuille1.C19]-deplacement)*Ratio;decimales);IF([$Feuille1.C19]=&quot;&quot;;&quot;&quot;;[$Feuille1.C19]))" office:value-type="string" office:string-value="d=&quot;M" calcext:value-type="string">
            <text:p>d="M</text:p>
          </table:table-cell>
          <table:table-cell table:formula="of:=IF(ISNUMBER([$Feuille1.D19]);ROUND(([$Feuille1.D19]-deplacement)*Ratio;decimales);IF([$Feuille1.D19]=&quot;&quot;;&quot;&quot;;[$Feuille1.D19]))" office:value-type="float" office:value="64.77" calcext:value-type="float">
            <text:p>64,77</text:p>
          </table:table-cell>
          <table:table-cell table:style-name="ce3" table:formula="of:=IF(ISNUMBER([$Feuille1.E19]);ROUND(([$Feuille1.E19]-deplacement)*Ratio;decimales);IF([$Feuille1.E19]=&quot;&quot;;&quot;&quot;;[$Feuille1.E19]))" office:value-type="float" office:value="44.37" calcext:value-type="float">
            <text:p>44,37</text:p>
          </table:table-cell>
          <table:table-cell table:formula="of:=IF(ISNUMBER([$Feuille1.F19]);ROUND(([$Feuille1.F19]-deplacement)*Ratio;decimales);IF([$Feuille1.F19]=&quot;&quot;;&quot;&quot;;[$Feuille1.F19]))" office:value-type="string" office:string-value="C" calcext:value-type="string">
            <text:p>C</text:p>
          </table:table-cell>
          <table:table-cell table:style-name="ce3" table:formula="of:=IF(ISNUMBER([$Feuille1.G19]);ROUND(([$Feuille1.G19]-deplacement)*Ratio;decimales);IF([$Feuille1.G19]=&quot;&quot;;&quot;&quot;;[$Feuille1.G19]))" office:value-type="float" office:value="47.54" calcext:value-type="float">
            <text:p>47,54</text:p>
          </table:table-cell>
          <table:table-cell table:style-name="ce3" table:formula="of:=IF(ISNUMBER([$Feuille1.H19]);ROUND(([$Feuille1.H19]-deplacement)*Ratio;decimales);IF([$Feuille1.H19]=&quot;&quot;;&quot;&quot;;[$Feuille1.H19]))" office:value-type="float" office:value="44.56" calcext:value-type="float">
            <text:p>44,56</text:p>
          </table:table-cell>
          <table:table-cell table:style-name="ce3" table:formula="of:=IF(ISNUMBER([$Feuille1.I19]);ROUND(([$Feuille1.I19]-deplacement)*Ratio;decimales);IF([$Feuille1.I19]=&quot;&quot;;&quot;&quot;;[$Feuille1.I19]))" office:value-type="float" office:value="30.38" calcext:value-type="float">
            <text:p>30,38</text:p>
          </table:table-cell>
          <table:table-cell table:style-name="ce3" table:formula="of:=IF(ISNUMBER([$Feuille1.J19]);ROUND(([$Feuille1.J19]-deplacement)*Ratio;decimales);IF([$Feuille1.J19]=&quot;&quot;;&quot;&quot;;[$Feuille1.J19]))" office:value-type="float" office:value="46.05" calcext:value-type="float">
            <text:p>46,05</text:p>
          </table:table-cell>
          <table:table-cell table:style-name="ce3" table:formula="of:=IF(ISNUMBER([$Feuille1.K19]);ROUND(([$Feuille1.K19]-deplacement)*Ratio;decimales);IF([$Feuille1.K19]=&quot;&quot;;&quot;&quot;;[$Feuille1.K19]))" office:value-type="float" office:value="14.26" calcext:value-type="float">
            <text:p>14,26</text:p>
          </table:table-cell>
          <table:table-cell table:style-name="ce3" table:formula="of:=IF(ISNUMBER([$Feuille1.L19]);ROUND(([$Feuille1.L19]-deplacement)*Ratio;decimales);IF([$Feuille1.L19]=&quot;&quot;;&quot;&quot;;[$Feuille1.L19]))" office:value-type="float" office:value="48.89" calcext:value-type="float">
            <text:p>48,89</text:p>
          </table:table-cell>
          <table:table-cell table:formula="of:=IF(ISNUMBER([$Feuille1.M19]);ROUND(([$Feuille1.M19]-deplacement)*Ratio;decimales);IF([$Feuille1.M19]=&quot;&quot;;&quot;&quot;;[$Feuille1.M19]))" office:value-type="string" office:string-value="C" calcext:value-type="string">
            <text:p>C</text:p>
          </table:table-cell>
          <table:table-cell table:style-name="ce3" table:formula="of:=IF(ISNUMBER([$Feuille1.N19]);ROUND(([$Feuille1.N19]-deplacement)*Ratio;decimales);IF([$Feuille1.N19]=&quot;&quot;;&quot;&quot;;[$Feuille1.N19]))" office:value-type="float" office:value="15.23" calcext:value-type="float">
            <text:p>15,23</text:p>
          </table:table-cell>
          <table:table-cell table:style-name="ce3" table:formula="of:=IF(ISNUMBER([$Feuille1.O19]);ROUND(([$Feuille1.O19]-deplacement)*Ratio;decimales);IF([$Feuille1.O19]=&quot;&quot;;&quot;&quot;;[$Feuille1.O19]))" office:value-type="float" office:value="58.32" calcext:value-type="float">
            <text:p>58,32</text:p>
          </table:table-cell>
          <table:table-cell table:style-name="ce3" table:formula="of:=IF(ISNUMBER([$Feuille1.P19]);ROUND(([$Feuille1.P19]-deplacement)*Ratio;decimales);IF([$Feuille1.P19]=&quot;&quot;;&quot;&quot;;[$Feuille1.P19]))" office:value-type="float" office:value="16.66" calcext:value-type="float">
            <text:p>16,66</text:p>
          </table:table-cell>
          <table:table-cell table:style-name="ce3" table:formula="of:=IF(ISNUMBER([$Feuille1.Q19]);ROUND(([$Feuille1.Q19]-deplacement)*Ratio;decimales);IF([$Feuille1.Q19]=&quot;&quot;;&quot;&quot;;[$Feuille1.Q19]))" office:value-type="float" office:value="65.42" calcext:value-type="float">
            <text:p>65,42</text:p>
          </table:table-cell>
          <table:table-cell table:style-name="ce3" table:formula="of:=IF(ISNUMBER([$Feuille1.R19]);ROUND(([$Feuille1.R19]-deplacement)*Ratio;decimales);IF([$Feuille1.R19]=&quot;&quot;;&quot;&quot;;[$Feuille1.R19]))" office:value-type="float" office:value="18.29" calcext:value-type="float">
            <text:p>18,29</text:p>
          </table:table-cell>
          <table:table-cell table:style-name="ce3" table:formula="of:=IF(ISNUMBER([$Feuille1.S19]);ROUND(([$Feuille1.S19]-deplacement)*Ratio;decimales);IF([$Feuille1.S19]=&quot;&quot;;&quot;&quot;;[$Feuille1.S19]))" office:value-type="float" office:value="71.4" calcext:value-type="float">
            <text:p>71,4</text:p>
          </table:table-cell>
          <table:table-cell table:formula="of:=IF(ISNUMBER([$Feuille1.T19]);ROUND(([$Feuille1.T19]-deplacement)*Ratio;decimales);IF([$Feuille1.T19]=&quot;&quot;;&quot;&quot;;[$Feuille1.T19]))" office:value-type="string" office:string-value="C" calcext:value-type="string">
            <text:p>C</text:p>
          </table:table-cell>
          <table:table-cell table:style-name="ce3" table:formula="of:=IF(ISNUMBER([$Feuille1.U19]);ROUND(([$Feuille1.U19]-deplacement)*Ratio;decimales);IF([$Feuille1.U19]=&quot;&quot;;&quot;&quot;;[$Feuille1.U19]))" office:value-type="float" office:value="33.23" calcext:value-type="float">
            <text:p>33,23</text:p>
          </table:table-cell>
          <table:table-cell table:style-name="ce3" table:formula="of:=IF(ISNUMBER([$Feuille1.V19]);ROUND(([$Feuille1.V19]-deplacement)*Ratio;decimales);IF([$Feuille1.V19]=&quot;&quot;;&quot;&quot;;[$Feuille1.V19]))" office:value-type="float" office:value="69.19" calcext:value-type="float">
            <text:p>69,19</text:p>
          </table:table-cell>
          <table:table-cell table:style-name="ce3" table:formula="of:=IF(ISNUMBER([$Feuille1.W19]);ROUND(([$Feuille1.W19]-deplacement)*Ratio;decimales);IF([$Feuille1.W19]=&quot;&quot;;&quot;&quot;;[$Feuille1.W19]))" office:value-type="float" office:value="48.97" calcext:value-type="float">
            <text:p>48,97</text:p>
          </table:table-cell>
          <table:table-cell table:style-name="ce3" table:formula="of:=IF(ISNUMBER([$Feuille1.X19]);ROUND(([$Feuille1.X19]-deplacement)*Ratio;decimales);IF([$Feuille1.X19]=&quot;&quot;;&quot;&quot;;[$Feuille1.X19]))" office:value-type="float" office:value="68.02" calcext:value-type="float">
            <text:p>68,02</text:p>
          </table:table-cell>
          <table:table-cell table:style-name="ce3" table:formula="of:=IF(ISNUMBER([$Feuille1.Y19]);ROUND(([$Feuille1.Y19]-deplacement)*Ratio;decimales);IF([$Feuille1.Y19]=&quot;&quot;;&quot;&quot;;[$Feuille1.Y19]))" office:value-type="float" office:value="64.77" calcext:value-type="float">
            <text:p>64,77</text:p>
          </table:table-cell>
          <table:table-cell table:style-name="ce3" table:formula="of:=IF(ISNUMBER([$Feuille1.Z19]);ROUND(([$Feuille1.Z19]-deplacement)*Ratio;decimales);IF([$Feuille1.Z19]=&quot;&quot;;&quot;&quot;;[$Feuille1.Z19]))" office:value-type="float" office:value="67.87" calcext:value-type="float">
            <text:p>67,87</text:p>
          </table:table-cell>
          <table:table-cell table:formula="of:=IF(ISNUMBER([$Feuille1.AA19]);ROUND(([$Feuille1.AA19]-deplacement)*Ratio;decimales);IF([$Feuille1.AA19]=&quot;&quot;;&quot;&quot;;[$Feuille1.AA19]))" office:value-type="string" office:string-value="V" calcext:value-type="string">
            <text:p>V</text:p>
          </table:table-cell>
          <table:table-cell table:style-name="ce3" table:formula="of:=IF(ISNUMBER([$Feuille1.AB19]);ROUND(([$Feuille1.AB19]-deplacement)*Ratio;decimales);IF([$Feuille1.AB19]=&quot;&quot;;&quot;&quot;;[$Feuille1.AB19]))" office:value-type="float" office:value="44.37" calcext:value-type="float">
            <text:p>44,37</text:p>
          </table:table-cell>
          <table:table-cell table:formula="of:=IF(ISNUMBER([$Feuille1.AC19]);ROUND(([$Feuille1.AC19]-deplacement)*Ratio;decimales);IF([$Feuille1.AC19]=&quot;&quot;;&quot;&quot;;[$Feuille1.AC19]))" office:value-type="string" office:string-value="z" calcext:value-type="string">
            <text:p>z</text:p>
          </table:table-cell>
          <table:table-cell table:formula="of:=IF(ISNUMBER([$Feuille1.AD19]);ROUND(([$Feuille1.AD19]-deplacement)*Ratio;decimales);IF([$Feuille1.AD19]=&quot;&quot;;&quot;&quot;;[$Feuille1.AD19]))" office:value-type="string" office:string-value="&quot;" calcext:value-type="string">
            <text:p>"</text:p>
          </table:table-cell>
          <table:table-cell table:formula="of:=IF(ISNUMBER([$Feuille1.AE19]);ROUND(([$Feuille1.AE19]-deplacement)*Ratio;decimales);IF([$Feuille1.AE19]=&quot;&quot;;&quot;&quot;;[$Feuille1.AE19]))" office:value-type="string" office:string-value="/&gt;" calcext:value-type="string">
            <text:p>/&gt;</text:p>
          </table:table-cell>
          <table:table-cell table:formula="of:=IF(ISNUMBER([$Feuille1.AF19]);ROUND(([$Feuille1.AF19]-deplacement)*Ratio;decimales);IF([$Feuille1.AF19]=&quot;&quot;;&quot;&quot;;[$Feuille1.AF19]))">
            <text:p/>
          </table:table-cell>
          <table:table-cell table:formula="of:=IF(ISNUMBER([$Feuille1.AG19]);ROUND(([$Feuille1.AG19]-deplacement)*Ratio;decimales);IF([$Feuille1.AG19]=&quot;&quot;;&quot;&quot;;[$Feuille1.AG19]))">
            <text:p/>
          </table:table-cell>
          <table:table-cell table:formula="of:=IF(ISNUMBER([$Feuille1.AH19]);ROUND(([$Feuille1.AH19]-deplacement)*Ratio;decimales);IF([$Feuille1.AH19]=&quot;&quot;;&quot;&quot;;[$Feuille1.AH19]))">
            <text:p/>
          </table:table-cell>
          <table:table-cell table:formula="of:=IF(ISNUMBER([$Feuille1.AI19]);ROUND(([$Feuille1.AI19]-deplacement)*Ratio;decimales);IF([$Feuille1.AI19]=&quot;&quot;;&quot;&quot;;[$Feuille1.AI19]))">
            <text:p/>
          </table:table-cell>
          <table:table-cell table:formula="of:=IF(ISNUMBER([$Feuille1.AJ19]);ROUND(([$Feuille1.AJ19]-deplacement)*Ratio;decimales);IF([$Feuille1.AJ19]=&quot;&quot;;&quot;&quot;;[$Feuille1.AJ19]))">
            <text:p/>
          </table:table-cell>
          <table:table-cell table:formula="of:=IF(ISNUMBER([$Feuille1.AK19]);ROUND(([$Feuille1.AK19]-deplacement)*Ratio;decimales);IF([$Feuille1.AK19]=&quot;&quot;;&quot;&quot;;[$Feuille1.AK19]))">
            <text:p/>
          </table:table-cell>
          <table:table-cell table:formula="of:=IF(ISNUMBER([$Feuille1.AL19]);ROUND(([$Feuille1.AL19]-deplacement)*Ratio;decimales);IF([$Feuille1.AL19]=&quot;&quot;;&quot;&quot;;[$Feuille1.AL19]))">
            <text:p/>
          </table:table-cell>
          <table:table-cell table:formula="of:=IF(ISNUMBER([$Feuille1.AM19]);ROUND(([$Feuille1.AM19]-deplacement)*Ratio;decimales);IF([$Feuille1.AM19]=&quot;&quot;;&quot;&quot;;[$Feuille1.AM19]))">
            <text:p/>
          </table:table-cell>
          <table:table-cell table:formula="of:=IF(ISNUMBER([$Feuille1.AN19]);ROUND(([$Feuille1.AN19]-deplacement)*Ratio;decimales);IF([$Feuille1.AN19]=&quot;&quot;;&quot;&quot;;[$Feuille1.AN19]))">
            <text:p/>
          </table:table-cell>
          <table:table-cell table:formula="of:=IF(ISNUMBER([$Feuille1.AO19]);ROUND(([$Feuille1.AO19]-deplacement)*Ratio;decimales);IF([$Feuille1.AO19]=&quot;&quot;;&quot;&quot;;[$Feuille1.AO19]))">
            <text:p/>
          </table:table-cell>
          <table:table-cell table:formula="of:=IF(ISNUMBER([$Feuille1.AP19]);ROUND(([$Feuille1.AP19]-deplacement)*Ratio;decimales);IF([$Feuille1.AP19]=&quot;&quot;;&quot;&quot;;[$Feuille1.AP19]))">
            <text:p/>
          </table:table-cell>
          <table:table-cell table:formula="of:=IF(ISNUMBER([$Feuille1.AQ19]);ROUND(([$Feuille1.AQ19]-deplacement)*Ratio;decimales);IF([$Feuille1.AQ19]=&quot;&quot;;&quot;&quot;;[$Feuille1.AQ19]))">
            <text:p/>
          </table:table-cell>
          <table:table-cell table:formula="of:=IF(ISNUMBER([$Feuille1.AR19]);ROUND(([$Feuille1.AR19]-deplacement)*Ratio;decimales);IF([$Feuille1.AR19]=&quot;&quot;;&quot;&quot;;[$Feuille1.AR19]))">
            <text:p/>
          </table:table-cell>
          <table:table-cell table:formula="of:=IF(ISNUMBER([$Feuille1.AS19]);ROUND(([$Feuille1.AS19]-deplacement)*Ratio;decimales);IF([$Feuille1.AS19]=&quot;&quot;;&quot;&quot;;[$Feuille1.AS19]))">
            <text:p/>
          </table:table-cell>
          <table:table-cell table:formula="of:=IF(ISNUMBER([$Feuille1.AT19]);ROUND(([$Feuille1.AT19]-deplacement)*Ratio;decimales);IF([$Feuille1.AT19]=&quot;&quot;;&quot;&quot;;[$Feuille1.AT19]))">
            <text:p/>
          </table:table-cell>
          <table:table-cell table:formula="of:=IF(ISNUMBER([$Feuille1.AU19]);ROUND(([$Feuille1.AU19]-deplacement)*Ratio;decimales);IF([$Feuille1.AU19]=&quot;&quot;;&quot;&quot;;[$Feuille1.AU19]))">
            <text:p/>
          </table:table-cell>
          <table:table-cell table:formula="of:=IF(ISNUMBER([$Feuille1.AV19]);ROUND(([$Feuille1.AV19]-deplacement)*Ratio;decimales);IF([$Feuille1.AV19]=&quot;&quot;;&quot;&quot;;[$Feuille1.AV19]))">
            <text:p/>
          </table:table-cell>
          <table:table-cell table:formula="of:=IF(ISNUMBER([$Feuille1.AW19]);ROUND(([$Feuille1.AW19]-deplacement)*Ratio;decimales);IF([$Feuille1.AW19]=&quot;&quot;;&quot;&quot;;[$Feuille1.AW19]))">
            <text:p/>
          </table:table-cell>
          <table:table-cell table:formula="of:=IF(ISNUMBER([$Feuille1.AX19]);ROUND(([$Feuille1.AX19]-deplacement)*Ratio;decimales);IF([$Feuille1.AX19]=&quot;&quot;;&quot;&quot;;[$Feuille1.AX19]))">
            <text:p/>
          </table:table-cell>
          <table:table-cell table:formula="of:=IF(ISNUMBER([$Feuille1.AY19]);ROUND(([$Feuille1.AY19]-deplacement)*Ratio;decimales);IF([$Feuille1.AY19]=&quot;&quot;;&quot;&quot;;[$Feuille1.AY19]))">
            <text:p/>
          </table:table-cell>
          <table:table-cell table:formula="of:=IF(ISNUMBER([$Feuille1.AZ19]);ROUND(([$Feuille1.AZ19]-deplacement)*Ratio;decimales);IF([$Feuille1.AZ19]=&quot;&quot;;&quot;&quot;;[$Feuille1.AZ19]))">
            <text:p/>
          </table:table-cell>
          <table:table-cell table:formula="of:=IF(ISNUMBER([$Feuille1.BA19]);ROUND(([$Feuille1.BA19]-deplacement)*Ratio;decimales);IF([$Feuille1.BA19]=&quot;&quot;;&quot;&quot;;[$Feuille1.BA19]))">
            <text:p/>
          </table:table-cell>
          <table:table-cell table:formula="of:=IF(ISNUMBER([$Feuille1.BB19]);ROUND(([$Feuille1.BB19]-deplacement)*Ratio;decimales);IF([$Feuille1.BB19]=&quot;&quot;;&quot;&quot;;[$Feuille1.BB19]))">
            <text:p/>
          </table:table-cell>
          <table:table-cell table:formula="of:=IF(ISNUMBER([$Feuille1.BC19]);ROUND(([$Feuille1.BC19]-deplacement)*Ratio;decimales);IF([$Feuille1.BC19]=&quot;&quot;;&quot;&quot;;[$Feuille1.BC19]))">
            <text:p/>
          </table:table-cell>
          <table:table-cell table:formula="of:=IF(ISNUMBER([$Feuille1.BD19]);ROUND(([$Feuille1.BD19]-deplacement)*Ratio;decimales);IF([$Feuille1.BD19]=&quot;&quot;;&quot;&quot;;[$Feuille1.BD19]))">
            <text:p/>
          </table:table-cell>
          <table:table-cell table:formula="of:=IF(ISNUMBER([$Feuille1.BE19]);ROUND(([$Feuille1.BE19]-deplacement)*Ratio;decimales);IF([$Feuille1.BE19]=&quot;&quot;;&quot;&quot;;[$Feuille1.BE19]))">
            <text:p/>
          </table:table-cell>
          <table:table-cell table:formula="of:=IF(ISNUMBER([$Feuille1.BF19]);ROUND(([$Feuille1.BF19]-deplacement)*Ratio;decimales);IF([$Feuille1.BF19]=&quot;&quot;;&quot;&quot;;[$Feuille1.BF19]))">
            <text:p/>
          </table:table-cell>
          <table:table-cell table:formula="of:=IF(ISNUMBER([$Feuille1.BG19]);ROUND(([$Feuille1.BG19]-deplacement)*Ratio;decimales);IF([$Feuille1.BG19]=&quot;&quot;;&quot;&quot;;[$Feuille1.BG19]))">
            <text:p/>
          </table:table-cell>
          <table:table-cell table:formula="of:=IF(ISNUMBER([$Feuille1.BH19]);ROUND(([$Feuille1.BH19]-deplacement)*Ratio;decimales);IF([$Feuille1.BH19]=&quot;&quot;;&quot;&quot;;[$Feuille1.BH19]))">
            <text:p/>
          </table:table-cell>
          <table:table-cell table:formula="of:=IF(ISNUMBER([$Feuille1.BI19]);ROUND(([$Feuille1.BI19]-deplacement)*Ratio;decimales);IF([$Feuille1.BI19]=&quot;&quot;;&quot;&quot;;[$Feuille1.BI19]))">
            <text:p/>
          </table:table-cell>
          <table:table-cell table:formula="of:=IF(ISNUMBER([$Feuille1.BJ19]);ROUND(([$Feuille1.BJ19]-deplacement)*Ratio;decimales);IF([$Feuille1.BJ19]=&quot;&quot;;&quot;&quot;;[$Feuille1.BJ19]))">
            <text:p/>
          </table:table-cell>
          <table:table-cell table:formula="of:=IF(ISNUMBER([$Feuille1.BK19]);ROUND(([$Feuille1.BK19]-deplacement)*Ratio;decimales);IF([$Feuille1.BK19]=&quot;&quot;;&quot;&quot;;[$Feuille1.BK19]))">
            <text:p/>
          </table:table-cell>
          <table:table-cell table:formula="of:=IF(ISNUMBER([$Feuille1.BL19]);ROUND(([$Feuille1.BL19]-deplacement)*Ratio;decimales);IF([$Feuille1.BL19]=&quot;&quot;;&quot;&quot;;[$Feuille1.BL19]))">
            <text:p/>
          </table:table-cell>
          <table:table-cell table:formula="of:=IF(ISNUMBER([$Feuille1.BM19]);ROUND(([$Feuille1.BM19]-deplacement)*Ratio;decimales);IF([$Feuille1.BM19]=&quot;&quot;;&quot;&quot;;[$Feuille1.BM19]))">
            <text:p/>
          </table:table-cell>
          <table:table-cell table:formula="of:=IF(ISNUMBER([$Feuille1.BN19]);ROUND(([$Feuille1.BN19]-deplacement)*Ratio;decimales);IF([$Feuille1.BN19]=&quot;&quot;;&quot;&quot;;[$Feuille1.BN19]))">
            <text:p/>
          </table:table-cell>
          <table:table-cell table:formula="of:=IF(ISNUMBER([$Feuille1.BO19]);ROUND(([$Feuille1.BO19]-deplacement)*Ratio;decimales);IF([$Feuille1.BO19]=&quot;&quot;;&quot;&quot;;[$Feuille1.BO19]))">
            <text:p/>
          </table:table-cell>
          <table:table-cell table:formula="of:=IF(ISNUMBER([$Feuille1.BP19]);ROUND(([$Feuille1.BP19]-deplacement)*Ratio;decimales);IF([$Feuille1.BP19]=&quot;&quot;;&quot;&quot;;[$Feuille1.BP19]))">
            <text:p/>
          </table:table-cell>
          <table:table-cell table:formula="of:=IF(ISNUMBER([$Feuille1.BQ19]);ROUND(([$Feuille1.BQ19]-deplacement)*Ratio;decimales);IF([$Feuille1.BQ19]=&quot;&quot;;&quot;&quot;;[$Feuille1.BQ19]))">
            <text:p/>
          </table:table-cell>
          <table:table-cell table:formula="of:=IF(ISNUMBER([$Feuille1.BR19]);ROUND(([$Feuille1.BR19]-deplacement)*Ratio;decimales);IF([$Feuille1.BR19]=&quot;&quot;;&quot;&quot;;[$Feuille1.BR19]))">
            <text:p/>
          </table:table-cell>
          <table:table-cell table:formula="of:=IF(ISNUMBER([$Feuille1.BS19]);ROUND(([$Feuille1.BS19]-deplacement)*Ratio;decimales);IF([$Feuille1.BS19]=&quot;&quot;;&quot;&quot;;[$Feuille1.BS19]))">
            <text:p/>
          </table:table-cell>
          <table:table-cell table:formula="of:=IF(ISNUMBER([$Feuille1.BT19]);ROUND(([$Feuille1.BT19]-deplacement)*Ratio;decimales);IF([$Feuille1.BT19]=&quot;&quot;;&quot;&quot;;[$Feuille1.BT19]))">
            <text:p/>
          </table:table-cell>
          <table:table-cell table:formula="of:=IF(ISNUMBER([$Feuille1.BU19]);ROUND(([$Feuille1.BU19]-deplacement)*Ratio;decimales);IF([$Feuille1.BU19]=&quot;&quot;;&quot;&quot;;[$Feuille1.BU19]))">
            <text:p/>
          </table:table-cell>
          <table:table-cell table:formula="of:=IF(ISNUMBER([$Feuille1.BV19]);ROUND(([$Feuille1.BV19]-deplacement)*Ratio;decimales);IF([$Feuille1.BV19]=&quot;&quot;;&quot;&quot;;[$Feuille1.BV19]))">
            <text:p/>
          </table:table-cell>
          <table:table-cell table:formula="of:=IF(ISNUMBER([$Feuille1.BW19]);ROUND(([$Feuille1.BW19]-deplacement)*Ratio;decimales);IF([$Feuille1.BW19]=&quot;&quot;;&quot;&quot;;[$Feuille1.BW19]))">
            <text:p/>
          </table:table-cell>
          <table:table-cell table:formula="of:=IF(ISNUMBER([$Feuille1.BX19]);ROUND(([$Feuille1.BX19]-deplacement)*Ratio;decimales);IF([$Feuille1.BX19]=&quot;&quot;;&quot;&quot;;[$Feuille1.BX19]))">
            <text:p/>
          </table:table-cell>
          <table:table-cell table:formula="of:=IF(ISNUMBER([$Feuille1.BY19]);ROUND(([$Feuille1.BY19]-deplacement)*Ratio;decimales);IF([$Feuille1.BY19]=&quot;&quot;;&quot;&quot;;[$Feuille1.BY19]))">
            <text:p/>
          </table:table-cell>
          <table:table-cell table:formula="of:=IF(ISNUMBER([$Feuille1.BZ19]);ROUND(([$Feuille1.BZ19]-deplacement)*Ratio;decimales);IF([$Feuille1.BZ19]=&quot;&quot;;&quot;&quot;;[$Feuille1.BZ19]))">
            <text:p/>
          </table:table-cell>
          <table:table-cell table:formula="of:=IF(ISNUMBER([$Feuille1.CA19]);ROUND(([$Feuille1.CA19]-deplacement)*Ratio;decimales);IF([$Feuille1.CA19]=&quot;&quot;;&quot;&quot;;[$Feuille1.CA19]))">
            <text:p/>
          </table:table-cell>
          <table:table-cell table:formula="of:=IF(ISNUMBER([$Feuille1.CB19]);ROUND(([$Feuille1.CB19]-deplacement)*Ratio;decimales);IF([$Feuille1.CB19]=&quot;&quot;;&quot;&quot;;[$Feuille1.CB19]))">
            <text:p/>
          </table:table-cell>
          <table:table-cell table:formula="of:=IF(ISNUMBER([$Feuille1.CC19]);ROUND(([$Feuille1.CC19]-deplacement)*Ratio;decimales);IF([$Feuille1.CC19]=&quot;&quot;;&quot;&quot;;[$Feuille1.CC19]))">
            <text:p/>
          </table:table-cell>
          <table:table-cell table:formula="of:=IF(ISNUMBER([$Feuille1.CD19]);ROUND(([$Feuille1.CD19]-deplacement)*Ratio;decimales);IF([$Feuille1.CD19]=&quot;&quot;;&quot;&quot;;[$Feuille1.CD19]))">
            <text:p/>
          </table:table-cell>
          <table:table-cell table:formula="of:=IF(ISNUMBER([$Feuille1.CE19]);ROUND(([$Feuille1.CE19]-deplacement)*Ratio;decimales);IF([$Feuille1.CE19]=&quot;&quot;;&quot;&quot;;[$Feuille1.CE19]))">
            <text:p/>
          </table:table-cell>
          <table:table-cell table:formula="of:=IF(ISNUMBER([$Feuille1.CF19]);ROUND(([$Feuille1.CF19]-deplacement)*Ratio;decimales);IF([$Feuille1.CF19]=&quot;&quot;;&quot;&quot;;[$Feuille1.CF19]))">
            <text:p/>
          </table:table-cell>
          <table:table-cell table:formula="of:=IF(ISNUMBER([$Feuille1.CG19]);ROUND(([$Feuille1.CG19]-deplacement)*Ratio;decimales);IF([$Feuille1.CG19]=&quot;&quot;;&quot;&quot;;[$Feuille1.CG19]))">
            <text:p/>
          </table:table-cell>
          <table:table-cell table:formula="of:=IF(ISNUMBER([$Feuille1.CH19]);ROUND(([$Feuille1.CH19]-deplacement)*Ratio;decimales);IF([$Feuille1.CH19]=&quot;&quot;;&quot;&quot;;[$Feuille1.CH19]))">
            <text:p/>
          </table:table-cell>
          <table:table-cell table:formula="of:=IF(ISNUMBER([$Feuille1.CI19]);ROUND(([$Feuille1.CI19]-deplacement)*Ratio;decimales);IF([$Feuille1.CI19]=&quot;&quot;;&quot;&quot;;[$Feuille1.CI19]))">
            <text:p/>
          </table:table-cell>
          <table:table-cell table:formula="of:=IF(ISNUMBER([$Feuille1.CJ19]);ROUND(([$Feuille1.CJ19]-deplacement)*Ratio;decimales);IF([$Feuille1.CJ19]=&quot;&quot;;&quot;&quot;;[$Feuille1.CJ19]))">
            <text:p/>
          </table:table-cell>
          <table:table-cell table:formula="of:=IF(ISNUMBER([$Feuille1.CK19]);ROUND(([$Feuille1.CK19]-deplacement)*Ratio;decimales);IF([$Feuille1.CK19]=&quot;&quot;;&quot;&quot;;[$Feuille1.CK19]))">
            <text:p/>
          </table:table-cell>
          <table:table-cell table:formula="of:=IF(ISNUMBER([$Feuille1.CL19]);ROUND(([$Feuille1.CL19]-deplacement)*Ratio;decimales);IF([$Feuille1.CL19]=&quot;&quot;;&quot;&quot;;[$Feuille1.CL19]))">
            <text:p/>
          </table:table-cell>
          <table:table-cell table:formula="of:=IF(ISNUMBER([$Feuille1.CM19]);ROUND(([$Feuille1.CM19]-deplacement)*Ratio;decimales);IF([$Feuille1.CM19]=&quot;&quot;;&quot;&quot;;[$Feuille1.CM19]))">
            <text:p/>
          </table:table-cell>
          <table:table-cell table:formula="of:=IF(ISNUMBER([$Feuille1.CN19]);ROUND(([$Feuille1.CN19]-deplacement)*Ratio;decimales);IF([$Feuille1.CN19]=&quot;&quot;;&quot;&quot;;[$Feuille1.CN19]))">
            <text:p/>
          </table:table-cell>
          <table:table-cell table:formula="of:=IF(ISNUMBER([$Feuille1.CO19]);ROUND(([$Feuille1.CO19]-deplacement)*Ratio;decimales);IF([$Feuille1.CO19]=&quot;&quot;;&quot;&quot;;[$Feuille1.CO19]))">
            <text:p/>
          </table:table-cell>
          <table:table-cell table:formula="of:=IF(ISNUMBER([$Feuille1.CP19]);ROUND(([$Feuille1.CP19]-deplacement)*Ratio;decimales);IF([$Feuille1.CP19]=&quot;&quot;;&quot;&quot;;[$Feuille1.CP19]))">
            <text:p/>
          </table:table-cell>
          <table:table-cell table:formula="of:=IF(ISNUMBER([$Feuille1.CQ19]);ROUND(([$Feuille1.CQ19]-deplacement)*Ratio;decimales);IF([$Feuille1.CQ19]=&quot;&quot;;&quot;&quot;;[$Feuille1.CQ19]))">
            <text:p/>
          </table:table-cell>
          <table:table-cell table:formula="of:=IF(ISNUMBER([$Feuille1.CR19]);ROUND(([$Feuille1.CR19]-deplacement)*Ratio;decimales);IF([$Feuille1.CR19]=&quot;&quot;;&quot;&quot;;[$Feuille1.CR19]))">
            <text:p/>
          </table:table-cell>
          <table:table-cell table:formula="of:=IF(ISNUMBER([$Feuille1.CS19]);ROUND(([$Feuille1.CS19]-deplacement)*Ratio;decimales);IF([$Feuille1.CS19]=&quot;&quot;;&quot;&quot;;[$Feuille1.CS19]))">
            <text:p/>
          </table:table-cell>
          <table:table-cell table:formula="of:=IF(ISNUMBER([$Feuille1.CT19]);ROUND(([$Feuille1.CT19]-deplacement)*Ratio;decimales);IF([$Feuille1.CT19]=&quot;&quot;;&quot;&quot;;[$Feuille1.CT19]))">
            <text:p/>
          </table:table-cell>
          <table:table-cell table:formula="of:=IF(ISNUMBER([$Feuille1.CU19]);ROUND(([$Feuille1.CU19]-deplacement)*Ratio;decimales);IF([$Feuille1.CU19]=&quot;&quot;;&quot;&quot;;[$Feuille1.CU19]))">
            <text:p/>
          </table:table-cell>
          <table:table-cell table:formula="of:=IF(ISNUMBER([$Feuille1.CV19]);ROUND(([$Feuille1.CV19]-deplacement)*Ratio;decimales);IF([$Feuille1.CV19]=&quot;&quot;;&quot;&quot;;[$Feuille1.CV19]))">
            <text:p/>
          </table:table-cell>
          <table:table-cell table:formula="of:=IF(ISNUMBER([$Feuille1.CW19]);ROUND(([$Feuille1.CW19]-deplacement)*Ratio;decimales);IF([$Feuille1.CW19]=&quot;&quot;;&quot;&quot;;[$Feuille1.CW19]))">
            <text:p/>
          </table:table-cell>
          <table:table-cell table:formula="of:=IF(ISNUMBER([$Feuille1.CX19]);ROUND(([$Feuille1.CX19]-deplacement)*Ratio;decimales);IF([$Feuille1.CX19]=&quot;&quot;;&quot;&quot;;[$Feuille1.CX19]))">
            <text:p/>
          </table:table-cell>
          <table:table-cell table:formula="of:=IF(ISNUMBER([$Feuille1.CY19]);ROUND(([$Feuille1.CY19]-deplacement)*Ratio;decimales);IF([$Feuille1.CY19]=&quot;&quot;;&quot;&quot;;[$Feuille1.CY19]))">
            <text:p/>
          </table:table-cell>
          <table:table-cell table:formula="of:=IF(ISNUMBER([$Feuille1.CZ19]);ROUND(([$Feuille1.CZ19]-deplacement)*Ratio;decimales);IF([$Feuille1.CZ19]=&quot;&quot;;&quot;&quot;;[$Feuille1.CZ19]))">
            <text:p/>
          </table:table-cell>
          <table:table-cell table:formula="of:=IF(ISNUMBER([$Feuille1.DA19]);ROUND(([$Feuille1.DA19]-deplacement)*Ratio;decimales);IF([$Feuille1.DA19]=&quot;&quot;;&quot;&quot;;[$Feuille1.DA19]))">
            <text:p/>
          </table:table-cell>
          <table:table-cell table:formula="of:=IF(ISNUMBER([$Feuille1.DB19]);ROUND(([$Feuille1.DB19]-deplacement)*Ratio;decimales);IF([$Feuille1.DB19]=&quot;&quot;;&quot;&quot;;[$Feuille1.DB19]))">
            <text:p/>
          </table:table-cell>
          <table:table-cell table:formula="of:=IF(ISNUMBER([$Feuille1.DC19]);ROUND(([$Feuille1.DC19]-deplacement)*Ratio;decimales);IF([$Feuille1.DC19]=&quot;&quot;;&quot;&quot;;[$Feuille1.DC19]))">
            <text:p/>
          </table:table-cell>
          <table:table-cell table:formula="of:=IF(ISNUMBER([$Feuille1.DD19]);ROUND(([$Feuille1.DD19]-deplacement)*Ratio;decimales);IF([$Feuille1.DD19]=&quot;&quot;;&quot;&quot;;[$Feuille1.DD19]))">
            <text:p/>
          </table:table-cell>
          <table:table-cell table:formula="of:=IF(ISNUMBER([$Feuille1.DE19]);ROUND(([$Feuille1.DE19]-deplacement)*Ratio;decimales);IF([$Feuille1.DE19]=&quot;&quot;;&quot;&quot;;[$Feuille1.DE19]))">
            <text:p/>
          </table:table-cell>
          <table:table-cell table:formula="of:=IF(ISNUMBER([$Feuille1.DF19]);ROUND(([$Feuille1.DF19]-deplacement)*Ratio;decimales);IF([$Feuille1.DF19]=&quot;&quot;;&quot;&quot;;[$Feuille1.DF19]))">
            <text:p/>
          </table:table-cell>
          <table:table-cell table:formula="of:=IF(ISNUMBER([$Feuille1.DG19]);ROUND(([$Feuille1.DG19]-deplacement)*Ratio;decimales);IF([$Feuille1.DG19]=&quot;&quot;;&quot;&quot;;[$Feuille1.DG19]))">
            <text:p/>
          </table:table-cell>
          <table:table-cell table:formula="of:=IF(ISNUMBER([$Feuille1.DH19]);ROUND(([$Feuille1.DH19]-deplacement)*Ratio;decimales);IF([$Feuille1.DH19]=&quot;&quot;;&quot;&quot;;[$Feuille1.DH19]))">
            <text:p/>
          </table:table-cell>
          <table:table-cell table:formula="of:=IF(ISNUMBER([$Feuille1.DI19]);ROUND(([$Feuille1.DI19]-deplacement)*Ratio;decimales);IF([$Feuille1.DI19]=&quot;&quot;;&quot;&quot;;[$Feuille1.DI19]))">
            <text:p/>
          </table:table-cell>
          <table:table-cell table:formula="of:=IF(ISNUMBER([$Feuille1.DJ19]);ROUND(([$Feuille1.DJ19]-deplacement)*Ratio;decimales);IF([$Feuille1.DJ19]=&quot;&quot;;&quot;&quot;;[$Feuille1.DJ19]))">
            <text:p/>
          </table:table-cell>
          <table:table-cell table:formula="of:=IF(ISNUMBER([$Feuille1.DK19]);ROUND(([$Feuille1.DK19]-deplacement)*Ratio;decimales);IF([$Feuille1.DK19]=&quot;&quot;;&quot;&quot;;[$Feuille1.DK19]))">
            <text:p/>
          </table:table-cell>
          <table:table-cell table:formula="of:=IF(ISNUMBER([$Feuille1.DL19]);ROUND(([$Feuille1.DL19]-deplacement)*Ratio;decimales);IF([$Feuille1.DL19]=&quot;&quot;;&quot;&quot;;[$Feuille1.DL19]))">
            <text:p/>
          </table:table-cell>
          <table:table-cell table:formula="of:=IF(ISNUMBER([$Feuille1.DM19]);ROUND(([$Feuille1.DM19]-deplacement)*Ratio;decimales);IF([$Feuille1.DM19]=&quot;&quot;;&quot;&quot;;[$Feuille1.DM19]))">
            <text:p/>
          </table:table-cell>
          <table:table-cell table:formula="of:=IF(ISNUMBER([$Feuille1.DN19]);ROUND(([$Feuille1.DN19]-deplacement)*Ratio;decimales);IF([$Feuille1.DN19]=&quot;&quot;;&quot;&quot;;[$Feuille1.DN19]))">
            <text:p/>
          </table:table-cell>
          <table:table-cell table:formula="of:=IF(ISNUMBER([$Feuille1.DO19]);ROUND(([$Feuille1.DO19]-deplacement)*Ratio;decimales);IF([$Feuille1.DO19]=&quot;&quot;;&quot;&quot;;[$Feuille1.DO19]))">
            <text:p/>
          </table:table-cell>
          <table:table-cell table:formula="of:=IF(ISNUMBER([$Feuille1.DP19]);ROUND(([$Feuille1.DP19]-deplacement)*Ratio;decimales);IF([$Feuille1.DP19]=&quot;&quot;;&quot;&quot;;[$Feuille1.DP19]))">
            <text:p/>
          </table:table-cell>
          <table:table-cell table:formula="of:=IF(ISNUMBER([$Feuille1.DQ19]);ROUND(([$Feuille1.DQ19]-deplacement)*Ratio;decimales);IF([$Feuille1.DQ19]=&quot;&quot;;&quot;&quot;;[$Feuille1.DQ19]))">
            <text:p/>
          </table:table-cell>
          <table:table-cell table:formula="of:=IF(ISNUMBER([$Feuille1.DR19]);ROUND(([$Feuille1.DR19]-deplacement)*Ratio;decimales);IF([$Feuille1.DR19]=&quot;&quot;;&quot;&quot;;[$Feuille1.DR19]))">
            <text:p/>
          </table:table-cell>
          <table:table-cell table:formula="of:=IF(ISNUMBER([$Feuille1.DS19]);ROUND(([$Feuille1.DS19]-deplacement)*Ratio;decimales);IF([$Feuille1.DS19]=&quot;&quot;;&quot;&quot;;[$Feuille1.DS19]))">
            <text:p/>
          </table:table-cell>
          <table:table-cell table:formula="of:=IF(ISNUMBER([$Feuille1.DT19]);ROUND(([$Feuille1.DT19]-deplacement)*Ratio;decimales);IF([$Feuille1.DT19]=&quot;&quot;;&quot;&quot;;[$Feuille1.DT19]))">
            <text:p/>
          </table:table-cell>
          <table:table-cell table:formula="of:=IF(ISNUMBER([$Feuille1.DU19]);ROUND(([$Feuille1.DU19]-deplacement)*Ratio;decimales);IF([$Feuille1.DU19]=&quot;&quot;;&quot;&quot;;[$Feuille1.DU19]))">
            <text:p/>
          </table:table-cell>
          <table:table-cell table:formula="of:=IF(ISNUMBER([$Feuille1.DV19]);ROUND(([$Feuille1.DV19]-deplacement)*Ratio;decimales);IF([$Feuille1.DV19]=&quot;&quot;;&quot;&quot;;[$Feuille1.DV19]))">
            <text:p/>
          </table:table-cell>
          <table:table-cell table:formula="of:=IF(ISNUMBER([$Feuille1.DW19]);ROUND(([$Feuille1.DW19]-deplacement)*Ratio;decimales);IF([$Feuille1.DW19]=&quot;&quot;;&quot;&quot;;[$Feuille1.DW19]))">
            <text:p/>
          </table:table-cell>
          <table:table-cell table:formula="of:=IF(ISNUMBER([$Feuille1.DX19]);ROUND(([$Feuille1.DX19]-deplacement)*Ratio;decimales);IF([$Feuille1.DX19]=&quot;&quot;;&quot;&quot;;[$Feuille1.DX19]))">
            <text:p/>
          </table:table-cell>
          <table:table-cell table:formula="of:=IF(ISNUMBER([$Feuille1.DY19]);ROUND(([$Feuille1.DY19]-deplacement)*Ratio;decimales);IF([$Feuille1.DY19]=&quot;&quot;;&quot;&quot;;[$Feuille1.DY19]))">
            <text:p/>
          </table:table-cell>
          <table:table-cell table:formula="of:=IF(ISNUMBER([$Feuille1.DZ19]);ROUND(([$Feuille1.DZ19]-deplacement)*Ratio;decimales);IF([$Feuille1.DZ19]=&quot;&quot;;&quot;&quot;;[$Feuille1.DZ19]))">
            <text:p/>
          </table:table-cell>
          <table:table-cell table:formula="of:=IF(ISNUMBER([$Feuille1.EA19]);ROUND(([$Feuille1.EA19]-deplacement)*Ratio;decimales);IF([$Feuille1.EA19]=&quot;&quot;;&quot;&quot;;[$Feuille1.EA19]))">
            <text:p/>
          </table:table-cell>
          <table:table-cell table:formula="of:=IF(ISNUMBER([$Feuille1.EB19]);ROUND(([$Feuille1.EB19]-deplacement)*Ratio;decimales);IF([$Feuille1.EB19]=&quot;&quot;;&quot;&quot;;[$Feuille1.EB19]))">
            <text:p/>
          </table:table-cell>
          <table:table-cell table:formula="of:=IF(ISNUMBER([$Feuille1.EC19]);ROUND(([$Feuille1.EC19]-deplacement)*Ratio;decimales);IF([$Feuille1.EC19]=&quot;&quot;;&quot;&quot;;[$Feuille1.EC19]))">
            <text:p/>
          </table:table-cell>
          <table:table-cell table:formula="of:=IF(ISNUMBER([$Feuille1.ED19]);ROUND(([$Feuille1.ED19]-deplacement)*Ratio;decimales);IF([$Feuille1.ED19]=&quot;&quot;;&quot;&quot;;[$Feuille1.ED19]))">
            <text:p/>
          </table:table-cell>
          <table:table-cell table:formula="of:=IF(ISNUMBER([$Feuille1.EE19]);ROUND(([$Feuille1.EE19]-deplacement)*Ratio;decimales);IF([$Feuille1.EE19]=&quot;&quot;;&quot;&quot;;[$Feuille1.EE19]))">
            <text:p/>
          </table:table-cell>
          <table:table-cell table:formula="of:=IF(ISNUMBER([$Feuille1.EF19]);ROUND(([$Feuille1.EF19]-deplacement)*Ratio;decimales);IF([$Feuille1.EF19]=&quot;&quot;;&quot;&quot;;[$Feuille1.EF19]))">
            <text:p/>
          </table:table-cell>
          <table:table-cell table:formula="of:=IF(ISNUMBER([$Feuille1.EG19]);ROUND(([$Feuille1.EG19]-deplacement)*Ratio;decimales);IF([$Feuille1.EG19]=&quot;&quot;;&quot;&quot;;[$Feuille1.EG19]))">
            <text:p/>
          </table:table-cell>
          <table:table-cell table:formula="of:=IF(ISNUMBER([$Feuille1.EH19]);ROUND(([$Feuille1.EH19]-deplacement)*Ratio;decimales);IF([$Feuille1.EH19]=&quot;&quot;;&quot;&quot;;[$Feuille1.EH19]))">
            <text:p/>
          </table:table-cell>
          <table:table-cell table:formula="of:=IF(ISNUMBER([$Feuille1.EI19]);ROUND(([$Feuille1.EI19]-deplacement)*Ratio;decimales);IF([$Feuille1.EI19]=&quot;&quot;;&quot;&quot;;[$Feuille1.EI19]))">
            <text:p/>
          </table:table-cell>
          <table:table-cell table:formula="of:=IF(ISNUMBER([$Feuille1.EJ19]);ROUND(([$Feuille1.EJ19]-deplacement)*Ratio;decimales);IF([$Feuille1.EJ19]=&quot;&quot;;&quot;&quot;;[$Feuille1.EJ19]))">
            <text:p/>
          </table:table-cell>
          <table:table-cell table:formula="of:=IF(ISNUMBER([$Feuille1.EK19]);[$Feuille1.EK19]*Ratio;IF([$Feuille1.EK19]=&quot;&quot;;&quot;&quot;;[$Feuille1.EK19]))">
            <text:p/>
          </table:table-cell>
          <table:table-cell table:formula="of:=IF(ISNUMBER([$Feuille1.EL19]);[$Feuille1.EL19]*Ratio;IF([$Feuille1.EL19]=&quot;&quot;;&quot;&quot;;[$Feuille1.EL19]))">
            <text:p/>
          </table:table-cell>
          <table:table-cell table:number-columns-repeated="882"/>
        </table:table-row>
        <table:table-row table:style-name="ro1">
          <table:table-cell table:formula="of:=IF(ISNUMBER([$Feuille1.A20]);ROUND(([$Feuille1.A20]-deplacement)*Ratio;decimales);IF([$Feuille1.A20]=&quot;&quot;;&quot;&quot;;[$Feuille1.A20]))" office:value-type="string" office:string-value="&lt;path" calcext:value-type="string">
            <text:p>&lt;path</text:p>
          </table:table-cell>
          <table:table-cell table:formula="of:=IF(ISNUMBER([$Feuille1.B20]);ROUND(([$Feuille1.B20]-deplacement)*Ratio;decimales);IF([$Feuille1.B20]=&quot;&quot;;&quot;&quot;;[$Feuille1.B20]))" office:value-type="string" office:string-value="class=&quot;rectangle&quot;" calcext:value-type="string">
            <text:p>class="rectangle"</text:p>
          </table:table-cell>
          <table:table-cell table:formula="of:=IF(ISNUMBER([$Feuille1.C20]);ROUND(([$Feuille1.C20]-deplacement)*Ratio;decimales);IF([$Feuille1.C20]=&quot;&quot;;&quot;&quot;;[$Feuille1.C20]))" office:value-type="string" office:string-value="d=&quot;M" calcext:value-type="string">
            <text:p>d="M</text:p>
          </table:table-cell>
          <table:table-cell table:formula="of:=IF(ISNUMBER([$Feuille1.D20]);ROUND(([$Feuille1.D20]-deplacement)*Ratio;decimales);IF([$Feuille1.D20]=&quot;&quot;;&quot;&quot;;[$Feuille1.D20]))" office:value-type="float" office:value="64.78" calcext:value-type="float">
            <text:p>64,78</text:p>
          </table:table-cell>
          <table:table-cell table:style-name="ce3" table:formula="of:=IF(ISNUMBER([$Feuille1.E20]);ROUND(([$Feuille1.E20]-deplacement)*Ratio;decimales);IF([$Feuille1.E20]=&quot;&quot;;&quot;&quot;;[$Feuille1.E20]))" office:value-type="float" office:value="13.59" calcext:value-type="float">
            <text:p>13,59</text:p>
          </table:table-cell>
          <table:table-cell table:formula="of:=IF(ISNUMBER([$Feuille1.F20]);ROUND(([$Feuille1.F20]-deplacement)*Ratio;decimales);IF([$Feuille1.F20]=&quot;&quot;;&quot;&quot;;[$Feuille1.F20]))" office:value-type="string" office:string-value="c" calcext:value-type="string">
            <text:p>c</text:p>
          </table:table-cell>
          <table:table-cell table:style-name="ce3" table:formula="of:=IF(ISNUMBER([$Feuille1.G20]);ROUND(([$Feuille1.G20]-deplacement)*Ratio;decimales);IF([$Feuille1.G20]=&quot;&quot;;&quot;&quot;;[$Feuille1.G20]))" office:value-type="float" office:value="-17.79" calcext:value-type="float">
            <text:p>-17,79</text:p>
          </table:table-cell>
          <table:table-cell table:style-name="ce3" table:formula="of:=IF(ISNUMBER([$Feuille1.H20]);ROUND(([$Feuille1.H20]-deplacement)*Ratio;decimales);IF([$Feuille1.H20]=&quot;&quot;;&quot;&quot;;[$Feuille1.H20]))" office:value-type="float" office:value="0.23" calcext:value-type="float">
            <text:p>0,23</text:p>
          </table:table-cell>
          <table:table-cell table:style-name="ce3" table:formula="of:=IF(ISNUMBER([$Feuille1.I20]);ROUND(([$Feuille1.I20]-deplacement)*Ratio;decimales);IF([$Feuille1.I20]=&quot;&quot;;&quot;&quot;;[$Feuille1.I20]))" office:value-type="float" office:value="-35.43" calcext:value-type="float">
            <text:p>-35,43</text:p>
          </table:table-cell>
          <table:table-cell table:style-name="ce3" table:formula="of:=IF(ISNUMBER([$Feuille1.J20]);ROUND(([$Feuille1.J20]-deplacement)*Ratio;decimales);IF([$Feuille1.J20]=&quot;&quot;;&quot;&quot;;[$Feuille1.J20]))" office:value-type="float" office:value="2.1" calcext:value-type="float">
            <text:p>2,1</text:p>
          </table:table-cell>
          <table:table-cell table:style-name="ce3" table:formula="of:=IF(ISNUMBER([$Feuille1.K20]);ROUND(([$Feuille1.K20]-deplacement)*Ratio;decimales);IF([$Feuille1.K20]=&quot;&quot;;&quot;&quot;;[$Feuille1.K20]))" office:value-type="float" office:value="-51.83" calcext:value-type="float">
            <text:p>-51,83</text:p>
          </table:table-cell>
          <table:table-cell table:style-name="ce3" table:formula="of:=IF(ISNUMBER([$Feuille1.L20]);ROUND(([$Feuille1.L20]-deplacement)*Ratio;decimales);IF([$Feuille1.L20]=&quot;&quot;;&quot;&quot;;[$Feuille1.L20]))" office:value-type="float" office:value="5.48" calcext:value-type="float">
            <text:p>5,48</text:p>
          </table:table-cell>
          <table:table-cell table:style-name="ce3" table:formula="of:=IF(ISNUMBER([$Feuille1.M20]);ROUND(([$Feuille1.M20]-deplacement)*Ratio;decimales);IF([$Feuille1.M20]=&quot;&quot;;&quot;&quot;;[$Feuille1.M20]))" office:value-type="float" office:value="-0.02" calcext:value-type="float">
            <text:p>-0,02</text:p>
          </table:table-cell>
          <table:table-cell table:style-name="ce3" table:formula="of:=IF(ISNUMBER([$Feuille1.N20]);ROUND(([$Feuille1.N20]-deplacement)*Ratio;decimales);IF([$Feuille1.N20]=&quot;&quot;;&quot;&quot;;[$Feuille1.N20]))" office:value-type="float" office:value="8.55" calcext:value-type="float">
            <text:p>8,55</text:p>
          </table:table-cell>
          <table:table-cell table:style-name="ce3" table:formula="of:=IF(ISNUMBER([$Feuille1.O20]);ROUND(([$Feuille1.O20]-deplacement)*Ratio;decimales);IF([$Feuille1.O20]=&quot;&quot;;&quot;&quot;;[$Feuille1.O20]))" office:value-type="float" office:value="0.24" calcext:value-type="float">
            <text:p>0,24</text:p>
          </table:table-cell>
          <table:table-cell table:style-name="ce3" table:formula="of:=IF(ISNUMBER([$Feuille1.P20]);ROUND(([$Feuille1.P20]-deplacement)*Ratio;decimales);IF([$Feuille1.P20]=&quot;&quot;;&quot;&quot;;[$Feuille1.P20]))" office:value-type="float" office:value="15.78" calcext:value-type="float">
            <text:p>15,78</text:p>
          </table:table-cell>
          <table:table-cell table:style-name="ce3" table:formula="of:=IF(ISNUMBER([$Feuille1.Q20]);ROUND(([$Feuille1.Q20]-deplacement)*Ratio;decimales);IF([$Feuille1.Q20]=&quot;&quot;;&quot;&quot;;[$Feuille1.Q20]))" office:value-type="float" office:value="0.67" calcext:value-type="float">
            <text:p>0,67</text:p>
          </table:table-cell>
          <table:table-cell table:style-name="ce3" table:formula="of:=IF(ISNUMBER([$Feuille1.R20]);ROUND(([$Feuille1.R20]-deplacement)*Ratio;decimales);IF([$Feuille1.R20]=&quot;&quot;;&quot;&quot;;[$Feuille1.R20]))" office:value-type="float" office:value="22.14" calcext:value-type="float">
            <text:p>22,14</text:p>
          </table:table-cell>
          <table:table-cell table:style-name="ce3" table:formula="of:=IF(ISNUMBER([$Feuille1.S20]);ROUND(([$Feuille1.S20]-deplacement)*Ratio;decimales);IF([$Feuille1.S20]=&quot;&quot;;&quot;&quot;;[$Feuille1.S20]))" office:value-type="float" office:value="16.31" calcext:value-type="float">
            <text:p>16,31</text:p>
          </table:table-cell>
          <table:table-cell table:style-name="ce3" table:formula="of:=IF(ISNUMBER([$Feuille1.T20]);ROUND(([$Feuille1.T20]-deplacement)*Ratio;decimales);IF([$Feuille1.T20]=&quot;&quot;;&quot;&quot;;[$Feuille1.T20]))" office:value-type="float" office:value="-2.98" calcext:value-type="float">
            <text:p>-2,98</text:p>
          </table:table-cell>
          <table:table-cell table:style-name="ce3" table:formula="of:=IF(ISNUMBER([$Feuille1.U20]);ROUND(([$Feuille1.U20]-deplacement)*Ratio;decimales);IF([$Feuille1.U20]=&quot;&quot;;&quot;&quot;;[$Feuille1.U20]))" office:value-type="float" office:value="33.69" calcext:value-type="float">
            <text:p>33,69</text:p>
          </table:table-cell>
          <table:table-cell table:style-name="ce3" table:formula="of:=IF(ISNUMBER([$Feuille1.V20]);ROUND(([$Feuille1.V20]-deplacement)*Ratio;decimales);IF([$Feuille1.V20]=&quot;&quot;;&quot;&quot;;[$Feuille1.V20]))" office:value-type="float" office:value="-4.57" calcext:value-type="float">
            <text:p>-4,57</text:p>
          </table:table-cell>
          <table:table-cell table:style-name="ce3" table:formula="of:=IF(ISNUMBER([$Feuille1.W20]);ROUND(([$Feuille1.W20]-deplacement)*Ratio;decimales);IF([$Feuille1.W20]=&quot;&quot;;&quot;&quot;;[$Feuille1.W20]))" office:value-type="float" office:value="51.16" calcext:value-type="float">
            <text:p>51,16</text:p>
          </table:table-cell>
          <table:table-cell table:style-name="ce3" table:formula="of:=IF(ISNUMBER([$Feuille1.X20]);ROUND(([$Feuille1.X20]-deplacement)*Ratio;decimales);IF([$Feuille1.X20]=&quot;&quot;;&quot;&quot;;[$Feuille1.X20]))" office:value-type="float" office:value="-4.76" calcext:value-type="float">
            <text:p>-4,76</text:p>
          </table:table-cell>
          <table:table-cell table:formula="of:=IF(ISNUMBER([$Feuille1.Y20]);ROUND(([$Feuille1.Y20]-deplacement)*Ratio;decimales);IF([$Feuille1.Y20]=&quot;&quot;;&quot;&quot;;[$Feuille1.Y20]))" office:value-type="string" office:string-value="z&quot;" calcext:value-type="string">
            <text:p>z"</text:p>
          </table:table-cell>
          <table:table-cell table:formula="of:=IF(ISNUMBER([$Feuille1.Z20]);ROUND(([$Feuille1.Z20]-deplacement)*Ratio;decimales);IF([$Feuille1.Z20]=&quot;&quot;;&quot;&quot;;[$Feuille1.Z20]))" office:value-type="string" office:string-value="/&gt;" calcext:value-type="string">
            <text:p>/&gt;</text:p>
          </table:table-cell>
          <table:table-cell table:formula="of:=IF(ISNUMBER([$Feuille1.AA20]);ROUND(([$Feuille1.AA20]-deplacement)*Ratio;decimales);IF([$Feuille1.AA20]=&quot;&quot;;&quot;&quot;;[$Feuille1.AA20]))">
            <text:p/>
          </table:table-cell>
          <table:table-cell table:formula="of:=IF(ISNUMBER([$Feuille1.AB20]);ROUND(([$Feuille1.AB20]-deplacement)*Ratio;decimales);IF([$Feuille1.AB20]=&quot;&quot;;&quot;&quot;;[$Feuille1.AB20]))">
            <text:p/>
          </table:table-cell>
          <table:table-cell table:formula="of:=IF(ISNUMBER([$Feuille1.AC20]);ROUND(([$Feuille1.AC20]-deplacement)*Ratio;decimales);IF([$Feuille1.AC20]=&quot;&quot;;&quot;&quot;;[$Feuille1.AC20]))">
            <text:p/>
          </table:table-cell>
          <table:table-cell table:formula="of:=IF(ISNUMBER([$Feuille1.AD20]);ROUND(([$Feuille1.AD20]-deplacement)*Ratio;decimales);IF([$Feuille1.AD20]=&quot;&quot;;&quot;&quot;;[$Feuille1.AD20]))">
            <text:p/>
          </table:table-cell>
          <table:table-cell table:formula="of:=IF(ISNUMBER([$Feuille1.AE20]);ROUND(([$Feuille1.AE20]-deplacement)*Ratio;decimales);IF([$Feuille1.AE20]=&quot;&quot;;&quot;&quot;;[$Feuille1.AE20]))">
            <text:p/>
          </table:table-cell>
          <table:table-cell table:formula="of:=IF(ISNUMBER([$Feuille1.AF20]);ROUND(([$Feuille1.AF20]-deplacement)*Ratio;decimales);IF([$Feuille1.AF20]=&quot;&quot;;&quot;&quot;;[$Feuille1.AF20]))">
            <text:p/>
          </table:table-cell>
          <table:table-cell table:formula="of:=IF(ISNUMBER([$Feuille1.AG20]);ROUND(([$Feuille1.AG20]-deplacement)*Ratio;decimales);IF([$Feuille1.AG20]=&quot;&quot;;&quot;&quot;;[$Feuille1.AG20]))">
            <text:p/>
          </table:table-cell>
          <table:table-cell table:formula="of:=IF(ISNUMBER([$Feuille1.AH20]);ROUND(([$Feuille1.AH20]-deplacement)*Ratio;decimales);IF([$Feuille1.AH20]=&quot;&quot;;&quot;&quot;;[$Feuille1.AH20]))">
            <text:p/>
          </table:table-cell>
          <table:table-cell table:formula="of:=IF(ISNUMBER([$Feuille1.AI20]);ROUND(([$Feuille1.AI20]-deplacement)*Ratio;decimales);IF([$Feuille1.AI20]=&quot;&quot;;&quot;&quot;;[$Feuille1.AI20]))">
            <text:p/>
          </table:table-cell>
          <table:table-cell table:formula="of:=IF(ISNUMBER([$Feuille1.AJ20]);ROUND(([$Feuille1.AJ20]-deplacement)*Ratio;decimales);IF([$Feuille1.AJ20]=&quot;&quot;;&quot;&quot;;[$Feuille1.AJ20]))">
            <text:p/>
          </table:table-cell>
          <table:table-cell table:formula="of:=IF(ISNUMBER([$Feuille1.AK20]);ROUND(([$Feuille1.AK20]-deplacement)*Ratio;decimales);IF([$Feuille1.AK20]=&quot;&quot;;&quot;&quot;;[$Feuille1.AK20]))">
            <text:p/>
          </table:table-cell>
          <table:table-cell table:formula="of:=IF(ISNUMBER([$Feuille1.AL20]);ROUND(([$Feuille1.AL20]-deplacement)*Ratio;decimales);IF([$Feuille1.AL20]=&quot;&quot;;&quot;&quot;;[$Feuille1.AL20]))">
            <text:p/>
          </table:table-cell>
          <table:table-cell table:formula="of:=IF(ISNUMBER([$Feuille1.AM20]);ROUND(([$Feuille1.AM20]-deplacement)*Ratio;decimales);IF([$Feuille1.AM20]=&quot;&quot;;&quot;&quot;;[$Feuille1.AM20]))">
            <text:p/>
          </table:table-cell>
          <table:table-cell table:formula="of:=IF(ISNUMBER([$Feuille1.AN20]);ROUND(([$Feuille1.AN20]-deplacement)*Ratio;decimales);IF([$Feuille1.AN20]=&quot;&quot;;&quot;&quot;;[$Feuille1.AN20]))">
            <text:p/>
          </table:table-cell>
          <table:table-cell table:formula="of:=IF(ISNUMBER([$Feuille1.AO20]);ROUND(([$Feuille1.AO20]-deplacement)*Ratio;decimales);IF([$Feuille1.AO20]=&quot;&quot;;&quot;&quot;;[$Feuille1.AO20]))">
            <text:p/>
          </table:table-cell>
          <table:table-cell table:formula="of:=IF(ISNUMBER([$Feuille1.AP20]);ROUND(([$Feuille1.AP20]-deplacement)*Ratio;decimales);IF([$Feuille1.AP20]=&quot;&quot;;&quot;&quot;;[$Feuille1.AP20]))">
            <text:p/>
          </table:table-cell>
          <table:table-cell table:formula="of:=IF(ISNUMBER([$Feuille1.AQ20]);ROUND(([$Feuille1.AQ20]-deplacement)*Ratio;decimales);IF([$Feuille1.AQ20]=&quot;&quot;;&quot;&quot;;[$Feuille1.AQ20]))">
            <text:p/>
          </table:table-cell>
          <table:table-cell table:formula="of:=IF(ISNUMBER([$Feuille1.AR20]);ROUND(([$Feuille1.AR20]-deplacement)*Ratio;decimales);IF([$Feuille1.AR20]=&quot;&quot;;&quot;&quot;;[$Feuille1.AR20]))">
            <text:p/>
          </table:table-cell>
          <table:table-cell table:formula="of:=IF(ISNUMBER([$Feuille1.AS20]);ROUND(([$Feuille1.AS20]-deplacement)*Ratio;decimales);IF([$Feuille1.AS20]=&quot;&quot;;&quot;&quot;;[$Feuille1.AS20]))">
            <text:p/>
          </table:table-cell>
          <table:table-cell table:formula="of:=IF(ISNUMBER([$Feuille1.AT20]);ROUND(([$Feuille1.AT20]-deplacement)*Ratio;decimales);IF([$Feuille1.AT20]=&quot;&quot;;&quot;&quot;;[$Feuille1.AT20]))">
            <text:p/>
          </table:table-cell>
          <table:table-cell table:formula="of:=IF(ISNUMBER([$Feuille1.AU20]);ROUND(([$Feuille1.AU20]-deplacement)*Ratio;decimales);IF([$Feuille1.AU20]=&quot;&quot;;&quot;&quot;;[$Feuille1.AU20]))">
            <text:p/>
          </table:table-cell>
          <table:table-cell table:formula="of:=IF(ISNUMBER([$Feuille1.AV20]);ROUND(([$Feuille1.AV20]-deplacement)*Ratio;decimales);IF([$Feuille1.AV20]=&quot;&quot;;&quot;&quot;;[$Feuille1.AV20]))">
            <text:p/>
          </table:table-cell>
          <table:table-cell table:formula="of:=IF(ISNUMBER([$Feuille1.AW20]);ROUND(([$Feuille1.AW20]-deplacement)*Ratio;decimales);IF([$Feuille1.AW20]=&quot;&quot;;&quot;&quot;;[$Feuille1.AW20]))">
            <text:p/>
          </table:table-cell>
          <table:table-cell table:formula="of:=IF(ISNUMBER([$Feuille1.AX20]);ROUND(([$Feuille1.AX20]-deplacement)*Ratio;decimales);IF([$Feuille1.AX20]=&quot;&quot;;&quot;&quot;;[$Feuille1.AX20]))">
            <text:p/>
          </table:table-cell>
          <table:table-cell table:formula="of:=IF(ISNUMBER([$Feuille1.AY20]);ROUND(([$Feuille1.AY20]-deplacement)*Ratio;decimales);IF([$Feuille1.AY20]=&quot;&quot;;&quot;&quot;;[$Feuille1.AY20]))">
            <text:p/>
          </table:table-cell>
          <table:table-cell table:formula="of:=IF(ISNUMBER([$Feuille1.AZ20]);ROUND(([$Feuille1.AZ20]-deplacement)*Ratio;decimales);IF([$Feuille1.AZ20]=&quot;&quot;;&quot;&quot;;[$Feuille1.AZ20]))">
            <text:p/>
          </table:table-cell>
          <table:table-cell table:formula="of:=IF(ISNUMBER([$Feuille1.BA20]);ROUND(([$Feuille1.BA20]-deplacement)*Ratio;decimales);IF([$Feuille1.BA20]=&quot;&quot;;&quot;&quot;;[$Feuille1.BA20]))">
            <text:p/>
          </table:table-cell>
          <table:table-cell table:formula="of:=IF(ISNUMBER([$Feuille1.BB20]);ROUND(([$Feuille1.BB20]-deplacement)*Ratio;decimales);IF([$Feuille1.BB20]=&quot;&quot;;&quot;&quot;;[$Feuille1.BB20]))">
            <text:p/>
          </table:table-cell>
          <table:table-cell table:formula="of:=IF(ISNUMBER([$Feuille1.BC20]);ROUND(([$Feuille1.BC20]-deplacement)*Ratio;decimales);IF([$Feuille1.BC20]=&quot;&quot;;&quot;&quot;;[$Feuille1.BC20]))">
            <text:p/>
          </table:table-cell>
          <table:table-cell table:formula="of:=IF(ISNUMBER([$Feuille1.BD20]);ROUND(([$Feuille1.BD20]-deplacement)*Ratio;decimales);IF([$Feuille1.BD20]=&quot;&quot;;&quot;&quot;;[$Feuille1.BD20]))">
            <text:p/>
          </table:table-cell>
          <table:table-cell table:formula="of:=IF(ISNUMBER([$Feuille1.BE20]);ROUND(([$Feuille1.BE20]-deplacement)*Ratio;decimales);IF([$Feuille1.BE20]=&quot;&quot;;&quot;&quot;;[$Feuille1.BE20]))">
            <text:p/>
          </table:table-cell>
          <table:table-cell table:formula="of:=IF(ISNUMBER([$Feuille1.BF20]);ROUND(([$Feuille1.BF20]-deplacement)*Ratio;decimales);IF([$Feuille1.BF20]=&quot;&quot;;&quot;&quot;;[$Feuille1.BF20]))">
            <text:p/>
          </table:table-cell>
          <table:table-cell table:formula="of:=IF(ISNUMBER([$Feuille1.BG20]);ROUND(([$Feuille1.BG20]-deplacement)*Ratio;decimales);IF([$Feuille1.BG20]=&quot;&quot;;&quot;&quot;;[$Feuille1.BG20]))">
            <text:p/>
          </table:table-cell>
          <table:table-cell table:formula="of:=IF(ISNUMBER([$Feuille1.BH20]);ROUND(([$Feuille1.BH20]-deplacement)*Ratio;decimales);IF([$Feuille1.BH20]=&quot;&quot;;&quot;&quot;;[$Feuille1.BH20]))">
            <text:p/>
          </table:table-cell>
          <table:table-cell table:formula="of:=IF(ISNUMBER([$Feuille1.BI20]);ROUND(([$Feuille1.BI20]-deplacement)*Ratio;decimales);IF([$Feuille1.BI20]=&quot;&quot;;&quot;&quot;;[$Feuille1.BI20]))">
            <text:p/>
          </table:table-cell>
          <table:table-cell table:formula="of:=IF(ISNUMBER([$Feuille1.BJ20]);ROUND(([$Feuille1.BJ20]-deplacement)*Ratio;decimales);IF([$Feuille1.BJ20]=&quot;&quot;;&quot;&quot;;[$Feuille1.BJ20]))">
            <text:p/>
          </table:table-cell>
          <table:table-cell table:formula="of:=IF(ISNUMBER([$Feuille1.BK20]);ROUND(([$Feuille1.BK20]-deplacement)*Ratio;decimales);IF([$Feuille1.BK20]=&quot;&quot;;&quot;&quot;;[$Feuille1.BK20]))">
            <text:p/>
          </table:table-cell>
          <table:table-cell table:formula="of:=IF(ISNUMBER([$Feuille1.BL20]);ROUND(([$Feuille1.BL20]-deplacement)*Ratio;decimales);IF([$Feuille1.BL20]=&quot;&quot;;&quot;&quot;;[$Feuille1.BL20]))">
            <text:p/>
          </table:table-cell>
          <table:table-cell table:formula="of:=IF(ISNUMBER([$Feuille1.BM20]);ROUND(([$Feuille1.BM20]-deplacement)*Ratio;decimales);IF([$Feuille1.BM20]=&quot;&quot;;&quot;&quot;;[$Feuille1.BM20]))">
            <text:p/>
          </table:table-cell>
          <table:table-cell table:formula="of:=IF(ISNUMBER([$Feuille1.BN20]);ROUND(([$Feuille1.BN20]-deplacement)*Ratio;decimales);IF([$Feuille1.BN20]=&quot;&quot;;&quot;&quot;;[$Feuille1.BN20]))">
            <text:p/>
          </table:table-cell>
          <table:table-cell table:formula="of:=IF(ISNUMBER([$Feuille1.BO20]);ROUND(([$Feuille1.BO20]-deplacement)*Ratio;decimales);IF([$Feuille1.BO20]=&quot;&quot;;&quot;&quot;;[$Feuille1.BO20]))">
            <text:p/>
          </table:table-cell>
          <table:table-cell table:formula="of:=IF(ISNUMBER([$Feuille1.BP20]);ROUND(([$Feuille1.BP20]-deplacement)*Ratio;decimales);IF([$Feuille1.BP20]=&quot;&quot;;&quot;&quot;;[$Feuille1.BP20]))">
            <text:p/>
          </table:table-cell>
          <table:table-cell table:formula="of:=IF(ISNUMBER([$Feuille1.BQ20]);ROUND(([$Feuille1.BQ20]-deplacement)*Ratio;decimales);IF([$Feuille1.BQ20]=&quot;&quot;;&quot;&quot;;[$Feuille1.BQ20]))">
            <text:p/>
          </table:table-cell>
          <table:table-cell table:formula="of:=IF(ISNUMBER([$Feuille1.BR20]);ROUND(([$Feuille1.BR20]-deplacement)*Ratio;decimales);IF([$Feuille1.BR20]=&quot;&quot;;&quot;&quot;;[$Feuille1.BR20]))">
            <text:p/>
          </table:table-cell>
          <table:table-cell table:formula="of:=IF(ISNUMBER([$Feuille1.BS20]);ROUND(([$Feuille1.BS20]-deplacement)*Ratio;decimales);IF([$Feuille1.BS20]=&quot;&quot;;&quot;&quot;;[$Feuille1.BS20]))">
            <text:p/>
          </table:table-cell>
          <table:table-cell table:formula="of:=IF(ISNUMBER([$Feuille1.BT20]);ROUND(([$Feuille1.BT20]-deplacement)*Ratio;decimales);IF([$Feuille1.BT20]=&quot;&quot;;&quot;&quot;;[$Feuille1.BT20]))">
            <text:p/>
          </table:table-cell>
          <table:table-cell table:formula="of:=IF(ISNUMBER([$Feuille1.BU20]);ROUND(([$Feuille1.BU20]-deplacement)*Ratio;decimales);IF([$Feuille1.BU20]=&quot;&quot;;&quot;&quot;;[$Feuille1.BU20]))">
            <text:p/>
          </table:table-cell>
          <table:table-cell table:formula="of:=IF(ISNUMBER([$Feuille1.BV20]);ROUND(([$Feuille1.BV20]-deplacement)*Ratio;decimales);IF([$Feuille1.BV20]=&quot;&quot;;&quot;&quot;;[$Feuille1.BV20]))">
            <text:p/>
          </table:table-cell>
          <table:table-cell table:formula="of:=IF(ISNUMBER([$Feuille1.BW20]);ROUND(([$Feuille1.BW20]-deplacement)*Ratio;decimales);IF([$Feuille1.BW20]=&quot;&quot;;&quot;&quot;;[$Feuille1.BW20]))">
            <text:p/>
          </table:table-cell>
          <table:table-cell table:formula="of:=IF(ISNUMBER([$Feuille1.BX20]);ROUND(([$Feuille1.BX20]-deplacement)*Ratio;decimales);IF([$Feuille1.BX20]=&quot;&quot;;&quot;&quot;;[$Feuille1.BX20]))">
            <text:p/>
          </table:table-cell>
          <table:table-cell table:formula="of:=IF(ISNUMBER([$Feuille1.BY20]);ROUND(([$Feuille1.BY20]-deplacement)*Ratio;decimales);IF([$Feuille1.BY20]=&quot;&quot;;&quot;&quot;;[$Feuille1.BY20]))">
            <text:p/>
          </table:table-cell>
          <table:table-cell table:formula="of:=IF(ISNUMBER([$Feuille1.BZ20]);ROUND(([$Feuille1.BZ20]-deplacement)*Ratio;decimales);IF([$Feuille1.BZ20]=&quot;&quot;;&quot;&quot;;[$Feuille1.BZ20]))">
            <text:p/>
          </table:table-cell>
          <table:table-cell table:formula="of:=IF(ISNUMBER([$Feuille1.CA20]);ROUND(([$Feuille1.CA20]-deplacement)*Ratio;decimales);IF([$Feuille1.CA20]=&quot;&quot;;&quot;&quot;;[$Feuille1.CA20]))">
            <text:p/>
          </table:table-cell>
          <table:table-cell table:formula="of:=IF(ISNUMBER([$Feuille1.CB20]);ROUND(([$Feuille1.CB20]-deplacement)*Ratio;decimales);IF([$Feuille1.CB20]=&quot;&quot;;&quot;&quot;;[$Feuille1.CB20]))">
            <text:p/>
          </table:table-cell>
          <table:table-cell table:formula="of:=IF(ISNUMBER([$Feuille1.CC20]);ROUND(([$Feuille1.CC20]-deplacement)*Ratio;decimales);IF([$Feuille1.CC20]=&quot;&quot;;&quot;&quot;;[$Feuille1.CC20]))">
            <text:p/>
          </table:table-cell>
          <table:table-cell table:formula="of:=IF(ISNUMBER([$Feuille1.CD20]);ROUND(([$Feuille1.CD20]-deplacement)*Ratio;decimales);IF([$Feuille1.CD20]=&quot;&quot;;&quot;&quot;;[$Feuille1.CD20]))">
            <text:p/>
          </table:table-cell>
          <table:table-cell table:formula="of:=IF(ISNUMBER([$Feuille1.CE20]);ROUND(([$Feuille1.CE20]-deplacement)*Ratio;decimales);IF([$Feuille1.CE20]=&quot;&quot;;&quot;&quot;;[$Feuille1.CE20]))">
            <text:p/>
          </table:table-cell>
          <table:table-cell table:formula="of:=IF(ISNUMBER([$Feuille1.CF20]);ROUND(([$Feuille1.CF20]-deplacement)*Ratio;decimales);IF([$Feuille1.CF20]=&quot;&quot;;&quot;&quot;;[$Feuille1.CF20]))">
            <text:p/>
          </table:table-cell>
          <table:table-cell table:formula="of:=IF(ISNUMBER([$Feuille1.CG20]);ROUND(([$Feuille1.CG20]-deplacement)*Ratio;decimales);IF([$Feuille1.CG20]=&quot;&quot;;&quot;&quot;;[$Feuille1.CG20]))">
            <text:p/>
          </table:table-cell>
          <table:table-cell table:formula="of:=IF(ISNUMBER([$Feuille1.CH20]);ROUND(([$Feuille1.CH20]-deplacement)*Ratio;decimales);IF([$Feuille1.CH20]=&quot;&quot;;&quot;&quot;;[$Feuille1.CH20]))">
            <text:p/>
          </table:table-cell>
          <table:table-cell table:formula="of:=IF(ISNUMBER([$Feuille1.CI20]);ROUND(([$Feuille1.CI20]-deplacement)*Ratio;decimales);IF([$Feuille1.CI20]=&quot;&quot;;&quot;&quot;;[$Feuille1.CI20]))">
            <text:p/>
          </table:table-cell>
          <table:table-cell table:formula="of:=IF(ISNUMBER([$Feuille1.CJ20]);ROUND(([$Feuille1.CJ20]-deplacement)*Ratio;decimales);IF([$Feuille1.CJ20]=&quot;&quot;;&quot;&quot;;[$Feuille1.CJ20]))">
            <text:p/>
          </table:table-cell>
          <table:table-cell table:formula="of:=IF(ISNUMBER([$Feuille1.CK20]);ROUND(([$Feuille1.CK20]-deplacement)*Ratio;decimales);IF([$Feuille1.CK20]=&quot;&quot;;&quot;&quot;;[$Feuille1.CK20]))">
            <text:p/>
          </table:table-cell>
          <table:table-cell table:formula="of:=IF(ISNUMBER([$Feuille1.CL20]);ROUND(([$Feuille1.CL20]-deplacement)*Ratio;decimales);IF([$Feuille1.CL20]=&quot;&quot;;&quot;&quot;;[$Feuille1.CL20]))">
            <text:p/>
          </table:table-cell>
          <table:table-cell table:formula="of:=IF(ISNUMBER([$Feuille1.CM20]);ROUND(([$Feuille1.CM20]-deplacement)*Ratio;decimales);IF([$Feuille1.CM20]=&quot;&quot;;&quot;&quot;;[$Feuille1.CM20]))">
            <text:p/>
          </table:table-cell>
          <table:table-cell table:formula="of:=IF(ISNUMBER([$Feuille1.CN20]);ROUND(([$Feuille1.CN20]-deplacement)*Ratio;decimales);IF([$Feuille1.CN20]=&quot;&quot;;&quot;&quot;;[$Feuille1.CN20]))">
            <text:p/>
          </table:table-cell>
          <table:table-cell table:formula="of:=IF(ISNUMBER([$Feuille1.CO20]);ROUND(([$Feuille1.CO20]-deplacement)*Ratio;decimales);IF([$Feuille1.CO20]=&quot;&quot;;&quot;&quot;;[$Feuille1.CO20]))">
            <text:p/>
          </table:table-cell>
          <table:table-cell table:formula="of:=IF(ISNUMBER([$Feuille1.CP20]);ROUND(([$Feuille1.CP20]-deplacement)*Ratio;decimales);IF([$Feuille1.CP20]=&quot;&quot;;&quot;&quot;;[$Feuille1.CP20]))">
            <text:p/>
          </table:table-cell>
          <table:table-cell table:formula="of:=IF(ISNUMBER([$Feuille1.CQ20]);ROUND(([$Feuille1.CQ20]-deplacement)*Ratio;decimales);IF([$Feuille1.CQ20]=&quot;&quot;;&quot;&quot;;[$Feuille1.CQ20]))">
            <text:p/>
          </table:table-cell>
          <table:table-cell table:formula="of:=IF(ISNUMBER([$Feuille1.CR20]);ROUND(([$Feuille1.CR20]-deplacement)*Ratio;decimales);IF([$Feuille1.CR20]=&quot;&quot;;&quot;&quot;;[$Feuille1.CR20]))">
            <text:p/>
          </table:table-cell>
          <table:table-cell table:formula="of:=IF(ISNUMBER([$Feuille1.CS20]);ROUND(([$Feuille1.CS20]-deplacement)*Ratio;decimales);IF([$Feuille1.CS20]=&quot;&quot;;&quot;&quot;;[$Feuille1.CS20]))">
            <text:p/>
          </table:table-cell>
          <table:table-cell table:formula="of:=IF(ISNUMBER([$Feuille1.CT20]);ROUND(([$Feuille1.CT20]-deplacement)*Ratio;decimales);IF([$Feuille1.CT20]=&quot;&quot;;&quot;&quot;;[$Feuille1.CT20]))">
            <text:p/>
          </table:table-cell>
          <table:table-cell table:formula="of:=IF(ISNUMBER([$Feuille1.CU20]);ROUND(([$Feuille1.CU20]-deplacement)*Ratio;decimales);IF([$Feuille1.CU20]=&quot;&quot;;&quot;&quot;;[$Feuille1.CU20]))">
            <text:p/>
          </table:table-cell>
          <table:table-cell table:formula="of:=IF(ISNUMBER([$Feuille1.CV20]);ROUND(([$Feuille1.CV20]-deplacement)*Ratio;decimales);IF([$Feuille1.CV20]=&quot;&quot;;&quot;&quot;;[$Feuille1.CV20]))">
            <text:p/>
          </table:table-cell>
          <table:table-cell table:formula="of:=IF(ISNUMBER([$Feuille1.CW20]);ROUND(([$Feuille1.CW20]-deplacement)*Ratio;decimales);IF([$Feuille1.CW20]=&quot;&quot;;&quot;&quot;;[$Feuille1.CW20]))">
            <text:p/>
          </table:table-cell>
          <table:table-cell table:formula="of:=IF(ISNUMBER([$Feuille1.CX20]);ROUND(([$Feuille1.CX20]-deplacement)*Ratio;decimales);IF([$Feuille1.CX20]=&quot;&quot;;&quot;&quot;;[$Feuille1.CX20]))">
            <text:p/>
          </table:table-cell>
          <table:table-cell table:formula="of:=IF(ISNUMBER([$Feuille1.CY20]);ROUND(([$Feuille1.CY20]-deplacement)*Ratio;decimales);IF([$Feuille1.CY20]=&quot;&quot;;&quot;&quot;;[$Feuille1.CY20]))">
            <text:p/>
          </table:table-cell>
          <table:table-cell table:formula="of:=IF(ISNUMBER([$Feuille1.CZ20]);ROUND(([$Feuille1.CZ20]-deplacement)*Ratio;decimales);IF([$Feuille1.CZ20]=&quot;&quot;;&quot;&quot;;[$Feuille1.CZ20]))">
            <text:p/>
          </table:table-cell>
          <table:table-cell table:formula="of:=IF(ISNUMBER([$Feuille1.DA20]);ROUND(([$Feuille1.DA20]-deplacement)*Ratio;decimales);IF([$Feuille1.DA20]=&quot;&quot;;&quot;&quot;;[$Feuille1.DA20]))">
            <text:p/>
          </table:table-cell>
          <table:table-cell table:formula="of:=IF(ISNUMBER([$Feuille1.DB20]);ROUND(([$Feuille1.DB20]-deplacement)*Ratio;decimales);IF([$Feuille1.DB20]=&quot;&quot;;&quot;&quot;;[$Feuille1.DB20]))">
            <text:p/>
          </table:table-cell>
          <table:table-cell table:formula="of:=IF(ISNUMBER([$Feuille1.DC20]);ROUND(([$Feuille1.DC20]-deplacement)*Ratio;decimales);IF([$Feuille1.DC20]=&quot;&quot;;&quot;&quot;;[$Feuille1.DC20]))">
            <text:p/>
          </table:table-cell>
          <table:table-cell table:formula="of:=IF(ISNUMBER([$Feuille1.DD20]);ROUND(([$Feuille1.DD20]-deplacement)*Ratio;decimales);IF([$Feuille1.DD20]=&quot;&quot;;&quot;&quot;;[$Feuille1.DD20]))">
            <text:p/>
          </table:table-cell>
          <table:table-cell table:formula="of:=IF(ISNUMBER([$Feuille1.DE20]);ROUND(([$Feuille1.DE20]-deplacement)*Ratio;decimales);IF([$Feuille1.DE20]=&quot;&quot;;&quot;&quot;;[$Feuille1.DE20]))">
            <text:p/>
          </table:table-cell>
          <table:table-cell table:formula="of:=IF(ISNUMBER([$Feuille1.DF20]);ROUND(([$Feuille1.DF20]-deplacement)*Ratio;decimales);IF([$Feuille1.DF20]=&quot;&quot;;&quot;&quot;;[$Feuille1.DF20]))">
            <text:p/>
          </table:table-cell>
          <table:table-cell table:formula="of:=IF(ISNUMBER([$Feuille1.DG20]);ROUND(([$Feuille1.DG20]-deplacement)*Ratio;decimales);IF([$Feuille1.DG20]=&quot;&quot;;&quot;&quot;;[$Feuille1.DG20]))">
            <text:p/>
          </table:table-cell>
          <table:table-cell table:formula="of:=IF(ISNUMBER([$Feuille1.DH20]);ROUND(([$Feuille1.DH20]-deplacement)*Ratio;decimales);IF([$Feuille1.DH20]=&quot;&quot;;&quot;&quot;;[$Feuille1.DH20]))">
            <text:p/>
          </table:table-cell>
          <table:table-cell table:formula="of:=IF(ISNUMBER([$Feuille1.DI20]);ROUND(([$Feuille1.DI20]-deplacement)*Ratio;decimales);IF([$Feuille1.DI20]=&quot;&quot;;&quot;&quot;;[$Feuille1.DI20]))">
            <text:p/>
          </table:table-cell>
          <table:table-cell table:formula="of:=IF(ISNUMBER([$Feuille1.DJ20]);ROUND(([$Feuille1.DJ20]-deplacement)*Ratio;decimales);IF([$Feuille1.DJ20]=&quot;&quot;;&quot;&quot;;[$Feuille1.DJ20]))">
            <text:p/>
          </table:table-cell>
          <table:table-cell table:formula="of:=IF(ISNUMBER([$Feuille1.DK20]);ROUND(([$Feuille1.DK20]-deplacement)*Ratio;decimales);IF([$Feuille1.DK20]=&quot;&quot;;&quot;&quot;;[$Feuille1.DK20]))">
            <text:p/>
          </table:table-cell>
          <table:table-cell table:formula="of:=IF(ISNUMBER([$Feuille1.DL20]);ROUND(([$Feuille1.DL20]-deplacement)*Ratio;decimales);IF([$Feuille1.DL20]=&quot;&quot;;&quot;&quot;;[$Feuille1.DL20]))">
            <text:p/>
          </table:table-cell>
          <table:table-cell table:formula="of:=IF(ISNUMBER([$Feuille1.DM20]);ROUND(([$Feuille1.DM20]-deplacement)*Ratio;decimales);IF([$Feuille1.DM20]=&quot;&quot;;&quot;&quot;;[$Feuille1.DM20]))">
            <text:p/>
          </table:table-cell>
          <table:table-cell table:formula="of:=IF(ISNUMBER([$Feuille1.DN20]);ROUND(([$Feuille1.DN20]-deplacement)*Ratio;decimales);IF([$Feuille1.DN20]=&quot;&quot;;&quot;&quot;;[$Feuille1.DN20]))">
            <text:p/>
          </table:table-cell>
          <table:table-cell table:formula="of:=IF(ISNUMBER([$Feuille1.DO20]);ROUND(([$Feuille1.DO20]-deplacement)*Ratio;decimales);IF([$Feuille1.DO20]=&quot;&quot;;&quot;&quot;;[$Feuille1.DO20]))">
            <text:p/>
          </table:table-cell>
          <table:table-cell table:formula="of:=IF(ISNUMBER([$Feuille1.DP20]);ROUND(([$Feuille1.DP20]-deplacement)*Ratio;decimales);IF([$Feuille1.DP20]=&quot;&quot;;&quot;&quot;;[$Feuille1.DP20]))">
            <text:p/>
          </table:table-cell>
          <table:table-cell table:formula="of:=IF(ISNUMBER([$Feuille1.DQ20]);ROUND(([$Feuille1.DQ20]-deplacement)*Ratio;decimales);IF([$Feuille1.DQ20]=&quot;&quot;;&quot;&quot;;[$Feuille1.DQ20]))">
            <text:p/>
          </table:table-cell>
          <table:table-cell table:formula="of:=IF(ISNUMBER([$Feuille1.DR20]);ROUND(([$Feuille1.DR20]-deplacement)*Ratio;decimales);IF([$Feuille1.DR20]=&quot;&quot;;&quot;&quot;;[$Feuille1.DR20]))">
            <text:p/>
          </table:table-cell>
          <table:table-cell table:formula="of:=IF(ISNUMBER([$Feuille1.DS20]);ROUND(([$Feuille1.DS20]-deplacement)*Ratio;decimales);IF([$Feuille1.DS20]=&quot;&quot;;&quot;&quot;;[$Feuille1.DS20]))">
            <text:p/>
          </table:table-cell>
          <table:table-cell table:formula="of:=IF(ISNUMBER([$Feuille1.DT20]);ROUND(([$Feuille1.DT20]-deplacement)*Ratio;decimales);IF([$Feuille1.DT20]=&quot;&quot;;&quot;&quot;;[$Feuille1.DT20]))">
            <text:p/>
          </table:table-cell>
          <table:table-cell table:formula="of:=IF(ISNUMBER([$Feuille1.DU20]);ROUND(([$Feuille1.DU20]-deplacement)*Ratio;decimales);IF([$Feuille1.DU20]=&quot;&quot;;&quot;&quot;;[$Feuille1.DU20]))">
            <text:p/>
          </table:table-cell>
          <table:table-cell table:formula="of:=IF(ISNUMBER([$Feuille1.DV20]);ROUND(([$Feuille1.DV20]-deplacement)*Ratio;decimales);IF([$Feuille1.DV20]=&quot;&quot;;&quot;&quot;;[$Feuille1.DV20]))">
            <text:p/>
          </table:table-cell>
          <table:table-cell table:formula="of:=IF(ISNUMBER([$Feuille1.DW20]);ROUND(([$Feuille1.DW20]-deplacement)*Ratio;decimales);IF([$Feuille1.DW20]=&quot;&quot;;&quot;&quot;;[$Feuille1.DW20]))">
            <text:p/>
          </table:table-cell>
          <table:table-cell table:formula="of:=IF(ISNUMBER([$Feuille1.DX20]);ROUND(([$Feuille1.DX20]-deplacement)*Ratio;decimales);IF([$Feuille1.DX20]=&quot;&quot;;&quot;&quot;;[$Feuille1.DX20]))">
            <text:p/>
          </table:table-cell>
          <table:table-cell table:formula="of:=IF(ISNUMBER([$Feuille1.DY20]);ROUND(([$Feuille1.DY20]-deplacement)*Ratio;decimales);IF([$Feuille1.DY20]=&quot;&quot;;&quot;&quot;;[$Feuille1.DY20]))">
            <text:p/>
          </table:table-cell>
          <table:table-cell table:formula="of:=IF(ISNUMBER([$Feuille1.DZ20]);ROUND(([$Feuille1.DZ20]-deplacement)*Ratio;decimales);IF([$Feuille1.DZ20]=&quot;&quot;;&quot;&quot;;[$Feuille1.DZ20]))">
            <text:p/>
          </table:table-cell>
          <table:table-cell table:formula="of:=IF(ISNUMBER([$Feuille1.EA20]);ROUND(([$Feuille1.EA20]-deplacement)*Ratio;decimales);IF([$Feuille1.EA20]=&quot;&quot;;&quot;&quot;;[$Feuille1.EA20]))">
            <text:p/>
          </table:table-cell>
          <table:table-cell table:formula="of:=IF(ISNUMBER([$Feuille1.EB20]);ROUND(([$Feuille1.EB20]-deplacement)*Ratio;decimales);IF([$Feuille1.EB20]=&quot;&quot;;&quot;&quot;;[$Feuille1.EB20]))">
            <text:p/>
          </table:table-cell>
          <table:table-cell table:formula="of:=IF(ISNUMBER([$Feuille1.EC20]);ROUND(([$Feuille1.EC20]-deplacement)*Ratio;decimales);IF([$Feuille1.EC20]=&quot;&quot;;&quot;&quot;;[$Feuille1.EC20]))">
            <text:p/>
          </table:table-cell>
          <table:table-cell table:formula="of:=IF(ISNUMBER([$Feuille1.ED20]);ROUND(([$Feuille1.ED20]-deplacement)*Ratio;decimales);IF([$Feuille1.ED20]=&quot;&quot;;&quot;&quot;;[$Feuille1.ED20]))">
            <text:p/>
          </table:table-cell>
          <table:table-cell table:formula="of:=IF(ISNUMBER([$Feuille1.EE20]);ROUND(([$Feuille1.EE20]-deplacement)*Ratio;decimales);IF([$Feuille1.EE20]=&quot;&quot;;&quot;&quot;;[$Feuille1.EE20]))">
            <text:p/>
          </table:table-cell>
          <table:table-cell table:formula="of:=IF(ISNUMBER([$Feuille1.EF20]);ROUND(([$Feuille1.EF20]-deplacement)*Ratio;decimales);IF([$Feuille1.EF20]=&quot;&quot;;&quot;&quot;;[$Feuille1.EF20]))">
            <text:p/>
          </table:table-cell>
          <table:table-cell table:formula="of:=IF(ISNUMBER([$Feuille1.EG20]);ROUND(([$Feuille1.EG20]-deplacement)*Ratio;decimales);IF([$Feuille1.EG20]=&quot;&quot;;&quot;&quot;;[$Feuille1.EG20]))">
            <text:p/>
          </table:table-cell>
          <table:table-cell table:formula="of:=IF(ISNUMBER([$Feuille1.EH20]);ROUND(([$Feuille1.EH20]-deplacement)*Ratio;decimales);IF([$Feuille1.EH20]=&quot;&quot;;&quot;&quot;;[$Feuille1.EH20]))">
            <text:p/>
          </table:table-cell>
          <table:table-cell table:formula="of:=IF(ISNUMBER([$Feuille1.EI20]);ROUND(([$Feuille1.EI20]-deplacement)*Ratio;decimales);IF([$Feuille1.EI20]=&quot;&quot;;&quot;&quot;;[$Feuille1.EI20]))">
            <text:p/>
          </table:table-cell>
          <table:table-cell table:formula="of:=IF(ISNUMBER([$Feuille1.EJ20]);ROUND(([$Feuille1.EJ20]-deplacement)*Ratio;decimales);IF([$Feuille1.EJ20]=&quot;&quot;;&quot;&quot;;[$Feuille1.EJ20]))">
            <text:p/>
          </table:table-cell>
          <table:table-cell table:formula="of:=IF(ISNUMBER([$Feuille1.EK20]);[$Feuille1.EK20]*Ratio;IF([$Feuille1.EK20]=&quot;&quot;;&quot;&quot;;[$Feuille1.EK20]))">
            <text:p/>
          </table:table-cell>
          <table:table-cell table:formula="of:=IF(ISNUMBER([$Feuille1.EL20]);[$Feuille1.EL20]*Ratio;IF([$Feuille1.EL20]=&quot;&quot;;&quot;&quot;;[$Feuille1.EL20]))">
            <text:p/>
          </table:table-cell>
          <table:table-cell table:number-columns-repeated="882"/>
        </table:table-row>
        <table:table-row table:style-name="ro1">
          <table:table-cell table:formula="of:=IF(ISNUMBER([$Feuille1.A21]);ROUND(([$Feuille1.A21]-deplacement)*Ratio;decimales);IF([$Feuille1.A21]=&quot;&quot;;&quot;&quot;;[$Feuille1.A21]))" office:value-type="string" office:string-value="&lt;path" calcext:value-type="string">
            <text:p>&lt;path</text:p>
          </table:table-cell>
          <table:table-cell table:formula="of:=IF(ISNUMBER([$Feuille1.B21]);ROUND(([$Feuille1.B21]-deplacement)*Ratio;decimales);IF([$Feuille1.B21]=&quot;&quot;;&quot;&quot;;[$Feuille1.B21]))" office:value-type="string" office:string-value="class=&quot;rectangle&quot;" calcext:value-type="string">
            <text:p>class="rectangle"</text:p>
          </table:table-cell>
          <table:table-cell table:formula="of:=IF(ISNUMBER([$Feuille1.C21]);ROUND(([$Feuille1.C21]-deplacement)*Ratio;decimales);IF([$Feuille1.C21]=&quot;&quot;;&quot;&quot;;[$Feuille1.C21]))" office:value-type="string" office:string-value="d=&quot;M" calcext:value-type="string">
            <text:p>d="M</text:p>
          </table:table-cell>
          <table:table-cell table:formula="of:=IF(ISNUMBER([$Feuille1.D21]);ROUND(([$Feuille1.D21]-deplacement)*Ratio;decimales);IF([$Feuille1.D21]=&quot;&quot;;&quot;&quot;;[$Feuille1.D21]))" office:value-type="float" office:value="72.22" calcext:value-type="float">
            <text:p>72,22</text:p>
          </table:table-cell>
          <table:table-cell table:style-name="ce3" table:formula="of:=IF(ISNUMBER([$Feuille1.E21]);ROUND(([$Feuille1.E21]-deplacement)*Ratio;decimales);IF([$Feuille1.E21]=&quot;&quot;;&quot;&quot;;[$Feuille1.E21]))" office:value-type="float" office:value="44.37" calcext:value-type="float">
            <text:p>44,37</text:p>
          </table:table-cell>
          <table:table-cell table:formula="of:=IF(ISNUMBER([$Feuille1.F21]);ROUND(([$Feuille1.F21]-deplacement)*Ratio;decimales);IF([$Feuille1.F21]=&quot;&quot;;&quot;&quot;;[$Feuille1.F21]))" office:value-type="string" office:string-value="c" calcext:value-type="string">
            <text:p>c</text:p>
          </table:table-cell>
          <table:table-cell table:style-name="ce3" table:formula="of:=IF(ISNUMBER([$Feuille1.G21]);ROUND(([$Feuille1.G21]-deplacement)*Ratio;decimales);IF([$Feuille1.G21]=&quot;&quot;;&quot;&quot;;[$Feuille1.G21]))" office:value-type="float" office:value="17.23" calcext:value-type="float">
            <text:p>17,23</text:p>
          </table:table-cell>
          <table:table-cell table:style-name="ce3" table:formula="of:=IF(ISNUMBER([$Feuille1.H21]);ROUND(([$Feuille1.H21]-deplacement)*Ratio;decimales);IF([$Feuille1.H21]=&quot;&quot;;&quot;&quot;;[$Feuille1.H21]))" office:value-type="float" office:value="0.19" calcext:value-type="float">
            <text:p>0,19</text:p>
          </table:table-cell>
          <table:table-cell table:style-name="ce3" table:formula="of:=IF(ISNUMBER([$Feuille1.I21]);ROUND(([$Feuille1.I21]-deplacement)*Ratio;decimales);IF([$Feuille1.I21]=&quot;&quot;;&quot;&quot;;[$Feuille1.I21]))" office:value-type="float" office:value="34.39" calcext:value-type="float">
            <text:p>34,39</text:p>
          </table:table-cell>
          <table:table-cell table:style-name="ce3" table:formula="of:=IF(ISNUMBER([$Feuille1.J21]);ROUND(([$Feuille1.J21]-deplacement)*Ratio;decimales);IF([$Feuille1.J21]=&quot;&quot;;&quot;&quot;;[$Feuille1.J21]))" office:value-type="float" office:value="1.68" calcext:value-type="float">
            <text:p>1,68</text:p>
          </table:table-cell>
          <table:table-cell table:style-name="ce3" table:formula="of:=IF(ISNUMBER([$Feuille1.K21]);ROUND(([$Feuille1.K21]-deplacement)*Ratio;decimales);IF([$Feuille1.K21]=&quot;&quot;;&quot;&quot;;[$Feuille1.K21]))" office:value-type="float" office:value="50.51" calcext:value-type="float">
            <text:p>50,51</text:p>
          </table:table-cell>
          <table:table-cell table:style-name="ce3" table:formula="of:=IF(ISNUMBER([$Feuille1.L21]);ROUND(([$Feuille1.L21]-deplacement)*Ratio;decimales);IF([$Feuille1.L21]=&quot;&quot;;&quot;&quot;;[$Feuille1.L21]))" office:value-type="float" office:value="4.52" calcext:value-type="float">
            <text:p>4,52</text:p>
          </table:table-cell>
          <table:table-cell table:style-name="ce3" table:formula="of:=IF(ISNUMBER([$Feuille1.M21]);ROUND(([$Feuille1.M21]-deplacement)*Ratio;decimales);IF([$Feuille1.M21]=&quot;&quot;;&quot;&quot;;[$Feuille1.M21]))" office:value-type="float" office:value="-0.97" calcext:value-type="float">
            <text:p>-0,97</text:p>
          </table:table-cell>
          <table:table-cell table:style-name="ce3" table:formula="of:=IF(ISNUMBER([$Feuille1.N21]);ROUND(([$Feuille1.N21]-deplacement)*Ratio;decimales);IF([$Feuille1.N21]=&quot;&quot;;&quot;&quot;;[$Feuille1.N21]))" office:value-type="float" office:value="9.43" calcext:value-type="float">
            <text:p>9,43</text:p>
          </table:table-cell>
          <table:table-cell table:style-name="ce3" table:formula="of:=IF(ISNUMBER([$Feuille1.O21]);ROUND(([$Feuille1.O21]-deplacement)*Ratio;decimales);IF([$Feuille1.O21]=&quot;&quot;;&quot;&quot;;[$Feuille1.O21]))" office:value-type="float" office:value="-2.41" calcext:value-type="float">
            <text:p>-2,41</text:p>
          </table:table-cell>
          <table:table-cell table:style-name="ce3" table:formula="of:=IF(ISNUMBER([$Feuille1.P21]);ROUND(([$Feuille1.P21]-deplacement)*Ratio;decimales);IF([$Feuille1.P21]=&quot;&quot;;&quot;&quot;;[$Feuille1.P21]))" office:value-type="float" office:value="16.53" calcext:value-type="float">
            <text:p>16,53</text:p>
          </table:table-cell>
          <table:table-cell table:style-name="ce3" table:formula="of:=IF(ISNUMBER([$Feuille1.Q21]);ROUND(([$Feuille1.Q21]-deplacement)*Ratio;decimales);IF([$Feuille1.Q21]=&quot;&quot;;&quot;&quot;;[$Feuille1.Q21]))" office:value-type="float" office:value="-4.04" calcext:value-type="float">
            <text:p>-4,04</text:p>
          </table:table-cell>
          <table:table-cell table:style-name="ce3" table:formula="of:=IF(ISNUMBER([$Feuille1.R21]);ROUND(([$Feuille1.R21]-deplacement)*Ratio;decimales);IF([$Feuille1.R21]=&quot;&quot;;&quot;&quot;;[$Feuille1.R21]))" office:value-type="float" office:value="22.51" calcext:value-type="float">
            <text:p>22,51</text:p>
          </table:table-cell>
          <table:table-cell table:formula="of:=IF(ISNUMBER([$Feuille1.S21]);ROUND(([$Feuille1.S21]-deplacement)*Ratio;decimales);IF([$Feuille1.S21]=&quot;&quot;;&quot;&quot;;[$Feuille1.S21]))" office:value-type="string" office:string-value="C" calcext:value-type="string">
            <text:p>C</text:p>
          </table:table-cell>
          <table:table-cell table:style-name="ce3" table:formula="of:=IF(ISNUMBER([$Feuille1.T21]);ROUND(([$Feuille1.T21]-deplacement)*Ratio;decimales);IF([$Feuille1.T21]=&quot;&quot;;&quot;&quot;;[$Feuille1.T21]))" office:value-type="float" office:value="103.76" calcext:value-type="float">
            <text:p>103,76</text:p>
          </table:table-cell>
          <table:table-cell table:style-name="ce3" table:formula="of:=IF(ISNUMBER([$Feuille1.U21]);ROUND(([$Feuille1.U21]-deplacement)*Ratio;decimales);IF([$Feuille1.U21]=&quot;&quot;;&quot;&quot;;[$Feuille1.U21]))" office:value-type="float" office:value="69.19" calcext:value-type="float">
            <text:p>69,19</text:p>
          </table:table-cell>
          <table:table-cell table:style-name="ce3" table:formula="of:=IF(ISNUMBER([$Feuille1.V21]);ROUND(([$Feuille1.V21]-deplacement)*Ratio;decimales);IF([$Feuille1.V21]=&quot;&quot;;&quot;&quot;;[$Feuille1.V21]))" office:value-type="float" office:value="88.02" calcext:value-type="float">
            <text:p>88,02</text:p>
          </table:table-cell>
          <table:table-cell table:style-name="ce3" table:formula="of:=IF(ISNUMBER([$Feuille1.W21]);ROUND(([$Feuille1.W21]-deplacement)*Ratio;decimales);IF([$Feuille1.W21]=&quot;&quot;;&quot;&quot;;[$Feuille1.W21]))" office:value-type="float" office:value="68.02" calcext:value-type="float">
            <text:p>68,02</text:p>
          </table:table-cell>
          <table:table-cell table:style-name="ce3" table:formula="of:=IF(ISNUMBER([$Feuille1.X21]);ROUND(([$Feuille1.X21]-deplacement)*Ratio;decimales);IF([$Feuille1.X21]=&quot;&quot;;&quot;&quot;;[$Feuille1.X21]))" office:value-type="float" office:value="72.22" calcext:value-type="float">
            <text:p>72,22</text:p>
          </table:table-cell>
          <table:table-cell table:style-name="ce3" table:formula="of:=IF(ISNUMBER([$Feuille1.Y21]);ROUND(([$Feuille1.Y21]-deplacement)*Ratio;decimales);IF([$Feuille1.Y21]=&quot;&quot;;&quot;&quot;;[$Feuille1.Y21]))" office:value-type="float" office:value="67.87" calcext:value-type="float">
            <text:p>67,87</text:p>
          </table:table-cell>
          <table:table-cell table:formula="of:=IF(ISNUMBER([$Feuille1.Z21]);ROUND(([$Feuille1.Z21]-deplacement)*Ratio;decimales);IF([$Feuille1.Z21]=&quot;&quot;;&quot;&quot;;[$Feuille1.Z21]))" office:value-type="string" office:string-value="Z&quot;" calcext:value-type="string">
            <text:p>Z"</text:p>
          </table:table-cell>
          <table:table-cell table:formula="of:=IF(ISNUMBER([$Feuille1.AA21]);ROUND(([$Feuille1.AA21]-deplacement)*Ratio;decimales);IF([$Feuille1.AA21]=&quot;&quot;;&quot;&quot;;[$Feuille1.AA21]))" office:value-type="string" office:string-value="/&gt;" calcext:value-type="string">
            <text:p>/&gt;</text:p>
          </table:table-cell>
          <table:table-cell table:formula="of:=IF(ISNUMBER([$Feuille1.AB21]);ROUND(([$Feuille1.AB21]-deplacement)*Ratio;decimales);IF([$Feuille1.AB21]=&quot;&quot;;&quot;&quot;;[$Feuille1.AB21]))">
            <text:p/>
          </table:table-cell>
          <table:table-cell table:formula="of:=IF(ISNUMBER([$Feuille1.AC21]);ROUND(([$Feuille1.AC21]-deplacement)*Ratio;decimales);IF([$Feuille1.AC21]=&quot;&quot;;&quot;&quot;;[$Feuille1.AC21]))">
            <text:p/>
          </table:table-cell>
          <table:table-cell table:formula="of:=IF(ISNUMBER([$Feuille1.AD21]);ROUND(([$Feuille1.AD21]-deplacement)*Ratio;decimales);IF([$Feuille1.AD21]=&quot;&quot;;&quot;&quot;;[$Feuille1.AD21]))">
            <text:p/>
          </table:table-cell>
          <table:table-cell table:formula="of:=IF(ISNUMBER([$Feuille1.AE21]);ROUND(([$Feuille1.AE21]-deplacement)*Ratio;decimales);IF([$Feuille1.AE21]=&quot;&quot;;&quot;&quot;;[$Feuille1.AE21]))">
            <text:p/>
          </table:table-cell>
          <table:table-cell table:formula="of:=IF(ISNUMBER([$Feuille1.AF21]);ROUND(([$Feuille1.AF21]-deplacement)*Ratio;decimales);IF([$Feuille1.AF21]=&quot;&quot;;&quot;&quot;;[$Feuille1.AF21]))">
            <text:p/>
          </table:table-cell>
          <table:table-cell table:formula="of:=IF(ISNUMBER([$Feuille1.AG21]);ROUND(([$Feuille1.AG21]-deplacement)*Ratio;decimales);IF([$Feuille1.AG21]=&quot;&quot;;&quot;&quot;;[$Feuille1.AG21]))">
            <text:p/>
          </table:table-cell>
          <table:table-cell table:formula="of:=IF(ISNUMBER([$Feuille1.AH21]);ROUND(([$Feuille1.AH21]-deplacement)*Ratio;decimales);IF([$Feuille1.AH21]=&quot;&quot;;&quot;&quot;;[$Feuille1.AH21]))">
            <text:p/>
          </table:table-cell>
          <table:table-cell table:formula="of:=IF(ISNUMBER([$Feuille1.AI21]);ROUND(([$Feuille1.AI21]-deplacement)*Ratio;decimales);IF([$Feuille1.AI21]=&quot;&quot;;&quot;&quot;;[$Feuille1.AI21]))">
            <text:p/>
          </table:table-cell>
          <table:table-cell table:formula="of:=IF(ISNUMBER([$Feuille1.AJ21]);ROUND(([$Feuille1.AJ21]-deplacement)*Ratio;decimales);IF([$Feuille1.AJ21]=&quot;&quot;;&quot;&quot;;[$Feuille1.AJ21]))">
            <text:p/>
          </table:table-cell>
          <table:table-cell table:formula="of:=IF(ISNUMBER([$Feuille1.AK21]);ROUND(([$Feuille1.AK21]-deplacement)*Ratio;decimales);IF([$Feuille1.AK21]=&quot;&quot;;&quot;&quot;;[$Feuille1.AK21]))">
            <text:p/>
          </table:table-cell>
          <table:table-cell table:formula="of:=IF(ISNUMBER([$Feuille1.AL21]);ROUND(([$Feuille1.AL21]-deplacement)*Ratio;decimales);IF([$Feuille1.AL21]=&quot;&quot;;&quot;&quot;;[$Feuille1.AL21]))">
            <text:p/>
          </table:table-cell>
          <table:table-cell table:formula="of:=IF(ISNUMBER([$Feuille1.AM21]);ROUND(([$Feuille1.AM21]-deplacement)*Ratio;decimales);IF([$Feuille1.AM21]=&quot;&quot;;&quot;&quot;;[$Feuille1.AM21]))">
            <text:p/>
          </table:table-cell>
          <table:table-cell table:formula="of:=IF(ISNUMBER([$Feuille1.AN21]);ROUND(([$Feuille1.AN21]-deplacement)*Ratio;decimales);IF([$Feuille1.AN21]=&quot;&quot;;&quot;&quot;;[$Feuille1.AN21]))">
            <text:p/>
          </table:table-cell>
          <table:table-cell table:formula="of:=IF(ISNUMBER([$Feuille1.AO21]);ROUND(([$Feuille1.AO21]-deplacement)*Ratio;decimales);IF([$Feuille1.AO21]=&quot;&quot;;&quot;&quot;;[$Feuille1.AO21]))">
            <text:p/>
          </table:table-cell>
          <table:table-cell table:formula="of:=IF(ISNUMBER([$Feuille1.AP21]);ROUND(([$Feuille1.AP21]-deplacement)*Ratio;decimales);IF([$Feuille1.AP21]=&quot;&quot;;&quot;&quot;;[$Feuille1.AP21]))">
            <text:p/>
          </table:table-cell>
          <table:table-cell table:formula="of:=IF(ISNUMBER([$Feuille1.AQ21]);ROUND(([$Feuille1.AQ21]-deplacement)*Ratio;decimales);IF([$Feuille1.AQ21]=&quot;&quot;;&quot;&quot;;[$Feuille1.AQ21]))">
            <text:p/>
          </table:table-cell>
          <table:table-cell table:formula="of:=IF(ISNUMBER([$Feuille1.AR21]);ROUND(([$Feuille1.AR21]-deplacement)*Ratio;decimales);IF([$Feuille1.AR21]=&quot;&quot;;&quot;&quot;;[$Feuille1.AR21]))">
            <text:p/>
          </table:table-cell>
          <table:table-cell table:formula="of:=IF(ISNUMBER([$Feuille1.AS21]);ROUND(([$Feuille1.AS21]-deplacement)*Ratio;decimales);IF([$Feuille1.AS21]=&quot;&quot;;&quot;&quot;;[$Feuille1.AS21]))">
            <text:p/>
          </table:table-cell>
          <table:table-cell table:formula="of:=IF(ISNUMBER([$Feuille1.AT21]);ROUND(([$Feuille1.AT21]-deplacement)*Ratio;decimales);IF([$Feuille1.AT21]=&quot;&quot;;&quot;&quot;;[$Feuille1.AT21]))">
            <text:p/>
          </table:table-cell>
          <table:table-cell table:formula="of:=IF(ISNUMBER([$Feuille1.AU21]);ROUND(([$Feuille1.AU21]-deplacement)*Ratio;decimales);IF([$Feuille1.AU21]=&quot;&quot;;&quot;&quot;;[$Feuille1.AU21]))">
            <text:p/>
          </table:table-cell>
          <table:table-cell table:formula="of:=IF(ISNUMBER([$Feuille1.AV21]);ROUND(([$Feuille1.AV21]-deplacement)*Ratio;decimales);IF([$Feuille1.AV21]=&quot;&quot;;&quot;&quot;;[$Feuille1.AV21]))">
            <text:p/>
          </table:table-cell>
          <table:table-cell table:formula="of:=IF(ISNUMBER([$Feuille1.AW21]);ROUND(([$Feuille1.AW21]-deplacement)*Ratio;decimales);IF([$Feuille1.AW21]=&quot;&quot;;&quot;&quot;;[$Feuille1.AW21]))">
            <text:p/>
          </table:table-cell>
          <table:table-cell table:formula="of:=IF(ISNUMBER([$Feuille1.AX21]);ROUND(([$Feuille1.AX21]-deplacement)*Ratio;decimales);IF([$Feuille1.AX21]=&quot;&quot;;&quot;&quot;;[$Feuille1.AX21]))">
            <text:p/>
          </table:table-cell>
          <table:table-cell table:formula="of:=IF(ISNUMBER([$Feuille1.AY21]);ROUND(([$Feuille1.AY21]-deplacement)*Ratio;decimales);IF([$Feuille1.AY21]=&quot;&quot;;&quot;&quot;;[$Feuille1.AY21]))">
            <text:p/>
          </table:table-cell>
          <table:table-cell table:formula="of:=IF(ISNUMBER([$Feuille1.AZ21]);ROUND(([$Feuille1.AZ21]-deplacement)*Ratio;decimales);IF([$Feuille1.AZ21]=&quot;&quot;;&quot;&quot;;[$Feuille1.AZ21]))">
            <text:p/>
          </table:table-cell>
          <table:table-cell table:formula="of:=IF(ISNUMBER([$Feuille1.BA21]);ROUND(([$Feuille1.BA21]-deplacement)*Ratio;decimales);IF([$Feuille1.BA21]=&quot;&quot;;&quot;&quot;;[$Feuille1.BA21]))">
            <text:p/>
          </table:table-cell>
          <table:table-cell table:formula="of:=IF(ISNUMBER([$Feuille1.BB21]);ROUND(([$Feuille1.BB21]-deplacement)*Ratio;decimales);IF([$Feuille1.BB21]=&quot;&quot;;&quot;&quot;;[$Feuille1.BB21]))">
            <text:p/>
          </table:table-cell>
          <table:table-cell table:formula="of:=IF(ISNUMBER([$Feuille1.BC21]);ROUND(([$Feuille1.BC21]-deplacement)*Ratio;decimales);IF([$Feuille1.BC21]=&quot;&quot;;&quot;&quot;;[$Feuille1.BC21]))">
            <text:p/>
          </table:table-cell>
          <table:table-cell table:formula="of:=IF(ISNUMBER([$Feuille1.BD21]);ROUND(([$Feuille1.BD21]-deplacement)*Ratio;decimales);IF([$Feuille1.BD21]=&quot;&quot;;&quot;&quot;;[$Feuille1.BD21]))">
            <text:p/>
          </table:table-cell>
          <table:table-cell table:formula="of:=IF(ISNUMBER([$Feuille1.BE21]);ROUND(([$Feuille1.BE21]-deplacement)*Ratio;decimales);IF([$Feuille1.BE21]=&quot;&quot;;&quot;&quot;;[$Feuille1.BE21]))">
            <text:p/>
          </table:table-cell>
          <table:table-cell table:formula="of:=IF(ISNUMBER([$Feuille1.BF21]);ROUND(([$Feuille1.BF21]-deplacement)*Ratio;decimales);IF([$Feuille1.BF21]=&quot;&quot;;&quot;&quot;;[$Feuille1.BF21]))">
            <text:p/>
          </table:table-cell>
          <table:table-cell table:formula="of:=IF(ISNUMBER([$Feuille1.BG21]);ROUND(([$Feuille1.BG21]-deplacement)*Ratio;decimales);IF([$Feuille1.BG21]=&quot;&quot;;&quot;&quot;;[$Feuille1.BG21]))">
            <text:p/>
          </table:table-cell>
          <table:table-cell table:formula="of:=IF(ISNUMBER([$Feuille1.BH21]);ROUND(([$Feuille1.BH21]-deplacement)*Ratio;decimales);IF([$Feuille1.BH21]=&quot;&quot;;&quot;&quot;;[$Feuille1.BH21]))">
            <text:p/>
          </table:table-cell>
          <table:table-cell table:formula="of:=IF(ISNUMBER([$Feuille1.BI21]);ROUND(([$Feuille1.BI21]-deplacement)*Ratio;decimales);IF([$Feuille1.BI21]=&quot;&quot;;&quot;&quot;;[$Feuille1.BI21]))">
            <text:p/>
          </table:table-cell>
          <table:table-cell table:formula="of:=IF(ISNUMBER([$Feuille1.BJ21]);ROUND(([$Feuille1.BJ21]-deplacement)*Ratio;decimales);IF([$Feuille1.BJ21]=&quot;&quot;;&quot;&quot;;[$Feuille1.BJ21]))">
            <text:p/>
          </table:table-cell>
          <table:table-cell table:formula="of:=IF(ISNUMBER([$Feuille1.BK21]);ROUND(([$Feuille1.BK21]-deplacement)*Ratio;decimales);IF([$Feuille1.BK21]=&quot;&quot;;&quot;&quot;;[$Feuille1.BK21]))">
            <text:p/>
          </table:table-cell>
          <table:table-cell table:formula="of:=IF(ISNUMBER([$Feuille1.BL21]);ROUND(([$Feuille1.BL21]-deplacement)*Ratio;decimales);IF([$Feuille1.BL21]=&quot;&quot;;&quot;&quot;;[$Feuille1.BL21]))">
            <text:p/>
          </table:table-cell>
          <table:table-cell table:formula="of:=IF(ISNUMBER([$Feuille1.BM21]);ROUND(([$Feuille1.BM21]-deplacement)*Ratio;decimales);IF([$Feuille1.BM21]=&quot;&quot;;&quot;&quot;;[$Feuille1.BM21]))">
            <text:p/>
          </table:table-cell>
          <table:table-cell table:formula="of:=IF(ISNUMBER([$Feuille1.BN21]);ROUND(([$Feuille1.BN21]-deplacement)*Ratio;decimales);IF([$Feuille1.BN21]=&quot;&quot;;&quot;&quot;;[$Feuille1.BN21]))">
            <text:p/>
          </table:table-cell>
          <table:table-cell table:formula="of:=IF(ISNUMBER([$Feuille1.BO21]);ROUND(([$Feuille1.BO21]-deplacement)*Ratio;decimales);IF([$Feuille1.BO21]=&quot;&quot;;&quot;&quot;;[$Feuille1.BO21]))">
            <text:p/>
          </table:table-cell>
          <table:table-cell table:formula="of:=IF(ISNUMBER([$Feuille1.BP21]);ROUND(([$Feuille1.BP21]-deplacement)*Ratio;decimales);IF([$Feuille1.BP21]=&quot;&quot;;&quot;&quot;;[$Feuille1.BP21]))">
            <text:p/>
          </table:table-cell>
          <table:table-cell table:formula="of:=IF(ISNUMBER([$Feuille1.BQ21]);ROUND(([$Feuille1.BQ21]-deplacement)*Ratio;decimales);IF([$Feuille1.BQ21]=&quot;&quot;;&quot;&quot;;[$Feuille1.BQ21]))">
            <text:p/>
          </table:table-cell>
          <table:table-cell table:formula="of:=IF(ISNUMBER([$Feuille1.BR21]);ROUND(([$Feuille1.BR21]-deplacement)*Ratio;decimales);IF([$Feuille1.BR21]=&quot;&quot;;&quot;&quot;;[$Feuille1.BR21]))">
            <text:p/>
          </table:table-cell>
          <table:table-cell table:formula="of:=IF(ISNUMBER([$Feuille1.BS21]);ROUND(([$Feuille1.BS21]-deplacement)*Ratio;decimales);IF([$Feuille1.BS21]=&quot;&quot;;&quot;&quot;;[$Feuille1.BS21]))">
            <text:p/>
          </table:table-cell>
          <table:table-cell table:formula="of:=IF(ISNUMBER([$Feuille1.BT21]);ROUND(([$Feuille1.BT21]-deplacement)*Ratio;decimales);IF([$Feuille1.BT21]=&quot;&quot;;&quot;&quot;;[$Feuille1.BT21]))">
            <text:p/>
          </table:table-cell>
          <table:table-cell table:formula="of:=IF(ISNUMBER([$Feuille1.BU21]);ROUND(([$Feuille1.BU21]-deplacement)*Ratio;decimales);IF([$Feuille1.BU21]=&quot;&quot;;&quot;&quot;;[$Feuille1.BU21]))">
            <text:p/>
          </table:table-cell>
          <table:table-cell table:formula="of:=IF(ISNUMBER([$Feuille1.BV21]);ROUND(([$Feuille1.BV21]-deplacement)*Ratio;decimales);IF([$Feuille1.BV21]=&quot;&quot;;&quot;&quot;;[$Feuille1.BV21]))">
            <text:p/>
          </table:table-cell>
          <table:table-cell table:formula="of:=IF(ISNUMBER([$Feuille1.BW21]);ROUND(([$Feuille1.BW21]-deplacement)*Ratio;decimales);IF([$Feuille1.BW21]=&quot;&quot;;&quot;&quot;;[$Feuille1.BW21]))">
            <text:p/>
          </table:table-cell>
          <table:table-cell table:formula="of:=IF(ISNUMBER([$Feuille1.BX21]);ROUND(([$Feuille1.BX21]-deplacement)*Ratio;decimales);IF([$Feuille1.BX21]=&quot;&quot;;&quot;&quot;;[$Feuille1.BX21]))">
            <text:p/>
          </table:table-cell>
          <table:table-cell table:formula="of:=IF(ISNUMBER([$Feuille1.BY21]);ROUND(([$Feuille1.BY21]-deplacement)*Ratio;decimales);IF([$Feuille1.BY21]=&quot;&quot;;&quot;&quot;;[$Feuille1.BY21]))">
            <text:p/>
          </table:table-cell>
          <table:table-cell table:formula="of:=IF(ISNUMBER([$Feuille1.BZ21]);ROUND(([$Feuille1.BZ21]-deplacement)*Ratio;decimales);IF([$Feuille1.BZ21]=&quot;&quot;;&quot;&quot;;[$Feuille1.BZ21]))">
            <text:p/>
          </table:table-cell>
          <table:table-cell table:formula="of:=IF(ISNUMBER([$Feuille1.CA21]);ROUND(([$Feuille1.CA21]-deplacement)*Ratio;decimales);IF([$Feuille1.CA21]=&quot;&quot;;&quot;&quot;;[$Feuille1.CA21]))">
            <text:p/>
          </table:table-cell>
          <table:table-cell table:formula="of:=IF(ISNUMBER([$Feuille1.CB21]);ROUND(([$Feuille1.CB21]-deplacement)*Ratio;decimales);IF([$Feuille1.CB21]=&quot;&quot;;&quot;&quot;;[$Feuille1.CB21]))">
            <text:p/>
          </table:table-cell>
          <table:table-cell table:formula="of:=IF(ISNUMBER([$Feuille1.CC21]);ROUND(([$Feuille1.CC21]-deplacement)*Ratio;decimales);IF([$Feuille1.CC21]=&quot;&quot;;&quot;&quot;;[$Feuille1.CC21]))">
            <text:p/>
          </table:table-cell>
          <table:table-cell table:formula="of:=IF(ISNUMBER([$Feuille1.CD21]);ROUND(([$Feuille1.CD21]-deplacement)*Ratio;decimales);IF([$Feuille1.CD21]=&quot;&quot;;&quot;&quot;;[$Feuille1.CD21]))">
            <text:p/>
          </table:table-cell>
          <table:table-cell table:formula="of:=IF(ISNUMBER([$Feuille1.CE21]);ROUND(([$Feuille1.CE21]-deplacement)*Ratio;decimales);IF([$Feuille1.CE21]=&quot;&quot;;&quot;&quot;;[$Feuille1.CE21]))">
            <text:p/>
          </table:table-cell>
          <table:table-cell table:formula="of:=IF(ISNUMBER([$Feuille1.CF21]);ROUND(([$Feuille1.CF21]-deplacement)*Ratio;decimales);IF([$Feuille1.CF21]=&quot;&quot;;&quot;&quot;;[$Feuille1.CF21]))">
            <text:p/>
          </table:table-cell>
          <table:table-cell table:formula="of:=IF(ISNUMBER([$Feuille1.CG21]);ROUND(([$Feuille1.CG21]-deplacement)*Ratio;decimales);IF([$Feuille1.CG21]=&quot;&quot;;&quot;&quot;;[$Feuille1.CG21]))">
            <text:p/>
          </table:table-cell>
          <table:table-cell table:formula="of:=IF(ISNUMBER([$Feuille1.CH21]);ROUND(([$Feuille1.CH21]-deplacement)*Ratio;decimales);IF([$Feuille1.CH21]=&quot;&quot;;&quot;&quot;;[$Feuille1.CH21]))">
            <text:p/>
          </table:table-cell>
          <table:table-cell table:formula="of:=IF(ISNUMBER([$Feuille1.CI21]);ROUND(([$Feuille1.CI21]-deplacement)*Ratio;decimales);IF([$Feuille1.CI21]=&quot;&quot;;&quot;&quot;;[$Feuille1.CI21]))">
            <text:p/>
          </table:table-cell>
          <table:table-cell table:formula="of:=IF(ISNUMBER([$Feuille1.CJ21]);ROUND(([$Feuille1.CJ21]-deplacement)*Ratio;decimales);IF([$Feuille1.CJ21]=&quot;&quot;;&quot;&quot;;[$Feuille1.CJ21]))">
            <text:p/>
          </table:table-cell>
          <table:table-cell table:formula="of:=IF(ISNUMBER([$Feuille1.CK21]);ROUND(([$Feuille1.CK21]-deplacement)*Ratio;decimales);IF([$Feuille1.CK21]=&quot;&quot;;&quot;&quot;;[$Feuille1.CK21]))">
            <text:p/>
          </table:table-cell>
          <table:table-cell table:formula="of:=IF(ISNUMBER([$Feuille1.CL21]);ROUND(([$Feuille1.CL21]-deplacement)*Ratio;decimales);IF([$Feuille1.CL21]=&quot;&quot;;&quot;&quot;;[$Feuille1.CL21]))">
            <text:p/>
          </table:table-cell>
          <table:table-cell table:formula="of:=IF(ISNUMBER([$Feuille1.CM21]);ROUND(([$Feuille1.CM21]-deplacement)*Ratio;decimales);IF([$Feuille1.CM21]=&quot;&quot;;&quot;&quot;;[$Feuille1.CM21]))">
            <text:p/>
          </table:table-cell>
          <table:table-cell table:formula="of:=IF(ISNUMBER([$Feuille1.CN21]);ROUND(([$Feuille1.CN21]-deplacement)*Ratio;decimales);IF([$Feuille1.CN21]=&quot;&quot;;&quot;&quot;;[$Feuille1.CN21]))">
            <text:p/>
          </table:table-cell>
          <table:table-cell table:formula="of:=IF(ISNUMBER([$Feuille1.CO21]);ROUND(([$Feuille1.CO21]-deplacement)*Ratio;decimales);IF([$Feuille1.CO21]=&quot;&quot;;&quot;&quot;;[$Feuille1.CO21]))">
            <text:p/>
          </table:table-cell>
          <table:table-cell table:formula="of:=IF(ISNUMBER([$Feuille1.CP21]);ROUND(([$Feuille1.CP21]-deplacement)*Ratio;decimales);IF([$Feuille1.CP21]=&quot;&quot;;&quot;&quot;;[$Feuille1.CP21]))">
            <text:p/>
          </table:table-cell>
          <table:table-cell table:formula="of:=IF(ISNUMBER([$Feuille1.CQ21]);ROUND(([$Feuille1.CQ21]-deplacement)*Ratio;decimales);IF([$Feuille1.CQ21]=&quot;&quot;;&quot;&quot;;[$Feuille1.CQ21]))">
            <text:p/>
          </table:table-cell>
          <table:table-cell table:formula="of:=IF(ISNUMBER([$Feuille1.CR21]);ROUND(([$Feuille1.CR21]-deplacement)*Ratio;decimales);IF([$Feuille1.CR21]=&quot;&quot;;&quot;&quot;;[$Feuille1.CR21]))">
            <text:p/>
          </table:table-cell>
          <table:table-cell table:formula="of:=IF(ISNUMBER([$Feuille1.CS21]);ROUND(([$Feuille1.CS21]-deplacement)*Ratio;decimales);IF([$Feuille1.CS21]=&quot;&quot;;&quot;&quot;;[$Feuille1.CS21]))">
            <text:p/>
          </table:table-cell>
          <table:table-cell table:formula="of:=IF(ISNUMBER([$Feuille1.CT21]);ROUND(([$Feuille1.CT21]-deplacement)*Ratio;decimales);IF([$Feuille1.CT21]=&quot;&quot;;&quot;&quot;;[$Feuille1.CT21]))">
            <text:p/>
          </table:table-cell>
          <table:table-cell table:formula="of:=IF(ISNUMBER([$Feuille1.CU21]);ROUND(([$Feuille1.CU21]-deplacement)*Ratio;decimales);IF([$Feuille1.CU21]=&quot;&quot;;&quot;&quot;;[$Feuille1.CU21]))">
            <text:p/>
          </table:table-cell>
          <table:table-cell table:formula="of:=IF(ISNUMBER([$Feuille1.CV21]);ROUND(([$Feuille1.CV21]-deplacement)*Ratio;decimales);IF([$Feuille1.CV21]=&quot;&quot;;&quot;&quot;;[$Feuille1.CV21]))">
            <text:p/>
          </table:table-cell>
          <table:table-cell table:formula="of:=IF(ISNUMBER([$Feuille1.CW21]);ROUND(([$Feuille1.CW21]-deplacement)*Ratio;decimales);IF([$Feuille1.CW21]=&quot;&quot;;&quot;&quot;;[$Feuille1.CW21]))">
            <text:p/>
          </table:table-cell>
          <table:table-cell table:formula="of:=IF(ISNUMBER([$Feuille1.CX21]);ROUND(([$Feuille1.CX21]-deplacement)*Ratio;decimales);IF([$Feuille1.CX21]=&quot;&quot;;&quot;&quot;;[$Feuille1.CX21]))">
            <text:p/>
          </table:table-cell>
          <table:table-cell table:formula="of:=IF(ISNUMBER([$Feuille1.CY21]);ROUND(([$Feuille1.CY21]-deplacement)*Ratio;decimales);IF([$Feuille1.CY21]=&quot;&quot;;&quot;&quot;;[$Feuille1.CY21]))">
            <text:p/>
          </table:table-cell>
          <table:table-cell table:formula="of:=IF(ISNUMBER([$Feuille1.CZ21]);ROUND(([$Feuille1.CZ21]-deplacement)*Ratio;decimales);IF([$Feuille1.CZ21]=&quot;&quot;;&quot;&quot;;[$Feuille1.CZ21]))">
            <text:p/>
          </table:table-cell>
          <table:table-cell table:formula="of:=IF(ISNUMBER([$Feuille1.DA21]);ROUND(([$Feuille1.DA21]-deplacement)*Ratio;decimales);IF([$Feuille1.DA21]=&quot;&quot;;&quot;&quot;;[$Feuille1.DA21]))">
            <text:p/>
          </table:table-cell>
          <table:table-cell table:formula="of:=IF(ISNUMBER([$Feuille1.DB21]);ROUND(([$Feuille1.DB21]-deplacement)*Ratio;decimales);IF([$Feuille1.DB21]=&quot;&quot;;&quot;&quot;;[$Feuille1.DB21]))">
            <text:p/>
          </table:table-cell>
          <table:table-cell table:formula="of:=IF(ISNUMBER([$Feuille1.DC21]);ROUND(([$Feuille1.DC21]-deplacement)*Ratio;decimales);IF([$Feuille1.DC21]=&quot;&quot;;&quot;&quot;;[$Feuille1.DC21]))">
            <text:p/>
          </table:table-cell>
          <table:table-cell table:formula="of:=IF(ISNUMBER([$Feuille1.DD21]);ROUND(([$Feuille1.DD21]-deplacement)*Ratio;decimales);IF([$Feuille1.DD21]=&quot;&quot;;&quot;&quot;;[$Feuille1.DD21]))">
            <text:p/>
          </table:table-cell>
          <table:table-cell table:formula="of:=IF(ISNUMBER([$Feuille1.DE21]);ROUND(([$Feuille1.DE21]-deplacement)*Ratio;decimales);IF([$Feuille1.DE21]=&quot;&quot;;&quot;&quot;;[$Feuille1.DE21]))">
            <text:p/>
          </table:table-cell>
          <table:table-cell table:formula="of:=IF(ISNUMBER([$Feuille1.DF21]);ROUND(([$Feuille1.DF21]-deplacement)*Ratio;decimales);IF([$Feuille1.DF21]=&quot;&quot;;&quot;&quot;;[$Feuille1.DF21]))">
            <text:p/>
          </table:table-cell>
          <table:table-cell table:formula="of:=IF(ISNUMBER([$Feuille1.DG21]);ROUND(([$Feuille1.DG21]-deplacement)*Ratio;decimales);IF([$Feuille1.DG21]=&quot;&quot;;&quot;&quot;;[$Feuille1.DG21]))">
            <text:p/>
          </table:table-cell>
          <table:table-cell table:formula="of:=IF(ISNUMBER([$Feuille1.DH21]);ROUND(([$Feuille1.DH21]-deplacement)*Ratio;decimales);IF([$Feuille1.DH21]=&quot;&quot;;&quot;&quot;;[$Feuille1.DH21]))">
            <text:p/>
          </table:table-cell>
          <table:table-cell table:formula="of:=IF(ISNUMBER([$Feuille1.DI21]);ROUND(([$Feuille1.DI21]-deplacement)*Ratio;decimales);IF([$Feuille1.DI21]=&quot;&quot;;&quot;&quot;;[$Feuille1.DI21]))">
            <text:p/>
          </table:table-cell>
          <table:table-cell table:formula="of:=IF(ISNUMBER([$Feuille1.DJ21]);ROUND(([$Feuille1.DJ21]-deplacement)*Ratio;decimales);IF([$Feuille1.DJ21]=&quot;&quot;;&quot;&quot;;[$Feuille1.DJ21]))">
            <text:p/>
          </table:table-cell>
          <table:table-cell table:formula="of:=IF(ISNUMBER([$Feuille1.DK21]);ROUND(([$Feuille1.DK21]-deplacement)*Ratio;decimales);IF([$Feuille1.DK21]=&quot;&quot;;&quot;&quot;;[$Feuille1.DK21]))">
            <text:p/>
          </table:table-cell>
          <table:table-cell table:formula="of:=IF(ISNUMBER([$Feuille1.DL21]);ROUND(([$Feuille1.DL21]-deplacement)*Ratio;decimales);IF([$Feuille1.DL21]=&quot;&quot;;&quot;&quot;;[$Feuille1.DL21]))">
            <text:p/>
          </table:table-cell>
          <table:table-cell table:formula="of:=IF(ISNUMBER([$Feuille1.DM21]);ROUND(([$Feuille1.DM21]-deplacement)*Ratio;decimales);IF([$Feuille1.DM21]=&quot;&quot;;&quot;&quot;;[$Feuille1.DM21]))">
            <text:p/>
          </table:table-cell>
          <table:table-cell table:formula="of:=IF(ISNUMBER([$Feuille1.DN21]);ROUND(([$Feuille1.DN21]-deplacement)*Ratio;decimales);IF([$Feuille1.DN21]=&quot;&quot;;&quot;&quot;;[$Feuille1.DN21]))">
            <text:p/>
          </table:table-cell>
          <table:table-cell table:formula="of:=IF(ISNUMBER([$Feuille1.DO21]);ROUND(([$Feuille1.DO21]-deplacement)*Ratio;decimales);IF([$Feuille1.DO21]=&quot;&quot;;&quot;&quot;;[$Feuille1.DO21]))">
            <text:p/>
          </table:table-cell>
          <table:table-cell table:formula="of:=IF(ISNUMBER([$Feuille1.DP21]);ROUND(([$Feuille1.DP21]-deplacement)*Ratio;decimales);IF([$Feuille1.DP21]=&quot;&quot;;&quot;&quot;;[$Feuille1.DP21]))">
            <text:p/>
          </table:table-cell>
          <table:table-cell table:formula="of:=IF(ISNUMBER([$Feuille1.DQ21]);ROUND(([$Feuille1.DQ21]-deplacement)*Ratio;decimales);IF([$Feuille1.DQ21]=&quot;&quot;;&quot;&quot;;[$Feuille1.DQ21]))">
            <text:p/>
          </table:table-cell>
          <table:table-cell table:formula="of:=IF(ISNUMBER([$Feuille1.DR21]);ROUND(([$Feuille1.DR21]-deplacement)*Ratio;decimales);IF([$Feuille1.DR21]=&quot;&quot;;&quot;&quot;;[$Feuille1.DR21]))">
            <text:p/>
          </table:table-cell>
          <table:table-cell table:formula="of:=IF(ISNUMBER([$Feuille1.DS21]);ROUND(([$Feuille1.DS21]-deplacement)*Ratio;decimales);IF([$Feuille1.DS21]=&quot;&quot;;&quot;&quot;;[$Feuille1.DS21]))">
            <text:p/>
          </table:table-cell>
          <table:table-cell table:formula="of:=IF(ISNUMBER([$Feuille1.DT21]);ROUND(([$Feuille1.DT21]-deplacement)*Ratio;decimales);IF([$Feuille1.DT21]=&quot;&quot;;&quot;&quot;;[$Feuille1.DT21]))">
            <text:p/>
          </table:table-cell>
          <table:table-cell table:formula="of:=IF(ISNUMBER([$Feuille1.DU21]);ROUND(([$Feuille1.DU21]-deplacement)*Ratio;decimales);IF([$Feuille1.DU21]=&quot;&quot;;&quot;&quot;;[$Feuille1.DU21]))">
            <text:p/>
          </table:table-cell>
          <table:table-cell table:formula="of:=IF(ISNUMBER([$Feuille1.DV21]);ROUND(([$Feuille1.DV21]-deplacement)*Ratio;decimales);IF([$Feuille1.DV21]=&quot;&quot;;&quot;&quot;;[$Feuille1.DV21]))">
            <text:p/>
          </table:table-cell>
          <table:table-cell table:formula="of:=IF(ISNUMBER([$Feuille1.DW21]);ROUND(([$Feuille1.DW21]-deplacement)*Ratio;decimales);IF([$Feuille1.DW21]=&quot;&quot;;&quot;&quot;;[$Feuille1.DW21]))">
            <text:p/>
          </table:table-cell>
          <table:table-cell table:formula="of:=IF(ISNUMBER([$Feuille1.DX21]);ROUND(([$Feuille1.DX21]-deplacement)*Ratio;decimales);IF([$Feuille1.DX21]=&quot;&quot;;&quot;&quot;;[$Feuille1.DX21]))">
            <text:p/>
          </table:table-cell>
          <table:table-cell table:formula="of:=IF(ISNUMBER([$Feuille1.DY21]);ROUND(([$Feuille1.DY21]-deplacement)*Ratio;decimales);IF([$Feuille1.DY21]=&quot;&quot;;&quot;&quot;;[$Feuille1.DY21]))">
            <text:p/>
          </table:table-cell>
          <table:table-cell table:formula="of:=IF(ISNUMBER([$Feuille1.DZ21]);ROUND(([$Feuille1.DZ21]-deplacement)*Ratio;decimales);IF([$Feuille1.DZ21]=&quot;&quot;;&quot;&quot;;[$Feuille1.DZ21]))">
            <text:p/>
          </table:table-cell>
          <table:table-cell table:formula="of:=IF(ISNUMBER([$Feuille1.EA21]);ROUND(([$Feuille1.EA21]-deplacement)*Ratio;decimales);IF([$Feuille1.EA21]=&quot;&quot;;&quot;&quot;;[$Feuille1.EA21]))">
            <text:p/>
          </table:table-cell>
          <table:table-cell table:formula="of:=IF(ISNUMBER([$Feuille1.EB21]);ROUND(([$Feuille1.EB21]-deplacement)*Ratio;decimales);IF([$Feuille1.EB21]=&quot;&quot;;&quot;&quot;;[$Feuille1.EB21]))">
            <text:p/>
          </table:table-cell>
          <table:table-cell table:formula="of:=IF(ISNUMBER([$Feuille1.EC21]);ROUND(([$Feuille1.EC21]-deplacement)*Ratio;decimales);IF([$Feuille1.EC21]=&quot;&quot;;&quot;&quot;;[$Feuille1.EC21]))">
            <text:p/>
          </table:table-cell>
          <table:table-cell table:formula="of:=IF(ISNUMBER([$Feuille1.ED21]);ROUND(([$Feuille1.ED21]-deplacement)*Ratio;decimales);IF([$Feuille1.ED21]=&quot;&quot;;&quot;&quot;;[$Feuille1.ED21]))">
            <text:p/>
          </table:table-cell>
          <table:table-cell table:formula="of:=IF(ISNUMBER([$Feuille1.EE21]);ROUND(([$Feuille1.EE21]-deplacement)*Ratio;decimales);IF([$Feuille1.EE21]=&quot;&quot;;&quot;&quot;;[$Feuille1.EE21]))">
            <text:p/>
          </table:table-cell>
          <table:table-cell table:formula="of:=IF(ISNUMBER([$Feuille1.EF21]);ROUND(([$Feuille1.EF21]-deplacement)*Ratio;decimales);IF([$Feuille1.EF21]=&quot;&quot;;&quot;&quot;;[$Feuille1.EF21]))">
            <text:p/>
          </table:table-cell>
          <table:table-cell table:formula="of:=IF(ISNUMBER([$Feuille1.EG21]);ROUND(([$Feuille1.EG21]-deplacement)*Ratio;decimales);IF([$Feuille1.EG21]=&quot;&quot;;&quot;&quot;;[$Feuille1.EG21]))">
            <text:p/>
          </table:table-cell>
          <table:table-cell table:formula="of:=IF(ISNUMBER([$Feuille1.EH21]);ROUND(([$Feuille1.EH21]-deplacement)*Ratio;decimales);IF([$Feuille1.EH21]=&quot;&quot;;&quot;&quot;;[$Feuille1.EH21]))">
            <text:p/>
          </table:table-cell>
          <table:table-cell table:formula="of:=IF(ISNUMBER([$Feuille1.EI21]);ROUND(([$Feuille1.EI21]-deplacement)*Ratio;decimales);IF([$Feuille1.EI21]=&quot;&quot;;&quot;&quot;;[$Feuille1.EI21]))">
            <text:p/>
          </table:table-cell>
          <table:table-cell table:formula="of:=IF(ISNUMBER([$Feuille1.EJ21]);ROUND(([$Feuille1.EJ21]-deplacement)*Ratio;decimales);IF([$Feuille1.EJ21]=&quot;&quot;;&quot;&quot;;[$Feuille1.EJ21]))">
            <text:p/>
          </table:table-cell>
          <table:table-cell table:formula="of:=IF(ISNUMBER([$Feuille1.EK21]);[$Feuille1.EK21]*Ratio;IF([$Feuille1.EK21]=&quot;&quot;;&quot;&quot;;[$Feuille1.EK21]))">
            <text:p/>
          </table:table-cell>
          <table:table-cell table:formula="of:=IF(ISNUMBER([$Feuille1.EL21]);[$Feuille1.EL21]*Ratio;IF([$Feuille1.EL21]=&quot;&quot;;&quot;&quot;;[$Feuille1.EL21]))">
            <text:p/>
          </table:table-cell>
          <table:table-cell table:number-columns-repeated="882"/>
        </table:table-row>
        <table:table-row table:style-name="ro1">
          <table:table-cell table:formula="of:=IF(ISNUMBER([$Feuille1.A22]);ROUND(([$Feuille1.A22]-deplacement)*Ratio;decimales);IF([$Feuille1.A22]=&quot;&quot;;&quot;&quot;;[$Feuille1.A22]))" office:value-type="string" office:string-value="&lt;path" calcext:value-type="string">
            <text:p>&lt;path</text:p>
          </table:table-cell>
          <table:table-cell table:formula="of:=IF(ISNUMBER([$Feuille1.B22]);ROUND(([$Feuille1.B22]-deplacement)*Ratio;decimales);IF([$Feuille1.B22]=&quot;&quot;;&quot;&quot;;[$Feuille1.B22]))" office:value-type="string" office:string-value="class=&quot;rectangle&quot;" calcext:value-type="string">
            <text:p>class="rectangle"</text:p>
          </table:table-cell>
          <table:table-cell table:formula="of:=IF(ISNUMBER([$Feuille1.C22]);ROUND(([$Feuille1.C22]-deplacement)*Ratio;decimales);IF([$Feuille1.C22]=&quot;&quot;;&quot;&quot;;[$Feuille1.C22]))" office:value-type="string" office:string-value="d=&quot;M" calcext:value-type="string">
            <text:p>d="M</text:p>
          </table:table-cell>
          <table:table-cell table:formula="of:=IF(ISNUMBER([$Feuille1.D22]);ROUND(([$Feuille1.D22]-deplacement)*Ratio;decimales);IF([$Feuille1.D22]=&quot;&quot;;&quot;&quot;;[$Feuille1.D22]))" office:value-type="float" office:value="72.22" calcext:value-type="float">
            <text:p>72,22</text:p>
          </table:table-cell>
          <table:table-cell table:style-name="ce3" table:formula="of:=IF(ISNUMBER([$Feuille1.E22]);ROUND(([$Feuille1.E22]-deplacement)*Ratio;decimales);IF([$Feuille1.E22]=&quot;&quot;;&quot;&quot;;[$Feuille1.E22]))" office:value-type="float" office:value="13.64" calcext:value-type="float">
            <text:p>13,64</text:p>
          </table:table-cell>
          <table:table-cell table:formula="of:=IF(ISNUMBER([$Feuille1.F22]);ROUND(([$Feuille1.F22]-deplacement)*Ratio;decimales);IF([$Feuille1.F22]=&quot;&quot;;&quot;&quot;;[$Feuille1.F22]))" office:value-type="string" office:string-value="c" calcext:value-type="string">
            <text:p>c</text:p>
          </table:table-cell>
          <table:table-cell table:style-name="ce3" table:formula="of:=IF(ISNUMBER([$Feuille1.G22]);ROUND(([$Feuille1.G22]-deplacement)*Ratio;decimales);IF([$Feuille1.G22]=&quot;&quot;;&quot;&quot;;[$Feuille1.G22]))" office:value-type="float" office:value="17.79" calcext:value-type="float">
            <text:p>17,79</text:p>
          </table:table-cell>
          <table:table-cell table:style-name="ce3" table:formula="of:=IF(ISNUMBER([$Feuille1.H22]);ROUND(([$Feuille1.H22]-deplacement)*Ratio;decimales);IF([$Feuille1.H22]=&quot;&quot;;&quot;&quot;;[$Feuille1.H22]))" office:value-type="float" office:value="0.23" calcext:value-type="float">
            <text:p>0,23</text:p>
          </table:table-cell>
          <table:table-cell table:style-name="ce3" table:formula="of:=IF(ISNUMBER([$Feuille1.I22]);ROUND(([$Feuille1.I22]-deplacement)*Ratio;decimales);IF([$Feuille1.I22]=&quot;&quot;;&quot;&quot;;[$Feuille1.I22]))" office:value-type="float" office:value="35.43" calcext:value-type="float">
            <text:p>35,43</text:p>
          </table:table-cell>
          <table:table-cell table:style-name="ce3" table:formula="of:=IF(ISNUMBER([$Feuille1.J22]);ROUND(([$Feuille1.J22]-deplacement)*Ratio;decimales);IF([$Feuille1.J22]=&quot;&quot;;&quot;&quot;;[$Feuille1.J22]))" office:value-type="float" office:value="2.1" calcext:value-type="float">
            <text:p>2,1</text:p>
          </table:table-cell>
          <table:table-cell table:style-name="ce3" table:formula="of:=IF(ISNUMBER([$Feuille1.K22]);ROUND(([$Feuille1.K22]-deplacement)*Ratio;decimales);IF([$Feuille1.K22]=&quot;&quot;;&quot;&quot;;[$Feuille1.K22]))" office:value-type="float" office:value="51.83" calcext:value-type="float">
            <text:p>51,83</text:p>
          </table:table-cell>
          <table:table-cell table:style-name="ce3" table:formula="of:=IF(ISNUMBER([$Feuille1.L22]);ROUND(([$Feuille1.L22]-deplacement)*Ratio;decimales);IF([$Feuille1.L22]=&quot;&quot;;&quot;&quot;;[$Feuille1.L22]))" office:value-type="float" office:value="5.48" calcext:value-type="float">
            <text:p>5,48</text:p>
          </table:table-cell>
          <table:table-cell table:style-name="ce3" table:formula="of:=IF(ISNUMBER([$Feuille1.M22]);ROUND(([$Feuille1.M22]-deplacement)*Ratio;decimales);IF([$Feuille1.M22]=&quot;&quot;;&quot;&quot;;[$Feuille1.M22]))" office:value-type="float" office:value="0.02" calcext:value-type="float">
            <text:p>0,02</text:p>
          </table:table-cell>
          <table:table-cell table:style-name="ce3" table:formula="of:=IF(ISNUMBER([$Feuille1.N22]);ROUND(([$Feuille1.N22]-deplacement)*Ratio;decimales);IF([$Feuille1.N22]=&quot;&quot;;&quot;&quot;;[$Feuille1.N22]))" office:value-type="float" office:value="8.55" calcext:value-type="float">
            <text:p>8,55</text:p>
          </table:table-cell>
          <table:table-cell table:style-name="ce3" table:formula="of:=IF(ISNUMBER([$Feuille1.O22]);ROUND(([$Feuille1.O22]-deplacement)*Ratio;decimales);IF([$Feuille1.O22]=&quot;&quot;;&quot;&quot;;[$Feuille1.O22]))" office:value-type="float" office:value="-0.24" calcext:value-type="float">
            <text:p>-0,24</text:p>
          </table:table-cell>
          <table:table-cell table:style-name="ce3" table:formula="of:=IF(ISNUMBER([$Feuille1.P22]);ROUND(([$Feuille1.P22]-deplacement)*Ratio;decimales);IF([$Feuille1.P22]=&quot;&quot;;&quot;&quot;;[$Feuille1.P22]))" office:value-type="float" office:value="15.78" calcext:value-type="float">
            <text:p>15,78</text:p>
          </table:table-cell>
          <table:table-cell table:style-name="ce3" table:formula="of:=IF(ISNUMBER([$Feuille1.Q22]);ROUND(([$Feuille1.Q22]-deplacement)*Ratio;decimales);IF([$Feuille1.Q22]=&quot;&quot;;&quot;&quot;;[$Feuille1.Q22]))" office:value-type="float" office:value="-0.67" calcext:value-type="float">
            <text:p>-0,67</text:p>
          </table:table-cell>
          <table:table-cell table:style-name="ce3" table:formula="of:=IF(ISNUMBER([$Feuille1.R22]);ROUND(([$Feuille1.R22]-deplacement)*Ratio;decimales);IF([$Feuille1.R22]=&quot;&quot;;&quot;&quot;;[$Feuille1.R22]))" office:value-type="float" office:value="22.14" calcext:value-type="float">
            <text:p>22,14</text:p>
          </table:table-cell>
          <table:table-cell table:style-name="ce3" table:formula="of:=IF(ISNUMBER([$Feuille1.S22]);ROUND(([$Feuille1.S22]-deplacement)*Ratio;decimales);IF([$Feuille1.S22]=&quot;&quot;;&quot;&quot;;[$Feuille1.S22]))" office:value-type="float" office:value="-16.31" calcext:value-type="float">
            <text:p>-16,31</text:p>
          </table:table-cell>
          <table:table-cell table:style-name="ce3" table:formula="of:=IF(ISNUMBER([$Feuille1.T22]);ROUND(([$Feuille1.T22]-deplacement)*Ratio;decimales);IF([$Feuille1.T22]=&quot;&quot;;&quot;&quot;;[$Feuille1.T22]))" office:value-type="float" office:value="-2.98" calcext:value-type="float">
            <text:p>-2,98</text:p>
          </table:table-cell>
          <table:table-cell table:style-name="ce3" table:formula="of:=IF(ISNUMBER([$Feuille1.U22]);ROUND(([$Feuille1.U22]-deplacement)*Ratio;decimales);IF([$Feuille1.U22]=&quot;&quot;;&quot;&quot;;[$Feuille1.U22]))" office:value-type="float" office:value="-33.69" calcext:value-type="float">
            <text:p>-33,69</text:p>
          </table:table-cell>
          <table:table-cell table:style-name="ce3" table:formula="of:=IF(ISNUMBER([$Feuille1.V22]);ROUND(([$Feuille1.V22]-deplacement)*Ratio;decimales);IF([$Feuille1.V22]=&quot;&quot;;&quot;&quot;;[$Feuille1.V22]))" office:value-type="float" office:value="-4.57" calcext:value-type="float">
            <text:p>-4,57</text:p>
          </table:table-cell>
          <table:table-cell table:style-name="ce3" table:formula="of:=IF(ISNUMBER([$Feuille1.W22]);ROUND(([$Feuille1.W22]-deplacement)*Ratio;decimales);IF([$Feuille1.W22]=&quot;&quot;;&quot;&quot;;[$Feuille1.W22]))" office:value-type="float" office:value="-51.16" calcext:value-type="float">
            <text:p>-51,16</text:p>
          </table:table-cell>
          <table:table-cell table:style-name="ce3" table:formula="of:=IF(ISNUMBER([$Feuille1.X22]);ROUND(([$Feuille1.X22]-deplacement)*Ratio;decimales);IF([$Feuille1.X22]=&quot;&quot;;&quot;&quot;;[$Feuille1.X22]))" office:value-type="float" office:value="-4.76" calcext:value-type="float">
            <text:p>-4,76</text:p>
          </table:table-cell>
          <table:table-cell table:formula="of:=IF(ISNUMBER([$Feuille1.Y22]);ROUND(([$Feuille1.Y22]-deplacement)*Ratio;decimales);IF([$Feuille1.Y22]=&quot;&quot;;&quot;&quot;;[$Feuille1.Y22]))" office:value-type="string" office:string-value="z&quot;" calcext:value-type="string">
            <text:p>z"</text:p>
          </table:table-cell>
          <table:table-cell table:formula="of:=IF(ISNUMBER([$Feuille1.Z22]);ROUND(([$Feuille1.Z22]-deplacement)*Ratio;decimales);IF([$Feuille1.Z22]=&quot;&quot;;&quot;&quot;;[$Feuille1.Z22]))" office:value-type="string" office:string-value="/&gt;" calcext:value-type="string">
            <text:p>/&gt;</text:p>
          </table:table-cell>
          <table:table-cell table:formula="of:=IF(ISNUMBER([$Feuille1.AA22]);ROUND(([$Feuille1.AA22]-deplacement)*Ratio;decimales);IF([$Feuille1.AA22]=&quot;&quot;;&quot;&quot;;[$Feuille1.AA22]))">
            <text:p/>
          </table:table-cell>
          <table:table-cell table:formula="of:=IF(ISNUMBER([$Feuille1.AB22]);ROUND(([$Feuille1.AB22]-deplacement)*Ratio;decimales);IF([$Feuille1.AB22]=&quot;&quot;;&quot;&quot;;[$Feuille1.AB22]))">
            <text:p/>
          </table:table-cell>
          <table:table-cell table:formula="of:=IF(ISNUMBER([$Feuille1.AC22]);ROUND(([$Feuille1.AC22]-deplacement)*Ratio;decimales);IF([$Feuille1.AC22]=&quot;&quot;;&quot;&quot;;[$Feuille1.AC22]))">
            <text:p/>
          </table:table-cell>
          <table:table-cell table:formula="of:=IF(ISNUMBER([$Feuille1.AD22]);ROUND(([$Feuille1.AD22]-deplacement)*Ratio;decimales);IF([$Feuille1.AD22]=&quot;&quot;;&quot;&quot;;[$Feuille1.AD22]))">
            <text:p/>
          </table:table-cell>
          <table:table-cell table:formula="of:=IF(ISNUMBER([$Feuille1.AE22]);ROUND(([$Feuille1.AE22]-deplacement)*Ratio;decimales);IF([$Feuille1.AE22]=&quot;&quot;;&quot;&quot;;[$Feuille1.AE22]))">
            <text:p/>
          </table:table-cell>
          <table:table-cell table:formula="of:=IF(ISNUMBER([$Feuille1.AF22]);ROUND(([$Feuille1.AF22]-deplacement)*Ratio;decimales);IF([$Feuille1.AF22]=&quot;&quot;;&quot;&quot;;[$Feuille1.AF22]))">
            <text:p/>
          </table:table-cell>
          <table:table-cell table:formula="of:=IF(ISNUMBER([$Feuille1.AG22]);ROUND(([$Feuille1.AG22]-deplacement)*Ratio;decimales);IF([$Feuille1.AG22]=&quot;&quot;;&quot;&quot;;[$Feuille1.AG22]))">
            <text:p/>
          </table:table-cell>
          <table:table-cell table:formula="of:=IF(ISNUMBER([$Feuille1.AH22]);ROUND(([$Feuille1.AH22]-deplacement)*Ratio;decimales);IF([$Feuille1.AH22]=&quot;&quot;;&quot;&quot;;[$Feuille1.AH22]))">
            <text:p/>
          </table:table-cell>
          <table:table-cell table:formula="of:=IF(ISNUMBER([$Feuille1.AI22]);ROUND(([$Feuille1.AI22]-deplacement)*Ratio;decimales);IF([$Feuille1.AI22]=&quot;&quot;;&quot;&quot;;[$Feuille1.AI22]))">
            <text:p/>
          </table:table-cell>
          <table:table-cell table:formula="of:=IF(ISNUMBER([$Feuille1.AJ22]);ROUND(([$Feuille1.AJ22]-deplacement)*Ratio;decimales);IF([$Feuille1.AJ22]=&quot;&quot;;&quot;&quot;;[$Feuille1.AJ22]))">
            <text:p/>
          </table:table-cell>
          <table:table-cell table:formula="of:=IF(ISNUMBER([$Feuille1.AK22]);ROUND(([$Feuille1.AK22]-deplacement)*Ratio;decimales);IF([$Feuille1.AK22]=&quot;&quot;;&quot;&quot;;[$Feuille1.AK22]))">
            <text:p/>
          </table:table-cell>
          <table:table-cell table:formula="of:=IF(ISNUMBER([$Feuille1.AL22]);ROUND(([$Feuille1.AL22]-deplacement)*Ratio;decimales);IF([$Feuille1.AL22]=&quot;&quot;;&quot;&quot;;[$Feuille1.AL22]))">
            <text:p/>
          </table:table-cell>
          <table:table-cell table:formula="of:=IF(ISNUMBER([$Feuille1.AM22]);ROUND(([$Feuille1.AM22]-deplacement)*Ratio;decimales);IF([$Feuille1.AM22]=&quot;&quot;;&quot;&quot;;[$Feuille1.AM22]))">
            <text:p/>
          </table:table-cell>
          <table:table-cell table:formula="of:=IF(ISNUMBER([$Feuille1.AN22]);ROUND(([$Feuille1.AN22]-deplacement)*Ratio;decimales);IF([$Feuille1.AN22]=&quot;&quot;;&quot;&quot;;[$Feuille1.AN22]))">
            <text:p/>
          </table:table-cell>
          <table:table-cell table:formula="of:=IF(ISNUMBER([$Feuille1.AO22]);ROUND(([$Feuille1.AO22]-deplacement)*Ratio;decimales);IF([$Feuille1.AO22]=&quot;&quot;;&quot;&quot;;[$Feuille1.AO22]))">
            <text:p/>
          </table:table-cell>
          <table:table-cell table:formula="of:=IF(ISNUMBER([$Feuille1.AP22]);ROUND(([$Feuille1.AP22]-deplacement)*Ratio;decimales);IF([$Feuille1.AP22]=&quot;&quot;;&quot;&quot;;[$Feuille1.AP22]))">
            <text:p/>
          </table:table-cell>
          <table:table-cell table:formula="of:=IF(ISNUMBER([$Feuille1.AQ22]);ROUND(([$Feuille1.AQ22]-deplacement)*Ratio;decimales);IF([$Feuille1.AQ22]=&quot;&quot;;&quot;&quot;;[$Feuille1.AQ22]))">
            <text:p/>
          </table:table-cell>
          <table:table-cell table:formula="of:=IF(ISNUMBER([$Feuille1.AR22]);ROUND(([$Feuille1.AR22]-deplacement)*Ratio;decimales);IF([$Feuille1.AR22]=&quot;&quot;;&quot;&quot;;[$Feuille1.AR22]))">
            <text:p/>
          </table:table-cell>
          <table:table-cell table:formula="of:=IF(ISNUMBER([$Feuille1.AS22]);ROUND(([$Feuille1.AS22]-deplacement)*Ratio;decimales);IF([$Feuille1.AS22]=&quot;&quot;;&quot;&quot;;[$Feuille1.AS22]))">
            <text:p/>
          </table:table-cell>
          <table:table-cell table:formula="of:=IF(ISNUMBER([$Feuille1.AT22]);ROUND(([$Feuille1.AT22]-deplacement)*Ratio;decimales);IF([$Feuille1.AT22]=&quot;&quot;;&quot;&quot;;[$Feuille1.AT22]))">
            <text:p/>
          </table:table-cell>
          <table:table-cell table:formula="of:=IF(ISNUMBER([$Feuille1.AU22]);ROUND(([$Feuille1.AU22]-deplacement)*Ratio;decimales);IF([$Feuille1.AU22]=&quot;&quot;;&quot;&quot;;[$Feuille1.AU22]))">
            <text:p/>
          </table:table-cell>
          <table:table-cell table:formula="of:=IF(ISNUMBER([$Feuille1.AV22]);ROUND(([$Feuille1.AV22]-deplacement)*Ratio;decimales);IF([$Feuille1.AV22]=&quot;&quot;;&quot;&quot;;[$Feuille1.AV22]))">
            <text:p/>
          </table:table-cell>
          <table:table-cell table:formula="of:=IF(ISNUMBER([$Feuille1.AW22]);ROUND(([$Feuille1.AW22]-deplacement)*Ratio;decimales);IF([$Feuille1.AW22]=&quot;&quot;;&quot;&quot;;[$Feuille1.AW22]))">
            <text:p/>
          </table:table-cell>
          <table:table-cell table:formula="of:=IF(ISNUMBER([$Feuille1.AX22]);ROUND(([$Feuille1.AX22]-deplacement)*Ratio;decimales);IF([$Feuille1.AX22]=&quot;&quot;;&quot;&quot;;[$Feuille1.AX22]))">
            <text:p/>
          </table:table-cell>
          <table:table-cell table:formula="of:=IF(ISNUMBER([$Feuille1.AY22]);ROUND(([$Feuille1.AY22]-deplacement)*Ratio;decimales);IF([$Feuille1.AY22]=&quot;&quot;;&quot;&quot;;[$Feuille1.AY22]))">
            <text:p/>
          </table:table-cell>
          <table:table-cell table:formula="of:=IF(ISNUMBER([$Feuille1.AZ22]);ROUND(([$Feuille1.AZ22]-deplacement)*Ratio;decimales);IF([$Feuille1.AZ22]=&quot;&quot;;&quot;&quot;;[$Feuille1.AZ22]))">
            <text:p/>
          </table:table-cell>
          <table:table-cell table:formula="of:=IF(ISNUMBER([$Feuille1.BA22]);ROUND(([$Feuille1.BA22]-deplacement)*Ratio;decimales);IF([$Feuille1.BA22]=&quot;&quot;;&quot;&quot;;[$Feuille1.BA22]))">
            <text:p/>
          </table:table-cell>
          <table:table-cell table:formula="of:=IF(ISNUMBER([$Feuille1.BB22]);ROUND(([$Feuille1.BB22]-deplacement)*Ratio;decimales);IF([$Feuille1.BB22]=&quot;&quot;;&quot;&quot;;[$Feuille1.BB22]))">
            <text:p/>
          </table:table-cell>
          <table:table-cell table:formula="of:=IF(ISNUMBER([$Feuille1.BC22]);ROUND(([$Feuille1.BC22]-deplacement)*Ratio;decimales);IF([$Feuille1.BC22]=&quot;&quot;;&quot;&quot;;[$Feuille1.BC22]))">
            <text:p/>
          </table:table-cell>
          <table:table-cell table:formula="of:=IF(ISNUMBER([$Feuille1.BD22]);ROUND(([$Feuille1.BD22]-deplacement)*Ratio;decimales);IF([$Feuille1.BD22]=&quot;&quot;;&quot;&quot;;[$Feuille1.BD22]))">
            <text:p/>
          </table:table-cell>
          <table:table-cell table:formula="of:=IF(ISNUMBER([$Feuille1.BE22]);ROUND(([$Feuille1.BE22]-deplacement)*Ratio;decimales);IF([$Feuille1.BE22]=&quot;&quot;;&quot;&quot;;[$Feuille1.BE22]))">
            <text:p/>
          </table:table-cell>
          <table:table-cell table:formula="of:=IF(ISNUMBER([$Feuille1.BF22]);ROUND(([$Feuille1.BF22]-deplacement)*Ratio;decimales);IF([$Feuille1.BF22]=&quot;&quot;;&quot;&quot;;[$Feuille1.BF22]))">
            <text:p/>
          </table:table-cell>
          <table:table-cell table:formula="of:=IF(ISNUMBER([$Feuille1.BG22]);ROUND(([$Feuille1.BG22]-deplacement)*Ratio;decimales);IF([$Feuille1.BG22]=&quot;&quot;;&quot;&quot;;[$Feuille1.BG22]))">
            <text:p/>
          </table:table-cell>
          <table:table-cell table:formula="of:=IF(ISNUMBER([$Feuille1.BH22]);ROUND(([$Feuille1.BH22]-deplacement)*Ratio;decimales);IF([$Feuille1.BH22]=&quot;&quot;;&quot;&quot;;[$Feuille1.BH22]))">
            <text:p/>
          </table:table-cell>
          <table:table-cell table:formula="of:=IF(ISNUMBER([$Feuille1.BI22]);ROUND(([$Feuille1.BI22]-deplacement)*Ratio;decimales);IF([$Feuille1.BI22]=&quot;&quot;;&quot;&quot;;[$Feuille1.BI22]))">
            <text:p/>
          </table:table-cell>
          <table:table-cell table:formula="of:=IF(ISNUMBER([$Feuille1.BJ22]);ROUND(([$Feuille1.BJ22]-deplacement)*Ratio;decimales);IF([$Feuille1.BJ22]=&quot;&quot;;&quot;&quot;;[$Feuille1.BJ22]))">
            <text:p/>
          </table:table-cell>
          <table:table-cell table:formula="of:=IF(ISNUMBER([$Feuille1.BK22]);ROUND(([$Feuille1.BK22]-deplacement)*Ratio;decimales);IF([$Feuille1.BK22]=&quot;&quot;;&quot;&quot;;[$Feuille1.BK22]))">
            <text:p/>
          </table:table-cell>
          <table:table-cell table:formula="of:=IF(ISNUMBER([$Feuille1.BL22]);ROUND(([$Feuille1.BL22]-deplacement)*Ratio;decimales);IF([$Feuille1.BL22]=&quot;&quot;;&quot;&quot;;[$Feuille1.BL22]))">
            <text:p/>
          </table:table-cell>
          <table:table-cell table:formula="of:=IF(ISNUMBER([$Feuille1.BM22]);ROUND(([$Feuille1.BM22]-deplacement)*Ratio;decimales);IF([$Feuille1.BM22]=&quot;&quot;;&quot;&quot;;[$Feuille1.BM22]))">
            <text:p/>
          </table:table-cell>
          <table:table-cell table:formula="of:=IF(ISNUMBER([$Feuille1.BN22]);ROUND(([$Feuille1.BN22]-deplacement)*Ratio;decimales);IF([$Feuille1.BN22]=&quot;&quot;;&quot;&quot;;[$Feuille1.BN22]))">
            <text:p/>
          </table:table-cell>
          <table:table-cell table:formula="of:=IF(ISNUMBER([$Feuille1.BO22]);ROUND(([$Feuille1.BO22]-deplacement)*Ratio;decimales);IF([$Feuille1.BO22]=&quot;&quot;;&quot;&quot;;[$Feuille1.BO22]))">
            <text:p/>
          </table:table-cell>
          <table:table-cell table:formula="of:=IF(ISNUMBER([$Feuille1.BP22]);ROUND(([$Feuille1.BP22]-deplacement)*Ratio;decimales);IF([$Feuille1.BP22]=&quot;&quot;;&quot;&quot;;[$Feuille1.BP22]))">
            <text:p/>
          </table:table-cell>
          <table:table-cell table:formula="of:=IF(ISNUMBER([$Feuille1.BQ22]);ROUND(([$Feuille1.BQ22]-deplacement)*Ratio;decimales);IF([$Feuille1.BQ22]=&quot;&quot;;&quot;&quot;;[$Feuille1.BQ22]))">
            <text:p/>
          </table:table-cell>
          <table:table-cell table:formula="of:=IF(ISNUMBER([$Feuille1.BR22]);ROUND(([$Feuille1.BR22]-deplacement)*Ratio;decimales);IF([$Feuille1.BR22]=&quot;&quot;;&quot;&quot;;[$Feuille1.BR22]))">
            <text:p/>
          </table:table-cell>
          <table:table-cell table:formula="of:=IF(ISNUMBER([$Feuille1.BS22]);ROUND(([$Feuille1.BS22]-deplacement)*Ratio;decimales);IF([$Feuille1.BS22]=&quot;&quot;;&quot;&quot;;[$Feuille1.BS22]))">
            <text:p/>
          </table:table-cell>
          <table:table-cell table:formula="of:=IF(ISNUMBER([$Feuille1.BT22]);ROUND(([$Feuille1.BT22]-deplacement)*Ratio;decimales);IF([$Feuille1.BT22]=&quot;&quot;;&quot;&quot;;[$Feuille1.BT22]))">
            <text:p/>
          </table:table-cell>
          <table:table-cell table:formula="of:=IF(ISNUMBER([$Feuille1.BU22]);ROUND(([$Feuille1.BU22]-deplacement)*Ratio;decimales);IF([$Feuille1.BU22]=&quot;&quot;;&quot;&quot;;[$Feuille1.BU22]))">
            <text:p/>
          </table:table-cell>
          <table:table-cell table:formula="of:=IF(ISNUMBER([$Feuille1.BV22]);ROUND(([$Feuille1.BV22]-deplacement)*Ratio;decimales);IF([$Feuille1.BV22]=&quot;&quot;;&quot;&quot;;[$Feuille1.BV22]))">
            <text:p/>
          </table:table-cell>
          <table:table-cell table:formula="of:=IF(ISNUMBER([$Feuille1.BW22]);ROUND(([$Feuille1.BW22]-deplacement)*Ratio;decimales);IF([$Feuille1.BW22]=&quot;&quot;;&quot;&quot;;[$Feuille1.BW22]))">
            <text:p/>
          </table:table-cell>
          <table:table-cell table:formula="of:=IF(ISNUMBER([$Feuille1.BX22]);ROUND(([$Feuille1.BX22]-deplacement)*Ratio;decimales);IF([$Feuille1.BX22]=&quot;&quot;;&quot;&quot;;[$Feuille1.BX22]))">
            <text:p/>
          </table:table-cell>
          <table:table-cell table:formula="of:=IF(ISNUMBER([$Feuille1.BY22]);ROUND(([$Feuille1.BY22]-deplacement)*Ratio;decimales);IF([$Feuille1.BY22]=&quot;&quot;;&quot;&quot;;[$Feuille1.BY22]))">
            <text:p/>
          </table:table-cell>
          <table:table-cell table:formula="of:=IF(ISNUMBER([$Feuille1.BZ22]);ROUND(([$Feuille1.BZ22]-deplacement)*Ratio;decimales);IF([$Feuille1.BZ22]=&quot;&quot;;&quot;&quot;;[$Feuille1.BZ22]))">
            <text:p/>
          </table:table-cell>
          <table:table-cell table:formula="of:=IF(ISNUMBER([$Feuille1.CA22]);ROUND(([$Feuille1.CA22]-deplacement)*Ratio;decimales);IF([$Feuille1.CA22]=&quot;&quot;;&quot;&quot;;[$Feuille1.CA22]))">
            <text:p/>
          </table:table-cell>
          <table:table-cell table:formula="of:=IF(ISNUMBER([$Feuille1.CB22]);ROUND(([$Feuille1.CB22]-deplacement)*Ratio;decimales);IF([$Feuille1.CB22]=&quot;&quot;;&quot;&quot;;[$Feuille1.CB22]))">
            <text:p/>
          </table:table-cell>
          <table:table-cell table:formula="of:=IF(ISNUMBER([$Feuille1.CC22]);ROUND(([$Feuille1.CC22]-deplacement)*Ratio;decimales);IF([$Feuille1.CC22]=&quot;&quot;;&quot;&quot;;[$Feuille1.CC22]))">
            <text:p/>
          </table:table-cell>
          <table:table-cell table:formula="of:=IF(ISNUMBER([$Feuille1.CD22]);ROUND(([$Feuille1.CD22]-deplacement)*Ratio;decimales);IF([$Feuille1.CD22]=&quot;&quot;;&quot;&quot;;[$Feuille1.CD22]))">
            <text:p/>
          </table:table-cell>
          <table:table-cell table:formula="of:=IF(ISNUMBER([$Feuille1.CE22]);ROUND(([$Feuille1.CE22]-deplacement)*Ratio;decimales);IF([$Feuille1.CE22]=&quot;&quot;;&quot;&quot;;[$Feuille1.CE22]))">
            <text:p/>
          </table:table-cell>
          <table:table-cell table:formula="of:=IF(ISNUMBER([$Feuille1.CF22]);ROUND(([$Feuille1.CF22]-deplacement)*Ratio;decimales);IF([$Feuille1.CF22]=&quot;&quot;;&quot;&quot;;[$Feuille1.CF22]))">
            <text:p/>
          </table:table-cell>
          <table:table-cell table:formula="of:=IF(ISNUMBER([$Feuille1.CG22]);ROUND(([$Feuille1.CG22]-deplacement)*Ratio;decimales);IF([$Feuille1.CG22]=&quot;&quot;;&quot;&quot;;[$Feuille1.CG22]))">
            <text:p/>
          </table:table-cell>
          <table:table-cell table:formula="of:=IF(ISNUMBER([$Feuille1.CH22]);ROUND(([$Feuille1.CH22]-deplacement)*Ratio;decimales);IF([$Feuille1.CH22]=&quot;&quot;;&quot;&quot;;[$Feuille1.CH22]))">
            <text:p/>
          </table:table-cell>
          <table:table-cell table:formula="of:=IF(ISNUMBER([$Feuille1.CI22]);ROUND(([$Feuille1.CI22]-deplacement)*Ratio;decimales);IF([$Feuille1.CI22]=&quot;&quot;;&quot;&quot;;[$Feuille1.CI22]))">
            <text:p/>
          </table:table-cell>
          <table:table-cell table:formula="of:=IF(ISNUMBER([$Feuille1.CJ22]);ROUND(([$Feuille1.CJ22]-deplacement)*Ratio;decimales);IF([$Feuille1.CJ22]=&quot;&quot;;&quot;&quot;;[$Feuille1.CJ22]))">
            <text:p/>
          </table:table-cell>
          <table:table-cell table:formula="of:=IF(ISNUMBER([$Feuille1.CK22]);ROUND(([$Feuille1.CK22]-deplacement)*Ratio;decimales);IF([$Feuille1.CK22]=&quot;&quot;;&quot;&quot;;[$Feuille1.CK22]))">
            <text:p/>
          </table:table-cell>
          <table:table-cell table:formula="of:=IF(ISNUMBER([$Feuille1.CL22]);ROUND(([$Feuille1.CL22]-deplacement)*Ratio;decimales);IF([$Feuille1.CL22]=&quot;&quot;;&quot;&quot;;[$Feuille1.CL22]))">
            <text:p/>
          </table:table-cell>
          <table:table-cell table:formula="of:=IF(ISNUMBER([$Feuille1.CM22]);ROUND(([$Feuille1.CM22]-deplacement)*Ratio;decimales);IF([$Feuille1.CM22]=&quot;&quot;;&quot;&quot;;[$Feuille1.CM22]))">
            <text:p/>
          </table:table-cell>
          <table:table-cell table:formula="of:=IF(ISNUMBER([$Feuille1.CN22]);ROUND(([$Feuille1.CN22]-deplacement)*Ratio;decimales);IF([$Feuille1.CN22]=&quot;&quot;;&quot;&quot;;[$Feuille1.CN22]))">
            <text:p/>
          </table:table-cell>
          <table:table-cell table:formula="of:=IF(ISNUMBER([$Feuille1.CO22]);ROUND(([$Feuille1.CO22]-deplacement)*Ratio;decimales);IF([$Feuille1.CO22]=&quot;&quot;;&quot;&quot;;[$Feuille1.CO22]))">
            <text:p/>
          </table:table-cell>
          <table:table-cell table:formula="of:=IF(ISNUMBER([$Feuille1.CP22]);ROUND(([$Feuille1.CP22]-deplacement)*Ratio;decimales);IF([$Feuille1.CP22]=&quot;&quot;;&quot;&quot;;[$Feuille1.CP22]))">
            <text:p/>
          </table:table-cell>
          <table:table-cell table:formula="of:=IF(ISNUMBER([$Feuille1.CQ22]);ROUND(([$Feuille1.CQ22]-deplacement)*Ratio;decimales);IF([$Feuille1.CQ22]=&quot;&quot;;&quot;&quot;;[$Feuille1.CQ22]))">
            <text:p/>
          </table:table-cell>
          <table:table-cell table:formula="of:=IF(ISNUMBER([$Feuille1.CR22]);ROUND(([$Feuille1.CR22]-deplacement)*Ratio;decimales);IF([$Feuille1.CR22]=&quot;&quot;;&quot;&quot;;[$Feuille1.CR22]))">
            <text:p/>
          </table:table-cell>
          <table:table-cell table:formula="of:=IF(ISNUMBER([$Feuille1.CS22]);ROUND(([$Feuille1.CS22]-deplacement)*Ratio;decimales);IF([$Feuille1.CS22]=&quot;&quot;;&quot;&quot;;[$Feuille1.CS22]))">
            <text:p/>
          </table:table-cell>
          <table:table-cell table:formula="of:=IF(ISNUMBER([$Feuille1.CT22]);ROUND(([$Feuille1.CT22]-deplacement)*Ratio;decimales);IF([$Feuille1.CT22]=&quot;&quot;;&quot;&quot;;[$Feuille1.CT22]))">
            <text:p/>
          </table:table-cell>
          <table:table-cell table:formula="of:=IF(ISNUMBER([$Feuille1.CU22]);ROUND(([$Feuille1.CU22]-deplacement)*Ratio;decimales);IF([$Feuille1.CU22]=&quot;&quot;;&quot;&quot;;[$Feuille1.CU22]))">
            <text:p/>
          </table:table-cell>
          <table:table-cell table:formula="of:=IF(ISNUMBER([$Feuille1.CV22]);ROUND(([$Feuille1.CV22]-deplacement)*Ratio;decimales);IF([$Feuille1.CV22]=&quot;&quot;;&quot;&quot;;[$Feuille1.CV22]))">
            <text:p/>
          </table:table-cell>
          <table:table-cell table:formula="of:=IF(ISNUMBER([$Feuille1.CW22]);ROUND(([$Feuille1.CW22]-deplacement)*Ratio;decimales);IF([$Feuille1.CW22]=&quot;&quot;;&quot;&quot;;[$Feuille1.CW22]))">
            <text:p/>
          </table:table-cell>
          <table:table-cell table:formula="of:=IF(ISNUMBER([$Feuille1.CX22]);ROUND(([$Feuille1.CX22]-deplacement)*Ratio;decimales);IF([$Feuille1.CX22]=&quot;&quot;;&quot;&quot;;[$Feuille1.CX22]))">
            <text:p/>
          </table:table-cell>
          <table:table-cell table:formula="of:=IF(ISNUMBER([$Feuille1.CY22]);ROUND(([$Feuille1.CY22]-deplacement)*Ratio;decimales);IF([$Feuille1.CY22]=&quot;&quot;;&quot;&quot;;[$Feuille1.CY22]))">
            <text:p/>
          </table:table-cell>
          <table:table-cell table:formula="of:=IF(ISNUMBER([$Feuille1.CZ22]);ROUND(([$Feuille1.CZ22]-deplacement)*Ratio;decimales);IF([$Feuille1.CZ22]=&quot;&quot;;&quot;&quot;;[$Feuille1.CZ22]))">
            <text:p/>
          </table:table-cell>
          <table:table-cell table:formula="of:=IF(ISNUMBER([$Feuille1.DA22]);ROUND(([$Feuille1.DA22]-deplacement)*Ratio;decimales);IF([$Feuille1.DA22]=&quot;&quot;;&quot;&quot;;[$Feuille1.DA22]))">
            <text:p/>
          </table:table-cell>
          <table:table-cell table:formula="of:=IF(ISNUMBER([$Feuille1.DB22]);ROUND(([$Feuille1.DB22]-deplacement)*Ratio;decimales);IF([$Feuille1.DB22]=&quot;&quot;;&quot;&quot;;[$Feuille1.DB22]))">
            <text:p/>
          </table:table-cell>
          <table:table-cell table:formula="of:=IF(ISNUMBER([$Feuille1.DC22]);ROUND(([$Feuille1.DC22]-deplacement)*Ratio;decimales);IF([$Feuille1.DC22]=&quot;&quot;;&quot;&quot;;[$Feuille1.DC22]))">
            <text:p/>
          </table:table-cell>
          <table:table-cell table:formula="of:=IF(ISNUMBER([$Feuille1.DD22]);ROUND(([$Feuille1.DD22]-deplacement)*Ratio;decimales);IF([$Feuille1.DD22]=&quot;&quot;;&quot;&quot;;[$Feuille1.DD22]))">
            <text:p/>
          </table:table-cell>
          <table:table-cell table:formula="of:=IF(ISNUMBER([$Feuille1.DE22]);ROUND(([$Feuille1.DE22]-deplacement)*Ratio;decimales);IF([$Feuille1.DE22]=&quot;&quot;;&quot;&quot;;[$Feuille1.DE22]))">
            <text:p/>
          </table:table-cell>
          <table:table-cell table:formula="of:=IF(ISNUMBER([$Feuille1.DF22]);ROUND(([$Feuille1.DF22]-deplacement)*Ratio;decimales);IF([$Feuille1.DF22]=&quot;&quot;;&quot;&quot;;[$Feuille1.DF22]))">
            <text:p/>
          </table:table-cell>
          <table:table-cell table:formula="of:=IF(ISNUMBER([$Feuille1.DG22]);ROUND(([$Feuille1.DG22]-deplacement)*Ratio;decimales);IF([$Feuille1.DG22]=&quot;&quot;;&quot;&quot;;[$Feuille1.DG22]))">
            <text:p/>
          </table:table-cell>
          <table:table-cell table:formula="of:=IF(ISNUMBER([$Feuille1.DH22]);ROUND(([$Feuille1.DH22]-deplacement)*Ratio;decimales);IF([$Feuille1.DH22]=&quot;&quot;;&quot;&quot;;[$Feuille1.DH22]))">
            <text:p/>
          </table:table-cell>
          <table:table-cell table:formula="of:=IF(ISNUMBER([$Feuille1.DI22]);ROUND(([$Feuille1.DI22]-deplacement)*Ratio;decimales);IF([$Feuille1.DI22]=&quot;&quot;;&quot;&quot;;[$Feuille1.DI22]))">
            <text:p/>
          </table:table-cell>
          <table:table-cell table:formula="of:=IF(ISNUMBER([$Feuille1.DJ22]);ROUND(([$Feuille1.DJ22]-deplacement)*Ratio;decimales);IF([$Feuille1.DJ22]=&quot;&quot;;&quot;&quot;;[$Feuille1.DJ22]))">
            <text:p/>
          </table:table-cell>
          <table:table-cell table:formula="of:=IF(ISNUMBER([$Feuille1.DK22]);ROUND(([$Feuille1.DK22]-deplacement)*Ratio;decimales);IF([$Feuille1.DK22]=&quot;&quot;;&quot;&quot;;[$Feuille1.DK22]))">
            <text:p/>
          </table:table-cell>
          <table:table-cell table:formula="of:=IF(ISNUMBER([$Feuille1.DL22]);ROUND(([$Feuille1.DL22]-deplacement)*Ratio;decimales);IF([$Feuille1.DL22]=&quot;&quot;;&quot;&quot;;[$Feuille1.DL22]))">
            <text:p/>
          </table:table-cell>
          <table:table-cell table:formula="of:=IF(ISNUMBER([$Feuille1.DM22]);ROUND(([$Feuille1.DM22]-deplacement)*Ratio;decimales);IF([$Feuille1.DM22]=&quot;&quot;;&quot;&quot;;[$Feuille1.DM22]))">
            <text:p/>
          </table:table-cell>
          <table:table-cell table:formula="of:=IF(ISNUMBER([$Feuille1.DN22]);ROUND(([$Feuille1.DN22]-deplacement)*Ratio;decimales);IF([$Feuille1.DN22]=&quot;&quot;;&quot;&quot;;[$Feuille1.DN22]))">
            <text:p/>
          </table:table-cell>
          <table:table-cell table:formula="of:=IF(ISNUMBER([$Feuille1.DO22]);ROUND(([$Feuille1.DO22]-deplacement)*Ratio;decimales);IF([$Feuille1.DO22]=&quot;&quot;;&quot;&quot;;[$Feuille1.DO22]))">
            <text:p/>
          </table:table-cell>
          <table:table-cell table:formula="of:=IF(ISNUMBER([$Feuille1.DP22]);ROUND(([$Feuille1.DP22]-deplacement)*Ratio;decimales);IF([$Feuille1.DP22]=&quot;&quot;;&quot;&quot;;[$Feuille1.DP22]))">
            <text:p/>
          </table:table-cell>
          <table:table-cell table:formula="of:=IF(ISNUMBER([$Feuille1.DQ22]);ROUND(([$Feuille1.DQ22]-deplacement)*Ratio;decimales);IF([$Feuille1.DQ22]=&quot;&quot;;&quot;&quot;;[$Feuille1.DQ22]))">
            <text:p/>
          </table:table-cell>
          <table:table-cell table:formula="of:=IF(ISNUMBER([$Feuille1.DR22]);ROUND(([$Feuille1.DR22]-deplacement)*Ratio;decimales);IF([$Feuille1.DR22]=&quot;&quot;;&quot;&quot;;[$Feuille1.DR22]))">
            <text:p/>
          </table:table-cell>
          <table:table-cell table:formula="of:=IF(ISNUMBER([$Feuille1.DS22]);ROUND(([$Feuille1.DS22]-deplacement)*Ratio;decimales);IF([$Feuille1.DS22]=&quot;&quot;;&quot;&quot;;[$Feuille1.DS22]))">
            <text:p/>
          </table:table-cell>
          <table:table-cell table:formula="of:=IF(ISNUMBER([$Feuille1.DT22]);ROUND(([$Feuille1.DT22]-deplacement)*Ratio;decimales);IF([$Feuille1.DT22]=&quot;&quot;;&quot;&quot;;[$Feuille1.DT22]))">
            <text:p/>
          </table:table-cell>
          <table:table-cell table:formula="of:=IF(ISNUMBER([$Feuille1.DU22]);ROUND(([$Feuille1.DU22]-deplacement)*Ratio;decimales);IF([$Feuille1.DU22]=&quot;&quot;;&quot;&quot;;[$Feuille1.DU22]))">
            <text:p/>
          </table:table-cell>
          <table:table-cell table:formula="of:=IF(ISNUMBER([$Feuille1.DV22]);ROUND(([$Feuille1.DV22]-deplacement)*Ratio;decimales);IF([$Feuille1.DV22]=&quot;&quot;;&quot;&quot;;[$Feuille1.DV22]))">
            <text:p/>
          </table:table-cell>
          <table:table-cell table:formula="of:=IF(ISNUMBER([$Feuille1.DW22]);ROUND(([$Feuille1.DW22]-deplacement)*Ratio;decimales);IF([$Feuille1.DW22]=&quot;&quot;;&quot;&quot;;[$Feuille1.DW22]))">
            <text:p/>
          </table:table-cell>
          <table:table-cell table:formula="of:=IF(ISNUMBER([$Feuille1.DX22]);ROUND(([$Feuille1.DX22]-deplacement)*Ratio;decimales);IF([$Feuille1.DX22]=&quot;&quot;;&quot;&quot;;[$Feuille1.DX22]))">
            <text:p/>
          </table:table-cell>
          <table:table-cell table:formula="of:=IF(ISNUMBER([$Feuille1.DY22]);ROUND(([$Feuille1.DY22]-deplacement)*Ratio;decimales);IF([$Feuille1.DY22]=&quot;&quot;;&quot;&quot;;[$Feuille1.DY22]))">
            <text:p/>
          </table:table-cell>
          <table:table-cell table:formula="of:=IF(ISNUMBER([$Feuille1.DZ22]);ROUND(([$Feuille1.DZ22]-deplacement)*Ratio;decimales);IF([$Feuille1.DZ22]=&quot;&quot;;&quot;&quot;;[$Feuille1.DZ22]))">
            <text:p/>
          </table:table-cell>
          <table:table-cell table:formula="of:=IF(ISNUMBER([$Feuille1.EA22]);ROUND(([$Feuille1.EA22]-deplacement)*Ratio;decimales);IF([$Feuille1.EA22]=&quot;&quot;;&quot;&quot;;[$Feuille1.EA22]))">
            <text:p/>
          </table:table-cell>
          <table:table-cell table:formula="of:=IF(ISNUMBER([$Feuille1.EB22]);ROUND(([$Feuille1.EB22]-deplacement)*Ratio;decimales);IF([$Feuille1.EB22]=&quot;&quot;;&quot;&quot;;[$Feuille1.EB22]))">
            <text:p/>
          </table:table-cell>
          <table:table-cell table:formula="of:=IF(ISNUMBER([$Feuille1.EC22]);ROUND(([$Feuille1.EC22]-deplacement)*Ratio;decimales);IF([$Feuille1.EC22]=&quot;&quot;;&quot;&quot;;[$Feuille1.EC22]))">
            <text:p/>
          </table:table-cell>
          <table:table-cell table:formula="of:=IF(ISNUMBER([$Feuille1.ED22]);ROUND(([$Feuille1.ED22]-deplacement)*Ratio;decimales);IF([$Feuille1.ED22]=&quot;&quot;;&quot;&quot;;[$Feuille1.ED22]))">
            <text:p/>
          </table:table-cell>
          <table:table-cell table:formula="of:=IF(ISNUMBER([$Feuille1.EE22]);ROUND(([$Feuille1.EE22]-deplacement)*Ratio;decimales);IF([$Feuille1.EE22]=&quot;&quot;;&quot;&quot;;[$Feuille1.EE22]))">
            <text:p/>
          </table:table-cell>
          <table:table-cell table:formula="of:=IF(ISNUMBER([$Feuille1.EF22]);ROUND(([$Feuille1.EF22]-deplacement)*Ratio;decimales);IF([$Feuille1.EF22]=&quot;&quot;;&quot;&quot;;[$Feuille1.EF22]))">
            <text:p/>
          </table:table-cell>
          <table:table-cell table:formula="of:=IF(ISNUMBER([$Feuille1.EG22]);ROUND(([$Feuille1.EG22]-deplacement)*Ratio;decimales);IF([$Feuille1.EG22]=&quot;&quot;;&quot;&quot;;[$Feuille1.EG22]))">
            <text:p/>
          </table:table-cell>
          <table:table-cell table:formula="of:=IF(ISNUMBER([$Feuille1.EH22]);ROUND(([$Feuille1.EH22]-deplacement)*Ratio;decimales);IF([$Feuille1.EH22]=&quot;&quot;;&quot;&quot;;[$Feuille1.EH22]))">
            <text:p/>
          </table:table-cell>
          <table:table-cell table:formula="of:=IF(ISNUMBER([$Feuille1.EI22]);ROUND(([$Feuille1.EI22]-deplacement)*Ratio;decimales);IF([$Feuille1.EI22]=&quot;&quot;;&quot;&quot;;[$Feuille1.EI22]))">
            <text:p/>
          </table:table-cell>
          <table:table-cell table:formula="of:=IF(ISNUMBER([$Feuille1.EJ22]);ROUND(([$Feuille1.EJ22]-deplacement)*Ratio;decimales);IF([$Feuille1.EJ22]=&quot;&quot;;&quot;&quot;;[$Feuille1.EJ22]))">
            <text:p/>
          </table:table-cell>
          <table:table-cell table:formula="of:=IF(ISNUMBER([$Feuille1.EK22]);[$Feuille1.EK22]*Ratio;IF([$Feuille1.EK22]=&quot;&quot;;&quot;&quot;;[$Feuille1.EK22]))">
            <text:p/>
          </table:table-cell>
          <table:table-cell table:formula="of:=IF(ISNUMBER([$Feuille1.EL22]);[$Feuille1.EL22]*Ratio;IF([$Feuille1.EL22]=&quot;&quot;;&quot;&quot;;[$Feuille1.EL22]))">
            <text:p/>
          </table:table-cell>
          <table:table-cell table:number-columns-repeated="882"/>
        </table:table-row>
        <table:table-row table:style-name="ro1">
          <table:table-cell table:formula="of:=IF(ISNUMBER([$Feuille1.A23]);ROUND(([$Feuille1.A23]-deplacement)*Ratio;decimales);IF([$Feuille1.A23]=&quot;&quot;;&quot;&quot;;[$Feuille1.A23]))">
            <text:p/>
          </table:table-cell>
          <table:table-cell table:formula="of:=IF(ISNUMBER([$Feuille1.B23]);ROUND(([$Feuille1.B23]-deplacement)*Ratio;decimales);IF([$Feuille1.B23]=&quot;&quot;;&quot;&quot;;[$Feuille1.B23]))">
            <text:p/>
          </table:table-cell>
          <table:table-cell table:formula="of:=IF(ISNUMBER([$Feuille1.C23]);ROUND(([$Feuille1.C23]-deplacement)*Ratio;decimales);IF([$Feuille1.C23]=&quot;&quot;;&quot;&quot;;[$Feuille1.C23]))">
            <text:p/>
          </table:table-cell>
          <table:table-cell table:formula="of:=IF(ISNUMBER([$Feuille1.D23]);ROUND(([$Feuille1.D23]-deplacement)*Ratio;decimales);IF([$Feuille1.D23]=&quot;&quot;;&quot;&quot;;[$Feuille1.D23]))">
            <text:p/>
          </table:table-cell>
          <table:table-cell table:formula="of:=IF(ISNUMBER([$Feuille1.E23]);ROUND(([$Feuille1.E23]-deplacement)*Ratio;decimales);IF([$Feuille1.E23]=&quot;&quot;;&quot;&quot;;[$Feuille1.E23]))">
            <text:p/>
          </table:table-cell>
          <table:table-cell table:formula="of:=IF(ISNUMBER([$Feuille1.F23]);ROUND(([$Feuille1.F23]-deplacement)*Ratio;decimales);IF([$Feuille1.F23]=&quot;&quot;;&quot;&quot;;[$Feuille1.F23]))">
            <text:p/>
          </table:table-cell>
          <table:table-cell table:formula="of:=IF(ISNUMBER([$Feuille1.G23]);ROUND(([$Feuille1.G23]-deplacement)*Ratio;decimales);IF([$Feuille1.G23]=&quot;&quot;;&quot;&quot;;[$Feuille1.G23]))">
            <text:p/>
          </table:table-cell>
          <table:table-cell table:formula="of:=IF(ISNUMBER([$Feuille1.H23]);ROUND(([$Feuille1.H23]-deplacement)*Ratio;decimales);IF([$Feuille1.H23]=&quot;&quot;;&quot;&quot;;[$Feuille1.H23]))">
            <text:p/>
          </table:table-cell>
          <table:table-cell table:formula="of:=IF(ISNUMBER([$Feuille1.I23]);ROUND(([$Feuille1.I23]-deplacement)*Ratio;decimales);IF([$Feuille1.I23]=&quot;&quot;;&quot;&quot;;[$Feuille1.I23]))">
            <text:p/>
          </table:table-cell>
          <table:table-cell table:formula="of:=IF(ISNUMBER([$Feuille1.J23]);ROUND(([$Feuille1.J23]-deplacement)*Ratio;decimales);IF([$Feuille1.J23]=&quot;&quot;;&quot;&quot;;[$Feuille1.J23]))">
            <text:p/>
          </table:table-cell>
          <table:table-cell table:formula="of:=IF(ISNUMBER([$Feuille1.K23]);ROUND(([$Feuille1.K23]-deplacement)*Ratio;decimales);IF([$Feuille1.K23]=&quot;&quot;;&quot;&quot;;[$Feuille1.K23]))">
            <text:p/>
          </table:table-cell>
          <table:table-cell table:formula="of:=IF(ISNUMBER([$Feuille1.L23]);ROUND(([$Feuille1.L23]-deplacement)*Ratio;decimales);IF([$Feuille1.L23]=&quot;&quot;;&quot;&quot;;[$Feuille1.L23]))">
            <text:p/>
          </table:table-cell>
          <table:table-cell table:formula="of:=IF(ISNUMBER([$Feuille1.M23]);ROUND(([$Feuille1.M23]-deplacement)*Ratio;decimales);IF([$Feuille1.M23]=&quot;&quot;;&quot;&quot;;[$Feuille1.M23]))">
            <text:p/>
          </table:table-cell>
          <table:table-cell table:formula="of:=IF(ISNUMBER([$Feuille1.N23]);ROUND(([$Feuille1.N23]-deplacement)*Ratio;decimales);IF([$Feuille1.N23]=&quot;&quot;;&quot;&quot;;[$Feuille1.N23]))">
            <text:p/>
          </table:table-cell>
          <table:table-cell table:formula="of:=IF(ISNUMBER([$Feuille1.O23]);ROUND(([$Feuille1.O23]-deplacement)*Ratio;decimales);IF([$Feuille1.O23]=&quot;&quot;;&quot;&quot;;[$Feuille1.O23]))">
            <text:p/>
          </table:table-cell>
          <table:table-cell table:formula="of:=IF(ISNUMBER([$Feuille1.P23]);ROUND(([$Feuille1.P23]-deplacement)*Ratio;decimales);IF([$Feuille1.P23]=&quot;&quot;;&quot;&quot;;[$Feuille1.P23]))">
            <text:p/>
          </table:table-cell>
          <table:table-cell table:formula="of:=IF(ISNUMBER([$Feuille1.Q23]);ROUND(([$Feuille1.Q23]-deplacement)*Ratio;decimales);IF([$Feuille1.Q23]=&quot;&quot;;&quot;&quot;;[$Feuille1.Q23]))">
            <text:p/>
          </table:table-cell>
          <table:table-cell table:formula="of:=IF(ISNUMBER([$Feuille1.R23]);ROUND(([$Feuille1.R23]-deplacement)*Ratio;decimales);IF([$Feuille1.R23]=&quot;&quot;;&quot;&quot;;[$Feuille1.R23]))">
            <text:p/>
          </table:table-cell>
          <table:table-cell table:formula="of:=IF(ISNUMBER([$Feuille1.S23]);ROUND(([$Feuille1.S23]-deplacement)*Ratio;decimales);IF([$Feuille1.S23]=&quot;&quot;;&quot;&quot;;[$Feuille1.S23]))">
            <text:p/>
          </table:table-cell>
          <table:table-cell table:formula="of:=IF(ISNUMBER([$Feuille1.T23]);ROUND(([$Feuille1.T23]-deplacement)*Ratio;decimales);IF([$Feuille1.T23]=&quot;&quot;;&quot;&quot;;[$Feuille1.T23]))">
            <text:p/>
          </table:table-cell>
          <table:table-cell table:formula="of:=IF(ISNUMBER([$Feuille1.U23]);ROUND(([$Feuille1.U23]-deplacement)*Ratio;decimales);IF([$Feuille1.U23]=&quot;&quot;;&quot;&quot;;[$Feuille1.U23]))">
            <text:p/>
          </table:table-cell>
          <table:table-cell table:formula="of:=IF(ISNUMBER([$Feuille1.V23]);ROUND(([$Feuille1.V23]-deplacement)*Ratio;decimales);IF([$Feuille1.V23]=&quot;&quot;;&quot;&quot;;[$Feuille1.V23]))">
            <text:p/>
          </table:table-cell>
          <table:table-cell table:formula="of:=IF(ISNUMBER([$Feuille1.W23]);ROUND(([$Feuille1.W23]-deplacement)*Ratio;decimales);IF([$Feuille1.W23]=&quot;&quot;;&quot;&quot;;[$Feuille1.W23]))">
            <text:p/>
          </table:table-cell>
          <table:table-cell table:formula="of:=IF(ISNUMBER([$Feuille1.X23]);ROUND(([$Feuille1.X23]-deplacement)*Ratio;decimales);IF([$Feuille1.X23]=&quot;&quot;;&quot;&quot;;[$Feuille1.X23]))">
            <text:p/>
          </table:table-cell>
          <table:table-cell table:formula="of:=IF(ISNUMBER([$Feuille1.Y23]);ROUND(([$Feuille1.Y23]-deplacement)*Ratio;decimales);IF([$Feuille1.Y23]=&quot;&quot;;&quot;&quot;;[$Feuille1.Y23]))">
            <text:p/>
          </table:table-cell>
          <table:table-cell table:formula="of:=IF(ISNUMBER([$Feuille1.Z23]);ROUND(([$Feuille1.Z23]-deplacement)*Ratio;decimales);IF([$Feuille1.Z23]=&quot;&quot;;&quot;&quot;;[$Feuille1.Z23]))">
            <text:p/>
          </table:table-cell>
          <table:table-cell table:formula="of:=IF(ISNUMBER([$Feuille1.AA23]);ROUND(([$Feuille1.AA23]-deplacement)*Ratio;decimales);IF([$Feuille1.AA23]=&quot;&quot;;&quot;&quot;;[$Feuille1.AA23]))">
            <text:p/>
          </table:table-cell>
          <table:table-cell table:formula="of:=IF(ISNUMBER([$Feuille1.AB23]);ROUND(([$Feuille1.AB23]-deplacement)*Ratio;decimales);IF([$Feuille1.AB23]=&quot;&quot;;&quot;&quot;;[$Feuille1.AB23]))">
            <text:p/>
          </table:table-cell>
          <table:table-cell table:formula="of:=IF(ISNUMBER([$Feuille1.AC23]);ROUND(([$Feuille1.AC23]-deplacement)*Ratio;decimales);IF([$Feuille1.AC23]=&quot;&quot;;&quot;&quot;;[$Feuille1.AC23]))">
            <text:p/>
          </table:table-cell>
          <table:table-cell table:formula="of:=IF(ISNUMBER([$Feuille1.AD23]);ROUND(([$Feuille1.AD23]-deplacement)*Ratio;decimales);IF([$Feuille1.AD23]=&quot;&quot;;&quot;&quot;;[$Feuille1.AD23]))">
            <text:p/>
          </table:table-cell>
          <table:table-cell table:formula="of:=IF(ISNUMBER([$Feuille1.AE23]);ROUND(([$Feuille1.AE23]-deplacement)*Ratio;decimales);IF([$Feuille1.AE23]=&quot;&quot;;&quot;&quot;;[$Feuille1.AE23]))">
            <text:p/>
          </table:table-cell>
          <table:table-cell table:formula="of:=IF(ISNUMBER([$Feuille1.AF23]);ROUND(([$Feuille1.AF23]-deplacement)*Ratio;decimales);IF([$Feuille1.AF23]=&quot;&quot;;&quot;&quot;;[$Feuille1.AF23]))">
            <text:p/>
          </table:table-cell>
          <table:table-cell table:formula="of:=IF(ISNUMBER([$Feuille1.AG23]);ROUND(([$Feuille1.AG23]-deplacement)*Ratio;decimales);IF([$Feuille1.AG23]=&quot;&quot;;&quot;&quot;;[$Feuille1.AG23]))">
            <text:p/>
          </table:table-cell>
          <table:table-cell table:formula="of:=IF(ISNUMBER([$Feuille1.AH23]);ROUND(([$Feuille1.AH23]-deplacement)*Ratio;decimales);IF([$Feuille1.AH23]=&quot;&quot;;&quot;&quot;;[$Feuille1.AH23]))">
            <text:p/>
          </table:table-cell>
          <table:table-cell table:formula="of:=IF(ISNUMBER([$Feuille1.AI23]);ROUND(([$Feuille1.AI23]-deplacement)*Ratio;decimales);IF([$Feuille1.AI23]=&quot;&quot;;&quot;&quot;;[$Feuille1.AI23]))">
            <text:p/>
          </table:table-cell>
          <table:table-cell table:formula="of:=IF(ISNUMBER([$Feuille1.AJ23]);ROUND(([$Feuille1.AJ23]-deplacement)*Ratio;decimales);IF([$Feuille1.AJ23]=&quot;&quot;;&quot;&quot;;[$Feuille1.AJ23]))">
            <text:p/>
          </table:table-cell>
          <table:table-cell table:formula="of:=IF(ISNUMBER([$Feuille1.AK23]);ROUND(([$Feuille1.AK23]-deplacement)*Ratio;decimales);IF([$Feuille1.AK23]=&quot;&quot;;&quot;&quot;;[$Feuille1.AK23]))">
            <text:p/>
          </table:table-cell>
          <table:table-cell table:formula="of:=IF(ISNUMBER([$Feuille1.AL23]);ROUND(([$Feuille1.AL23]-deplacement)*Ratio;decimales);IF([$Feuille1.AL23]=&quot;&quot;;&quot;&quot;;[$Feuille1.AL23]))">
            <text:p/>
          </table:table-cell>
          <table:table-cell table:formula="of:=IF(ISNUMBER([$Feuille1.AM23]);ROUND(([$Feuille1.AM23]-deplacement)*Ratio;decimales);IF([$Feuille1.AM23]=&quot;&quot;;&quot;&quot;;[$Feuille1.AM23]))">
            <text:p/>
          </table:table-cell>
          <table:table-cell table:formula="of:=IF(ISNUMBER([$Feuille1.AN23]);ROUND(([$Feuille1.AN23]-deplacement)*Ratio;decimales);IF([$Feuille1.AN23]=&quot;&quot;;&quot;&quot;;[$Feuille1.AN23]))">
            <text:p/>
          </table:table-cell>
          <table:table-cell table:formula="of:=IF(ISNUMBER([$Feuille1.AO23]);ROUND(([$Feuille1.AO23]-deplacement)*Ratio;decimales);IF([$Feuille1.AO23]=&quot;&quot;;&quot;&quot;;[$Feuille1.AO23]))">
            <text:p/>
          </table:table-cell>
          <table:table-cell table:formula="of:=IF(ISNUMBER([$Feuille1.AP23]);ROUND(([$Feuille1.AP23]-deplacement)*Ratio;decimales);IF([$Feuille1.AP23]=&quot;&quot;;&quot;&quot;;[$Feuille1.AP23]))">
            <text:p/>
          </table:table-cell>
          <table:table-cell table:formula="of:=IF(ISNUMBER([$Feuille1.AQ23]);ROUND(([$Feuille1.AQ23]-deplacement)*Ratio;decimales);IF([$Feuille1.AQ23]=&quot;&quot;;&quot;&quot;;[$Feuille1.AQ23]))">
            <text:p/>
          </table:table-cell>
          <table:table-cell table:formula="of:=IF(ISNUMBER([$Feuille1.AR23]);ROUND(([$Feuille1.AR23]-deplacement)*Ratio;decimales);IF([$Feuille1.AR23]=&quot;&quot;;&quot;&quot;;[$Feuille1.AR23]))">
            <text:p/>
          </table:table-cell>
          <table:table-cell table:formula="of:=IF(ISNUMBER([$Feuille1.AS23]);ROUND(([$Feuille1.AS23]-deplacement)*Ratio;decimales);IF([$Feuille1.AS23]=&quot;&quot;;&quot;&quot;;[$Feuille1.AS23]))">
            <text:p/>
          </table:table-cell>
          <table:table-cell table:formula="of:=IF(ISNUMBER([$Feuille1.AT23]);ROUND(([$Feuille1.AT23]-deplacement)*Ratio;decimales);IF([$Feuille1.AT23]=&quot;&quot;;&quot;&quot;;[$Feuille1.AT23]))">
            <text:p/>
          </table:table-cell>
          <table:table-cell table:formula="of:=IF(ISNUMBER([$Feuille1.AU23]);ROUND(([$Feuille1.AU23]-deplacement)*Ratio;decimales);IF([$Feuille1.AU23]=&quot;&quot;;&quot;&quot;;[$Feuille1.AU23]))">
            <text:p/>
          </table:table-cell>
          <table:table-cell table:formula="of:=IF(ISNUMBER([$Feuille1.AV23]);ROUND(([$Feuille1.AV23]-deplacement)*Ratio;decimales);IF([$Feuille1.AV23]=&quot;&quot;;&quot;&quot;;[$Feuille1.AV23]))">
            <text:p/>
          </table:table-cell>
          <table:table-cell table:formula="of:=IF(ISNUMBER([$Feuille1.AW23]);ROUND(([$Feuille1.AW23]-deplacement)*Ratio;decimales);IF([$Feuille1.AW23]=&quot;&quot;;&quot;&quot;;[$Feuille1.AW23]))">
            <text:p/>
          </table:table-cell>
          <table:table-cell table:formula="of:=IF(ISNUMBER([$Feuille1.AX23]);ROUND(([$Feuille1.AX23]-deplacement)*Ratio;decimales);IF([$Feuille1.AX23]=&quot;&quot;;&quot;&quot;;[$Feuille1.AX23]))">
            <text:p/>
          </table:table-cell>
          <table:table-cell table:formula="of:=IF(ISNUMBER([$Feuille1.AY23]);ROUND(([$Feuille1.AY23]-deplacement)*Ratio;decimales);IF([$Feuille1.AY23]=&quot;&quot;;&quot;&quot;;[$Feuille1.AY23]))">
            <text:p/>
          </table:table-cell>
          <table:table-cell table:formula="of:=IF(ISNUMBER([$Feuille1.AZ23]);ROUND(([$Feuille1.AZ23]-deplacement)*Ratio;decimales);IF([$Feuille1.AZ23]=&quot;&quot;;&quot;&quot;;[$Feuille1.AZ23]))">
            <text:p/>
          </table:table-cell>
          <table:table-cell table:formula="of:=IF(ISNUMBER([$Feuille1.BA23]);ROUND(([$Feuille1.BA23]-deplacement)*Ratio;decimales);IF([$Feuille1.BA23]=&quot;&quot;;&quot;&quot;;[$Feuille1.BA23]))">
            <text:p/>
          </table:table-cell>
          <table:table-cell table:formula="of:=IF(ISNUMBER([$Feuille1.BB23]);ROUND(([$Feuille1.BB23]-deplacement)*Ratio;decimales);IF([$Feuille1.BB23]=&quot;&quot;;&quot;&quot;;[$Feuille1.BB23]))">
            <text:p/>
          </table:table-cell>
          <table:table-cell table:formula="of:=IF(ISNUMBER([$Feuille1.BC23]);ROUND(([$Feuille1.BC23]-deplacement)*Ratio;decimales);IF([$Feuille1.BC23]=&quot;&quot;;&quot;&quot;;[$Feuille1.BC23]))">
            <text:p/>
          </table:table-cell>
          <table:table-cell table:formula="of:=IF(ISNUMBER([$Feuille1.BD23]);ROUND(([$Feuille1.BD23]-deplacement)*Ratio;decimales);IF([$Feuille1.BD23]=&quot;&quot;;&quot;&quot;;[$Feuille1.BD23]))">
            <text:p/>
          </table:table-cell>
          <table:table-cell table:formula="of:=IF(ISNUMBER([$Feuille1.BE23]);ROUND(([$Feuille1.BE23]-deplacement)*Ratio;decimales);IF([$Feuille1.BE23]=&quot;&quot;;&quot;&quot;;[$Feuille1.BE23]))">
            <text:p/>
          </table:table-cell>
          <table:table-cell table:formula="of:=IF(ISNUMBER([$Feuille1.BF23]);ROUND(([$Feuille1.BF23]-deplacement)*Ratio;decimales);IF([$Feuille1.BF23]=&quot;&quot;;&quot;&quot;;[$Feuille1.BF23]))">
            <text:p/>
          </table:table-cell>
          <table:table-cell table:formula="of:=IF(ISNUMBER([$Feuille1.BG23]);ROUND(([$Feuille1.BG23]-deplacement)*Ratio;decimales);IF([$Feuille1.BG23]=&quot;&quot;;&quot;&quot;;[$Feuille1.BG23]))">
            <text:p/>
          </table:table-cell>
          <table:table-cell table:formula="of:=IF(ISNUMBER([$Feuille1.BH23]);ROUND(([$Feuille1.BH23]-deplacement)*Ratio;decimales);IF([$Feuille1.BH23]=&quot;&quot;;&quot;&quot;;[$Feuille1.BH23]))">
            <text:p/>
          </table:table-cell>
          <table:table-cell table:formula="of:=IF(ISNUMBER([$Feuille1.BI23]);ROUND(([$Feuille1.BI23]-deplacement)*Ratio;decimales);IF([$Feuille1.BI23]=&quot;&quot;;&quot;&quot;;[$Feuille1.BI23]))">
            <text:p/>
          </table:table-cell>
          <table:table-cell table:formula="of:=IF(ISNUMBER([$Feuille1.BJ23]);ROUND(([$Feuille1.BJ23]-deplacement)*Ratio;decimales);IF([$Feuille1.BJ23]=&quot;&quot;;&quot;&quot;;[$Feuille1.BJ23]))">
            <text:p/>
          </table:table-cell>
          <table:table-cell table:formula="of:=IF(ISNUMBER([$Feuille1.BK23]);ROUND(([$Feuille1.BK23]-deplacement)*Ratio;decimales);IF([$Feuille1.BK23]=&quot;&quot;;&quot;&quot;;[$Feuille1.BK23]))">
            <text:p/>
          </table:table-cell>
          <table:table-cell table:formula="of:=IF(ISNUMBER([$Feuille1.BL23]);ROUND(([$Feuille1.BL23]-deplacement)*Ratio;decimales);IF([$Feuille1.BL23]=&quot;&quot;;&quot;&quot;;[$Feuille1.BL23]))">
            <text:p/>
          </table:table-cell>
          <table:table-cell table:formula="of:=IF(ISNUMBER([$Feuille1.BM23]);ROUND(([$Feuille1.BM23]-deplacement)*Ratio;decimales);IF([$Feuille1.BM23]=&quot;&quot;;&quot;&quot;;[$Feuille1.BM23]))">
            <text:p/>
          </table:table-cell>
          <table:table-cell table:formula="of:=IF(ISNUMBER([$Feuille1.BN23]);ROUND(([$Feuille1.BN23]-deplacement)*Ratio;decimales);IF([$Feuille1.BN23]=&quot;&quot;;&quot;&quot;;[$Feuille1.BN23]))">
            <text:p/>
          </table:table-cell>
          <table:table-cell table:formula="of:=IF(ISNUMBER([$Feuille1.BO23]);ROUND(([$Feuille1.BO23]-deplacement)*Ratio;decimales);IF([$Feuille1.BO23]=&quot;&quot;;&quot;&quot;;[$Feuille1.BO23]))">
            <text:p/>
          </table:table-cell>
          <table:table-cell table:formula="of:=IF(ISNUMBER([$Feuille1.BP23]);ROUND(([$Feuille1.BP23]-deplacement)*Ratio;decimales);IF([$Feuille1.BP23]=&quot;&quot;;&quot;&quot;;[$Feuille1.BP23]))">
            <text:p/>
          </table:table-cell>
          <table:table-cell table:formula="of:=IF(ISNUMBER([$Feuille1.BQ23]);ROUND(([$Feuille1.BQ23]-deplacement)*Ratio;decimales);IF([$Feuille1.BQ23]=&quot;&quot;;&quot;&quot;;[$Feuille1.BQ23]))">
            <text:p/>
          </table:table-cell>
          <table:table-cell table:formula="of:=IF(ISNUMBER([$Feuille1.BR23]);ROUND(([$Feuille1.BR23]-deplacement)*Ratio;decimales);IF([$Feuille1.BR23]=&quot;&quot;;&quot;&quot;;[$Feuille1.BR23]))">
            <text:p/>
          </table:table-cell>
          <table:table-cell table:formula="of:=IF(ISNUMBER([$Feuille1.BS23]);ROUND(([$Feuille1.BS23]-deplacement)*Ratio;decimales);IF([$Feuille1.BS23]=&quot;&quot;;&quot;&quot;;[$Feuille1.BS23]))">
            <text:p/>
          </table:table-cell>
          <table:table-cell table:formula="of:=IF(ISNUMBER([$Feuille1.BT23]);ROUND(([$Feuille1.BT23]-deplacement)*Ratio;decimales);IF([$Feuille1.BT23]=&quot;&quot;;&quot;&quot;;[$Feuille1.BT23]))">
            <text:p/>
          </table:table-cell>
          <table:table-cell table:formula="of:=IF(ISNUMBER([$Feuille1.BU23]);ROUND(([$Feuille1.BU23]-deplacement)*Ratio;decimales);IF([$Feuille1.BU23]=&quot;&quot;;&quot;&quot;;[$Feuille1.BU23]))">
            <text:p/>
          </table:table-cell>
          <table:table-cell table:formula="of:=IF(ISNUMBER([$Feuille1.BV23]);ROUND(([$Feuille1.BV23]-deplacement)*Ratio;decimales);IF([$Feuille1.BV23]=&quot;&quot;;&quot;&quot;;[$Feuille1.BV23]))">
            <text:p/>
          </table:table-cell>
          <table:table-cell table:formula="of:=IF(ISNUMBER([$Feuille1.BW23]);ROUND(([$Feuille1.BW23]-deplacement)*Ratio;decimales);IF([$Feuille1.BW23]=&quot;&quot;;&quot;&quot;;[$Feuille1.BW23]))">
            <text:p/>
          </table:table-cell>
          <table:table-cell table:formula="of:=IF(ISNUMBER([$Feuille1.BX23]);ROUND(([$Feuille1.BX23]-deplacement)*Ratio;decimales);IF([$Feuille1.BX23]=&quot;&quot;;&quot;&quot;;[$Feuille1.BX23]))">
            <text:p/>
          </table:table-cell>
          <table:table-cell table:formula="of:=IF(ISNUMBER([$Feuille1.BY23]);ROUND(([$Feuille1.BY23]-deplacement)*Ratio;decimales);IF([$Feuille1.BY23]=&quot;&quot;;&quot;&quot;;[$Feuille1.BY23]))">
            <text:p/>
          </table:table-cell>
          <table:table-cell table:formula="of:=IF(ISNUMBER([$Feuille1.BZ23]);ROUND(([$Feuille1.BZ23]-deplacement)*Ratio;decimales);IF([$Feuille1.BZ23]=&quot;&quot;;&quot;&quot;;[$Feuille1.BZ23]))">
            <text:p/>
          </table:table-cell>
          <table:table-cell table:formula="of:=IF(ISNUMBER([$Feuille1.CA23]);ROUND(([$Feuille1.CA23]-deplacement)*Ratio;decimales);IF([$Feuille1.CA23]=&quot;&quot;;&quot;&quot;;[$Feuille1.CA23]))">
            <text:p/>
          </table:table-cell>
          <table:table-cell table:formula="of:=IF(ISNUMBER([$Feuille1.CB23]);ROUND(([$Feuille1.CB23]-deplacement)*Ratio;decimales);IF([$Feuille1.CB23]=&quot;&quot;;&quot;&quot;;[$Feuille1.CB23]))">
            <text:p/>
          </table:table-cell>
          <table:table-cell table:formula="of:=IF(ISNUMBER([$Feuille1.CC23]);ROUND(([$Feuille1.CC23]-deplacement)*Ratio;decimales);IF([$Feuille1.CC23]=&quot;&quot;;&quot;&quot;;[$Feuille1.CC23]))">
            <text:p/>
          </table:table-cell>
          <table:table-cell table:formula="of:=IF(ISNUMBER([$Feuille1.CD23]);ROUND(([$Feuille1.CD23]-deplacement)*Ratio;decimales);IF([$Feuille1.CD23]=&quot;&quot;;&quot;&quot;;[$Feuille1.CD23]))">
            <text:p/>
          </table:table-cell>
          <table:table-cell table:formula="of:=IF(ISNUMBER([$Feuille1.CE23]);ROUND(([$Feuille1.CE23]-deplacement)*Ratio;decimales);IF([$Feuille1.CE23]=&quot;&quot;;&quot;&quot;;[$Feuille1.CE23]))">
            <text:p/>
          </table:table-cell>
          <table:table-cell table:formula="of:=IF(ISNUMBER([$Feuille1.CF23]);ROUND(([$Feuille1.CF23]-deplacement)*Ratio;decimales);IF([$Feuille1.CF23]=&quot;&quot;;&quot;&quot;;[$Feuille1.CF23]))">
            <text:p/>
          </table:table-cell>
          <table:table-cell table:formula="of:=IF(ISNUMBER([$Feuille1.CG23]);ROUND(([$Feuille1.CG23]-deplacement)*Ratio;decimales);IF([$Feuille1.CG23]=&quot;&quot;;&quot;&quot;;[$Feuille1.CG23]))">
            <text:p/>
          </table:table-cell>
          <table:table-cell table:formula="of:=IF(ISNUMBER([$Feuille1.CH23]);ROUND(([$Feuille1.CH23]-deplacement)*Ratio;decimales);IF([$Feuille1.CH23]=&quot;&quot;;&quot;&quot;;[$Feuille1.CH23]))">
            <text:p/>
          </table:table-cell>
          <table:table-cell table:formula="of:=IF(ISNUMBER([$Feuille1.CI23]);ROUND(([$Feuille1.CI23]-deplacement)*Ratio;decimales);IF([$Feuille1.CI23]=&quot;&quot;;&quot;&quot;;[$Feuille1.CI23]))">
            <text:p/>
          </table:table-cell>
          <table:table-cell table:formula="of:=IF(ISNUMBER([$Feuille1.CJ23]);ROUND(([$Feuille1.CJ23]-deplacement)*Ratio;decimales);IF([$Feuille1.CJ23]=&quot;&quot;;&quot;&quot;;[$Feuille1.CJ23]))">
            <text:p/>
          </table:table-cell>
          <table:table-cell table:formula="of:=IF(ISNUMBER([$Feuille1.CK23]);ROUND(([$Feuille1.CK23]-deplacement)*Ratio;decimales);IF([$Feuille1.CK23]=&quot;&quot;;&quot;&quot;;[$Feuille1.CK23]))">
            <text:p/>
          </table:table-cell>
          <table:table-cell table:formula="of:=IF(ISNUMBER([$Feuille1.CL23]);ROUND(([$Feuille1.CL23]-deplacement)*Ratio;decimales);IF([$Feuille1.CL23]=&quot;&quot;;&quot;&quot;;[$Feuille1.CL23]))">
            <text:p/>
          </table:table-cell>
          <table:table-cell table:formula="of:=IF(ISNUMBER([$Feuille1.CM23]);ROUND(([$Feuille1.CM23]-deplacement)*Ratio;decimales);IF([$Feuille1.CM23]=&quot;&quot;;&quot;&quot;;[$Feuille1.CM23]))">
            <text:p/>
          </table:table-cell>
          <table:table-cell table:formula="of:=IF(ISNUMBER([$Feuille1.CN23]);ROUND(([$Feuille1.CN23]-deplacement)*Ratio;decimales);IF([$Feuille1.CN23]=&quot;&quot;;&quot;&quot;;[$Feuille1.CN23]))">
            <text:p/>
          </table:table-cell>
          <table:table-cell table:formula="of:=IF(ISNUMBER([$Feuille1.CO23]);ROUND(([$Feuille1.CO23]-deplacement)*Ratio;decimales);IF([$Feuille1.CO23]=&quot;&quot;;&quot;&quot;;[$Feuille1.CO23]))">
            <text:p/>
          </table:table-cell>
          <table:table-cell table:formula="of:=IF(ISNUMBER([$Feuille1.CP23]);ROUND(([$Feuille1.CP23]-deplacement)*Ratio;decimales);IF([$Feuille1.CP23]=&quot;&quot;;&quot;&quot;;[$Feuille1.CP23]))">
            <text:p/>
          </table:table-cell>
          <table:table-cell table:formula="of:=IF(ISNUMBER([$Feuille1.CQ23]);ROUND(([$Feuille1.CQ23]-deplacement)*Ratio;decimales);IF([$Feuille1.CQ23]=&quot;&quot;;&quot;&quot;;[$Feuille1.CQ23]))">
            <text:p/>
          </table:table-cell>
          <table:table-cell table:formula="of:=IF(ISNUMBER([$Feuille1.CR23]);ROUND(([$Feuille1.CR23]-deplacement)*Ratio;decimales);IF([$Feuille1.CR23]=&quot;&quot;;&quot;&quot;;[$Feuille1.CR23]))">
            <text:p/>
          </table:table-cell>
          <table:table-cell table:formula="of:=IF(ISNUMBER([$Feuille1.CS23]);ROUND(([$Feuille1.CS23]-deplacement)*Ratio;decimales);IF([$Feuille1.CS23]=&quot;&quot;;&quot;&quot;;[$Feuille1.CS23]))">
            <text:p/>
          </table:table-cell>
          <table:table-cell table:formula="of:=IF(ISNUMBER([$Feuille1.CT23]);ROUND(([$Feuille1.CT23]-deplacement)*Ratio;decimales);IF([$Feuille1.CT23]=&quot;&quot;;&quot;&quot;;[$Feuille1.CT23]))">
            <text:p/>
          </table:table-cell>
          <table:table-cell table:formula="of:=IF(ISNUMBER([$Feuille1.CU23]);ROUND(([$Feuille1.CU23]-deplacement)*Ratio;decimales);IF([$Feuille1.CU23]=&quot;&quot;;&quot;&quot;;[$Feuille1.CU23]))">
            <text:p/>
          </table:table-cell>
          <table:table-cell table:formula="of:=IF(ISNUMBER([$Feuille1.CV23]);ROUND(([$Feuille1.CV23]-deplacement)*Ratio;decimales);IF([$Feuille1.CV23]=&quot;&quot;;&quot;&quot;;[$Feuille1.CV23]))">
            <text:p/>
          </table:table-cell>
          <table:table-cell table:formula="of:=IF(ISNUMBER([$Feuille1.CW23]);ROUND(([$Feuille1.CW23]-deplacement)*Ratio;decimales);IF([$Feuille1.CW23]=&quot;&quot;;&quot;&quot;;[$Feuille1.CW23]))">
            <text:p/>
          </table:table-cell>
          <table:table-cell table:formula="of:=IF(ISNUMBER([$Feuille1.CX23]);ROUND(([$Feuille1.CX23]-deplacement)*Ratio;decimales);IF([$Feuille1.CX23]=&quot;&quot;;&quot;&quot;;[$Feuille1.CX23]))">
            <text:p/>
          </table:table-cell>
          <table:table-cell table:formula="of:=IF(ISNUMBER([$Feuille1.CY23]);ROUND(([$Feuille1.CY23]-deplacement)*Ratio;decimales);IF([$Feuille1.CY23]=&quot;&quot;;&quot;&quot;;[$Feuille1.CY23]))">
            <text:p/>
          </table:table-cell>
          <table:table-cell table:formula="of:=IF(ISNUMBER([$Feuille1.CZ23]);ROUND(([$Feuille1.CZ23]-deplacement)*Ratio;decimales);IF([$Feuille1.CZ23]=&quot;&quot;;&quot;&quot;;[$Feuille1.CZ23]))">
            <text:p/>
          </table:table-cell>
          <table:table-cell table:formula="of:=IF(ISNUMBER([$Feuille1.DA23]);ROUND(([$Feuille1.DA23]-deplacement)*Ratio;decimales);IF([$Feuille1.DA23]=&quot;&quot;;&quot;&quot;;[$Feuille1.DA23]))">
            <text:p/>
          </table:table-cell>
          <table:table-cell table:formula="of:=IF(ISNUMBER([$Feuille1.DB23]);ROUND(([$Feuille1.DB23]-deplacement)*Ratio;decimales);IF([$Feuille1.DB23]=&quot;&quot;;&quot;&quot;;[$Feuille1.DB23]))">
            <text:p/>
          </table:table-cell>
          <table:table-cell table:formula="of:=IF(ISNUMBER([$Feuille1.DC23]);ROUND(([$Feuille1.DC23]-deplacement)*Ratio;decimales);IF([$Feuille1.DC23]=&quot;&quot;;&quot;&quot;;[$Feuille1.DC23]))">
            <text:p/>
          </table:table-cell>
          <table:table-cell table:formula="of:=IF(ISNUMBER([$Feuille1.DD23]);ROUND(([$Feuille1.DD23]-deplacement)*Ratio;decimales);IF([$Feuille1.DD23]=&quot;&quot;;&quot;&quot;;[$Feuille1.DD23]))">
            <text:p/>
          </table:table-cell>
          <table:table-cell table:formula="of:=IF(ISNUMBER([$Feuille1.DE23]);ROUND(([$Feuille1.DE23]-deplacement)*Ratio;decimales);IF([$Feuille1.DE23]=&quot;&quot;;&quot;&quot;;[$Feuille1.DE23]))">
            <text:p/>
          </table:table-cell>
          <table:table-cell table:formula="of:=IF(ISNUMBER([$Feuille1.DF23]);ROUND(([$Feuille1.DF23]-deplacement)*Ratio;decimales);IF([$Feuille1.DF23]=&quot;&quot;;&quot;&quot;;[$Feuille1.DF23]))">
            <text:p/>
          </table:table-cell>
          <table:table-cell table:formula="of:=IF(ISNUMBER([$Feuille1.DG23]);ROUND(([$Feuille1.DG23]-deplacement)*Ratio;decimales);IF([$Feuille1.DG23]=&quot;&quot;;&quot;&quot;;[$Feuille1.DG23]))">
            <text:p/>
          </table:table-cell>
          <table:table-cell table:formula="of:=IF(ISNUMBER([$Feuille1.DH23]);ROUND(([$Feuille1.DH23]-deplacement)*Ratio;decimales);IF([$Feuille1.DH23]=&quot;&quot;;&quot;&quot;;[$Feuille1.DH23]))">
            <text:p/>
          </table:table-cell>
          <table:table-cell table:formula="of:=IF(ISNUMBER([$Feuille1.DI23]);ROUND(([$Feuille1.DI23]-deplacement)*Ratio;decimales);IF([$Feuille1.DI23]=&quot;&quot;;&quot;&quot;;[$Feuille1.DI23]))">
            <text:p/>
          </table:table-cell>
          <table:table-cell table:formula="of:=IF(ISNUMBER([$Feuille1.DJ23]);ROUND(([$Feuille1.DJ23]-deplacement)*Ratio;decimales);IF([$Feuille1.DJ23]=&quot;&quot;;&quot;&quot;;[$Feuille1.DJ23]))">
            <text:p/>
          </table:table-cell>
          <table:table-cell table:formula="of:=IF(ISNUMBER([$Feuille1.DK23]);ROUND(([$Feuille1.DK23]-deplacement)*Ratio;decimales);IF([$Feuille1.DK23]=&quot;&quot;;&quot;&quot;;[$Feuille1.DK23]))">
            <text:p/>
          </table:table-cell>
          <table:table-cell table:formula="of:=IF(ISNUMBER([$Feuille1.DL23]);ROUND(([$Feuille1.DL23]-deplacement)*Ratio;decimales);IF([$Feuille1.DL23]=&quot;&quot;;&quot;&quot;;[$Feuille1.DL23]))">
            <text:p/>
          </table:table-cell>
          <table:table-cell table:formula="of:=IF(ISNUMBER([$Feuille1.DM23]);ROUND(([$Feuille1.DM23]-deplacement)*Ratio;decimales);IF([$Feuille1.DM23]=&quot;&quot;;&quot;&quot;;[$Feuille1.DM23]))">
            <text:p/>
          </table:table-cell>
          <table:table-cell table:formula="of:=IF(ISNUMBER([$Feuille1.DN23]);ROUND(([$Feuille1.DN23]-deplacement)*Ratio;decimales);IF([$Feuille1.DN23]=&quot;&quot;;&quot;&quot;;[$Feuille1.DN23]))">
            <text:p/>
          </table:table-cell>
          <table:table-cell table:formula="of:=IF(ISNUMBER([$Feuille1.DO23]);ROUND(([$Feuille1.DO23]-deplacement)*Ratio;decimales);IF([$Feuille1.DO23]=&quot;&quot;;&quot;&quot;;[$Feuille1.DO23]))">
            <text:p/>
          </table:table-cell>
          <table:table-cell table:formula="of:=IF(ISNUMBER([$Feuille1.DP23]);ROUND(([$Feuille1.DP23]-deplacement)*Ratio;decimales);IF([$Feuille1.DP23]=&quot;&quot;;&quot;&quot;;[$Feuille1.DP23]))">
            <text:p/>
          </table:table-cell>
          <table:table-cell table:formula="of:=IF(ISNUMBER([$Feuille1.DQ23]);ROUND(([$Feuille1.DQ23]-deplacement)*Ratio;decimales);IF([$Feuille1.DQ23]=&quot;&quot;;&quot;&quot;;[$Feuille1.DQ23]))">
            <text:p/>
          </table:table-cell>
          <table:table-cell table:formula="of:=IF(ISNUMBER([$Feuille1.DR23]);ROUND(([$Feuille1.DR23]-deplacement)*Ratio;decimales);IF([$Feuille1.DR23]=&quot;&quot;;&quot;&quot;;[$Feuille1.DR23]))">
            <text:p/>
          </table:table-cell>
          <table:table-cell table:formula="of:=IF(ISNUMBER([$Feuille1.DS23]);ROUND(([$Feuille1.DS23]-deplacement)*Ratio;decimales);IF([$Feuille1.DS23]=&quot;&quot;;&quot;&quot;;[$Feuille1.DS23]))">
            <text:p/>
          </table:table-cell>
          <table:table-cell table:formula="of:=IF(ISNUMBER([$Feuille1.DT23]);ROUND(([$Feuille1.DT23]-deplacement)*Ratio;decimales);IF([$Feuille1.DT23]=&quot;&quot;;&quot;&quot;;[$Feuille1.DT23]))">
            <text:p/>
          </table:table-cell>
          <table:table-cell table:formula="of:=IF(ISNUMBER([$Feuille1.DU23]);ROUND(([$Feuille1.DU23]-deplacement)*Ratio;decimales);IF([$Feuille1.DU23]=&quot;&quot;;&quot;&quot;;[$Feuille1.DU23]))">
            <text:p/>
          </table:table-cell>
          <table:table-cell table:formula="of:=IF(ISNUMBER([$Feuille1.DV23]);ROUND(([$Feuille1.DV23]-deplacement)*Ratio;decimales);IF([$Feuille1.DV23]=&quot;&quot;;&quot;&quot;;[$Feuille1.DV23]))">
            <text:p/>
          </table:table-cell>
          <table:table-cell table:formula="of:=IF(ISNUMBER([$Feuille1.DW23]);ROUND(([$Feuille1.DW23]-deplacement)*Ratio;decimales);IF([$Feuille1.DW23]=&quot;&quot;;&quot;&quot;;[$Feuille1.DW23]))">
            <text:p/>
          </table:table-cell>
          <table:table-cell table:formula="of:=IF(ISNUMBER([$Feuille1.DX23]);ROUND(([$Feuille1.DX23]-deplacement)*Ratio;decimales);IF([$Feuille1.DX23]=&quot;&quot;;&quot;&quot;;[$Feuille1.DX23]))">
            <text:p/>
          </table:table-cell>
          <table:table-cell table:formula="of:=IF(ISNUMBER([$Feuille1.DY23]);ROUND(([$Feuille1.DY23]-deplacement)*Ratio;decimales);IF([$Feuille1.DY23]=&quot;&quot;;&quot;&quot;;[$Feuille1.DY23]))">
            <text:p/>
          </table:table-cell>
          <table:table-cell table:formula="of:=IF(ISNUMBER([$Feuille1.DZ23]);ROUND(([$Feuille1.DZ23]-deplacement)*Ratio;decimales);IF([$Feuille1.DZ23]=&quot;&quot;;&quot;&quot;;[$Feuille1.DZ23]))">
            <text:p/>
          </table:table-cell>
          <table:table-cell table:formula="of:=IF(ISNUMBER([$Feuille1.EA23]);ROUND(([$Feuille1.EA23]-deplacement)*Ratio;decimales);IF([$Feuille1.EA23]=&quot;&quot;;&quot;&quot;;[$Feuille1.EA23]))">
            <text:p/>
          </table:table-cell>
          <table:table-cell table:formula="of:=IF(ISNUMBER([$Feuille1.EB23]);ROUND(([$Feuille1.EB23]-deplacement)*Ratio;decimales);IF([$Feuille1.EB23]=&quot;&quot;;&quot;&quot;;[$Feuille1.EB23]))">
            <text:p/>
          </table:table-cell>
          <table:table-cell table:formula="of:=IF(ISNUMBER([$Feuille1.EC23]);ROUND(([$Feuille1.EC23]-deplacement)*Ratio;decimales);IF([$Feuille1.EC23]=&quot;&quot;;&quot;&quot;;[$Feuille1.EC23]))">
            <text:p/>
          </table:table-cell>
          <table:table-cell table:formula="of:=IF(ISNUMBER([$Feuille1.ED23]);ROUND(([$Feuille1.ED23]-deplacement)*Ratio;decimales);IF([$Feuille1.ED23]=&quot;&quot;;&quot;&quot;;[$Feuille1.ED23]))">
            <text:p/>
          </table:table-cell>
          <table:table-cell table:formula="of:=IF(ISNUMBER([$Feuille1.EE23]);ROUND(([$Feuille1.EE23]-deplacement)*Ratio;decimales);IF([$Feuille1.EE23]=&quot;&quot;;&quot;&quot;;[$Feuille1.EE23]))">
            <text:p/>
          </table:table-cell>
          <table:table-cell table:formula="of:=IF(ISNUMBER([$Feuille1.EF23]);ROUND(([$Feuille1.EF23]-deplacement)*Ratio;decimales);IF([$Feuille1.EF23]=&quot;&quot;;&quot;&quot;;[$Feuille1.EF23]))">
            <text:p/>
          </table:table-cell>
          <table:table-cell table:formula="of:=IF(ISNUMBER([$Feuille1.EG23]);ROUND(([$Feuille1.EG23]-deplacement)*Ratio;decimales);IF([$Feuille1.EG23]=&quot;&quot;;&quot;&quot;;[$Feuille1.EG23]))">
            <text:p/>
          </table:table-cell>
          <table:table-cell table:formula="of:=IF(ISNUMBER([$Feuille1.EH23]);ROUND(([$Feuille1.EH23]-deplacement)*Ratio;decimales);IF([$Feuille1.EH23]=&quot;&quot;;&quot;&quot;;[$Feuille1.EH23]))">
            <text:p/>
          </table:table-cell>
          <table:table-cell table:formula="of:=IF(ISNUMBER([$Feuille1.EI23]);ROUND(([$Feuille1.EI23]-deplacement)*Ratio;decimales);IF([$Feuille1.EI23]=&quot;&quot;;&quot;&quot;;[$Feuille1.EI23]))">
            <text:p/>
          </table:table-cell>
          <table:table-cell table:formula="of:=IF(ISNUMBER([$Feuille1.EJ23]);ROUND(([$Feuille1.EJ23]-deplacement)*Ratio;decimales);IF([$Feuille1.EJ23]=&quot;&quot;;&quot;&quot;;[$Feuille1.EJ23]))">
            <text:p/>
          </table:table-cell>
          <table:table-cell table:formula="of:=IF(ISNUMBER([$Feuille1.EK23]);[$Feuille1.EK23]*Ratio;IF([$Feuille1.EK23]=&quot;&quot;;&quot;&quot;;[$Feuille1.EK23]))">
            <text:p/>
          </table:table-cell>
          <table:table-cell table:formula="of:=IF(ISNUMBER([$Feuille1.EL23]);[$Feuille1.EL23]*Ratio;IF([$Feuille1.EL23]=&quot;&quot;;&quot;&quot;;[$Feuille1.EL23]))">
            <text:p/>
          </table:table-cell>
          <table:table-cell table:number-columns-repeated="882"/>
        </table:table-row>
        <table:table-row table:style-name="ro1">
          <table:table-cell table:formula="of:=IF(ISNUMBER([$Feuille1.A24]);ROUND(([$Feuille1.A24]-deplacement)*Ratio;decimales);IF([$Feuille1.A24]=&quot;&quot;;&quot;&quot;;[$Feuille1.A24]))" office:value-type="string" office:string-value="&lt;path" calcext:value-type="string">
            <text:p>&lt;path</text:p>
          </table:table-cell>
          <table:table-cell table:formula="of:=IF(ISNUMBER([$Feuille1.B24]);ROUND(([$Feuille1.B24]-deplacement)*Ratio;decimales);IF([$Feuille1.B24]=&quot;&quot;;&quot;&quot;;[$Feuille1.B24]))" office:value-type="string" office:string-value="class=&quot;croix&quot;" calcext:value-type="string">
            <text:p>class="croix"</text:p>
          </table:table-cell>
          <table:table-cell table:formula="of:=IF(ISNUMBER([$Feuille1.C24]);ROUND(([$Feuille1.C24]-deplacement)*Ratio;decimales);IF([$Feuille1.C24]=&quot;&quot;;&quot;&quot;;[$Feuille1.C24]))" office:value-type="string" office:string-value="d=&quot;M" calcext:value-type="string">
            <text:p>d="M</text:p>
          </table:table-cell>
          <table:table-cell table:formula="of:=IF(ISNUMBER([$Feuille1.D24]);ROUND(([$Feuille1.D24]-deplacement)*Ratio;decimales);IF([$Feuille1.D24]=&quot;&quot;;&quot;&quot;;[$Feuille1.D24]))" office:value-type="float" office:value="32.6" calcext:value-type="float">
            <text:p>32,6</text:p>
          </table:table-cell>
          <table:table-cell table:style-name="ce3" table:formula="of:=IF(ISNUMBER([$Feuille1.E24]);ROUND(([$Feuille1.E24]-deplacement)*Ratio;decimales);IF([$Feuille1.E24]=&quot;&quot;;&quot;&quot;;[$Feuille1.E24]))" office:value-type="float" office:value="55.59" calcext:value-type="float">
            <text:p>55,59</text:p>
          </table:table-cell>
          <table:table-cell table:formula="of:=IF(ISNUMBER([$Feuille1.F24]);ROUND(([$Feuille1.F24]-deplacement)*Ratio;decimales);IF([$Feuille1.F24]=&quot;&quot;;&quot;&quot;;[$Feuille1.F24]))" office:value-type="string" office:string-value="l" calcext:value-type="string">
            <text:p>l</text:p>
          </table:table-cell>
          <table:table-cell table:style-name="ce3" table:formula="of:=IF(ISNUMBER([$Feuille1.G24]);ROUND(([$Feuille1.G24]-deplacement)*Ratio;decimales);IF([$Feuille1.G24]=&quot;&quot;;&quot;&quot;;[$Feuille1.G24]))" office:value-type="float" office:value="0.01" calcext:value-type="float">
            <text:p>0,01</text:p>
          </table:table-cell>
          <table:table-cell table:style-name="ce3" table:formula="of:=IF(ISNUMBER([$Feuille1.H24]);ROUND(([$Feuille1.H24]-deplacement)*Ratio;decimales);IF([$Feuille1.H24]=&quot;&quot;;&quot;&quot;;[$Feuille1.H24]))" office:value-type="float" office:value="4.42" calcext:value-type="float">
            <text:p>4,42</text:p>
          </table:table-cell>
          <table:table-cell table:formula="of:=IF(ISNUMBER([$Feuille1.I24]);ROUND(([$Feuille1.I24]-deplacement)*Ratio;decimales);IF([$Feuille1.I24]=&quot;&quot;;&quot;&quot;;[$Feuille1.I24]))" office:value-type="string" office:string-value="l" calcext:value-type="string">
            <text:p>l</text:p>
          </table:table-cell>
          <table:table-cell table:style-name="ce3" table:formula="of:=IF(ISNUMBER([$Feuille1.J24]);ROUND(([$Feuille1.J24]-deplacement)*Ratio;decimales);IF([$Feuille1.J24]=&quot;&quot;;&quot;&quot;;[$Feuille1.J24]))" office:value-type="float" office:value="4.07" calcext:value-type="float">
            <text:p>4,07</text:p>
          </table:table-cell>
          <table:table-cell table:style-name="ce3" table:formula="of:=IF(ISNUMBER([$Feuille1.K24]);ROUND(([$Feuille1.K24]-deplacement)*Ratio;decimales);IF([$Feuille1.K24]=&quot;&quot;;&quot;&quot;;[$Feuille1.K24]))" office:value-type="float" office:value="-0.3" calcext:value-type="float">
            <text:p>-0,3</text:p>
          </table:table-cell>
          <table:table-cell table:formula="of:=IF(ISNUMBER([$Feuille1.L24]);ROUND(([$Feuille1.L24]-deplacement)*Ratio;decimales);IF([$Feuille1.L24]=&quot;&quot;;&quot;&quot;;[$Feuille1.L24]))" office:value-type="string" office:string-value="l" calcext:value-type="string">
            <text:p>l</text:p>
          </table:table-cell>
          <table:table-cell table:style-name="ce3" table:formula="of:=IF(ISNUMBER([$Feuille1.M24]);ROUND(([$Feuille1.M24]-deplacement)*Ratio;decimales);IF([$Feuille1.M24]=&quot;&quot;;&quot;&quot;;[$Feuille1.M24]))" office:value-type="float" office:value="0.03" calcext:value-type="float">
            <text:p>0,03</text:p>
          </table:table-cell>
          <table:table-cell table:style-name="ce3" table:formula="of:=IF(ISNUMBER([$Feuille1.N24]);ROUND(([$Feuille1.N24]-deplacement)*Ratio;decimales);IF([$Feuille1.N24]=&quot;&quot;;&quot;&quot;;[$Feuille1.N24]))" office:value-type="float" office:value="4.2" calcext:value-type="float">
            <text:p>4,2</text:p>
          </table:table-cell>
          <table:table-cell table:formula="of:=IF(ISNUMBER([$Feuille1.O24]);ROUND(([$Feuille1.O24]-deplacement)*Ratio;decimales);IF([$Feuille1.O24]=&quot;&quot;;&quot;&quot;;[$Feuille1.O24]))" office:value-type="string" office:string-value="l" calcext:value-type="string">
            <text:p>l</text:p>
          </table:table-cell>
          <table:table-cell table:style-name="ce3" table:formula="of:=IF(ISNUMBER([$Feuille1.P24]);ROUND(([$Feuille1.P24]-deplacement)*Ratio;decimales);IF([$Feuille1.P24]=&quot;&quot;;&quot;&quot;;[$Feuille1.P24]))" office:value-type="float" office:value="4.26" calcext:value-type="float">
            <text:p>4,26</text:p>
          </table:table-cell>
          <table:table-cell table:style-name="ce3" table:formula="of:=IF(ISNUMBER([$Feuille1.Q24]);ROUND(([$Feuille1.Q24]-deplacement)*Ratio;decimales);IF([$Feuille1.Q24]=&quot;&quot;;&quot;&quot;;[$Feuille1.Q24]))" office:value-type="float" office:value="-0.39" calcext:value-type="float">
            <text:p>-0,39</text:p>
          </table:table-cell>
          <table:table-cell table:formula="of:=IF(ISNUMBER([$Feuille1.R24]);ROUND(([$Feuille1.R24]-deplacement)*Ratio;decimales);IF([$Feuille1.R24]=&quot;&quot;;&quot;&quot;;[$Feuille1.R24]))" office:value-type="string" office:string-value="l" calcext:value-type="string">
            <text:p>l</text:p>
          </table:table-cell>
          <table:table-cell table:formula="of:=IF(ISNUMBER([$Feuille1.S24]);ROUND(([$Feuille1.S24]-deplacement)*Ratio;decimales);IF([$Feuille1.S24]=&quot;&quot;;&quot;&quot;;[$Feuille1.S24]))" office:value-type="float" office:value="0" calcext:value-type="float">
            <text:p>0</text:p>
          </table:table-cell>
          <table:table-cell table:style-name="ce3" table:formula="of:=IF(ISNUMBER([$Feuille1.T24]);ROUND(([$Feuille1.T24]-deplacement)*Ratio;decimales);IF([$Feuille1.T24]=&quot;&quot;;&quot;&quot;;[$Feuille1.T24]))" office:value-type="float" office:value="-4.45" calcext:value-type="float">
            <text:p>-4,45</text:p>
          </table:table-cell>
          <table:table-cell table:formula="of:=IF(ISNUMBER([$Feuille1.U24]);ROUND(([$Feuille1.U24]-deplacement)*Ratio;decimales);IF([$Feuille1.U24]=&quot;&quot;;&quot;&quot;;[$Feuille1.U24]))" office:value-type="string" office:string-value="l" calcext:value-type="string">
            <text:p>l</text:p>
          </table:table-cell>
          <table:table-cell table:style-name="ce3" table:formula="of:=IF(ISNUMBER([$Feuille1.V24]);ROUND(([$Feuille1.V24]-deplacement)*Ratio;decimales);IF([$Feuille1.V24]=&quot;&quot;;&quot;&quot;;[$Feuille1.V24]))" office:value-type="float" office:value="4.15" calcext:value-type="float">
            <text:p>4,15</text:p>
          </table:table-cell>
          <table:table-cell table:style-name="ce3" table:formula="of:=IF(ISNUMBER([$Feuille1.W24]);ROUND(([$Feuille1.W24]-deplacement)*Ratio;decimales);IF([$Feuille1.W24]=&quot;&quot;;&quot;&quot;;[$Feuille1.W24]))" office:value-type="float" office:value="-0.25" calcext:value-type="float">
            <text:p>-0,25</text:p>
          </table:table-cell>
          <table:table-cell table:formula="of:=IF(ISNUMBER([$Feuille1.X24]);ROUND(([$Feuille1.X24]-deplacement)*Ratio;decimales);IF([$Feuille1.X24]=&quot;&quot;;&quot;&quot;;[$Feuille1.X24]))" office:value-type="string" office:string-value="l" calcext:value-type="string">
            <text:p>l</text:p>
          </table:table-cell>
          <table:table-cell table:style-name="ce3" table:formula="of:=IF(ISNUMBER([$Feuille1.Y24]);ROUND(([$Feuille1.Y24]-deplacement)*Ratio;decimales);IF([$Feuille1.Y24]=&quot;&quot;;&quot;&quot;;[$Feuille1.Y24]))" office:value-type="float" office:value="-0.05" calcext:value-type="float">
            <text:p>-0,05</text:p>
          </table:table-cell>
          <table:table-cell table:style-name="ce3" table:formula="of:=IF(ISNUMBER([$Feuille1.Z24]);ROUND(([$Feuille1.Z24]-deplacement)*Ratio;decimales);IF([$Feuille1.Z24]=&quot;&quot;;&quot;&quot;;[$Feuille1.Z24]))" office:value-type="float" office:value="-4.01" calcext:value-type="float">
            <text:p>-4,01</text:p>
          </table:table-cell>
          <table:table-cell table:formula="of:=IF(ISNUMBER([$Feuille1.AA24]);ROUND(([$Feuille1.AA24]-deplacement)*Ratio;decimales);IF([$Feuille1.AA24]=&quot;&quot;;&quot;&quot;;[$Feuille1.AA24]))" office:value-type="string" office:string-value="l" calcext:value-type="string">
            <text:p>l</text:p>
          </table:table-cell>
          <table:table-cell table:style-name="ce3" table:formula="of:=IF(ISNUMBER([$Feuille1.AB24]);ROUND(([$Feuille1.AB24]-deplacement)*Ratio;decimales);IF([$Feuille1.AB24]=&quot;&quot;;&quot;&quot;;[$Feuille1.AB24]))" office:value-type="float" office:value="-4.04" calcext:value-type="float">
            <text:p>-4,04</text:p>
          </table:table-cell>
          <table:table-cell table:style-name="ce3" table:formula="of:=IF(ISNUMBER([$Feuille1.AC24]);ROUND(([$Feuille1.AC24]-deplacement)*Ratio;decimales);IF([$Feuille1.AC24]=&quot;&quot;;&quot;&quot;;[$Feuille1.AC24]))" office:value-type="float" office:value="0.19" calcext:value-type="float">
            <text:p>0,19</text:p>
          </table:table-cell>
          <table:table-cell table:formula="of:=IF(ISNUMBER([$Feuille1.AD24]);ROUND(([$Feuille1.AD24]-deplacement)*Ratio;decimales);IF([$Feuille1.AD24]=&quot;&quot;;&quot;&quot;;[$Feuille1.AD24]))" office:value-type="string" office:string-value="l" calcext:value-type="string">
            <text:p>l</text:p>
          </table:table-cell>
          <table:table-cell table:style-name="ce3" table:formula="of:=IF(ISNUMBER([$Feuille1.AE24]);ROUND(([$Feuille1.AE24]-deplacement)*Ratio;decimales);IF([$Feuille1.AE24]=&quot;&quot;;&quot;&quot;;[$Feuille1.AE24]))" office:value-type="float" office:value="-0.12" calcext:value-type="float">
            <text:p>-0,12</text:p>
          </table:table-cell>
          <table:table-cell table:style-name="ce3" table:formula="of:=IF(ISNUMBER([$Feuille1.AF24]);ROUND(([$Feuille1.AF24]-deplacement)*Ratio;decimales);IF([$Feuille1.AF24]=&quot;&quot;;&quot;&quot;;[$Feuille1.AF24]))" office:value-type="float" office:value="-4.44" calcext:value-type="float">
            <text:p>-4,44</text:p>
          </table:table-cell>
          <table:table-cell table:formula="of:=IF(ISNUMBER([$Feuille1.AG24]);ROUND(([$Feuille1.AG24]-deplacement)*Ratio;decimales);IF([$Feuille1.AG24]=&quot;&quot;;&quot;&quot;;[$Feuille1.AG24]))" office:value-type="string" office:string-value="l" calcext:value-type="string">
            <text:p>l</text:p>
          </table:table-cell>
          <table:table-cell table:style-name="ce3" table:formula="of:=IF(ISNUMBER([$Feuille1.AH24]);ROUND(([$Feuille1.AH24]-deplacement)*Ratio;decimales);IF([$Feuille1.AH24]=&quot;&quot;;&quot;&quot;;[$Feuille1.AH24]))" office:value-type="float" office:value="-4.28" calcext:value-type="float">
            <text:p>-4,28</text:p>
          </table:table-cell>
          <table:table-cell table:style-name="ce3" table:formula="of:=IF(ISNUMBER([$Feuille1.AI24]);ROUND(([$Feuille1.AI24]-deplacement)*Ratio;decimales);IF([$Feuille1.AI24]=&quot;&quot;;&quot;&quot;;[$Feuille1.AI24]))" office:value-type="float" office:value="0.28" calcext:value-type="float">
            <text:p>0,28</text:p>
          </table:table-cell>
          <table:table-cell table:formula="of:=IF(ISNUMBER([$Feuille1.AJ24]);ROUND(([$Feuille1.AJ24]-deplacement)*Ratio;decimales);IF([$Feuille1.AJ24]=&quot;&quot;;&quot;&quot;;[$Feuille1.AJ24]))" office:value-type="string" office:string-value="l" calcext:value-type="string">
            <text:p>l</text:p>
          </table:table-cell>
          <table:table-cell table:style-name="ce3" table:formula="of:=IF(ISNUMBER([$Feuille1.AK24]);ROUND(([$Feuille1.AK24]-deplacement)*Ratio;decimales);IF([$Feuille1.AK24]=&quot;&quot;;&quot;&quot;;[$Feuille1.AK24]))" office:value-type="float" office:value="0.02" calcext:value-type="float">
            <text:p>0,02</text:p>
          </table:table-cell>
          <table:table-cell table:style-name="ce3" table:formula="of:=IF(ISNUMBER([$Feuille1.AL24]);ROUND(([$Feuille1.AL24]-deplacement)*Ratio;decimales);IF([$Feuille1.AL24]=&quot;&quot;;&quot;&quot;;[$Feuille1.AL24]))" office:value-type="float" office:value="4.44" calcext:value-type="float">
            <text:p>4,44</text:p>
          </table:table-cell>
          <table:table-cell table:formula="of:=IF(ISNUMBER([$Feuille1.AM24]);ROUND(([$Feuille1.AM24]-deplacement)*Ratio;decimales);IF([$Feuille1.AM24]=&quot;&quot;;&quot;&quot;;[$Feuille1.AM24]))" office:value-type="string" office:string-value="z" calcext:value-type="string">
            <text:p>z</text:p>
          </table:table-cell>
          <table:table-cell table:formula="of:=IF(ISNUMBER([$Feuille1.AN24]);ROUND(([$Feuille1.AN24]-deplacement)*Ratio;decimales);IF([$Feuille1.AN24]=&quot;&quot;;&quot;&quot;;[$Feuille1.AN24]))" office:value-type="string" office:string-value="&quot;" calcext:value-type="string">
            <text:p>"</text:p>
          </table:table-cell>
          <table:table-cell table:formula="of:=IF(ISNUMBER([$Feuille1.AO24]);ROUND(([$Feuille1.AO24]-deplacement)*Ratio;decimales);IF([$Feuille1.AO24]=&quot;&quot;;&quot;&quot;;[$Feuille1.AO24]))" office:value-type="string" office:string-value="/&gt;" calcext:value-type="string">
            <text:p>/&gt;</text:p>
          </table:table-cell>
          <table:table-cell table:formula="of:=IF(ISNUMBER([$Feuille1.AP24]);ROUND(([$Feuille1.AP24]-deplacement)*Ratio;decimales);IF([$Feuille1.AP24]=&quot;&quot;;&quot;&quot;;[$Feuille1.AP24]))">
            <text:p/>
          </table:table-cell>
          <table:table-cell table:formula="of:=IF(ISNUMBER([$Feuille1.AQ24]);ROUND(([$Feuille1.AQ24]-deplacement)*Ratio;decimales);IF([$Feuille1.AQ24]=&quot;&quot;;&quot;&quot;;[$Feuille1.AQ24]))">
            <text:p/>
          </table:table-cell>
          <table:table-cell table:formula="of:=IF(ISNUMBER([$Feuille1.AR24]);ROUND(([$Feuille1.AR24]-deplacement)*Ratio;decimales);IF([$Feuille1.AR24]=&quot;&quot;;&quot;&quot;;[$Feuille1.AR24]))">
            <text:p/>
          </table:table-cell>
          <table:table-cell table:formula="of:=IF(ISNUMBER([$Feuille1.AS24]);ROUND(([$Feuille1.AS24]-deplacement)*Ratio;decimales);IF([$Feuille1.AS24]=&quot;&quot;;&quot;&quot;;[$Feuille1.AS24]))">
            <text:p/>
          </table:table-cell>
          <table:table-cell table:formula="of:=IF(ISNUMBER([$Feuille1.AT24]);ROUND(([$Feuille1.AT24]-deplacement)*Ratio;decimales);IF([$Feuille1.AT24]=&quot;&quot;;&quot;&quot;;[$Feuille1.AT24]))">
            <text:p/>
          </table:table-cell>
          <table:table-cell table:formula="of:=IF(ISNUMBER([$Feuille1.AU24]);ROUND(([$Feuille1.AU24]-deplacement)*Ratio;decimales);IF([$Feuille1.AU24]=&quot;&quot;;&quot;&quot;;[$Feuille1.AU24]))">
            <text:p/>
          </table:table-cell>
          <table:table-cell table:formula="of:=IF(ISNUMBER([$Feuille1.AV24]);ROUND(([$Feuille1.AV24]-deplacement)*Ratio;decimales);IF([$Feuille1.AV24]=&quot;&quot;;&quot;&quot;;[$Feuille1.AV24]))">
            <text:p/>
          </table:table-cell>
          <table:table-cell table:formula="of:=IF(ISNUMBER([$Feuille1.AW24]);ROUND(([$Feuille1.AW24]-deplacement)*Ratio;decimales);IF([$Feuille1.AW24]=&quot;&quot;;&quot;&quot;;[$Feuille1.AW24]))">
            <text:p/>
          </table:table-cell>
          <table:table-cell table:formula="of:=IF(ISNUMBER([$Feuille1.AX24]);ROUND(([$Feuille1.AX24]-deplacement)*Ratio;decimales);IF([$Feuille1.AX24]=&quot;&quot;;&quot;&quot;;[$Feuille1.AX24]))">
            <text:p/>
          </table:table-cell>
          <table:table-cell table:formula="of:=IF(ISNUMBER([$Feuille1.AY24]);ROUND(([$Feuille1.AY24]-deplacement)*Ratio;decimales);IF([$Feuille1.AY24]=&quot;&quot;;&quot;&quot;;[$Feuille1.AY24]))">
            <text:p/>
          </table:table-cell>
          <table:table-cell table:formula="of:=IF(ISNUMBER([$Feuille1.AZ24]);ROUND(([$Feuille1.AZ24]-deplacement)*Ratio;decimales);IF([$Feuille1.AZ24]=&quot;&quot;;&quot;&quot;;[$Feuille1.AZ24]))">
            <text:p/>
          </table:table-cell>
          <table:table-cell table:formula="of:=IF(ISNUMBER([$Feuille1.BA24]);ROUND(([$Feuille1.BA24]-deplacement)*Ratio;decimales);IF([$Feuille1.BA24]=&quot;&quot;;&quot;&quot;;[$Feuille1.BA24]))">
            <text:p/>
          </table:table-cell>
          <table:table-cell table:formula="of:=IF(ISNUMBER([$Feuille1.BB24]);ROUND(([$Feuille1.BB24]-deplacement)*Ratio;decimales);IF([$Feuille1.BB24]=&quot;&quot;;&quot;&quot;;[$Feuille1.BB24]))">
            <text:p/>
          </table:table-cell>
          <table:table-cell table:formula="of:=IF(ISNUMBER([$Feuille1.BC24]);ROUND(([$Feuille1.BC24]-deplacement)*Ratio;decimales);IF([$Feuille1.BC24]=&quot;&quot;;&quot;&quot;;[$Feuille1.BC24]))">
            <text:p/>
          </table:table-cell>
          <table:table-cell table:formula="of:=IF(ISNUMBER([$Feuille1.BD24]);ROUND(([$Feuille1.BD24]-deplacement)*Ratio;decimales);IF([$Feuille1.BD24]=&quot;&quot;;&quot;&quot;;[$Feuille1.BD24]))">
            <text:p/>
          </table:table-cell>
          <table:table-cell table:formula="of:=IF(ISNUMBER([$Feuille1.BE24]);ROUND(([$Feuille1.BE24]-deplacement)*Ratio;decimales);IF([$Feuille1.BE24]=&quot;&quot;;&quot;&quot;;[$Feuille1.BE24]))">
            <text:p/>
          </table:table-cell>
          <table:table-cell table:formula="of:=IF(ISNUMBER([$Feuille1.BF24]);ROUND(([$Feuille1.BF24]-deplacement)*Ratio;decimales);IF([$Feuille1.BF24]=&quot;&quot;;&quot;&quot;;[$Feuille1.BF24]))">
            <text:p/>
          </table:table-cell>
          <table:table-cell table:formula="of:=IF(ISNUMBER([$Feuille1.BG24]);ROUND(([$Feuille1.BG24]-deplacement)*Ratio;decimales);IF([$Feuille1.BG24]=&quot;&quot;;&quot;&quot;;[$Feuille1.BG24]))">
            <text:p/>
          </table:table-cell>
          <table:table-cell table:formula="of:=IF(ISNUMBER([$Feuille1.BH24]);ROUND(([$Feuille1.BH24]-deplacement)*Ratio;decimales);IF([$Feuille1.BH24]=&quot;&quot;;&quot;&quot;;[$Feuille1.BH24]))">
            <text:p/>
          </table:table-cell>
          <table:table-cell table:formula="of:=IF(ISNUMBER([$Feuille1.BI24]);ROUND(([$Feuille1.BI24]-deplacement)*Ratio;decimales);IF([$Feuille1.BI24]=&quot;&quot;;&quot;&quot;;[$Feuille1.BI24]))">
            <text:p/>
          </table:table-cell>
          <table:table-cell table:formula="of:=IF(ISNUMBER([$Feuille1.BJ24]);ROUND(([$Feuille1.BJ24]-deplacement)*Ratio;decimales);IF([$Feuille1.BJ24]=&quot;&quot;;&quot;&quot;;[$Feuille1.BJ24]))">
            <text:p/>
          </table:table-cell>
          <table:table-cell table:formula="of:=IF(ISNUMBER([$Feuille1.BK24]);ROUND(([$Feuille1.BK24]-deplacement)*Ratio;decimales);IF([$Feuille1.BK24]=&quot;&quot;;&quot;&quot;;[$Feuille1.BK24]))">
            <text:p/>
          </table:table-cell>
          <table:table-cell table:formula="of:=IF(ISNUMBER([$Feuille1.BL24]);ROUND(([$Feuille1.BL24]-deplacement)*Ratio;decimales);IF([$Feuille1.BL24]=&quot;&quot;;&quot;&quot;;[$Feuille1.BL24]))">
            <text:p/>
          </table:table-cell>
          <table:table-cell table:formula="of:=IF(ISNUMBER([$Feuille1.BM24]);ROUND(([$Feuille1.BM24]-deplacement)*Ratio;decimales);IF([$Feuille1.BM24]=&quot;&quot;;&quot;&quot;;[$Feuille1.BM24]))">
            <text:p/>
          </table:table-cell>
          <table:table-cell table:formula="of:=IF(ISNUMBER([$Feuille1.BN24]);ROUND(([$Feuille1.BN24]-deplacement)*Ratio;decimales);IF([$Feuille1.BN24]=&quot;&quot;;&quot;&quot;;[$Feuille1.BN24]))">
            <text:p/>
          </table:table-cell>
          <table:table-cell table:formula="of:=IF(ISNUMBER([$Feuille1.BO24]);ROUND(([$Feuille1.BO24]-deplacement)*Ratio;decimales);IF([$Feuille1.BO24]=&quot;&quot;;&quot;&quot;;[$Feuille1.BO24]))">
            <text:p/>
          </table:table-cell>
          <table:table-cell table:formula="of:=IF(ISNUMBER([$Feuille1.BP24]);ROUND(([$Feuille1.BP24]-deplacement)*Ratio;decimales);IF([$Feuille1.BP24]=&quot;&quot;;&quot;&quot;;[$Feuille1.BP24]))">
            <text:p/>
          </table:table-cell>
          <table:table-cell table:formula="of:=IF(ISNUMBER([$Feuille1.BQ24]);ROUND(([$Feuille1.BQ24]-deplacement)*Ratio;decimales);IF([$Feuille1.BQ24]=&quot;&quot;;&quot;&quot;;[$Feuille1.BQ24]))">
            <text:p/>
          </table:table-cell>
          <table:table-cell table:formula="of:=IF(ISNUMBER([$Feuille1.BR24]);ROUND(([$Feuille1.BR24]-deplacement)*Ratio;decimales);IF([$Feuille1.BR24]=&quot;&quot;;&quot;&quot;;[$Feuille1.BR24]))">
            <text:p/>
          </table:table-cell>
          <table:table-cell table:formula="of:=IF(ISNUMBER([$Feuille1.BS24]);ROUND(([$Feuille1.BS24]-deplacement)*Ratio;decimales);IF([$Feuille1.BS24]=&quot;&quot;;&quot;&quot;;[$Feuille1.BS24]))">
            <text:p/>
          </table:table-cell>
          <table:table-cell table:formula="of:=IF(ISNUMBER([$Feuille1.BT24]);ROUND(([$Feuille1.BT24]-deplacement)*Ratio;decimales);IF([$Feuille1.BT24]=&quot;&quot;;&quot;&quot;;[$Feuille1.BT24]))">
            <text:p/>
          </table:table-cell>
          <table:table-cell table:formula="of:=IF(ISNUMBER([$Feuille1.BU24]);ROUND(([$Feuille1.BU24]-deplacement)*Ratio;decimales);IF([$Feuille1.BU24]=&quot;&quot;;&quot;&quot;;[$Feuille1.BU24]))">
            <text:p/>
          </table:table-cell>
          <table:table-cell table:formula="of:=IF(ISNUMBER([$Feuille1.BV24]);ROUND(([$Feuille1.BV24]-deplacement)*Ratio;decimales);IF([$Feuille1.BV24]=&quot;&quot;;&quot;&quot;;[$Feuille1.BV24]))">
            <text:p/>
          </table:table-cell>
          <table:table-cell table:formula="of:=IF(ISNUMBER([$Feuille1.BW24]);ROUND(([$Feuille1.BW24]-deplacement)*Ratio;decimales);IF([$Feuille1.BW24]=&quot;&quot;;&quot;&quot;;[$Feuille1.BW24]))">
            <text:p/>
          </table:table-cell>
          <table:table-cell table:formula="of:=IF(ISNUMBER([$Feuille1.BX24]);ROUND(([$Feuille1.BX24]-deplacement)*Ratio;decimales);IF([$Feuille1.BX24]=&quot;&quot;;&quot;&quot;;[$Feuille1.BX24]))">
            <text:p/>
          </table:table-cell>
          <table:table-cell table:formula="of:=IF(ISNUMBER([$Feuille1.BY24]);ROUND(([$Feuille1.BY24]-deplacement)*Ratio;decimales);IF([$Feuille1.BY24]=&quot;&quot;;&quot;&quot;;[$Feuille1.BY24]))">
            <text:p/>
          </table:table-cell>
          <table:table-cell table:formula="of:=IF(ISNUMBER([$Feuille1.BZ24]);ROUND(([$Feuille1.BZ24]-deplacement)*Ratio;decimales);IF([$Feuille1.BZ24]=&quot;&quot;;&quot;&quot;;[$Feuille1.BZ24]))">
            <text:p/>
          </table:table-cell>
          <table:table-cell table:formula="of:=IF(ISNUMBER([$Feuille1.CA24]);ROUND(([$Feuille1.CA24]-deplacement)*Ratio;decimales);IF([$Feuille1.CA24]=&quot;&quot;;&quot;&quot;;[$Feuille1.CA24]))">
            <text:p/>
          </table:table-cell>
          <table:table-cell table:formula="of:=IF(ISNUMBER([$Feuille1.CB24]);ROUND(([$Feuille1.CB24]-deplacement)*Ratio;decimales);IF([$Feuille1.CB24]=&quot;&quot;;&quot;&quot;;[$Feuille1.CB24]))">
            <text:p/>
          </table:table-cell>
          <table:table-cell table:formula="of:=IF(ISNUMBER([$Feuille1.CC24]);ROUND(([$Feuille1.CC24]-deplacement)*Ratio;decimales);IF([$Feuille1.CC24]=&quot;&quot;;&quot;&quot;;[$Feuille1.CC24]))">
            <text:p/>
          </table:table-cell>
          <table:table-cell table:formula="of:=IF(ISNUMBER([$Feuille1.CD24]);ROUND(([$Feuille1.CD24]-deplacement)*Ratio;decimales);IF([$Feuille1.CD24]=&quot;&quot;;&quot;&quot;;[$Feuille1.CD24]))">
            <text:p/>
          </table:table-cell>
          <table:table-cell table:formula="of:=IF(ISNUMBER([$Feuille1.CE24]);ROUND(([$Feuille1.CE24]-deplacement)*Ratio;decimales);IF([$Feuille1.CE24]=&quot;&quot;;&quot;&quot;;[$Feuille1.CE24]))">
            <text:p/>
          </table:table-cell>
          <table:table-cell table:formula="of:=IF(ISNUMBER([$Feuille1.CF24]);ROUND(([$Feuille1.CF24]-deplacement)*Ratio;decimales);IF([$Feuille1.CF24]=&quot;&quot;;&quot;&quot;;[$Feuille1.CF24]))">
            <text:p/>
          </table:table-cell>
          <table:table-cell table:formula="of:=IF(ISNUMBER([$Feuille1.CG24]);ROUND(([$Feuille1.CG24]-deplacement)*Ratio;decimales);IF([$Feuille1.CG24]=&quot;&quot;;&quot;&quot;;[$Feuille1.CG24]))">
            <text:p/>
          </table:table-cell>
          <table:table-cell table:formula="of:=IF(ISNUMBER([$Feuille1.CH24]);ROUND(([$Feuille1.CH24]-deplacement)*Ratio;decimales);IF([$Feuille1.CH24]=&quot;&quot;;&quot;&quot;;[$Feuille1.CH24]))">
            <text:p/>
          </table:table-cell>
          <table:table-cell table:formula="of:=IF(ISNUMBER([$Feuille1.CI24]);ROUND(([$Feuille1.CI24]-deplacement)*Ratio;decimales);IF([$Feuille1.CI24]=&quot;&quot;;&quot;&quot;;[$Feuille1.CI24]))">
            <text:p/>
          </table:table-cell>
          <table:table-cell table:formula="of:=IF(ISNUMBER([$Feuille1.CJ24]);ROUND(([$Feuille1.CJ24]-deplacement)*Ratio;decimales);IF([$Feuille1.CJ24]=&quot;&quot;;&quot;&quot;;[$Feuille1.CJ24]))">
            <text:p/>
          </table:table-cell>
          <table:table-cell table:formula="of:=IF(ISNUMBER([$Feuille1.CK24]);ROUND(([$Feuille1.CK24]-deplacement)*Ratio;decimales);IF([$Feuille1.CK24]=&quot;&quot;;&quot;&quot;;[$Feuille1.CK24]))">
            <text:p/>
          </table:table-cell>
          <table:table-cell table:formula="of:=IF(ISNUMBER([$Feuille1.CL24]);ROUND(([$Feuille1.CL24]-deplacement)*Ratio;decimales);IF([$Feuille1.CL24]=&quot;&quot;;&quot;&quot;;[$Feuille1.CL24]))">
            <text:p/>
          </table:table-cell>
          <table:table-cell table:formula="of:=IF(ISNUMBER([$Feuille1.CM24]);ROUND(([$Feuille1.CM24]-deplacement)*Ratio;decimales);IF([$Feuille1.CM24]=&quot;&quot;;&quot;&quot;;[$Feuille1.CM24]))">
            <text:p/>
          </table:table-cell>
          <table:table-cell table:formula="of:=IF(ISNUMBER([$Feuille1.CN24]);ROUND(([$Feuille1.CN24]-deplacement)*Ratio;decimales);IF([$Feuille1.CN24]=&quot;&quot;;&quot;&quot;;[$Feuille1.CN24]))">
            <text:p/>
          </table:table-cell>
          <table:table-cell table:formula="of:=IF(ISNUMBER([$Feuille1.CO24]);ROUND(([$Feuille1.CO24]-deplacement)*Ratio;decimales);IF([$Feuille1.CO24]=&quot;&quot;;&quot;&quot;;[$Feuille1.CO24]))">
            <text:p/>
          </table:table-cell>
          <table:table-cell table:formula="of:=IF(ISNUMBER([$Feuille1.CP24]);ROUND(([$Feuille1.CP24]-deplacement)*Ratio;decimales);IF([$Feuille1.CP24]=&quot;&quot;;&quot;&quot;;[$Feuille1.CP24]))">
            <text:p/>
          </table:table-cell>
          <table:table-cell table:formula="of:=IF(ISNUMBER([$Feuille1.CQ24]);ROUND(([$Feuille1.CQ24]-deplacement)*Ratio;decimales);IF([$Feuille1.CQ24]=&quot;&quot;;&quot;&quot;;[$Feuille1.CQ24]))">
            <text:p/>
          </table:table-cell>
          <table:table-cell table:formula="of:=IF(ISNUMBER([$Feuille1.CR24]);ROUND(([$Feuille1.CR24]-deplacement)*Ratio;decimales);IF([$Feuille1.CR24]=&quot;&quot;;&quot;&quot;;[$Feuille1.CR24]))">
            <text:p/>
          </table:table-cell>
          <table:table-cell table:formula="of:=IF(ISNUMBER([$Feuille1.CS24]);ROUND(([$Feuille1.CS24]-deplacement)*Ratio;decimales);IF([$Feuille1.CS24]=&quot;&quot;;&quot;&quot;;[$Feuille1.CS24]))">
            <text:p/>
          </table:table-cell>
          <table:table-cell table:formula="of:=IF(ISNUMBER([$Feuille1.CT24]);ROUND(([$Feuille1.CT24]-deplacement)*Ratio;decimales);IF([$Feuille1.CT24]=&quot;&quot;;&quot;&quot;;[$Feuille1.CT24]))">
            <text:p/>
          </table:table-cell>
          <table:table-cell table:formula="of:=IF(ISNUMBER([$Feuille1.CU24]);ROUND(([$Feuille1.CU24]-deplacement)*Ratio;decimales);IF([$Feuille1.CU24]=&quot;&quot;;&quot;&quot;;[$Feuille1.CU24]))">
            <text:p/>
          </table:table-cell>
          <table:table-cell table:formula="of:=IF(ISNUMBER([$Feuille1.CV24]);ROUND(([$Feuille1.CV24]-deplacement)*Ratio;decimales);IF([$Feuille1.CV24]=&quot;&quot;;&quot;&quot;;[$Feuille1.CV24]))">
            <text:p/>
          </table:table-cell>
          <table:table-cell table:formula="of:=IF(ISNUMBER([$Feuille1.CW24]);ROUND(([$Feuille1.CW24]-deplacement)*Ratio;decimales);IF([$Feuille1.CW24]=&quot;&quot;;&quot;&quot;;[$Feuille1.CW24]))">
            <text:p/>
          </table:table-cell>
          <table:table-cell table:formula="of:=IF(ISNUMBER([$Feuille1.CX24]);ROUND(([$Feuille1.CX24]-deplacement)*Ratio;decimales);IF([$Feuille1.CX24]=&quot;&quot;;&quot;&quot;;[$Feuille1.CX24]))">
            <text:p/>
          </table:table-cell>
          <table:table-cell table:formula="of:=IF(ISNUMBER([$Feuille1.CY24]);ROUND(([$Feuille1.CY24]-deplacement)*Ratio;decimales);IF([$Feuille1.CY24]=&quot;&quot;;&quot;&quot;;[$Feuille1.CY24]))">
            <text:p/>
          </table:table-cell>
          <table:table-cell table:formula="of:=IF(ISNUMBER([$Feuille1.CZ24]);ROUND(([$Feuille1.CZ24]-deplacement)*Ratio;decimales);IF([$Feuille1.CZ24]=&quot;&quot;;&quot;&quot;;[$Feuille1.CZ24]))">
            <text:p/>
          </table:table-cell>
          <table:table-cell table:formula="of:=IF(ISNUMBER([$Feuille1.DA24]);ROUND(([$Feuille1.DA24]-deplacement)*Ratio;decimales);IF([$Feuille1.DA24]=&quot;&quot;;&quot;&quot;;[$Feuille1.DA24]))">
            <text:p/>
          </table:table-cell>
          <table:table-cell table:formula="of:=IF(ISNUMBER([$Feuille1.DB24]);ROUND(([$Feuille1.DB24]-deplacement)*Ratio;decimales);IF([$Feuille1.DB24]=&quot;&quot;;&quot;&quot;;[$Feuille1.DB24]))">
            <text:p/>
          </table:table-cell>
          <table:table-cell table:formula="of:=IF(ISNUMBER([$Feuille1.DC24]);ROUND(([$Feuille1.DC24]-deplacement)*Ratio;decimales);IF([$Feuille1.DC24]=&quot;&quot;;&quot;&quot;;[$Feuille1.DC24]))">
            <text:p/>
          </table:table-cell>
          <table:table-cell table:formula="of:=IF(ISNUMBER([$Feuille1.DD24]);ROUND(([$Feuille1.DD24]-deplacement)*Ratio;decimales);IF([$Feuille1.DD24]=&quot;&quot;;&quot;&quot;;[$Feuille1.DD24]))">
            <text:p/>
          </table:table-cell>
          <table:table-cell table:formula="of:=IF(ISNUMBER([$Feuille1.DE24]);ROUND(([$Feuille1.DE24]-deplacement)*Ratio;decimales);IF([$Feuille1.DE24]=&quot;&quot;;&quot;&quot;;[$Feuille1.DE24]))">
            <text:p/>
          </table:table-cell>
          <table:table-cell table:formula="of:=IF(ISNUMBER([$Feuille1.DF24]);ROUND(([$Feuille1.DF24]-deplacement)*Ratio;decimales);IF([$Feuille1.DF24]=&quot;&quot;;&quot;&quot;;[$Feuille1.DF24]))">
            <text:p/>
          </table:table-cell>
          <table:table-cell table:formula="of:=IF(ISNUMBER([$Feuille1.DG24]);ROUND(([$Feuille1.DG24]-deplacement)*Ratio;decimales);IF([$Feuille1.DG24]=&quot;&quot;;&quot;&quot;;[$Feuille1.DG24]))">
            <text:p/>
          </table:table-cell>
          <table:table-cell table:formula="of:=IF(ISNUMBER([$Feuille1.DH24]);ROUND(([$Feuille1.DH24]-deplacement)*Ratio;decimales);IF([$Feuille1.DH24]=&quot;&quot;;&quot;&quot;;[$Feuille1.DH24]))">
            <text:p/>
          </table:table-cell>
          <table:table-cell table:formula="of:=IF(ISNUMBER([$Feuille1.DI24]);ROUND(([$Feuille1.DI24]-deplacement)*Ratio;decimales);IF([$Feuille1.DI24]=&quot;&quot;;&quot;&quot;;[$Feuille1.DI24]))">
            <text:p/>
          </table:table-cell>
          <table:table-cell table:formula="of:=IF(ISNUMBER([$Feuille1.DJ24]);ROUND(([$Feuille1.DJ24]-deplacement)*Ratio;decimales);IF([$Feuille1.DJ24]=&quot;&quot;;&quot;&quot;;[$Feuille1.DJ24]))">
            <text:p/>
          </table:table-cell>
          <table:table-cell table:formula="of:=IF(ISNUMBER([$Feuille1.DK24]);ROUND(([$Feuille1.DK24]-deplacement)*Ratio;decimales);IF([$Feuille1.DK24]=&quot;&quot;;&quot;&quot;;[$Feuille1.DK24]))">
            <text:p/>
          </table:table-cell>
          <table:table-cell table:formula="of:=IF(ISNUMBER([$Feuille1.DL24]);ROUND(([$Feuille1.DL24]-deplacement)*Ratio;decimales);IF([$Feuille1.DL24]=&quot;&quot;;&quot;&quot;;[$Feuille1.DL24]))">
            <text:p/>
          </table:table-cell>
          <table:table-cell table:formula="of:=IF(ISNUMBER([$Feuille1.DM24]);ROUND(([$Feuille1.DM24]-deplacement)*Ratio;decimales);IF([$Feuille1.DM24]=&quot;&quot;;&quot;&quot;;[$Feuille1.DM24]))">
            <text:p/>
          </table:table-cell>
          <table:table-cell table:formula="of:=IF(ISNUMBER([$Feuille1.DN24]);ROUND(([$Feuille1.DN24]-deplacement)*Ratio;decimales);IF([$Feuille1.DN24]=&quot;&quot;;&quot;&quot;;[$Feuille1.DN24]))">
            <text:p/>
          </table:table-cell>
          <table:table-cell table:formula="of:=IF(ISNUMBER([$Feuille1.DO24]);ROUND(([$Feuille1.DO24]-deplacement)*Ratio;decimales);IF([$Feuille1.DO24]=&quot;&quot;;&quot;&quot;;[$Feuille1.DO24]))">
            <text:p/>
          </table:table-cell>
          <table:table-cell table:formula="of:=IF(ISNUMBER([$Feuille1.DP24]);ROUND(([$Feuille1.DP24]-deplacement)*Ratio;decimales);IF([$Feuille1.DP24]=&quot;&quot;;&quot;&quot;;[$Feuille1.DP24]))">
            <text:p/>
          </table:table-cell>
          <table:table-cell table:formula="of:=IF(ISNUMBER([$Feuille1.DQ24]);ROUND(([$Feuille1.DQ24]-deplacement)*Ratio;decimales);IF([$Feuille1.DQ24]=&quot;&quot;;&quot;&quot;;[$Feuille1.DQ24]))">
            <text:p/>
          </table:table-cell>
          <table:table-cell table:formula="of:=IF(ISNUMBER([$Feuille1.DR24]);ROUND(([$Feuille1.DR24]-deplacement)*Ratio;decimales);IF([$Feuille1.DR24]=&quot;&quot;;&quot;&quot;;[$Feuille1.DR24]))">
            <text:p/>
          </table:table-cell>
          <table:table-cell table:formula="of:=IF(ISNUMBER([$Feuille1.DS24]);ROUND(([$Feuille1.DS24]-deplacement)*Ratio;decimales);IF([$Feuille1.DS24]=&quot;&quot;;&quot;&quot;;[$Feuille1.DS24]))">
            <text:p/>
          </table:table-cell>
          <table:table-cell table:formula="of:=IF(ISNUMBER([$Feuille1.DT24]);ROUND(([$Feuille1.DT24]-deplacement)*Ratio;decimales);IF([$Feuille1.DT24]=&quot;&quot;;&quot;&quot;;[$Feuille1.DT24]))">
            <text:p/>
          </table:table-cell>
          <table:table-cell table:formula="of:=IF(ISNUMBER([$Feuille1.DU24]);ROUND(([$Feuille1.DU24]-deplacement)*Ratio;decimales);IF([$Feuille1.DU24]=&quot;&quot;;&quot;&quot;;[$Feuille1.DU24]))">
            <text:p/>
          </table:table-cell>
          <table:table-cell table:formula="of:=IF(ISNUMBER([$Feuille1.DV24]);ROUND(([$Feuille1.DV24]-deplacement)*Ratio;decimales);IF([$Feuille1.DV24]=&quot;&quot;;&quot;&quot;;[$Feuille1.DV24]))">
            <text:p/>
          </table:table-cell>
          <table:table-cell table:formula="of:=IF(ISNUMBER([$Feuille1.DW24]);ROUND(([$Feuille1.DW24]-deplacement)*Ratio;decimales);IF([$Feuille1.DW24]=&quot;&quot;;&quot;&quot;;[$Feuille1.DW24]))">
            <text:p/>
          </table:table-cell>
          <table:table-cell table:formula="of:=IF(ISNUMBER([$Feuille1.DX24]);ROUND(([$Feuille1.DX24]-deplacement)*Ratio;decimales);IF([$Feuille1.DX24]=&quot;&quot;;&quot;&quot;;[$Feuille1.DX24]))">
            <text:p/>
          </table:table-cell>
          <table:table-cell table:formula="of:=IF(ISNUMBER([$Feuille1.DY24]);ROUND(([$Feuille1.DY24]-deplacement)*Ratio;decimales);IF([$Feuille1.DY24]=&quot;&quot;;&quot;&quot;;[$Feuille1.DY24]))">
            <text:p/>
          </table:table-cell>
          <table:table-cell table:formula="of:=IF(ISNUMBER([$Feuille1.DZ24]);ROUND(([$Feuille1.DZ24]-deplacement)*Ratio;decimales);IF([$Feuille1.DZ24]=&quot;&quot;;&quot;&quot;;[$Feuille1.DZ24]))">
            <text:p/>
          </table:table-cell>
          <table:table-cell table:formula="of:=IF(ISNUMBER([$Feuille1.EA24]);ROUND(([$Feuille1.EA24]-deplacement)*Ratio;decimales);IF([$Feuille1.EA24]=&quot;&quot;;&quot;&quot;;[$Feuille1.EA24]))">
            <text:p/>
          </table:table-cell>
          <table:table-cell table:formula="of:=IF(ISNUMBER([$Feuille1.EB24]);ROUND(([$Feuille1.EB24]-deplacement)*Ratio;decimales);IF([$Feuille1.EB24]=&quot;&quot;;&quot;&quot;;[$Feuille1.EB24]))">
            <text:p/>
          </table:table-cell>
          <table:table-cell table:formula="of:=IF(ISNUMBER([$Feuille1.EC24]);ROUND(([$Feuille1.EC24]-deplacement)*Ratio;decimales);IF([$Feuille1.EC24]=&quot;&quot;;&quot;&quot;;[$Feuille1.EC24]))">
            <text:p/>
          </table:table-cell>
          <table:table-cell table:formula="of:=IF(ISNUMBER([$Feuille1.ED24]);ROUND(([$Feuille1.ED24]-deplacement)*Ratio;decimales);IF([$Feuille1.ED24]=&quot;&quot;;&quot;&quot;;[$Feuille1.ED24]))">
            <text:p/>
          </table:table-cell>
          <table:table-cell table:formula="of:=IF(ISNUMBER([$Feuille1.EE24]);ROUND(([$Feuille1.EE24]-deplacement)*Ratio;decimales);IF([$Feuille1.EE24]=&quot;&quot;;&quot;&quot;;[$Feuille1.EE24]))">
            <text:p/>
          </table:table-cell>
          <table:table-cell table:formula="of:=IF(ISNUMBER([$Feuille1.EF24]);ROUND(([$Feuille1.EF24]-deplacement)*Ratio;decimales);IF([$Feuille1.EF24]=&quot;&quot;;&quot;&quot;;[$Feuille1.EF24]))">
            <text:p/>
          </table:table-cell>
          <table:table-cell table:formula="of:=IF(ISNUMBER([$Feuille1.EG24]);ROUND(([$Feuille1.EG24]-deplacement)*Ratio;decimales);IF([$Feuille1.EG24]=&quot;&quot;;&quot;&quot;;[$Feuille1.EG24]))">
            <text:p/>
          </table:table-cell>
          <table:table-cell table:formula="of:=IF(ISNUMBER([$Feuille1.EH24]);ROUND(([$Feuille1.EH24]-deplacement)*Ratio;decimales);IF([$Feuille1.EH24]=&quot;&quot;;&quot;&quot;;[$Feuille1.EH24]))">
            <text:p/>
          </table:table-cell>
          <table:table-cell table:formula="of:=IF(ISNUMBER([$Feuille1.EI24]);ROUND(([$Feuille1.EI24]-deplacement)*Ratio;decimales);IF([$Feuille1.EI24]=&quot;&quot;;&quot;&quot;;[$Feuille1.EI24]))">
            <text:p/>
          </table:table-cell>
          <table:table-cell table:formula="of:=IF(ISNUMBER([$Feuille1.EJ24]);ROUND(([$Feuille1.EJ24]-deplacement)*Ratio;decimales);IF([$Feuille1.EJ24]=&quot;&quot;;&quot;&quot;;[$Feuille1.EJ24]))">
            <text:p/>
          </table:table-cell>
          <table:table-cell table:formula="of:=IF(ISNUMBER([$Feuille1.EK24]);[$Feuille1.EK24]*Ratio;IF([$Feuille1.EK24]=&quot;&quot;;&quot;&quot;;[$Feuille1.EK24]))">
            <text:p/>
          </table:table-cell>
          <table:table-cell table:formula="of:=IF(ISNUMBER([$Feuille1.EL24]);[$Feuille1.EL24]*Ratio;IF([$Feuille1.EL24]=&quot;&quot;;&quot;&quot;;[$Feuille1.EL24]))">
            <text:p/>
          </table:table-cell>
          <table:table-cell table:number-columns-repeated="882"/>
        </table:table-row>
        <table:table-row table:style-name="ro1">
          <table:table-cell table:formula="of:=IF(ISNUMBER([$Feuille1.A25]);ROUND(([$Feuille1.A25]-deplacement)*Ratio;decimales);IF([$Feuille1.A25]=&quot;&quot;;&quot;&quot;;[$Feuille1.A25]))" office:value-type="string" office:string-value="&lt;path" calcext:value-type="string">
            <text:p>&lt;path</text:p>
          </table:table-cell>
          <table:table-cell table:formula="of:=IF(ISNUMBER([$Feuille1.B25]);ROUND(([$Feuille1.B25]-deplacement)*Ratio;decimales);IF([$Feuille1.B25]=&quot;&quot;;&quot;&quot;;[$Feuille1.B25]))" office:value-type="string" office:string-value="class=&quot;croix&quot;" calcext:value-type="string">
            <text:p>class="croix"</text:p>
          </table:table-cell>
          <table:table-cell table:formula="of:=IF(ISNUMBER([$Feuille1.C25]);ROUND(([$Feuille1.C25]-deplacement)*Ratio;decimales);IF([$Feuille1.C25]=&quot;&quot;;&quot;&quot;;[$Feuille1.C25]))" office:value-type="string" office:string-value="d=&quot;M" calcext:value-type="string">
            <text:p>d="M</text:p>
          </table:table-cell>
          <table:table-cell table:formula="of:=IF(ISNUMBER([$Feuille1.D25]);ROUND(([$Feuille1.D25]-deplacement)*Ratio;decimales);IF([$Feuille1.D25]=&quot;&quot;;&quot;&quot;;[$Feuille1.D25]))" office:value-type="float" office:value="104.24" calcext:value-type="float">
            <text:p>104,24</text:p>
          </table:table-cell>
          <table:table-cell table:style-name="ce3" table:formula="of:=IF(ISNUMBER([$Feuille1.E25]);ROUND(([$Feuille1.E25]-deplacement)*Ratio;decimales);IF([$Feuille1.E25]=&quot;&quot;;&quot;&quot;;[$Feuille1.E25]))" office:value-type="float" office:value="55.73" calcext:value-type="float">
            <text:p>55,73</text:p>
          </table:table-cell>
          <table:table-cell table:formula="of:=IF(ISNUMBER([$Feuille1.F25]);ROUND(([$Feuille1.F25]-deplacement)*Ratio;decimales);IF([$Feuille1.F25]=&quot;&quot;;&quot;&quot;;[$Feuille1.F25]))" office:value-type="string" office:string-value="l" calcext:value-type="string">
            <text:p>l</text:p>
          </table:table-cell>
          <table:table-cell table:style-name="ce3" table:formula="of:=IF(ISNUMBER([$Feuille1.G25]);ROUND(([$Feuille1.G25]-deplacement)*Ratio;decimales);IF([$Feuille1.G25]=&quot;&quot;;&quot;&quot;;[$Feuille1.G25]))" office:value-type="float" office:value="-0.01" calcext:value-type="float">
            <text:p>-0,01</text:p>
          </table:table-cell>
          <table:table-cell table:style-name="ce3" table:formula="of:=IF(ISNUMBER([$Feuille1.H25]);ROUND(([$Feuille1.H25]-deplacement)*Ratio;decimales);IF([$Feuille1.H25]=&quot;&quot;;&quot;&quot;;[$Feuille1.H25]))" office:value-type="float" office:value="4.42" calcext:value-type="float">
            <text:p>4,42</text:p>
          </table:table-cell>
          <table:table-cell table:formula="of:=IF(ISNUMBER([$Feuille1.I25]);ROUND(([$Feuille1.I25]-deplacement)*Ratio;decimales);IF([$Feuille1.I25]=&quot;&quot;;&quot;&quot;;[$Feuille1.I25]))" office:value-type="string" office:string-value="l" calcext:value-type="string">
            <text:p>l</text:p>
          </table:table-cell>
          <table:table-cell table:style-name="ce3" table:formula="of:=IF(ISNUMBER([$Feuille1.J25]);ROUND(([$Feuille1.J25]-deplacement)*Ratio;decimales);IF([$Feuille1.J25]=&quot;&quot;;&quot;&quot;;[$Feuille1.J25]))" office:value-type="float" office:value="-4.07" calcext:value-type="float">
            <text:p>-4,07</text:p>
          </table:table-cell>
          <table:table-cell table:style-name="ce3" table:formula="of:=IF(ISNUMBER([$Feuille1.K25]);ROUND(([$Feuille1.K25]-deplacement)*Ratio;decimales);IF([$Feuille1.K25]=&quot;&quot;;&quot;&quot;;[$Feuille1.K25]))" office:value-type="float" office:value="-0.3" calcext:value-type="float">
            <text:p>-0,3</text:p>
          </table:table-cell>
          <table:table-cell table:formula="of:=IF(ISNUMBER([$Feuille1.L25]);ROUND(([$Feuille1.L25]-deplacement)*Ratio;decimales);IF([$Feuille1.L25]=&quot;&quot;;&quot;&quot;;[$Feuille1.L25]))" office:value-type="string" office:string-value="l" calcext:value-type="string">
            <text:p>l</text:p>
          </table:table-cell>
          <table:table-cell table:style-name="ce3" table:formula="of:=IF(ISNUMBER([$Feuille1.M25]);ROUND(([$Feuille1.M25]-deplacement)*Ratio;decimales);IF([$Feuille1.M25]=&quot;&quot;;&quot;&quot;;[$Feuille1.M25]))" office:value-type="float" office:value="-0.03" calcext:value-type="float">
            <text:p>-0,03</text:p>
          </table:table-cell>
          <table:table-cell table:style-name="ce3" table:formula="of:=IF(ISNUMBER([$Feuille1.N25]);ROUND(([$Feuille1.N25]-deplacement)*Ratio;decimales);IF([$Feuille1.N25]=&quot;&quot;;&quot;&quot;;[$Feuille1.N25]))" office:value-type="float" office:value="4.2" calcext:value-type="float">
            <text:p>4,2</text:p>
          </table:table-cell>
          <table:table-cell table:formula="of:=IF(ISNUMBER([$Feuille1.O25]);ROUND(([$Feuille1.O25]-deplacement)*Ratio;decimales);IF([$Feuille1.O25]=&quot;&quot;;&quot;&quot;;[$Feuille1.O25]))" office:value-type="string" office:string-value="l" calcext:value-type="string">
            <text:p>l</text:p>
          </table:table-cell>
          <table:table-cell table:style-name="ce3" table:formula="of:=IF(ISNUMBER([$Feuille1.P25]);ROUND(([$Feuille1.P25]-deplacement)*Ratio;decimales);IF([$Feuille1.P25]=&quot;&quot;;&quot;&quot;;[$Feuille1.P25]))" office:value-type="float" office:value="-4.26" calcext:value-type="float">
            <text:p>-4,26</text:p>
          </table:table-cell>
          <table:table-cell table:style-name="ce3" table:formula="of:=IF(ISNUMBER([$Feuille1.Q25]);ROUND(([$Feuille1.Q25]-deplacement)*Ratio;decimales);IF([$Feuille1.Q25]=&quot;&quot;;&quot;&quot;;[$Feuille1.Q25]))" office:value-type="float" office:value="-0.39" calcext:value-type="float">
            <text:p>-0,39</text:p>
          </table:table-cell>
          <table:table-cell table:formula="of:=IF(ISNUMBER([$Feuille1.R25]);ROUND(([$Feuille1.R25]-deplacement)*Ratio;decimales);IF([$Feuille1.R25]=&quot;&quot;;&quot;&quot;;[$Feuille1.R25]))" office:value-type="string" office:string-value="l" calcext:value-type="string">
            <text:p>l</text:p>
          </table:table-cell>
          <table:table-cell table:formula="of:=IF(ISNUMBER([$Feuille1.S25]);ROUND(([$Feuille1.S25]-deplacement)*Ratio;decimales);IF([$Feuille1.S25]=&quot;&quot;;&quot;&quot;;[$Feuille1.S25]))" office:value-type="float" office:value="0" calcext:value-type="float">
            <text:p>0</text:p>
          </table:table-cell>
          <table:table-cell table:style-name="ce3" table:formula="of:=IF(ISNUMBER([$Feuille1.T25]);ROUND(([$Feuille1.T25]-deplacement)*Ratio;decimales);IF([$Feuille1.T25]=&quot;&quot;;&quot;&quot;;[$Feuille1.T25]))" office:value-type="float" office:value="-4.45" calcext:value-type="float">
            <text:p>-4,45</text:p>
          </table:table-cell>
          <table:table-cell table:formula="of:=IF(ISNUMBER([$Feuille1.U25]);ROUND(([$Feuille1.U25]-deplacement)*Ratio;decimales);IF([$Feuille1.U25]=&quot;&quot;;&quot;&quot;;[$Feuille1.U25]))" office:value-type="string" office:string-value="l" calcext:value-type="string">
            <text:p>l</text:p>
          </table:table-cell>
          <table:table-cell table:style-name="ce3" table:formula="of:=IF(ISNUMBER([$Feuille1.V25]);ROUND(([$Feuille1.V25]-deplacement)*Ratio;decimales);IF([$Feuille1.V25]=&quot;&quot;;&quot;&quot;;[$Feuille1.V25]))" office:value-type="float" office:value="-4.15" calcext:value-type="float">
            <text:p>-4,15</text:p>
          </table:table-cell>
          <table:table-cell table:style-name="ce3" table:formula="of:=IF(ISNUMBER([$Feuille1.W25]);ROUND(([$Feuille1.W25]-deplacement)*Ratio;decimales);IF([$Feuille1.W25]=&quot;&quot;;&quot;&quot;;[$Feuille1.W25]))" office:value-type="float" office:value="-0.25" calcext:value-type="float">
            <text:p>-0,25</text:p>
          </table:table-cell>
          <table:table-cell table:formula="of:=IF(ISNUMBER([$Feuille1.X25]);ROUND(([$Feuille1.X25]-deplacement)*Ratio;decimales);IF([$Feuille1.X25]=&quot;&quot;;&quot;&quot;;[$Feuille1.X25]))" office:value-type="string" office:string-value="l" calcext:value-type="string">
            <text:p>l</text:p>
          </table:table-cell>
          <table:table-cell table:style-name="ce3" table:formula="of:=IF(ISNUMBER([$Feuille1.Y25]);ROUND(([$Feuille1.Y25]-deplacement)*Ratio;decimales);IF([$Feuille1.Y25]=&quot;&quot;;&quot;&quot;;[$Feuille1.Y25]))" office:value-type="float" office:value="0.05" calcext:value-type="float">
            <text:p>0,05</text:p>
          </table:table-cell>
          <table:table-cell table:style-name="ce3" table:formula="of:=IF(ISNUMBER([$Feuille1.Z25]);ROUND(([$Feuille1.Z25]-deplacement)*Ratio;decimales);IF([$Feuille1.Z25]=&quot;&quot;;&quot;&quot;;[$Feuille1.Z25]))" office:value-type="float" office:value="-4.01" calcext:value-type="float">
            <text:p>-4,01</text:p>
          </table:table-cell>
          <table:table-cell table:formula="of:=IF(ISNUMBER([$Feuille1.AA25]);ROUND(([$Feuille1.AA25]-deplacement)*Ratio;decimales);IF([$Feuille1.AA25]=&quot;&quot;;&quot;&quot;;[$Feuille1.AA25]))" office:value-type="string" office:string-value="l" calcext:value-type="string">
            <text:p>l</text:p>
          </table:table-cell>
          <table:table-cell table:style-name="ce3" table:formula="of:=IF(ISNUMBER([$Feuille1.AB25]);ROUND(([$Feuille1.AB25]-deplacement)*Ratio;decimales);IF([$Feuille1.AB25]=&quot;&quot;;&quot;&quot;;[$Feuille1.AB25]))" office:value-type="float" office:value="4.04" calcext:value-type="float">
            <text:p>4,04</text:p>
          </table:table-cell>
          <table:table-cell table:style-name="ce3" table:formula="of:=IF(ISNUMBER([$Feuille1.AC25]);ROUND(([$Feuille1.AC25]-deplacement)*Ratio;decimales);IF([$Feuille1.AC25]=&quot;&quot;;&quot;&quot;;[$Feuille1.AC25]))" office:value-type="float" office:value="0.19" calcext:value-type="float">
            <text:p>0,19</text:p>
          </table:table-cell>
          <table:table-cell table:formula="of:=IF(ISNUMBER([$Feuille1.AD25]);ROUND(([$Feuille1.AD25]-deplacement)*Ratio;decimales);IF([$Feuille1.AD25]=&quot;&quot;;&quot;&quot;;[$Feuille1.AD25]))" office:value-type="string" office:string-value="l" calcext:value-type="string">
            <text:p>l</text:p>
          </table:table-cell>
          <table:table-cell table:style-name="ce3" table:formula="of:=IF(ISNUMBER([$Feuille1.AE25]);ROUND(([$Feuille1.AE25]-deplacement)*Ratio;decimales);IF([$Feuille1.AE25]=&quot;&quot;;&quot;&quot;;[$Feuille1.AE25]))" office:value-type="float" office:value="0.12" calcext:value-type="float">
            <text:p>0,12</text:p>
          </table:table-cell>
          <table:table-cell table:style-name="ce3" table:formula="of:=IF(ISNUMBER([$Feuille1.AF25]);ROUND(([$Feuille1.AF25]-deplacement)*Ratio;decimales);IF([$Feuille1.AF25]=&quot;&quot;;&quot;&quot;;[$Feuille1.AF25]))" office:value-type="float" office:value="-4.44" calcext:value-type="float">
            <text:p>-4,44</text:p>
          </table:table-cell>
          <table:table-cell table:formula="of:=IF(ISNUMBER([$Feuille1.AG25]);ROUND(([$Feuille1.AG25]-deplacement)*Ratio;decimales);IF([$Feuille1.AG25]=&quot;&quot;;&quot;&quot;;[$Feuille1.AG25]))" office:value-type="string" office:string-value="l" calcext:value-type="string">
            <text:p>l</text:p>
          </table:table-cell>
          <table:table-cell table:style-name="ce3" table:formula="of:=IF(ISNUMBER([$Feuille1.AH25]);ROUND(([$Feuille1.AH25]-deplacement)*Ratio;decimales);IF([$Feuille1.AH25]=&quot;&quot;;&quot;&quot;;[$Feuille1.AH25]))" office:value-type="float" office:value="4.28" calcext:value-type="float">
            <text:p>4,28</text:p>
          </table:table-cell>
          <table:table-cell table:style-name="ce3" table:formula="of:=IF(ISNUMBER([$Feuille1.AI25]);ROUND(([$Feuille1.AI25]-deplacement)*Ratio;decimales);IF([$Feuille1.AI25]=&quot;&quot;;&quot;&quot;;[$Feuille1.AI25]))" office:value-type="float" office:value="0.28" calcext:value-type="float">
            <text:p>0,28</text:p>
          </table:table-cell>
          <table:table-cell table:formula="of:=IF(ISNUMBER([$Feuille1.AJ25]);ROUND(([$Feuille1.AJ25]-deplacement)*Ratio;decimales);IF([$Feuille1.AJ25]=&quot;&quot;;&quot;&quot;;[$Feuille1.AJ25]))" office:value-type="string" office:string-value="l" calcext:value-type="string">
            <text:p>l</text:p>
          </table:table-cell>
          <table:table-cell table:style-name="ce3" table:formula="of:=IF(ISNUMBER([$Feuille1.AK25]);ROUND(([$Feuille1.AK25]-deplacement)*Ratio;decimales);IF([$Feuille1.AK25]=&quot;&quot;;&quot;&quot;;[$Feuille1.AK25]))" office:value-type="float" office:value="-0.02" calcext:value-type="float">
            <text:p>-0,02</text:p>
          </table:table-cell>
          <table:table-cell table:style-name="ce3" table:formula="of:=IF(ISNUMBER([$Feuille1.AL25]);ROUND(([$Feuille1.AL25]-deplacement)*Ratio;decimales);IF([$Feuille1.AL25]=&quot;&quot;;&quot;&quot;;[$Feuille1.AL25]))" office:value-type="float" office:value="4.44" calcext:value-type="float">
            <text:p>4,44</text:p>
          </table:table-cell>
          <table:table-cell table:formula="of:=IF(ISNUMBER([$Feuille1.AM25]);ROUND(([$Feuille1.AM25]-deplacement)*Ratio;decimales);IF([$Feuille1.AM25]=&quot;&quot;;&quot;&quot;;[$Feuille1.AM25]))" office:value-type="string" office:string-value="z" calcext:value-type="string">
            <text:p>z</text:p>
          </table:table-cell>
          <table:table-cell table:formula="of:=IF(ISNUMBER([$Feuille1.AN25]);ROUND(([$Feuille1.AN25]-deplacement)*Ratio;decimales);IF([$Feuille1.AN25]=&quot;&quot;;&quot;&quot;;[$Feuille1.AN25]))" office:value-type="string" office:string-value="&quot;" calcext:value-type="string">
            <text:p>"</text:p>
          </table:table-cell>
          <table:table-cell table:formula="of:=IF(ISNUMBER([$Feuille1.AO25]);ROUND(([$Feuille1.AO25]-deplacement)*Ratio;decimales);IF([$Feuille1.AO25]=&quot;&quot;;&quot;&quot;;[$Feuille1.AO25]))" office:value-type="string" office:string-value="/&gt;" calcext:value-type="string">
            <text:p>/&gt;</text:p>
          </table:table-cell>
          <table:table-cell table:formula="of:=IF(ISNUMBER([$Feuille1.AP25]);ROUND(([$Feuille1.AP25]-deplacement)*Ratio;decimales);IF([$Feuille1.AP25]=&quot;&quot;;&quot;&quot;;[$Feuille1.AP25]))">
            <text:p/>
          </table:table-cell>
          <table:table-cell table:formula="of:=IF(ISNUMBER([$Feuille1.AQ25]);ROUND(([$Feuille1.AQ25]-deplacement)*Ratio;decimales);IF([$Feuille1.AQ25]=&quot;&quot;;&quot;&quot;;[$Feuille1.AQ25]))">
            <text:p/>
          </table:table-cell>
          <table:table-cell table:formula="of:=IF(ISNUMBER([$Feuille1.AR25]);ROUND(([$Feuille1.AR25]-deplacement)*Ratio;decimales);IF([$Feuille1.AR25]=&quot;&quot;;&quot;&quot;;[$Feuille1.AR25]))">
            <text:p/>
          </table:table-cell>
          <table:table-cell table:formula="of:=IF(ISNUMBER([$Feuille1.AS25]);ROUND(([$Feuille1.AS25]-deplacement)*Ratio;decimales);IF([$Feuille1.AS25]=&quot;&quot;;&quot;&quot;;[$Feuille1.AS25]))">
            <text:p/>
          </table:table-cell>
          <table:table-cell table:formula="of:=IF(ISNUMBER([$Feuille1.AT25]);ROUND(([$Feuille1.AT25]-deplacement)*Ratio;decimales);IF([$Feuille1.AT25]=&quot;&quot;;&quot;&quot;;[$Feuille1.AT25]))">
            <text:p/>
          </table:table-cell>
          <table:table-cell table:formula="of:=IF(ISNUMBER([$Feuille1.AU25]);ROUND(([$Feuille1.AU25]-deplacement)*Ratio;decimales);IF([$Feuille1.AU25]=&quot;&quot;;&quot;&quot;;[$Feuille1.AU25]))">
            <text:p/>
          </table:table-cell>
          <table:table-cell table:formula="of:=IF(ISNUMBER([$Feuille1.AV25]);ROUND(([$Feuille1.AV25]-deplacement)*Ratio;decimales);IF([$Feuille1.AV25]=&quot;&quot;;&quot;&quot;;[$Feuille1.AV25]))">
            <text:p/>
          </table:table-cell>
          <table:table-cell table:formula="of:=IF(ISNUMBER([$Feuille1.AW25]);ROUND(([$Feuille1.AW25]-deplacement)*Ratio;decimales);IF([$Feuille1.AW25]=&quot;&quot;;&quot;&quot;;[$Feuille1.AW25]))">
            <text:p/>
          </table:table-cell>
          <table:table-cell table:formula="of:=IF(ISNUMBER([$Feuille1.AX25]);ROUND(([$Feuille1.AX25]-deplacement)*Ratio;decimales);IF([$Feuille1.AX25]=&quot;&quot;;&quot;&quot;;[$Feuille1.AX25]))">
            <text:p/>
          </table:table-cell>
          <table:table-cell table:formula="of:=IF(ISNUMBER([$Feuille1.AY25]);ROUND(([$Feuille1.AY25]-deplacement)*Ratio;decimales);IF([$Feuille1.AY25]=&quot;&quot;;&quot;&quot;;[$Feuille1.AY25]))">
            <text:p/>
          </table:table-cell>
          <table:table-cell table:formula="of:=IF(ISNUMBER([$Feuille1.AZ25]);ROUND(([$Feuille1.AZ25]-deplacement)*Ratio;decimales);IF([$Feuille1.AZ25]=&quot;&quot;;&quot;&quot;;[$Feuille1.AZ25]))">
            <text:p/>
          </table:table-cell>
          <table:table-cell table:formula="of:=IF(ISNUMBER([$Feuille1.BA25]);ROUND(([$Feuille1.BA25]-deplacement)*Ratio;decimales);IF([$Feuille1.BA25]=&quot;&quot;;&quot;&quot;;[$Feuille1.BA25]))">
            <text:p/>
          </table:table-cell>
          <table:table-cell table:formula="of:=IF(ISNUMBER([$Feuille1.BB25]);ROUND(([$Feuille1.BB25]-deplacement)*Ratio;decimales);IF([$Feuille1.BB25]=&quot;&quot;;&quot;&quot;;[$Feuille1.BB25]))">
            <text:p/>
          </table:table-cell>
          <table:table-cell table:formula="of:=IF(ISNUMBER([$Feuille1.BC25]);ROUND(([$Feuille1.BC25]-deplacement)*Ratio;decimales);IF([$Feuille1.BC25]=&quot;&quot;;&quot;&quot;;[$Feuille1.BC25]))">
            <text:p/>
          </table:table-cell>
          <table:table-cell table:formula="of:=IF(ISNUMBER([$Feuille1.BD25]);ROUND(([$Feuille1.BD25]-deplacement)*Ratio;decimales);IF([$Feuille1.BD25]=&quot;&quot;;&quot;&quot;;[$Feuille1.BD25]))">
            <text:p/>
          </table:table-cell>
          <table:table-cell table:formula="of:=IF(ISNUMBER([$Feuille1.BE25]);ROUND(([$Feuille1.BE25]-deplacement)*Ratio;decimales);IF([$Feuille1.BE25]=&quot;&quot;;&quot;&quot;;[$Feuille1.BE25]))">
            <text:p/>
          </table:table-cell>
          <table:table-cell table:formula="of:=IF(ISNUMBER([$Feuille1.BF25]);ROUND(([$Feuille1.BF25]-deplacement)*Ratio;decimales);IF([$Feuille1.BF25]=&quot;&quot;;&quot;&quot;;[$Feuille1.BF25]))">
            <text:p/>
          </table:table-cell>
          <table:table-cell table:formula="of:=IF(ISNUMBER([$Feuille1.BG25]);ROUND(([$Feuille1.BG25]-deplacement)*Ratio;decimales);IF([$Feuille1.BG25]=&quot;&quot;;&quot;&quot;;[$Feuille1.BG25]))">
            <text:p/>
          </table:table-cell>
          <table:table-cell table:formula="of:=IF(ISNUMBER([$Feuille1.BH25]);ROUND(([$Feuille1.BH25]-deplacement)*Ratio;decimales);IF([$Feuille1.BH25]=&quot;&quot;;&quot;&quot;;[$Feuille1.BH25]))">
            <text:p/>
          </table:table-cell>
          <table:table-cell table:formula="of:=IF(ISNUMBER([$Feuille1.BI25]);ROUND(([$Feuille1.BI25]-deplacement)*Ratio;decimales);IF([$Feuille1.BI25]=&quot;&quot;;&quot;&quot;;[$Feuille1.BI25]))">
            <text:p/>
          </table:table-cell>
          <table:table-cell table:formula="of:=IF(ISNUMBER([$Feuille1.BJ25]);ROUND(([$Feuille1.BJ25]-deplacement)*Ratio;decimales);IF([$Feuille1.BJ25]=&quot;&quot;;&quot;&quot;;[$Feuille1.BJ25]))">
            <text:p/>
          </table:table-cell>
          <table:table-cell table:formula="of:=IF(ISNUMBER([$Feuille1.BK25]);ROUND(([$Feuille1.BK25]-deplacement)*Ratio;decimales);IF([$Feuille1.BK25]=&quot;&quot;;&quot;&quot;;[$Feuille1.BK25]))">
            <text:p/>
          </table:table-cell>
          <table:table-cell table:formula="of:=IF(ISNUMBER([$Feuille1.BL25]);ROUND(([$Feuille1.BL25]-deplacement)*Ratio;decimales);IF([$Feuille1.BL25]=&quot;&quot;;&quot;&quot;;[$Feuille1.BL25]))">
            <text:p/>
          </table:table-cell>
          <table:table-cell table:formula="of:=IF(ISNUMBER([$Feuille1.BM25]);ROUND(([$Feuille1.BM25]-deplacement)*Ratio;decimales);IF([$Feuille1.BM25]=&quot;&quot;;&quot;&quot;;[$Feuille1.BM25]))">
            <text:p/>
          </table:table-cell>
          <table:table-cell table:formula="of:=IF(ISNUMBER([$Feuille1.BN25]);ROUND(([$Feuille1.BN25]-deplacement)*Ratio;decimales);IF([$Feuille1.BN25]=&quot;&quot;;&quot;&quot;;[$Feuille1.BN25]))">
            <text:p/>
          </table:table-cell>
          <table:table-cell table:formula="of:=IF(ISNUMBER([$Feuille1.BO25]);ROUND(([$Feuille1.BO25]-deplacement)*Ratio;decimales);IF([$Feuille1.BO25]=&quot;&quot;;&quot;&quot;;[$Feuille1.BO25]))">
            <text:p/>
          </table:table-cell>
          <table:table-cell table:formula="of:=IF(ISNUMBER([$Feuille1.BP25]);ROUND(([$Feuille1.BP25]-deplacement)*Ratio;decimales);IF([$Feuille1.BP25]=&quot;&quot;;&quot;&quot;;[$Feuille1.BP25]))">
            <text:p/>
          </table:table-cell>
          <table:table-cell table:formula="of:=IF(ISNUMBER([$Feuille1.BQ25]);ROUND(([$Feuille1.BQ25]-deplacement)*Ratio;decimales);IF([$Feuille1.BQ25]=&quot;&quot;;&quot;&quot;;[$Feuille1.BQ25]))">
            <text:p/>
          </table:table-cell>
          <table:table-cell table:formula="of:=IF(ISNUMBER([$Feuille1.BR25]);ROUND(([$Feuille1.BR25]-deplacement)*Ratio;decimales);IF([$Feuille1.BR25]=&quot;&quot;;&quot;&quot;;[$Feuille1.BR25]))">
            <text:p/>
          </table:table-cell>
          <table:table-cell table:formula="of:=IF(ISNUMBER([$Feuille1.BS25]);ROUND(([$Feuille1.BS25]-deplacement)*Ratio;decimales);IF([$Feuille1.BS25]=&quot;&quot;;&quot;&quot;;[$Feuille1.BS25]))">
            <text:p/>
          </table:table-cell>
          <table:table-cell table:formula="of:=IF(ISNUMBER([$Feuille1.BT25]);ROUND(([$Feuille1.BT25]-deplacement)*Ratio;decimales);IF([$Feuille1.BT25]=&quot;&quot;;&quot;&quot;;[$Feuille1.BT25]))">
            <text:p/>
          </table:table-cell>
          <table:table-cell table:formula="of:=IF(ISNUMBER([$Feuille1.BU25]);ROUND(([$Feuille1.BU25]-deplacement)*Ratio;decimales);IF([$Feuille1.BU25]=&quot;&quot;;&quot;&quot;;[$Feuille1.BU25]))">
            <text:p/>
          </table:table-cell>
          <table:table-cell table:formula="of:=IF(ISNUMBER([$Feuille1.BV25]);ROUND(([$Feuille1.BV25]-deplacement)*Ratio;decimales);IF([$Feuille1.BV25]=&quot;&quot;;&quot;&quot;;[$Feuille1.BV25]))">
            <text:p/>
          </table:table-cell>
          <table:table-cell table:formula="of:=IF(ISNUMBER([$Feuille1.BW25]);ROUND(([$Feuille1.BW25]-deplacement)*Ratio;decimales);IF([$Feuille1.BW25]=&quot;&quot;;&quot;&quot;;[$Feuille1.BW25]))">
            <text:p/>
          </table:table-cell>
          <table:table-cell table:formula="of:=IF(ISNUMBER([$Feuille1.BX25]);ROUND(([$Feuille1.BX25]-deplacement)*Ratio;decimales);IF([$Feuille1.BX25]=&quot;&quot;;&quot;&quot;;[$Feuille1.BX25]))">
            <text:p/>
          </table:table-cell>
          <table:table-cell table:formula="of:=IF(ISNUMBER([$Feuille1.BY25]);ROUND(([$Feuille1.BY25]-deplacement)*Ratio;decimales);IF([$Feuille1.BY25]=&quot;&quot;;&quot;&quot;;[$Feuille1.BY25]))">
            <text:p/>
          </table:table-cell>
          <table:table-cell table:formula="of:=IF(ISNUMBER([$Feuille1.BZ25]);ROUND(([$Feuille1.BZ25]-deplacement)*Ratio;decimales);IF([$Feuille1.BZ25]=&quot;&quot;;&quot;&quot;;[$Feuille1.BZ25]))">
            <text:p/>
          </table:table-cell>
          <table:table-cell table:formula="of:=IF(ISNUMBER([$Feuille1.CA25]);ROUND(([$Feuille1.CA25]-deplacement)*Ratio;decimales);IF([$Feuille1.CA25]=&quot;&quot;;&quot;&quot;;[$Feuille1.CA25]))">
            <text:p/>
          </table:table-cell>
          <table:table-cell table:formula="of:=IF(ISNUMBER([$Feuille1.CB25]);ROUND(([$Feuille1.CB25]-deplacement)*Ratio;decimales);IF([$Feuille1.CB25]=&quot;&quot;;&quot;&quot;;[$Feuille1.CB25]))">
            <text:p/>
          </table:table-cell>
          <table:table-cell table:formula="of:=IF(ISNUMBER([$Feuille1.CC25]);ROUND(([$Feuille1.CC25]-deplacement)*Ratio;decimales);IF([$Feuille1.CC25]=&quot;&quot;;&quot;&quot;;[$Feuille1.CC25]))">
            <text:p/>
          </table:table-cell>
          <table:table-cell table:formula="of:=IF(ISNUMBER([$Feuille1.CD25]);ROUND(([$Feuille1.CD25]-deplacement)*Ratio;decimales);IF([$Feuille1.CD25]=&quot;&quot;;&quot;&quot;;[$Feuille1.CD25]))">
            <text:p/>
          </table:table-cell>
          <table:table-cell table:formula="of:=IF(ISNUMBER([$Feuille1.CE25]);ROUND(([$Feuille1.CE25]-deplacement)*Ratio;decimales);IF([$Feuille1.CE25]=&quot;&quot;;&quot;&quot;;[$Feuille1.CE25]))">
            <text:p/>
          </table:table-cell>
          <table:table-cell table:formula="of:=IF(ISNUMBER([$Feuille1.CF25]);ROUND(([$Feuille1.CF25]-deplacement)*Ratio;decimales);IF([$Feuille1.CF25]=&quot;&quot;;&quot;&quot;;[$Feuille1.CF25]))">
            <text:p/>
          </table:table-cell>
          <table:table-cell table:formula="of:=IF(ISNUMBER([$Feuille1.CG25]);ROUND(([$Feuille1.CG25]-deplacement)*Ratio;decimales);IF([$Feuille1.CG25]=&quot;&quot;;&quot;&quot;;[$Feuille1.CG25]))">
            <text:p/>
          </table:table-cell>
          <table:table-cell table:formula="of:=IF(ISNUMBER([$Feuille1.CH25]);ROUND(([$Feuille1.CH25]-deplacement)*Ratio;decimales);IF([$Feuille1.CH25]=&quot;&quot;;&quot;&quot;;[$Feuille1.CH25]))">
            <text:p/>
          </table:table-cell>
          <table:table-cell table:formula="of:=IF(ISNUMBER([$Feuille1.CI25]);ROUND(([$Feuille1.CI25]-deplacement)*Ratio;decimales);IF([$Feuille1.CI25]=&quot;&quot;;&quot;&quot;;[$Feuille1.CI25]))">
            <text:p/>
          </table:table-cell>
          <table:table-cell table:formula="of:=IF(ISNUMBER([$Feuille1.CJ25]);ROUND(([$Feuille1.CJ25]-deplacement)*Ratio;decimales);IF([$Feuille1.CJ25]=&quot;&quot;;&quot;&quot;;[$Feuille1.CJ25]))">
            <text:p/>
          </table:table-cell>
          <table:table-cell table:formula="of:=IF(ISNUMBER([$Feuille1.CK25]);ROUND(([$Feuille1.CK25]-deplacement)*Ratio;decimales);IF([$Feuille1.CK25]=&quot;&quot;;&quot;&quot;;[$Feuille1.CK25]))">
            <text:p/>
          </table:table-cell>
          <table:table-cell table:formula="of:=IF(ISNUMBER([$Feuille1.CL25]);ROUND(([$Feuille1.CL25]-deplacement)*Ratio;decimales);IF([$Feuille1.CL25]=&quot;&quot;;&quot;&quot;;[$Feuille1.CL25]))">
            <text:p/>
          </table:table-cell>
          <table:table-cell table:formula="of:=IF(ISNUMBER([$Feuille1.CM25]);ROUND(([$Feuille1.CM25]-deplacement)*Ratio;decimales);IF([$Feuille1.CM25]=&quot;&quot;;&quot;&quot;;[$Feuille1.CM25]))">
            <text:p/>
          </table:table-cell>
          <table:table-cell table:formula="of:=IF(ISNUMBER([$Feuille1.CN25]);ROUND(([$Feuille1.CN25]-deplacement)*Ratio;decimales);IF([$Feuille1.CN25]=&quot;&quot;;&quot;&quot;;[$Feuille1.CN25]))">
            <text:p/>
          </table:table-cell>
          <table:table-cell table:formula="of:=IF(ISNUMBER([$Feuille1.CO25]);ROUND(([$Feuille1.CO25]-deplacement)*Ratio;decimales);IF([$Feuille1.CO25]=&quot;&quot;;&quot;&quot;;[$Feuille1.CO25]))">
            <text:p/>
          </table:table-cell>
          <table:table-cell table:formula="of:=IF(ISNUMBER([$Feuille1.CP25]);ROUND(([$Feuille1.CP25]-deplacement)*Ratio;decimales);IF([$Feuille1.CP25]=&quot;&quot;;&quot;&quot;;[$Feuille1.CP25]))">
            <text:p/>
          </table:table-cell>
          <table:table-cell table:formula="of:=IF(ISNUMBER([$Feuille1.CQ25]);ROUND(([$Feuille1.CQ25]-deplacement)*Ratio;decimales);IF([$Feuille1.CQ25]=&quot;&quot;;&quot;&quot;;[$Feuille1.CQ25]))">
            <text:p/>
          </table:table-cell>
          <table:table-cell table:formula="of:=IF(ISNUMBER([$Feuille1.CR25]);ROUND(([$Feuille1.CR25]-deplacement)*Ratio;decimales);IF([$Feuille1.CR25]=&quot;&quot;;&quot;&quot;;[$Feuille1.CR25]))">
            <text:p/>
          </table:table-cell>
          <table:table-cell table:formula="of:=IF(ISNUMBER([$Feuille1.CS25]);ROUND(([$Feuille1.CS25]-deplacement)*Ratio;decimales);IF([$Feuille1.CS25]=&quot;&quot;;&quot;&quot;;[$Feuille1.CS25]))">
            <text:p/>
          </table:table-cell>
          <table:table-cell table:formula="of:=IF(ISNUMBER([$Feuille1.CT25]);ROUND(([$Feuille1.CT25]-deplacement)*Ratio;decimales);IF([$Feuille1.CT25]=&quot;&quot;;&quot;&quot;;[$Feuille1.CT25]))">
            <text:p/>
          </table:table-cell>
          <table:table-cell table:formula="of:=IF(ISNUMBER([$Feuille1.CU25]);ROUND(([$Feuille1.CU25]-deplacement)*Ratio;decimales);IF([$Feuille1.CU25]=&quot;&quot;;&quot;&quot;;[$Feuille1.CU25]))">
            <text:p/>
          </table:table-cell>
          <table:table-cell table:formula="of:=IF(ISNUMBER([$Feuille1.CV25]);ROUND(([$Feuille1.CV25]-deplacement)*Ratio;decimales);IF([$Feuille1.CV25]=&quot;&quot;;&quot;&quot;;[$Feuille1.CV25]))">
            <text:p/>
          </table:table-cell>
          <table:table-cell table:formula="of:=IF(ISNUMBER([$Feuille1.CW25]);ROUND(([$Feuille1.CW25]-deplacement)*Ratio;decimales);IF([$Feuille1.CW25]=&quot;&quot;;&quot;&quot;;[$Feuille1.CW25]))">
            <text:p/>
          </table:table-cell>
          <table:table-cell table:formula="of:=IF(ISNUMBER([$Feuille1.CX25]);ROUND(([$Feuille1.CX25]-deplacement)*Ratio;decimales);IF([$Feuille1.CX25]=&quot;&quot;;&quot;&quot;;[$Feuille1.CX25]))">
            <text:p/>
          </table:table-cell>
          <table:table-cell table:formula="of:=IF(ISNUMBER([$Feuille1.CY25]);ROUND(([$Feuille1.CY25]-deplacement)*Ratio;decimales);IF([$Feuille1.CY25]=&quot;&quot;;&quot;&quot;;[$Feuille1.CY25]))">
            <text:p/>
          </table:table-cell>
          <table:table-cell table:formula="of:=IF(ISNUMBER([$Feuille1.CZ25]);ROUND(([$Feuille1.CZ25]-deplacement)*Ratio;decimales);IF([$Feuille1.CZ25]=&quot;&quot;;&quot;&quot;;[$Feuille1.CZ25]))">
            <text:p/>
          </table:table-cell>
          <table:table-cell table:formula="of:=IF(ISNUMBER([$Feuille1.DA25]);ROUND(([$Feuille1.DA25]-deplacement)*Ratio;decimales);IF([$Feuille1.DA25]=&quot;&quot;;&quot;&quot;;[$Feuille1.DA25]))">
            <text:p/>
          </table:table-cell>
          <table:table-cell table:formula="of:=IF(ISNUMBER([$Feuille1.DB25]);ROUND(([$Feuille1.DB25]-deplacement)*Ratio;decimales);IF([$Feuille1.DB25]=&quot;&quot;;&quot;&quot;;[$Feuille1.DB25]))">
            <text:p/>
          </table:table-cell>
          <table:table-cell table:formula="of:=IF(ISNUMBER([$Feuille1.DC25]);ROUND(([$Feuille1.DC25]-deplacement)*Ratio;decimales);IF([$Feuille1.DC25]=&quot;&quot;;&quot;&quot;;[$Feuille1.DC25]))">
            <text:p/>
          </table:table-cell>
          <table:table-cell table:formula="of:=IF(ISNUMBER([$Feuille1.DD25]);ROUND(([$Feuille1.DD25]-deplacement)*Ratio;decimales);IF([$Feuille1.DD25]=&quot;&quot;;&quot;&quot;;[$Feuille1.DD25]))">
            <text:p/>
          </table:table-cell>
          <table:table-cell table:formula="of:=IF(ISNUMBER([$Feuille1.DE25]);ROUND(([$Feuille1.DE25]-deplacement)*Ratio;decimales);IF([$Feuille1.DE25]=&quot;&quot;;&quot;&quot;;[$Feuille1.DE25]))">
            <text:p/>
          </table:table-cell>
          <table:table-cell table:formula="of:=IF(ISNUMBER([$Feuille1.DF25]);ROUND(([$Feuille1.DF25]-deplacement)*Ratio;decimales);IF([$Feuille1.DF25]=&quot;&quot;;&quot;&quot;;[$Feuille1.DF25]))">
            <text:p/>
          </table:table-cell>
          <table:table-cell table:formula="of:=IF(ISNUMBER([$Feuille1.DG25]);ROUND(([$Feuille1.DG25]-deplacement)*Ratio;decimales);IF([$Feuille1.DG25]=&quot;&quot;;&quot;&quot;;[$Feuille1.DG25]))">
            <text:p/>
          </table:table-cell>
          <table:table-cell table:formula="of:=IF(ISNUMBER([$Feuille1.DH25]);ROUND(([$Feuille1.DH25]-deplacement)*Ratio;decimales);IF([$Feuille1.DH25]=&quot;&quot;;&quot;&quot;;[$Feuille1.DH25]))">
            <text:p/>
          </table:table-cell>
          <table:table-cell table:formula="of:=IF(ISNUMBER([$Feuille1.DI25]);ROUND(([$Feuille1.DI25]-deplacement)*Ratio;decimales);IF([$Feuille1.DI25]=&quot;&quot;;&quot;&quot;;[$Feuille1.DI25]))">
            <text:p/>
          </table:table-cell>
          <table:table-cell table:formula="of:=IF(ISNUMBER([$Feuille1.DJ25]);ROUND(([$Feuille1.DJ25]-deplacement)*Ratio;decimales);IF([$Feuille1.DJ25]=&quot;&quot;;&quot;&quot;;[$Feuille1.DJ25]))">
            <text:p/>
          </table:table-cell>
          <table:table-cell table:formula="of:=IF(ISNUMBER([$Feuille1.DK25]);ROUND(([$Feuille1.DK25]-deplacement)*Ratio;decimales);IF([$Feuille1.DK25]=&quot;&quot;;&quot;&quot;;[$Feuille1.DK25]))">
            <text:p/>
          </table:table-cell>
          <table:table-cell table:formula="of:=IF(ISNUMBER([$Feuille1.DL25]);ROUND(([$Feuille1.DL25]-deplacement)*Ratio;decimales);IF([$Feuille1.DL25]=&quot;&quot;;&quot;&quot;;[$Feuille1.DL25]))">
            <text:p/>
          </table:table-cell>
          <table:table-cell table:formula="of:=IF(ISNUMBER([$Feuille1.DM25]);ROUND(([$Feuille1.DM25]-deplacement)*Ratio;decimales);IF([$Feuille1.DM25]=&quot;&quot;;&quot;&quot;;[$Feuille1.DM25]))">
            <text:p/>
          </table:table-cell>
          <table:table-cell table:formula="of:=IF(ISNUMBER([$Feuille1.DN25]);ROUND(([$Feuille1.DN25]-deplacement)*Ratio;decimales);IF([$Feuille1.DN25]=&quot;&quot;;&quot;&quot;;[$Feuille1.DN25]))">
            <text:p/>
          </table:table-cell>
          <table:table-cell table:formula="of:=IF(ISNUMBER([$Feuille1.DO25]);ROUND(([$Feuille1.DO25]-deplacement)*Ratio;decimales);IF([$Feuille1.DO25]=&quot;&quot;;&quot;&quot;;[$Feuille1.DO25]))">
            <text:p/>
          </table:table-cell>
          <table:table-cell table:formula="of:=IF(ISNUMBER([$Feuille1.DP25]);ROUND(([$Feuille1.DP25]-deplacement)*Ratio;decimales);IF([$Feuille1.DP25]=&quot;&quot;;&quot;&quot;;[$Feuille1.DP25]))">
            <text:p/>
          </table:table-cell>
          <table:table-cell table:formula="of:=IF(ISNUMBER([$Feuille1.DQ25]);ROUND(([$Feuille1.DQ25]-deplacement)*Ratio;decimales);IF([$Feuille1.DQ25]=&quot;&quot;;&quot;&quot;;[$Feuille1.DQ25]))">
            <text:p/>
          </table:table-cell>
          <table:table-cell table:formula="of:=IF(ISNUMBER([$Feuille1.DR25]);ROUND(([$Feuille1.DR25]-deplacement)*Ratio;decimales);IF([$Feuille1.DR25]=&quot;&quot;;&quot;&quot;;[$Feuille1.DR25]))">
            <text:p/>
          </table:table-cell>
          <table:table-cell table:formula="of:=IF(ISNUMBER([$Feuille1.DS25]);ROUND(([$Feuille1.DS25]-deplacement)*Ratio;decimales);IF([$Feuille1.DS25]=&quot;&quot;;&quot;&quot;;[$Feuille1.DS25]))">
            <text:p/>
          </table:table-cell>
          <table:table-cell table:formula="of:=IF(ISNUMBER([$Feuille1.DT25]);ROUND(([$Feuille1.DT25]-deplacement)*Ratio;decimales);IF([$Feuille1.DT25]=&quot;&quot;;&quot;&quot;;[$Feuille1.DT25]))">
            <text:p/>
          </table:table-cell>
          <table:table-cell table:formula="of:=IF(ISNUMBER([$Feuille1.DU25]);ROUND(([$Feuille1.DU25]-deplacement)*Ratio;decimales);IF([$Feuille1.DU25]=&quot;&quot;;&quot;&quot;;[$Feuille1.DU25]))">
            <text:p/>
          </table:table-cell>
          <table:table-cell table:formula="of:=IF(ISNUMBER([$Feuille1.DV25]);ROUND(([$Feuille1.DV25]-deplacement)*Ratio;decimales);IF([$Feuille1.DV25]=&quot;&quot;;&quot;&quot;;[$Feuille1.DV25]))">
            <text:p/>
          </table:table-cell>
          <table:table-cell table:formula="of:=IF(ISNUMBER([$Feuille1.DW25]);ROUND(([$Feuille1.DW25]-deplacement)*Ratio;decimales);IF([$Feuille1.DW25]=&quot;&quot;;&quot;&quot;;[$Feuille1.DW25]))">
            <text:p/>
          </table:table-cell>
          <table:table-cell table:formula="of:=IF(ISNUMBER([$Feuille1.DX25]);ROUND(([$Feuille1.DX25]-deplacement)*Ratio;decimales);IF([$Feuille1.DX25]=&quot;&quot;;&quot;&quot;;[$Feuille1.DX25]))">
            <text:p/>
          </table:table-cell>
          <table:table-cell table:formula="of:=IF(ISNUMBER([$Feuille1.DY25]);ROUND(([$Feuille1.DY25]-deplacement)*Ratio;decimales);IF([$Feuille1.DY25]=&quot;&quot;;&quot;&quot;;[$Feuille1.DY25]))">
            <text:p/>
          </table:table-cell>
          <table:table-cell table:formula="of:=IF(ISNUMBER([$Feuille1.DZ25]);ROUND(([$Feuille1.DZ25]-deplacement)*Ratio;decimales);IF([$Feuille1.DZ25]=&quot;&quot;;&quot;&quot;;[$Feuille1.DZ25]))">
            <text:p/>
          </table:table-cell>
          <table:table-cell table:formula="of:=IF(ISNUMBER([$Feuille1.EA25]);ROUND(([$Feuille1.EA25]-deplacement)*Ratio;decimales);IF([$Feuille1.EA25]=&quot;&quot;;&quot;&quot;;[$Feuille1.EA25]))">
            <text:p/>
          </table:table-cell>
          <table:table-cell table:formula="of:=IF(ISNUMBER([$Feuille1.EB25]);ROUND(([$Feuille1.EB25]-deplacement)*Ratio;decimales);IF([$Feuille1.EB25]=&quot;&quot;;&quot;&quot;;[$Feuille1.EB25]))">
            <text:p/>
          </table:table-cell>
          <table:table-cell table:formula="of:=IF(ISNUMBER([$Feuille1.EC25]);ROUND(([$Feuille1.EC25]-deplacement)*Ratio;decimales);IF([$Feuille1.EC25]=&quot;&quot;;&quot;&quot;;[$Feuille1.EC25]))">
            <text:p/>
          </table:table-cell>
          <table:table-cell table:formula="of:=IF(ISNUMBER([$Feuille1.ED25]);ROUND(([$Feuille1.ED25]-deplacement)*Ratio;decimales);IF([$Feuille1.ED25]=&quot;&quot;;&quot;&quot;;[$Feuille1.ED25]))">
            <text:p/>
          </table:table-cell>
          <table:table-cell table:formula="of:=IF(ISNUMBER([$Feuille1.EE25]);ROUND(([$Feuille1.EE25]-deplacement)*Ratio;decimales);IF([$Feuille1.EE25]=&quot;&quot;;&quot;&quot;;[$Feuille1.EE25]))">
            <text:p/>
          </table:table-cell>
          <table:table-cell table:formula="of:=IF(ISNUMBER([$Feuille1.EF25]);ROUND(([$Feuille1.EF25]-deplacement)*Ratio;decimales);IF([$Feuille1.EF25]=&quot;&quot;;&quot;&quot;;[$Feuille1.EF25]))">
            <text:p/>
          </table:table-cell>
          <table:table-cell table:formula="of:=IF(ISNUMBER([$Feuille1.EG25]);ROUND(([$Feuille1.EG25]-deplacement)*Ratio;decimales);IF([$Feuille1.EG25]=&quot;&quot;;&quot;&quot;;[$Feuille1.EG25]))">
            <text:p/>
          </table:table-cell>
          <table:table-cell table:formula="of:=IF(ISNUMBER([$Feuille1.EH25]);ROUND(([$Feuille1.EH25]-deplacement)*Ratio;decimales);IF([$Feuille1.EH25]=&quot;&quot;;&quot;&quot;;[$Feuille1.EH25]))">
            <text:p/>
          </table:table-cell>
          <table:table-cell table:formula="of:=IF(ISNUMBER([$Feuille1.EI25]);ROUND(([$Feuille1.EI25]-deplacement)*Ratio;decimales);IF([$Feuille1.EI25]=&quot;&quot;;&quot;&quot;;[$Feuille1.EI25]))">
            <text:p/>
          </table:table-cell>
          <table:table-cell table:formula="of:=IF(ISNUMBER([$Feuille1.EJ25]);ROUND(([$Feuille1.EJ25]-deplacement)*Ratio;decimales);IF([$Feuille1.EJ25]=&quot;&quot;;&quot;&quot;;[$Feuille1.EJ25]))">
            <text:p/>
          </table:table-cell>
          <table:table-cell table:formula="of:=IF(ISNUMBER([$Feuille1.EK25]);[$Feuille1.EK25]*Ratio;IF([$Feuille1.EK25]=&quot;&quot;;&quot;&quot;;[$Feuille1.EK25]))">
            <text:p/>
          </table:table-cell>
          <table:table-cell table:formula="of:=IF(ISNUMBER([$Feuille1.EL25]);[$Feuille1.EL25]*Ratio;IF([$Feuille1.EL25]=&quot;&quot;;&quot;&quot;;[$Feuille1.EL25]))">
            <text:p/>
          </table:table-cell>
          <table:table-cell table:number-columns-repeated="882"/>
        </table:table-row>
        <table:table-row table:style-name="ro1">
          <table:table-cell table:formula="of:=IF(ISNUMBER([$Feuille1.A26]);ROUND(([$Feuille1.A26]-deplacement)*Ratio;decimales);IF([$Feuille1.A26]=&quot;&quot;;&quot;&quot;;[$Feuille1.A26]))" office:value-type="string" office:string-value="&lt;path" calcext:value-type="string">
            <text:p>&lt;path</text:p>
          </table:table-cell>
          <table:table-cell table:formula="of:=IF(ISNUMBER([$Feuille1.B26]);ROUND(([$Feuille1.B26]-deplacement)*Ratio;decimales);IF([$Feuille1.B26]=&quot;&quot;;&quot;&quot;;[$Feuille1.B26]))" office:value-type="string" office:string-value="class=&quot;croix&quot;" calcext:value-type="string">
            <text:p>class="croix"</text:p>
          </table:table-cell>
          <table:table-cell table:formula="of:=IF(ISNUMBER([$Feuille1.C26]);ROUND(([$Feuille1.C26]-deplacement)*Ratio;decimales);IF([$Feuille1.C26]=&quot;&quot;;&quot;&quot;;[$Feuille1.C26]))" office:value-type="string" office:string-value="d=&quot;M" calcext:value-type="string">
            <text:p>d="M</text:p>
          </table:table-cell>
          <table:table-cell table:formula="of:=IF(ISNUMBER([$Feuille1.D26]);ROUND(([$Feuille1.D26]-deplacement)*Ratio;decimales);IF([$Feuille1.D26]=&quot;&quot;;&quot;&quot;;[$Feuille1.D26]))" office:value-type="float" office:value="32.71" calcext:value-type="float">
            <text:p>32,71</text:p>
          </table:table-cell>
          <table:table-cell table:style-name="ce3" table:formula="of:=IF(ISNUMBER([$Feuille1.E26]);ROUND(([$Feuille1.E26]-deplacement)*Ratio;decimales);IF([$Feuille1.E26]=&quot;&quot;;&quot;&quot;;[$Feuille1.E26]))" office:value-type="float" office:value="24.56" calcext:value-type="float">
            <text:p>24,56</text:p>
          </table:table-cell>
          <table:table-cell table:formula="of:=IF(ISNUMBER([$Feuille1.F26]);ROUND(([$Feuille1.F26]-deplacement)*Ratio;decimales);IF([$Feuille1.F26]=&quot;&quot;;&quot;&quot;;[$Feuille1.F26]))" office:value-type="string" office:string-value="l" calcext:value-type="string">
            <text:p>l</text:p>
          </table:table-cell>
          <table:table-cell table:style-name="ce3" table:formula="of:=IF(ISNUMBER([$Feuille1.G26]);ROUND(([$Feuille1.G26]-deplacement)*Ratio;decimales);IF([$Feuille1.G26]=&quot;&quot;;&quot;&quot;;[$Feuille1.G26]))" office:value-type="float" office:value="-0.03" calcext:value-type="float">
            <text:p>-0,03</text:p>
          </table:table-cell>
          <table:table-cell table:style-name="ce3" table:formula="of:=IF(ISNUMBER([$Feuille1.H26]);ROUND(([$Feuille1.H26]-deplacement)*Ratio;decimales);IF([$Feuille1.H26]=&quot;&quot;;&quot;&quot;;[$Feuille1.H26]))" office:value-type="float" office:value="4.47" calcext:value-type="float">
            <text:p>4,47</text:p>
          </table:table-cell>
          <table:table-cell table:formula="of:=IF(ISNUMBER([$Feuille1.I26]);ROUND(([$Feuille1.I26]-deplacement)*Ratio;decimales);IF([$Feuille1.I26]=&quot;&quot;;&quot;&quot;;[$Feuille1.I26]))" office:value-type="string" office:string-value="l" calcext:value-type="string">
            <text:p>l</text:p>
          </table:table-cell>
          <table:table-cell table:style-name="ce3" table:formula="of:=IF(ISNUMBER([$Feuille1.J26]);ROUND(([$Feuille1.J26]-deplacement)*Ratio;decimales);IF([$Feuille1.J26]=&quot;&quot;;&quot;&quot;;[$Feuille1.J26]))" office:value-type="float" office:value="3.91" calcext:value-type="float">
            <text:p>3,91</text:p>
          </table:table-cell>
          <table:table-cell table:style-name="ce3" table:formula="of:=IF(ISNUMBER([$Feuille1.K26]);ROUND(([$Feuille1.K26]-deplacement)*Ratio;decimales);IF([$Feuille1.K26]=&quot;&quot;;&quot;&quot;;[$Feuille1.K26]))" office:value-type="float" office:value="-0.4" calcext:value-type="float">
            <text:p>-0,4</text:p>
          </table:table-cell>
          <table:table-cell table:formula="of:=IF(ISNUMBER([$Feuille1.L26]);ROUND(([$Feuille1.L26]-deplacement)*Ratio;decimales);IF([$Feuille1.L26]=&quot;&quot;;&quot;&quot;;[$Feuille1.L26]))" office:value-type="string" office:string-value="l" calcext:value-type="string">
            <text:p>l</text:p>
          </table:table-cell>
          <table:table-cell table:style-name="ce3" table:formula="of:=IF(ISNUMBER([$Feuille1.M26]);ROUND(([$Feuille1.M26]-deplacement)*Ratio;decimales);IF([$Feuille1.M26]=&quot;&quot;;&quot;&quot;;[$Feuille1.M26]))" office:value-type="float" office:value="0.19" calcext:value-type="float">
            <text:p>0,19</text:p>
          </table:table-cell>
          <table:table-cell table:style-name="ce3" table:formula="of:=IF(ISNUMBER([$Feuille1.N26]);ROUND(([$Feuille1.N26]-deplacement)*Ratio;decimales);IF([$Feuille1.N26]=&quot;&quot;;&quot;&quot;;[$Feuille1.N26]))" office:value-type="float" office:value="4.29" calcext:value-type="float">
            <text:p>4,29</text:p>
          </table:table-cell>
          <table:table-cell table:formula="of:=IF(ISNUMBER([$Feuille1.O26]);ROUND(([$Feuille1.O26]-deplacement)*Ratio;decimales);IF([$Feuille1.O26]=&quot;&quot;;&quot;&quot;;[$Feuille1.O26]))" office:value-type="string" office:string-value="l" calcext:value-type="string">
            <text:p>l</text:p>
          </table:table-cell>
          <table:table-cell table:style-name="ce3" table:formula="of:=IF(ISNUMBER([$Feuille1.P26]);ROUND(([$Feuille1.P26]-deplacement)*Ratio;decimales);IF([$Feuille1.P26]=&quot;&quot;;&quot;&quot;;[$Feuille1.P26]))" office:value-type="float" office:value="4.26" calcext:value-type="float">
            <text:p>4,26</text:p>
          </table:table-cell>
          <table:table-cell table:style-name="ce3" table:formula="of:=IF(ISNUMBER([$Feuille1.Q26]);ROUND(([$Feuille1.Q26]-deplacement)*Ratio;decimales);IF([$Feuille1.Q26]=&quot;&quot;;&quot;&quot;;[$Feuille1.Q26]))" office:value-type="float" office:value="-0.39" calcext:value-type="float">
            <text:p>-0,39</text:p>
          </table:table-cell>
          <table:table-cell table:formula="of:=IF(ISNUMBER([$Feuille1.R26]);ROUND(([$Feuille1.R26]-deplacement)*Ratio;decimales);IF([$Feuille1.R26]=&quot;&quot;;&quot;&quot;;[$Feuille1.R26]))" office:value-type="string" office:string-value="l" calcext:value-type="string">
            <text:p>l</text:p>
          </table:table-cell>
          <table:table-cell table:formula="of:=IF(ISNUMBER([$Feuille1.S26]);ROUND(([$Feuille1.S26]-deplacement)*Ratio;decimales);IF([$Feuille1.S26]=&quot;&quot;;&quot;&quot;;[$Feuille1.S26]))" office:value-type="float" office:value="0" calcext:value-type="float">
            <text:p>0</text:p>
          </table:table-cell>
          <table:table-cell table:style-name="ce3" table:formula="of:=IF(ISNUMBER([$Feuille1.T26]);ROUND(([$Feuille1.T26]-deplacement)*Ratio;decimales);IF([$Feuille1.T26]=&quot;&quot;;&quot;&quot;;[$Feuille1.T26]))" office:value-type="float" office:value="-4.45" calcext:value-type="float">
            <text:p>-4,45</text:p>
          </table:table-cell>
          <table:table-cell table:formula="of:=IF(ISNUMBER([$Feuille1.U26]);ROUND(([$Feuille1.U26]-deplacement)*Ratio;decimales);IF([$Feuille1.U26]=&quot;&quot;;&quot;&quot;;[$Feuille1.U26]))" office:value-type="string" office:string-value="l" calcext:value-type="string">
            <text:p>l</text:p>
          </table:table-cell>
          <table:table-cell table:style-name="ce3" table:formula="of:=IF(ISNUMBER([$Feuille1.V26]);ROUND(([$Feuille1.V26]-deplacement)*Ratio;decimales);IF([$Feuille1.V26]=&quot;&quot;;&quot;&quot;;[$Feuille1.V26]))" office:value-type="float" office:value="4.15" calcext:value-type="float">
            <text:p>4,15</text:p>
          </table:table-cell>
          <table:table-cell table:style-name="ce3" table:formula="of:=IF(ISNUMBER([$Feuille1.W26]);ROUND(([$Feuille1.W26]-deplacement)*Ratio;decimales);IF([$Feuille1.W26]=&quot;&quot;;&quot;&quot;;[$Feuille1.W26]))" office:value-type="float" office:value="-0.25" calcext:value-type="float">
            <text:p>-0,25</text:p>
          </table:table-cell>
          <table:table-cell table:formula="of:=IF(ISNUMBER([$Feuille1.X26]);ROUND(([$Feuille1.X26]-deplacement)*Ratio;decimales);IF([$Feuille1.X26]=&quot;&quot;;&quot;&quot;;[$Feuille1.X26]))" office:value-type="string" office:string-value="l" calcext:value-type="string">
            <text:p>l</text:p>
          </table:table-cell>
          <table:table-cell table:style-name="ce3" table:formula="of:=IF(ISNUMBER([$Feuille1.Y26]);ROUND(([$Feuille1.Y26]-deplacement)*Ratio;decimales);IF([$Feuille1.Y26]=&quot;&quot;;&quot;&quot;;[$Feuille1.Y26]))" office:value-type="float" office:value="-0.04" calcext:value-type="float">
            <text:p>-0,04</text:p>
          </table:table-cell>
          <table:table-cell table:style-name="ce3" table:formula="of:=IF(ISNUMBER([$Feuille1.Z26]);ROUND(([$Feuille1.Z26]-deplacement)*Ratio;decimales);IF([$Feuille1.Z26]=&quot;&quot;;&quot;&quot;;[$Feuille1.Z26]))" office:value-type="float" office:value="-4.3" calcext:value-type="float">
            <text:p>-4,3</text:p>
          </table:table-cell>
          <table:table-cell table:formula="of:=IF(ISNUMBER([$Feuille1.AA26]);ROUND(([$Feuille1.AA26]-deplacement)*Ratio;decimales);IF([$Feuille1.AA26]=&quot;&quot;;&quot;&quot;;[$Feuille1.AA26]))" office:value-type="string" office:string-value="l" calcext:value-type="string">
            <text:p>l</text:p>
          </table:table-cell>
          <table:table-cell table:style-name="ce3" table:formula="of:=IF(ISNUMBER([$Feuille1.AB26]);ROUND(([$Feuille1.AB26]-deplacement)*Ratio;decimales);IF([$Feuille1.AB26]=&quot;&quot;;&quot;&quot;;[$Feuille1.AB26]))" office:value-type="float" office:value="-4.11" calcext:value-type="float">
            <text:p>-4,11</text:p>
          </table:table-cell>
          <table:table-cell table:style-name="ce3" table:formula="of:=IF(ISNUMBER([$Feuille1.AC26]);ROUND(([$Feuille1.AC26]-deplacement)*Ratio;decimales);IF([$Feuille1.AC26]=&quot;&quot;;&quot;&quot;;[$Feuille1.AC26]))" office:value-type="float" office:value="0.22" calcext:value-type="float">
            <text:p>0,22</text:p>
          </table:table-cell>
          <table:table-cell table:formula="of:=IF(ISNUMBER([$Feuille1.AD26]);ROUND(([$Feuille1.AD26]-deplacement)*Ratio;decimales);IF([$Feuille1.AD26]=&quot;&quot;;&quot;&quot;;[$Feuille1.AD26]))" office:value-type="string" office:string-value="l" calcext:value-type="string">
            <text:p>l</text:p>
          </table:table-cell>
          <table:table-cell table:style-name="ce3" table:formula="of:=IF(ISNUMBER([$Feuille1.AE26]);ROUND(([$Feuille1.AE26]-deplacement)*Ratio;decimales);IF([$Feuille1.AE26]=&quot;&quot;;&quot;&quot;;[$Feuille1.AE26]))" office:value-type="float" office:value="-0.01" calcext:value-type="float">
            <text:p>-0,01</text:p>
          </table:table-cell>
          <table:table-cell table:style-name="ce3" table:formula="of:=IF(ISNUMBER([$Feuille1.AF26]);ROUND(([$Feuille1.AF26]-deplacement)*Ratio;decimales);IF([$Feuille1.AF26]=&quot;&quot;;&quot;&quot;;[$Feuille1.AF26]))" office:value-type="float" office:value="-4.27" calcext:value-type="float">
            <text:p>-4,27</text:p>
          </table:table-cell>
          <table:table-cell table:formula="of:=IF(ISNUMBER([$Feuille1.AG26]);ROUND(([$Feuille1.AG26]-deplacement)*Ratio;decimales);IF([$Feuille1.AG26]=&quot;&quot;;&quot;&quot;;[$Feuille1.AG26]))" office:value-type="string" office:string-value="l" calcext:value-type="string">
            <text:p>l</text:p>
          </table:table-cell>
          <table:table-cell table:style-name="ce3" table:formula="of:=IF(ISNUMBER([$Feuille1.AH26]);ROUND(([$Feuille1.AH26]-deplacement)*Ratio;decimales);IF([$Feuille1.AH26]=&quot;&quot;;&quot;&quot;;[$Feuille1.AH26]))" office:value-type="float" office:value="-4.34" calcext:value-type="float">
            <text:p>-4,34</text:p>
          </table:table-cell>
          <table:table-cell table:style-name="ce3" table:formula="of:=IF(ISNUMBER([$Feuille1.AI26]);ROUND(([$Feuille1.AI26]-deplacement)*Ratio;decimales);IF([$Feuille1.AI26]=&quot;&quot;;&quot;&quot;;[$Feuille1.AI26]))" office:value-type="float" office:value="0.37" calcext:value-type="float">
            <text:p>0,37</text:p>
          </table:table-cell>
          <table:table-cell table:formula="of:=IF(ISNUMBER([$Feuille1.AJ26]);ROUND(([$Feuille1.AJ26]-deplacement)*Ratio;decimales);IF([$Feuille1.AJ26]=&quot;&quot;;&quot;&quot;;[$Feuille1.AJ26]))" office:value-type="string" office:string-value="l" calcext:value-type="string">
            <text:p>l</text:p>
          </table:table-cell>
          <table:table-cell table:style-name="ce3" table:formula="of:=IF(ISNUMBER([$Feuille1.AK26]);ROUND(([$Feuille1.AK26]-deplacement)*Ratio;decimales);IF([$Feuille1.AK26]=&quot;&quot;;&quot;&quot;;[$Feuille1.AK26]))" office:value-type="float" office:value="0.06" calcext:value-type="float">
            <text:p>0,06</text:p>
          </table:table-cell>
          <table:table-cell table:style-name="ce3" table:formula="of:=IF(ISNUMBER([$Feuille1.AL26]);ROUND(([$Feuille1.AL26]-deplacement)*Ratio;decimales);IF([$Feuille1.AL26]=&quot;&quot;;&quot;&quot;;[$Feuille1.AL26]))" office:value-type="float" office:value="4.29" calcext:value-type="float">
            <text:p>4,29</text:p>
          </table:table-cell>
          <table:table-cell table:formula="of:=IF(ISNUMBER([$Feuille1.AM26]);ROUND(([$Feuille1.AM26]-deplacement)*Ratio;decimales);IF([$Feuille1.AM26]=&quot;&quot;;&quot;&quot;;[$Feuille1.AM26]))" office:value-type="string" office:string-value="z" calcext:value-type="string">
            <text:p>z</text:p>
          </table:table-cell>
          <table:table-cell table:formula="of:=IF(ISNUMBER([$Feuille1.AN26]);ROUND(([$Feuille1.AN26]-deplacement)*Ratio;decimales);IF([$Feuille1.AN26]=&quot;&quot;;&quot;&quot;;[$Feuille1.AN26]))" office:value-type="string" office:string-value="&quot;" calcext:value-type="string">
            <text:p>"</text:p>
          </table:table-cell>
          <table:table-cell table:formula="of:=IF(ISNUMBER([$Feuille1.AO26]);ROUND(([$Feuille1.AO26]-deplacement)*Ratio;decimales);IF([$Feuille1.AO26]=&quot;&quot;;&quot;&quot;;[$Feuille1.AO26]))" office:value-type="string" office:string-value="/&gt;" calcext:value-type="string">
            <text:p>/&gt;</text:p>
          </table:table-cell>
          <table:table-cell table:formula="of:=IF(ISNUMBER([$Feuille1.AP26]);ROUND(([$Feuille1.AP26]-deplacement)*Ratio;decimales);IF([$Feuille1.AP26]=&quot;&quot;;&quot;&quot;;[$Feuille1.AP26]))">
            <text:p/>
          </table:table-cell>
          <table:table-cell table:formula="of:=IF(ISNUMBER([$Feuille1.AQ26]);ROUND(([$Feuille1.AQ26]-deplacement)*Ratio;decimales);IF([$Feuille1.AQ26]=&quot;&quot;;&quot;&quot;;[$Feuille1.AQ26]))">
            <text:p/>
          </table:table-cell>
          <table:table-cell table:formula="of:=IF(ISNUMBER([$Feuille1.AR26]);ROUND(([$Feuille1.AR26]-deplacement)*Ratio;decimales);IF([$Feuille1.AR26]=&quot;&quot;;&quot;&quot;;[$Feuille1.AR26]))">
            <text:p/>
          </table:table-cell>
          <table:table-cell table:formula="of:=IF(ISNUMBER([$Feuille1.AS26]);ROUND(([$Feuille1.AS26]-deplacement)*Ratio;decimales);IF([$Feuille1.AS26]=&quot;&quot;;&quot;&quot;;[$Feuille1.AS26]))">
            <text:p/>
          </table:table-cell>
          <table:table-cell table:formula="of:=IF(ISNUMBER([$Feuille1.AT26]);ROUND(([$Feuille1.AT26]-deplacement)*Ratio;decimales);IF([$Feuille1.AT26]=&quot;&quot;;&quot;&quot;;[$Feuille1.AT26]))">
            <text:p/>
          </table:table-cell>
          <table:table-cell table:formula="of:=IF(ISNUMBER([$Feuille1.AU26]);ROUND(([$Feuille1.AU26]-deplacement)*Ratio;decimales);IF([$Feuille1.AU26]=&quot;&quot;;&quot;&quot;;[$Feuille1.AU26]))">
            <text:p/>
          </table:table-cell>
          <table:table-cell table:formula="of:=IF(ISNUMBER([$Feuille1.AV26]);ROUND(([$Feuille1.AV26]-deplacement)*Ratio;decimales);IF([$Feuille1.AV26]=&quot;&quot;;&quot;&quot;;[$Feuille1.AV26]))">
            <text:p/>
          </table:table-cell>
          <table:table-cell table:formula="of:=IF(ISNUMBER([$Feuille1.AW26]);ROUND(([$Feuille1.AW26]-deplacement)*Ratio;decimales);IF([$Feuille1.AW26]=&quot;&quot;;&quot;&quot;;[$Feuille1.AW26]))">
            <text:p/>
          </table:table-cell>
          <table:table-cell table:formula="of:=IF(ISNUMBER([$Feuille1.AX26]);ROUND(([$Feuille1.AX26]-deplacement)*Ratio;decimales);IF([$Feuille1.AX26]=&quot;&quot;;&quot;&quot;;[$Feuille1.AX26]))">
            <text:p/>
          </table:table-cell>
          <table:table-cell table:formula="of:=IF(ISNUMBER([$Feuille1.AY26]);ROUND(([$Feuille1.AY26]-deplacement)*Ratio;decimales);IF([$Feuille1.AY26]=&quot;&quot;;&quot;&quot;;[$Feuille1.AY26]))">
            <text:p/>
          </table:table-cell>
          <table:table-cell table:formula="of:=IF(ISNUMBER([$Feuille1.AZ26]);ROUND(([$Feuille1.AZ26]-deplacement)*Ratio;decimales);IF([$Feuille1.AZ26]=&quot;&quot;;&quot;&quot;;[$Feuille1.AZ26]))">
            <text:p/>
          </table:table-cell>
          <table:table-cell table:formula="of:=IF(ISNUMBER([$Feuille1.BA26]);ROUND(([$Feuille1.BA26]-deplacement)*Ratio;decimales);IF([$Feuille1.BA26]=&quot;&quot;;&quot;&quot;;[$Feuille1.BA26]))">
            <text:p/>
          </table:table-cell>
          <table:table-cell table:formula="of:=IF(ISNUMBER([$Feuille1.BB26]);ROUND(([$Feuille1.BB26]-deplacement)*Ratio;decimales);IF([$Feuille1.BB26]=&quot;&quot;;&quot;&quot;;[$Feuille1.BB26]))">
            <text:p/>
          </table:table-cell>
          <table:table-cell table:formula="of:=IF(ISNUMBER([$Feuille1.BC26]);ROUND(([$Feuille1.BC26]-deplacement)*Ratio;decimales);IF([$Feuille1.BC26]=&quot;&quot;;&quot;&quot;;[$Feuille1.BC26]))">
            <text:p/>
          </table:table-cell>
          <table:table-cell table:formula="of:=IF(ISNUMBER([$Feuille1.BD26]);ROUND(([$Feuille1.BD26]-deplacement)*Ratio;decimales);IF([$Feuille1.BD26]=&quot;&quot;;&quot;&quot;;[$Feuille1.BD26]))">
            <text:p/>
          </table:table-cell>
          <table:table-cell table:formula="of:=IF(ISNUMBER([$Feuille1.BE26]);ROUND(([$Feuille1.BE26]-deplacement)*Ratio;decimales);IF([$Feuille1.BE26]=&quot;&quot;;&quot;&quot;;[$Feuille1.BE26]))">
            <text:p/>
          </table:table-cell>
          <table:table-cell table:formula="of:=IF(ISNUMBER([$Feuille1.BF26]);ROUND(([$Feuille1.BF26]-deplacement)*Ratio;decimales);IF([$Feuille1.BF26]=&quot;&quot;;&quot;&quot;;[$Feuille1.BF26]))">
            <text:p/>
          </table:table-cell>
          <table:table-cell table:formula="of:=IF(ISNUMBER([$Feuille1.BG26]);ROUND(([$Feuille1.BG26]-deplacement)*Ratio;decimales);IF([$Feuille1.BG26]=&quot;&quot;;&quot;&quot;;[$Feuille1.BG26]))">
            <text:p/>
          </table:table-cell>
          <table:table-cell table:formula="of:=IF(ISNUMBER([$Feuille1.BH26]);ROUND(([$Feuille1.BH26]-deplacement)*Ratio;decimales);IF([$Feuille1.BH26]=&quot;&quot;;&quot;&quot;;[$Feuille1.BH26]))">
            <text:p/>
          </table:table-cell>
          <table:table-cell table:formula="of:=IF(ISNUMBER([$Feuille1.BI26]);ROUND(([$Feuille1.BI26]-deplacement)*Ratio;decimales);IF([$Feuille1.BI26]=&quot;&quot;;&quot;&quot;;[$Feuille1.BI26]))">
            <text:p/>
          </table:table-cell>
          <table:table-cell table:formula="of:=IF(ISNUMBER([$Feuille1.BJ26]);ROUND(([$Feuille1.BJ26]-deplacement)*Ratio;decimales);IF([$Feuille1.BJ26]=&quot;&quot;;&quot;&quot;;[$Feuille1.BJ26]))">
            <text:p/>
          </table:table-cell>
          <table:table-cell table:formula="of:=IF(ISNUMBER([$Feuille1.BK26]);ROUND(([$Feuille1.BK26]-deplacement)*Ratio;decimales);IF([$Feuille1.BK26]=&quot;&quot;;&quot;&quot;;[$Feuille1.BK26]))">
            <text:p/>
          </table:table-cell>
          <table:table-cell table:formula="of:=IF(ISNUMBER([$Feuille1.BL26]);ROUND(([$Feuille1.BL26]-deplacement)*Ratio;decimales);IF([$Feuille1.BL26]=&quot;&quot;;&quot;&quot;;[$Feuille1.BL26]))">
            <text:p/>
          </table:table-cell>
          <table:table-cell table:formula="of:=IF(ISNUMBER([$Feuille1.BM26]);ROUND(([$Feuille1.BM26]-deplacement)*Ratio;decimales);IF([$Feuille1.BM26]=&quot;&quot;;&quot;&quot;;[$Feuille1.BM26]))">
            <text:p/>
          </table:table-cell>
          <table:table-cell table:formula="of:=IF(ISNUMBER([$Feuille1.BN26]);ROUND(([$Feuille1.BN26]-deplacement)*Ratio;decimales);IF([$Feuille1.BN26]=&quot;&quot;;&quot;&quot;;[$Feuille1.BN26]))">
            <text:p/>
          </table:table-cell>
          <table:table-cell table:formula="of:=IF(ISNUMBER([$Feuille1.BO26]);ROUND(([$Feuille1.BO26]-deplacement)*Ratio;decimales);IF([$Feuille1.BO26]=&quot;&quot;;&quot;&quot;;[$Feuille1.BO26]))">
            <text:p/>
          </table:table-cell>
          <table:table-cell table:formula="of:=IF(ISNUMBER([$Feuille1.BP26]);ROUND(([$Feuille1.BP26]-deplacement)*Ratio;decimales);IF([$Feuille1.BP26]=&quot;&quot;;&quot;&quot;;[$Feuille1.BP26]))">
            <text:p/>
          </table:table-cell>
          <table:table-cell table:formula="of:=IF(ISNUMBER([$Feuille1.BQ26]);ROUND(([$Feuille1.BQ26]-deplacement)*Ratio;decimales);IF([$Feuille1.BQ26]=&quot;&quot;;&quot;&quot;;[$Feuille1.BQ26]))">
            <text:p/>
          </table:table-cell>
          <table:table-cell table:formula="of:=IF(ISNUMBER([$Feuille1.BR26]);ROUND(([$Feuille1.BR26]-deplacement)*Ratio;decimales);IF([$Feuille1.BR26]=&quot;&quot;;&quot;&quot;;[$Feuille1.BR26]))">
            <text:p/>
          </table:table-cell>
          <table:table-cell table:formula="of:=IF(ISNUMBER([$Feuille1.BS26]);ROUND(([$Feuille1.BS26]-deplacement)*Ratio;decimales);IF([$Feuille1.BS26]=&quot;&quot;;&quot;&quot;;[$Feuille1.BS26]))">
            <text:p/>
          </table:table-cell>
          <table:table-cell table:formula="of:=IF(ISNUMBER([$Feuille1.BT26]);ROUND(([$Feuille1.BT26]-deplacement)*Ratio;decimales);IF([$Feuille1.BT26]=&quot;&quot;;&quot;&quot;;[$Feuille1.BT26]))">
            <text:p/>
          </table:table-cell>
          <table:table-cell table:formula="of:=IF(ISNUMBER([$Feuille1.BU26]);ROUND(([$Feuille1.BU26]-deplacement)*Ratio;decimales);IF([$Feuille1.BU26]=&quot;&quot;;&quot;&quot;;[$Feuille1.BU26]))">
            <text:p/>
          </table:table-cell>
          <table:table-cell table:formula="of:=IF(ISNUMBER([$Feuille1.BV26]);ROUND(([$Feuille1.BV26]-deplacement)*Ratio;decimales);IF([$Feuille1.BV26]=&quot;&quot;;&quot;&quot;;[$Feuille1.BV26]))">
            <text:p/>
          </table:table-cell>
          <table:table-cell table:formula="of:=IF(ISNUMBER([$Feuille1.BW26]);ROUND(([$Feuille1.BW26]-deplacement)*Ratio;decimales);IF([$Feuille1.BW26]=&quot;&quot;;&quot;&quot;;[$Feuille1.BW26]))">
            <text:p/>
          </table:table-cell>
          <table:table-cell table:formula="of:=IF(ISNUMBER([$Feuille1.BX26]);ROUND(([$Feuille1.BX26]-deplacement)*Ratio;decimales);IF([$Feuille1.BX26]=&quot;&quot;;&quot;&quot;;[$Feuille1.BX26]))">
            <text:p/>
          </table:table-cell>
          <table:table-cell table:formula="of:=IF(ISNUMBER([$Feuille1.BY26]);ROUND(([$Feuille1.BY26]-deplacement)*Ratio;decimales);IF([$Feuille1.BY26]=&quot;&quot;;&quot;&quot;;[$Feuille1.BY26]))">
            <text:p/>
          </table:table-cell>
          <table:table-cell table:formula="of:=IF(ISNUMBER([$Feuille1.BZ26]);ROUND(([$Feuille1.BZ26]-deplacement)*Ratio;decimales);IF([$Feuille1.BZ26]=&quot;&quot;;&quot;&quot;;[$Feuille1.BZ26]))">
            <text:p/>
          </table:table-cell>
          <table:table-cell table:formula="of:=IF(ISNUMBER([$Feuille1.CA26]);ROUND(([$Feuille1.CA26]-deplacement)*Ratio;decimales);IF([$Feuille1.CA26]=&quot;&quot;;&quot;&quot;;[$Feuille1.CA26]))">
            <text:p/>
          </table:table-cell>
          <table:table-cell table:formula="of:=IF(ISNUMBER([$Feuille1.CB26]);ROUND(([$Feuille1.CB26]-deplacement)*Ratio;decimales);IF([$Feuille1.CB26]=&quot;&quot;;&quot;&quot;;[$Feuille1.CB26]))">
            <text:p/>
          </table:table-cell>
          <table:table-cell table:formula="of:=IF(ISNUMBER([$Feuille1.CC26]);ROUND(([$Feuille1.CC26]-deplacement)*Ratio;decimales);IF([$Feuille1.CC26]=&quot;&quot;;&quot;&quot;;[$Feuille1.CC26]))">
            <text:p/>
          </table:table-cell>
          <table:table-cell table:formula="of:=IF(ISNUMBER([$Feuille1.CD26]);ROUND(([$Feuille1.CD26]-deplacement)*Ratio;decimales);IF([$Feuille1.CD26]=&quot;&quot;;&quot;&quot;;[$Feuille1.CD26]))">
            <text:p/>
          </table:table-cell>
          <table:table-cell table:formula="of:=IF(ISNUMBER([$Feuille1.CE26]);ROUND(([$Feuille1.CE26]-deplacement)*Ratio;decimales);IF([$Feuille1.CE26]=&quot;&quot;;&quot;&quot;;[$Feuille1.CE26]))">
            <text:p/>
          </table:table-cell>
          <table:table-cell table:formula="of:=IF(ISNUMBER([$Feuille1.CF26]);ROUND(([$Feuille1.CF26]-deplacement)*Ratio;decimales);IF([$Feuille1.CF26]=&quot;&quot;;&quot;&quot;;[$Feuille1.CF26]))">
            <text:p/>
          </table:table-cell>
          <table:table-cell table:formula="of:=IF(ISNUMBER([$Feuille1.CG26]);ROUND(([$Feuille1.CG26]-deplacement)*Ratio;decimales);IF([$Feuille1.CG26]=&quot;&quot;;&quot;&quot;;[$Feuille1.CG26]))">
            <text:p/>
          </table:table-cell>
          <table:table-cell table:formula="of:=IF(ISNUMBER([$Feuille1.CH26]);ROUND(([$Feuille1.CH26]-deplacement)*Ratio;decimales);IF([$Feuille1.CH26]=&quot;&quot;;&quot;&quot;;[$Feuille1.CH26]))">
            <text:p/>
          </table:table-cell>
          <table:table-cell table:formula="of:=IF(ISNUMBER([$Feuille1.CI26]);ROUND(([$Feuille1.CI26]-deplacement)*Ratio;decimales);IF([$Feuille1.CI26]=&quot;&quot;;&quot;&quot;;[$Feuille1.CI26]))">
            <text:p/>
          </table:table-cell>
          <table:table-cell table:formula="of:=IF(ISNUMBER([$Feuille1.CJ26]);ROUND(([$Feuille1.CJ26]-deplacement)*Ratio;decimales);IF([$Feuille1.CJ26]=&quot;&quot;;&quot;&quot;;[$Feuille1.CJ26]))">
            <text:p/>
          </table:table-cell>
          <table:table-cell table:formula="of:=IF(ISNUMBER([$Feuille1.CK26]);ROUND(([$Feuille1.CK26]-deplacement)*Ratio;decimales);IF([$Feuille1.CK26]=&quot;&quot;;&quot;&quot;;[$Feuille1.CK26]))">
            <text:p/>
          </table:table-cell>
          <table:table-cell table:formula="of:=IF(ISNUMBER([$Feuille1.CL26]);ROUND(([$Feuille1.CL26]-deplacement)*Ratio;decimales);IF([$Feuille1.CL26]=&quot;&quot;;&quot;&quot;;[$Feuille1.CL26]))">
            <text:p/>
          </table:table-cell>
          <table:table-cell table:formula="of:=IF(ISNUMBER([$Feuille1.CM26]);ROUND(([$Feuille1.CM26]-deplacement)*Ratio;decimales);IF([$Feuille1.CM26]=&quot;&quot;;&quot;&quot;;[$Feuille1.CM26]))">
            <text:p/>
          </table:table-cell>
          <table:table-cell table:formula="of:=IF(ISNUMBER([$Feuille1.CN26]);ROUND(([$Feuille1.CN26]-deplacement)*Ratio;decimales);IF([$Feuille1.CN26]=&quot;&quot;;&quot;&quot;;[$Feuille1.CN26]))">
            <text:p/>
          </table:table-cell>
          <table:table-cell table:formula="of:=IF(ISNUMBER([$Feuille1.CO26]);ROUND(([$Feuille1.CO26]-deplacement)*Ratio;decimales);IF([$Feuille1.CO26]=&quot;&quot;;&quot;&quot;;[$Feuille1.CO26]))">
            <text:p/>
          </table:table-cell>
          <table:table-cell table:formula="of:=IF(ISNUMBER([$Feuille1.CP26]);ROUND(([$Feuille1.CP26]-deplacement)*Ratio;decimales);IF([$Feuille1.CP26]=&quot;&quot;;&quot;&quot;;[$Feuille1.CP26]))">
            <text:p/>
          </table:table-cell>
          <table:table-cell table:formula="of:=IF(ISNUMBER([$Feuille1.CQ26]);ROUND(([$Feuille1.CQ26]-deplacement)*Ratio;decimales);IF([$Feuille1.CQ26]=&quot;&quot;;&quot;&quot;;[$Feuille1.CQ26]))">
            <text:p/>
          </table:table-cell>
          <table:table-cell table:formula="of:=IF(ISNUMBER([$Feuille1.CR26]);ROUND(([$Feuille1.CR26]-deplacement)*Ratio;decimales);IF([$Feuille1.CR26]=&quot;&quot;;&quot;&quot;;[$Feuille1.CR26]))">
            <text:p/>
          </table:table-cell>
          <table:table-cell table:formula="of:=IF(ISNUMBER([$Feuille1.CS26]);ROUND(([$Feuille1.CS26]-deplacement)*Ratio;decimales);IF([$Feuille1.CS26]=&quot;&quot;;&quot;&quot;;[$Feuille1.CS26]))">
            <text:p/>
          </table:table-cell>
          <table:table-cell table:formula="of:=IF(ISNUMBER([$Feuille1.CT26]);ROUND(([$Feuille1.CT26]-deplacement)*Ratio;decimales);IF([$Feuille1.CT26]=&quot;&quot;;&quot;&quot;;[$Feuille1.CT26]))">
            <text:p/>
          </table:table-cell>
          <table:table-cell table:formula="of:=IF(ISNUMBER([$Feuille1.CU26]);ROUND(([$Feuille1.CU26]-deplacement)*Ratio;decimales);IF([$Feuille1.CU26]=&quot;&quot;;&quot;&quot;;[$Feuille1.CU26]))">
            <text:p/>
          </table:table-cell>
          <table:table-cell table:formula="of:=IF(ISNUMBER([$Feuille1.CV26]);ROUND(([$Feuille1.CV26]-deplacement)*Ratio;decimales);IF([$Feuille1.CV26]=&quot;&quot;;&quot;&quot;;[$Feuille1.CV26]))">
            <text:p/>
          </table:table-cell>
          <table:table-cell table:formula="of:=IF(ISNUMBER([$Feuille1.CW26]);ROUND(([$Feuille1.CW26]-deplacement)*Ratio;decimales);IF([$Feuille1.CW26]=&quot;&quot;;&quot;&quot;;[$Feuille1.CW26]))">
            <text:p/>
          </table:table-cell>
          <table:table-cell table:formula="of:=IF(ISNUMBER([$Feuille1.CX26]);ROUND(([$Feuille1.CX26]-deplacement)*Ratio;decimales);IF([$Feuille1.CX26]=&quot;&quot;;&quot;&quot;;[$Feuille1.CX26]))">
            <text:p/>
          </table:table-cell>
          <table:table-cell table:formula="of:=IF(ISNUMBER([$Feuille1.CY26]);ROUND(([$Feuille1.CY26]-deplacement)*Ratio;decimales);IF([$Feuille1.CY26]=&quot;&quot;;&quot;&quot;;[$Feuille1.CY26]))">
            <text:p/>
          </table:table-cell>
          <table:table-cell table:formula="of:=IF(ISNUMBER([$Feuille1.CZ26]);ROUND(([$Feuille1.CZ26]-deplacement)*Ratio;decimales);IF([$Feuille1.CZ26]=&quot;&quot;;&quot;&quot;;[$Feuille1.CZ26]))">
            <text:p/>
          </table:table-cell>
          <table:table-cell table:formula="of:=IF(ISNUMBER([$Feuille1.DA26]);ROUND(([$Feuille1.DA26]-deplacement)*Ratio;decimales);IF([$Feuille1.DA26]=&quot;&quot;;&quot;&quot;;[$Feuille1.DA26]))">
            <text:p/>
          </table:table-cell>
          <table:table-cell table:formula="of:=IF(ISNUMBER([$Feuille1.DB26]);ROUND(([$Feuille1.DB26]-deplacement)*Ratio;decimales);IF([$Feuille1.DB26]=&quot;&quot;;&quot;&quot;;[$Feuille1.DB26]))">
            <text:p/>
          </table:table-cell>
          <table:table-cell table:formula="of:=IF(ISNUMBER([$Feuille1.DC26]);ROUND(([$Feuille1.DC26]-deplacement)*Ratio;decimales);IF([$Feuille1.DC26]=&quot;&quot;;&quot;&quot;;[$Feuille1.DC26]))">
            <text:p/>
          </table:table-cell>
          <table:table-cell table:formula="of:=IF(ISNUMBER([$Feuille1.DD26]);ROUND(([$Feuille1.DD26]-deplacement)*Ratio;decimales);IF([$Feuille1.DD26]=&quot;&quot;;&quot;&quot;;[$Feuille1.DD26]))">
            <text:p/>
          </table:table-cell>
          <table:table-cell table:formula="of:=IF(ISNUMBER([$Feuille1.DE26]);ROUND(([$Feuille1.DE26]-deplacement)*Ratio;decimales);IF([$Feuille1.DE26]=&quot;&quot;;&quot;&quot;;[$Feuille1.DE26]))">
            <text:p/>
          </table:table-cell>
          <table:table-cell table:formula="of:=IF(ISNUMBER([$Feuille1.DF26]);ROUND(([$Feuille1.DF26]-deplacement)*Ratio;decimales);IF([$Feuille1.DF26]=&quot;&quot;;&quot;&quot;;[$Feuille1.DF26]))">
            <text:p/>
          </table:table-cell>
          <table:table-cell table:formula="of:=IF(ISNUMBER([$Feuille1.DG26]);ROUND(([$Feuille1.DG26]-deplacement)*Ratio;decimales);IF([$Feuille1.DG26]=&quot;&quot;;&quot;&quot;;[$Feuille1.DG26]))">
            <text:p/>
          </table:table-cell>
          <table:table-cell table:formula="of:=IF(ISNUMBER([$Feuille1.DH26]);ROUND(([$Feuille1.DH26]-deplacement)*Ratio;decimales);IF([$Feuille1.DH26]=&quot;&quot;;&quot;&quot;;[$Feuille1.DH26]))">
            <text:p/>
          </table:table-cell>
          <table:table-cell table:formula="of:=IF(ISNUMBER([$Feuille1.DI26]);ROUND(([$Feuille1.DI26]-deplacement)*Ratio;decimales);IF([$Feuille1.DI26]=&quot;&quot;;&quot;&quot;;[$Feuille1.DI26]))">
            <text:p/>
          </table:table-cell>
          <table:table-cell table:formula="of:=IF(ISNUMBER([$Feuille1.DJ26]);ROUND(([$Feuille1.DJ26]-deplacement)*Ratio;decimales);IF([$Feuille1.DJ26]=&quot;&quot;;&quot;&quot;;[$Feuille1.DJ26]))">
            <text:p/>
          </table:table-cell>
          <table:table-cell table:formula="of:=IF(ISNUMBER([$Feuille1.DK26]);ROUND(([$Feuille1.DK26]-deplacement)*Ratio;decimales);IF([$Feuille1.DK26]=&quot;&quot;;&quot;&quot;;[$Feuille1.DK26]))">
            <text:p/>
          </table:table-cell>
          <table:table-cell table:formula="of:=IF(ISNUMBER([$Feuille1.DL26]);ROUND(([$Feuille1.DL26]-deplacement)*Ratio;decimales);IF([$Feuille1.DL26]=&quot;&quot;;&quot;&quot;;[$Feuille1.DL26]))">
            <text:p/>
          </table:table-cell>
          <table:table-cell table:formula="of:=IF(ISNUMBER([$Feuille1.DM26]);ROUND(([$Feuille1.DM26]-deplacement)*Ratio;decimales);IF([$Feuille1.DM26]=&quot;&quot;;&quot;&quot;;[$Feuille1.DM26]))">
            <text:p/>
          </table:table-cell>
          <table:table-cell table:formula="of:=IF(ISNUMBER([$Feuille1.DN26]);ROUND(([$Feuille1.DN26]-deplacement)*Ratio;decimales);IF([$Feuille1.DN26]=&quot;&quot;;&quot;&quot;;[$Feuille1.DN26]))">
            <text:p/>
          </table:table-cell>
          <table:table-cell table:formula="of:=IF(ISNUMBER([$Feuille1.DO26]);ROUND(([$Feuille1.DO26]-deplacement)*Ratio;decimales);IF([$Feuille1.DO26]=&quot;&quot;;&quot;&quot;;[$Feuille1.DO26]))">
            <text:p/>
          </table:table-cell>
          <table:table-cell table:formula="of:=IF(ISNUMBER([$Feuille1.DP26]);ROUND(([$Feuille1.DP26]-deplacement)*Ratio;decimales);IF([$Feuille1.DP26]=&quot;&quot;;&quot;&quot;;[$Feuille1.DP26]))">
            <text:p/>
          </table:table-cell>
          <table:table-cell table:formula="of:=IF(ISNUMBER([$Feuille1.DQ26]);ROUND(([$Feuille1.DQ26]-deplacement)*Ratio;decimales);IF([$Feuille1.DQ26]=&quot;&quot;;&quot;&quot;;[$Feuille1.DQ26]))">
            <text:p/>
          </table:table-cell>
          <table:table-cell table:formula="of:=IF(ISNUMBER([$Feuille1.DR26]);ROUND(([$Feuille1.DR26]-deplacement)*Ratio;decimales);IF([$Feuille1.DR26]=&quot;&quot;;&quot;&quot;;[$Feuille1.DR26]))">
            <text:p/>
          </table:table-cell>
          <table:table-cell table:formula="of:=IF(ISNUMBER([$Feuille1.DS26]);ROUND(([$Feuille1.DS26]-deplacement)*Ratio;decimales);IF([$Feuille1.DS26]=&quot;&quot;;&quot;&quot;;[$Feuille1.DS26]))">
            <text:p/>
          </table:table-cell>
          <table:table-cell table:formula="of:=IF(ISNUMBER([$Feuille1.DT26]);ROUND(([$Feuille1.DT26]-deplacement)*Ratio;decimales);IF([$Feuille1.DT26]=&quot;&quot;;&quot;&quot;;[$Feuille1.DT26]))">
            <text:p/>
          </table:table-cell>
          <table:table-cell table:formula="of:=IF(ISNUMBER([$Feuille1.DU26]);ROUND(([$Feuille1.DU26]-deplacement)*Ratio;decimales);IF([$Feuille1.DU26]=&quot;&quot;;&quot;&quot;;[$Feuille1.DU26]))">
            <text:p/>
          </table:table-cell>
          <table:table-cell table:formula="of:=IF(ISNUMBER([$Feuille1.DV26]);ROUND(([$Feuille1.DV26]-deplacement)*Ratio;decimales);IF([$Feuille1.DV26]=&quot;&quot;;&quot;&quot;;[$Feuille1.DV26]))">
            <text:p/>
          </table:table-cell>
          <table:table-cell table:formula="of:=IF(ISNUMBER([$Feuille1.DW26]);ROUND(([$Feuille1.DW26]-deplacement)*Ratio;decimales);IF([$Feuille1.DW26]=&quot;&quot;;&quot;&quot;;[$Feuille1.DW26]))">
            <text:p/>
          </table:table-cell>
          <table:table-cell table:formula="of:=IF(ISNUMBER([$Feuille1.DX26]);ROUND(([$Feuille1.DX26]-deplacement)*Ratio;decimales);IF([$Feuille1.DX26]=&quot;&quot;;&quot;&quot;;[$Feuille1.DX26]))">
            <text:p/>
          </table:table-cell>
          <table:table-cell table:formula="of:=IF(ISNUMBER([$Feuille1.DY26]);ROUND(([$Feuille1.DY26]-deplacement)*Ratio;decimales);IF([$Feuille1.DY26]=&quot;&quot;;&quot;&quot;;[$Feuille1.DY26]))">
            <text:p/>
          </table:table-cell>
          <table:table-cell table:formula="of:=IF(ISNUMBER([$Feuille1.DZ26]);ROUND(([$Feuille1.DZ26]-deplacement)*Ratio;decimales);IF([$Feuille1.DZ26]=&quot;&quot;;&quot;&quot;;[$Feuille1.DZ26]))">
            <text:p/>
          </table:table-cell>
          <table:table-cell table:formula="of:=IF(ISNUMBER([$Feuille1.EA26]);ROUND(([$Feuille1.EA26]-deplacement)*Ratio;decimales);IF([$Feuille1.EA26]=&quot;&quot;;&quot;&quot;;[$Feuille1.EA26]))">
            <text:p/>
          </table:table-cell>
          <table:table-cell table:formula="of:=IF(ISNUMBER([$Feuille1.EB26]);ROUND(([$Feuille1.EB26]-deplacement)*Ratio;decimales);IF([$Feuille1.EB26]=&quot;&quot;;&quot;&quot;;[$Feuille1.EB26]))">
            <text:p/>
          </table:table-cell>
          <table:table-cell table:formula="of:=IF(ISNUMBER([$Feuille1.EC26]);ROUND(([$Feuille1.EC26]-deplacement)*Ratio;decimales);IF([$Feuille1.EC26]=&quot;&quot;;&quot;&quot;;[$Feuille1.EC26]))">
            <text:p/>
          </table:table-cell>
          <table:table-cell table:formula="of:=IF(ISNUMBER([$Feuille1.ED26]);ROUND(([$Feuille1.ED26]-deplacement)*Ratio;decimales);IF([$Feuille1.ED26]=&quot;&quot;;&quot;&quot;;[$Feuille1.ED26]))">
            <text:p/>
          </table:table-cell>
          <table:table-cell table:formula="of:=IF(ISNUMBER([$Feuille1.EE26]);ROUND(([$Feuille1.EE26]-deplacement)*Ratio;decimales);IF([$Feuille1.EE26]=&quot;&quot;;&quot;&quot;;[$Feuille1.EE26]))">
            <text:p/>
          </table:table-cell>
          <table:table-cell table:formula="of:=IF(ISNUMBER([$Feuille1.EF26]);ROUND(([$Feuille1.EF26]-deplacement)*Ratio;decimales);IF([$Feuille1.EF26]=&quot;&quot;;&quot;&quot;;[$Feuille1.EF26]))">
            <text:p/>
          </table:table-cell>
          <table:table-cell table:formula="of:=IF(ISNUMBER([$Feuille1.EG26]);ROUND(([$Feuille1.EG26]-deplacement)*Ratio;decimales);IF([$Feuille1.EG26]=&quot;&quot;;&quot;&quot;;[$Feuille1.EG26]))">
            <text:p/>
          </table:table-cell>
          <table:table-cell table:formula="of:=IF(ISNUMBER([$Feuille1.EH26]);ROUND(([$Feuille1.EH26]-deplacement)*Ratio;decimales);IF([$Feuille1.EH26]=&quot;&quot;;&quot;&quot;;[$Feuille1.EH26]))">
            <text:p/>
          </table:table-cell>
          <table:table-cell table:formula="of:=IF(ISNUMBER([$Feuille1.EI26]);ROUND(([$Feuille1.EI26]-deplacement)*Ratio;decimales);IF([$Feuille1.EI26]=&quot;&quot;;&quot;&quot;;[$Feuille1.EI26]))">
            <text:p/>
          </table:table-cell>
          <table:table-cell table:formula="of:=IF(ISNUMBER([$Feuille1.EJ26]);ROUND(([$Feuille1.EJ26]-deplacement)*Ratio;decimales);IF([$Feuille1.EJ26]=&quot;&quot;;&quot;&quot;;[$Feuille1.EJ26]))">
            <text:p/>
          </table:table-cell>
          <table:table-cell table:formula="of:=IF(ISNUMBER([$Feuille1.EK26]);[$Feuille1.EK26]*Ratio;IF([$Feuille1.EK26]=&quot;&quot;;&quot;&quot;;[$Feuille1.EK26]))">
            <text:p/>
          </table:table-cell>
          <table:table-cell table:formula="of:=IF(ISNUMBER([$Feuille1.EL26]);[$Feuille1.EL26]*Ratio;IF([$Feuille1.EL26]=&quot;&quot;;&quot;&quot;;[$Feuille1.EL26]))">
            <text:p/>
          </table:table-cell>
          <table:table-cell table:number-columns-repeated="882"/>
        </table:table-row>
        <table:table-row table:style-name="ro1">
          <table:table-cell table:formula="of:=IF(ISNUMBER([$Feuille1.A27]);ROUND(([$Feuille1.A27]-deplacement)*Ratio;decimales);IF([$Feuille1.A27]=&quot;&quot;;&quot;&quot;;[$Feuille1.A27]))" office:value-type="string" office:string-value="&lt;path" calcext:value-type="string">
            <text:p>&lt;path</text:p>
          </table:table-cell>
          <table:table-cell table:formula="of:=IF(ISNUMBER([$Feuille1.B27]);ROUND(([$Feuille1.B27]-deplacement)*Ratio;decimales);IF([$Feuille1.B27]=&quot;&quot;;&quot;&quot;;[$Feuille1.B27]))" office:value-type="string" office:string-value="class=&quot;croix&quot;" calcext:value-type="string">
            <text:p>class="croix"</text:p>
          </table:table-cell>
          <table:table-cell table:formula="of:=IF(ISNUMBER([$Feuille1.C27]);ROUND(([$Feuille1.C27]-deplacement)*Ratio;decimales);IF([$Feuille1.C27]=&quot;&quot;;&quot;&quot;;[$Feuille1.C27]))" office:value-type="string" office:string-value="d=&quot;M" calcext:value-type="string">
            <text:p>d="M</text:p>
          </table:table-cell>
          <table:table-cell table:formula="of:=IF(ISNUMBER([$Feuille1.D27]);ROUND(([$Feuille1.D27]-deplacement)*Ratio;decimales);IF([$Feuille1.D27]=&quot;&quot;;&quot;&quot;;[$Feuille1.D27]))" office:value-type="float" office:value="104.13" calcext:value-type="float">
            <text:p>104,13</text:p>
          </table:table-cell>
          <table:table-cell table:style-name="ce3" table:formula="of:=IF(ISNUMBER([$Feuille1.E27]);ROUND(([$Feuille1.E27]-deplacement)*Ratio;decimales);IF([$Feuille1.E27]=&quot;&quot;;&quot;&quot;;[$Feuille1.E27]))" office:value-type="float" office:value="24.58" calcext:value-type="float">
            <text:p>24,58</text:p>
          </table:table-cell>
          <table:table-cell table:formula="of:=IF(ISNUMBER([$Feuille1.F27]);ROUND(([$Feuille1.F27]-deplacement)*Ratio;decimales);IF([$Feuille1.F27]=&quot;&quot;;&quot;&quot;;[$Feuille1.F27]))" office:value-type="string" office:string-value="l" calcext:value-type="string">
            <text:p>l</text:p>
          </table:table-cell>
          <table:table-cell table:style-name="ce3" table:formula="of:=IF(ISNUMBER([$Feuille1.G27]);ROUND(([$Feuille1.G27]-deplacement)*Ratio;decimales);IF([$Feuille1.G27]=&quot;&quot;;&quot;&quot;;[$Feuille1.G27]))" office:value-type="float" office:value="0.03" calcext:value-type="float">
            <text:p>0,03</text:p>
          </table:table-cell>
          <table:table-cell table:style-name="ce3" table:formula="of:=IF(ISNUMBER([$Feuille1.H27]);ROUND(([$Feuille1.H27]-deplacement)*Ratio;decimales);IF([$Feuille1.H27]=&quot;&quot;;&quot;&quot;;[$Feuille1.H27]))" office:value-type="float" office:value="4.47" calcext:value-type="float">
            <text:p>4,47</text:p>
          </table:table-cell>
          <table:table-cell table:formula="of:=IF(ISNUMBER([$Feuille1.I27]);ROUND(([$Feuille1.I27]-deplacement)*Ratio;decimales);IF([$Feuille1.I27]=&quot;&quot;;&quot;&quot;;[$Feuille1.I27]))" office:value-type="string" office:string-value="l" calcext:value-type="string">
            <text:p>l</text:p>
          </table:table-cell>
          <table:table-cell table:style-name="ce3" table:formula="of:=IF(ISNUMBER([$Feuille1.J27]);ROUND(([$Feuille1.J27]-deplacement)*Ratio;decimales);IF([$Feuille1.J27]=&quot;&quot;;&quot;&quot;;[$Feuille1.J27]))" office:value-type="float" office:value="-3.91" calcext:value-type="float">
            <text:p>-3,91</text:p>
          </table:table-cell>
          <table:table-cell table:style-name="ce3" table:formula="of:=IF(ISNUMBER([$Feuille1.K27]);ROUND(([$Feuille1.K27]-deplacement)*Ratio;decimales);IF([$Feuille1.K27]=&quot;&quot;;&quot;&quot;;[$Feuille1.K27]))" office:value-type="float" office:value="-0.4" calcext:value-type="float">
            <text:p>-0,4</text:p>
          </table:table-cell>
          <table:table-cell table:formula="of:=IF(ISNUMBER([$Feuille1.L27]);ROUND(([$Feuille1.L27]-deplacement)*Ratio;decimales);IF([$Feuille1.L27]=&quot;&quot;;&quot;&quot;;[$Feuille1.L27]))" office:value-type="string" office:string-value="l" calcext:value-type="string">
            <text:p>l</text:p>
          </table:table-cell>
          <table:table-cell table:style-name="ce3" table:formula="of:=IF(ISNUMBER([$Feuille1.M27]);ROUND(([$Feuille1.M27]-deplacement)*Ratio;decimales);IF([$Feuille1.M27]=&quot;&quot;;&quot;&quot;;[$Feuille1.M27]))" office:value-type="float" office:value="-0.19" calcext:value-type="float">
            <text:p>-0,19</text:p>
          </table:table-cell>
          <table:table-cell table:style-name="ce3" table:formula="of:=IF(ISNUMBER([$Feuille1.N27]);ROUND(([$Feuille1.N27]-deplacement)*Ratio;decimales);IF([$Feuille1.N27]=&quot;&quot;;&quot;&quot;;[$Feuille1.N27]))" office:value-type="float" office:value="4.29" calcext:value-type="float">
            <text:p>4,29</text:p>
          </table:table-cell>
          <table:table-cell table:formula="of:=IF(ISNUMBER([$Feuille1.O27]);ROUND(([$Feuille1.O27]-deplacement)*Ratio;decimales);IF([$Feuille1.O27]=&quot;&quot;;&quot;&quot;;[$Feuille1.O27]))" office:value-type="string" office:string-value="l" calcext:value-type="string">
            <text:p>l</text:p>
          </table:table-cell>
          <table:table-cell table:style-name="ce3" table:formula="of:=IF(ISNUMBER([$Feuille1.P27]);ROUND(([$Feuille1.P27]-deplacement)*Ratio;decimales);IF([$Feuille1.P27]=&quot;&quot;;&quot;&quot;;[$Feuille1.P27]))" office:value-type="float" office:value="-4.26" calcext:value-type="float">
            <text:p>-4,26</text:p>
          </table:table-cell>
          <table:table-cell table:style-name="ce3" table:formula="of:=IF(ISNUMBER([$Feuille1.Q27]);ROUND(([$Feuille1.Q27]-deplacement)*Ratio;decimales);IF([$Feuille1.Q27]=&quot;&quot;;&quot;&quot;;[$Feuille1.Q27]))" office:value-type="float" office:value="-0.39" calcext:value-type="float">
            <text:p>-0,39</text:p>
          </table:table-cell>
          <table:table-cell table:formula="of:=IF(ISNUMBER([$Feuille1.R27]);ROUND(([$Feuille1.R27]-deplacement)*Ratio;decimales);IF([$Feuille1.R27]=&quot;&quot;;&quot;&quot;;[$Feuille1.R27]))" office:value-type="string" office:string-value="l" calcext:value-type="string">
            <text:p>l</text:p>
          </table:table-cell>
          <table:table-cell table:formula="of:=IF(ISNUMBER([$Feuille1.S27]);ROUND(([$Feuille1.S27]-deplacement)*Ratio;decimales);IF([$Feuille1.S27]=&quot;&quot;;&quot;&quot;;[$Feuille1.S27]))" office:value-type="float" office:value="0" calcext:value-type="float">
            <text:p>0</text:p>
          </table:table-cell>
          <table:table-cell table:style-name="ce3" table:formula="of:=IF(ISNUMBER([$Feuille1.T27]);ROUND(([$Feuille1.T27]-deplacement)*Ratio;decimales);IF([$Feuille1.T27]=&quot;&quot;;&quot;&quot;;[$Feuille1.T27]))" office:value-type="float" office:value="-4.45" calcext:value-type="float">
            <text:p>-4,45</text:p>
          </table:table-cell>
          <table:table-cell table:formula="of:=IF(ISNUMBER([$Feuille1.U27]);ROUND(([$Feuille1.U27]-deplacement)*Ratio;decimales);IF([$Feuille1.U27]=&quot;&quot;;&quot;&quot;;[$Feuille1.U27]))" office:value-type="string" office:string-value="l" calcext:value-type="string">
            <text:p>l</text:p>
          </table:table-cell>
          <table:table-cell table:style-name="ce3" table:formula="of:=IF(ISNUMBER([$Feuille1.V27]);ROUND(([$Feuille1.V27]-deplacement)*Ratio;decimales);IF([$Feuille1.V27]=&quot;&quot;;&quot;&quot;;[$Feuille1.V27]))" office:value-type="float" office:value="-4.15" calcext:value-type="float">
            <text:p>-4,15</text:p>
          </table:table-cell>
          <table:table-cell table:style-name="ce3" table:formula="of:=IF(ISNUMBER([$Feuille1.W27]);ROUND(([$Feuille1.W27]-deplacement)*Ratio;decimales);IF([$Feuille1.W27]=&quot;&quot;;&quot;&quot;;[$Feuille1.W27]))" office:value-type="float" office:value="-0.25" calcext:value-type="float">
            <text:p>-0,25</text:p>
          </table:table-cell>
          <table:table-cell table:formula="of:=IF(ISNUMBER([$Feuille1.X27]);ROUND(([$Feuille1.X27]-deplacement)*Ratio;decimales);IF([$Feuille1.X27]=&quot;&quot;;&quot;&quot;;[$Feuille1.X27]))" office:value-type="string" office:string-value="l" calcext:value-type="string">
            <text:p>l</text:p>
          </table:table-cell>
          <table:table-cell table:style-name="ce3" table:formula="of:=IF(ISNUMBER([$Feuille1.Y27]);ROUND(([$Feuille1.Y27]-deplacement)*Ratio;decimales);IF([$Feuille1.Y27]=&quot;&quot;;&quot;&quot;;[$Feuille1.Y27]))" office:value-type="float" office:value="0.04" calcext:value-type="float">
            <text:p>0,04</text:p>
          </table:table-cell>
          <table:table-cell table:style-name="ce3" table:formula="of:=IF(ISNUMBER([$Feuille1.Z27]);ROUND(([$Feuille1.Z27]-deplacement)*Ratio;decimales);IF([$Feuille1.Z27]=&quot;&quot;;&quot;&quot;;[$Feuille1.Z27]))" office:value-type="float" office:value="-4.3" calcext:value-type="float">
            <text:p>-4,3</text:p>
          </table:table-cell>
          <table:table-cell table:formula="of:=IF(ISNUMBER([$Feuille1.AA27]);ROUND(([$Feuille1.AA27]-deplacement)*Ratio;decimales);IF([$Feuille1.AA27]=&quot;&quot;;&quot;&quot;;[$Feuille1.AA27]))" office:value-type="string" office:string-value="l" calcext:value-type="string">
            <text:p>l</text:p>
          </table:table-cell>
          <table:table-cell table:style-name="ce3" table:formula="of:=IF(ISNUMBER([$Feuille1.AB27]);ROUND(([$Feuille1.AB27]-deplacement)*Ratio;decimales);IF([$Feuille1.AB27]=&quot;&quot;;&quot;&quot;;[$Feuille1.AB27]))" office:value-type="float" office:value="4.11" calcext:value-type="float">
            <text:p>4,11</text:p>
          </table:table-cell>
          <table:table-cell table:style-name="ce3" table:formula="of:=IF(ISNUMBER([$Feuille1.AC27]);ROUND(([$Feuille1.AC27]-deplacement)*Ratio;decimales);IF([$Feuille1.AC27]=&quot;&quot;;&quot;&quot;;[$Feuille1.AC27]))" office:value-type="float" office:value="0.22" calcext:value-type="float">
            <text:p>0,22</text:p>
          </table:table-cell>
          <table:table-cell table:formula="of:=IF(ISNUMBER([$Feuille1.AD27]);ROUND(([$Feuille1.AD27]-deplacement)*Ratio;decimales);IF([$Feuille1.AD27]=&quot;&quot;;&quot;&quot;;[$Feuille1.AD27]))" office:value-type="string" office:string-value="l" calcext:value-type="string">
            <text:p>l</text:p>
          </table:table-cell>
          <table:table-cell table:style-name="ce3" table:formula="of:=IF(ISNUMBER([$Feuille1.AE27]);ROUND(([$Feuille1.AE27]-deplacement)*Ratio;decimales);IF([$Feuille1.AE27]=&quot;&quot;;&quot;&quot;;[$Feuille1.AE27]))" office:value-type="float" office:value="0.01" calcext:value-type="float">
            <text:p>0,01</text:p>
          </table:table-cell>
          <table:table-cell table:style-name="ce3" table:formula="of:=IF(ISNUMBER([$Feuille1.AF27]);ROUND(([$Feuille1.AF27]-deplacement)*Ratio;decimales);IF([$Feuille1.AF27]=&quot;&quot;;&quot;&quot;;[$Feuille1.AF27]))" office:value-type="float" office:value="-4.27" calcext:value-type="float">
            <text:p>-4,27</text:p>
          </table:table-cell>
          <table:table-cell table:formula="of:=IF(ISNUMBER([$Feuille1.AG27]);ROUND(([$Feuille1.AG27]-deplacement)*Ratio;decimales);IF([$Feuille1.AG27]=&quot;&quot;;&quot;&quot;;[$Feuille1.AG27]))" office:value-type="string" office:string-value="l" calcext:value-type="string">
            <text:p>l</text:p>
          </table:table-cell>
          <table:table-cell table:style-name="ce3" table:formula="of:=IF(ISNUMBER([$Feuille1.AH27]);ROUND(([$Feuille1.AH27]-deplacement)*Ratio;decimales);IF([$Feuille1.AH27]=&quot;&quot;;&quot;&quot;;[$Feuille1.AH27]))" office:value-type="float" office:value="4.34" calcext:value-type="float">
            <text:p>4,34</text:p>
          </table:table-cell>
          <table:table-cell table:style-name="ce3" table:formula="of:=IF(ISNUMBER([$Feuille1.AI27]);ROUND(([$Feuille1.AI27]-deplacement)*Ratio;decimales);IF([$Feuille1.AI27]=&quot;&quot;;&quot;&quot;;[$Feuille1.AI27]))" office:value-type="float" office:value="0.37" calcext:value-type="float">
            <text:p>0,37</text:p>
          </table:table-cell>
          <table:table-cell table:formula="of:=IF(ISNUMBER([$Feuille1.AJ27]);ROUND(([$Feuille1.AJ27]-deplacement)*Ratio;decimales);IF([$Feuille1.AJ27]=&quot;&quot;;&quot;&quot;;[$Feuille1.AJ27]))" office:value-type="string" office:string-value="l" calcext:value-type="string">
            <text:p>l</text:p>
          </table:table-cell>
          <table:table-cell table:style-name="ce3" table:formula="of:=IF(ISNUMBER([$Feuille1.AK27]);ROUND(([$Feuille1.AK27]-deplacement)*Ratio;decimales);IF([$Feuille1.AK27]=&quot;&quot;;&quot;&quot;;[$Feuille1.AK27]))" office:value-type="float" office:value="-0.06" calcext:value-type="float">
            <text:p>-0,06</text:p>
          </table:table-cell>
          <table:table-cell table:style-name="ce3" table:formula="of:=IF(ISNUMBER([$Feuille1.AL27]);ROUND(([$Feuille1.AL27]-deplacement)*Ratio;decimales);IF([$Feuille1.AL27]=&quot;&quot;;&quot;&quot;;[$Feuille1.AL27]))" office:value-type="float" office:value="4.29" calcext:value-type="float">
            <text:p>4,29</text:p>
          </table:table-cell>
          <table:table-cell table:formula="of:=IF(ISNUMBER([$Feuille1.AM27]);ROUND(([$Feuille1.AM27]-deplacement)*Ratio;decimales);IF([$Feuille1.AM27]=&quot;&quot;;&quot;&quot;;[$Feuille1.AM27]))" office:value-type="string" office:string-value="z" calcext:value-type="string">
            <text:p>z</text:p>
          </table:table-cell>
          <table:table-cell table:formula="of:=IF(ISNUMBER([$Feuille1.AN27]);ROUND(([$Feuille1.AN27]-deplacement)*Ratio;decimales);IF([$Feuille1.AN27]=&quot;&quot;;&quot;&quot;;[$Feuille1.AN27]))" office:value-type="string" office:string-value="&quot;" calcext:value-type="string">
            <text:p>"</text:p>
          </table:table-cell>
          <table:table-cell table:formula="of:=IF(ISNUMBER([$Feuille1.AO27]);ROUND(([$Feuille1.AO27]-deplacement)*Ratio;decimales);IF([$Feuille1.AO27]=&quot;&quot;;&quot;&quot;;[$Feuille1.AO27]))" office:value-type="string" office:string-value="/&gt;" calcext:value-type="string">
            <text:p>/&gt;</text:p>
          </table:table-cell>
          <table:table-cell table:formula="of:=IF(ISNUMBER([$Feuille1.AP27]);ROUND(([$Feuille1.AP27]-deplacement)*Ratio;decimales);IF([$Feuille1.AP27]=&quot;&quot;;&quot;&quot;;[$Feuille1.AP27]))">
            <text:p/>
          </table:table-cell>
          <table:table-cell table:formula="of:=IF(ISNUMBER([$Feuille1.AQ27]);ROUND(([$Feuille1.AQ27]-deplacement)*Ratio;decimales);IF([$Feuille1.AQ27]=&quot;&quot;;&quot;&quot;;[$Feuille1.AQ27]))">
            <text:p/>
          </table:table-cell>
          <table:table-cell table:formula="of:=IF(ISNUMBER([$Feuille1.AR27]);ROUND(([$Feuille1.AR27]-deplacement)*Ratio;decimales);IF([$Feuille1.AR27]=&quot;&quot;;&quot;&quot;;[$Feuille1.AR27]))">
            <text:p/>
          </table:table-cell>
          <table:table-cell table:formula="of:=IF(ISNUMBER([$Feuille1.AS27]);ROUND(([$Feuille1.AS27]-deplacement)*Ratio;decimales);IF([$Feuille1.AS27]=&quot;&quot;;&quot;&quot;;[$Feuille1.AS27]))">
            <text:p/>
          </table:table-cell>
          <table:table-cell table:formula="of:=IF(ISNUMBER([$Feuille1.AT27]);ROUND(([$Feuille1.AT27]-deplacement)*Ratio;decimales);IF([$Feuille1.AT27]=&quot;&quot;;&quot;&quot;;[$Feuille1.AT27]))">
            <text:p/>
          </table:table-cell>
          <table:table-cell table:formula="of:=IF(ISNUMBER([$Feuille1.AU27]);ROUND(([$Feuille1.AU27]-deplacement)*Ratio;decimales);IF([$Feuille1.AU27]=&quot;&quot;;&quot;&quot;;[$Feuille1.AU27]))">
            <text:p/>
          </table:table-cell>
          <table:table-cell table:formula="of:=IF(ISNUMBER([$Feuille1.AV27]);ROUND(([$Feuille1.AV27]-deplacement)*Ratio;decimales);IF([$Feuille1.AV27]=&quot;&quot;;&quot;&quot;;[$Feuille1.AV27]))">
            <text:p/>
          </table:table-cell>
          <table:table-cell table:formula="of:=IF(ISNUMBER([$Feuille1.AW27]);ROUND(([$Feuille1.AW27]-deplacement)*Ratio;decimales);IF([$Feuille1.AW27]=&quot;&quot;;&quot;&quot;;[$Feuille1.AW27]))">
            <text:p/>
          </table:table-cell>
          <table:table-cell table:formula="of:=IF(ISNUMBER([$Feuille1.AX27]);ROUND(([$Feuille1.AX27]-deplacement)*Ratio;decimales);IF([$Feuille1.AX27]=&quot;&quot;;&quot;&quot;;[$Feuille1.AX27]))">
            <text:p/>
          </table:table-cell>
          <table:table-cell table:formula="of:=IF(ISNUMBER([$Feuille1.AY27]);ROUND(([$Feuille1.AY27]-deplacement)*Ratio;decimales);IF([$Feuille1.AY27]=&quot;&quot;;&quot;&quot;;[$Feuille1.AY27]))">
            <text:p/>
          </table:table-cell>
          <table:table-cell table:formula="of:=IF(ISNUMBER([$Feuille1.AZ27]);ROUND(([$Feuille1.AZ27]-deplacement)*Ratio;decimales);IF([$Feuille1.AZ27]=&quot;&quot;;&quot;&quot;;[$Feuille1.AZ27]))">
            <text:p/>
          </table:table-cell>
          <table:table-cell table:formula="of:=IF(ISNUMBER([$Feuille1.BA27]);ROUND(([$Feuille1.BA27]-deplacement)*Ratio;decimales);IF([$Feuille1.BA27]=&quot;&quot;;&quot;&quot;;[$Feuille1.BA27]))">
            <text:p/>
          </table:table-cell>
          <table:table-cell table:formula="of:=IF(ISNUMBER([$Feuille1.BB27]);ROUND(([$Feuille1.BB27]-deplacement)*Ratio;decimales);IF([$Feuille1.BB27]=&quot;&quot;;&quot;&quot;;[$Feuille1.BB27]))">
            <text:p/>
          </table:table-cell>
          <table:table-cell table:formula="of:=IF(ISNUMBER([$Feuille1.BC27]);ROUND(([$Feuille1.BC27]-deplacement)*Ratio;decimales);IF([$Feuille1.BC27]=&quot;&quot;;&quot;&quot;;[$Feuille1.BC27]))">
            <text:p/>
          </table:table-cell>
          <table:table-cell table:formula="of:=IF(ISNUMBER([$Feuille1.BD27]);ROUND(([$Feuille1.BD27]-deplacement)*Ratio;decimales);IF([$Feuille1.BD27]=&quot;&quot;;&quot;&quot;;[$Feuille1.BD27]))">
            <text:p/>
          </table:table-cell>
          <table:table-cell table:formula="of:=IF(ISNUMBER([$Feuille1.BE27]);ROUND(([$Feuille1.BE27]-deplacement)*Ratio;decimales);IF([$Feuille1.BE27]=&quot;&quot;;&quot;&quot;;[$Feuille1.BE27]))">
            <text:p/>
          </table:table-cell>
          <table:table-cell table:formula="of:=IF(ISNUMBER([$Feuille1.BF27]);ROUND(([$Feuille1.BF27]-deplacement)*Ratio;decimales);IF([$Feuille1.BF27]=&quot;&quot;;&quot;&quot;;[$Feuille1.BF27]))">
            <text:p/>
          </table:table-cell>
          <table:table-cell table:formula="of:=IF(ISNUMBER([$Feuille1.BG27]);ROUND(([$Feuille1.BG27]-deplacement)*Ratio;decimales);IF([$Feuille1.BG27]=&quot;&quot;;&quot;&quot;;[$Feuille1.BG27]))">
            <text:p/>
          </table:table-cell>
          <table:table-cell table:formula="of:=IF(ISNUMBER([$Feuille1.BH27]);ROUND(([$Feuille1.BH27]-deplacement)*Ratio;decimales);IF([$Feuille1.BH27]=&quot;&quot;;&quot;&quot;;[$Feuille1.BH27]))">
            <text:p/>
          </table:table-cell>
          <table:table-cell table:formula="of:=IF(ISNUMBER([$Feuille1.BI27]);ROUND(([$Feuille1.BI27]-deplacement)*Ratio;decimales);IF([$Feuille1.BI27]=&quot;&quot;;&quot;&quot;;[$Feuille1.BI27]))">
            <text:p/>
          </table:table-cell>
          <table:table-cell table:formula="of:=IF(ISNUMBER([$Feuille1.BJ27]);ROUND(([$Feuille1.BJ27]-deplacement)*Ratio;decimales);IF([$Feuille1.BJ27]=&quot;&quot;;&quot;&quot;;[$Feuille1.BJ27]))">
            <text:p/>
          </table:table-cell>
          <table:table-cell table:formula="of:=IF(ISNUMBER([$Feuille1.BK27]);ROUND(([$Feuille1.BK27]-deplacement)*Ratio;decimales);IF([$Feuille1.BK27]=&quot;&quot;;&quot;&quot;;[$Feuille1.BK27]))">
            <text:p/>
          </table:table-cell>
          <table:table-cell table:formula="of:=IF(ISNUMBER([$Feuille1.BL27]);ROUND(([$Feuille1.BL27]-deplacement)*Ratio;decimales);IF([$Feuille1.BL27]=&quot;&quot;;&quot;&quot;;[$Feuille1.BL27]))">
            <text:p/>
          </table:table-cell>
          <table:table-cell table:formula="of:=IF(ISNUMBER([$Feuille1.BM27]);ROUND(([$Feuille1.BM27]-deplacement)*Ratio;decimales);IF([$Feuille1.BM27]=&quot;&quot;;&quot;&quot;;[$Feuille1.BM27]))">
            <text:p/>
          </table:table-cell>
          <table:table-cell table:formula="of:=IF(ISNUMBER([$Feuille1.BN27]);ROUND(([$Feuille1.BN27]-deplacement)*Ratio;decimales);IF([$Feuille1.BN27]=&quot;&quot;;&quot;&quot;;[$Feuille1.BN27]))">
            <text:p/>
          </table:table-cell>
          <table:table-cell table:formula="of:=IF(ISNUMBER([$Feuille1.BO27]);ROUND(([$Feuille1.BO27]-deplacement)*Ratio;decimales);IF([$Feuille1.BO27]=&quot;&quot;;&quot;&quot;;[$Feuille1.BO27]))">
            <text:p/>
          </table:table-cell>
          <table:table-cell table:formula="of:=IF(ISNUMBER([$Feuille1.BP27]);ROUND(([$Feuille1.BP27]-deplacement)*Ratio;decimales);IF([$Feuille1.BP27]=&quot;&quot;;&quot;&quot;;[$Feuille1.BP27]))">
            <text:p/>
          </table:table-cell>
          <table:table-cell table:formula="of:=IF(ISNUMBER([$Feuille1.BQ27]);ROUND(([$Feuille1.BQ27]-deplacement)*Ratio;decimales);IF([$Feuille1.BQ27]=&quot;&quot;;&quot;&quot;;[$Feuille1.BQ27]))">
            <text:p/>
          </table:table-cell>
          <table:table-cell table:formula="of:=IF(ISNUMBER([$Feuille1.BR27]);ROUND(([$Feuille1.BR27]-deplacement)*Ratio;decimales);IF([$Feuille1.BR27]=&quot;&quot;;&quot;&quot;;[$Feuille1.BR27]))">
            <text:p/>
          </table:table-cell>
          <table:table-cell table:formula="of:=IF(ISNUMBER([$Feuille1.BS27]);ROUND(([$Feuille1.BS27]-deplacement)*Ratio;decimales);IF([$Feuille1.BS27]=&quot;&quot;;&quot;&quot;;[$Feuille1.BS27]))">
            <text:p/>
          </table:table-cell>
          <table:table-cell table:formula="of:=IF(ISNUMBER([$Feuille1.BT27]);ROUND(([$Feuille1.BT27]-deplacement)*Ratio;decimales);IF([$Feuille1.BT27]=&quot;&quot;;&quot;&quot;;[$Feuille1.BT27]))">
            <text:p/>
          </table:table-cell>
          <table:table-cell table:formula="of:=IF(ISNUMBER([$Feuille1.BU27]);ROUND(([$Feuille1.BU27]-deplacement)*Ratio;decimales);IF([$Feuille1.BU27]=&quot;&quot;;&quot;&quot;;[$Feuille1.BU27]))">
            <text:p/>
          </table:table-cell>
          <table:table-cell table:formula="of:=IF(ISNUMBER([$Feuille1.BV27]);ROUND(([$Feuille1.BV27]-deplacement)*Ratio;decimales);IF([$Feuille1.BV27]=&quot;&quot;;&quot;&quot;;[$Feuille1.BV27]))">
            <text:p/>
          </table:table-cell>
          <table:table-cell table:formula="of:=IF(ISNUMBER([$Feuille1.BW27]);ROUND(([$Feuille1.BW27]-deplacement)*Ratio;decimales);IF([$Feuille1.BW27]=&quot;&quot;;&quot;&quot;;[$Feuille1.BW27]))">
            <text:p/>
          </table:table-cell>
          <table:table-cell table:formula="of:=IF(ISNUMBER([$Feuille1.BX27]);ROUND(([$Feuille1.BX27]-deplacement)*Ratio;decimales);IF([$Feuille1.BX27]=&quot;&quot;;&quot;&quot;;[$Feuille1.BX27]))">
            <text:p/>
          </table:table-cell>
          <table:table-cell table:formula="of:=IF(ISNUMBER([$Feuille1.BY27]);ROUND(([$Feuille1.BY27]-deplacement)*Ratio;decimales);IF([$Feuille1.BY27]=&quot;&quot;;&quot;&quot;;[$Feuille1.BY27]))">
            <text:p/>
          </table:table-cell>
          <table:table-cell table:formula="of:=IF(ISNUMBER([$Feuille1.BZ27]);ROUND(([$Feuille1.BZ27]-deplacement)*Ratio;decimales);IF([$Feuille1.BZ27]=&quot;&quot;;&quot;&quot;;[$Feuille1.BZ27]))">
            <text:p/>
          </table:table-cell>
          <table:table-cell table:formula="of:=IF(ISNUMBER([$Feuille1.CA27]);ROUND(([$Feuille1.CA27]-deplacement)*Ratio;decimales);IF([$Feuille1.CA27]=&quot;&quot;;&quot;&quot;;[$Feuille1.CA27]))">
            <text:p/>
          </table:table-cell>
          <table:table-cell table:formula="of:=IF(ISNUMBER([$Feuille1.CB27]);ROUND(([$Feuille1.CB27]-deplacement)*Ratio;decimales);IF([$Feuille1.CB27]=&quot;&quot;;&quot;&quot;;[$Feuille1.CB27]))">
            <text:p/>
          </table:table-cell>
          <table:table-cell table:formula="of:=IF(ISNUMBER([$Feuille1.CC27]);ROUND(([$Feuille1.CC27]-deplacement)*Ratio;decimales);IF([$Feuille1.CC27]=&quot;&quot;;&quot;&quot;;[$Feuille1.CC27]))">
            <text:p/>
          </table:table-cell>
          <table:table-cell table:formula="of:=IF(ISNUMBER([$Feuille1.CD27]);ROUND(([$Feuille1.CD27]-deplacement)*Ratio;decimales);IF([$Feuille1.CD27]=&quot;&quot;;&quot;&quot;;[$Feuille1.CD27]))">
            <text:p/>
          </table:table-cell>
          <table:table-cell table:formula="of:=IF(ISNUMBER([$Feuille1.CE27]);ROUND(([$Feuille1.CE27]-deplacement)*Ratio;decimales);IF([$Feuille1.CE27]=&quot;&quot;;&quot;&quot;;[$Feuille1.CE27]))">
            <text:p/>
          </table:table-cell>
          <table:table-cell table:formula="of:=IF(ISNUMBER([$Feuille1.CF27]);ROUND(([$Feuille1.CF27]-deplacement)*Ratio;decimales);IF([$Feuille1.CF27]=&quot;&quot;;&quot;&quot;;[$Feuille1.CF27]))">
            <text:p/>
          </table:table-cell>
          <table:table-cell table:formula="of:=IF(ISNUMBER([$Feuille1.CG27]);ROUND(([$Feuille1.CG27]-deplacement)*Ratio;decimales);IF([$Feuille1.CG27]=&quot;&quot;;&quot;&quot;;[$Feuille1.CG27]))">
            <text:p/>
          </table:table-cell>
          <table:table-cell table:formula="of:=IF(ISNUMBER([$Feuille1.CH27]);ROUND(([$Feuille1.CH27]-deplacement)*Ratio;decimales);IF([$Feuille1.CH27]=&quot;&quot;;&quot;&quot;;[$Feuille1.CH27]))">
            <text:p/>
          </table:table-cell>
          <table:table-cell table:formula="of:=IF(ISNUMBER([$Feuille1.CI27]);ROUND(([$Feuille1.CI27]-deplacement)*Ratio;decimales);IF([$Feuille1.CI27]=&quot;&quot;;&quot;&quot;;[$Feuille1.CI27]))">
            <text:p/>
          </table:table-cell>
          <table:table-cell table:formula="of:=IF(ISNUMBER([$Feuille1.CJ27]);ROUND(([$Feuille1.CJ27]-deplacement)*Ratio;decimales);IF([$Feuille1.CJ27]=&quot;&quot;;&quot;&quot;;[$Feuille1.CJ27]))">
            <text:p/>
          </table:table-cell>
          <table:table-cell table:formula="of:=IF(ISNUMBER([$Feuille1.CK27]);ROUND(([$Feuille1.CK27]-deplacement)*Ratio;decimales);IF([$Feuille1.CK27]=&quot;&quot;;&quot;&quot;;[$Feuille1.CK27]))">
            <text:p/>
          </table:table-cell>
          <table:table-cell table:formula="of:=IF(ISNUMBER([$Feuille1.CL27]);ROUND(([$Feuille1.CL27]-deplacement)*Ratio;decimales);IF([$Feuille1.CL27]=&quot;&quot;;&quot;&quot;;[$Feuille1.CL27]))">
            <text:p/>
          </table:table-cell>
          <table:table-cell table:formula="of:=IF(ISNUMBER([$Feuille1.CM27]);ROUND(([$Feuille1.CM27]-deplacement)*Ratio;decimales);IF([$Feuille1.CM27]=&quot;&quot;;&quot;&quot;;[$Feuille1.CM27]))">
            <text:p/>
          </table:table-cell>
          <table:table-cell table:formula="of:=IF(ISNUMBER([$Feuille1.CN27]);ROUND(([$Feuille1.CN27]-deplacement)*Ratio;decimales);IF([$Feuille1.CN27]=&quot;&quot;;&quot;&quot;;[$Feuille1.CN27]))">
            <text:p/>
          </table:table-cell>
          <table:table-cell table:formula="of:=IF(ISNUMBER([$Feuille1.CO27]);ROUND(([$Feuille1.CO27]-deplacement)*Ratio;decimales);IF([$Feuille1.CO27]=&quot;&quot;;&quot;&quot;;[$Feuille1.CO27]))">
            <text:p/>
          </table:table-cell>
          <table:table-cell table:formula="of:=IF(ISNUMBER([$Feuille1.CP27]);ROUND(([$Feuille1.CP27]-deplacement)*Ratio;decimales);IF([$Feuille1.CP27]=&quot;&quot;;&quot;&quot;;[$Feuille1.CP27]))">
            <text:p/>
          </table:table-cell>
          <table:table-cell table:formula="of:=IF(ISNUMBER([$Feuille1.CQ27]);ROUND(([$Feuille1.CQ27]-deplacement)*Ratio;decimales);IF([$Feuille1.CQ27]=&quot;&quot;;&quot;&quot;;[$Feuille1.CQ27]))">
            <text:p/>
          </table:table-cell>
          <table:table-cell table:formula="of:=IF(ISNUMBER([$Feuille1.CR27]);ROUND(([$Feuille1.CR27]-deplacement)*Ratio;decimales);IF([$Feuille1.CR27]=&quot;&quot;;&quot;&quot;;[$Feuille1.CR27]))">
            <text:p/>
          </table:table-cell>
          <table:table-cell table:formula="of:=IF(ISNUMBER([$Feuille1.CS27]);ROUND(([$Feuille1.CS27]-deplacement)*Ratio;decimales);IF([$Feuille1.CS27]=&quot;&quot;;&quot;&quot;;[$Feuille1.CS27]))">
            <text:p/>
          </table:table-cell>
          <table:table-cell table:formula="of:=IF(ISNUMBER([$Feuille1.CT27]);ROUND(([$Feuille1.CT27]-deplacement)*Ratio;decimales);IF([$Feuille1.CT27]=&quot;&quot;;&quot;&quot;;[$Feuille1.CT27]))">
            <text:p/>
          </table:table-cell>
          <table:table-cell table:formula="of:=IF(ISNUMBER([$Feuille1.CU27]);ROUND(([$Feuille1.CU27]-deplacement)*Ratio;decimales);IF([$Feuille1.CU27]=&quot;&quot;;&quot;&quot;;[$Feuille1.CU27]))">
            <text:p/>
          </table:table-cell>
          <table:table-cell table:formula="of:=IF(ISNUMBER([$Feuille1.CV27]);ROUND(([$Feuille1.CV27]-deplacement)*Ratio;decimales);IF([$Feuille1.CV27]=&quot;&quot;;&quot;&quot;;[$Feuille1.CV27]))">
            <text:p/>
          </table:table-cell>
          <table:table-cell table:formula="of:=IF(ISNUMBER([$Feuille1.CW27]);ROUND(([$Feuille1.CW27]-deplacement)*Ratio;decimales);IF([$Feuille1.CW27]=&quot;&quot;;&quot;&quot;;[$Feuille1.CW27]))">
            <text:p/>
          </table:table-cell>
          <table:table-cell table:formula="of:=IF(ISNUMBER([$Feuille1.CX27]);ROUND(([$Feuille1.CX27]-deplacement)*Ratio;decimales);IF([$Feuille1.CX27]=&quot;&quot;;&quot;&quot;;[$Feuille1.CX27]))">
            <text:p/>
          </table:table-cell>
          <table:table-cell table:formula="of:=IF(ISNUMBER([$Feuille1.CY27]);ROUND(([$Feuille1.CY27]-deplacement)*Ratio;decimales);IF([$Feuille1.CY27]=&quot;&quot;;&quot;&quot;;[$Feuille1.CY27]))">
            <text:p/>
          </table:table-cell>
          <table:table-cell table:formula="of:=IF(ISNUMBER([$Feuille1.CZ27]);ROUND(([$Feuille1.CZ27]-deplacement)*Ratio;decimales);IF([$Feuille1.CZ27]=&quot;&quot;;&quot;&quot;;[$Feuille1.CZ27]))">
            <text:p/>
          </table:table-cell>
          <table:table-cell table:formula="of:=IF(ISNUMBER([$Feuille1.DA27]);ROUND(([$Feuille1.DA27]-deplacement)*Ratio;decimales);IF([$Feuille1.DA27]=&quot;&quot;;&quot;&quot;;[$Feuille1.DA27]))">
            <text:p/>
          </table:table-cell>
          <table:table-cell table:formula="of:=IF(ISNUMBER([$Feuille1.DB27]);ROUND(([$Feuille1.DB27]-deplacement)*Ratio;decimales);IF([$Feuille1.DB27]=&quot;&quot;;&quot;&quot;;[$Feuille1.DB27]))">
            <text:p/>
          </table:table-cell>
          <table:table-cell table:formula="of:=IF(ISNUMBER([$Feuille1.DC27]);ROUND(([$Feuille1.DC27]-deplacement)*Ratio;decimales);IF([$Feuille1.DC27]=&quot;&quot;;&quot;&quot;;[$Feuille1.DC27]))">
            <text:p/>
          </table:table-cell>
          <table:table-cell table:formula="of:=IF(ISNUMBER([$Feuille1.DD27]);ROUND(([$Feuille1.DD27]-deplacement)*Ratio;decimales);IF([$Feuille1.DD27]=&quot;&quot;;&quot;&quot;;[$Feuille1.DD27]))">
            <text:p/>
          </table:table-cell>
          <table:table-cell table:formula="of:=IF(ISNUMBER([$Feuille1.DE27]);ROUND(([$Feuille1.DE27]-deplacement)*Ratio;decimales);IF([$Feuille1.DE27]=&quot;&quot;;&quot;&quot;;[$Feuille1.DE27]))">
            <text:p/>
          </table:table-cell>
          <table:table-cell table:formula="of:=IF(ISNUMBER([$Feuille1.DF27]);ROUND(([$Feuille1.DF27]-deplacement)*Ratio;decimales);IF([$Feuille1.DF27]=&quot;&quot;;&quot;&quot;;[$Feuille1.DF27]))">
            <text:p/>
          </table:table-cell>
          <table:table-cell table:formula="of:=IF(ISNUMBER([$Feuille1.DG27]);ROUND(([$Feuille1.DG27]-deplacement)*Ratio;decimales);IF([$Feuille1.DG27]=&quot;&quot;;&quot;&quot;;[$Feuille1.DG27]))">
            <text:p/>
          </table:table-cell>
          <table:table-cell table:formula="of:=IF(ISNUMBER([$Feuille1.DH27]);ROUND(([$Feuille1.DH27]-deplacement)*Ratio;decimales);IF([$Feuille1.DH27]=&quot;&quot;;&quot;&quot;;[$Feuille1.DH27]))">
            <text:p/>
          </table:table-cell>
          <table:table-cell table:formula="of:=IF(ISNUMBER([$Feuille1.DI27]);ROUND(([$Feuille1.DI27]-deplacement)*Ratio;decimales);IF([$Feuille1.DI27]=&quot;&quot;;&quot;&quot;;[$Feuille1.DI27]))">
            <text:p/>
          </table:table-cell>
          <table:table-cell table:formula="of:=IF(ISNUMBER([$Feuille1.DJ27]);ROUND(([$Feuille1.DJ27]-deplacement)*Ratio;decimales);IF([$Feuille1.DJ27]=&quot;&quot;;&quot;&quot;;[$Feuille1.DJ27]))">
            <text:p/>
          </table:table-cell>
          <table:table-cell table:formula="of:=IF(ISNUMBER([$Feuille1.DK27]);ROUND(([$Feuille1.DK27]-deplacement)*Ratio;decimales);IF([$Feuille1.DK27]=&quot;&quot;;&quot;&quot;;[$Feuille1.DK27]))">
            <text:p/>
          </table:table-cell>
          <table:table-cell table:formula="of:=IF(ISNUMBER([$Feuille1.DL27]);ROUND(([$Feuille1.DL27]-deplacement)*Ratio;decimales);IF([$Feuille1.DL27]=&quot;&quot;;&quot;&quot;;[$Feuille1.DL27]))">
            <text:p/>
          </table:table-cell>
          <table:table-cell table:formula="of:=IF(ISNUMBER([$Feuille1.DM27]);ROUND(([$Feuille1.DM27]-deplacement)*Ratio;decimales);IF([$Feuille1.DM27]=&quot;&quot;;&quot;&quot;;[$Feuille1.DM27]))">
            <text:p/>
          </table:table-cell>
          <table:table-cell table:formula="of:=IF(ISNUMBER([$Feuille1.DN27]);ROUND(([$Feuille1.DN27]-deplacement)*Ratio;decimales);IF([$Feuille1.DN27]=&quot;&quot;;&quot;&quot;;[$Feuille1.DN27]))">
            <text:p/>
          </table:table-cell>
          <table:table-cell table:formula="of:=IF(ISNUMBER([$Feuille1.DO27]);ROUND(([$Feuille1.DO27]-deplacement)*Ratio;decimales);IF([$Feuille1.DO27]=&quot;&quot;;&quot;&quot;;[$Feuille1.DO27]))">
            <text:p/>
          </table:table-cell>
          <table:table-cell table:formula="of:=IF(ISNUMBER([$Feuille1.DP27]);ROUND(([$Feuille1.DP27]-deplacement)*Ratio;decimales);IF([$Feuille1.DP27]=&quot;&quot;;&quot;&quot;;[$Feuille1.DP27]))">
            <text:p/>
          </table:table-cell>
          <table:table-cell table:formula="of:=IF(ISNUMBER([$Feuille1.DQ27]);ROUND(([$Feuille1.DQ27]-deplacement)*Ratio;decimales);IF([$Feuille1.DQ27]=&quot;&quot;;&quot;&quot;;[$Feuille1.DQ27]))">
            <text:p/>
          </table:table-cell>
          <table:table-cell table:formula="of:=IF(ISNUMBER([$Feuille1.DR27]);ROUND(([$Feuille1.DR27]-deplacement)*Ratio;decimales);IF([$Feuille1.DR27]=&quot;&quot;;&quot;&quot;;[$Feuille1.DR27]))">
            <text:p/>
          </table:table-cell>
          <table:table-cell table:formula="of:=IF(ISNUMBER([$Feuille1.DS27]);ROUND(([$Feuille1.DS27]-deplacement)*Ratio;decimales);IF([$Feuille1.DS27]=&quot;&quot;;&quot;&quot;;[$Feuille1.DS27]))">
            <text:p/>
          </table:table-cell>
          <table:table-cell table:formula="of:=IF(ISNUMBER([$Feuille1.DT27]);ROUND(([$Feuille1.DT27]-deplacement)*Ratio;decimales);IF([$Feuille1.DT27]=&quot;&quot;;&quot;&quot;;[$Feuille1.DT27]))">
            <text:p/>
          </table:table-cell>
          <table:table-cell table:formula="of:=IF(ISNUMBER([$Feuille1.DU27]);ROUND(([$Feuille1.DU27]-deplacement)*Ratio;decimales);IF([$Feuille1.DU27]=&quot;&quot;;&quot;&quot;;[$Feuille1.DU27]))">
            <text:p/>
          </table:table-cell>
          <table:table-cell table:formula="of:=IF(ISNUMBER([$Feuille1.DV27]);ROUND(([$Feuille1.DV27]-deplacement)*Ratio;decimales);IF([$Feuille1.DV27]=&quot;&quot;;&quot;&quot;;[$Feuille1.DV27]))">
            <text:p/>
          </table:table-cell>
          <table:table-cell table:formula="of:=IF(ISNUMBER([$Feuille1.DW27]);ROUND(([$Feuille1.DW27]-deplacement)*Ratio;decimales);IF([$Feuille1.DW27]=&quot;&quot;;&quot;&quot;;[$Feuille1.DW27]))">
            <text:p/>
          </table:table-cell>
          <table:table-cell table:formula="of:=IF(ISNUMBER([$Feuille1.DX27]);ROUND(([$Feuille1.DX27]-deplacement)*Ratio;decimales);IF([$Feuille1.DX27]=&quot;&quot;;&quot;&quot;;[$Feuille1.DX27]))">
            <text:p/>
          </table:table-cell>
          <table:table-cell table:formula="of:=IF(ISNUMBER([$Feuille1.DY27]);ROUND(([$Feuille1.DY27]-deplacement)*Ratio;decimales);IF([$Feuille1.DY27]=&quot;&quot;;&quot;&quot;;[$Feuille1.DY27]))">
            <text:p/>
          </table:table-cell>
          <table:table-cell table:formula="of:=IF(ISNUMBER([$Feuille1.DZ27]);ROUND(([$Feuille1.DZ27]-deplacement)*Ratio;decimales);IF([$Feuille1.DZ27]=&quot;&quot;;&quot;&quot;;[$Feuille1.DZ27]))">
            <text:p/>
          </table:table-cell>
          <table:table-cell table:formula="of:=IF(ISNUMBER([$Feuille1.EA27]);ROUND(([$Feuille1.EA27]-deplacement)*Ratio;decimales);IF([$Feuille1.EA27]=&quot;&quot;;&quot;&quot;;[$Feuille1.EA27]))">
            <text:p/>
          </table:table-cell>
          <table:table-cell table:formula="of:=IF(ISNUMBER([$Feuille1.EB27]);ROUND(([$Feuille1.EB27]-deplacement)*Ratio;decimales);IF([$Feuille1.EB27]=&quot;&quot;;&quot;&quot;;[$Feuille1.EB27]))">
            <text:p/>
          </table:table-cell>
          <table:table-cell table:formula="of:=IF(ISNUMBER([$Feuille1.EC27]);ROUND(([$Feuille1.EC27]-deplacement)*Ratio;decimales);IF([$Feuille1.EC27]=&quot;&quot;;&quot;&quot;;[$Feuille1.EC27]))">
            <text:p/>
          </table:table-cell>
          <table:table-cell table:formula="of:=IF(ISNUMBER([$Feuille1.ED27]);ROUND(([$Feuille1.ED27]-deplacement)*Ratio;decimales);IF([$Feuille1.ED27]=&quot;&quot;;&quot;&quot;;[$Feuille1.ED27]))">
            <text:p/>
          </table:table-cell>
          <table:table-cell table:formula="of:=IF(ISNUMBER([$Feuille1.EE27]);ROUND(([$Feuille1.EE27]-deplacement)*Ratio;decimales);IF([$Feuille1.EE27]=&quot;&quot;;&quot;&quot;;[$Feuille1.EE27]))">
            <text:p/>
          </table:table-cell>
          <table:table-cell table:formula="of:=IF(ISNUMBER([$Feuille1.EF27]);ROUND(([$Feuille1.EF27]-deplacement)*Ratio;decimales);IF([$Feuille1.EF27]=&quot;&quot;;&quot;&quot;;[$Feuille1.EF27]))">
            <text:p/>
          </table:table-cell>
          <table:table-cell table:formula="of:=IF(ISNUMBER([$Feuille1.EG27]);ROUND(([$Feuille1.EG27]-deplacement)*Ratio;decimales);IF([$Feuille1.EG27]=&quot;&quot;;&quot;&quot;;[$Feuille1.EG27]))">
            <text:p/>
          </table:table-cell>
          <table:table-cell table:formula="of:=IF(ISNUMBER([$Feuille1.EH27]);ROUND(([$Feuille1.EH27]-deplacement)*Ratio;decimales);IF([$Feuille1.EH27]=&quot;&quot;;&quot;&quot;;[$Feuille1.EH27]))">
            <text:p/>
          </table:table-cell>
          <table:table-cell table:formula="of:=IF(ISNUMBER([$Feuille1.EI27]);ROUND(([$Feuille1.EI27]-deplacement)*Ratio;decimales);IF([$Feuille1.EI27]=&quot;&quot;;&quot;&quot;;[$Feuille1.EI27]))">
            <text:p/>
          </table:table-cell>
          <table:table-cell table:formula="of:=IF(ISNUMBER([$Feuille1.EJ27]);ROUND(([$Feuille1.EJ27]-deplacement)*Ratio;decimales);IF([$Feuille1.EJ27]=&quot;&quot;;&quot;&quot;;[$Feuille1.EJ27]))">
            <text:p/>
          </table:table-cell>
          <table:table-cell table:formula="of:=IF(ISNUMBER([$Feuille1.EK27]);[$Feuille1.EK27]*Ratio;IF([$Feuille1.EK27]=&quot;&quot;;&quot;&quot;;[$Feuille1.EK27]))">
            <text:p/>
          </table:table-cell>
          <table:table-cell table:formula="of:=IF(ISNUMBER([$Feuille1.EL27]);[$Feuille1.EL27]*Ratio;IF([$Feuille1.EL27]=&quot;&quot;;&quot;&quot;;[$Feuille1.EL27]))">
            <text:p/>
          </table:table-cell>
          <table:table-cell table:number-columns-repeated="88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tical ba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orizont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ertical ba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orizonta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rtical hau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orizontal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tical hau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orizontal inversé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ertical hau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orizontal inversé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ertical ba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xmax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as gauche</text:p>
          </table:table-cell>
          <table:table-cell office:value-type="float" office:value="32.73" calcext:value-type="float">
            <text:p>32,73</text:p>
          </table:table-cell>
          <table:table-cell office:value-type="float" office:value="55.66" calcext:value-type="float">
            <text:p>55,66</text:p>
          </table:table-cell>
          <table:table-cell office:value-type="string" calcext:value-type="string">
            <text:p>l</text:p>
          </table:table-cell>
          <table:table-cell office:value-type="float" office:value="0.01" calcext:value-type="float">
            <text:p>0,01</text:p>
          </table:table-cell>
          <table:table-cell office:value-type="float" office:value="4.42" calcext:value-type="float">
            <text:p>4,42</text:p>
          </table:table-cell>
          <table:table-cell office:value-type="string" calcext:value-type="string">
            <text:p>l</text:p>
          </table:table-cell>
          <table:table-cell office:value-type="float" office:value="4.07" calcext:value-type="float">
            <text:p>4,07</text:p>
          </table:table-cell>
          <table:table-cell office:value-type="float" office:value="-0.3" calcext:value-type="float">
            <text:p>-0,3</text:p>
          </table:table-cell>
          <table:table-cell office:value-type="string" calcext:value-type="string">
            <text:p>l</text:p>
          </table:table-cell>
          <table:table-cell office:value-type="float" office:value="0.03" calcext:value-type="float">
            <text:p>0,03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l</text:p>
          </table:table-cell>
          <table:table-cell office:value-type="float" office:value="4.26" calcext:value-type="float">
            <text:p>4,26</text:p>
          </table:table-cell>
          <table:table-cell office:value-type="float" office:value="-0.39" calcext:value-type="float">
            <text:p>-0,39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-4.45" calcext:value-type="float">
            <text:p>-4,45</text:p>
          </table:table-cell>
          <table:table-cell office:value-type="string" calcext:value-type="string">
            <text:p>l</text:p>
          </table:table-cell>
          <table:table-cell office:value-type="float" office:value="4.15" calcext:value-type="float">
            <text:p>4,15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l</text:p>
          </table:table-cell>
          <table:table-cell office:value-type="float" office:value="-0.05" calcext:value-type="float">
            <text:p>-0,05</text:p>
          </table:table-cell>
          <table:table-cell office:value-type="float" office:value="-4.01" calcext:value-type="float">
            <text:p>-4,01</text:p>
          </table:table-cell>
          <table:table-cell office:value-type="string" calcext:value-type="string">
            <text:p>l</text:p>
          </table:table-cell>
          <table:table-cell office:value-type="float" office:value="-4.04" calcext:value-type="float">
            <text:p>-4,04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l</text:p>
          </table:table-cell>
          <table:table-cell office:value-type="float" office:value="-0.12" calcext:value-type="float">
            <text:p>-0,12</text:p>
          </table:table-cell>
          <table:table-cell office:value-type="float" office:value="-4.44" calcext:value-type="float">
            <text:p>-4,44</text:p>
          </table:table-cell>
          <table:table-cell office:value-type="string" calcext:value-type="string">
            <text:p>l</text:p>
          </table:table-cell>
          <table:table-cell office:value-type="float" office:value="-4.28" calcext:value-type="float">
            <text:p>-4,28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l</text:p>
          </table:table-cell>
          <table:table-cell office:value-type="float" office:value="0.02" calcext:value-type="float">
            <text:p>0,02</text:p>
          </table:table-cell>
          <table:table-cell office:value-type="float" office:value="4.44" calcext:value-type="float">
            <text:p>4,44</text:p>
          </table:table-cell>
          <table:table-cell office:value-type="string" calcext:value-type="string">
            <text:p>z</text:p>
          </table:table-cell>
          <table:table-cell table:formula="of:=SUM([.E33];[.H33];[.K33];[.N33];[.T33];[.AI33])" office:value-type="float" office:value="12.54" calcext:value-type="float">
            <text:p>12,5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as droite</text:p>
          </table:table-cell>
          <table:table-cell office:value-type="float" office:value="104.27" calcext:value-type="float">
            <text:p>104,27</text:p>
          </table:table-cell>
          <table:table-cell office:value-type="float" office:value="55.66" calcext:value-type="float">
            <text:p>55,66</text:p>
          </table:table-cell>
          <table:table-cell office:value-type="string" calcext:value-type="string">
            <text:p>l</text:p>
          </table:table-cell>
          <table:table-cell office:value-type="float" office:value="-0.01" calcext:value-type="float">
            <text:p>-0,01</text:p>
          </table:table-cell>
          <table:table-cell office:value-type="float" office:value="4.42" calcext:value-type="float">
            <text:p>4,42</text:p>
          </table:table-cell>
          <table:table-cell office:value-type="string" calcext:value-type="string">
            <text:p>l</text:p>
          </table:table-cell>
          <table:table-cell office:value-type="float" office:value="-4.07" calcext:value-type="float">
            <text:p>-4,07</text:p>
          </table:table-cell>
          <table:table-cell office:value-type="float" office:value="-0.3" calcext:value-type="float">
            <text:p>-0,3</text:p>
          </table:table-cell>
          <table:table-cell office:value-type="string" calcext:value-type="string">
            <text:p>l</text:p>
          </table:table-cell>
          <table:table-cell office:value-type="float" office:value="-0.03" calcext:value-type="float">
            <text:p>-0,03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l</text:p>
          </table:table-cell>
          <table:table-cell office:value-type="float" office:value="-4.26" calcext:value-type="float">
            <text:p>-4,26</text:p>
          </table:table-cell>
          <table:table-cell office:value-type="float" office:value="-0.39" calcext:value-type="float">
            <text:p>-0,39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-4.45" calcext:value-type="float">
            <text:p>-4,45</text:p>
          </table:table-cell>
          <table:table-cell office:value-type="string" calcext:value-type="string">
            <text:p>l</text:p>
          </table:table-cell>
          <table:table-cell office:value-type="float" office:value="-4.15" calcext:value-type="float">
            <text:p>-4,15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l</text:p>
          </table:table-cell>
          <table:table-cell office:value-type="float" office:value="0.05" calcext:value-type="float">
            <text:p>0,05</text:p>
          </table:table-cell>
          <table:table-cell office:value-type="float" office:value="-4.01" calcext:value-type="float">
            <text:p>-4,01</text:p>
          </table:table-cell>
          <table:table-cell office:value-type="string" calcext:value-type="string">
            <text:p>l</text:p>
          </table:table-cell>
          <table:table-cell office:value-type="float" office:value="4.04" calcext:value-type="float">
            <text:p>4,04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l</text:p>
          </table:table-cell>
          <table:table-cell office:value-type="float" office:value="0.12" calcext:value-type="float">
            <text:p>0,12</text:p>
          </table:table-cell>
          <table:table-cell office:value-type="float" office:value="-4.44" calcext:value-type="float">
            <text:p>-4,44</text:p>
          </table:table-cell>
          <table:table-cell office:value-type="string" calcext:value-type="string">
            <text:p>l</text:p>
          </table:table-cell>
          <table:table-cell office:value-type="float" office:value="4.28" calcext:value-type="float">
            <text:p>4,28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l</text:p>
          </table:table-cell>
          <table:table-cell office:value-type="float" office:value="-0.02" calcext:value-type="float">
            <text:p>-0,02</text:p>
          </table:table-cell>
          <table:table-cell office:value-type="float" office:value="4.44" calcext:value-type="float">
            <text:p>4,44</text:p>
          </table:table-cell>
          <table:table-cell office:value-type="string" calcext:value-type="string">
            <text:p>z</text:p>
          </table:table-cell>
          <table:table-cell table:formula="of:=SUM([.E34];[.H34];[.K34];[.N34];[.T34];[.AI34])" office:value-type="float" office:value="-12.54" calcext:value-type="float">
            <text:p>-12,5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haut gauche</text:p>
          </table:table-cell>
          <table:table-cell office:value-type="float" office:value="32.73" calcext:value-type="float">
            <text:p>32,73</text:p>
          </table:table-cell>
          <table:table-cell office:value-type="float" office:value="24.57" calcext:value-type="float">
            <text:p>24,57</text:p>
          </table:table-cell>
          <table:table-cell office:value-type="string" calcext:value-type="string">
            <text:p>l</text:p>
          </table:table-cell>
          <table:table-cell office:value-type="float" office:value="-0.03" calcext:value-type="float">
            <text:p>-0,03</text:p>
          </table:table-cell>
          <table:table-cell office:value-type="float" office:value="4.47" calcext:value-type="float">
            <text:p>4,47</text:p>
          </table:table-cell>
          <table:table-cell office:value-type="string" calcext:value-type="string">
            <text:p>l</text:p>
          </table:table-cell>
          <table:table-cell office:value-type="float" office:value="3.91" calcext:value-type="float">
            <text:p>3,91</text:p>
          </table:table-cell>
          <table:table-cell office:value-type="float" office:value="-0.4" calcext:value-type="float">
            <text:p>-0,4</text:p>
          </table:table-cell>
          <table:table-cell office:value-type="string" calcext:value-type="string">
            <text:p>l</text:p>
          </table:table-cell>
          <table:table-cell office:value-type="float" office:value="0.19" calcext:value-type="float">
            <text:p>0,19</text:p>
          </table:table-cell>
          <table:table-cell office:value-type="float" office:value="4.29" calcext:value-type="float">
            <text:p>4,29</text:p>
          </table:table-cell>
          <table:table-cell office:value-type="string" calcext:value-type="string">
            <text:p>l</text:p>
          </table:table-cell>
          <table:table-cell office:value-type="float" office:value="4.26" calcext:value-type="float">
            <text:p>4,26</text:p>
          </table:table-cell>
          <table:table-cell office:value-type="float" office:value="-0.39" calcext:value-type="float">
            <text:p>-0,39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-4.45" calcext:value-type="float">
            <text:p>-4,45</text:p>
          </table:table-cell>
          <table:table-cell office:value-type="string" calcext:value-type="string">
            <text:p>l</text:p>
          </table:table-cell>
          <table:table-cell office:value-type="float" office:value="4.15" calcext:value-type="float">
            <text:p>4,15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l</text:p>
          </table:table-cell>
          <table:table-cell office:value-type="float" office:value="-0.04" calcext:value-type="float">
            <text:p>-0,04</text:p>
          </table:table-cell>
          <table:table-cell office:value-type="float" office:value="-4.3" calcext:value-type="float">
            <text:p>-4,3</text:p>
          </table:table-cell>
          <table:table-cell office:value-type="string" calcext:value-type="string">
            <text:p>l</text:p>
          </table:table-cell>
          <table:table-cell office:value-type="float" office:value="-4.11" calcext:value-type="float">
            <text:p>-4,11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l</text:p>
          </table:table-cell>
          <table:table-cell office:value-type="float" office:value="-0.01" calcext:value-type="float">
            <text:p>-0,01</text:p>
          </table:table-cell>
          <table:table-cell office:value-type="float" office:value="-4.27" calcext:value-type="float">
            <text:p>-4,27</text:p>
          </table:table-cell>
          <table:table-cell office:value-type="string" calcext:value-type="string">
            <text:p>l</text:p>
          </table:table-cell>
          <table:table-cell office:value-type="float" office:value="-4.34" calcext:value-type="float">
            <text:p>-4,34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l</text:p>
          </table:table-cell>
          <table:table-cell office:value-type="float" office:value="0.06" calcext:value-type="float">
            <text:p>0,06</text:p>
          </table:table-cell>
          <table:table-cell office:value-type="float" office:value="4.29" calcext:value-type="float">
            <text:p>4,29</text:p>
          </table:table-cell>
          <table:table-cell office:value-type="string" calcext:value-type="string">
            <text:p>z</text:p>
          </table:table-cell>
          <table:table-cell table:formula="of:=SUM([.E35];[.H35];[.K35];[.N35];[.T35];[.AI35])" office:value-type="float" office:value="12.54" calcext:value-type="float">
            <text:p>12,5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haut droite</text:p>
          </table:table-cell>
          <table:table-cell office:value-type="float" office:value="104.27" calcext:value-type="float">
            <text:p>104,27</text:p>
          </table:table-cell>
          <table:table-cell office:value-type="float" office:value="24.57" calcext:value-type="float">
            <text:p>24,57</text:p>
          </table:table-cell>
          <table:table-cell office:value-type="string" calcext:value-type="string">
            <text:p>l</text:p>
          </table:table-cell>
          <table:table-cell office:value-type="float" office:value="0.03" calcext:value-type="float">
            <text:p>0,03</text:p>
          </table:table-cell>
          <table:table-cell office:value-type="float" office:value="4.47" calcext:value-type="float">
            <text:p>4,47</text:p>
          </table:table-cell>
          <table:table-cell office:value-type="string" calcext:value-type="string">
            <text:p>l</text:p>
          </table:table-cell>
          <table:table-cell office:value-type="float" office:value="-3.91" calcext:value-type="float">
            <text:p>-3,91</text:p>
          </table:table-cell>
          <table:table-cell office:value-type="float" office:value="-0.4" calcext:value-type="float">
            <text:p>-0,4</text:p>
          </table:table-cell>
          <table:table-cell office:value-type="string" calcext:value-type="string">
            <text:p>l</text:p>
          </table:table-cell>
          <table:table-cell office:value-type="float" office:value="-0.19" calcext:value-type="float">
            <text:p>-0,19</text:p>
          </table:table-cell>
          <table:table-cell office:value-type="float" office:value="4.29" calcext:value-type="float">
            <text:p>4,29</text:p>
          </table:table-cell>
          <table:table-cell office:value-type="string" calcext:value-type="string">
            <text:p>l</text:p>
          </table:table-cell>
          <table:table-cell office:value-type="float" office:value="-4.26" calcext:value-type="float">
            <text:p>-4,26</text:p>
          </table:table-cell>
          <table:table-cell office:value-type="float" office:value="-0.39" calcext:value-type="float">
            <text:p>-0,39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-4.45" calcext:value-type="float">
            <text:p>-4,45</text:p>
          </table:table-cell>
          <table:table-cell office:value-type="string" calcext:value-type="string">
            <text:p>l</text:p>
          </table:table-cell>
          <table:table-cell office:value-type="float" office:value="-4.15" calcext:value-type="float">
            <text:p>-4,15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l</text:p>
          </table:table-cell>
          <table:table-cell office:value-type="float" office:value="0.04" calcext:value-type="float">
            <text:p>0,04</text:p>
          </table:table-cell>
          <table:table-cell office:value-type="float" office:value="-4.3" calcext:value-type="float">
            <text:p>-4,3</text:p>
          </table:table-cell>
          <table:table-cell office:value-type="string" calcext:value-type="string">
            <text:p>l</text:p>
          </table:table-cell>
          <table:table-cell office:value-type="float" office:value="4.11" calcext:value-type="float">
            <text:p>4,11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l</text:p>
          </table:table-cell>
          <table:table-cell office:value-type="float" office:value="0.01" calcext:value-type="float">
            <text:p>0,01</text:p>
          </table:table-cell>
          <table:table-cell office:value-type="float" office:value="-4.27" calcext:value-type="float">
            <text:p>-4,27</text:p>
          </table:table-cell>
          <table:table-cell office:value-type="string" calcext:value-type="string">
            <text:p>l</text:p>
          </table:table-cell>
          <table:table-cell office:value-type="float" office:value="4.34" calcext:value-type="float">
            <text:p>4,34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l</text:p>
          </table:table-cell>
          <table:table-cell office:value-type="float" office:value="-0.06" calcext:value-type="float">
            <text:p>-0,06</text:p>
          </table:table-cell>
          <table:table-cell office:value-type="float" office:value="4.29" calcext:value-type="float">
            <text:p>4,29</text:p>
          </table:table-cell>
          <table:table-cell office:value-type="string" calcext:value-type="string">
            <text:p>z</text:p>
          </table:table-cell>
          <table:table-cell table:formula="of:=SUM([.E36];[.H36];[.K36];[.N36];[.T36];[.AI36])" office:value-type="float" office:value="-12.54" calcext:value-type="float">
            <text:p>-12,54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68.5-[.B33]" office:value-type="float" office:value="35.77" calcext:value-type="float">
            <text:p>35,77</text:p>
          </table:table-cell>
          <table:table-cell table:number-columns-repeated="1022"/>
        </table:table-row>
        <table:table-row table:style-name="ro1">
          <table:table-cell/>
          <table:table-cell table:formula="of:=[.B34]-68.5" office:value-type="float" office:value="35.77" calcext:value-type="float">
            <text:p>35,77</text:p>
          </table:table-cell>
          <table:table-cell/>
          <table:table-cell office:value-type="string" calcext:value-type="string">
            <text:p>gauch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table:formula="of:=68.5-[.B35]" office:value-type="float" office:value="35.77" calcext:value-type="float">
            <text:p>35,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.01" calcext:value-type="float">
            <text:p>4,01</text:p>
          </table:table-cell>
          <table:table-cell table:number-columns-repeated="1015"/>
        </table:table-row>
        <table:table-row table:style-name="ro1">
          <table:table-cell/>
          <table:table-cell table:formula="of:=[.B36]-68.5" office:value-type="float" office:value="35.77" calcext:value-type="float">
            <text:p>35,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.3" calcext:value-type="float">
            <text:p>4,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42" calcext:value-type="float">
            <text:p>4,4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.77" calcext:value-type="float">
            <text:p>35,77</text:p>
          </table:table-cell>
          <table:table-cell table:number-columns-repeated="6"/>
          <table:table-cell office:value-type="float" office:value="4.47" calcext:value-type="float">
            <text:p>4,4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droit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/>
          <table:table-cell table:formula="of:=68.5-[.B44]" office:value-type="float" office:value="32.73" calcext:value-type="float">
            <text:p>32,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formula="of:=68.5+[.B44]" office:value-type="float" office:value="104.27" calcext:value-type="float">
            <text:p>104,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6"/>
          <table:table-cell table:number-columns-repeated="96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4"/>
          <table:table-cell table:style-name="Default" table:number-columns-repeated="13"/>
          <table:table-cell table:number-columns-repeated="997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Default" table:number-columns-repeated="5"/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 table:number-columns-repeated="4"/>
          <table:table-cell table:number-columns-repeated="7"/>
          <table:table-cell table:style-name="Default"/>
          <table:table-cell table:style-name="ce4"/>
          <table:table-cell table:number-columns-repeated="1010"/>
        </table:table-row>
        <table:table-row table:style-name="ro1" table:number-rows-repeated="7">
          <table:table-cell/>
          <table:table-cell table:style-name="Default" table:number-columns-repeated="4"/>
          <table:table-cell table:number-columns-repeated="7"/>
          <table:table-cell table:style-name="ce4" table:number-columns-repeated="2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1015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1"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largeur max rectangle</text:p>
          </table:table-cell>
          <table:table-cell/>
          <table:table-cell office:value-type="float" office:value="13.7" calcext:value-type="float">
            <text:p>13,7</text:p>
          </table:table-cell>
          <table:table-cell office:value-type="string" calcext:value-type="string">
            <text:p>mm</text:p>
          </table:table-cell>
          <table:table-cell office:value-type="float" office:value="51.83" calcext:value-type="float">
            <text:p>51,83</text:p>
          </table:table-cell>
          <table:table-cell office:value-type="string" calcext:value-type="string">
            <text:p>u</text:p>
          </table:table-cell>
          <table:table-cell table:formula="of:=[.E2]/[.C2]" office:value-type="float" office:value="3.78321167883212" calcext:value-type="float">
            <text:p>3,78321167883212</text:p>
          </table:table-cell>
          <table:table-cell office:value-type="string" calcext:value-type="string">
            <text:p>u/m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rgeur croix</text:p>
          </table:table-cell>
          <table:table-cell/>
          <table:table-cell office:value-type="float" office:value="3.3" calcext:value-type="float">
            <text:p>3,3</text:p>
          </table:table-cell>
          <table:table-cell office:value-type="string" calcext:value-type="string">
            <text:p>mm</text:p>
          </table:table-cell>
          <table:table-cell table:formula="of:=[.C3]*[.G2]" office:value-type="float" office:value="12.484598540146" calcext:value-type="float">
            <text:p>12,4845985401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spacement (coté centre)</text:p>
          </table:table-cell>
          <table:table-cell/>
          <table:table-cell table:formula="of:=([.C2]-[.C3])/2" office:value-type="float" office:value="5.2" calcext:value-type="float">
            <text:p>5,2</text:p>
          </table:table-cell>
          <table:table-cell office:value-type="string" calcext:value-type="string">
            <text:p>mm</text:p>
          </table:table-cell>
          <table:table-cell table:formula="of:=[.C4]*[.G2]" office:value-type="float" office:value="19.672700729927" calcext:value-type="float">
            <text:p>19,672700729927</text:p>
          </table:table-cell>
          <table:table-cell/>
          <table:table-cell office:value-type="string" calcext:value-type="string">
            <text:p>espacement (haut)</text:p>
          </table:table-cell>
          <table:table-cell/>
          <table:table-cell office:value-type="float" office:value="1.5565" calcext:value-type="float">
            <text:p>1,5565</text:p>
          </table:table-cell>
          <table:table-cell office:value-type="string" calcext:value-type="string">
            <text:p>mm</text:p>
          </table:table-cell>
          <table:table-cell table:formula="of:=[.I4]*[.G2]" office:value-type="float" office:value="5.88856897810219" calcext:value-type="float">
            <text:p>5,888568978102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ers croix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string" calcext:value-type="string">
            <text:p>mm</text:p>
          </table:table-cell>
          <table:table-cell table:formula="of:=[.E3]/3" office:value-type="float" office:value="4.16153284671533" calcext:value-type="float">
            <text:p>4,16153284671533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position rect. (côté centre)</text:p>
          </table:table-cell>
          <table:table-cell table:number-columns-repeated="3"/>
          <table:table-cell office:value-type="float" office:value="64.77" calcext:value-type="float">
            <text:p>64,77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Position croix</text:p>
          </table:table-cell>
          <table:table-cell office:value-type="float" office:value="32.61" calcext:value-type="float">
            <text:p>32,61</text:p>
          </table:table-cell>
          <table:table-cell office:value-type="float" office:value="36.77" calcext:value-type="float">
            <text:p>36,77</text:p>
          </table:table-cell>
          <table:table-cell office:value-type="float" office:value="40.94" calcext:value-type="float">
            <text:p>40,94</text:p>
          </table:table-cell>
          <table:table-cell office:value-type="float" office:value="45.1" calcext:value-type="float">
            <text:p>45,1</text:p>
          </table:table-cell>
          <table:table-cell/>
          <table:table-cell office:value-type="string" calcext:value-type="string">
            <text:p>Position croix</text:p>
          </table:table-cell>
          <table:table-cell office:value-type="float" office:value="32.61" calcext:value-type="float">
            <text:p>32,61</text:p>
          </table:table-cell>
          <table:table-cell office:value-type="float" office:value="36.77" calcext:value-type="float">
            <text:p>36,77</text:p>
          </table:table-cell>
          <table:table-cell office:value-type="float" office:value="40.94" calcext:value-type="float">
            <text:p>40,94</text:p>
          </table:table-cell>
          <table:table-cell office:value-type="float" office:value="45.1" calcext:value-type="float">
            <text:p>45,1</text:p>
          </table:table-cell>
          <table:table-cell/>
          <table:table-cell office:value-type="string" calcext:value-type="string">
            <text:p>Position croix</text:p>
          </table:table-cell>
          <table:table-cell office:value-type="float" office:value="32.61" calcext:value-type="float">
            <text:p>32,61</text:p>
          </table:table-cell>
          <table:table-cell office:value-type="float" office:value="36.77" calcext:value-type="float">
            <text:p>36,77</text:p>
          </table:table-cell>
          <table:table-cell office:value-type="float" office:value="40.94" calcext:value-type="float">
            <text:p>40,94</text:p>
          </table:table-cell>
          <table:table-cell office:value-type="float" office:value="45.1" calcext:value-type="float">
            <text:p>45,1</text:p>
          </table:table-cell>
          <table:table-cell/>
          <table:table-cell office:value-type="string" calcext:value-type="string">
            <text:p>Position croix</text:p>
          </table:table-cell>
          <table:table-cell office:value-type="float" office:value="32.61" calcext:value-type="float">
            <text:p>32,61</text:p>
          </table:table-cell>
          <table:table-cell office:value-type="float" office:value="36.77" calcext:value-type="float">
            <text:p>36,77</text:p>
          </table:table-cell>
          <table:table-cell office:value-type="float" office:value="40.94" calcext:value-type="float">
            <text:p>40,94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points b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ints bas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ints ha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ints haut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4.77" calcext:value-type="float">
            <text:p>64,77</text:p>
          </table:table-cell>
          <table:table-cell office:value-type="float" office:value="47.54" calcext:value-type="float">
            <text:p>47,54</text:p>
          </table:table-cell>
          <table:table-cell office:value-type="float" office:value="30.38" calcext:value-type="float">
            <text:p>30,38</text:p>
          </table:table-cell>
          <table:table-cell office:value-type="float" office:value="14.26" calcext:value-type="float">
            <text:p>14,26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4.77" calcext:value-type="float">
            <text:p>64,77</text:p>
          </table:table-cell>
          <table:table-cell office:value-type="float" office:value="48.97" calcext:value-type="float">
            <text:p>48,97</text:p>
          </table:table-cell>
          <table:table-cell office:value-type="float" office:value="33.23" calcext:value-type="float">
            <text:p>33,23</text:p>
          </table:table-cell>
          <table:table-cell office:value-type="float" office:value="18.29" calcext:value-type="float">
            <text:p>18,29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4.77" calcext:value-type="float">
            <text:p>64,77</text:p>
          </table:table-cell>
          <table:table-cell table:formula="of:=[.N12]-17.79" office:value-type="float" office:value="46.98" calcext:value-type="float">
            <text:p>46,98</text:p>
          </table:table-cell>
          <table:table-cell table:formula="of:=[.N12]-35.43" office:value-type="float" office:value="29.34" calcext:value-type="float">
            <text:p>29,34</text:p>
          </table:table-cell>
          <table:table-cell table:formula="of:=[.N12]-51.83" office:value-type="float" office:value="12.94" calcext:value-type="float">
            <text:p>12,9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4.77" calcext:value-type="float">
            <text:p>64,77</text:p>
          </table:table-cell>
          <table:table-cell office:value-type="float" office:value="47.3" calcext:value-type="float">
            <text:p>47,3</text:p>
          </table:table-cell>
          <table:table-cell office:value-type="float" office:value="29.92" calcext:value-type="float">
            <text:p>29,92</text:p>
          </table:table-cell>
          <table:table-cell office:value-type="float" office:value="13.61" calcext:value-type="float">
            <text:p>13,6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44.37" calcext:value-type="float">
            <text:p>44,37</text:p>
          </table:table-cell>
          <table:table-cell office:value-type="float" office:value="44.56" calcext:value-type="float">
            <text:p>44,56</text:p>
          </table:table-cell>
          <table:table-cell office:value-type="float" office:value="46.05" calcext:value-type="float">
            <text:p>46,05</text:p>
          </table:table-cell>
          <table:table-cell office:value-type="float" office:value="48.89" calcext:value-type="float">
            <text:p>48,89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67.87" calcext:value-type="float">
            <text:p>67,87</text:p>
          </table:table-cell>
          <table:table-cell office:value-type="float" office:value="68.02" calcext:value-type="float">
            <text:p>68,02</text:p>
          </table:table-cell>
          <table:table-cell office:value-type="float" office:value="69.19" calcext:value-type="float">
            <text:p>69,19</text:p>
          </table:table-cell>
          <table:table-cell office:value-type="float" office:value="71.4" calcext:value-type="float">
            <text:p>71,4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13.59" calcext:value-type="float">
            <text:p>13,59</text:p>
          </table:table-cell>
          <table:table-cell table:formula="of:=[.N13]+0.23" office:value-type="float" office:value="13.82" calcext:value-type="float">
            <text:p>13,82</text:p>
          </table:table-cell>
          <table:table-cell table:formula="of:=[.N13]+2.1" office:value-type="float" office:value="15.69" calcext:value-type="float">
            <text:p>15,69</text:p>
          </table:table-cell>
          <table:table-cell table:formula="of:=[.N13]+5.48" office:value-type="float" office:value="19.07" calcext:value-type="float">
            <text:p>19,07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36.45" calcext:value-type="float">
            <text:p>36,45</text:p>
          </table:table-cell>
          <table:table-cell office:value-type="float" office:value="36.64" calcext:value-type="float">
            <text:p>36,64</text:p>
          </table:table-cell>
          <table:table-cell office:value-type="float" office:value="38.23" calcext:value-type="float">
            <text:p>38,23</text:p>
          </table:table-cell>
          <table:table-cell office:value-type="float" office:value="41.21" calcext:value-type="float">
            <text:p>41,2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position calculée</text:p>
          </table:table-cell>
          <table:table-cell table:number-columns-repeated="5"/>
          <table:table-cell office:value-type="string" calcext:value-type="string">
            <text:p>position calculée</text:p>
          </table:table-cell>
          <table:table-cell table:number-columns-repeated="5"/>
          <table:table-cell office:value-type="string" calcext:value-type="string">
            <text:p>position calculée</text:p>
          </table:table-cell>
          <table:table-cell table:number-columns-repeated="5"/>
          <table:table-cell office:value-type="string" calcext:value-type="string">
            <text:p>position calculé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2805" calcext:value-type="float">
            <text:p>0,2805</text:p>
          </table:table-cell>
          <table:table-cell office:value-type="float" office:value="0.4094" calcext:value-type="float">
            <text:p>0,4094</text:p>
          </table:table-cell>
          <table:table-cell office:value-type="float" office:value="0.5718" calcext:value-type="float">
            <text:p>0,5718</text:p>
          </table:table-cell>
          <table:table-cell office:value-type="float" office:value="0.7033" calcext:value-type="float">
            <text:p>0,7033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2158" calcext:value-type="float">
            <text:p>0,2158</text:p>
          </table:table-cell>
          <table:table-cell office:value-type="float" office:value="0.3269" calcext:value-type="float">
            <text:p>0,3269</text:p>
          </table:table-cell>
          <table:table-cell office:value-type="float" office:value="0.4884" calcext:value-type="float">
            <text:p>0,4884</text:p>
          </table:table-cell>
          <table:table-cell office:value-type="float" office:value="0.653" calcext:value-type="float">
            <text:p>0,653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2783" calcext:value-type="float">
            <text:p>0,2783</text:p>
          </table:table-cell>
          <table:table-cell office:value-type="float" office:value="0.4396" calcext:value-type="float">
            <text:p>0,4396</text:p>
          </table:table-cell>
          <table:table-cell office:value-type="float" office:value="0.5971" calcext:value-type="float">
            <text:p>0,5971</text:p>
          </table:table-cell>
          <table:table-cell office:value-type="float" office:value="0.7178" calcext:value-type="float">
            <text:p>0,7178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29145" calcext:value-type="float">
            <text:p>0,29145</text:p>
          </table:table-cell>
          <table:table-cell office:value-type="float" office:value="0.4231" calcext:value-type="float">
            <text:p>0,4231</text:p>
          </table:table-cell>
          <table:table-cell office:value-type="float" office:value="0.5834" calcext:value-type="float">
            <text:p>0,5834</text:p>
          </table:table-cell>
          <table:table-cell office:value-type="float" office:value="0.7098" calcext:value-type="float">
            <text:p>0,709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5" table:formula="of:=[.$B12]*[.B$16]^3+3*[.$C12]*[.B$16]*(1-[.B$16])^2+3*[.$D12]*[.B$16]^2*(1-[.B$16])+[.$E12]*(1-[.B$16])^3" office:value-type="float" office:value="32.6101245046488" calcext:value-type="float">
            <text:p>32,610</text:p>
          </table:table-cell>
          <table:table-cell table:style-name="ce5" table:formula="of:=[.$B12]*[.C$16]^3+3*[.$C12]*[.C$16]*(1-[.C$16])^2+3*[.$D12]*[.C$16]^2*(1-[.C$16])+[.$E12]*(1-[.C$16])^3" office:value-type="float" office:value="36.7704367597422" calcext:value-type="float">
            <text:p>36,770</text:p>
          </table:table-cell>
          <table:table-cell table:style-name="ce5" table:formula="of:=[.$B12]*[.D$16]^3+3*[.$C12]*[.D$16]*(1-[.D$16])^2+3*[.$D12]*[.D$16]^2*(1-[.D$16])+[.$E12]*(1-[.D$16])^3" office:value-type="float" office:value="40.9409821888017" calcext:value-type="float">
            <text:p>40,941</text:p>
          </table:table-cell>
          <table:table-cell table:style-name="ce5" table:formula="of:=[.$B12]*[.E$16]^3+3*[.$C12]*[.E$16]*(1-[.E$16])^2+3*[.$D12]*[.E$16]^2*(1-[.E$16])+[.$E12]*(1-[.E$16])^3" office:value-type="float" office:value="45.1095852897246" calcext:value-type="float">
            <text:p>45,110</text:p>
          </table:table-cell>
          <table:table-cell/>
          <table:table-cell office:value-type="string" calcext:value-type="string">
            <text:p>x</text:p>
          </table:table-cell>
          <table:table-cell table:style-name="ce5" table:formula="of:=[.$H12]*[.H$16]^3+3*[.$I12]*[.H$16]*(1-[.H$16])^2+3*[.$J12]*[.H$16]^2*(1-[.H$16])+[.$K12]*(1-[.H$16])^3" office:value-type="float" office:value="32.6086034764344" calcext:value-type="float">
            <text:p>32,609</text:p>
          </table:table-cell>
          <table:table-cell table:style-name="ce5" table:formula="of:=[.$H12]*[.I$16]^3+3*[.$I12]*[.I$16]*(1-[.I$16])^2+3*[.$J12]*[.I$16]^2*(1-[.I$16])+[.$K12]*(1-[.I$16])^3" office:value-type="float" office:value="36.7693386834133" calcext:value-type="float">
            <text:p>36,769</text:p>
          </table:table-cell>
          <table:table-cell table:style-name="ce5" table:formula="of:=[.$H12]*[.J$16]^3+3*[.$I12]*[.J$16]*(1-[.J$16])^2+3*[.$J12]*[.J$16]^2*(1-[.J$16])+[.$K12]*(1-[.J$16])^3" office:value-type="float" office:value="40.9400893264448" calcext:value-type="float">
            <text:p>40,940</text:p>
          </table:table-cell>
          <table:table-cell table:style-name="ce5" table:formula="of:=[.$H12]*[.K$16]^3+3*[.$I12]*[.K$16]*(1-[.K$16])^2+3*[.$J12]*[.K$16]^2*(1-[.K$16])+[.$K12]*(1-[.K$16])^3" office:value-type="float" office:value="45.1007063749" calcext:value-type="float">
            <text:p>45,101</text:p>
          </table:table-cell>
          <table:table-cell/>
          <table:table-cell office:value-type="string" calcext:value-type="string">
            <text:p>x</text:p>
          </table:table-cell>
          <table:table-cell table:style-name="ce5" table:formula="of:=[.$N12]*[.N$16]^3+3*[.$O12]*[.N$16]*(1-[.N$16])^2+3*[.$P12]*[.N$16]^2*(1-[.N$16])+[.$Q12]*(1-[.N$16])^3" office:value-type="float" office:value="31.6098525508632" calcext:value-type="float">
            <text:p>31,610</text:p>
          </table:table-cell>
          <table:table-cell table:style-name="ce5" table:formula="of:=[.$N12]*[.O$16]^3+3*[.$O12]*[.O$16]*(1-[.O$16])^2+3*[.$P12]*[.O$16]^2*(1-[.O$16])+[.$Q12]*(1-[.O$16])^3" office:value-type="float" office:value="36.769467870096" calcext:value-type="float">
            <text:p>36,769</text:p>
          </table:table-cell>
          <table:table-cell table:style-name="ce5" table:formula="of:=[.$N12]*[.P$16]^3+3*[.$O12]*[.P$16]*(1-[.P$16])^2+3*[.$P12]*[.P$16]^2*(1-[.P$16])+[.$Q12]*(1-[.P$16])^3" office:value-type="float" office:value="40.9391934643522" calcext:value-type="float">
            <text:p>40,939</text:p>
          </table:table-cell>
          <table:table-cell table:style-name="ce5" table:formula="of:=[.$N12]*[.Q$16]^3+3*[.$O12]*[.Q$16]*(1-[.Q$16])^2+3*[.$P12]*[.Q$16]^2*(1-[.Q$16])+[.$Q12]*(1-[.Q$16])^3" office:value-type="float" office:value="45.099842469422" calcext:value-type="float">
            <text:p>45,100</text:p>
          </table:table-cell>
          <table:table-cell/>
          <table:table-cell office:value-type="string" calcext:value-type="string">
            <text:p>x</text:p>
          </table:table-cell>
          <table:table-cell table:style-name="ce5" table:formula="of:=[.$T12]*[.T$16]^3+3*[.$U12]*[.T$16]*(1-[.T$16])^2+3*[.$V12]*[.T$16]^2*(1-[.T$16])+[.$W12]*(1-[.T$16])^3" office:value-type="float" office:value="32.6100824901755" calcext:value-type="float">
            <text:p>32,610</text:p>
          </table:table-cell>
          <table:table-cell table:style-name="ce5" table:formula="of:=[.$T12]*[.U$16]^3+3*[.$U12]*[.U$16]*(1-[.U$16])^2+3*[.$V12]*[.U$16]^2*(1-[.U$16])+[.$W12]*(1-[.U$16])^3" office:value-type="float" office:value="36.7700518236903" calcext:value-type="float">
            <text:p>36,770</text:p>
          </table:table-cell>
          <table:table-cell table:style-name="ce5" table:formula="of:=[.$T12]*[.V$16]^3+3*[.$U12]*[.V$16]*(1-[.V$16])^2+3*[.$V12]*[.V$16]^2*(1-[.V$16])+[.$W12]*(1-[.V$16])^3" office:value-type="float" office:value="40.9399653540232" calcext:value-type="float">
            <text:p>40,940</text:p>
          </table:table-cell>
          <table:table-cell table:style-name="ce5" table:formula="of:=[.$T12]*[.W$16]^3+3*[.$U12]*[.W$16]*(1-[.W$16])^2+3*[.$V12]*[.W$16]^2*(1-[.W$16])+[.$W12]*(1-[.W$16])^3" office:value-type="float" office:value="45.1008014939336" calcext:value-type="float">
            <text:p>45,10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5" table:formula="of:=[.$B13]*[.B$16]^3+3*[.$C13]*[.B$16]*(1-[.B$16])^2+3*[.$D13]*[.B$16]^2*(1-[.B$16])+[.$E13]*(1-[.B$16])^3" office:value-type="float" office:value="46.4216545719763" calcext:value-type="float">
            <text:p>46,422</text:p>
          </table:table-cell>
          <table:table-cell table:style-name="ce5" table:formula="of:=[.$B13]*[.C$16]^3+3*[.$C13]*[.C$16]*(1-[.C$16])^2+3*[.$D13]*[.C$16]^2*(1-[.C$16])+[.$E13]*(1-[.C$16])^3" office:value-type="float" office:value="45.8814523909699" calcext:value-type="float">
            <text:p>45,881</text:p>
          </table:table-cell>
          <table:table-cell table:style-name="ce5" table:formula="of:=[.$B13]*[.D$16]^3+3*[.$C13]*[.D$16]*(1-[.D$16])^2+3*[.$D13]*[.D$16]^2*(1-[.D$16])+[.$E13]*(1-[.D$16])^3" office:value-type="float" office:value="45.4902489643743" calcext:value-type="float">
            <text:p>45,490</text:p>
          </table:table-cell>
          <table:table-cell table:style-name="ce5" table:formula="of:=[.$B13]*[.E$16]^3+3*[.$C13]*[.E$16]*(1-[.E$16])^2+3*[.$D13]*[.E$16]^2*(1-[.E$16])+[.$E13]*(1-[.E$16])^3" office:value-type="float" office:value="45.2630019340164" calcext:value-type="float">
            <text:p>45,263</text:p>
          </table:table-cell>
          <table:table-cell/>
          <table:table-cell office:value-type="string" calcext:value-type="string">
            <text:p>y</text:p>
          </table:table-cell>
          <table:table-cell table:style-name="ce5" table:formula="of:=[.$H13]*[.H$16]^3+3*[.$I13]*[.H$16]*(1-[.H$16])^2+3*[.$J13]*[.H$16]^2*(1-[.H$16])+[.$K13]*(1-[.H$16])^3" office:value-type="float" office:value="69.7767134986835" calcext:value-type="float">
            <text:p>69,777</text:p>
          </table:table-cell>
          <table:table-cell table:style-name="ce5" table:formula="of:=[.$H13]*[.I$16]^3+3*[.$I13]*[.I$16]*(1-[.I$16])^2+3*[.$J13]*[.I$16]^2*(1-[.I$16])+[.$K13]*(1-[.I$16])^3" office:value-type="float" office:value="69.2979889291727" calcext:value-type="float">
            <text:p>69,298</text:p>
          </table:table-cell>
          <table:table-cell table:style-name="ce5" table:formula="of:=[.$H13]*[.J$16]^3+3*[.$I13]*[.J$16]*(1-[.J$16])^2+3*[.$J13]*[.J$16]^2*(1-[.J$16])+[.$K13]*(1-[.J$16])^3" office:value-type="float" office:value="68.8834587791079" calcext:value-type="float">
            <text:p>68,883</text:p>
          </table:table-cell>
          <table:table-cell table:style-name="ce5" table:formula="of:=[.$H13]*[.K$16]^3+3*[.$I13]*[.K$16]*(1-[.K$16])^2+3*[.$J13]*[.K$16]^2*(1-[.K$16])+[.$K13]*(1-[.K$16])^3" office:value-type="float" office:value="68.63880950792" calcext:value-type="float">
            <text:p>68,639</text:p>
          </table:table-cell>
          <table:table-cell/>
          <table:table-cell office:value-type="string" calcext:value-type="string">
            <text:p>y</text:p>
          </table:table-cell>
          <table:table-cell table:style-name="ce5" table:formula="of:=[.$N13]*[.N$16]^3+3*[.$O13]*[.N$16]*(1-[.N$16])^2+3*[.$P13]*[.N$16]^2*(1-[.N$16])+[.$Q13]*(1-[.N$16])^3" office:value-type="float" office:value="16.1020856884012" calcext:value-type="float">
            <text:p>16,102</text:p>
          </table:table-cell>
          <table:table-cell table:style-name="ce5" table:formula="of:=[.$N13]*[.O$16]^3+3*[.$O13]*[.O$16]*(1-[.O$16])^2+3*[.$P13]*[.O$16]^2*(1-[.O$16])+[.$Q13]*(1-[.O$16])^3" office:value-type="float" office:value="15.3319642249018" calcext:value-type="float">
            <text:p>15,332</text:p>
          </table:table-cell>
          <table:table-cell table:style-name="ce5" table:formula="of:=[.$N13]*[.P$16]^3+3*[.$O13]*[.P$16]*(1-[.P$16])^2+3*[.$P13]*[.P$16]^2*(1-[.P$16])+[.$Q13]*(1-[.P$16])^3" office:value-type="float" office:value="14.920248107654" calcext:value-type="float">
            <text:p>14,920</text:p>
          </table:table-cell>
          <table:table-cell table:style-name="ce5" table:formula="of:=[.$N13]*[.Q$16]^3+3*[.$O13]*[.Q$16]*(1-[.Q$16])^2+3*[.$P13]*[.Q$16]^2*(1-[.Q$16])+[.$Q13]*(1-[.Q$16])^3" office:value-type="float" office:value="14.6686165307903" calcext:value-type="float">
            <text:p>14,669</text:p>
          </table:table-cell>
          <table:table-cell/>
          <table:table-cell office:value-type="string" calcext:value-type="string">
            <text:p>y</text:p>
          </table:table-cell>
          <table:table-cell table:style-name="ce5" table:formula="of:=[.$T13]*[.T$16]^3+3*[.$U13]*[.T$16]*(1-[.T$16])^2+3*[.$V13]*[.T$16]^2*(1-[.T$16])+[.$W13]*(1-[.T$16])^3" office:value-type="float" office:value="38.5480379955589" calcext:value-type="float">
            <text:p>38,548</text:p>
          </table:table-cell>
          <table:table-cell table:style-name="ce5" table:formula="of:=[.$T13]*[.U$16]^3+3*[.$U13]*[.U$16]*(1-[.U$16])^2+3*[.$V13]*[.U$16]^2*(1-[.U$16])+[.$W13]*(1-[.U$16])^3" office:value-type="float" office:value="37.9956620383338" calcext:value-type="float">
            <text:p>37,996</text:p>
          </table:table-cell>
          <table:table-cell table:style-name="ce5" table:formula="of:=[.$T13]*[.V$16]^3+3*[.$U13]*[.V$16]*(1-[.V$16])^2+3*[.$V13]*[.V$16]^2*(1-[.V$16])+[.$W13]*(1-[.V$16])^3" office:value-type="float" office:value="37.6090472256009" calcext:value-type="float">
            <text:p>37,609</text:p>
          </table:table-cell>
          <table:table-cell table:style-name="ce5" table:formula="of:=[.$T13]*[.W$16]^3+3*[.$U13]*[.W$16]*(1-[.W$16])^2+3*[.$V13]*[.W$16]^2*(1-[.W$16])+[.$W13]*(1-[.W$16])^3" office:value-type="float" office:value="37.3811522211202" calcext:value-type="float">
            <text:p>37,381</text:p>
          </table:table-cell>
        </table:table-row>
        <table:table-row table:style-name="ro1">
          <table:table-cell/>
          <table:table-cell table:formula="of:=([.C18]-[.B18])/([.C17]-[.B17])" office:value-type="float" office:value="-0.129846547057866" calcext:value-type="float">
            <text:p>-0,129846547057866</text:p>
          </table:table-cell>
          <table:table-cell table:formula="of:=([.D18]-[.C18])/([.D17]-[.C17])" office:value-type="float" office:value="-0.0938015022854735" calcext:value-type="float">
            <text:p>-0,093801502285474</text:p>
          </table:table-cell>
          <table:table-cell table:formula="of:=([.E18]-[.D18])/([.E17]-[.D17])" office:value-type="float" office:value="-0.0545139522416011" calcext:value-type="float">
            <text:p>-0,054513952241601</text:p>
          </table:table-cell>
          <table:table-cell table:number-columns-repeated="3"/>
          <table:table-cell table:formula="of:=([.I18]-[.H18])/([.I17]-[.H17])" office:value-type="float" office:value="-0.115057687090451" calcext:value-type="float">
            <text:p>-0,115057687090451</text:p>
          </table:table-cell>
          <table:table-cell table:formula="of:=([.J18]-[.I18])/([.J17]-[.I17])" office:value-type="float" office:value="-0.0993898186546837" calcext:value-type="float">
            <text:p>-0,099389818654684</text:p>
          </table:table-cell>
          <table:table-cell table:formula="of:=([.K18]-[.J18])/([.K17]-[.J17])" office:value-type="float" office:value="-0.0588011990381888" calcext:value-type="float">
            <text:p>-0,058801199038189</text:p>
          </table:table-cell>
          <table:table-cell table:number-columns-repeated="3"/>
          <table:table-cell table:formula="of:=([.O18]-[.N18])/([.O17]-[.N17])" office:value-type="float" office:value="-0.14925947301318" calcext:value-type="float">
            <text:p>-0,14925947301318</text:p>
          </table:table-cell>
          <table:table-cell table:formula="of:=([.P18]-[.O18])/([.P17]-[.O17])" office:value-type="float" office:value="-0.0987393793526572" calcext:value-type="float">
            <text:p>-0,098739379352657</text:p>
          </table:table-cell>
          <table:table-cell table:formula="of:=([.Q18]-[.P18])/([.Q17]-[.P17])" office:value-type="float" office:value="-0.0604789244555534" calcext:value-type="float">
            <text:p>-0,060478924455553</text:p>
          </table:table-cell>
          <table:table-cell table:number-columns-repeated="3"/>
          <table:table-cell table:formula="of:=([.U18]-[.T18])/([.U17]-[.T17])" office:value-type="float" office:value="-0.13278366087338" calcext:value-type="float">
            <text:p>-0,13278366087338</text:p>
          </table:table-cell>
          <table:table-cell table:formula="of:=([.V18]-[.U18])/([.V17]-[.U17])" office:value-type="float" office:value="-0.0927153069051805" calcext:value-type="float">
            <text:p>-0,092715306905181</text:p>
          </table:table-cell>
          <table:table-cell table:formula="of:=([.W18]-[.V18])/([.W17]-[.V17])" office:value-type="float" office:value="-0.0547714442043754" calcext:value-type="float">
            <text:p>-0,054771444204375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table:number-columns-repeated="7"/>
          <table:table-cell table:style-name="ce11"/>
          <table:table-cell table:number-columns-repeated="15"/>
        </table:table-row>
        <table:table-row table:style-name="ro1">
          <table:table-cell table:number-columns-repeated="2"/>
          <table:table-cell table:formula="of:=AVERAGE([.C19];[.C19];[.I19])" office:value-type="float" office:value="-0.0956642744085436" calcext:value-type="float">
            <text:p>-0,095664274408544</text:p>
          </table:table-cell>
          <table:table-cell table:number-columns-repeated="11"/>
          <table:table-cell table:formula="of:=AVERAGE([.O19];[.O19];[.U19])" office:value-type="float" office:value="-0.0967313552034983" calcext:value-type="float">
            <text:p>-0,096731355203498</text:p>
          </table:table-cell>
          <table:table-cell table:number-columns-repeated="8"/>
        </table:table-row>
        <table:table-row table:style-name="ro1">
          <table:table-cell/>
          <table:table-cell table:formula="of:=AVERAGE([.B19];[.H19])" office:value-type="float" office:value="-0.122452117074158" calcext:value-type="float">
            <text:p>-0,122452117074158</text:p>
          </table:table-cell>
          <table:table-cell/>
          <table:table-cell table:formula="of:=AVERAGE([.D19];[.J19])" office:value-type="float" office:value="-0.056657575639895" calcext:value-type="float">
            <text:p>-0,056657575639895</text:p>
          </table:table-cell>
          <table:table-cell table:number-columns-repeated="9"/>
          <table:table-cell table:formula="of:=AVERAGE([.N19];[.T19])" office:value-type="float" office:value="-0.14102156694328" calcext:value-type="float">
            <text:p>-0,14102156694328</text:p>
          </table:table-cell>
          <table:table-cell/>
          <table:table-cell table:formula="of:=AVERAGE([.P19];[.V19])" office:value-type="float" office:value="-0.0576251843299644" calcext:value-type="float">
            <text:p>-0,0576251843299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AVERAGE([.C19];[.I19];[.I19])" office:value-type="float" office:value="-0.0975270465316136" calcext:value-type="float">
            <text:p>-0,097527046531614</text:p>
          </table:table-cell>
          <table:table-cell table:number-columns-repeated="11"/>
          <table:table-cell table:formula="of:=AVERAGE([.O19];[.U19];[.U19])" office:value-type="float" office:value="-0.0947233310543394" calcext:value-type="float">
            <text:p>-0,094723331054339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table:formula="of:=[.$E$5]*[.C22]" office:value-type="float" office:value="-0.398110020208343" calcext:value-type="float">
            <text:p>-0,398110020208343</text:p>
          </table:table-cell>
          <table:table-cell table:number-columns-repeated="11"/>
          <table:table-cell table:formula="of:=[.$E$5]*[.O22]" office:value-type="float" office:value="-0.402550711986646" calcext:value-type="float">
            <text:p>-0,4025507119866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4" calcext:value-type="float">
            <text:p>0,44</text:p>
          </table:table-cell>
          <table:table-cell/>
          <table:table-cell table:style-name="ce11" office:value-type="float" office:value="0.43" calcext:value-type="float">
            <text:p>0,43</text:p>
          </table:table-cell>
          <table:table-cell table:number-columns-repeated="9"/>
          <table:table-cell office:value-type="float" office:value="0.44" calcext:value-type="float">
            <text:p>0,44</text:p>
          </table:table-cell>
          <table:table-cell/>
          <table:table-cell office:value-type="float" office:value="0.43" calcext:value-type="float">
            <text:p>0,43</text:p>
          </table:table-cell>
          <table:table-cell table:number-columns-repeated="7"/>
        </table:table-row>
        <table:table-row table:style-name="ro1">
          <table:table-cell table:formula="of:=[.$E$5]*[.B23]" office:value-type="float" office:value="-0.509588507353941" calcext:value-type="float">
            <text:p>-0,509588507353941</text:p>
          </table:table-cell>
          <table:table-cell table:number-columns-repeated="3"/>
          <table:table-cell table:formula="of:=[.$E$5]*[.D23]" office:value-type="float" office:value="-0.235782362040681" calcext:value-type="float">
            <text:p>-0,235782362040681</text:p>
          </table:table-cell>
          <table:table-cell table:number-columns-repeated="7"/>
          <table:table-cell table:formula="of:=[.$E$5]*[.N23]" office:value-type="float" office:value="-0.586865882929725" calcext:value-type="float">
            <text:p>-0,586865882929725</text:p>
          </table:table-cell>
          <table:table-cell table:number-columns-repeated="3"/>
          <table:table-cell table:formula="of:=[.$E$5]*[.P23]" office:value-type="float" office:value="-0.239809097387172" calcext:value-type="float">
            <text:p>-0,239809097387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3" calcext:value-type="float">
            <text:p>0,43</text:p>
          </table:table-cell>
          <table:table-cell/>
          <table:table-cell office:value-type="float" office:value="0.44" calcext:value-type="float">
            <text:p>0,44</text:p>
          </table:table-cell>
          <table:table-cell table:number-columns-repeated="9"/>
          <table:table-cell office:value-type="float" office:value="0.43" calcext:value-type="float">
            <text:p>0,43</text:p>
          </table:table-cell>
          <table:table-cell/>
          <table:table-cell office:value-type="float" office:value="0.44" calcext:value-type="float">
            <text:p>0,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$E$5]*[.C24]" office:value-type="float" office:value="-0.405862007584444" calcext:value-type="float">
            <text:p>-0,405862007584444</text:p>
          </table:table-cell>
          <table:table-cell table:number-columns-repeated="11"/>
          <table:table-cell table:formula="of:=[.$E$5]*[.O24]" office:value-type="float" office:value="-0.394194253532923" calcext:value-type="float">
            <text:p>-0,394194253532923</text:p>
          </table:table-cell>
          <table:table-cell table:number-columns-repeated="8"/>
        </table:table-row>
      </table:table>
      <table:named-expressions>
        <table:named-range table:name="decimales" table:base-cell-address="$Feuille2.$D$1" table:cell-range-address="$Feuille2.$D$1"/>
        <table:named-range table:name="deplacement" table:base-cell-address="$Feuille2.$F$1" table:cell-range-address="$Feuille2.$F$1"/>
        <table:named-range table:name="H" table:base-cell-address="$Feuille1.$F$2" table:cell-range-address="$Feuille1.$D$1"/>
        <table:named-range table:name="Ratio" table:base-cell-address="$Feuille1.$F$2" table:cell-range-address="$Feuille2.$B$1"/>
        <table:named-range table:name="W" table:base-cell-address="$Feuille1.$B$1" table:cell-range-address="$Feuille1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loext:min-decimal-places="6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00-00-00</text:date>, <text:time style:data-style-name="N2" text:time-value="08:07:09.828123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8:33:51.985698320</meta:creation-date>
    <meta:editing-duration>P1DT15H15M29S</meta:editing-duration>
    <meta:editing-cycles>3</meta:editing-cycles>
    <meta:generator>LibreOffice/6.0.7.3$Linux_X86_64 LibreOffice_project/00m0$Build-3</meta:generator>
    <dc:date>2020-06-23T17:13:00.606462598</dc:date>
    <meta:document-statistic meta:table-count="3" meta:cell-count="4489" meta:object-count="0"/>
  </office:meta>
</office:document-meta>
</file>